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mbria" svg:font-family="Cambria" style:font-family-generic="roman"/>
    <style:font-face style:name="Consolas" svg:font-family="Consolas" style:font-family-generic="modern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ymbol" svg:font-family="Symbol" style:font-family-generic="roman" style:font-charset="x-symbol"/>
    <style:font-face style:name="Tahoma" svg:font-family="Tahoma" style:font-family-generic="swiss"/>
    <style:font-face style:name="Times New Roman" svg:font-family="'Times New Roman'" style:font-family-generic="roman"/>
    <style:font-face style:name="Wingdings" svg:font-family="Wingdings" style:font-charset="x-symbol"/>
    <style:font-face style:name="宋体" svg:font-family="宋体"/>
    <style:font-face style:name="微软雅黑" svg:font-family="微软雅黑" style:font-family-generic="swiss"/>
    <style:font-face style:name="等线" svg:font-family="等线"/>
    <style:font-face style:name="黑体" svg:font-family="黑体"/>
  </office:font-face-decls>
  <office:automatic-styles>
    <style:style style:name="Tabela1" style:family="table">
      <style:table-properties style:width="14.605cm" table:align="left" style:writing-mode="lr-tb"/>
    </style:style>
    <style:style style:name="Tabela1.A" style:family="table-column">
      <style:table-column-properties style:column-width="3.17cm"/>
    </style:style>
    <style:style style:name="Tabela1.B" style:family="table-column">
      <style:table-column-properties style:column-width="7.288cm"/>
    </style:style>
    <style:style style:name="Tabela1.C" style:family="table-column">
      <style:table-column-properties style:column-width="2.076cm"/>
    </style:style>
    <style:style style:name="Tabela1.D" style:family="table-column">
      <style:table-column-properties style:column-width="2.07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5" style:family="table-row">
      <style:table-row-properties style:min-row-height="0.542cm" fo:keep-together="auto"/>
    </style:style>
    <style:style style:name="Tabela2" style:family="table">
      <style:table-properties style:width="15.032cm" fo:margin-left="-0.191cm" table:align="left" style:writing-mode="lr-tb"/>
    </style:style>
    <style:style style:name="Tabela2.A" style:family="table-column">
      <style:table-column-properties style:column-width="3.757cm"/>
    </style:style>
    <style:style style:name="Tabela2.C" style:family="table-column">
      <style:table-column-properties style:column-width="3.759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5.032cm" fo:margin-left="-0.191cm" table:align="left" style:writing-mode="lr-tb"/>
    </style:style>
    <style:style style:name="Tabela3.A" style:family="table-column">
      <style:table-column-properties style:column-width="3.757cm"/>
    </style:style>
    <style:style style:name="Tabela3.C" style:family="table-column">
      <style:table-column-properties style:column-width="2.928cm"/>
    </style:style>
    <style:style style:name="Tabela3.D" style:family="table-column">
      <style:table-column-properties style:column-width="4.59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4.192cm" fo:margin-left="-0.191cm" table:align="left" style:writing-mode="lr-tb"/>
    </style:style>
    <style:style style:name="Tabela4.A" style:family="table-column">
      <style:table-column-properties style:column-width="3.191cm"/>
    </style:style>
    <style:style style:name="Tabela4.B" style:family="table-column">
      <style:table-column-properties style:column-width="3cm"/>
    </style:style>
    <style:style style:name="Tabela4.C" style:family="table-column">
      <style:table-column-properties style:column-width="3.251cm"/>
    </style:style>
    <style:style style:name="Tabela4.D" style:family="table-column">
      <style:table-column-properties style:column-width="2.501cm"/>
    </style:style>
    <style:style style:name="Tabela4.E" style:family="table-column">
      <style:table-column-properties style:column-width="2.249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4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7.505cm" fo:margin-left="-1.752cm" table:align="left" style:writing-mode="lr-tb"/>
    </style:style>
    <style:style style:name="Tabela5.A" style:family="table-column">
      <style:table-column-properties style:column-width="1.251cm"/>
    </style:style>
    <style:style style:name="Tabela5.B" style:family="table-column">
      <style:table-column-properties style:column-width="4.253cm"/>
    </style:style>
    <style:style style:name="Tabela5.C" style:family="table-column">
      <style:table-column-properties style:column-width="1.249cm"/>
    </style:style>
    <style:style style:name="Tabela5.D" style:family="table-column">
      <style:table-column-properties style:column-width="2.501cm"/>
    </style:style>
    <style:style style:name="Tabela5.E" style:family="table-column">
      <style:table-column-properties style:column-width="1.499cm"/>
    </style:style>
    <style:style style:name="Tabela5.F" style:family="table-column">
      <style:table-column-properties style:column-width="6.752cm"/>
    </style:style>
    <style:style style:name="Tabela5.1" style:family="table-row">
      <style:table-row-properties style:min-row-height="0.734cm" fo:keep-together="auto"/>
    </style:style>
    <style:style style:name="Tabela5.A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.2" style:family="table-row">
      <style:table-row-properties fo:keep-together="auto"/>
    </style:style>
    <style:style style:name="Tabela5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E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F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6" style:family="table-row">
      <style:table-row-properties style:min-row-height="0.6cm" fo:keep-together="auto"/>
    </style:style>
    <style:style style:name="Tabela5.A6" style:family="table-cell">
      <style:table-cell-properties style:vertical-align="middle" fo:padding-left="0.191cm" fo:padding-right="0.191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ela5.B6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0.5pt solid #000000" fo:border-bottom="0.75pt solid #000000" style:writing-mode="lr-tb"/>
    </style:style>
    <style:style style:name="Tabela5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7" style:family="table-cell">
      <style:table-cell-properties style:vertical-align="middle" fo:padding-left="0.191cm" fo:padding-right="0.191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ela5.B7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0.75pt solid #000000" fo:border-bottom="0.5pt solid #000000" style:writing-mode="lr-tb"/>
    </style:style>
    <style:style style:name="Tabela5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8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ela5.C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9" style:family="table-row">
      <style:table-row-properties style:min-row-height="0.159cm" fo:keep-together="auto"/>
    </style:style>
    <style:style style:name="Tabela5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9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0.75pt solid #000000" fo:border-bottom="0.5pt solid #000000" style:writing-mode="lr-tb"/>
    </style:style>
    <style:style style:name="Tabela5.C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10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0.75pt solid #000000" fo:border-bottom="0.5pt solid #000000" style:writing-mode="lr-tb"/>
    </style:style>
    <style:style style:name="Tabela5.C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11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0.75pt solid #000000" fo:border-bottom="0.5pt solid #000000" style:writing-mode="lr-tb"/>
    </style:style>
    <style:style style:name="Tabela5.C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12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ela5.C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13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0.75pt solid #000000" fo:border-bottom="0.5pt solid #000000" style:writing-mode="lr-tb"/>
    </style:style>
    <style:style style:name="Tabela5.C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1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14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ela5.C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15" style:family="table-row">
      <style:table-row-properties style:min-row-height="0.72cm" fo:keep-together="auto"/>
    </style:style>
    <style:style style:name="Tabela5.A1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15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0.75pt solid #000000" fo:border-bottom="0.5pt solid #000000" style:writing-mode="lr-tb"/>
    </style:style>
    <style:style style:name="Tabela5.C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1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1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C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17" style:family="table-row">
      <style:table-row-properties style:min-row-height="0.041cm" fo:keep-together="auto"/>
    </style:style>
    <style:style style:name="Tabela5.A1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1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C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1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1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C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1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1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C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2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2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C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2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2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C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2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2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C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2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C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2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C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2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2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C2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2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2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2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2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2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C2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2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2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2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2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2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C2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2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2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2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2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2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C2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2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2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2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2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2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C2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2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2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2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3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3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C3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3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3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3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3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3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C3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3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3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3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32" style:family="table-row">
      <style:table-row-properties style:min-row-height="0.517cm" fo:keep-together="auto"/>
    </style:style>
    <style:style style:name="Tabela5.A3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3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C3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3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3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3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3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3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C3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3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3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3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3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3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C3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3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3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3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35" style:family="table-row">
      <style:table-row-properties style:min-row-height="0.594cm" fo:keep-together="auto"/>
    </style:style>
    <style:style style:name="Tabela5.A3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3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C3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D3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E3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F3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36" style:family="table-row">
      <style:table-row-properties style:min-row-height="1.118cm" fo:keep-together="auto"/>
    </style:style>
    <style:style style:name="Tabela5.A3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3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C3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3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3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3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3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3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C3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3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3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3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3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3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C3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3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3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3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3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3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C3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3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3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3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4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4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C4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4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4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4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41" style:family="table-row">
      <style:table-row-properties style:min-row-height="0.915cm" fo:keep-together="auto"/>
    </style:style>
    <style:style style:name="Tabela5.A4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4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C4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4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4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4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4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4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C4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4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4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4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4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4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C4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4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4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4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4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4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C4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D4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E4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F4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A4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4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C4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D4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E4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F4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A4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4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C4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4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4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4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4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4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C4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4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4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4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4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4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C4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4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4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4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4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4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C4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4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4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4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5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5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C5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5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5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5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5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5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C5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5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5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5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5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5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C5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5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5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5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5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5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C5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5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5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5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5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.B5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C5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D5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E5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F5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7.505cm" fo:margin-left="-1.752cm" table:align="left" style:writing-mode="lr-tb"/>
    </style:style>
    <style:style style:name="Tabela6.A" style:family="table-column">
      <style:table-column-properties style:column-width="1.251cm"/>
    </style:style>
    <style:style style:name="Tabela6.B" style:family="table-column">
      <style:table-column-properties style:column-width="4.253cm"/>
    </style:style>
    <style:style style:name="Tabela6.C" style:family="table-column">
      <style:table-column-properties style:column-width="1.249cm"/>
    </style:style>
    <style:style style:name="Tabela6.D" style:family="table-column">
      <style:table-column-properties style:column-width="2.501cm"/>
    </style:style>
    <style:style style:name="Tabela6.E" style:family="table-column">
      <style:table-column-properties style:column-width="1.499cm"/>
    </style:style>
    <style:style style:name="Tabela6.F" style:family="table-column">
      <style:table-column-properties style:column-width="6.752cm"/>
    </style:style>
    <style:style style:name="Tabela6.1" style:family="table-row">
      <style:table-row-properties style:min-row-height="0.734cm" fo:keep-together="auto"/>
    </style:style>
    <style:style style:name="Tabela6.A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7" style:family="table">
      <style:table-properties style:width="17.434cm" style:rel-width="119%" fo:margin-left="-1.752cm" table:align="left" style:writing-mode="lr-tb"/>
    </style:style>
    <style:style style:name="Tabela7.A" style:family="table-column">
      <style:table-column-properties style:column-width="1.242cm" style:rel-column-width="708*"/>
    </style:style>
    <style:style style:name="Tabela7.B" style:family="table-column">
      <style:table-column-properties style:column-width="4.237cm" style:rel-column-width="2414*"/>
    </style:style>
    <style:style style:name="Tabela7.C" style:family="table-column">
      <style:table-column-properties style:column-width="1.221cm" style:rel-column-width="695*"/>
    </style:style>
    <style:style style:name="Tabela7.D" style:family="table-column">
      <style:table-column-properties style:column-width="2.491cm" style:rel-column-width="1419*"/>
    </style:style>
    <style:style style:name="Tabela7.E" style:family="table-column">
      <style:table-column-properties style:column-width="1.51cm" style:rel-column-width="860*"/>
    </style:style>
    <style:style style:name="Tabela7.F" style:family="table-column">
      <style:table-column-properties style:column-width="6.736cm" style:rel-column-width="3838*"/>
    </style:style>
    <style:style style:name="Tabela7.1" style:family="table-row">
      <style:table-row-properties style:min-row-height="0.041cm" fo:keep-together="auto"/>
    </style:style>
    <style:style style:name="Tabela7.A1" style:family="table-cell">
      <style:table-cell-properties style:vertical-align="bottom" fo:background-color="#d9d9d9" fo:padding="0cm" fo:border="0.5pt solid #000000" style:writing-mode="lr-tb">
        <style:background-image/>
      </style:table-cell-properties>
    </style:style>
    <style:style style:name="Tabela7.A2" style:family="table-cell">
      <style:table-cell-properties style:vertical-align="bottom" fo:padding="0cm" fo:border="0.5pt solid #000000" style:writing-mode="lr-tb"/>
    </style:style>
    <style:style style:name="Tabela7.B2" style:family="table-cell">
      <style:table-cell-properties style:vertical-align="top" fo:padding="0cm" fo:border-left="0.5pt solid #000000" fo:border-right="1pt solid #000000" fo:border-top="1pt solid #000000" fo:border-bottom="1pt solid #000000" style:writing-mode="lr-tb"/>
    </style:style>
    <style:style style:name="Tabela7.C2" style:family="table-cell">
      <style:table-cell-properties style:vertical-align="top" fo:padding="0cm" fo:border-left="none" fo:border-right="1pt solid #000000" fo:border-top="1pt solid #000000" fo:border-bottom="1pt solid #000000" style:writing-mode="lr-tb"/>
    </style:style>
    <style:style style:name="Tabela7.D2" style:family="table-cell">
      <style:table-cell-properties style:vertical-align="top" fo:padding="0cm" fo:border-left="none" fo:border-right="1pt solid #000000" fo:border-top="1pt solid #000000" fo:border-bottom="1pt solid #000000" style:writing-mode="lr-tb"/>
    </style:style>
    <style:style style:name="Tabela7.E2" style:family="table-cell">
      <style:table-cell-properties style:vertical-align="top" fo:padding="0cm" fo:border-left="none" fo:border-right="0.5pt solid #000000" fo:border-top="1pt solid #000000" fo:border-bottom="1pt solid #000000" style:writing-mode="lr-tb"/>
    </style:style>
    <style:style style:name="Tabela7.F2" style:family="table-cell">
      <style:table-cell-properties style:vertical-align="top" fo:padding="0cm" fo:border="0.5pt solid #000000" style:writing-mode="lr-tb"/>
    </style:style>
    <style:style style:name="Tabela7.A3" style:family="table-cell">
      <style:table-cell-properties style:vertical-align="bottom" fo:padding="0cm" fo:border="0.5pt solid #000000" style:writing-mode="lr-tb"/>
    </style:style>
    <style:style style:name="Tabela7.B3" style:family="table-cell">
      <style:table-cell-properties style:vertical-align="top" fo:padding="0cm" fo:border-left="0.5pt solid #000000" fo:border-right="1pt solid #000000" fo:border-top="1pt solid #000000" fo:border-bottom="1pt solid #000000" style:writing-mode="lr-tb"/>
    </style:style>
    <style:style style:name="Tabela7.C3" style:family="table-cell">
      <style:table-cell-properties style:vertical-align="top" fo:padding="0cm" fo:border-left="none" fo:border-right="1pt solid #000000" fo:border-top="1pt solid #000000" fo:border-bottom="1pt solid #000000" style:writing-mode="lr-tb"/>
    </style:style>
    <style:style style:name="Tabela7.D3" style:family="table-cell">
      <style:table-cell-properties style:vertical-align="top" fo:padding="0cm" fo:border-left="none" fo:border-right="1pt solid #000000" fo:border-top="1pt solid #000000" fo:border-bottom="1pt solid #000000" style:writing-mode="lr-tb"/>
    </style:style>
    <style:style style:name="Tabela7.E3" style:family="table-cell">
      <style:table-cell-properties style:vertical-align="top" fo:padding="0cm" fo:border-left="none" fo:border-right="0.5pt solid #000000" fo:border-top="1pt solid #000000" fo:border-bottom="1pt solid #000000" style:writing-mode="lr-tb"/>
    </style:style>
    <style:style style:name="Tabela7.F3" style:family="table-cell">
      <style:table-cell-properties style:vertical-align="top" fo:padding="0cm" fo:border="0.5pt solid #000000" style:writing-mode="lr-tb"/>
    </style:style>
    <style:style style:name="Tabela7.A4" style:family="table-cell">
      <style:table-cell-properties style:vertical-align="bottom" fo:padding="0cm" fo:border-left="0.5pt solid #000000" fo:border-right="0.5pt solid #000000" fo:border-top="0.5pt solid #000000" fo:border-bottom="none" style:writing-mode="lr-tb"/>
    </style:style>
    <style:style style:name="Tabela7.B4" style:family="table-cell">
      <style:table-cell-properties style:vertical-align="top" fo:padding="0cm" fo:border-left="0.5pt solid #000000" fo:border-right="1pt solid #000000" fo:border-top="1pt solid #000000" fo:border-bottom="1pt solid #000000" style:writing-mode="lr-tb"/>
    </style:style>
    <style:style style:name="Tabela7.C4" style:family="table-cell">
      <style:table-cell-properties style:vertical-align="top" fo:padding="0cm" fo:border-left="none" fo:border-right="1pt solid #000000" fo:border-top="1pt solid #000000" fo:border-bottom="1pt solid #000000" style:writing-mode="lr-tb"/>
    </style:style>
    <style:style style:name="Tabela7.D4" style:family="table-cell">
      <style:table-cell-properties style:vertical-align="top" fo:padding="0cm" fo:border-left="none" fo:border-right="1pt solid #000000" fo:border-top="1pt solid #000000" fo:border-bottom="1pt solid #000000" style:writing-mode="lr-tb"/>
    </style:style>
    <style:style style:name="Tabela7.E4" style:family="table-cell">
      <style:table-cell-properties style:vertical-align="top" fo:padding="0cm" fo:border-left="none" fo:border-right="0.5pt solid #000000" fo:border-top="1pt solid #000000" fo:border-bottom="1pt solid #000000" style:writing-mode="lr-tb"/>
    </style:style>
    <style:style style:name="Tabela7.F4" style:family="table-cell">
      <style:table-cell-properties style:vertical-align="top" fo:padding="0cm" fo:border-left="0.5pt solid #000000" fo:border-right="0.5pt solid #000000" fo:border-top="0.5pt solid #000000" fo:border-bottom="none" style:writing-mode="lr-tb"/>
    </style:style>
    <style:style style:name="Tabela7.A5" style:family="table-cell">
      <style:table-cell-properties style:vertical-align="bottom" fo:padding="0cm" fo:border-left="0.5pt solid #000000" fo:border-right="0.5pt solid #000000" fo:border-top="0.5pt solid #000000" fo:border-bottom="none" style:writing-mode="lr-tb"/>
    </style:style>
    <style:style style:name="Tabela7.B5" style:family="table-cell">
      <style:table-cell-properties style:vertical-align="top" fo:padding="0cm" fo:border-left="0.5pt solid #000000" fo:border-right="1pt solid #000000" fo:border-top="1pt solid #000000" fo:border-bottom="1pt solid #000000" style:writing-mode="lr-tb"/>
    </style:style>
    <style:style style:name="Tabela7.C5" style:family="table-cell">
      <style:table-cell-properties style:vertical-align="top" fo:padding="0cm" fo:border-left="none" fo:border-right="1pt solid #000000" fo:border-top="1pt solid #000000" fo:border-bottom="1pt solid #000000" style:writing-mode="lr-tb"/>
    </style:style>
    <style:style style:name="Tabela7.D5" style:family="table-cell">
      <style:table-cell-properties style:vertical-align="top" fo:padding="0cm" fo:border-left="none" fo:border-right="1pt solid #000000" fo:border-top="1pt solid #000000" fo:border-bottom="1pt solid #000000" style:writing-mode="lr-tb"/>
    </style:style>
    <style:style style:name="Tabela7.E5" style:family="table-cell">
      <style:table-cell-properties style:vertical-align="top" fo:padding="0cm" fo:border-left="none" fo:border-right="0.5pt solid #000000" fo:border-top="1pt solid #000000" fo:border-bottom="1pt solid #000000" style:writing-mode="lr-tb"/>
    </style:style>
    <style:style style:name="Tabela7.F5" style:family="table-cell">
      <style:table-cell-properties style:vertical-align="top" fo:padding="0cm" fo:border-left="0.5pt solid #000000" fo:border-right="0.5pt solid #000000" fo:border-top="0.5pt solid #000000" fo:border-bottom="none" style:writing-mode="lr-tb"/>
    </style:style>
    <style:style style:name="Tabela7.A6" style:family="table-cell">
      <style:table-cell-properties style:vertical-align="bottom" fo:padding="0cm" fo:border-left="0.5pt solid #000000" fo:border-right="0.5pt solid #000000" fo:border-top="0.5pt solid #000000" fo:border-bottom="none" style:writing-mode="lr-tb"/>
    </style:style>
    <style:style style:name="Tabela7.B6" style:family="table-cell">
      <style:table-cell-properties style:vertical-align="top" fo:padding="0cm" fo:border-left="0.5pt solid #000000" fo:border-right="1pt solid #000000" fo:border-top="1pt solid #000000" fo:border-bottom="1pt solid #000000" style:writing-mode="lr-tb"/>
    </style:style>
    <style:style style:name="Tabela7.C6" style:family="table-cell">
      <style:table-cell-properties style:vertical-align="top" fo:padding="0cm" fo:border-left="none" fo:border-right="1pt solid #000000" fo:border-top="1pt solid #000000" fo:border-bottom="1pt solid #000000" style:writing-mode="lr-tb"/>
    </style:style>
    <style:style style:name="Tabela7.D6" style:family="table-cell">
      <style:table-cell-properties style:vertical-align="top" fo:padding="0cm" fo:border-left="none" fo:border-right="1pt solid #000000" fo:border-top="1pt solid #000000" fo:border-bottom="1pt solid #000000" style:writing-mode="lr-tb"/>
    </style:style>
    <style:style style:name="Tabela7.E6" style:family="table-cell">
      <style:table-cell-properties style:vertical-align="top" fo:padding="0cm" fo:border-left="none" fo:border-right="0.5pt solid #000000" fo:border-top="1pt solid #000000" fo:border-bottom="1pt solid #000000" style:writing-mode="lr-tb"/>
    </style:style>
    <style:style style:name="Tabela7.F6" style:family="table-cell">
      <style:table-cell-properties style:vertical-align="top" fo:padding="0cm" fo:border-left="0.5pt solid #000000" fo:border-right="0.5pt solid #000000" fo:border-top="0.5pt solid #000000" fo:border-bottom="none" style:writing-mode="lr-tb"/>
    </style:style>
    <style:style style:name="Tabela7.A7" style:family="table-cell">
      <style:table-cell-properties style:vertical-align="bottom" fo:padding="0cm" fo:border-left="0.5pt solid #000000" fo:border-right="0.5pt solid #000000" fo:border-top="0.5pt solid #000000" fo:border-bottom="none" style:writing-mode="lr-tb"/>
    </style:style>
    <style:style style:name="Tabela7.B7" style:family="table-cell">
      <style:table-cell-properties style:vertical-align="top" fo:padding="0cm" fo:border-left="0.5pt solid #000000" fo:border-right="1pt solid #000000" fo:border-top="1pt solid #000000" fo:border-bottom="1pt solid #000000" style:writing-mode="lr-tb"/>
    </style:style>
    <style:style style:name="Tabela7.C7" style:family="table-cell">
      <style:table-cell-properties style:vertical-align="top" fo:padding="0cm" fo:border-left="none" fo:border-right="1pt solid #000000" fo:border-top="1pt solid #000000" fo:border-bottom="1pt solid #000000" style:writing-mode="lr-tb"/>
    </style:style>
    <style:style style:name="Tabela7.D7" style:family="table-cell">
      <style:table-cell-properties style:vertical-align="top" fo:padding="0cm" fo:border-left="none" fo:border-right="1pt solid #000000" fo:border-top="1pt solid #000000" fo:border-bottom="1pt solid #000000" style:writing-mode="lr-tb"/>
    </style:style>
    <style:style style:name="Tabela7.E7" style:family="table-cell">
      <style:table-cell-properties style:vertical-align="top" fo:padding="0cm" fo:border-left="none" fo:border-right="0.5pt solid #000000" fo:border-top="1pt solid #000000" fo:border-bottom="1pt solid #000000" style:writing-mode="lr-tb"/>
    </style:style>
    <style:style style:name="Tabela7.F7" style:family="table-cell">
      <style:table-cell-properties style:vertical-align="top" fo:padding="0cm" fo:border-left="0.5pt solid #000000" fo:border-right="0.5pt solid #000000" fo:border-top="0.5pt solid #000000" fo:border-bottom="none" style:writing-mode="lr-tb"/>
    </style:style>
    <style:style style:name="Tabela7.A8" style:family="table-cell">
      <style:table-cell-properties style:vertical-align="bottom" fo:padding="0cm" fo:border-left="0.5pt solid #000000" fo:border-right="0.5pt solid #000000" fo:border-top="0.5pt solid #000000" fo:border-bottom="none" style:writing-mode="lr-tb"/>
    </style:style>
    <style:style style:name="Tabela7.B8" style:family="table-cell">
      <style:table-cell-properties style:vertical-align="top" fo:padding="0cm" fo:border-left="0.5pt solid #000000" fo:border-right="1pt solid #000000" fo:border-top="1pt solid #000000" fo:border-bottom="1pt solid #000000" style:writing-mode="lr-tb"/>
    </style:style>
    <style:style style:name="Tabela7.C8" style:family="table-cell">
      <style:table-cell-properties style:vertical-align="top" fo:padding="0cm" fo:border-left="none" fo:border-right="1pt solid #000000" fo:border-top="1pt solid #000000" fo:border-bottom="1pt solid #000000" style:writing-mode="lr-tb"/>
    </style:style>
    <style:style style:name="Tabela7.D8" style:family="table-cell">
      <style:table-cell-properties style:vertical-align="top" fo:padding="0cm" fo:border-left="none" fo:border-right="1pt solid #000000" fo:border-top="1pt solid #000000" fo:border-bottom="1pt solid #000000" style:writing-mode="lr-tb"/>
    </style:style>
    <style:style style:name="Tabela7.E8" style:family="table-cell">
      <style:table-cell-properties style:vertical-align="top" fo:padding="0cm" fo:border-left="none" fo:border-right="0.5pt solid #000000" fo:border-top="1pt solid #000000" fo:border-bottom="1pt solid #000000" style:writing-mode="lr-tb"/>
    </style:style>
    <style:style style:name="Tabela7.F8" style:family="table-cell">
      <style:table-cell-properties style:vertical-align="top" fo:padding="0cm" fo:border-left="0.5pt solid #000000" fo:border-right="0.5pt solid #000000" fo:border-top="0.5pt solid #000000" fo:border-bottom="none" style:writing-mode="lr-tb"/>
    </style:style>
    <style:style style:name="Tabela7.A9" style:family="table-cell">
      <style:table-cell-properties style:vertical-align="bottom" fo:padding="0cm" fo:border-left="0.5pt solid #000000" fo:border-right="0.5pt solid #000000" fo:border-top="0.5pt solid #000000" fo:border-bottom="none" style:writing-mode="lr-tb"/>
    </style:style>
    <style:style style:name="Tabela7.B9" style:family="table-cell">
      <style:table-cell-properties style:vertical-align="top" fo:padding="0cm" fo:border-left="0.5pt solid #000000" fo:border-right="1pt solid #000000" fo:border-top="1pt solid #000000" fo:border-bottom="1pt solid #000000" style:writing-mode="lr-tb"/>
    </style:style>
    <style:style style:name="Tabela7.C9" style:family="table-cell">
      <style:table-cell-properties style:vertical-align="top" fo:padding="0cm" fo:border-left="none" fo:border-right="1pt solid #000000" fo:border-top="1pt solid #000000" fo:border-bottom="1pt solid #000000" style:writing-mode="lr-tb"/>
    </style:style>
    <style:style style:name="Tabela7.D9" style:family="table-cell">
      <style:table-cell-properties style:vertical-align="top" fo:padding="0cm" fo:border-left="none" fo:border-right="1pt solid #000000" fo:border-top="1pt solid #000000" fo:border-bottom="1pt solid #000000" style:writing-mode="lr-tb"/>
    </style:style>
    <style:style style:name="Tabela7.E9" style:family="table-cell">
      <style:table-cell-properties style:vertical-align="top" fo:padding="0cm" fo:border-left="none" fo:border-right="0.5pt solid #000000" fo:border-top="1pt solid #000000" fo:border-bottom="1pt solid #000000" style:writing-mode="lr-tb"/>
    </style:style>
    <style:style style:name="Tabela7.F9" style:family="table-cell">
      <style:table-cell-properties style:vertical-align="top" fo:padding="0cm" fo:border-left="0.5pt solid #000000" fo:border-right="0.5pt solid #000000" fo:border-top="0.5pt solid #000000" fo:border-bottom="none" style:writing-mode="lr-tb"/>
    </style:style>
    <style:style style:name="Tabela7.A10" style:family="table-cell">
      <style:table-cell-properties style:vertical-align="bottom" fo:padding="0cm" fo:border="0.5pt solid #000000" style:writing-mode="lr-tb"/>
    </style:style>
    <style:style style:name="Tabela7.B10" style:family="table-cell">
      <style:table-cell-properties style:vertical-align="bottom" fo:padding="0cm" fo:border-left="0.5pt solid #000000" fo:border-right="1pt solid #000000" fo:border-top="1pt solid #000000" fo:border-bottom="1pt solid #000000" style:writing-mode="lr-tb"/>
    </style:style>
    <style:style style:name="Tabela7.C10" style:family="table-cell">
      <style:table-cell-properties style:vertical-align="bottom" fo:padding="0cm" fo:border-left="none" fo:border-right="1pt solid #000000" fo:border-top="1pt solid #000000" fo:border-bottom="1pt solid #000000" style:writing-mode="lr-tb"/>
    </style:style>
    <style:style style:name="Tabela7.D10" style:family="table-cell">
      <style:table-cell-properties style:vertical-align="bottom" fo:padding="0cm" fo:border-left="none" fo:border-right="1pt solid #000000" fo:border-top="1pt solid #000000" fo:border-bottom="1pt solid #000000" style:writing-mode="lr-tb"/>
    </style:style>
    <style:style style:name="Tabela7.E10" style:family="table-cell">
      <style:table-cell-properties style:vertical-align="bottom" fo:padding="0cm" fo:border-left="none" fo:border-right="0.5pt solid #000000" fo:border-top="1pt solid #000000" fo:border-bottom="1pt solid #000000" style:writing-mode="lr-tb"/>
    </style:style>
    <style:style style:name="Tabela7.F10" style:family="table-cell">
      <style:table-cell-properties style:vertical-align="bottom" fo:padding="0cm" fo:border="0.5pt solid #000000" style:writing-mode="lr-tb"/>
    </style:style>
    <style:style style:name="Tabela7.A11" style:family="table-cell">
      <style:table-cell-properties style:vertical-align="bottom" fo:padding="0cm" fo:border="0.5pt solid #000000" style:writing-mode="lr-tb"/>
    </style:style>
    <style:style style:name="Tabela7.B11" style:family="table-cell">
      <style:table-cell-properties style:vertical-align="bottom" fo:padding="0cm" fo:border-left="0.5pt solid #000000" fo:border-right="1pt solid #000000" fo:border-top="none" fo:border-bottom="1pt solid #000000" style:writing-mode="lr-tb"/>
    </style:style>
    <style:style style:name="Tabela7.C11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D11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E11" style:family="table-cell">
      <style:table-cell-properties style:vertical-align="bottom" fo:padding="0cm" fo:border-left="none" fo:border-right="0.5pt solid #000000" fo:border-top="none" fo:border-bottom="1pt solid #000000" style:writing-mode="lr-tb"/>
    </style:style>
    <style:style style:name="Tabela7.F11" style:family="table-cell">
      <style:table-cell-properties style:vertical-align="bottom" fo:padding="0cm" fo:border="0.5pt solid #000000" style:writing-mode="lr-tb"/>
    </style:style>
    <style:style style:name="Tabela7.A12" style:family="table-cell">
      <style:table-cell-properties style:vertical-align="bottom" fo:padding="0cm" fo:border-left="0.5pt solid #000000" fo:border-right="0.75pt solid #000000" fo:border-top="0.5pt solid #000000" fo:border-bottom="0.5pt solid #000000" style:writing-mode="lr-tb"/>
    </style:style>
    <style:style style:name="Tabela7.B12" style:family="table-cell">
      <style:table-cell-properties style:vertical-align="bottom" fo:padding="0cm" fo:border-left="0.75pt solid #000000" fo:border-right="1pt solid #000000" fo:border-top="0.75pt solid #000000" fo:border-bottom="1pt solid #000000" style:writing-mode="lr-tb"/>
    </style:style>
    <style:style style:name="Tabela7.C12" style:family="table-cell">
      <style:table-cell-properties style:vertical-align="bottom" fo:padding="0cm" fo:border-left="none" fo:border-right="1pt solid #000000" fo:border-top="0.75pt solid #000000" fo:border-bottom="1pt solid #000000" style:writing-mode="lr-tb"/>
    </style:style>
    <style:style style:name="Tabela7.D12" style:family="table-cell">
      <style:table-cell-properties style:vertical-align="bottom" fo:padding="0cm" fo:border-left="none" fo:border-right="1pt solid #000000" fo:border-top="0.75pt solid #000000" fo:border-bottom="1pt solid #000000" style:writing-mode="lr-tb"/>
    </style:style>
    <style:style style:name="Tabela7.E12" style:family="table-cell">
      <style:table-cell-properties style:vertical-align="bottom" fo:padding="0cm" fo:border-left="none" fo:border-right="0.5pt solid #000000" fo:border-top="0.75pt solid #000000" fo:border-bottom="1pt solid #000000" style:writing-mode="lr-tb"/>
    </style:style>
    <style:style style:name="Tabela7.F12" style:family="table-cell">
      <style:table-cell-properties style:vertical-align="top" fo:padding="0cm" fo:border="0.5pt solid #000000" style:writing-mode="lr-tb"/>
    </style:style>
    <style:style style:name="Tabela7.A13" style:family="table-cell">
      <style:table-cell-properties style:vertical-align="bottom" fo:padding="0cm" fo:border="0.5pt solid #000000" style:writing-mode="lr-tb"/>
    </style:style>
    <style:style style:name="Tabela7.B13" style:family="table-cell">
      <style:table-cell-properties style:vertical-align="bottom" fo:padding="0cm" fo:border-left="0.5pt solid #000000" fo:border-right="1pt solid #000000" fo:border-top="none" fo:border-bottom="1pt solid #000000" style:writing-mode="lr-tb"/>
    </style:style>
    <style:style style:name="Tabela7.C13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D13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E13" style:family="table-cell">
      <style:table-cell-properties style:vertical-align="bottom" fo:padding="0cm" fo:border-left="none" fo:border-right="0.5pt solid #000000" fo:border-top="none" fo:border-bottom="1pt solid #000000" style:writing-mode="lr-tb"/>
    </style:style>
    <style:style style:name="Tabela7.F13" style:family="table-cell">
      <style:table-cell-properties style:vertical-align="bottom" fo:padding="0cm" fo:border="0.5pt solid #000000" style:writing-mode="lr-tb"/>
    </style:style>
    <style:style style:name="Tabela7.A14" style:family="table-cell">
      <style:table-cell-properties style:vertical-align="bottom" fo:padding="0cm" fo:border="0.5pt solid #000000" style:writing-mode="lr-tb"/>
    </style:style>
    <style:style style:name="Tabela7.B14" style:family="table-cell">
      <style:table-cell-properties style:vertical-align="bottom" fo:padding="0cm" fo:border-left="0.5pt solid #000000" fo:border-right="1pt solid #000000" fo:border-top="none" fo:border-bottom="1pt solid #000000" style:writing-mode="lr-tb"/>
    </style:style>
    <style:style style:name="Tabela7.C14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D14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E14" style:family="table-cell">
      <style:table-cell-properties style:vertical-align="bottom" fo:padding="0cm" fo:border-left="none" fo:border-right="0.5pt solid #000000" fo:border-top="none" fo:border-bottom="1pt solid #000000" style:writing-mode="lr-tb"/>
    </style:style>
    <style:style style:name="Tabela7.F14" style:family="table-cell">
      <style:table-cell-properties style:vertical-align="bottom" fo:padding="0cm" fo:border="0.5pt solid #000000" style:writing-mode="lr-tb"/>
    </style:style>
    <style:style style:name="Tabela7.A15" style:family="table-cell">
      <style:table-cell-properties style:vertical-align="bottom" fo:padding="0cm" fo:border="0.5pt solid #000000" style:writing-mode="lr-tb"/>
    </style:style>
    <style:style style:name="Tabela7.B15" style:family="table-cell">
      <style:table-cell-properties style:vertical-align="bottom" fo:padding="0cm" fo:border-left="0.5pt solid #000000" fo:border-right="1pt solid #000000" fo:border-top="none" fo:border-bottom="1pt solid #000000" style:writing-mode="lr-tb"/>
    </style:style>
    <style:style style:name="Tabela7.C15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D15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E15" style:family="table-cell">
      <style:table-cell-properties style:vertical-align="bottom" fo:padding="0cm" fo:border-left="none" fo:border-right="0.5pt solid #000000" fo:border-top="none" fo:border-bottom="1pt solid #000000" style:writing-mode="lr-tb"/>
    </style:style>
    <style:style style:name="Tabela7.F15" style:family="table-cell">
      <style:table-cell-properties style:vertical-align="bottom" fo:padding="0cm" fo:border="0.5pt solid #000000" style:writing-mode="lr-tb"/>
    </style:style>
    <style:style style:name="Tabela7.A16" style:family="table-cell">
      <style:table-cell-properties style:vertical-align="bottom" fo:padding="0cm" fo:border="0.5pt solid #000000" style:writing-mode="lr-tb"/>
    </style:style>
    <style:style style:name="Tabela7.B16" style:family="table-cell">
      <style:table-cell-properties style:vertical-align="bottom" fo:padding="0cm" fo:border-left="0.5pt solid #000000" fo:border-right="1pt solid #000000" fo:border-top="none" fo:border-bottom="1pt solid #000000" style:writing-mode="lr-tb"/>
    </style:style>
    <style:style style:name="Tabela7.C16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D16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E16" style:family="table-cell">
      <style:table-cell-properties style:vertical-align="bottom" fo:padding="0cm" fo:border-left="none" fo:border-right="0.5pt solid #000000" fo:border-top="none" fo:border-bottom="1pt solid #000000" style:writing-mode="lr-tb"/>
    </style:style>
    <style:style style:name="Tabela7.F16" style:family="table-cell">
      <style:table-cell-properties style:vertical-align="bottom" fo:padding="0cm" fo:border="0.5pt solid #000000" style:writing-mode="lr-tb"/>
    </style:style>
    <style:style style:name="Tabela7.A17" style:family="table-cell">
      <style:table-cell-properties style:vertical-align="bottom" fo:padding="0cm" fo:border="0.5pt solid #000000" style:writing-mode="lr-tb"/>
    </style:style>
    <style:style style:name="Tabela7.B17" style:family="table-cell">
      <style:table-cell-properties style:vertical-align="bottom" fo:padding="0cm" fo:border-left="0.5pt solid #000000" fo:border-right="1pt solid #000000" fo:border-top="0.5pt solid #000000" fo:border-bottom="1pt solid #000000" style:writing-mode="lr-tb"/>
    </style:style>
    <style:style style:name="Tabela7.C17" style:family="table-cell">
      <style:table-cell-properties style:vertical-align="bottom" fo:padding="0cm" fo:border-left="none" fo:border-right="1pt solid #000000" fo:border-top="0.5pt solid #000000" fo:border-bottom="1pt solid #000000" style:writing-mode="lr-tb"/>
    </style:style>
    <style:style style:name="Tabela7.D17" style:family="table-cell">
      <style:table-cell-properties style:vertical-align="bottom" fo:padding="0cm" fo:border-left="none" fo:border-right="1pt solid #000000" fo:border-top="0.5pt solid #000000" fo:border-bottom="1pt solid #000000" style:writing-mode="lr-tb"/>
    </style:style>
    <style:style style:name="Tabela7.E17" style:family="table-cell">
      <style:table-cell-properties style:vertical-align="bottom" fo:padding="0cm" fo:border-left="none" fo:border-right="0.5pt solid #000000" fo:border-top="0.5pt solid #000000" fo:border-bottom="1pt solid #000000" style:writing-mode="lr-tb"/>
    </style:style>
    <style:style style:name="Tabela7.F17" style:family="table-cell">
      <style:table-cell-properties style:vertical-align="bottom" fo:padding="0cm" fo:border="0.5pt solid #000000" style:writing-mode="lr-tb"/>
    </style:style>
    <style:style style:name="Tabela7.A18" style:family="table-cell">
      <style:table-cell-properties style:vertical-align="bottom" fo:padding="0cm" fo:border="0.5pt solid #000000" style:writing-mode="lr-tb"/>
    </style:style>
    <style:style style:name="Tabela7.B18" style:family="table-cell">
      <style:table-cell-properties style:vertical-align="bottom" fo:padding="0cm" fo:border-left="0.5pt solid #000000" fo:border-right="1pt solid #000000" fo:border-top="none" fo:border-bottom="1pt solid #000000" style:writing-mode="lr-tb"/>
    </style:style>
    <style:style style:name="Tabela7.C18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D18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E18" style:family="table-cell">
      <style:table-cell-properties style:vertical-align="bottom" fo:padding="0cm" fo:border-left="none" fo:border-right="0.5pt solid #000000" fo:border-top="none" fo:border-bottom="1pt solid #000000" style:writing-mode="lr-tb"/>
    </style:style>
    <style:style style:name="Tabela7.F18" style:family="table-cell">
      <style:table-cell-properties style:vertical-align="bottom" fo:padding="0cm" fo:border="0.5pt solid #000000" style:writing-mode="lr-tb"/>
    </style:style>
    <style:style style:name="Tabela7.A19" style:family="table-cell">
      <style:table-cell-properties style:vertical-align="bottom" fo:padding="0cm" fo:border="0.5pt solid #000000" style:writing-mode="lr-tb"/>
    </style:style>
    <style:style style:name="Tabela7.B19" style:family="table-cell">
      <style:table-cell-properties style:vertical-align="bottom" fo:padding="0cm" fo:border-left="0.5pt solid #000000" fo:border-right="1pt solid #000000" fo:border-top="none" fo:border-bottom="1pt solid #000000" style:writing-mode="lr-tb"/>
    </style:style>
    <style:style style:name="Tabela7.C19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D19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E19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F19" style:family="table-cell">
      <style:table-cell-properties style:vertical-align="bottom" fo:padding="0cm" fo:border-left="none" fo:border-right="1pt solid #000000" fo:border-top="0.5pt solid #000000" fo:border-bottom="1pt solid #000000" style:writing-mode="lr-tb"/>
    </style:style>
    <style:style style:name="Tabela7.A20" style:family="table-cell">
      <style:table-cell-properties style:vertical-align="bottom" fo:padding="0cm" fo:border="0.5pt solid #000000" style:writing-mode="lr-tb"/>
    </style:style>
    <style:style style:name="Tabela7.B20" style:family="table-cell">
      <style:table-cell-properties style:vertical-align="bottom" fo:padding="0cm" fo:border-left="0.5pt solid #000000" fo:border-right="1pt solid #000000" fo:border-top="none" fo:border-bottom="1pt solid #000000" style:writing-mode="lr-tb"/>
    </style:style>
    <style:style style:name="Tabela7.C20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D20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E20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F20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A21" style:family="table-cell">
      <style:table-cell-properties style:vertical-align="middle" fo:padding="0cm" fo:border="0.5pt solid #000000" style:writing-mode="lr-tb"/>
    </style:style>
    <style:style style:name="Tabela7.B21" style:family="table-cell">
      <style:table-cell-properties style:vertical-align="bottom" fo:padding="0cm" fo:border-left="0.5pt solid #000000" fo:border-right="1pt solid #000000" fo:border-top="none" fo:border-bottom="1pt solid #000000" style:writing-mode="lr-tb"/>
    </style:style>
    <style:style style:name="Tabela7.C21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D21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E21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F21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A22" style:family="table-cell">
      <style:table-cell-properties style:vertical-align="bottom" fo:padding="0cm" fo:border="0.5pt solid #000000" style:writing-mode="lr-tb"/>
    </style:style>
    <style:style style:name="Tabela7.B22" style:family="table-cell">
      <style:table-cell-properties style:vertical-align="bottom" fo:padding="0cm" fo:border-left="0.5pt solid #000000" fo:border-right="1pt solid #000000" fo:border-top="none" fo:border-bottom="1pt solid #000000" style:writing-mode="lr-tb"/>
    </style:style>
    <style:style style:name="Tabela7.C2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D2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E2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F2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A23" style:family="table-cell">
      <style:table-cell-properties style:vertical-align="bottom" fo:padding="0cm" fo:border="0.5pt solid #000000" style:writing-mode="lr-tb"/>
    </style:style>
    <style:style style:name="Tabela7.B23" style:family="table-cell">
      <style:table-cell-properties style:vertical-align="bottom" fo:padding="0cm" fo:border-left="0.5pt solid #000000" fo:border-right="1pt solid #000000" fo:border-top="none" fo:border-bottom="1pt solid #000000" style:writing-mode="lr-tb"/>
    </style:style>
    <style:style style:name="Tabela7.C23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D23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E23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F23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A24" style:family="table-cell">
      <style:table-cell-properties style:vertical-align="bottom" fo:padding="0cm" fo:border="0.5pt solid #000000" style:writing-mode="lr-tb"/>
    </style:style>
    <style:style style:name="Tabela7.B24" style:family="table-cell">
      <style:table-cell-properties style:vertical-align="bottom" fo:padding="0cm" fo:border-left="0.5pt solid #000000" fo:border-right="1pt solid #000000" fo:border-top="none" fo:border-bottom="1pt solid #000000" style:writing-mode="lr-tb"/>
    </style:style>
    <style:style style:name="Tabela7.C24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D24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E24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F24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A25" style:family="table-cell">
      <style:table-cell-properties style:vertical-align="bottom" fo:padding="0cm" fo:border="0.5pt solid #000000" style:writing-mode="lr-tb"/>
    </style:style>
    <style:style style:name="Tabela7.B25" style:family="table-cell">
      <style:table-cell-properties style:vertical-align="bottom" fo:padding="0cm" fo:border-left="0.5pt solid #000000" fo:border-right="1pt solid #000000" fo:border-top="none" fo:border-bottom="1pt solid #000000" style:writing-mode="lr-tb"/>
    </style:style>
    <style:style style:name="Tabela7.C25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D25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E25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F25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A26" style:family="table-cell">
      <style:table-cell-properties style:vertical-align="bottom" fo:padding="0cm" fo:border="0.5pt solid #000000" style:writing-mode="lr-tb"/>
    </style:style>
    <style:style style:name="Tabela7.B26" style:family="table-cell">
      <style:table-cell-properties style:vertical-align="bottom" fo:padding="0cm" fo:border-left="0.5pt solid #000000" fo:border-right="1pt solid #000000" fo:border-top="none" fo:border-bottom="1pt solid #000000" style:writing-mode="lr-tb"/>
    </style:style>
    <style:style style:name="Tabela7.C26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D26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E26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F26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A27" style:family="table-cell">
      <style:table-cell-properties style:vertical-align="bottom" fo:padding="0cm" fo:border="0.5pt solid #000000" style:writing-mode="lr-tb"/>
    </style:style>
    <style:style style:name="Tabela7.B27" style:family="table-cell">
      <style:table-cell-properties style:vertical-align="bottom" fo:padding="0cm" fo:border-left="0.5pt solid #000000" fo:border-right="1pt solid #000000" fo:border-top="none" fo:border-bottom="1pt solid #000000" style:writing-mode="lr-tb"/>
    </style:style>
    <style:style style:name="Tabela7.C27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D27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E27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F27" style:family="table-cell">
      <style:table-cell-properties style:vertical-align="top" fo:padding="0cm" fo:border-left="none" fo:border-right="1pt solid #000000" fo:border-top="none" fo:border-bottom="1pt solid #000000" style:writing-mode="lr-tb"/>
    </style:style>
    <style:style style:name="Tabela7.A28" style:family="table-cell">
      <style:table-cell-properties style:vertical-align="bottom" fo:padding="0cm" fo:border="0.5pt solid #000000" style:writing-mode="lr-tb"/>
    </style:style>
    <style:style style:name="Tabela7.B28" style:family="table-cell">
      <style:table-cell-properties style:vertical-align="bottom" fo:padding="0cm" fo:border-left="0.5pt solid #000000" fo:border-right="1pt solid #000000" fo:border-top="none" fo:border-bottom="0.5pt solid #000000" style:writing-mode="lr-tb"/>
    </style:style>
    <style:style style:name="Tabela7.C28" style:family="table-cell">
      <style:table-cell-properties style:vertical-align="bottom" fo:padding="0cm" fo:border-left="none" fo:border-right="1pt solid #000000" fo:border-top="none" fo:border-bottom="0.5pt solid #000000" style:writing-mode="lr-tb"/>
    </style:style>
    <style:style style:name="Tabela7.D28" style:family="table-cell">
      <style:table-cell-properties style:vertical-align="bottom" fo:padding="0cm" fo:border-left="none" fo:border-right="1pt solid #000000" fo:border-top="none" fo:border-bottom="0.5pt solid #000000" style:writing-mode="lr-tb"/>
    </style:style>
    <style:style style:name="Tabela7.E28" style:family="table-cell">
      <style:table-cell-properties style:vertical-align="bottom" fo:padding="0cm" fo:border-left="none" fo:border-right="1pt solid #000000" fo:border-top="none" fo:border-bottom="0.5pt solid #000000" style:writing-mode="lr-tb"/>
    </style:style>
    <style:style style:name="Tabela7.F28" style:family="table-cell">
      <style:table-cell-properties style:vertical-align="bottom" fo:padding="0cm" fo:border-left="none" fo:border-right="1pt solid #000000" fo:border-top="none" fo:border-bottom="0.5pt solid #000000" style:writing-mode="lr-tb"/>
    </style:style>
    <style:style style:name="Tabela7.A29" style:family="table-cell">
      <style:table-cell-properties style:vertical-align="bottom" fo:padding="0cm" fo:border-left="0.5pt solid #000000" fo:border-right="0.5pt solid #000000" fo:border-top="0.5pt solid #000000" fo:border-bottom="none" style:writing-mode="lr-tb"/>
    </style:style>
    <style:style style:name="Tabela7.B29" style:family="table-cell">
      <style:table-cell-properties style:vertical-align="middle" fo:padding="0cm" fo:border="0.5pt solid #000000" style:writing-mode="lr-tb"/>
    </style:style>
    <style:style style:name="Tabela7.C29" style:family="table-cell">
      <style:table-cell-properties style:vertical-align="middle" fo:padding="0cm" fo:border="0.5pt solid #000000" style:writing-mode="lr-tb"/>
    </style:style>
    <style:style style:name="Tabela7.D29" style:family="table-cell">
      <style:table-cell-properties style:vertical-align="middle" fo:padding="0cm" fo:border="0.5pt solid #000000" style:writing-mode="lr-tb"/>
    </style:style>
    <style:style style:name="Tabela7.E29" style:family="table-cell">
      <style:table-cell-properties style:vertical-align="middle" fo:padding="0cm" fo:border="0.5pt solid #000000" style:writing-mode="lr-tb"/>
    </style:style>
    <style:style style:name="Tabela7.F29" style:family="table-cell">
      <style:table-cell-properties style:vertical-align="middle" fo:padding="0cm" fo:border="0.5pt solid #000000" style:writing-mode="lr-tb"/>
    </style:style>
    <style:style style:name="Tabela7.A30" style:family="table-cell">
      <style:table-cell-properties style:vertical-align="bottom" fo:padding="0cm" fo:border-left="0.5pt solid #000000" fo:border-right="0.5pt solid #000000" fo:border-top="0.5pt solid #000000" fo:border-bottom="none" style:writing-mode="lr-tb"/>
    </style:style>
    <style:style style:name="Tabela7.B30" style:family="table-cell">
      <style:table-cell-properties style:vertical-align="bottom" fo:padding="0cm" fo:border="0.5pt solid #000000" style:writing-mode="lr-tb"/>
    </style:style>
    <style:style style:name="Tabela7.C30" style:family="table-cell">
      <style:table-cell-properties style:vertical-align="bottom" fo:padding="0cm" fo:border="0.5pt solid #000000" style:writing-mode="lr-tb"/>
    </style:style>
    <style:style style:name="Tabela7.D30" style:family="table-cell">
      <style:table-cell-properties style:vertical-align="bottom" fo:padding="0cm" fo:border="0.5pt solid #000000" style:writing-mode="lr-tb"/>
    </style:style>
    <style:style style:name="Tabela7.E30" style:family="table-cell">
      <style:table-cell-properties style:vertical-align="bottom" fo:padding="0cm" fo:border="0.5pt solid #000000" style:writing-mode="lr-tb"/>
    </style:style>
    <style:style style:name="Tabela7.F30" style:family="table-cell">
      <style:table-cell-properties style:vertical-align="bottom" fo:padding="0cm" fo:border="0.5pt solid #000000" style:writing-mode="lr-tb"/>
    </style:style>
    <style:style style:name="Tabela7.A31" style:family="table-cell">
      <style:table-cell-properties style:vertical-align="bottom" fo:padding="0cm" fo:border-left="0.5pt solid #000000" fo:border-right="0.5pt solid #000000" fo:border-top="0.5pt solid #000000" fo:border-bottom="none" style:writing-mode="lr-tb"/>
    </style:style>
    <style:style style:name="Tabela7.B31" style:family="table-cell">
      <style:table-cell-properties style:vertical-align="bottom" fo:padding="0cm" fo:border="0.5pt solid #000000" style:writing-mode="lr-tb"/>
    </style:style>
    <style:style style:name="Tabela7.C31" style:family="table-cell">
      <style:table-cell-properties style:vertical-align="bottom" fo:padding="0cm" fo:border="0.5pt solid #000000" style:writing-mode="lr-tb"/>
    </style:style>
    <style:style style:name="Tabela7.D31" style:family="table-cell">
      <style:table-cell-properties style:vertical-align="bottom" fo:padding="0cm" fo:border="0.5pt solid #000000" style:writing-mode="lr-tb"/>
    </style:style>
    <style:style style:name="Tabela7.E31" style:family="table-cell">
      <style:table-cell-properties style:vertical-align="bottom" fo:padding="0cm" fo:border="0.5pt solid #000000" style:writing-mode="lr-tb"/>
    </style:style>
    <style:style style:name="Tabela7.F31" style:family="table-cell">
      <style:table-cell-properties style:vertical-align="bottom" fo:padding="0cm" fo:border="0.5pt solid #000000" style:writing-mode="lr-tb"/>
    </style:style>
    <style:style style:name="Tabela7.A32" style:family="table-cell">
      <style:table-cell-properties style:vertical-align="bottom" fo:padding="0cm" fo:border="0.5pt solid #000000" style:writing-mode="lr-tb"/>
    </style:style>
    <style:style style:name="Tabela7.B32" style:family="table-cell">
      <style:table-cell-properties style:vertical-align="bottom" fo:padding="0cm" fo:border-left="0.5pt solid #000000" fo:border-right="0.5pt solid #000000" fo:border-top="0.5pt solid #000000" fo:border-bottom="1pt solid #000000" style:writing-mode="lr-tb"/>
    </style:style>
    <style:style style:name="Tabela7.C32" style:family="table-cell">
      <style:table-cell-properties style:vertical-align="bottom" fo:padding="0cm" fo:border="0.5pt solid #000000" style:writing-mode="lr-tb"/>
    </style:style>
    <style:style style:name="Tabela7.D32" style:family="table-cell">
      <style:table-cell-properties style:vertical-align="bottom" fo:padding="0cm" fo:border="0.5pt solid #000000" style:writing-mode="lr-tb"/>
    </style:style>
    <style:style style:name="Tabela7.E32" style:family="table-cell">
      <style:table-cell-properties style:vertical-align="bottom" fo:padding="0cm" fo:border="0.5pt solid #000000" style:writing-mode="lr-tb"/>
    </style:style>
    <style:style style:name="Tabela7.F32" style:family="table-cell">
      <style:table-cell-properties style:vertical-align="bottom" fo:padding="0cm" fo:border="0.5pt solid #000000" style:writing-mode="lr-tb"/>
    </style:style>
    <style:style style:name="Tabela7.A33" style:family="table-cell">
      <style:table-cell-properties style:vertical-align="bottom" fo:padding="0cm" fo:border="0.5pt solid #000000" style:writing-mode="lr-tb"/>
    </style:style>
    <style:style style:name="Tabela7.B33" style:family="table-cell">
      <style:table-cell-properties style:vertical-align="bottom" fo:padding="0cm" fo:border-left="0.5pt solid #000000" fo:border-right="1pt solid #000000" fo:border-top="none" fo:border-bottom="1pt solid #000000" style:writing-mode="lr-tb"/>
    </style:style>
    <style:style style:name="Tabela7.C33" style:family="table-cell">
      <style:table-cell-properties style:vertical-align="bottom" fo:padding="0cm" fo:border-left="none" fo:border-right="1pt solid #000000" fo:border-top="0.5pt solid #000000" fo:border-bottom="1pt solid #000000" style:writing-mode="lr-tb"/>
    </style:style>
    <style:style style:name="Tabela7.D33" style:family="table-cell">
      <style:table-cell-properties style:vertical-align="bottom" fo:padding="0cm" fo:border-left="none" fo:border-right="1pt solid #000000" fo:border-top="0.5pt solid #000000" fo:border-bottom="1pt solid #000000" style:writing-mode="lr-tb"/>
    </style:style>
    <style:style style:name="Tabela7.E33" style:family="table-cell">
      <style:table-cell-properties style:vertical-align="bottom" fo:padding="0cm" fo:border-left="none" fo:border-right="1pt solid #000000" fo:border-top="0.5pt solid #000000" fo:border-bottom="1pt solid #000000" style:writing-mode="lr-tb"/>
    </style:style>
    <style:style style:name="Tabela7.F33" style:family="table-cell">
      <style:table-cell-properties style:vertical-align="bottom" fo:padding="0cm" fo:border-left="none" fo:border-right="1pt solid #000000" fo:border-top="0.5pt solid #000000" fo:border-bottom="1pt solid #000000" style:writing-mode="lr-tb"/>
    </style:style>
    <style:style style:name="Tabela7.A34" style:family="table-cell">
      <style:table-cell-properties style:vertical-align="bottom" fo:padding="0cm" fo:border="0.5pt solid #000000" style:writing-mode="lr-tb"/>
    </style:style>
    <style:style style:name="Tabela7.B34" style:family="table-cell">
      <style:table-cell-properties style:vertical-align="bottom" fo:padding="0cm" fo:border-left="0.5pt solid #000000" fo:border-right="1pt solid #000000" fo:border-top="none" fo:border-bottom="1pt solid #000000" style:writing-mode="lr-tb"/>
    </style:style>
    <style:style style:name="Tabela7.C34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D34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E34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F34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A35" style:family="table-cell">
      <style:table-cell-properties style:vertical-align="bottom" fo:padding="0cm" fo:border="0.5pt solid #000000" style:writing-mode="lr-tb"/>
    </style:style>
    <style:style style:name="Tabela7.B35" style:family="table-cell">
      <style:table-cell-properties style:vertical-align="bottom" fo:padding="0cm" fo:border-left="0.5pt solid #000000" fo:border-right="1pt solid #000000" fo:border-top="none" fo:border-bottom="1pt solid #000000" style:writing-mode="lr-tb"/>
    </style:style>
    <style:style style:name="Tabela7.C35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D35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E35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F35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A36" style:family="table-cell">
      <style:table-cell-properties style:vertical-align="bottom" fo:padding="0cm" fo:border="0.5pt solid #000000" style:writing-mode="lr-tb"/>
    </style:style>
    <style:style style:name="Tabela7.B36" style:family="table-cell">
      <style:table-cell-properties style:vertical-align="bottom" fo:padding="0cm" fo:border-left="0.5pt solid #000000" fo:border-right="1pt solid #000000" fo:border-top="none" fo:border-bottom="1pt solid #000000" style:writing-mode="lr-tb"/>
    </style:style>
    <style:style style:name="Tabela7.C36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D36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E36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F36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A37" style:family="table-cell">
      <style:table-cell-properties style:vertical-align="bottom" fo:padding="0cm" fo:border="0.5pt solid #000000" style:writing-mode="lr-tb"/>
    </style:style>
    <style:style style:name="Tabela7.B37" style:family="table-cell">
      <style:table-cell-properties style:vertical-align="bottom" fo:padding="0cm" fo:border-left="0.5pt solid #000000" fo:border-right="1pt solid #000000" fo:border-top="none" fo:border-bottom="1pt solid #000000" style:writing-mode="lr-tb"/>
    </style:style>
    <style:style style:name="Tabela7.C37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D37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E37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F37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A38" style:family="table-cell">
      <style:table-cell-properties style:vertical-align="bottom" fo:padding="0cm" fo:border="0.5pt solid #000000" style:writing-mode="lr-tb"/>
    </style:style>
    <style:style style:name="Tabela7.B38" style:family="table-cell">
      <style:table-cell-properties style:vertical-align="bottom" fo:padding="0cm" fo:border-left="0.5pt solid #000000" fo:border-right="1pt solid #000000" fo:border-top="none" fo:border-bottom="1pt solid #000000" style:writing-mode="lr-tb"/>
    </style:style>
    <style:style style:name="Tabela7.C38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D38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E38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F38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A39" style:family="table-cell">
      <style:table-cell-properties style:vertical-align="bottom" fo:padding="0cm" fo:border="0.5pt solid #000000" style:writing-mode="lr-tb"/>
    </style:style>
    <style:style style:name="Tabela7.B39" style:family="table-cell">
      <style:table-cell-properties style:vertical-align="bottom" fo:padding="0cm" fo:border-left="0.5pt solid #000000" fo:border-right="1pt solid #000000" fo:border-top="none" fo:border-bottom="1pt solid #000000" style:writing-mode="lr-tb"/>
    </style:style>
    <style:style style:name="Tabela7.C39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D39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E39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F39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A40" style:family="table-cell">
      <style:table-cell-properties style:vertical-align="bottom" fo:padding="0cm" fo:border="0.5pt solid #000000" style:writing-mode="lr-tb"/>
    </style:style>
    <style:style style:name="Tabela7.B40" style:family="table-cell">
      <style:table-cell-properties style:vertical-align="bottom" fo:padding="0cm" fo:border-left="0.5pt solid #000000" fo:border-right="1pt solid #000000" fo:border-top="none" fo:border-bottom="1pt solid #000000" style:writing-mode="lr-tb"/>
    </style:style>
    <style:style style:name="Tabela7.C40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D40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E40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F40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A41" style:family="table-cell">
      <style:table-cell-properties style:vertical-align="bottom" fo:padding="0cm" fo:border="0.5pt solid #000000" style:writing-mode="lr-tb"/>
    </style:style>
    <style:style style:name="Tabela7.B41" style:family="table-cell">
      <style:table-cell-properties style:vertical-align="bottom" fo:padding="0cm" fo:border-left="0.5pt solid #000000" fo:border-right="1pt solid #000000" fo:border-top="none" fo:border-bottom="1pt solid #000000" style:writing-mode="lr-tb"/>
    </style:style>
    <style:style style:name="Tabela7.C41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D41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E41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F41" style:family="table-cell">
      <style:table-cell-properties style:vertical-align="top" fo:padding="0cm" fo:border-left="none" fo:border-right="1pt solid #000000" fo:border-top="none" fo:border-bottom="1pt solid #000000" style:writing-mode="lr-tb"/>
    </style:style>
    <style:style style:name="Tabela7.A42" style:family="table-cell">
      <style:table-cell-properties style:vertical-align="bottom" fo:padding="0cm" fo:border="0.5pt solid #000000" style:writing-mode="lr-tb"/>
    </style:style>
    <style:style style:name="Tabela7.B42" style:family="table-cell">
      <style:table-cell-properties style:vertical-align="bottom" fo:padding="0cm" fo:border-left="0.5pt solid #000000" fo:border-right="1pt solid #000000" fo:border-top="none" fo:border-bottom="0.5pt solid #000000" style:writing-mode="lr-tb"/>
    </style:style>
    <style:style style:name="Tabela7.C42" style:family="table-cell">
      <style:table-cell-properties style:vertical-align="bottom" fo:padding="0cm" fo:border-left="none" fo:border-right="1pt solid #000000" fo:border-top="none" fo:border-bottom="0.5pt solid #000000" style:writing-mode="lr-tb"/>
    </style:style>
    <style:style style:name="Tabela7.D42" style:family="table-cell">
      <style:table-cell-properties style:vertical-align="bottom" fo:padding="0cm" fo:border-left="none" fo:border-right="1pt solid #000000" fo:border-top="none" fo:border-bottom="0.5pt solid #000000" style:writing-mode="lr-tb"/>
    </style:style>
    <style:style style:name="Tabela7.E42" style:family="table-cell">
      <style:table-cell-properties style:vertical-align="bottom" fo:padding="0cm" fo:border-left="none" fo:border-right="1pt solid #000000" fo:border-top="none" fo:border-bottom="0.5pt solid #000000" style:writing-mode="lr-tb"/>
    </style:style>
    <style:style style:name="Tabela7.F42" style:family="table-cell">
      <style:table-cell-properties style:vertical-align="middle" fo:padding="0cm" fo:border-left="none" fo:border-right="1pt solid #000000" fo:border-top="none" fo:border-bottom="0.5pt solid #000000" style:writing-mode="lr-tb"/>
    </style:style>
    <style:style style:name="Tabela8" style:family="table">
      <style:table-properties style:width="17.505cm" fo:margin-left="-1.752cm" table:align="left" style:writing-mode="lr-tb"/>
    </style:style>
    <style:style style:name="Tabela8.A" style:family="table-column">
      <style:table-column-properties style:column-width="1.251cm"/>
    </style:style>
    <style:style style:name="Tabela8.B" style:family="table-column">
      <style:table-column-properties style:column-width="4.253cm"/>
    </style:style>
    <style:style style:name="Tabela8.C" style:family="table-column">
      <style:table-column-properties style:column-width="1.249cm"/>
    </style:style>
    <style:style style:name="Tabela8.D" style:family="table-column">
      <style:table-column-properties style:column-width="2.501cm"/>
    </style:style>
    <style:style style:name="Tabela8.E" style:family="table-column">
      <style:table-column-properties style:column-width="1.499cm"/>
    </style:style>
    <style:style style:name="Tabela8.F" style:family="table-column">
      <style:table-column-properties style:column-width="6.752cm"/>
    </style:style>
    <style:style style:name="Tabela8.1" style:family="table-row">
      <style:table-row-properties style:min-row-height="0.482cm" fo:keep-together="auto"/>
    </style:style>
    <style:style style:name="Tabela8.A1" style:family="table-cell">
      <style:table-cell-properties style:vertical-align="bottom" fo:padding="0cm" fo:border="0.5pt solid #000000" style:writing-mode="lr-tb"/>
    </style:style>
    <style:style style:name="Tabela8.B1" style:family="table-cell">
      <style:table-cell-properties style:vertical-align="top" fo:padding="0cm" fo:border="0.5pt solid #000000" style:writing-mode="lr-tb"/>
    </style:style>
    <style:style style:name="Tabela8.2" style:family="table-row">
      <style:table-row-properties style:min-row-height="0.476cm" fo:keep-together="auto"/>
    </style:style>
    <style:style style:name="Tabela8.3" style:family="table-row">
      <style:table-row-properties style:min-row-height="0.96cm" fo:keep-together="auto"/>
    </style:style>
    <style:style style:name="Tabela8.B3" style:family="table-cell">
      <style:table-cell-properties style:vertical-align="middle" fo:padding="0cm" fo:border="0.5pt solid #000000" style:writing-mode="lr-tb"/>
    </style:style>
    <style:style style:name="Tabela8.46" style:family="table-row">
      <style:table-row-properties style:min-row-height="0.4cm" fo:keep-together="auto"/>
    </style:style>
    <style:style style:name="Tabela8.50" style:family="table-row">
      <style:table-row-properties style:row-height="3.471cm" fo:keep-together="auto"/>
    </style:style>
    <style:style style:name="Tabela8.51" style:family="table-row">
      <style:table-row-properties style:min-row-height="0.041cm" fo:keep-together="auto"/>
    </style:style>
    <style:style style:name="Tabela8.63" style:family="table-row">
      <style:table-row-properties style:row-height="1.005cm" fo:keep-together="auto"/>
    </style:style>
    <style:style style:name="Tabela8.64" style:family="table-row">
      <style:table-row-properties style:row-height="0.995cm" fo:keep-together="auto"/>
    </style:style>
    <style:style style:name="Tabela8.65" style:family="table-row">
      <style:table-row-properties style:row-height="1.009cm" fo:keep-together="auto"/>
    </style:style>
    <style:style style:name="Tabela8.66" style:family="table-row">
      <style:table-row-properties style:row-height="0.998cm" fo:keep-together="auto"/>
    </style:style>
    <style:style style:name="Tabela8.67" style:family="table-row">
      <style:table-row-properties style:row-height="0.988cm" fo:keep-together="auto"/>
    </style:style>
    <style:style style:name="Tabela8.68" style:family="table-row">
      <style:table-row-properties style:row-height="1.002cm" fo:keep-together="auto"/>
    </style:style>
    <style:style style:name="Tabela8.69" style:family="table-row">
      <style:table-row-properties style:row-height="0.991cm" fo:keep-together="auto"/>
    </style:style>
    <style:style style:name="Tabela8.70" style:family="table-row">
      <style:table-row-properties style:row-height="0.501cm" fo:keep-together="auto"/>
    </style:style>
    <style:style style:name="Tabela8.75" style:family="table-row">
      <style:table-row-properties style:row-height="3.849cm" fo:keep-together="auto"/>
    </style:style>
    <style:style style:name="Tabela8.81" style:family="table-row">
      <style:table-row-properties style:row-height="13.33cm" fo:keep-together="auto"/>
    </style:style>
    <style:style style:name="Tabela8.82" style:family="table-row">
      <style:table-row-properties style:row-height="1.506cm" fo:keep-together="auto"/>
    </style:style>
    <style:style style:name="Tabela8.83" style:family="table-row">
      <style:table-row-properties style:row-height="1.769cm" fo:keep-together="auto"/>
    </style:style>
    <style:style style:name="Tabela8.84" style:family="table-row">
      <style:table-row-properties style:row-height="1.252cm" fo:keep-together="auto"/>
    </style:style>
    <style:style style:name="Tabela8.94" style:family="table-row">
      <style:table-row-properties style:min-row-height="0.732cm" fo:keep-together="auto"/>
    </style:style>
    <style:style style:name="Tabela8.96" style:family="table-row">
      <style:table-row-properties style:min-row-height="1.402cm" fo:keep-together="auto"/>
    </style:style>
    <style:style style:name="Tabela8.B113" style:family="table-cell">
      <style:table-cell-properties style:vertical-align="top" fo:background-color="#d6e3bc" fo:padding="0cm" fo:border="0.5pt solid #000000" style:writing-mode="lr-tb">
        <style:background-image/>
      </style:table-cell-properties>
    </style:style>
    <style:style style:name="Tabela8.B125" style:family="table-cell">
      <style:table-cell-properties style:vertical-align="top" fo:background-color="#c2d69b" fo:padding="0cm" fo:border="0.5pt solid #000000" style:writing-mode="lr-tb">
        <style:background-image/>
      </style:table-cell-properties>
    </style:style>
    <style:style style:name="Tabela8.142" style:family="table-row">
      <style:table-row-properties style:min-row-height="0.473cm" fo:keep-together="auto"/>
    </style:style>
    <style:style style:name="Tabela8.162" style:family="table-row">
      <style:table-row-properties style:min-row-height="0.159cm" fo:keep-together="auto"/>
    </style:style>
    <style:style style:name="Tabela8.A172" style:family="table-cell">
      <style:table-cell-properties style:vertical-align="bottom" fo:background-color="#c6d9f1" fo:padding="0cm" fo:border="0.5pt solid #000000" style:writing-mode="lr-tb">
        <style:background-image/>
      </style:table-cell-properties>
    </style:style>
    <style:style style:name="Tabela8.B172" style:family="table-cell">
      <style:table-cell-properties style:vertical-align="top" fo:background-color="#c6d9f1" fo:padding="0cm" fo:border="0.5pt solid #000000" style:writing-mode="lr-tb">
        <style:background-image/>
      </style:table-cell-properties>
    </style:style>
    <style:style style:name="Tabela8.A244" style:family="table-cell">
      <style:table-cell-properties style:vertical-align="bottom" fo:background-color="#ffff00" fo:padding="0cm" fo:border="0.5pt solid #000000" style:writing-mode="lr-tb">
        <style:background-image/>
      </style:table-cell-properties>
    </style:style>
    <style:style style:name="Tabela8.B244" style:family="table-cell">
      <style:table-cell-properties style:vertical-align="top" fo:background-color="#ffff00" fo:padding="0cm" fo:border="0.5pt solid #000000" style:writing-mode="lr-tb">
        <style:background-image/>
      </style:table-cell-properties>
    </style:style>
    <style:style style:name="Tabela8.A268" style:family="table-cell">
      <style:table-cell-properties style:vertical-align="bottom" fo:background-color="#fdeada" fo:padding="0cm" fo:border="0.5pt solid #000000" style:writing-mode="lr-tb">
        <style:background-image/>
      </style:table-cell-properties>
    </style:style>
    <style:style style:name="Tabela8.B268" style:family="table-cell">
      <style:table-cell-properties style:vertical-align="top" fo:background-color="#fdeada" fo:padding="0cm" fo:border="0.5pt solid #000000" style:writing-mode="lr-tb">
        <style:background-image/>
      </style:table-cell-properties>
    </style:style>
    <style:style style:name="Tabela8.B277" style:family="table-cell">
      <style:table-cell-properties style:vertical-align="top" fo:background-color="#c7daf1" fo:padding="0cm" fo:border="0.5pt solid #000000" style:writing-mode="lr-tb">
        <style:background-image/>
      </style:table-cell-properties>
    </style:style>
    <style:style style:name="Tabela8.B286" style:family="table-cell">
      <style:table-cell-properties style:vertical-align="top" fo:background-color="#ebf1de" fo:padding="0cm" fo:border="0.5pt solid #000000" style:writing-mode="lr-tb">
        <style:background-image/>
      </style:table-cell-properties>
    </style:style>
    <style:style style:name="Tabela8.B293" style:family="table-cell">
      <style:table-cell-properties style:vertical-align="top" fo:background-color="#eaf1dd" fo:padding="0cm" fo:border="0.5pt solid #000000" style:writing-mode="lr-tb">
        <style:background-image/>
      </style:table-cell-properties>
    </style:style>
    <style:style style:name="Tabela8.B298" style:family="table-cell">
      <style:table-cell-properties style:vertical-align="top" fo:background-color="#dbeef3" fo:padding="0cm" fo:border="0.5pt solid #000000" style:writing-mode="lr-tb">
        <style:background-image/>
      </style:table-cell-properties>
    </style:style>
    <style:style style:name="Tabela8.A335" style:family="table-cell">
      <style:table-cell-properties style:vertical-align="middle" fo:background-color="#fde9d9" fo:padding="0cm" fo:border="0.5pt solid #000000" style:writing-mode="lr-tb">
        <style:background-image/>
      </style:table-cell-properties>
    </style:style>
    <style:style style:name="Tabela8.B335" style:family="table-cell">
      <style:table-cell-properties style:vertical-align="top" fo:background-color="#fde9d9" fo:padding="0cm" fo:border="0.5pt solid #000000" style:writing-mode="lr-tb">
        <style:background-image/>
      </style:table-cell-properties>
    </style:style>
    <style:style style:name="Tabela9" style:family="table">
      <style:table-properties style:width="17.505cm" fo:margin-left="-1.752cm" table:align="left" style:writing-mode="lr-tb"/>
    </style:style>
    <style:style style:name="Tabela9.A" style:family="table-column">
      <style:table-column-properties style:column-width="1.251cm"/>
    </style:style>
    <style:style style:name="Tabela9.B" style:family="table-column">
      <style:table-column-properties style:column-width="4.253cm"/>
    </style:style>
    <style:style style:name="Tabela9.C" style:family="table-column">
      <style:table-column-properties style:column-width="1.249cm"/>
    </style:style>
    <style:style style:name="Tabela9.D" style:family="table-column">
      <style:table-column-properties style:column-width="2.501cm"/>
    </style:style>
    <style:style style:name="Tabela9.E" style:family="table-column">
      <style:table-column-properties style:column-width="1.499cm"/>
    </style:style>
    <style:style style:name="Tabela9.F" style:family="table-column">
      <style:table-column-properties style:column-width="6.752cm"/>
    </style:style>
    <style:style style:name="Tabela9.1" style:family="table-row">
      <style:table-row-properties style:min-row-height="0.734cm" fo:keep-together="auto"/>
    </style:style>
    <style:style style:name="Tabela9.A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0" style:family="table">
      <style:table-properties style:width="17.873cm" style:rel-width="122%" fo:margin-left="-1.752cm" table:align="left" style:writing-mode="lr-tb"/>
    </style:style>
    <style:style style:name="Tabela10.A" style:family="table-column">
      <style:table-column-properties style:column-width="1.277cm" style:rel-column-width="729*"/>
    </style:style>
    <style:style style:name="Tabela10.B" style:family="table-column">
      <style:table-column-properties style:column-width="4.357cm" style:rel-column-width="2488*"/>
    </style:style>
    <style:style style:name="Tabela10.D" style:family="table-column">
      <style:table-column-properties style:column-width="2.544cm" style:rel-column-width="1453*"/>
    </style:style>
    <style:style style:name="Tabela10.E" style:family="table-column">
      <style:table-column-properties style:column-width="1.517cm" style:rel-column-width="866*"/>
    </style:style>
    <style:style style:name="Tabela10.F" style:family="table-column">
      <style:table-column-properties style:column-width="6.902cm" style:rel-column-width="3942*"/>
    </style:style>
    <style:style style:name="Tabela10.1" style:family="table-row">
      <style:table-row-properties style:min-row-height="0.041cm" fo:keep-together="auto"/>
    </style:style>
    <style:style style:name="Tabela10.A1" style:family="table-cell">
      <style:table-cell-properties style:vertical-align="bottom" fo:background-color="#d9d9d9" fo:padding="0cm" fo:border="0.5pt solid #000000" style:writing-mode="lr-tb">
        <style:background-image/>
      </style:table-cell-properties>
    </style:style>
    <style:style style:name="Tabela10.A2" style:family="table-cell">
      <style:table-cell-properties style:vertical-align="middle" fo:padding="0cm" fo:border="0.5pt solid #000000" style:writing-mode="lr-tb"/>
    </style:style>
    <style:style style:name="Tabela10.B2" style:family="table-cell">
      <style:table-cell-properties style:vertical-align="middle" fo:padding="0cm" fo:border="0.5pt solid #000000" style:writing-mode="lr-tb"/>
    </style:style>
    <style:style style:name="Tabela10.C2" style:family="table-cell">
      <style:table-cell-properties style:vertical-align="middle" fo:padding="0cm" fo:border="0.5pt solid #000000" style:writing-mode="lr-tb"/>
    </style:style>
    <style:style style:name="Tabela10.D2" style:family="table-cell">
      <style:table-cell-properties style:vertical-align="middle" fo:padding="0cm" fo:border="0.5pt solid #000000" style:writing-mode="lr-tb"/>
    </style:style>
    <style:style style:name="Tabela10.E2" style:family="table-cell">
      <style:table-cell-properties style:vertical-align="middle" fo:padding="0cm" fo:border="0.5pt solid #000000" style:writing-mode="lr-tb"/>
    </style:style>
    <style:style style:name="Tabela10.F2" style:family="table-cell">
      <style:table-cell-properties style:vertical-align="middle" fo:padding="0cm" fo:border="0.5pt solid #000000" style:writing-mode="lr-tb"/>
    </style:style>
    <style:style style:name="Tabela10.A3" style:family="table-cell">
      <style:table-cell-properties style:vertical-align="bottom" fo:padding="0cm" fo:border="0.5pt solid #000000" style:writing-mode="lr-tb"/>
    </style:style>
    <style:style style:name="Tabela10.B3" style:family="table-cell">
      <style:table-cell-properties style:vertical-align="bottom" fo:padding="0cm" fo:border="0.5pt solid #000000" style:writing-mode="lr-tb"/>
    </style:style>
    <style:style style:name="Tabela10.C3" style:family="table-cell">
      <style:table-cell-properties style:vertical-align="bottom" fo:padding="0cm" fo:border="0.5pt solid #000000" style:writing-mode="lr-tb"/>
    </style:style>
    <style:style style:name="Tabela10.D3" style:family="table-cell">
      <style:table-cell-properties style:vertical-align="bottom" fo:padding="0cm" fo:border="0.5pt solid #000000" style:writing-mode="lr-tb"/>
    </style:style>
    <style:style style:name="Tabela10.E3" style:family="table-cell">
      <style:table-cell-properties style:vertical-align="bottom" fo:padding="0cm" fo:border="0.5pt solid #000000" style:writing-mode="lr-tb"/>
    </style:style>
    <style:style style:name="Tabela10.F3" style:family="table-cell">
      <style:table-cell-properties style:vertical-align="bottom" fo:padding="0cm" fo:border="0.5pt solid #000000" style:writing-mode="lr-tb"/>
    </style:style>
    <style:style style:name="Tabela10.A4" style:family="table-cell">
      <style:table-cell-properties style:vertical-align="bottom" fo:padding="0cm" fo:border="0.5pt solid #000000" style:writing-mode="lr-tb"/>
    </style:style>
    <style:style style:name="Tabela10.B4" style:family="table-cell">
      <style:table-cell-properties style:vertical-align="bottom" fo:padding="0cm" fo:border="0.5pt solid #000000" style:writing-mode="lr-tb"/>
    </style:style>
    <style:style style:name="Tabela10.C4" style:family="table-cell">
      <style:table-cell-properties style:vertical-align="bottom" fo:padding="0cm" fo:border="0.5pt solid #000000" style:writing-mode="lr-tb"/>
    </style:style>
    <style:style style:name="Tabela10.D4" style:family="table-cell">
      <style:table-cell-properties style:vertical-align="bottom" fo:padding="0cm" fo:border="0.5pt solid #000000" style:writing-mode="lr-tb"/>
    </style:style>
    <style:style style:name="Tabela10.E4" style:family="table-cell">
      <style:table-cell-properties style:vertical-align="bottom" fo:padding="0cm" fo:border="0.5pt solid #000000" style:writing-mode="lr-tb"/>
    </style:style>
    <style:style style:name="Tabela10.F4" style:family="table-cell">
      <style:table-cell-properties style:vertical-align="bottom" fo:padding="0cm" fo:border="0.5pt solid #000000" style:writing-mode="lr-tb"/>
    </style:style>
    <style:style style:name="Tabela10.A5" style:family="table-cell">
      <style:table-cell-properties style:vertical-align="bottom" fo:padding="0cm" fo:border="0.5pt solid #000000" style:writing-mode="lr-tb"/>
    </style:style>
    <style:style style:name="Tabela10.B5" style:family="table-cell">
      <style:table-cell-properties style:vertical-align="bottom" fo:padding="0cm" fo:border="0.5pt solid #000000" style:writing-mode="lr-tb"/>
    </style:style>
    <style:style style:name="Tabela10.C5" style:family="table-cell">
      <style:table-cell-properties style:vertical-align="bottom" fo:padding="0cm" fo:border="0.5pt solid #000000" style:writing-mode="lr-tb"/>
    </style:style>
    <style:style style:name="Tabela10.D5" style:family="table-cell">
      <style:table-cell-properties style:vertical-align="bottom" fo:padding="0cm" fo:border="0.5pt solid #000000" style:writing-mode="lr-tb"/>
    </style:style>
    <style:style style:name="Tabela10.E5" style:family="table-cell">
      <style:table-cell-properties style:vertical-align="bottom" fo:padding="0cm" fo:border="0.5pt solid #000000" style:writing-mode="lr-tb"/>
    </style:style>
    <style:style style:name="Tabela10.F5" style:family="table-cell">
      <style:table-cell-properties style:vertical-align="bottom" fo:padding="0cm" fo:border="0.5pt solid #000000" style:writing-mode="lr-tb"/>
    </style:style>
    <style:style style:name="Tabela10.A6" style:family="table-cell">
      <style:table-cell-properties style:vertical-align="bottom" fo:padding="0cm" fo:border="0.5pt solid #000000" style:writing-mode="lr-tb"/>
    </style:style>
    <style:style style:name="Tabela10.B6" style:family="table-cell">
      <style:table-cell-properties style:vertical-align="bottom" fo:padding="0cm" fo:border="0.5pt solid #000000" style:writing-mode="lr-tb"/>
    </style:style>
    <style:style style:name="Tabela10.C6" style:family="table-cell">
      <style:table-cell-properties style:vertical-align="bottom" fo:padding="0cm" fo:border="0.5pt solid #000000" style:writing-mode="lr-tb"/>
    </style:style>
    <style:style style:name="Tabela10.D6" style:family="table-cell">
      <style:table-cell-properties style:vertical-align="middle" fo:padding="0cm" fo:border="0.5pt solid #000000" style:writing-mode="lr-tb"/>
    </style:style>
    <style:style style:name="Tabela10.E6" style:family="table-cell">
      <style:table-cell-properties style:vertical-align="middle" fo:padding="0cm" fo:border="0.5pt solid #000000" style:writing-mode="lr-tb"/>
    </style:style>
    <style:style style:name="Tabela10.F6" style:family="table-cell">
      <style:table-cell-properties style:vertical-align="middle" fo:padding="0cm" fo:border="0.5pt solid #000000" style:writing-mode="lr-tb"/>
    </style:style>
    <style:style style:name="Tabela10.A7" style:family="table-cell">
      <style:table-cell-properties style:vertical-align="bottom" fo:padding="0cm" fo:border="0.5pt solid #000000" style:writing-mode="lr-tb"/>
    </style:style>
    <style:style style:name="Tabela10.B7" style:family="table-cell">
      <style:table-cell-properties style:vertical-align="bottom" fo:padding="0cm" fo:border="0.5pt solid #000000" style:writing-mode="lr-tb"/>
    </style:style>
    <style:style style:name="Tabela10.C7" style:family="table-cell">
      <style:table-cell-properties style:vertical-align="bottom" fo:padding="0cm" fo:border="0.5pt solid #000000" style:writing-mode="lr-tb"/>
    </style:style>
    <style:style style:name="Tabela10.D7" style:family="table-cell">
      <style:table-cell-properties style:vertical-align="middle" fo:padding="0cm" fo:border="0.5pt solid #000000" style:writing-mode="lr-tb"/>
    </style:style>
    <style:style style:name="Tabela10.E7" style:family="table-cell">
      <style:table-cell-properties style:vertical-align="middle" fo:padding="0cm" fo:border="0.5pt solid #000000" style:writing-mode="lr-tb"/>
    </style:style>
    <style:style style:name="Tabela10.F7" style:family="table-cell">
      <style:table-cell-properties style:vertical-align="middle" fo:padding="0cm" fo:border="0.5pt solid #000000" style:writing-mode="lr-tb"/>
    </style:style>
    <style:style style:name="Tabela10.A8" style:family="table-cell">
      <style:table-cell-properties style:vertical-align="bottom" fo:padding="0cm" fo:border="0.5pt solid #000000" style:writing-mode="lr-tb"/>
    </style:style>
    <style:style style:name="Tabela10.B8" style:family="table-cell">
      <style:table-cell-properties style:vertical-align="bottom" fo:padding="0cm" fo:border="0.5pt solid #000000" style:writing-mode="lr-tb"/>
    </style:style>
    <style:style style:name="Tabela10.C8" style:family="table-cell">
      <style:table-cell-properties style:vertical-align="bottom" fo:padding="0cm" fo:border="0.5pt solid #000000" style:writing-mode="lr-tb"/>
    </style:style>
    <style:style style:name="Tabela10.D8" style:family="table-cell">
      <style:table-cell-properties style:vertical-align="bottom" fo:padding="0cm" fo:border="0.5pt solid #000000" style:writing-mode="lr-tb"/>
    </style:style>
    <style:style style:name="Tabela10.E8" style:family="table-cell">
      <style:table-cell-properties style:vertical-align="bottom" fo:padding="0cm" fo:border="0.5pt solid #000000" style:writing-mode="lr-tb"/>
    </style:style>
    <style:style style:name="Tabela10.F8" style:family="table-cell">
      <style:table-cell-properties style:vertical-align="bottom" fo:padding="0cm" fo:border="0.5pt solid #000000" style:writing-mode="lr-tb"/>
    </style:style>
    <style:style style:name="Tabela10.A9" style:family="table-cell">
      <style:table-cell-properties style:vertical-align="bottom" fo:padding="0cm" fo:border="0.5pt solid #000000" style:writing-mode="lr-tb"/>
    </style:style>
    <style:style style:name="Tabela10.B9" style:family="table-cell">
      <style:table-cell-properties style:vertical-align="bottom" fo:padding="0cm" fo:border="0.5pt solid #000000" style:writing-mode="lr-tb"/>
    </style:style>
    <style:style style:name="Tabela10.C9" style:family="table-cell">
      <style:table-cell-properties style:vertical-align="bottom" fo:padding="0cm" fo:border="0.5pt solid #000000" style:writing-mode="lr-tb"/>
    </style:style>
    <style:style style:name="Tabela10.D9" style:family="table-cell">
      <style:table-cell-properties style:vertical-align="bottom" fo:padding="0cm" fo:border="0.5pt solid #000000" style:writing-mode="lr-tb"/>
    </style:style>
    <style:style style:name="Tabela10.E9" style:family="table-cell">
      <style:table-cell-properties style:vertical-align="bottom" fo:padding="0cm" fo:border="0.5pt solid #000000" style:writing-mode="lr-tb"/>
    </style:style>
    <style:style style:name="Tabela10.F9" style:family="table-cell">
      <style:table-cell-properties style:vertical-align="bottom" fo:padding="0cm" fo:border="0.5pt solid #000000" style:writing-mode="lr-tb"/>
    </style:style>
    <style:style style:name="Tabela10.A10" style:family="table-cell">
      <style:table-cell-properties style:vertical-align="bottom" fo:padding="0cm" fo:border="0.5pt solid #000000" style:writing-mode="lr-tb"/>
    </style:style>
    <style:style style:name="Tabela10.B10" style:family="table-cell">
      <style:table-cell-properties style:vertical-align="bottom" fo:padding="0cm" fo:border="0.5pt solid #000000" style:writing-mode="lr-tb"/>
    </style:style>
    <style:style style:name="Tabela10.C10" style:family="table-cell">
      <style:table-cell-properties style:vertical-align="bottom" fo:padding="0cm" fo:border="0.5pt solid #000000" style:writing-mode="lr-tb"/>
    </style:style>
    <style:style style:name="Tabela10.D10" style:family="table-cell">
      <style:table-cell-properties style:vertical-align="bottom" fo:padding="0cm" fo:border="0.5pt solid #000000" style:writing-mode="lr-tb"/>
    </style:style>
    <style:style style:name="Tabela10.E10" style:family="table-cell">
      <style:table-cell-properties style:vertical-align="bottom" fo:padding="0cm" fo:border="0.5pt solid #000000" style:writing-mode="lr-tb"/>
    </style:style>
    <style:style style:name="Tabela10.F10" style:family="table-cell">
      <style:table-cell-properties style:vertical-align="bottom" fo:padding="0cm" fo:border="0.5pt solid #000000" style:writing-mode="lr-tb"/>
    </style:style>
    <style:style style:name="Tabela10.A11" style:family="table-cell">
      <style:table-cell-properties style:vertical-align="bottom" fo:padding="0cm" fo:border="0.5pt solid #000000" style:writing-mode="lr-tb"/>
    </style:style>
    <style:style style:name="Tabela10.B11" style:family="table-cell">
      <style:table-cell-properties style:vertical-align="bottom" fo:padding="0cm" fo:border="0.5pt solid #000000" style:writing-mode="lr-tb"/>
    </style:style>
    <style:style style:name="Tabela10.C11" style:family="table-cell">
      <style:table-cell-properties style:vertical-align="bottom" fo:padding="0cm" fo:border="0.5pt solid #000000" style:writing-mode="lr-tb"/>
    </style:style>
    <style:style style:name="Tabela10.D11" style:family="table-cell">
      <style:table-cell-properties style:vertical-align="bottom" fo:padding="0cm" fo:border="0.5pt solid #000000" style:writing-mode="lr-tb"/>
    </style:style>
    <style:style style:name="Tabela10.E11" style:family="table-cell">
      <style:table-cell-properties style:vertical-align="bottom" fo:padding="0cm" fo:border="0.5pt solid #000000" style:writing-mode="lr-tb"/>
    </style:style>
    <style:style style:name="Tabela10.F11" style:family="table-cell">
      <style:table-cell-properties style:vertical-align="bottom" fo:padding="0cm" fo:border="0.5pt solid #000000" style:writing-mode="lr-tb"/>
    </style:style>
    <style:style style:name="Tabela10.A12" style:family="table-cell">
      <style:table-cell-properties style:vertical-align="bottom" fo:padding="0cm" fo:border="0.5pt solid #000000" style:writing-mode="lr-tb"/>
    </style:style>
    <style:style style:name="Tabela10.B12" style:family="table-cell">
      <style:table-cell-properties style:vertical-align="bottom" fo:padding="0cm" fo:border="0.5pt solid #000000" style:writing-mode="lr-tb"/>
    </style:style>
    <style:style style:name="Tabela10.C12" style:family="table-cell">
      <style:table-cell-properties style:vertical-align="bottom" fo:padding="0cm" fo:border="0.5pt solid #000000" style:writing-mode="lr-tb"/>
    </style:style>
    <style:style style:name="Tabela10.D12" style:family="table-cell">
      <style:table-cell-properties style:vertical-align="bottom" fo:padding="0cm" fo:border="0.5pt solid #000000" style:writing-mode="lr-tb"/>
    </style:style>
    <style:style style:name="Tabela10.E12" style:family="table-cell">
      <style:table-cell-properties style:vertical-align="bottom" fo:padding="0cm" fo:border="0.5pt solid #000000" style:writing-mode="lr-tb"/>
    </style:style>
    <style:style style:name="Tabela10.F12" style:family="table-cell">
      <style:table-cell-properties style:vertical-align="bottom" fo:padding="0cm" fo:border="0.5pt solid #000000" style:writing-mode="lr-tb"/>
    </style:style>
    <style:style style:name="Tabela10.A13" style:family="table-cell">
      <style:table-cell-properties style:vertical-align="bottom" fo:padding="0cm" fo:border="0.5pt solid #000000" style:writing-mode="lr-tb"/>
    </style:style>
    <style:style style:name="Tabela10.B13" style:family="table-cell">
      <style:table-cell-properties style:vertical-align="bottom" fo:padding="0cm" fo:border="0.5pt solid #000000" style:writing-mode="lr-tb"/>
    </style:style>
    <style:style style:name="Tabela10.C13" style:family="table-cell">
      <style:table-cell-properties style:vertical-align="bottom" fo:padding="0cm" fo:border="0.5pt solid #000000" style:writing-mode="lr-tb"/>
    </style:style>
    <style:style style:name="Tabela10.D13" style:family="table-cell">
      <style:table-cell-properties style:vertical-align="bottom" fo:padding="0cm" fo:border="0.5pt solid #000000" style:writing-mode="lr-tb"/>
    </style:style>
    <style:style style:name="Tabela10.E13" style:family="table-cell">
      <style:table-cell-properties style:vertical-align="bottom" fo:padding="0cm" fo:border="0.5pt solid #000000" style:writing-mode="lr-tb"/>
    </style:style>
    <style:style style:name="Tabela10.F13" style:family="table-cell">
      <style:table-cell-properties style:vertical-align="bottom" fo:padding="0cm" fo:border="0.5pt solid #000000" style:writing-mode="lr-tb"/>
    </style:style>
    <style:style style:name="Tabela10.A14" style:family="table-cell">
      <style:table-cell-properties style:vertical-align="bottom" fo:padding="0cm" fo:border="0.5pt solid #000000" style:writing-mode="lr-tb"/>
    </style:style>
    <style:style style:name="Tabela10.B14" style:family="table-cell">
      <style:table-cell-properties style:vertical-align="bottom" fo:padding="0cm" fo:border="0.5pt solid #000000" style:writing-mode="lr-tb"/>
    </style:style>
    <style:style style:name="Tabela10.C14" style:family="table-cell">
      <style:table-cell-properties style:vertical-align="bottom" fo:padding="0cm" fo:border="0.5pt solid #000000" style:writing-mode="lr-tb"/>
    </style:style>
    <style:style style:name="Tabela10.D14" style:family="table-cell">
      <style:table-cell-properties style:vertical-align="bottom" fo:padding="0cm" fo:border="0.5pt solid #000000" style:writing-mode="lr-tb"/>
    </style:style>
    <style:style style:name="Tabela10.E14" style:family="table-cell">
      <style:table-cell-properties style:vertical-align="bottom" fo:padding="0cm" fo:border="0.5pt solid #000000" style:writing-mode="lr-tb"/>
    </style:style>
    <style:style style:name="Tabela10.F14" style:family="table-cell">
      <style:table-cell-properties style:vertical-align="bottom" fo:padding="0cm" fo:border="0.5pt solid #000000" style:writing-mode="lr-tb"/>
    </style:style>
    <style:style style:name="Tabela10.A15" style:family="table-cell">
      <style:table-cell-properties style:vertical-align="bottom" fo:padding="0cm" fo:border="0.5pt solid #000000" style:writing-mode="lr-tb"/>
    </style:style>
    <style:style style:name="Tabela10.B15" style:family="table-cell">
      <style:table-cell-properties style:vertical-align="bottom" fo:padding="0cm" fo:border="0.5pt solid #000000" style:writing-mode="lr-tb"/>
    </style:style>
    <style:style style:name="Tabela10.C15" style:family="table-cell">
      <style:table-cell-properties style:vertical-align="middle" fo:padding="0cm" fo:border="0.5pt solid #000000" style:writing-mode="lr-tb"/>
    </style:style>
    <style:style style:name="Tabela10.D15" style:family="table-cell">
      <style:table-cell-properties style:vertical-align="bottom" fo:padding="0cm" fo:border="0.5pt solid #000000" style:writing-mode="lr-tb"/>
    </style:style>
    <style:style style:name="Tabela10.E15" style:family="table-cell">
      <style:table-cell-properties style:vertical-align="bottom" fo:padding="0cm" fo:border="0.5pt solid #000000" style:writing-mode="lr-tb"/>
    </style:style>
    <style:style style:name="Tabela10.F15" style:family="table-cell">
      <style:table-cell-properties style:vertical-align="bottom" fo:padding="0cm" fo:border="0.5pt solid #000000" style:writing-mode="lr-tb"/>
    </style:style>
    <style:style style:name="Tabela10.A16" style:family="table-cell">
      <style:table-cell-properties style:vertical-align="bottom" fo:padding="0cm" fo:border="0.5pt solid #000000" style:writing-mode="lr-tb"/>
    </style:style>
    <style:style style:name="Tabela10.B16" style:family="table-cell">
      <style:table-cell-properties style:vertical-align="bottom" fo:padding="0cm" fo:border="0.5pt solid #000000" style:writing-mode="lr-tb"/>
    </style:style>
    <style:style style:name="Tabela10.C16" style:family="table-cell">
      <style:table-cell-properties style:vertical-align="bottom" fo:padding="0cm" fo:border="0.5pt solid #000000" style:writing-mode="lr-tb"/>
    </style:style>
    <style:style style:name="Tabela10.D16" style:family="table-cell">
      <style:table-cell-properties style:vertical-align="bottom" fo:padding="0cm" fo:border="0.5pt solid #000000" style:writing-mode="lr-tb"/>
    </style:style>
    <style:style style:name="Tabela10.E16" style:family="table-cell">
      <style:table-cell-properties style:vertical-align="bottom" fo:padding="0cm" fo:border="0.5pt solid #000000" style:writing-mode="lr-tb"/>
    </style:style>
    <style:style style:name="Tabela10.F16" style:family="table-cell">
      <style:table-cell-properties style:vertical-align="bottom" fo:padding="0cm" fo:border="0.5pt solid #000000" style:writing-mode="lr-tb"/>
    </style:style>
    <style:style style:name="Tabela10.A17" style:family="table-cell">
      <style:table-cell-properties style:vertical-align="bottom" fo:padding="0cm" fo:border="0.5pt solid #000000" style:writing-mode="lr-tb"/>
    </style:style>
    <style:style style:name="Tabela10.B17" style:family="table-cell">
      <style:table-cell-properties style:vertical-align="bottom" fo:padding="0cm" fo:border="0.5pt solid #000000" style:writing-mode="lr-tb"/>
    </style:style>
    <style:style style:name="Tabela10.C17" style:family="table-cell">
      <style:table-cell-properties style:vertical-align="bottom" fo:padding="0cm" fo:border="0.5pt solid #000000" style:writing-mode="lr-tb"/>
    </style:style>
    <style:style style:name="Tabela10.D17" style:family="table-cell">
      <style:table-cell-properties style:vertical-align="bottom" fo:padding="0cm" fo:border="0.5pt solid #000000" style:writing-mode="lr-tb"/>
    </style:style>
    <style:style style:name="Tabela10.E17" style:family="table-cell">
      <style:table-cell-properties style:vertical-align="bottom" fo:padding="0cm" fo:border="0.5pt solid #000000" style:writing-mode="lr-tb"/>
    </style:style>
    <style:style style:name="Tabela10.F17" style:family="table-cell">
      <style:table-cell-properties style:vertical-align="bottom" fo:padding="0cm" fo:border="0.5pt solid #000000" style:writing-mode="lr-tb"/>
    </style:style>
    <style:style style:name="Tabela10.A18" style:family="table-cell">
      <style:table-cell-properties style:vertical-align="bottom" fo:padding="0cm" fo:border="0.5pt solid #000000" style:writing-mode="lr-tb"/>
    </style:style>
    <style:style style:name="Tabela10.B18" style:family="table-cell">
      <style:table-cell-properties style:vertical-align="bottom" fo:padding="0cm" fo:border="0.5pt solid #000000" style:writing-mode="lr-tb"/>
    </style:style>
    <style:style style:name="Tabela10.C18" style:family="table-cell">
      <style:table-cell-properties style:vertical-align="bottom" fo:padding="0cm" fo:border="0.5pt solid #000000" style:writing-mode="lr-tb"/>
    </style:style>
    <style:style style:name="Tabela10.D18" style:family="table-cell">
      <style:table-cell-properties style:vertical-align="bottom" fo:padding="0cm" fo:border="0.5pt solid #000000" style:writing-mode="lr-tb"/>
    </style:style>
    <style:style style:name="Tabela10.E18" style:family="table-cell">
      <style:table-cell-properties style:vertical-align="bottom" fo:padding="0cm" fo:border="0.5pt solid #000000" style:writing-mode="lr-tb"/>
    </style:style>
    <style:style style:name="Tabela10.F18" style:family="table-cell">
      <style:table-cell-properties style:vertical-align="bottom" fo:padding="0cm" fo:border="0.5pt solid #000000" style:writing-mode="lr-tb"/>
    </style:style>
    <style:style style:name="Tabela10.A19" style:family="table-cell">
      <style:table-cell-properties style:vertical-align="bottom" fo:padding="0cm" fo:border="0.5pt solid #000000" style:writing-mode="lr-tb"/>
    </style:style>
    <style:style style:name="Tabela10.B19" style:family="table-cell">
      <style:table-cell-properties style:vertical-align="bottom" fo:padding="0cm" fo:border="0.5pt solid #000000" style:writing-mode="lr-tb"/>
    </style:style>
    <style:style style:name="Tabela10.C19" style:family="table-cell">
      <style:table-cell-properties style:vertical-align="bottom" fo:padding="0cm" fo:border="0.5pt solid #000000" style:writing-mode="lr-tb"/>
    </style:style>
    <style:style style:name="Tabela10.D19" style:family="table-cell">
      <style:table-cell-properties style:vertical-align="bottom" fo:padding="0cm" fo:border="0.5pt solid #000000" style:writing-mode="lr-tb"/>
    </style:style>
    <style:style style:name="Tabela10.E19" style:family="table-cell">
      <style:table-cell-properties style:vertical-align="bottom" fo:padding="0cm" fo:border="0.5pt solid #000000" style:writing-mode="lr-tb"/>
    </style:style>
    <style:style style:name="Tabela10.F19" style:family="table-cell">
      <style:table-cell-properties style:vertical-align="bottom" fo:padding="0cm" fo:border="0.5pt solid #000000" style:writing-mode="lr-tb"/>
    </style:style>
    <style:style style:name="Tabela10.A20" style:family="table-cell">
      <style:table-cell-properties style:vertical-align="bottom" fo:padding="0cm" fo:border="0.5pt solid #000000" style:writing-mode="lr-tb"/>
    </style:style>
    <style:style style:name="Tabela10.B20" style:family="table-cell">
      <style:table-cell-properties style:vertical-align="bottom" fo:padding="0cm" fo:border="0.5pt solid #000000" style:writing-mode="lr-tb"/>
    </style:style>
    <style:style style:name="Tabela10.C20" style:family="table-cell">
      <style:table-cell-properties style:vertical-align="bottom" fo:padding="0cm" fo:border="0.5pt solid #000000" style:writing-mode="lr-tb"/>
    </style:style>
    <style:style style:name="Tabela10.D20" style:family="table-cell">
      <style:table-cell-properties style:vertical-align="bottom" fo:padding="0cm" fo:border="0.5pt solid #000000" style:writing-mode="lr-tb"/>
    </style:style>
    <style:style style:name="Tabela10.E20" style:family="table-cell">
      <style:table-cell-properties style:vertical-align="bottom" fo:padding="0cm" fo:border="0.5pt solid #000000" style:writing-mode="lr-tb"/>
    </style:style>
    <style:style style:name="Tabela10.F20" style:family="table-cell">
      <style:table-cell-properties style:vertical-align="bottom" fo:padding="0cm" fo:border="0.5pt solid #000000" style:writing-mode="lr-tb"/>
    </style:style>
    <style:style style:name="Tabela10.A21" style:family="table-cell">
      <style:table-cell-properties style:vertical-align="bottom" fo:padding="0cm" fo:border="0.5pt solid #000000" style:writing-mode="lr-tb"/>
    </style:style>
    <style:style style:name="Tabela10.B21" style:family="table-cell">
      <style:table-cell-properties style:vertical-align="bottom" fo:padding="0cm" fo:border="0.5pt solid #000000" style:writing-mode="lr-tb"/>
    </style:style>
    <style:style style:name="Tabela10.C21" style:family="table-cell">
      <style:table-cell-properties style:vertical-align="bottom" fo:padding="0cm" fo:border="0.5pt solid #000000" style:writing-mode="lr-tb"/>
    </style:style>
    <style:style style:name="Tabela10.D21" style:family="table-cell">
      <style:table-cell-properties style:vertical-align="bottom" fo:padding="0cm" fo:border="0.5pt solid #000000" style:writing-mode="lr-tb"/>
    </style:style>
    <style:style style:name="Tabela10.E21" style:family="table-cell">
      <style:table-cell-properties style:vertical-align="bottom" fo:padding="0cm" fo:border="0.5pt solid #000000" style:writing-mode="lr-tb"/>
    </style:style>
    <style:style style:name="Tabela10.F21" style:family="table-cell">
      <style:table-cell-properties style:vertical-align="bottom" fo:padding="0cm" fo:border="0.5pt solid #000000" style:writing-mode="lr-tb"/>
    </style:style>
    <style:style style:name="Tabela10.A22" style:family="table-cell">
      <style:table-cell-properties style:vertical-align="bottom" fo:padding="0cm" fo:border="0.5pt solid #000000" style:writing-mode="lr-tb"/>
    </style:style>
    <style:style style:name="Tabela10.B22" style:family="table-cell">
      <style:table-cell-properties style:vertical-align="bottom" fo:padding="0cm" fo:border="0.5pt solid #000000" style:writing-mode="lr-tb"/>
    </style:style>
    <style:style style:name="Tabela10.C22" style:family="table-cell">
      <style:table-cell-properties style:vertical-align="bottom" fo:padding="0cm" fo:border="0.5pt solid #000000" style:writing-mode="lr-tb"/>
    </style:style>
    <style:style style:name="Tabela10.D22" style:family="table-cell">
      <style:table-cell-properties style:vertical-align="bottom" fo:padding="0cm" fo:border="0.5pt solid #000000" style:writing-mode="lr-tb"/>
    </style:style>
    <style:style style:name="Tabela10.E22" style:family="table-cell">
      <style:table-cell-properties style:vertical-align="bottom" fo:padding="0cm" fo:border="0.5pt solid #000000" style:writing-mode="lr-tb"/>
    </style:style>
    <style:style style:name="Tabela10.F22" style:family="table-cell">
      <style:table-cell-properties style:vertical-align="bottom" fo:padding="0cm" fo:border="0.5pt solid #000000" style:writing-mode="lr-tb"/>
    </style:style>
    <style:style style:name="Tabela10.A23" style:family="table-cell">
      <style:table-cell-properties style:vertical-align="bottom" fo:padding="0cm" fo:border="0.5pt solid #000000" style:writing-mode="lr-tb"/>
    </style:style>
    <style:style style:name="Tabela10.B23" style:family="table-cell">
      <style:table-cell-properties style:vertical-align="bottom" fo:padding="0cm" fo:border="0.5pt solid #000000" style:writing-mode="lr-tb"/>
    </style:style>
    <style:style style:name="Tabela10.C23" style:family="table-cell">
      <style:table-cell-properties style:vertical-align="bottom" fo:padding="0cm" fo:border="0.5pt solid #000000" style:writing-mode="lr-tb"/>
    </style:style>
    <style:style style:name="Tabela10.D23" style:family="table-cell">
      <style:table-cell-properties style:vertical-align="bottom" fo:padding="0cm" fo:border="0.5pt solid #000000" style:writing-mode="lr-tb"/>
    </style:style>
    <style:style style:name="Tabela10.E23" style:family="table-cell">
      <style:table-cell-properties style:vertical-align="bottom" fo:padding="0cm" fo:border="0.5pt solid #000000" style:writing-mode="lr-tb"/>
    </style:style>
    <style:style style:name="Tabela10.F23" style:family="table-cell">
      <style:table-cell-properties style:vertical-align="bottom" fo:padding="0cm" fo:border="0.5pt solid #000000" style:writing-mode="lr-tb"/>
    </style:style>
    <style:style style:name="Tabela10.A24" style:family="table-cell">
      <style:table-cell-properties style:vertical-align="bottom" fo:padding="0cm" fo:border="0.5pt solid #000000" style:writing-mode="lr-tb"/>
    </style:style>
    <style:style style:name="Tabela10.B24" style:family="table-cell">
      <style:table-cell-properties style:vertical-align="bottom" fo:padding="0cm" fo:border="0.5pt solid #000000" style:writing-mode="lr-tb"/>
    </style:style>
    <style:style style:name="Tabela10.C24" style:family="table-cell">
      <style:table-cell-properties style:vertical-align="bottom" fo:padding="0cm" fo:border="0.5pt solid #000000" style:writing-mode="lr-tb"/>
    </style:style>
    <style:style style:name="Tabela10.D24" style:family="table-cell">
      <style:table-cell-properties style:vertical-align="bottom" fo:padding="0cm" fo:border="0.5pt solid #000000" style:writing-mode="lr-tb"/>
    </style:style>
    <style:style style:name="Tabela10.E24" style:family="table-cell">
      <style:table-cell-properties style:vertical-align="bottom" fo:padding="0cm" fo:border="0.5pt solid #000000" style:writing-mode="lr-tb"/>
    </style:style>
    <style:style style:name="Tabela10.F24" style:family="table-cell">
      <style:table-cell-properties style:vertical-align="bottom" fo:padding="0cm" fo:border="0.5pt solid #000000" style:writing-mode="lr-tb"/>
    </style:style>
    <style:style style:name="Tabela10.A25" style:family="table-cell">
      <style:table-cell-properties style:vertical-align="bottom" fo:padding="0cm" fo:border="0.5pt solid #000000" style:writing-mode="lr-tb"/>
    </style:style>
    <style:style style:name="Tabela10.B25" style:family="table-cell">
      <style:table-cell-properties style:vertical-align="bottom" fo:padding="0cm" fo:border="0.5pt solid #000000" style:writing-mode="lr-tb"/>
    </style:style>
    <style:style style:name="Tabela10.C25" style:family="table-cell">
      <style:table-cell-properties style:vertical-align="bottom" fo:padding="0cm" fo:border="0.5pt solid #000000" style:writing-mode="lr-tb"/>
    </style:style>
    <style:style style:name="Tabela10.D25" style:family="table-cell">
      <style:table-cell-properties style:vertical-align="bottom" fo:padding="0cm" fo:border="0.5pt solid #000000" style:writing-mode="lr-tb"/>
    </style:style>
    <style:style style:name="Tabela10.E25" style:family="table-cell">
      <style:table-cell-properties style:vertical-align="bottom" fo:padding="0cm" fo:border="0.5pt solid #000000" style:writing-mode="lr-tb"/>
    </style:style>
    <style:style style:name="Tabela10.F25" style:family="table-cell">
      <style:table-cell-properties style:vertical-align="bottom" fo:padding="0cm" fo:border="0.5pt solid #000000" style:writing-mode="lr-tb"/>
    </style:style>
    <style:style style:name="Tabela10.A26" style:family="table-cell">
      <style:table-cell-properties style:vertical-align="bottom" fo:padding="0cm" fo:border="0.5pt solid #000000" style:writing-mode="lr-tb"/>
    </style:style>
    <style:style style:name="Tabela10.B26" style:family="table-cell">
      <style:table-cell-properties style:vertical-align="bottom" fo:padding="0cm" fo:border="0.5pt solid #000000" style:writing-mode="lr-tb"/>
    </style:style>
    <style:style style:name="Tabela10.C26" style:family="table-cell">
      <style:table-cell-properties style:vertical-align="bottom" fo:padding="0cm" fo:border="0.5pt solid #000000" style:writing-mode="lr-tb"/>
    </style:style>
    <style:style style:name="Tabela10.D26" style:family="table-cell">
      <style:table-cell-properties style:vertical-align="bottom" fo:padding="0cm" fo:border="0.5pt solid #000000" style:writing-mode="lr-tb"/>
    </style:style>
    <style:style style:name="Tabela10.E26" style:family="table-cell">
      <style:table-cell-properties style:vertical-align="bottom" fo:padding="0cm" fo:border="0.5pt solid #000000" style:writing-mode="lr-tb"/>
    </style:style>
    <style:style style:name="Tabela10.F26" style:family="table-cell">
      <style:table-cell-properties style:vertical-align="bottom" fo:padding="0cm" fo:border="0.5pt solid #000000" style:writing-mode="lr-tb"/>
    </style:style>
    <style:style style:name="Tabela10.A27" style:family="table-cell">
      <style:table-cell-properties style:vertical-align="bottom" fo:padding="0cm" fo:border="0.5pt solid #000000" style:writing-mode="lr-tb"/>
    </style:style>
    <style:style style:name="Tabela10.B27" style:family="table-cell">
      <style:table-cell-properties style:vertical-align="bottom" fo:padding="0cm" fo:border="0.5pt solid #000000" style:writing-mode="lr-tb"/>
    </style:style>
    <style:style style:name="Tabela10.C27" style:family="table-cell">
      <style:table-cell-properties style:vertical-align="bottom" fo:padding="0cm" fo:border="0.5pt solid #000000" style:writing-mode="lr-tb"/>
    </style:style>
    <style:style style:name="Tabela10.D27" style:family="table-cell">
      <style:table-cell-properties style:vertical-align="bottom" fo:padding="0cm" fo:border="0.5pt solid #000000" style:writing-mode="lr-tb"/>
    </style:style>
    <style:style style:name="Tabela10.E27" style:family="table-cell">
      <style:table-cell-properties style:vertical-align="bottom" fo:padding="0cm" fo:border="0.5pt solid #000000" style:writing-mode="lr-tb"/>
    </style:style>
    <style:style style:name="Tabela10.F27" style:family="table-cell">
      <style:table-cell-properties style:vertical-align="bottom" fo:padding="0cm" fo:border="0.5pt solid #000000" style:writing-mode="lr-tb"/>
    </style:style>
    <style:style style:name="Tabela10.A28" style:family="table-cell">
      <style:table-cell-properties style:vertical-align="bottom" fo:padding="0cm" fo:border="0.5pt solid #000000" style:writing-mode="lr-tb"/>
    </style:style>
    <style:style style:name="Tabela10.B28" style:family="table-cell">
      <style:table-cell-properties style:vertical-align="bottom" fo:padding="0cm" fo:border="0.5pt solid #000000" style:writing-mode="lr-tb"/>
    </style:style>
    <style:style style:name="Tabela10.C28" style:family="table-cell">
      <style:table-cell-properties style:vertical-align="bottom" fo:padding="0cm" fo:border="0.5pt solid #000000" style:writing-mode="lr-tb"/>
    </style:style>
    <style:style style:name="Tabela10.D28" style:family="table-cell">
      <style:table-cell-properties style:vertical-align="bottom" fo:padding="0cm" fo:border="0.5pt solid #000000" style:writing-mode="lr-tb"/>
    </style:style>
    <style:style style:name="Tabela10.E28" style:family="table-cell">
      <style:table-cell-properties style:vertical-align="bottom" fo:padding="0cm" fo:border="0.5pt solid #000000" style:writing-mode="lr-tb"/>
    </style:style>
    <style:style style:name="Tabela10.F28" style:family="table-cell">
      <style:table-cell-properties style:vertical-align="bottom" fo:padding="0cm" fo:border="0.5pt solid #000000" style:writing-mode="lr-tb"/>
    </style:style>
    <style:style style:name="Tabela10.A29" style:family="table-cell">
      <style:table-cell-properties style:vertical-align="bottom" fo:padding="0cm" fo:border="0.5pt solid #000000" style:writing-mode="lr-tb"/>
    </style:style>
    <style:style style:name="Tabela10.B29" style:family="table-cell">
      <style:table-cell-properties style:vertical-align="bottom" fo:padding="0cm" fo:border="0.5pt solid #000000" style:writing-mode="lr-tb"/>
    </style:style>
    <style:style style:name="Tabela10.C29" style:family="table-cell">
      <style:table-cell-properties style:vertical-align="bottom" fo:padding="0cm" fo:border="0.5pt solid #000000" style:writing-mode="lr-tb"/>
    </style:style>
    <style:style style:name="Tabela10.D29" style:family="table-cell">
      <style:table-cell-properties style:vertical-align="bottom" fo:padding="0cm" fo:border="0.5pt solid #000000" style:writing-mode="lr-tb"/>
    </style:style>
    <style:style style:name="Tabela10.E29" style:family="table-cell">
      <style:table-cell-properties style:vertical-align="bottom" fo:padding="0cm" fo:border="0.5pt solid #000000" style:writing-mode="lr-tb"/>
    </style:style>
    <style:style style:name="Tabela10.F29" style:family="table-cell">
      <style:table-cell-properties style:vertical-align="bottom" fo:padding="0cm" fo:border="0.5pt solid #000000" style:writing-mode="lr-tb"/>
    </style:style>
    <style:style style:name="Tabela10.A30" style:family="table-cell">
      <style:table-cell-properties style:vertical-align="bottom" fo:padding="0cm" fo:border="0.5pt solid #000000" style:writing-mode="lr-tb"/>
    </style:style>
    <style:style style:name="Tabela10.B30" style:family="table-cell">
      <style:table-cell-properties style:vertical-align="bottom" fo:padding="0cm" fo:border="0.5pt solid #000000" style:writing-mode="lr-tb"/>
    </style:style>
    <style:style style:name="Tabela10.C30" style:family="table-cell">
      <style:table-cell-properties style:vertical-align="bottom" fo:padding="0cm" fo:border="0.5pt solid #000000" style:writing-mode="lr-tb"/>
    </style:style>
    <style:style style:name="Tabela10.D30" style:family="table-cell">
      <style:table-cell-properties style:vertical-align="bottom" fo:padding="0cm" fo:border="0.5pt solid #000000" style:writing-mode="lr-tb"/>
    </style:style>
    <style:style style:name="Tabela10.E30" style:family="table-cell">
      <style:table-cell-properties style:vertical-align="bottom" fo:padding="0cm" fo:border="0.5pt solid #000000" style:writing-mode="lr-tb"/>
    </style:style>
    <style:style style:name="Tabela10.F30" style:family="table-cell">
      <style:table-cell-properties style:vertical-align="bottom" fo:padding="0cm" fo:border="0.5pt solid #000000" style:writing-mode="lr-tb"/>
    </style:style>
    <style:style style:name="Tabela10.A31" style:family="table-cell">
      <style:table-cell-properties style:vertical-align="bottom" fo:padding="0cm" fo:border="0.5pt solid #000000" style:writing-mode="lr-tb"/>
    </style:style>
    <style:style style:name="Tabela10.B31" style:family="table-cell">
      <style:table-cell-properties style:vertical-align="bottom" fo:padding="0cm" fo:border="0.5pt solid #000000" style:writing-mode="lr-tb"/>
    </style:style>
    <style:style style:name="Tabela10.C31" style:family="table-cell">
      <style:table-cell-properties style:vertical-align="bottom" fo:padding="0cm" fo:border="0.5pt solid #000000" style:writing-mode="lr-tb"/>
    </style:style>
    <style:style style:name="Tabela10.D31" style:family="table-cell">
      <style:table-cell-properties style:vertical-align="bottom" fo:padding="0cm" fo:border="0.5pt solid #000000" style:writing-mode="lr-tb"/>
    </style:style>
    <style:style style:name="Tabela10.E31" style:family="table-cell">
      <style:table-cell-properties style:vertical-align="bottom" fo:padding="0cm" fo:border="0.5pt solid #000000" style:writing-mode="lr-tb"/>
    </style:style>
    <style:style style:name="Tabela10.F31" style:family="table-cell">
      <style:table-cell-properties style:vertical-align="bottom" fo:padding="0cm" fo:border="0.5pt solid #000000" style:writing-mode="lr-tb"/>
    </style:style>
    <style:style style:name="Tabela10.A32" style:family="table-cell">
      <style:table-cell-properties style:vertical-align="bottom" fo:padding="0cm" fo:border="0.5pt solid #000000" style:writing-mode="lr-tb"/>
    </style:style>
    <style:style style:name="Tabela10.B32" style:family="table-cell">
      <style:table-cell-properties style:vertical-align="bottom" fo:padding="0cm" fo:border="0.5pt solid #000000" style:writing-mode="lr-tb"/>
    </style:style>
    <style:style style:name="Tabela10.C32" style:family="table-cell">
      <style:table-cell-properties style:vertical-align="bottom" fo:padding="0cm" fo:border="0.5pt solid #000000" style:writing-mode="lr-tb"/>
    </style:style>
    <style:style style:name="Tabela10.D32" style:family="table-cell">
      <style:table-cell-properties style:vertical-align="bottom" fo:padding="0cm" fo:border="0.5pt solid #000000" style:writing-mode="lr-tb"/>
    </style:style>
    <style:style style:name="Tabela10.E32" style:family="table-cell">
      <style:table-cell-properties style:vertical-align="bottom" fo:padding="0cm" fo:border="0.5pt solid #000000" style:writing-mode="lr-tb"/>
    </style:style>
    <style:style style:name="Tabela10.F32" style:family="table-cell">
      <style:table-cell-properties style:vertical-align="bottom" fo:padding="0cm" fo:border="0.5pt solid #000000" style:writing-mode="lr-tb"/>
    </style:style>
    <style:style style:name="Tabela10.A33" style:family="table-cell">
      <style:table-cell-properties style:vertical-align="bottom" fo:padding="0cm" fo:border="0.5pt solid #000000" style:writing-mode="lr-tb"/>
    </style:style>
    <style:style style:name="Tabela10.B33" style:family="table-cell">
      <style:table-cell-properties style:vertical-align="bottom" fo:padding="0cm" fo:border="0.5pt solid #000000" style:writing-mode="lr-tb"/>
    </style:style>
    <style:style style:name="Tabela10.C33" style:family="table-cell">
      <style:table-cell-properties style:vertical-align="bottom" fo:padding="0cm" fo:border="0.5pt solid #000000" style:writing-mode="lr-tb"/>
    </style:style>
    <style:style style:name="Tabela10.D33" style:family="table-cell">
      <style:table-cell-properties style:vertical-align="bottom" fo:padding="0cm" fo:border="0.5pt solid #000000" style:writing-mode="lr-tb"/>
    </style:style>
    <style:style style:name="Tabela10.E33" style:family="table-cell">
      <style:table-cell-properties style:vertical-align="bottom" fo:padding="0cm" fo:border="0.5pt solid #000000" style:writing-mode="lr-tb"/>
    </style:style>
    <style:style style:name="Tabela10.F33" style:family="table-cell">
      <style:table-cell-properties style:vertical-align="bottom" fo:padding="0cm" fo:border="0.5pt solid #000000" style:writing-mode="lr-tb"/>
    </style:style>
    <style:style style:name="Tabela10.A34" style:family="table-cell">
      <style:table-cell-properties style:vertical-align="bottom" fo:padding="0cm" fo:border="0.5pt solid #000000" style:writing-mode="lr-tb"/>
    </style:style>
    <style:style style:name="Tabela10.B34" style:family="table-cell">
      <style:table-cell-properties style:vertical-align="bottom" fo:padding="0cm" fo:border="0.5pt solid #000000" style:writing-mode="lr-tb"/>
    </style:style>
    <style:style style:name="Tabela10.C34" style:family="table-cell">
      <style:table-cell-properties style:vertical-align="bottom" fo:padding="0cm" fo:border="0.5pt solid #000000" style:writing-mode="lr-tb"/>
    </style:style>
    <style:style style:name="Tabela10.D34" style:family="table-cell">
      <style:table-cell-properties style:vertical-align="bottom" fo:padding="0cm" fo:border="0.5pt solid #000000" style:writing-mode="lr-tb"/>
    </style:style>
    <style:style style:name="Tabela10.E34" style:family="table-cell">
      <style:table-cell-properties style:vertical-align="bottom" fo:padding="0cm" fo:border="0.5pt solid #000000" style:writing-mode="lr-tb"/>
    </style:style>
    <style:style style:name="Tabela10.F34" style:family="table-cell">
      <style:table-cell-properties style:vertical-align="bottom" fo:padding="0cm" fo:border="0.5pt solid #000000" style:writing-mode="lr-tb"/>
    </style:style>
    <style:style style:name="Tabela10.A35" style:family="table-cell">
      <style:table-cell-properties style:vertical-align="bottom" fo:padding="0cm" fo:border="0.5pt solid #000000" style:writing-mode="lr-tb"/>
    </style:style>
    <style:style style:name="Tabela10.B35" style:family="table-cell">
      <style:table-cell-properties style:vertical-align="bottom" fo:padding="0cm" fo:border="0.5pt solid #000000" style:writing-mode="lr-tb"/>
    </style:style>
    <style:style style:name="Tabela10.C35" style:family="table-cell">
      <style:table-cell-properties style:vertical-align="bottom" fo:padding="0cm" fo:border="0.5pt solid #000000" style:writing-mode="lr-tb"/>
    </style:style>
    <style:style style:name="Tabela10.D35" style:family="table-cell">
      <style:table-cell-properties style:vertical-align="bottom" fo:padding="0cm" fo:border="0.5pt solid #000000" style:writing-mode="lr-tb"/>
    </style:style>
    <style:style style:name="Tabela10.E35" style:family="table-cell">
      <style:table-cell-properties style:vertical-align="bottom" fo:padding="0cm" fo:border="0.5pt solid #000000" style:writing-mode="lr-tb"/>
    </style:style>
    <style:style style:name="Tabela10.F35" style:family="table-cell">
      <style:table-cell-properties style:vertical-align="bottom" fo:padding="0cm" fo:border="0.5pt solid #000000" style:writing-mode="lr-tb"/>
    </style:style>
    <style:style style:name="Tabela10.A36" style:family="table-cell">
      <style:table-cell-properties style:vertical-align="bottom" fo:padding="0cm" fo:border="0.5pt solid #000000" style:writing-mode="lr-tb"/>
    </style:style>
    <style:style style:name="Tabela10.B36" style:family="table-cell">
      <style:table-cell-properties style:vertical-align="bottom" fo:padding="0cm" fo:border="0.5pt solid #000000" style:writing-mode="lr-tb"/>
    </style:style>
    <style:style style:name="Tabela10.C36" style:family="table-cell">
      <style:table-cell-properties style:vertical-align="bottom" fo:padding="0cm" fo:border="0.5pt solid #000000" style:writing-mode="lr-tb"/>
    </style:style>
    <style:style style:name="Tabela10.D36" style:family="table-cell">
      <style:table-cell-properties style:vertical-align="bottom" fo:padding="0cm" fo:border="0.5pt solid #000000" style:writing-mode="lr-tb"/>
    </style:style>
    <style:style style:name="Tabela10.E36" style:family="table-cell">
      <style:table-cell-properties style:vertical-align="bottom" fo:padding="0cm" fo:border="0.5pt solid #000000" style:writing-mode="lr-tb"/>
    </style:style>
    <style:style style:name="Tabela10.F36" style:family="table-cell">
      <style:table-cell-properties style:vertical-align="top" fo:padding="0cm" fo:border="0.5pt solid #000000" style:writing-mode="lr-tb"/>
    </style:style>
    <style:style style:name="Tabela10.A37" style:family="table-cell">
      <style:table-cell-properties style:vertical-align="bottom" fo:padding="0cm" fo:border="0.5pt solid #000000" style:writing-mode="lr-tb"/>
    </style:style>
    <style:style style:name="Tabela10.B37" style:family="table-cell">
      <style:table-cell-properties style:vertical-align="bottom" fo:padding="0cm" fo:border="0.5pt solid #000000" style:writing-mode="lr-tb"/>
    </style:style>
    <style:style style:name="Tabela10.C37" style:family="table-cell">
      <style:table-cell-properties style:vertical-align="bottom" fo:padding="0cm" fo:border="0.5pt solid #000000" style:writing-mode="lr-tb"/>
    </style:style>
    <style:style style:name="Tabela10.D37" style:family="table-cell">
      <style:table-cell-properties style:vertical-align="bottom" fo:padding="0cm" fo:border="0.5pt solid #000000" style:writing-mode="lr-tb"/>
    </style:style>
    <style:style style:name="Tabela10.E37" style:family="table-cell">
      <style:table-cell-properties style:vertical-align="bottom" fo:padding="0cm" fo:border="0.5pt solid #000000" style:writing-mode="lr-tb"/>
    </style:style>
    <style:style style:name="Tabela10.F37" style:family="table-cell">
      <style:table-cell-properties style:vertical-align="top" fo:padding="0cm" fo:border="0.5pt solid #000000" style:writing-mode="lr-tb"/>
    </style:style>
    <style:style style:name="Tabela10.A38" style:family="table-cell">
      <style:table-cell-properties style:vertical-align="bottom" fo:padding="0cm" fo:border="0.5pt solid #000000" style:writing-mode="lr-tb"/>
    </style:style>
    <style:style style:name="Tabela10.B38" style:family="table-cell">
      <style:table-cell-properties style:vertical-align="bottom" fo:padding="0cm" fo:border="0.5pt solid #000000" style:writing-mode="lr-tb"/>
    </style:style>
    <style:style style:name="Tabela10.C38" style:family="table-cell">
      <style:table-cell-properties style:vertical-align="bottom" fo:padding="0cm" fo:border="0.5pt solid #000000" style:writing-mode="lr-tb"/>
    </style:style>
    <style:style style:name="Tabela10.D38" style:family="table-cell">
      <style:table-cell-properties style:vertical-align="bottom" fo:padding="0cm" fo:border="0.5pt solid #000000" style:writing-mode="lr-tb"/>
    </style:style>
    <style:style style:name="Tabela10.E38" style:family="table-cell">
      <style:table-cell-properties style:vertical-align="bottom" fo:padding="0cm" fo:border="0.5pt solid #000000" style:writing-mode="lr-tb"/>
    </style:style>
    <style:style style:name="Tabela10.F38" style:family="table-cell">
      <style:table-cell-properties style:vertical-align="bottom" fo:padding="0cm" fo:border="0.5pt solid #000000" style:writing-mode="lr-tb"/>
    </style:style>
    <style:style style:name="Tabela10.A39" style:family="table-cell">
      <style:table-cell-properties style:vertical-align="bottom" fo:padding="0cm" fo:border="0.5pt solid #000000" style:writing-mode="lr-tb"/>
    </style:style>
    <style:style style:name="Tabela10.B39" style:family="table-cell">
      <style:table-cell-properties style:vertical-align="bottom" fo:padding="0cm" fo:border="0.5pt solid #000000" style:writing-mode="lr-tb"/>
    </style:style>
    <style:style style:name="Tabela10.C39" style:family="table-cell">
      <style:table-cell-properties style:vertical-align="bottom" fo:padding="0cm" fo:border="0.5pt solid #000000" style:writing-mode="lr-tb"/>
    </style:style>
    <style:style style:name="Tabela10.D39" style:family="table-cell">
      <style:table-cell-properties style:vertical-align="bottom" fo:padding="0cm" fo:border="0.5pt solid #000000" style:writing-mode="lr-tb"/>
    </style:style>
    <style:style style:name="Tabela10.E39" style:family="table-cell">
      <style:table-cell-properties style:vertical-align="bottom" fo:padding="0cm" fo:border="0.5pt solid #000000" style:writing-mode="lr-tb"/>
    </style:style>
    <style:style style:name="Tabela10.F39" style:family="table-cell">
      <style:table-cell-properties style:vertical-align="bottom" fo:padding="0cm" fo:border="0.5pt solid #000000" style:writing-mode="lr-tb"/>
    </style:style>
    <style:style style:name="Tabela10.A40" style:family="table-cell">
      <style:table-cell-properties style:vertical-align="bottom" fo:padding="0cm" fo:border="0.5pt solid #000000" style:writing-mode="lr-tb"/>
    </style:style>
    <style:style style:name="Tabela10.B40" style:family="table-cell">
      <style:table-cell-properties style:vertical-align="bottom" fo:padding="0cm" fo:border="0.5pt solid #000000" style:writing-mode="lr-tb"/>
    </style:style>
    <style:style style:name="Tabela10.C40" style:family="table-cell">
      <style:table-cell-properties style:vertical-align="bottom" fo:padding="0cm" fo:border="0.5pt solid #000000" style:writing-mode="lr-tb"/>
    </style:style>
    <style:style style:name="Tabela10.D40" style:family="table-cell">
      <style:table-cell-properties style:vertical-align="bottom" fo:padding="0cm" fo:border="0.5pt solid #000000" style:writing-mode="lr-tb"/>
    </style:style>
    <style:style style:name="Tabela10.E40" style:family="table-cell">
      <style:table-cell-properties style:vertical-align="bottom" fo:padding="0cm" fo:border="0.5pt solid #000000" style:writing-mode="lr-tb"/>
    </style:style>
    <style:style style:name="Tabela10.F40" style:family="table-cell">
      <style:table-cell-properties style:vertical-align="bottom" fo:padding="0cm" fo:border="0.5pt solid #000000" style:writing-mode="lr-tb"/>
    </style:style>
    <style:style style:name="Tabela10.A41" style:family="table-cell">
      <style:table-cell-properties style:vertical-align="bottom" fo:padding="0cm" fo:border="0.5pt solid #000000" style:writing-mode="lr-tb"/>
    </style:style>
    <style:style style:name="Tabela10.B41" style:family="table-cell">
      <style:table-cell-properties style:vertical-align="bottom" fo:padding="0cm" fo:border="0.5pt solid #000000" style:writing-mode="lr-tb"/>
    </style:style>
    <style:style style:name="Tabela10.C41" style:family="table-cell">
      <style:table-cell-properties style:vertical-align="bottom" fo:padding="0cm" fo:border="0.5pt solid #000000" style:writing-mode="lr-tb"/>
    </style:style>
    <style:style style:name="Tabela10.D41" style:family="table-cell">
      <style:table-cell-properties style:vertical-align="bottom" fo:padding="0cm" fo:border="0.5pt solid #000000" style:writing-mode="lr-tb"/>
    </style:style>
    <style:style style:name="Tabela10.E41" style:family="table-cell">
      <style:table-cell-properties style:vertical-align="bottom" fo:padding="0cm" fo:border="0.5pt solid #000000" style:writing-mode="lr-tb"/>
    </style:style>
    <style:style style:name="Tabela10.F41" style:family="table-cell">
      <style:table-cell-properties style:vertical-align="bottom" fo:padding="0cm" fo:border="0.5pt solid #000000" style:writing-mode="lr-tb"/>
    </style:style>
    <style:style style:name="Tabela10.A42" style:family="table-cell">
      <style:table-cell-properties style:vertical-align="bottom" fo:padding="0cm" fo:border="0.5pt solid #000000" style:writing-mode="lr-tb"/>
    </style:style>
    <style:style style:name="Tabela10.B42" style:family="table-cell">
      <style:table-cell-properties style:vertical-align="bottom" fo:padding="0cm" fo:border="0.5pt solid #000000" style:writing-mode="lr-tb"/>
    </style:style>
    <style:style style:name="Tabela10.C42" style:family="table-cell">
      <style:table-cell-properties style:vertical-align="bottom" fo:padding="0cm" fo:border="0.5pt solid #000000" style:writing-mode="lr-tb"/>
    </style:style>
    <style:style style:name="Tabela10.D42" style:family="table-cell">
      <style:table-cell-properties style:vertical-align="bottom" fo:padding="0cm" fo:border="0.5pt solid #000000" style:writing-mode="lr-tb"/>
    </style:style>
    <style:style style:name="Tabela10.E42" style:family="table-cell">
      <style:table-cell-properties style:vertical-align="bottom" fo:padding="0cm" fo:border="0.5pt solid #000000" style:writing-mode="lr-tb"/>
    </style:style>
    <style:style style:name="Tabela10.F42" style:family="table-cell">
      <style:table-cell-properties style:vertical-align="bottom" fo:padding="0cm" fo:border="0.5pt solid #000000" style:writing-mode="lr-tb"/>
    </style:style>
    <style:style style:name="Tabela10.A43" style:family="table-cell">
      <style:table-cell-properties style:vertical-align="bottom" fo:padding="0cm" fo:border="0.5pt solid #000000" style:writing-mode="lr-tb"/>
    </style:style>
    <style:style style:name="Tabela10.B43" style:family="table-cell">
      <style:table-cell-properties style:vertical-align="bottom" fo:padding="0cm" fo:border="0.5pt solid #000000" style:writing-mode="lr-tb"/>
    </style:style>
    <style:style style:name="Tabela10.C43" style:family="table-cell">
      <style:table-cell-properties style:vertical-align="bottom" fo:padding="0cm" fo:border="0.5pt solid #000000" style:writing-mode="lr-tb"/>
    </style:style>
    <style:style style:name="Tabela10.D43" style:family="table-cell">
      <style:table-cell-properties style:vertical-align="bottom" fo:padding="0cm" fo:border="0.5pt solid #000000" style:writing-mode="lr-tb"/>
    </style:style>
    <style:style style:name="Tabela10.E43" style:family="table-cell">
      <style:table-cell-properties style:vertical-align="bottom" fo:padding="0cm" fo:border="0.5pt solid #000000" style:writing-mode="lr-tb"/>
    </style:style>
    <style:style style:name="Tabela10.F43" style:family="table-cell">
      <style:table-cell-properties style:vertical-align="bottom" fo:padding="0cm" fo:border="0.5pt solid #000000" style:writing-mode="lr-tb"/>
    </style:style>
    <style:style style:name="Tabela10.A44" style:family="table-cell">
      <style:table-cell-properties style:vertical-align="bottom" fo:padding="0cm" fo:border="0.5pt solid #000000" style:writing-mode="lr-tb"/>
    </style:style>
    <style:style style:name="Tabela10.B44" style:family="table-cell">
      <style:table-cell-properties style:vertical-align="bottom" fo:padding="0cm" fo:border="0.5pt solid #000000" style:writing-mode="lr-tb"/>
    </style:style>
    <style:style style:name="Tabela10.C44" style:family="table-cell">
      <style:table-cell-properties style:vertical-align="bottom" fo:padding="0cm" fo:border="0.5pt solid #000000" style:writing-mode="lr-tb"/>
    </style:style>
    <style:style style:name="Tabela10.D44" style:family="table-cell">
      <style:table-cell-properties style:vertical-align="bottom" fo:padding="0cm" fo:border="0.5pt solid #000000" style:writing-mode="lr-tb"/>
    </style:style>
    <style:style style:name="Tabela10.E44" style:family="table-cell">
      <style:table-cell-properties style:vertical-align="bottom" fo:padding="0cm" fo:border="0.5pt solid #000000" style:writing-mode="lr-tb"/>
    </style:style>
    <style:style style:name="Tabela10.F44" style:family="table-cell">
      <style:table-cell-properties style:vertical-align="bottom" fo:padding="0cm" fo:border="0.5pt solid #000000" style:writing-mode="lr-tb"/>
    </style:style>
    <style:style style:name="Tabela10.A45" style:family="table-cell">
      <style:table-cell-properties style:vertical-align="bottom" fo:padding="0cm" fo:border="0.5pt solid #000000" style:writing-mode="lr-tb"/>
    </style:style>
    <style:style style:name="Tabela10.B45" style:family="table-cell">
      <style:table-cell-properties style:vertical-align="bottom" fo:padding="0cm" fo:border="0.5pt solid #000000" style:writing-mode="lr-tb"/>
    </style:style>
    <style:style style:name="Tabela10.C45" style:family="table-cell">
      <style:table-cell-properties style:vertical-align="bottom" fo:padding="0cm" fo:border="0.5pt solid #000000" style:writing-mode="lr-tb"/>
    </style:style>
    <style:style style:name="Tabela10.D45" style:family="table-cell">
      <style:table-cell-properties style:vertical-align="bottom" fo:padding="0cm" fo:border="0.5pt solid #000000" style:writing-mode="lr-tb"/>
    </style:style>
    <style:style style:name="Tabela10.E45" style:family="table-cell">
      <style:table-cell-properties style:vertical-align="bottom" fo:padding="0cm" fo:border="0.5pt solid #000000" style:writing-mode="lr-tb"/>
    </style:style>
    <style:style style:name="Tabela10.F45" style:family="table-cell">
      <style:table-cell-properties style:vertical-align="bottom" fo:padding="0cm" fo:border="0.5pt solid #000000" style:writing-mode="lr-tb"/>
    </style:style>
    <style:style style:name="Tabela10.A46" style:family="table-cell">
      <style:table-cell-properties style:vertical-align="bottom" fo:padding="0cm" fo:border="0.5pt solid #000000" style:writing-mode="lr-tb"/>
    </style:style>
    <style:style style:name="Tabela10.B46" style:family="table-cell">
      <style:table-cell-properties style:vertical-align="bottom" fo:padding="0cm" fo:border="0.5pt solid #000000" style:writing-mode="lr-tb"/>
    </style:style>
    <style:style style:name="Tabela10.C46" style:family="table-cell">
      <style:table-cell-properties style:vertical-align="bottom" fo:padding="0cm" fo:border="0.5pt solid #000000" style:writing-mode="lr-tb"/>
    </style:style>
    <style:style style:name="Tabela10.D46" style:family="table-cell">
      <style:table-cell-properties style:vertical-align="bottom" fo:padding="0cm" fo:border="0.5pt solid #000000" style:writing-mode="lr-tb"/>
    </style:style>
    <style:style style:name="Tabela10.E46" style:family="table-cell">
      <style:table-cell-properties style:vertical-align="bottom" fo:padding="0cm" fo:border="0.5pt solid #000000" style:writing-mode="lr-tb"/>
    </style:style>
    <style:style style:name="Tabela10.F46" style:family="table-cell">
      <style:table-cell-properties style:vertical-align="bottom" fo:padding="0cm" fo:border="0.5pt solid #000000" style:writing-mode="lr-tb"/>
    </style:style>
    <style:style style:name="Tabela10.A47" style:family="table-cell">
      <style:table-cell-properties style:vertical-align="bottom" fo:padding="0cm" fo:border="0.5pt solid #000000" style:writing-mode="lr-tb"/>
    </style:style>
    <style:style style:name="Tabela10.B47" style:family="table-cell">
      <style:table-cell-properties style:vertical-align="bottom" fo:padding="0cm" fo:border="0.5pt solid #000000" style:writing-mode="lr-tb"/>
    </style:style>
    <style:style style:name="Tabela10.C47" style:family="table-cell">
      <style:table-cell-properties style:vertical-align="bottom" fo:padding="0cm" fo:border="0.5pt solid #000000" style:writing-mode="lr-tb"/>
    </style:style>
    <style:style style:name="Tabela10.D47" style:family="table-cell">
      <style:table-cell-properties style:vertical-align="bottom" fo:padding="0cm" fo:border="0.5pt solid #000000" style:writing-mode="lr-tb"/>
    </style:style>
    <style:style style:name="Tabela10.E47" style:family="table-cell">
      <style:table-cell-properties style:vertical-align="bottom" fo:padding="0cm" fo:border="0.5pt solid #000000" style:writing-mode="lr-tb"/>
    </style:style>
    <style:style style:name="Tabela10.F47" style:family="table-cell">
      <style:table-cell-properties style:vertical-align="bottom" fo:padding="0cm" fo:border="0.5pt solid #000000" style:writing-mode="lr-tb"/>
    </style:style>
    <style:style style:name="Tabela10.A48" style:family="table-cell">
      <style:table-cell-properties style:vertical-align="middle" fo:padding="0cm" fo:border="0.5pt solid #000000" style:writing-mode="lr-tb"/>
    </style:style>
    <style:style style:name="Tabela10.B48" style:family="table-cell">
      <style:table-cell-properties style:vertical-align="bottom" fo:padding="0cm" fo:border="0.5pt solid #000000" style:writing-mode="lr-tb"/>
    </style:style>
    <style:style style:name="Tabela10.C48" style:family="table-cell">
      <style:table-cell-properties style:vertical-align="middle" fo:padding="0cm" fo:border="0.5pt solid #000000" style:writing-mode="lr-tb"/>
    </style:style>
    <style:style style:name="Tabela10.D48" style:family="table-cell">
      <style:table-cell-properties style:vertical-align="bottom" fo:padding="0cm" fo:border="0.5pt solid #000000" style:writing-mode="lr-tb"/>
    </style:style>
    <style:style style:name="Tabela10.E48" style:family="table-cell">
      <style:table-cell-properties style:vertical-align="bottom" fo:padding="0cm" fo:border="0.5pt solid #000000" style:writing-mode="lr-tb"/>
    </style:style>
    <style:style style:name="Tabela10.F48" style:family="table-cell">
      <style:table-cell-properties style:vertical-align="bottom" fo:padding="0cm" fo:border="0.5pt solid #000000" style:writing-mode="lr-tb"/>
    </style:style>
    <style:style style:name="Tabela10.A49" style:family="table-cell">
      <style:table-cell-properties style:vertical-align="middle" fo:padding="0cm" fo:border="0.5pt solid #000000" style:writing-mode="lr-tb"/>
    </style:style>
    <style:style style:name="Tabela10.B49" style:family="table-cell">
      <style:table-cell-properties style:vertical-align="middle" fo:padding="0cm" fo:border="0.5pt solid #000000" style:writing-mode="lr-tb"/>
    </style:style>
    <style:style style:name="Tabela10.C49" style:family="table-cell">
      <style:table-cell-properties style:vertical-align="middle" fo:padding="0cm" fo:border="0.5pt solid #000000" style:writing-mode="lr-tb"/>
    </style:style>
    <style:style style:name="Tabela10.D49" style:family="table-cell">
      <style:table-cell-properties style:vertical-align="bottom" fo:padding="0cm" fo:border="0.5pt solid #000000" style:writing-mode="lr-tb"/>
    </style:style>
    <style:style style:name="Tabela10.E49" style:family="table-cell">
      <style:table-cell-properties style:vertical-align="bottom" fo:padding="0cm" fo:border="0.5pt solid #000000" style:writing-mode="lr-tb"/>
    </style:style>
    <style:style style:name="Tabela10.F49" style:family="table-cell">
      <style:table-cell-properties style:vertical-align="bottom" fo:padding="0cm" fo:border="0.5pt solid #000000" style:writing-mode="lr-tb"/>
    </style:style>
    <style:style style:name="Tabela10.A50" style:family="table-cell">
      <style:table-cell-properties style:vertical-align="bottom" fo:padding="0cm" fo:border="0.5pt solid #000000" style:writing-mode="lr-tb"/>
    </style:style>
    <style:style style:name="Tabela10.B50" style:family="table-cell">
      <style:table-cell-properties style:vertical-align="bottom" fo:padding="0cm" fo:border="0.5pt solid #000000" style:writing-mode="lr-tb"/>
    </style:style>
    <style:style style:name="Tabela10.C50" style:family="table-cell">
      <style:table-cell-properties style:vertical-align="bottom" fo:padding="0cm" fo:border="0.5pt solid #000000" style:writing-mode="lr-tb"/>
    </style:style>
    <style:style style:name="Tabela10.D50" style:family="table-cell">
      <style:table-cell-properties style:vertical-align="bottom" fo:padding="0cm" fo:border="0.5pt solid #000000" style:writing-mode="lr-tb"/>
    </style:style>
    <style:style style:name="Tabela10.E50" style:family="table-cell">
      <style:table-cell-properties style:vertical-align="bottom" fo:padding="0cm" fo:border="0.5pt solid #000000" style:writing-mode="lr-tb"/>
    </style:style>
    <style:style style:name="Tabela10.F50" style:family="table-cell">
      <style:table-cell-properties style:vertical-align="bottom" fo:padding="0cm" fo:border="0.5pt solid #000000" style:writing-mode="lr-tb"/>
    </style:style>
    <style:style style:name="Tabela10.A51" style:family="table-cell">
      <style:table-cell-properties style:vertical-align="bottom" fo:padding="0cm" fo:border="0.5pt solid #000000" style:writing-mode="lr-tb"/>
    </style:style>
    <style:style style:name="Tabela10.B51" style:family="table-cell">
      <style:table-cell-properties style:vertical-align="bottom" fo:padding="0cm" fo:border="0.5pt solid #000000" style:writing-mode="lr-tb"/>
    </style:style>
    <style:style style:name="Tabela10.C51" style:family="table-cell">
      <style:table-cell-properties style:vertical-align="bottom" fo:padding="0cm" fo:border="0.5pt solid #000000" style:writing-mode="lr-tb"/>
    </style:style>
    <style:style style:name="Tabela10.D51" style:family="table-cell">
      <style:table-cell-properties style:vertical-align="bottom" fo:padding="0cm" fo:border="0.5pt solid #000000" style:writing-mode="lr-tb"/>
    </style:style>
    <style:style style:name="Tabela10.E51" style:family="table-cell">
      <style:table-cell-properties style:vertical-align="bottom" fo:padding="0cm" fo:border="0.5pt solid #000000" style:writing-mode="lr-tb"/>
    </style:style>
    <style:style style:name="Tabela10.F51" style:family="table-cell">
      <style:table-cell-properties style:vertical-align="bottom" fo:padding="0cm" fo:border="0.5pt solid #000000" style:writing-mode="lr-tb"/>
    </style:style>
    <style:style style:name="Tabela10.A52" style:family="table-cell">
      <style:table-cell-properties style:vertical-align="bottom" fo:padding="0cm" fo:border="0.5pt solid #000000" style:writing-mode="lr-tb"/>
    </style:style>
    <style:style style:name="Tabela10.B52" style:family="table-cell">
      <style:table-cell-properties style:vertical-align="bottom" fo:padding="0cm" fo:border="0.5pt solid #000000" style:writing-mode="lr-tb"/>
    </style:style>
    <style:style style:name="Tabela10.C52" style:family="table-cell">
      <style:table-cell-properties style:vertical-align="bottom" fo:padding="0cm" fo:border="0.5pt solid #000000" style:writing-mode="lr-tb"/>
    </style:style>
    <style:style style:name="Tabela10.D52" style:family="table-cell">
      <style:table-cell-properties style:vertical-align="bottom" fo:padding="0cm" fo:border="0.5pt solid #000000" style:writing-mode="lr-tb"/>
    </style:style>
    <style:style style:name="Tabela10.E52" style:family="table-cell">
      <style:table-cell-properties style:vertical-align="bottom" fo:padding="0cm" fo:border="0.5pt solid #000000" style:writing-mode="lr-tb"/>
    </style:style>
    <style:style style:name="Tabela10.F52" style:family="table-cell">
      <style:table-cell-properties style:vertical-align="top" fo:padding="0cm" fo:border="0.5pt solid #000000" style:writing-mode="lr-tb"/>
    </style:style>
    <style:style style:name="Tabela10.A53" style:family="table-cell">
      <style:table-cell-properties style:vertical-align="top" fo:padding="0cm" fo:border="0.5pt solid #000000" style:writing-mode="lr-tb"/>
    </style:style>
    <style:style style:name="Tabela10.B53" style:family="table-cell">
      <style:table-cell-properties style:vertical-align="top" fo:padding="0cm" fo:border="0.5pt solid #000000" style:writing-mode="lr-tb"/>
    </style:style>
    <style:style style:name="Tabela10.C53" style:family="table-cell">
      <style:table-cell-properties style:vertical-align="top" fo:padding="0cm" fo:border="0.5pt solid #000000" style:writing-mode="lr-tb"/>
    </style:style>
    <style:style style:name="Tabela10.D53" style:family="table-cell">
      <style:table-cell-properties style:vertical-align="top" fo:padding="0cm" fo:border="0.5pt solid #000000" style:writing-mode="lr-tb"/>
    </style:style>
    <style:style style:name="Tabela10.E53" style:family="table-cell">
      <style:table-cell-properties style:vertical-align="middle" fo:padding="0cm" fo:border="0.5pt solid #000000" style:writing-mode="lr-tb"/>
    </style:style>
    <style:style style:name="Tabela10.F53" style:family="table-cell">
      <style:table-cell-properties style:vertical-align="top" fo:padding="0cm" fo:border="0.5pt solid #000000" style:writing-mode="lr-tb"/>
    </style:style>
    <style:style style:name="Tabela10.A54" style:family="table-cell">
      <style:table-cell-properties style:vertical-align="top" fo:padding="0cm" fo:border="0.5pt solid #000000" style:writing-mode="lr-tb"/>
    </style:style>
    <style:style style:name="Tabela10.B54" style:family="table-cell">
      <style:table-cell-properties style:vertical-align="top" fo:padding="0cm" fo:border="0.5pt solid #000000" style:writing-mode="lr-tb"/>
    </style:style>
    <style:style style:name="Tabela10.C54" style:family="table-cell">
      <style:table-cell-properties style:vertical-align="top" fo:padding="0cm" fo:border="0.5pt solid #000000" style:writing-mode="lr-tb"/>
    </style:style>
    <style:style style:name="Tabela10.D54" style:family="table-cell">
      <style:table-cell-properties style:vertical-align="top" fo:padding="0cm" fo:border="0.5pt solid #000000" style:writing-mode="lr-tb"/>
    </style:style>
    <style:style style:name="Tabela10.E54" style:family="table-cell">
      <style:table-cell-properties style:vertical-align="middle" fo:padding="0cm" fo:border="0.5pt solid #000000" style:writing-mode="lr-tb"/>
    </style:style>
    <style:style style:name="Tabela10.F54" style:family="table-cell">
      <style:table-cell-properties style:vertical-align="top" fo:padding="0cm" fo:border="0.5pt solid #000000" style:writing-mode="lr-tb"/>
    </style:style>
    <style:style style:name="Tabela10.A55" style:family="table-cell">
      <style:table-cell-properties style:vertical-align="middle" fo:padding="0cm" fo:border="0.5pt solid #000000" style:writing-mode="lr-tb"/>
    </style:style>
    <style:style style:name="Tabela10.B55" style:family="table-cell">
      <style:table-cell-properties style:vertical-align="middle" fo:padding="0cm" fo:border="0.5pt solid #000000" style:writing-mode="lr-tb"/>
    </style:style>
    <style:style style:name="Tabela10.C55" style:family="table-cell">
      <style:table-cell-properties style:vertical-align="middle" fo:padding="0cm" fo:border="0.5pt solid #000000" style:writing-mode="lr-tb"/>
    </style:style>
    <style:style style:name="Tabela10.D55" style:family="table-cell">
      <style:table-cell-properties style:vertical-align="middle" fo:padding="0cm" fo:border="0.5pt solid #000000" style:writing-mode="lr-tb"/>
    </style:style>
    <style:style style:name="Tabela10.E55" style:family="table-cell">
      <style:table-cell-properties style:vertical-align="middle" fo:padding="0cm" fo:border="0.5pt solid #000000" style:writing-mode="lr-tb"/>
    </style:style>
    <style:style style:name="Tabela10.F55" style:family="table-cell">
      <style:table-cell-properties style:vertical-align="middle" fo:padding="0cm" fo:border="0.5pt solid #000000" style:writing-mode="lr-tb"/>
    </style:style>
    <style:style style:name="Tabela10.A56" style:family="table-cell">
      <style:table-cell-properties style:vertical-align="bottom" fo:padding="0cm" fo:border="0.5pt solid #000000" style:writing-mode="lr-tb"/>
    </style:style>
    <style:style style:name="Tabela10.B56" style:family="table-cell">
      <style:table-cell-properties style:vertical-align="bottom" fo:padding="0cm" fo:border="0.5pt solid #000000" style:writing-mode="lr-tb"/>
    </style:style>
    <style:style style:name="Tabela10.C56" style:family="table-cell">
      <style:table-cell-properties style:vertical-align="bottom" fo:padding="0cm" fo:border="0.5pt solid #000000" style:writing-mode="lr-tb"/>
    </style:style>
    <style:style style:name="Tabela10.D56" style:family="table-cell">
      <style:table-cell-properties style:vertical-align="bottom" fo:padding="0cm" fo:border="0.5pt solid #000000" style:writing-mode="lr-tb"/>
    </style:style>
    <style:style style:name="Tabela10.E56" style:family="table-cell">
      <style:table-cell-properties style:vertical-align="bottom" fo:padding="0cm" fo:border="0.5pt solid #000000" style:writing-mode="lr-tb"/>
    </style:style>
    <style:style style:name="Tabela10.F56" style:family="table-cell">
      <style:table-cell-properties style:vertical-align="bottom" fo:padding="0cm" fo:border="0.5pt solid #000000" style:writing-mode="lr-tb"/>
    </style:style>
    <style:style style:name="Tabela10.A57" style:family="table-cell">
      <style:table-cell-properties style:vertical-align="bottom" fo:padding="0cm" fo:border="0.5pt solid #000000" style:writing-mode="lr-tb"/>
    </style:style>
    <style:style style:name="Tabela10.B57" style:family="table-cell">
      <style:table-cell-properties style:vertical-align="bottom" fo:padding="0cm" fo:border="0.5pt solid #000000" style:writing-mode="lr-tb"/>
    </style:style>
    <style:style style:name="Tabela10.C57" style:family="table-cell">
      <style:table-cell-properties style:vertical-align="bottom" fo:padding="0cm" fo:border="0.5pt solid #000000" style:writing-mode="lr-tb"/>
    </style:style>
    <style:style style:name="Tabela10.D57" style:family="table-cell">
      <style:table-cell-properties style:vertical-align="bottom" fo:padding="0cm" fo:border="0.5pt solid #000000" style:writing-mode="lr-tb"/>
    </style:style>
    <style:style style:name="Tabela10.E57" style:family="table-cell">
      <style:table-cell-properties style:vertical-align="bottom" fo:padding="0cm" fo:border="0.5pt solid #000000" style:writing-mode="lr-tb"/>
    </style:style>
    <style:style style:name="Tabela10.F57" style:family="table-cell">
      <style:table-cell-properties style:vertical-align="bottom" fo:padding="0cm" fo:border="0.5pt solid #000000" style:writing-mode="lr-tb"/>
    </style:style>
    <style:style style:name="Tabela10.A58" style:family="table-cell">
      <style:table-cell-properties style:vertical-align="bottom" fo:padding="0cm" fo:border="0.5pt solid #000000" style:writing-mode="lr-tb"/>
    </style:style>
    <style:style style:name="Tabela10.B58" style:family="table-cell">
      <style:table-cell-properties style:vertical-align="bottom" fo:padding="0cm" fo:border="0.5pt solid #000000" style:writing-mode="lr-tb"/>
    </style:style>
    <style:style style:name="Tabela10.C58" style:family="table-cell">
      <style:table-cell-properties style:vertical-align="bottom" fo:padding="0cm" fo:border="0.5pt solid #000000" style:writing-mode="lr-tb"/>
    </style:style>
    <style:style style:name="Tabela10.D58" style:family="table-cell">
      <style:table-cell-properties style:vertical-align="bottom" fo:padding="0cm" fo:border="0.5pt solid #000000" style:writing-mode="lr-tb"/>
    </style:style>
    <style:style style:name="Tabela10.E58" style:family="table-cell">
      <style:table-cell-properties style:vertical-align="bottom" fo:padding="0cm" fo:border="0.5pt solid #000000" style:writing-mode="lr-tb"/>
    </style:style>
    <style:style style:name="Tabela10.F58" style:family="table-cell">
      <style:table-cell-properties style:vertical-align="bottom" fo:padding="0cm" fo:border="0.5pt solid #000000" style:writing-mode="lr-tb"/>
    </style:style>
    <style:style style:name="Tabela10.A59" style:family="table-cell">
      <style:table-cell-properties style:vertical-align="bottom" fo:padding="0cm" fo:border="0.5pt solid #000000" style:writing-mode="lr-tb"/>
    </style:style>
    <style:style style:name="Tabela10.B59" style:family="table-cell">
      <style:table-cell-properties style:vertical-align="bottom" fo:padding="0cm" fo:border="0.5pt solid #000000" style:writing-mode="lr-tb"/>
    </style:style>
    <style:style style:name="Tabela10.C59" style:family="table-cell">
      <style:table-cell-properties style:vertical-align="bottom" fo:padding="0cm" fo:border="0.5pt solid #000000" style:writing-mode="lr-tb"/>
    </style:style>
    <style:style style:name="Tabela10.D59" style:family="table-cell">
      <style:table-cell-properties style:vertical-align="bottom" fo:padding="0cm" fo:border="0.5pt solid #000000" style:writing-mode="lr-tb"/>
    </style:style>
    <style:style style:name="Tabela10.E59" style:family="table-cell">
      <style:table-cell-properties style:vertical-align="bottom" fo:padding="0cm" fo:border="0.5pt solid #000000" style:writing-mode="lr-tb"/>
    </style:style>
    <style:style style:name="Tabela10.F59" style:family="table-cell">
      <style:table-cell-properties style:vertical-align="bottom" fo:padding="0cm" fo:border="0.5pt solid #000000" style:writing-mode="lr-tb"/>
    </style:style>
    <style:style style:name="Tabela10.A60" style:family="table-cell">
      <style:table-cell-properties style:vertical-align="bottom" fo:padding="0cm" fo:border="0.5pt solid #000000" style:writing-mode="lr-tb"/>
    </style:style>
    <style:style style:name="Tabela10.B60" style:family="table-cell">
      <style:table-cell-properties style:vertical-align="bottom" fo:padding="0cm" fo:border="0.5pt solid #000000" style:writing-mode="lr-tb"/>
    </style:style>
    <style:style style:name="Tabela10.C60" style:family="table-cell">
      <style:table-cell-properties style:vertical-align="bottom" fo:padding="0cm" fo:border="0.5pt solid #000000" style:writing-mode="lr-tb"/>
    </style:style>
    <style:style style:name="Tabela10.D60" style:family="table-cell">
      <style:table-cell-properties style:vertical-align="bottom" fo:padding="0cm" fo:border="0.5pt solid #000000" style:writing-mode="lr-tb"/>
    </style:style>
    <style:style style:name="Tabela10.E60" style:family="table-cell">
      <style:table-cell-properties style:vertical-align="bottom" fo:padding="0cm" fo:border="0.5pt solid #000000" style:writing-mode="lr-tb"/>
    </style:style>
    <style:style style:name="Tabela10.F60" style:family="table-cell">
      <style:table-cell-properties style:vertical-align="bottom" fo:padding="0cm" fo:border="0.5pt solid #000000" style:writing-mode="lr-tb"/>
    </style:style>
    <style:style style:name="Tabela10.A61" style:family="table-cell">
      <style:table-cell-properties style:vertical-align="bottom" fo:padding="0cm" fo:border="0.5pt solid #000000" style:writing-mode="lr-tb"/>
    </style:style>
    <style:style style:name="Tabela10.B61" style:family="table-cell">
      <style:table-cell-properties style:vertical-align="bottom" fo:padding="0cm" fo:border="0.5pt solid #000000" style:writing-mode="lr-tb"/>
    </style:style>
    <style:style style:name="Tabela10.C61" style:family="table-cell">
      <style:table-cell-properties style:vertical-align="bottom" fo:padding="0cm" fo:border="0.5pt solid #000000" style:writing-mode="lr-tb"/>
    </style:style>
    <style:style style:name="Tabela10.D61" style:family="table-cell">
      <style:table-cell-properties style:vertical-align="bottom" fo:padding="0cm" fo:border="0.5pt solid #000000" style:writing-mode="lr-tb"/>
    </style:style>
    <style:style style:name="Tabela10.E61" style:family="table-cell">
      <style:table-cell-properties style:vertical-align="bottom" fo:padding="0cm" fo:border="0.5pt solid #000000" style:writing-mode="lr-tb"/>
    </style:style>
    <style:style style:name="Tabela10.F61" style:family="table-cell">
      <style:table-cell-properties style:vertical-align="bottom" fo:padding="0cm" fo:border="0.5pt solid #000000" style:writing-mode="lr-tb"/>
    </style:style>
    <style:style style:name="Tabela10.F62" style:family="table-cell">
      <style:table-cell-properties style:vertical-align="middle" fo:background-color="#d9d9d9" fo:padding="0cm" fo:border="0.5pt solid #000000" style:writing-mode="lr-tb">
        <style:background-image/>
      </style:table-cell-properties>
    </style:style>
    <style:style style:name="Tabela10.A65" style:family="table-cell">
      <style:table-cell-properties style:vertical-align="bottom" fo:padding="0cm" fo:border="0.5pt solid #000000" style:writing-mode="lr-tb"/>
    </style:style>
    <style:style style:name="Tabela10.B65" style:family="table-cell">
      <style:table-cell-properties style:vertical-align="bottom" fo:padding="0cm" fo:border="0.5pt solid #000000" style:writing-mode="lr-tb"/>
    </style:style>
    <style:style style:name="Tabela10.C65" style:family="table-cell">
      <style:table-cell-properties style:vertical-align="bottom" fo:padding="0cm" fo:border="0.5pt solid #000000" style:writing-mode="lr-tb"/>
    </style:style>
    <style:style style:name="Tabela10.D65" style:family="table-cell">
      <style:table-cell-properties style:vertical-align="bottom" fo:padding="0cm" fo:border="0.5pt solid #000000" style:writing-mode="lr-tb"/>
    </style:style>
    <style:style style:name="Tabela10.E65" style:family="table-cell">
      <style:table-cell-properties style:vertical-align="bottom" fo:padding="0cm" fo:border="0.5pt solid #000000" style:writing-mode="lr-tb"/>
    </style:style>
    <style:style style:name="Tabela10.F65" style:family="table-cell">
      <style:table-cell-properties style:vertical-align="bottom" fo:padding="0cm" fo:border="0.5pt solid #000000" style:writing-mode="lr-tb"/>
    </style:style>
    <style:style style:name="Tabela10.A66" style:family="table-cell">
      <style:table-cell-properties style:vertical-align="bottom" fo:padding="0cm" fo:border="0.5pt solid #000000" style:writing-mode="lr-tb"/>
    </style:style>
    <style:style style:name="Tabela10.B66" style:family="table-cell">
      <style:table-cell-properties style:vertical-align="bottom" fo:padding="0cm" fo:border="0.5pt solid #000000" style:writing-mode="lr-tb"/>
    </style:style>
    <style:style style:name="Tabela10.C66" style:family="table-cell">
      <style:table-cell-properties style:vertical-align="bottom" fo:padding="0cm" fo:border="0.5pt solid #000000" style:writing-mode="lr-tb"/>
    </style:style>
    <style:style style:name="Tabela10.D66" style:family="table-cell">
      <style:table-cell-properties style:vertical-align="bottom" fo:padding="0cm" fo:border="0.5pt solid #000000" style:writing-mode="lr-tb"/>
    </style:style>
    <style:style style:name="Tabela10.E66" style:family="table-cell">
      <style:table-cell-properties style:vertical-align="bottom" fo:padding="0cm" fo:border="0.5pt solid #000000" style:writing-mode="lr-tb"/>
    </style:style>
    <style:style style:name="Tabela10.F66" style:family="table-cell">
      <style:table-cell-properties style:vertical-align="bottom" fo:padding="0cm" fo:border="0.5pt solid #000000" style:writing-mode="lr-tb"/>
    </style:style>
    <style:style style:name="Tabela10.A67" style:family="table-cell">
      <style:table-cell-properties style:vertical-align="bottom" fo:padding="0cm" fo:border="0.5pt solid #000000" style:writing-mode="lr-tb"/>
    </style:style>
    <style:style style:name="Tabela10.B67" style:family="table-cell">
      <style:table-cell-properties style:vertical-align="top" fo:padding="0cm" fo:border="0.5pt solid #000000" style:writing-mode="lr-tb"/>
    </style:style>
    <style:style style:name="Tabela10.C67" style:family="table-cell">
      <style:table-cell-properties style:vertical-align="top" fo:padding="0cm" fo:border="0.5pt solid #000000" style:writing-mode="lr-tb"/>
    </style:style>
    <style:style style:name="Tabela10.D67" style:family="table-cell">
      <style:table-cell-properties style:vertical-align="top" fo:padding="0cm" fo:border="0.5pt solid #000000" style:writing-mode="lr-tb"/>
    </style:style>
    <style:style style:name="Tabela10.E67" style:family="table-cell">
      <style:table-cell-properties style:vertical-align="middle" fo:padding="0cm" fo:border="0.5pt solid #000000" style:writing-mode="lr-tb"/>
    </style:style>
    <style:style style:name="Tabela10.F67" style:family="table-cell">
      <style:table-cell-properties style:vertical-align="top" fo:padding="0cm" fo:border="0.5pt solid #000000" style:writing-mode="lr-tb"/>
    </style:style>
    <style:style style:name="Tabela10.A68" style:family="table-cell">
      <style:table-cell-properties style:vertical-align="bottom" fo:padding="0cm" fo:border="0.5pt solid #000000" style:writing-mode="lr-tb"/>
    </style:style>
    <style:style style:name="Tabela10.B68" style:family="table-cell">
      <style:table-cell-properties style:vertical-align="top" fo:padding="0cm" fo:border="0.5pt solid #000000" style:writing-mode="lr-tb"/>
    </style:style>
    <style:style style:name="Tabela10.C68" style:family="table-cell">
      <style:table-cell-properties style:vertical-align="top" fo:padding="0cm" fo:border="0.5pt solid #000000" style:writing-mode="lr-tb"/>
    </style:style>
    <style:style style:name="Tabela10.D68" style:family="table-cell">
      <style:table-cell-properties style:vertical-align="top" fo:padding="0cm" fo:border="0.5pt solid #000000" style:writing-mode="lr-tb"/>
    </style:style>
    <style:style style:name="Tabela10.E68" style:family="table-cell">
      <style:table-cell-properties style:vertical-align="middle" fo:padding="0cm" fo:border="0.5pt solid #000000" style:writing-mode="lr-tb"/>
    </style:style>
    <style:style style:name="Tabela10.F68" style:family="table-cell">
      <style:table-cell-properties style:vertical-align="top" fo:padding="0cm" fo:border="0.5pt solid #000000" style:writing-mode="lr-tb"/>
    </style:style>
    <style:style style:name="Tabela10.A69" style:family="table-cell">
      <style:table-cell-properties style:vertical-align="bottom" fo:padding="0cm" fo:border="0.5pt solid #000000" style:writing-mode="lr-tb"/>
    </style:style>
    <style:style style:name="Tabela10.B69" style:family="table-cell">
      <style:table-cell-properties style:vertical-align="top" fo:padding="0cm" fo:border="0.5pt solid #000000" style:writing-mode="lr-tb"/>
    </style:style>
    <style:style style:name="Tabela10.C69" style:family="table-cell">
      <style:table-cell-properties style:vertical-align="top" fo:padding="0cm" fo:border="0.5pt solid #000000" style:writing-mode="lr-tb"/>
    </style:style>
    <style:style style:name="Tabela10.D69" style:family="table-cell">
      <style:table-cell-properties style:vertical-align="middle" fo:padding="0cm" fo:border="0.5pt solid #000000" style:writing-mode="lr-tb"/>
    </style:style>
    <style:style style:name="Tabela10.E69" style:family="table-cell">
      <style:table-cell-properties style:vertical-align="middle" fo:padding="0cm" fo:border="0.5pt solid #000000" style:writing-mode="lr-tb"/>
    </style:style>
    <style:style style:name="Tabela10.F69" style:family="table-cell">
      <style:table-cell-properties style:vertical-align="top" fo:padding="0cm" fo:border="0.5pt solid #000000" style:writing-mode="lr-tb"/>
    </style:style>
    <style:style style:name="Tabela10.A70" style:family="table-cell">
      <style:table-cell-properties style:vertical-align="bottom" fo:padding="0cm" fo:border="0.5pt solid #000000" style:writing-mode="lr-tb"/>
    </style:style>
    <style:style style:name="Tabela10.B70" style:family="table-cell">
      <style:table-cell-properties style:vertical-align="top" fo:padding="0cm" fo:border="0.5pt solid #000000" style:writing-mode="lr-tb"/>
    </style:style>
    <style:style style:name="Tabela10.C70" style:family="table-cell">
      <style:table-cell-properties style:vertical-align="top" fo:padding="0cm" fo:border="0.5pt solid #000000" style:writing-mode="lr-tb"/>
    </style:style>
    <style:style style:name="Tabela10.D70" style:family="table-cell">
      <style:table-cell-properties style:vertical-align="middle" fo:padding="0cm" fo:border="0.5pt solid #000000" style:writing-mode="lr-tb"/>
    </style:style>
    <style:style style:name="Tabela10.E70" style:family="table-cell">
      <style:table-cell-properties style:vertical-align="middle" fo:padding="0cm" fo:border="0.5pt solid #000000" style:writing-mode="lr-tb"/>
    </style:style>
    <style:style style:name="Tabela10.F70" style:family="table-cell">
      <style:table-cell-properties style:vertical-align="top" fo:padding="0cm" fo:border="0.5pt solid #000000" style:writing-mode="lr-tb"/>
    </style:style>
    <style:style style:name="Tabela10.A71" style:family="table-cell">
      <style:table-cell-properties style:vertical-align="bottom" fo:padding="0cm" fo:border="0.5pt solid #000000" style:writing-mode="lr-tb"/>
    </style:style>
    <style:style style:name="Tabela10.B71" style:family="table-cell">
      <style:table-cell-properties style:vertical-align="top" fo:padding="0cm" fo:border="0.5pt solid #000000" style:writing-mode="lr-tb"/>
    </style:style>
    <style:style style:name="Tabela10.C71" style:family="table-cell">
      <style:table-cell-properties style:vertical-align="top" fo:padding="0cm" fo:border="0.5pt solid #000000" style:writing-mode="lr-tb"/>
    </style:style>
    <style:style style:name="Tabela10.D71" style:family="table-cell">
      <style:table-cell-properties style:vertical-align="top" fo:padding="0cm" fo:border="0.5pt solid #000000" style:writing-mode="lr-tb"/>
    </style:style>
    <style:style style:name="Tabela10.E71" style:family="table-cell">
      <style:table-cell-properties style:vertical-align="middle" fo:padding="0cm" fo:border="0.5pt solid #000000" style:writing-mode="lr-tb"/>
    </style:style>
    <style:style style:name="Tabela10.F71" style:family="table-cell">
      <style:table-cell-properties style:vertical-align="top" fo:padding="0cm" fo:border="0.5pt solid #000000" style:writing-mode="lr-tb"/>
    </style:style>
    <style:style style:name="Tabela10.A72" style:family="table-cell">
      <style:table-cell-properties style:vertical-align="bottom" fo:padding="0cm" fo:border="0.5pt solid #000000" style:writing-mode="lr-tb"/>
    </style:style>
    <style:style style:name="Tabela10.B72" style:family="table-cell">
      <style:table-cell-properties style:vertical-align="top" fo:padding="0cm" fo:border="0.5pt solid #000000" style:writing-mode="lr-tb"/>
    </style:style>
    <style:style style:name="Tabela10.C72" style:family="table-cell">
      <style:table-cell-properties style:vertical-align="top" fo:padding="0cm" fo:border="0.5pt solid #000000" style:writing-mode="lr-tb"/>
    </style:style>
    <style:style style:name="Tabela10.D72" style:family="table-cell">
      <style:table-cell-properties style:vertical-align="top" fo:padding="0cm" fo:border="0.5pt solid #000000" style:writing-mode="lr-tb"/>
    </style:style>
    <style:style style:name="Tabela10.E72" style:family="table-cell">
      <style:table-cell-properties style:vertical-align="middle" fo:padding="0cm" fo:border="0.5pt solid #000000" style:writing-mode="lr-tb"/>
    </style:style>
    <style:style style:name="Tabela10.F72" style:family="table-cell">
      <style:table-cell-properties style:vertical-align="top" fo:padding="0cm" fo:border="0.5pt solid #000000" style:writing-mode="lr-tb"/>
    </style:style>
    <style:style style:name="Tabela10.A73" style:family="table-cell">
      <style:table-cell-properties style:vertical-align="bottom" fo:padding="0cm" fo:border="0.5pt solid #000000" style:writing-mode="lr-tb"/>
    </style:style>
    <style:style style:name="Tabela10.B73" style:family="table-cell">
      <style:table-cell-properties style:vertical-align="bottom" fo:padding="0cm" fo:border="0.5pt solid #000000" style:writing-mode="lr-tb"/>
    </style:style>
    <style:style style:name="Tabela10.C73" style:family="table-cell">
      <style:table-cell-properties style:vertical-align="top" fo:padding="0cm" fo:border="0.5pt solid #000000" style:writing-mode="lr-tb"/>
    </style:style>
    <style:style style:name="Tabela10.D73" style:family="table-cell">
      <style:table-cell-properties style:vertical-align="bottom" fo:padding="0cm" fo:border="0.5pt solid #000000" style:writing-mode="lr-tb"/>
    </style:style>
    <style:style style:name="Tabela10.E73" style:family="table-cell">
      <style:table-cell-properties style:vertical-align="bottom" fo:padding="0cm" fo:border="0.5pt solid #000000" style:writing-mode="lr-tb"/>
    </style:style>
    <style:style style:name="Tabela10.F73" style:family="table-cell">
      <style:table-cell-properties style:vertical-align="bottom" fo:padding="0cm" fo:border="0.5pt solid #000000" style:writing-mode="lr-tb"/>
    </style:style>
    <style:style style:name="Tabela10.A74" style:family="table-cell">
      <style:table-cell-properties style:vertical-align="bottom" fo:padding="0cm" fo:border="0.5pt solid #000000" style:writing-mode="lr-tb"/>
    </style:style>
    <style:style style:name="Tabela10.B74" style:family="table-cell">
      <style:table-cell-properties style:vertical-align="top" fo:padding="0cm" fo:border="0.5pt solid #000000" style:writing-mode="lr-tb"/>
    </style:style>
    <style:style style:name="Tabela10.C74" style:family="table-cell">
      <style:table-cell-properties style:vertical-align="top" fo:padding="0cm" fo:border="0.5pt solid #000000" style:writing-mode="lr-tb"/>
    </style:style>
    <style:style style:name="Tabela10.D74" style:family="table-cell">
      <style:table-cell-properties style:vertical-align="top" fo:padding="0cm" fo:border="0.5pt solid #000000" style:writing-mode="lr-tb"/>
    </style:style>
    <style:style style:name="Tabela10.E74" style:family="table-cell">
      <style:table-cell-properties style:vertical-align="middle" fo:padding="0cm" fo:border="0.5pt solid #000000" style:writing-mode="lr-tb"/>
    </style:style>
    <style:style style:name="Tabela10.F74" style:family="table-cell">
      <style:table-cell-properties style:vertical-align="top" fo:padding="0cm" fo:border="0.5pt solid #000000" style:writing-mode="lr-tb"/>
    </style:style>
    <style:style style:name="Tabela10.A75" style:family="table-cell">
      <style:table-cell-properties style:vertical-align="bottom" fo:padding="0cm" fo:border="0.5pt solid #000000" style:writing-mode="lr-tb"/>
    </style:style>
    <style:style style:name="Tabela10.B75" style:family="table-cell">
      <style:table-cell-properties style:vertical-align="top" fo:padding="0cm" fo:border="0.5pt solid #000000" style:writing-mode="lr-tb"/>
    </style:style>
    <style:style style:name="Tabela10.C75" style:family="table-cell">
      <style:table-cell-properties style:vertical-align="top" fo:padding="0cm" fo:border="0.5pt solid #000000" style:writing-mode="lr-tb"/>
    </style:style>
    <style:style style:name="Tabela10.D75" style:family="table-cell">
      <style:table-cell-properties style:vertical-align="top" fo:padding="0cm" fo:border="0.5pt solid #000000" style:writing-mode="lr-tb"/>
    </style:style>
    <style:style style:name="Tabela10.E75" style:family="table-cell">
      <style:table-cell-properties style:vertical-align="middle" fo:padding="0cm" fo:border="0.5pt solid #000000" style:writing-mode="lr-tb"/>
    </style:style>
    <style:style style:name="Tabela10.F75" style:family="table-cell">
      <style:table-cell-properties style:vertical-align="top" fo:padding="0cm" fo:border="0.5pt solid #000000" style:writing-mode="lr-tb"/>
    </style:style>
    <style:style style:name="Tabela10.A76" style:family="table-cell">
      <style:table-cell-properties style:vertical-align="bottom" fo:padding="0cm" fo:border="0.5pt solid #000000" style:writing-mode="lr-tb"/>
    </style:style>
    <style:style style:name="Tabela10.B76" style:family="table-cell">
      <style:table-cell-properties style:vertical-align="top" fo:padding="0cm" fo:border="0.5pt solid #000000" style:writing-mode="lr-tb"/>
    </style:style>
    <style:style style:name="Tabela10.C76" style:family="table-cell">
      <style:table-cell-properties style:vertical-align="top" fo:padding="0cm" fo:border="0.5pt solid #000000" style:writing-mode="lr-tb"/>
    </style:style>
    <style:style style:name="Tabela10.D76" style:family="table-cell">
      <style:table-cell-properties style:vertical-align="top" fo:padding="0cm" fo:border="0.5pt solid #000000" style:writing-mode="lr-tb"/>
    </style:style>
    <style:style style:name="Tabela10.E76" style:family="table-cell">
      <style:table-cell-properties style:vertical-align="middle" fo:padding="0cm" fo:border="0.5pt solid #000000" style:writing-mode="lr-tb"/>
    </style:style>
    <style:style style:name="Tabela10.F76" style:family="table-cell">
      <style:table-cell-properties style:vertical-align="top" fo:padding="0cm" fo:border="0.5pt solid #000000" style:writing-mode="lr-tb"/>
    </style:style>
    <style:style style:name="Tabela10.A77" style:family="table-cell">
      <style:table-cell-properties style:vertical-align="bottom" fo:padding="0cm" fo:border="0.5pt solid #000000" style:writing-mode="lr-tb"/>
    </style:style>
    <style:style style:name="Tabela10.B77" style:family="table-cell">
      <style:table-cell-properties style:vertical-align="top" fo:padding="0cm" fo:border="0.5pt solid #000000" style:writing-mode="lr-tb"/>
    </style:style>
    <style:style style:name="Tabela10.C77" style:family="table-cell">
      <style:table-cell-properties style:vertical-align="top" fo:padding="0cm" fo:border="0.5pt solid #000000" style:writing-mode="lr-tb"/>
    </style:style>
    <style:style style:name="Tabela10.D77" style:family="table-cell">
      <style:table-cell-properties style:vertical-align="top" fo:padding="0cm" fo:border="0.5pt solid #000000" style:writing-mode="lr-tb"/>
    </style:style>
    <style:style style:name="Tabela10.E77" style:family="table-cell">
      <style:table-cell-properties style:vertical-align="middle" fo:padding="0cm" fo:border="0.5pt solid #000000" style:writing-mode="lr-tb"/>
    </style:style>
    <style:style style:name="Tabela10.F77" style:family="table-cell">
      <style:table-cell-properties style:vertical-align="top" fo:padding="0cm" fo:border="0.5pt solid #000000" style:writing-mode="lr-tb"/>
    </style:style>
    <style:style style:name="Tabela10.A78" style:family="table-cell">
      <style:table-cell-properties style:vertical-align="bottom" fo:padding="0cm" fo:border="0.5pt solid #000000" style:writing-mode="lr-tb"/>
    </style:style>
    <style:style style:name="Tabela10.B78" style:family="table-cell">
      <style:table-cell-properties style:vertical-align="bottom" fo:padding="0cm" fo:border="0.5pt solid #000000" style:writing-mode="lr-tb"/>
    </style:style>
    <style:style style:name="Tabela10.C78" style:family="table-cell">
      <style:table-cell-properties style:vertical-align="bottom" fo:padding="0cm" fo:border="0.5pt solid #000000" style:writing-mode="lr-tb"/>
    </style:style>
    <style:style style:name="Tabela10.D78" style:family="table-cell">
      <style:table-cell-properties style:vertical-align="bottom" fo:padding="0cm" fo:border="0.5pt solid #000000" style:writing-mode="lr-tb"/>
    </style:style>
    <style:style style:name="Tabela10.E78" style:family="table-cell">
      <style:table-cell-properties style:vertical-align="bottom" fo:padding="0cm" fo:border="0.5pt solid #000000" style:writing-mode="lr-tb"/>
    </style:style>
    <style:style style:name="Tabela10.F78" style:family="table-cell">
      <style:table-cell-properties style:vertical-align="bottom" fo:padding="0cm" fo:border="0.5pt solid #000000" style:writing-mode="lr-tb"/>
    </style:style>
    <style:style style:name="Tabela10.A79" style:family="table-cell">
      <style:table-cell-properties style:vertical-align="bottom" fo:padding="0cm" fo:border="0.5pt solid #000000" style:writing-mode="lr-tb"/>
    </style:style>
    <style:style style:name="Tabela10.B79" style:family="table-cell">
      <style:table-cell-properties style:vertical-align="top" fo:padding="0cm" fo:border="0.5pt solid #000000" style:writing-mode="lr-tb"/>
    </style:style>
    <style:style style:name="Tabela10.C79" style:family="table-cell">
      <style:table-cell-properties style:vertical-align="top" fo:padding="0cm" fo:border="0.5pt solid #000000" style:writing-mode="lr-tb"/>
    </style:style>
    <style:style style:name="Tabela10.D79" style:family="table-cell">
      <style:table-cell-properties style:vertical-align="top" fo:padding="0cm" fo:border="0.5pt solid #000000" style:writing-mode="lr-tb"/>
    </style:style>
    <style:style style:name="Tabela10.E79" style:family="table-cell">
      <style:table-cell-properties style:vertical-align="middle" fo:padding="0cm" fo:border="0.5pt solid #000000" style:writing-mode="lr-tb"/>
    </style:style>
    <style:style style:name="Tabela10.F79" style:family="table-cell">
      <style:table-cell-properties style:vertical-align="top" fo:padding="0cm" fo:border="0.5pt solid #000000" style:writing-mode="lr-tb"/>
    </style:style>
    <style:style style:name="Tabela10.A80" style:family="table-cell">
      <style:table-cell-properties style:vertical-align="bottom" fo:padding="0cm" fo:border="0.5pt solid #000000" style:writing-mode="lr-tb"/>
    </style:style>
    <style:style style:name="Tabela10.B80" style:family="table-cell">
      <style:table-cell-properties style:vertical-align="top" fo:padding="0cm" fo:border="0.5pt solid #000000" style:writing-mode="lr-tb"/>
    </style:style>
    <style:style style:name="Tabela10.C80" style:family="table-cell">
      <style:table-cell-properties style:vertical-align="top" fo:padding="0cm" fo:border="0.5pt solid #000000" style:writing-mode="lr-tb"/>
    </style:style>
    <style:style style:name="Tabela10.D80" style:family="table-cell">
      <style:table-cell-properties style:vertical-align="top" fo:padding="0cm" fo:border="0.5pt solid #000000" style:writing-mode="lr-tb"/>
    </style:style>
    <style:style style:name="Tabela10.E80" style:family="table-cell">
      <style:table-cell-properties style:vertical-align="middle" fo:padding="0cm" fo:border="0.5pt solid #000000" style:writing-mode="lr-tb"/>
    </style:style>
    <style:style style:name="Tabela10.F80" style:family="table-cell">
      <style:table-cell-properties style:vertical-align="top" fo:padding="0cm" fo:border="0.5pt solid #000000" style:writing-mode="lr-tb"/>
    </style:style>
    <style:style style:name="Tabela10.A81" style:family="table-cell">
      <style:table-cell-properties style:vertical-align="bottom" fo:padding="0cm" fo:border="0.5pt solid #000000" style:writing-mode="lr-tb"/>
    </style:style>
    <style:style style:name="Tabela10.B81" style:family="table-cell">
      <style:table-cell-properties style:vertical-align="top" fo:padding="0cm" fo:border="0.5pt solid #000000" style:writing-mode="lr-tb"/>
    </style:style>
    <style:style style:name="Tabela10.C81" style:family="table-cell">
      <style:table-cell-properties style:vertical-align="top" fo:padding="0cm" fo:border="0.5pt solid #000000" style:writing-mode="lr-tb"/>
    </style:style>
    <style:style style:name="Tabela10.D81" style:family="table-cell">
      <style:table-cell-properties style:vertical-align="top" fo:padding="0cm" fo:border="0.5pt solid #000000" style:writing-mode="lr-tb"/>
    </style:style>
    <style:style style:name="Tabela10.E81" style:family="table-cell">
      <style:table-cell-properties style:vertical-align="middle" fo:padding="0cm" fo:border="0.5pt solid #000000" style:writing-mode="lr-tb"/>
    </style:style>
    <style:style style:name="Tabela10.F81" style:family="table-cell">
      <style:table-cell-properties style:vertical-align="top" fo:padding="0cm" fo:border="0.5pt solid #000000" style:writing-mode="lr-tb"/>
    </style:style>
    <style:style style:name="Tabela10.A82" style:family="table-cell">
      <style:table-cell-properties style:vertical-align="bottom" fo:padding="0cm" fo:border="0.5pt solid #000000" style:writing-mode="lr-tb"/>
    </style:style>
    <style:style style:name="Tabela10.B82" style:family="table-cell">
      <style:table-cell-properties style:vertical-align="top" fo:padding="0cm" fo:border="0.5pt solid #000000" style:writing-mode="lr-tb"/>
    </style:style>
    <style:style style:name="Tabela10.C82" style:family="table-cell">
      <style:table-cell-properties style:vertical-align="top" fo:padding="0cm" fo:border="0.5pt solid #000000" style:writing-mode="lr-tb"/>
    </style:style>
    <style:style style:name="Tabela10.D82" style:family="table-cell">
      <style:table-cell-properties style:vertical-align="top" fo:padding="0cm" fo:border="0.5pt solid #000000" style:writing-mode="lr-tb"/>
    </style:style>
    <style:style style:name="Tabela10.E82" style:family="table-cell">
      <style:table-cell-properties style:vertical-align="middle" fo:padding="0cm" fo:border="0.5pt solid #000000" style:writing-mode="lr-tb"/>
    </style:style>
    <style:style style:name="Tabela10.F82" style:family="table-cell">
      <style:table-cell-properties style:vertical-align="top" fo:padding="0cm" fo:border="0.5pt solid #000000" style:writing-mode="lr-tb"/>
    </style:style>
    <style:style style:name="Tabela10.A83" style:family="table-cell">
      <style:table-cell-properties style:vertical-align="bottom" fo:padding="0cm" fo:border="0.5pt solid #000000" style:writing-mode="lr-tb"/>
    </style:style>
    <style:style style:name="Tabela10.B83" style:family="table-cell">
      <style:table-cell-properties style:vertical-align="top" fo:padding="0cm" fo:border="0.5pt solid #000000" style:writing-mode="lr-tb"/>
    </style:style>
    <style:style style:name="Tabela10.C83" style:family="table-cell">
      <style:table-cell-properties style:vertical-align="top" fo:padding="0cm" fo:border="0.5pt solid #000000" style:writing-mode="lr-tb"/>
    </style:style>
    <style:style style:name="Tabela10.D83" style:family="table-cell">
      <style:table-cell-properties style:vertical-align="top" fo:padding="0cm" fo:border="0.5pt solid #000000" style:writing-mode="lr-tb"/>
    </style:style>
    <style:style style:name="Tabela10.E83" style:family="table-cell">
      <style:table-cell-properties style:vertical-align="middle" fo:padding="0cm" fo:border="0.5pt solid #000000" style:writing-mode="lr-tb"/>
    </style:style>
    <style:style style:name="Tabela10.F83" style:family="table-cell">
      <style:table-cell-properties style:vertical-align="top" fo:padding="0cm" fo:border="0.5pt solid #000000" style:writing-mode="lr-tb"/>
    </style:style>
    <style:style style:name="Tabela10.A84" style:family="table-cell">
      <style:table-cell-properties style:vertical-align="bottom" fo:padding="0cm" fo:border="0.5pt solid #000000" style:writing-mode="lr-tb"/>
    </style:style>
    <style:style style:name="Tabela10.B84" style:family="table-cell">
      <style:table-cell-properties style:vertical-align="top" fo:padding="0cm" fo:border="0.5pt solid #000000" style:writing-mode="lr-tb"/>
    </style:style>
    <style:style style:name="Tabela10.C84" style:family="table-cell">
      <style:table-cell-properties style:vertical-align="top" fo:padding="0cm" fo:border="0.5pt solid #000000" style:writing-mode="lr-tb"/>
    </style:style>
    <style:style style:name="Tabela10.D84" style:family="table-cell">
      <style:table-cell-properties style:vertical-align="top" fo:padding="0cm" fo:border="0.5pt solid #000000" style:writing-mode="lr-tb"/>
    </style:style>
    <style:style style:name="Tabela10.E84" style:family="table-cell">
      <style:table-cell-properties style:vertical-align="middle" fo:padding="0cm" fo:border="0.5pt solid #000000" style:writing-mode="lr-tb"/>
    </style:style>
    <style:style style:name="Tabela10.F84" style:family="table-cell">
      <style:table-cell-properties style:vertical-align="top" fo:padding="0cm" fo:border="0.5pt solid #000000" style:writing-mode="lr-tb"/>
    </style:style>
    <style:style style:name="Tabela10.A85" style:family="table-cell">
      <style:table-cell-properties style:vertical-align="bottom" fo:background-color="#00b050" fo:padding="0cm" fo:border="0.5pt solid #000000" style:writing-mode="lr-tb">
        <style:background-image/>
      </style:table-cell-properties>
    </style:style>
    <style:style style:name="Tabela10.B85" style:family="table-cell">
      <style:table-cell-properties style:vertical-align="top" fo:background-color="#00b050" fo:padding="0cm" fo:border="0.5pt solid #000000" style:writing-mode="lr-tb">
        <style:background-image/>
      </style:table-cell-properties>
    </style:style>
    <style:style style:name="Tabela10.C85" style:family="table-cell">
      <style:table-cell-properties style:vertical-align="middle" fo:background-color="#00b050" fo:padding="0cm" fo:border="0.5pt solid #000000" style:writing-mode="lr-tb">
        <style:background-image/>
      </style:table-cell-properties>
    </style:style>
    <style:style style:name="Tabela10.A90" style:family="table-cell">
      <style:table-cell-properties style:vertical-align="bottom" fo:padding="0cm" fo:border="0.5pt solid #000000" style:writing-mode="lr-tb"/>
    </style:style>
    <style:style style:name="Tabela10.B90" style:family="table-cell">
      <style:table-cell-properties style:vertical-align="top" fo:padding="0cm" fo:border="0.5pt solid #000000" style:writing-mode="lr-tb"/>
    </style:style>
    <style:style style:name="Tabela10.C90" style:family="table-cell">
      <style:table-cell-properties style:vertical-align="middle" fo:padding="0cm" fo:border="0.5pt solid #000000" style:writing-mode="lr-tb"/>
    </style:style>
    <style:style style:name="Tabela10.D90" style:family="table-cell">
      <style:table-cell-properties style:vertical-align="top" fo:padding="0cm" fo:border="0.5pt solid #000000" style:writing-mode="lr-tb"/>
    </style:style>
    <style:style style:name="Tabela10.E90" style:family="table-cell">
      <style:table-cell-properties style:vertical-align="middle" fo:padding="0cm" fo:border="0.5pt solid #000000" style:writing-mode="lr-tb"/>
    </style:style>
    <style:style style:name="Tabela10.F90" style:family="table-cell">
      <style:table-cell-properties style:vertical-align="top" fo:padding="0cm" fo:border="0.5pt solid #000000" style:writing-mode="lr-tb"/>
    </style:style>
    <style:style style:name="Tabela10.A91" style:family="table-cell">
      <style:table-cell-properties style:vertical-align="bottom" fo:padding="0cm" fo:border="0.5pt solid #000000" style:writing-mode="lr-tb"/>
    </style:style>
    <style:style style:name="Tabela10.B91" style:family="table-cell">
      <style:table-cell-properties style:vertical-align="middle" fo:padding="0cm" fo:border="0.5pt solid #000000" style:writing-mode="lr-tb"/>
    </style:style>
    <style:style style:name="Tabela10.C91" style:family="table-cell">
      <style:table-cell-properties style:vertical-align="middle" fo:padding="0cm" fo:border="0.5pt solid #000000" style:writing-mode="lr-tb"/>
    </style:style>
    <style:style style:name="Tabela10.D91" style:family="table-cell">
      <style:table-cell-properties style:vertical-align="middle" fo:padding="0cm" fo:border="0.5pt solid #000000" style:writing-mode="lr-tb"/>
    </style:style>
    <style:style style:name="Tabela10.E91" style:family="table-cell">
      <style:table-cell-properties style:vertical-align="middle" fo:padding="0cm" fo:border="0.5pt solid #000000" style:writing-mode="lr-tb"/>
    </style:style>
    <style:style style:name="Tabela10.F91" style:family="table-cell">
      <style:table-cell-properties style:vertical-align="top" fo:padding="0cm" fo:border="0.5pt solid #000000" style:writing-mode="lr-tb"/>
    </style:style>
    <style:style style:name="Tabela10.A92" style:family="table-cell">
      <style:table-cell-properties style:vertical-align="bottom" fo:padding="0cm" fo:border="0.5pt solid #000000" style:writing-mode="lr-tb"/>
    </style:style>
    <style:style style:name="Tabela10.B92" style:family="table-cell">
      <style:table-cell-properties style:vertical-align="middle" fo:padding="0cm" fo:border="0.5pt solid #000000" style:writing-mode="lr-tb"/>
    </style:style>
    <style:style style:name="Tabela10.C92" style:family="table-cell">
      <style:table-cell-properties style:vertical-align="top" fo:padding="0cm" fo:border="0.5pt solid #000000" style:writing-mode="lr-tb"/>
    </style:style>
    <style:style style:name="Tabela10.D92" style:family="table-cell">
      <style:table-cell-properties style:vertical-align="top" fo:padding="0cm" fo:border="0.5pt solid #000000" style:writing-mode="lr-tb"/>
    </style:style>
    <style:style style:name="Tabela10.E92" style:family="table-cell">
      <style:table-cell-properties style:vertical-align="middle" fo:padding="0cm" fo:border="0.5pt solid #000000" style:writing-mode="lr-tb"/>
    </style:style>
    <style:style style:name="Tabela10.F92" style:family="table-cell">
      <style:table-cell-properties style:vertical-align="top" fo:padding="0cm" fo:border="0.5pt solid #000000" style:writing-mode="lr-tb"/>
    </style:style>
    <style:style style:name="Tabela10.A93" style:family="table-cell">
      <style:table-cell-properties style:vertical-align="bottom" fo:padding="0cm" fo:border="0.5pt solid #000000" style:writing-mode="lr-tb"/>
    </style:style>
    <style:style style:name="Tabela10.B93" style:family="table-cell">
      <style:table-cell-properties style:vertical-align="middle" fo:padding="0cm" fo:border="0.5pt solid #000000" style:writing-mode="lr-tb"/>
    </style:style>
    <style:style style:name="Tabela10.C93" style:family="table-cell">
      <style:table-cell-properties style:vertical-align="top" fo:padding="0cm" fo:border="0.5pt solid #000000" style:writing-mode="lr-tb"/>
    </style:style>
    <style:style style:name="Tabela10.D93" style:family="table-cell">
      <style:table-cell-properties style:vertical-align="top" fo:padding="0cm" fo:border="0.5pt solid #000000" style:writing-mode="lr-tb"/>
    </style:style>
    <style:style style:name="Tabela10.E93" style:family="table-cell">
      <style:table-cell-properties style:vertical-align="middle" fo:padding="0cm" fo:border="0.5pt solid #000000" style:writing-mode="lr-tb"/>
    </style:style>
    <style:style style:name="Tabela10.F93" style:family="table-cell">
      <style:table-cell-properties style:vertical-align="top" fo:padding="0cm" fo:border="0.5pt solid #000000" style:writing-mode="lr-tb"/>
    </style:style>
    <style:style style:name="Tabela10.A94" style:family="table-cell">
      <style:table-cell-properties style:vertical-align="bottom" fo:padding="0cm" fo:border="0.5pt solid #000000" style:writing-mode="lr-tb"/>
    </style:style>
    <style:style style:name="Tabela10.B94" style:family="table-cell">
      <style:table-cell-properties style:vertical-align="middle" fo:padding="0cm" fo:border="0.5pt solid #000000" style:writing-mode="lr-tb"/>
    </style:style>
    <style:style style:name="Tabela10.C94" style:family="table-cell">
      <style:table-cell-properties style:vertical-align="middle" fo:padding="0cm" fo:border="0.5pt solid #000000" style:writing-mode="lr-tb"/>
    </style:style>
    <style:style style:name="Tabela10.D94" style:family="table-cell">
      <style:table-cell-properties style:vertical-align="top" fo:padding="0cm" fo:border="0.5pt solid #000000" style:writing-mode="lr-tb"/>
    </style:style>
    <style:style style:name="Tabela10.E94" style:family="table-cell">
      <style:table-cell-properties style:vertical-align="middle" fo:padding="0cm" fo:border="0.5pt solid #000000" style:writing-mode="lr-tb"/>
    </style:style>
    <style:style style:name="Tabela10.F94" style:family="table-cell">
      <style:table-cell-properties style:vertical-align="top" fo:padding="0cm" fo:border="0.5pt solid #000000" style:writing-mode="lr-tb"/>
    </style:style>
    <style:style style:name="Tabela10.A95" style:family="table-cell">
      <style:table-cell-properties style:vertical-align="bottom" fo:padding="0cm" fo:border="0.5pt solid #000000" style:writing-mode="lr-tb"/>
    </style:style>
    <style:style style:name="Tabela10.B95" style:family="table-cell">
      <style:table-cell-properties style:vertical-align="middle" fo:padding="0cm" fo:border="0.5pt solid #000000" style:writing-mode="lr-tb"/>
    </style:style>
    <style:style style:name="Tabela10.C95" style:family="table-cell">
      <style:table-cell-properties style:vertical-align="top" fo:padding="0cm" fo:border="0.5pt solid #000000" style:writing-mode="lr-tb"/>
    </style:style>
    <style:style style:name="Tabela10.D95" style:family="table-cell">
      <style:table-cell-properties style:vertical-align="top" fo:padding="0cm" fo:border="0.5pt solid #000000" style:writing-mode="lr-tb"/>
    </style:style>
    <style:style style:name="Tabela10.E95" style:family="table-cell">
      <style:table-cell-properties style:vertical-align="middle" fo:padding="0cm" fo:border="0.5pt solid #000000" style:writing-mode="lr-tb"/>
    </style:style>
    <style:style style:name="Tabela10.F95" style:family="table-cell">
      <style:table-cell-properties style:vertical-align="top" fo:padding="0cm" fo:border="0.5pt solid #000000" style:writing-mode="lr-tb"/>
    </style:style>
    <style:style style:name="Tabela10.A96" style:family="table-cell">
      <style:table-cell-properties style:vertical-align="bottom" fo:padding="0cm" fo:border="0.5pt solid #000000" style:writing-mode="lr-tb"/>
    </style:style>
    <style:style style:name="Tabela10.B96" style:family="table-cell">
      <style:table-cell-properties style:vertical-align="middle" fo:padding="0cm" fo:border="0.5pt solid #000000" style:writing-mode="lr-tb"/>
    </style:style>
    <style:style style:name="Tabela10.C96" style:family="table-cell">
      <style:table-cell-properties style:vertical-align="top" fo:padding="0cm" fo:border="0.5pt solid #000000" style:writing-mode="lr-tb"/>
    </style:style>
    <style:style style:name="Tabela10.D96" style:family="table-cell">
      <style:table-cell-properties style:vertical-align="top" fo:padding="0cm" fo:border="0.5pt solid #000000" style:writing-mode="lr-tb"/>
    </style:style>
    <style:style style:name="Tabela10.E96" style:family="table-cell">
      <style:table-cell-properties style:vertical-align="middle" fo:padding="0cm" fo:border="0.5pt solid #000000" style:writing-mode="lr-tb"/>
    </style:style>
    <style:style style:name="Tabela10.F96" style:family="table-cell">
      <style:table-cell-properties style:vertical-align="top" fo:padding="0cm" fo:border="0.5pt solid #000000" style:writing-mode="lr-tb"/>
    </style:style>
    <style:style style:name="Tabela10.A97" style:family="table-cell">
      <style:table-cell-properties style:vertical-align="bottom" fo:background-color="#ffc000" fo:padding="0cm" fo:border="0.5pt solid #000000" style:writing-mode="lr-tb">
        <style:background-image/>
      </style:table-cell-properties>
    </style:style>
    <style:style style:name="Tabela10.B97" style:family="table-cell">
      <style:table-cell-properties style:vertical-align="top" fo:background-color="#ffc000" fo:padding="0cm" fo:border="0.5pt solid #000000" style:writing-mode="lr-tb">
        <style:background-image/>
      </style:table-cell-properties>
    </style:style>
    <style:style style:name="Tabela10.E97" style:family="table-cell">
      <style:table-cell-properties style:vertical-align="middle" fo:background-color="#ffc000" fo:padding="0cm" fo:border="0.5pt solid #000000" style:writing-mode="lr-tb">
        <style:background-image/>
      </style:table-cell-properties>
    </style:style>
    <style:style style:name="Tabela10.A102" style:family="table-cell">
      <style:table-cell-properties style:vertical-align="bottom" fo:padding="0cm" fo:border="0.5pt solid #000000" style:writing-mode="lr-tb"/>
    </style:style>
    <style:style style:name="Tabela10.B102" style:family="table-cell">
      <style:table-cell-properties style:vertical-align="middle" fo:padding="0cm" fo:border="0.5pt solid #000000" style:writing-mode="lr-tb"/>
    </style:style>
    <style:style style:name="Tabela10.C102" style:family="table-cell">
      <style:table-cell-properties style:vertical-align="middle" fo:padding="0cm" fo:border="0.5pt solid #000000" style:writing-mode="lr-tb"/>
    </style:style>
    <style:style style:name="Tabela10.D102" style:family="table-cell">
      <style:table-cell-properties style:vertical-align="bottom" fo:padding="0cm" fo:border="0.5pt solid #000000" style:writing-mode="lr-tb"/>
    </style:style>
    <style:style style:name="Tabela10.E102" style:family="table-cell">
      <style:table-cell-properties style:vertical-align="bottom" fo:padding="0cm" fo:border="0.5pt solid #000000" style:writing-mode="lr-tb"/>
    </style:style>
    <style:style style:name="Tabela10.F102" style:family="table-cell">
      <style:table-cell-properties style:vertical-align="bottom" fo:padding="0cm" fo:border="0.5pt solid #000000" style:writing-mode="lr-tb"/>
    </style:style>
    <style:style style:name="Tabela10.A107" style:family="table-cell">
      <style:table-cell-properties style:vertical-align="bottom" fo:padding="0cm" fo:border="0.5pt solid #000000" style:writing-mode="lr-tb"/>
    </style:style>
    <style:style style:name="Tabela10.B107" style:family="table-cell">
      <style:table-cell-properties style:vertical-align="top" fo:padding="0cm" fo:border="0.5pt solid #000000" style:writing-mode="lr-tb"/>
    </style:style>
    <style:style style:name="Tabela10.C107" style:family="table-cell">
      <style:table-cell-properties style:vertical-align="top" fo:padding="0cm" fo:border="0.5pt solid #000000" style:writing-mode="lr-tb"/>
    </style:style>
    <style:style style:name="Tabela10.D107" style:family="table-cell">
      <style:table-cell-properties style:vertical-align="top" fo:padding="0cm" fo:border="0.5pt solid #000000" style:writing-mode="lr-tb"/>
    </style:style>
    <style:style style:name="Tabela10.E107" style:family="table-cell">
      <style:table-cell-properties style:vertical-align="middle" fo:padding="0cm" fo:border="0.5pt solid #000000" style:writing-mode="lr-tb"/>
    </style:style>
    <style:style style:name="Tabela10.F107" style:family="table-cell">
      <style:table-cell-properties style:vertical-align="top" fo:padding="0cm" fo:border="0.5pt solid #000000" style:writing-mode="lr-tb"/>
    </style:style>
    <style:style style:name="Tabela10.A108" style:family="table-cell">
      <style:table-cell-properties style:vertical-align="bottom" fo:padding="0cm" fo:border="0.5pt solid #000000" style:writing-mode="lr-tb"/>
    </style:style>
    <style:style style:name="Tabela10.B108" style:family="table-cell">
      <style:table-cell-properties style:vertical-align="middle" fo:padding="0cm" fo:border="0.5pt solid #000000" style:writing-mode="lr-tb"/>
    </style:style>
    <style:style style:name="Tabela10.C108" style:family="table-cell">
      <style:table-cell-properties style:vertical-align="middle" fo:padding="0cm" fo:border="0.5pt solid #000000" style:writing-mode="lr-tb"/>
    </style:style>
    <style:style style:name="Tabela10.D108" style:family="table-cell">
      <style:table-cell-properties style:vertical-align="middle" fo:padding="0cm" fo:border="0.5pt solid #000000" style:writing-mode="lr-tb"/>
    </style:style>
    <style:style style:name="Tabela10.E108" style:family="table-cell">
      <style:table-cell-properties style:vertical-align="middle" fo:padding="0cm" fo:border="0.5pt solid #000000" style:writing-mode="lr-tb"/>
    </style:style>
    <style:style style:name="Tabela10.F108" style:family="table-cell">
      <style:table-cell-properties style:vertical-align="top" fo:padding="0cm" fo:border="0.5pt solid #000000" style:writing-mode="lr-tb"/>
    </style:style>
    <style:style style:name="Tabela10.A109" style:family="table-cell">
      <style:table-cell-properties style:vertical-align="bottom" fo:padding="0cm" fo:border="0.5pt solid #000000" style:writing-mode="lr-tb"/>
    </style:style>
    <style:style style:name="Tabela10.B109" style:family="table-cell">
      <style:table-cell-properties style:vertical-align="middle" fo:padding="0cm" fo:border="0.5pt solid #000000" style:writing-mode="lr-tb"/>
    </style:style>
    <style:style style:name="Tabela10.C109" style:family="table-cell">
      <style:table-cell-properties style:vertical-align="middle" fo:padding="0cm" fo:border="0.5pt solid #000000" style:writing-mode="lr-tb"/>
    </style:style>
    <style:style style:name="Tabela10.D109" style:family="table-cell">
      <style:table-cell-properties style:vertical-align="middle" fo:padding="0cm" fo:border="0.5pt solid #000000" style:writing-mode="lr-tb"/>
    </style:style>
    <style:style style:name="Tabela10.E109" style:family="table-cell">
      <style:table-cell-properties style:vertical-align="middle" fo:padding="0cm" fo:border="0.5pt solid #000000" style:writing-mode="lr-tb"/>
    </style:style>
    <style:style style:name="Tabela10.F109" style:family="table-cell">
      <style:table-cell-properties style:vertical-align="top" fo:padding="0cm" fo:border="0.5pt solid #000000" style:writing-mode="lr-tb"/>
    </style:style>
    <style:style style:name="Tabela10.A110" style:family="table-cell">
      <style:table-cell-properties style:vertical-align="bottom" fo:padding="0cm" fo:border="0.5pt solid #000000" style:writing-mode="lr-tb"/>
    </style:style>
    <style:style style:name="Tabela10.B110" style:family="table-cell">
      <style:table-cell-properties style:vertical-align="middle" fo:padding="0cm" fo:border="0.5pt solid #000000" style:writing-mode="lr-tb"/>
    </style:style>
    <style:style style:name="Tabela10.C110" style:family="table-cell">
      <style:table-cell-properties style:vertical-align="middle" fo:padding="0cm" fo:border="0.5pt solid #000000" style:writing-mode="lr-tb"/>
    </style:style>
    <style:style style:name="Tabela10.D110" style:family="table-cell">
      <style:table-cell-properties style:vertical-align="middle" fo:padding="0cm" fo:border="0.5pt solid #000000" style:writing-mode="lr-tb"/>
    </style:style>
    <style:style style:name="Tabela10.E110" style:family="table-cell">
      <style:table-cell-properties style:vertical-align="middle" fo:padding="0cm" fo:border="0.5pt solid #000000" style:writing-mode="lr-tb"/>
    </style:style>
    <style:style style:name="Tabela10.F110" style:family="table-cell">
      <style:table-cell-properties style:vertical-align="top" fo:padding="0cm" fo:border="0.5pt solid #000000" style:writing-mode="lr-tb"/>
    </style:style>
    <style:style style:name="Tabela10.A111" style:family="table-cell">
      <style:table-cell-properties style:vertical-align="bottom" fo:padding="0cm" fo:border="0.5pt solid #000000" style:writing-mode="lr-tb"/>
    </style:style>
    <style:style style:name="Tabela10.B111" style:family="table-cell">
      <style:table-cell-properties style:vertical-align="middle" fo:padding="0cm" fo:border="0.5pt solid #000000" style:writing-mode="lr-tb"/>
    </style:style>
    <style:style style:name="Tabela10.C111" style:family="table-cell">
      <style:table-cell-properties style:vertical-align="middle" fo:padding="0cm" fo:border="0.5pt solid #000000" style:writing-mode="lr-tb"/>
    </style:style>
    <style:style style:name="Tabela10.D111" style:family="table-cell">
      <style:table-cell-properties style:vertical-align="middle" fo:padding="0cm" fo:border="0.5pt solid #000000" style:writing-mode="lr-tb"/>
    </style:style>
    <style:style style:name="Tabela10.E111" style:family="table-cell">
      <style:table-cell-properties style:vertical-align="middle" fo:padding="0cm" fo:border="0.5pt solid #000000" style:writing-mode="lr-tb"/>
    </style:style>
    <style:style style:name="Tabela10.F111" style:family="table-cell">
      <style:table-cell-properties style:vertical-align="top" fo:padding="0cm" fo:border="0.5pt solid #000000" style:writing-mode="lr-tb"/>
    </style:style>
    <style:style style:name="Tabela10.A112" style:family="table-cell">
      <style:table-cell-properties style:vertical-align="bottom" fo:padding="0cm" fo:border="0.5pt solid #000000" style:writing-mode="lr-tb"/>
    </style:style>
    <style:style style:name="Tabela10.B112" style:family="table-cell">
      <style:table-cell-properties style:vertical-align="middle" fo:padding="0cm" fo:border="0.5pt solid #000000" style:writing-mode="lr-tb"/>
    </style:style>
    <style:style style:name="Tabela10.C112" style:family="table-cell">
      <style:table-cell-properties style:vertical-align="middle" fo:padding="0cm" fo:border="0.5pt solid #000000" style:writing-mode="lr-tb"/>
    </style:style>
    <style:style style:name="Tabela10.D112" style:family="table-cell">
      <style:table-cell-properties style:vertical-align="middle" fo:padding="0cm" fo:border="0.5pt solid #000000" style:writing-mode="lr-tb"/>
    </style:style>
    <style:style style:name="Tabela10.E112" style:family="table-cell">
      <style:table-cell-properties style:vertical-align="middle" fo:padding="0cm" fo:border="0.5pt solid #000000" style:writing-mode="lr-tb"/>
    </style:style>
    <style:style style:name="Tabela10.F112" style:family="table-cell">
      <style:table-cell-properties style:vertical-align="top" fo:padding="0cm" fo:border="0.5pt solid #000000" style:writing-mode="lr-tb"/>
    </style:style>
    <style:style style:name="Tabela10.A113" style:family="table-cell">
      <style:table-cell-properties style:vertical-align="bottom" fo:background-color="#ffffff" fo:padding="0cm" fo:border="0.5pt solid #000000" style:writing-mode="lr-tb">
        <style:background-image/>
      </style:table-cell-properties>
    </style:style>
    <style:style style:name="Tabela10.B113" style:family="table-cell">
      <style:table-cell-properties style:vertical-align="middle" fo:background-color="#ffffff" fo:padding="0cm" fo:border="0.5pt solid #000000" style:writing-mode="lr-tb">
        <style:background-image/>
      </style:table-cell-properties>
    </style:style>
    <style:style style:name="Tabela10.F113" style:family="table-cell">
      <style:table-cell-properties style:vertical-align="top" fo:background-color="#ffffff" fo:padding="0cm" fo:border="0.5pt solid #000000" style:writing-mode="lr-tb">
        <style:background-image/>
      </style:table-cell-properties>
    </style:style>
    <style:style style:name="Tabela10.A114" style:family="table-cell">
      <style:table-cell-properties style:vertical-align="bottom" fo:background-color="#92d050" fo:padding="0cm" fo:border="0.5pt solid #000000" style:writing-mode="lr-tb">
        <style:background-image/>
      </style:table-cell-properties>
    </style:style>
    <style:style style:name="Tabela10.B114" style:family="table-cell">
      <style:table-cell-properties style:vertical-align="top" fo:background-color="#92d050" fo:padding="0cm" fo:border="0.5pt solid #000000" style:writing-mode="lr-tb">
        <style:background-image/>
      </style:table-cell-properties>
    </style:style>
    <style:style style:name="Tabela10.E114" style:family="table-cell">
      <style:table-cell-properties style:vertical-align="middle" fo:background-color="#92d050" fo:padding="0cm" fo:border="0.5pt solid #000000" style:writing-mode="lr-tb">
        <style:background-image/>
      </style:table-cell-properties>
    </style:style>
    <style:style style:name="Tabela10.A119" style:family="table-cell">
      <style:table-cell-properties style:vertical-align="bottom" fo:padding="0cm" fo:border="0.5pt solid #000000" style:writing-mode="lr-tb"/>
    </style:style>
    <style:style style:name="Tabela10.B119" style:family="table-cell">
      <style:table-cell-properties style:vertical-align="middle" fo:padding="0cm" fo:border="0.5pt solid #000000" style:writing-mode="lr-tb"/>
    </style:style>
    <style:style style:name="Tabela10.C119" style:family="table-cell">
      <style:table-cell-properties style:vertical-align="middle" fo:padding="0cm" fo:border="0.5pt solid #000000" style:writing-mode="lr-tb"/>
    </style:style>
    <style:style style:name="Tabela10.D119" style:family="table-cell">
      <style:table-cell-properties style:vertical-align="middle" fo:padding="0cm" fo:border="0.5pt solid #000000" style:writing-mode="lr-tb"/>
    </style:style>
    <style:style style:name="Tabela10.E119" style:family="table-cell">
      <style:table-cell-properties style:vertical-align="middle" fo:padding="0cm" fo:border="0.5pt solid #000000" style:writing-mode="lr-tb"/>
    </style:style>
    <style:style style:name="Tabela10.F119" style:family="table-cell">
      <style:table-cell-properties style:vertical-align="top" fo:padding="0cm" fo:border="0.5pt solid #000000" style:writing-mode="lr-tb"/>
    </style:style>
    <style:style style:name="Tabela10.A120" style:family="table-cell">
      <style:table-cell-properties style:vertical-align="bottom" fo:padding="0cm" fo:border="0.5pt solid #000000" style:writing-mode="lr-tb"/>
    </style:style>
    <style:style style:name="Tabela10.B120" style:family="table-cell">
      <style:table-cell-properties style:vertical-align="middle" fo:padding="0cm" fo:border="0.5pt solid #000000" style:writing-mode="lr-tb"/>
    </style:style>
    <style:style style:name="Tabela10.C120" style:family="table-cell">
      <style:table-cell-properties style:vertical-align="middle" fo:padding="0cm" fo:border="0.5pt solid #000000" style:writing-mode="lr-tb"/>
    </style:style>
    <style:style style:name="Tabela10.D120" style:family="table-cell">
      <style:table-cell-properties style:vertical-align="middle" fo:padding="0cm" fo:border="0.5pt solid #000000" style:writing-mode="lr-tb"/>
    </style:style>
    <style:style style:name="Tabela10.E120" style:family="table-cell">
      <style:table-cell-properties style:vertical-align="middle" fo:padding="0cm" fo:border="0.5pt solid #000000" style:writing-mode="lr-tb"/>
    </style:style>
    <style:style style:name="Tabela10.F120" style:family="table-cell">
      <style:table-cell-properties style:vertical-align="top" fo:padding="0cm" fo:border="0.5pt solid #000000" style:writing-mode="lr-tb"/>
    </style:style>
    <style:style style:name="Tabela10.A121" style:family="table-cell">
      <style:table-cell-properties style:vertical-align="bottom" fo:background-color="#00b0f0" fo:padding="0cm" fo:border="0.5pt solid #000000" style:writing-mode="lr-tb">
        <style:background-image/>
      </style:table-cell-properties>
    </style:style>
    <style:style style:name="Tabela10.B121" style:family="table-cell">
      <style:table-cell-properties style:vertical-align="top" fo:background-color="#00b0f0" fo:padding="0cm" fo:border="0.5pt solid #000000" style:writing-mode="lr-tb">
        <style:background-image/>
      </style:table-cell-properties>
    </style:style>
    <style:style style:name="Tabela10.C121" style:family="table-cell">
      <style:table-cell-properties style:vertical-align="middle" fo:background-color="#00b0f0" fo:padding="0cm" fo:border="0.5pt solid #000000" style:writing-mode="lr-tb">
        <style:background-image/>
      </style:table-cell-properties>
    </style:style>
    <style:style style:name="Tabela10.A136" style:family="table-cell">
      <style:table-cell-properties style:vertical-align="bottom" fo:padding="0cm" fo:border="0.5pt solid #000000" style:writing-mode="lr-tb"/>
    </style:style>
    <style:style style:name="Tabela10.B136" style:family="table-cell">
      <style:table-cell-properties style:vertical-align="top" fo:padding="0cm" fo:border="0.5pt solid #000000" style:writing-mode="lr-tb"/>
    </style:style>
    <style:style style:name="Tabela10.C136" style:family="table-cell">
      <style:table-cell-properties style:vertical-align="top" fo:padding="0cm" fo:border="0.5pt solid #000000" style:writing-mode="lr-tb"/>
    </style:style>
    <style:style style:name="Tabela10.D136" style:family="table-cell">
      <style:table-cell-properties style:vertical-align="top" fo:padding="0cm" fo:border="0.5pt solid #000000" style:writing-mode="lr-tb"/>
    </style:style>
    <style:style style:name="Tabela10.E136" style:family="table-cell">
      <style:table-cell-properties style:vertical-align="middle" fo:padding="0cm" fo:border="0.5pt solid #000000" style:writing-mode="lr-tb"/>
    </style:style>
    <style:style style:name="Tabela10.F136" style:family="table-cell">
      <style:table-cell-properties style:vertical-align="top" fo:padding="0cm" fo:border="0.5pt solid #000000" style:writing-mode="lr-tb"/>
    </style:style>
    <style:style style:name="Tabela10.A153" style:family="table-cell">
      <style:table-cell-properties style:vertical-align="bottom" fo:padding="0cm" fo:border="0.5pt solid #000000" style:writing-mode="lr-tb"/>
    </style:style>
    <style:style style:name="Tabela10.B153" style:family="table-cell">
      <style:table-cell-properties style:vertical-align="top" fo:padding="0cm" fo:border="0.5pt solid #000000" style:writing-mode="lr-tb"/>
    </style:style>
    <style:style style:name="Tabela10.C153" style:family="table-cell">
      <style:table-cell-properties style:vertical-align="top" fo:padding="0cm" fo:border="0.5pt solid #000000" style:writing-mode="lr-tb"/>
    </style:style>
    <style:style style:name="Tabela10.D153" style:family="table-cell">
      <style:table-cell-properties style:vertical-align="top" fo:padding="0cm" fo:border="0.5pt solid #000000" style:writing-mode="lr-tb"/>
    </style:style>
    <style:style style:name="Tabela10.E153" style:family="table-cell">
      <style:table-cell-properties style:vertical-align="middle" fo:padding="0cm" fo:border="0.5pt solid #000000" style:writing-mode="lr-tb"/>
    </style:style>
    <style:style style:name="Tabela10.F153" style:family="table-cell">
      <style:table-cell-properties style:vertical-align="top" fo:padding="0cm" fo:border="0.5pt solid #000000" style:writing-mode="lr-tb"/>
    </style:style>
    <style:style style:name="Tabela10.A154" style:family="table-cell">
      <style:table-cell-properties style:vertical-align="bottom" fo:padding="0cm" fo:border="0.5pt solid #000000" style:writing-mode="lr-tb"/>
    </style:style>
    <style:style style:name="Tabela10.B154" style:family="table-cell">
      <style:table-cell-properties style:vertical-align="top" fo:padding="0cm" fo:border="0.5pt solid #000000" style:writing-mode="lr-tb"/>
    </style:style>
    <style:style style:name="Tabela10.C154" style:family="table-cell">
      <style:table-cell-properties style:vertical-align="top" fo:padding="0cm" fo:border="0.5pt solid #000000" style:writing-mode="lr-tb"/>
    </style:style>
    <style:style style:name="Tabela10.D154" style:family="table-cell">
      <style:table-cell-properties style:vertical-align="top" fo:padding="0cm" fo:border="0.5pt solid #000000" style:writing-mode="lr-tb"/>
    </style:style>
    <style:style style:name="Tabela10.E154" style:family="table-cell">
      <style:table-cell-properties style:vertical-align="middle" fo:padding="0cm" fo:border="0.5pt solid #000000" style:writing-mode="lr-tb"/>
    </style:style>
    <style:style style:name="Tabela10.F154" style:family="table-cell">
      <style:table-cell-properties style:vertical-align="top" fo:padding="0cm" fo:border="0.5pt solid #000000" style:writing-mode="lr-tb"/>
    </style:style>
    <style:style style:name="Tabela10.A155" style:family="table-cell">
      <style:table-cell-properties style:vertical-align="bottom" fo:padding="0cm" fo:border="0.5pt solid #000000" style:writing-mode="lr-tb"/>
    </style:style>
    <style:style style:name="Tabela10.B155" style:family="table-cell">
      <style:table-cell-properties style:vertical-align="top" fo:padding="0cm" fo:border="0.5pt solid #000000" style:writing-mode="lr-tb"/>
    </style:style>
    <style:style style:name="Tabela10.C155" style:family="table-cell">
      <style:table-cell-properties style:vertical-align="top" fo:padding="0cm" fo:border="0.5pt solid #000000" style:writing-mode="lr-tb"/>
    </style:style>
    <style:style style:name="Tabela10.D155" style:family="table-cell">
      <style:table-cell-properties style:vertical-align="top" fo:padding="0cm" fo:border="0.5pt solid #000000" style:writing-mode="lr-tb"/>
    </style:style>
    <style:style style:name="Tabela10.E155" style:family="table-cell">
      <style:table-cell-properties style:vertical-align="middle" fo:padding="0cm" fo:border="0.5pt solid #000000" style:writing-mode="lr-tb"/>
    </style:style>
    <style:style style:name="Tabela10.F155" style:family="table-cell">
      <style:table-cell-properties style:vertical-align="top" fo:padding="0cm" fo:border="0.5pt solid #000000" style:writing-mode="lr-tb"/>
    </style:style>
    <style:style style:name="Tabela10.A156" style:family="table-cell">
      <style:table-cell-properties style:vertical-align="bottom" fo:padding="0cm" fo:border="0.5pt solid #000000" style:writing-mode="lr-tb"/>
    </style:style>
    <style:style style:name="Tabela10.B156" style:family="table-cell">
      <style:table-cell-properties style:vertical-align="top" fo:padding="0cm" fo:border="0.5pt solid #000000" style:writing-mode="lr-tb"/>
    </style:style>
    <style:style style:name="Tabela10.C156" style:family="table-cell">
      <style:table-cell-properties style:vertical-align="top" fo:padding="0cm" fo:border="0.5pt solid #000000" style:writing-mode="lr-tb"/>
    </style:style>
    <style:style style:name="Tabela10.D156" style:family="table-cell">
      <style:table-cell-properties style:vertical-align="top" fo:padding="0cm" fo:border="0.5pt solid #000000" style:writing-mode="lr-tb"/>
    </style:style>
    <style:style style:name="Tabela10.E156" style:family="table-cell">
      <style:table-cell-properties style:vertical-align="middle" fo:padding="0cm" fo:border="0.5pt solid #000000" style:writing-mode="lr-tb"/>
    </style:style>
    <style:style style:name="Tabela10.F156" style:family="table-cell">
      <style:table-cell-properties style:vertical-align="top" fo:padding="0cm" fo:border="0.5pt solid #000000" style:writing-mode="lr-tb"/>
    </style:style>
    <style:style style:name="Tabela10.A157" style:family="table-cell">
      <style:table-cell-properties style:vertical-align="bottom" fo:padding="0cm" fo:border="0.5pt solid #000000" style:writing-mode="lr-tb"/>
    </style:style>
    <style:style style:name="Tabela10.B157" style:family="table-cell">
      <style:table-cell-properties style:vertical-align="bottom" fo:padding="0cm" fo:border="0.5pt solid #000000" style:writing-mode="lr-tb"/>
    </style:style>
    <style:style style:name="Tabela10.C157" style:family="table-cell">
      <style:table-cell-properties style:vertical-align="bottom" fo:padding="0cm" fo:border="0.5pt solid #000000" style:writing-mode="lr-tb"/>
    </style:style>
    <style:style style:name="Tabela10.D157" style:family="table-cell">
      <style:table-cell-properties style:vertical-align="bottom" fo:padding="0cm" fo:border="0.5pt solid #000000" style:writing-mode="lr-tb"/>
    </style:style>
    <style:style style:name="Tabela10.E157" style:family="table-cell">
      <style:table-cell-properties style:vertical-align="bottom" fo:padding="0cm" fo:border="0.5pt solid #000000" style:writing-mode="lr-tb"/>
    </style:style>
    <style:style style:name="Tabela10.F157" style:family="table-cell">
      <style:table-cell-properties style:vertical-align="bottom" fo:padding="0cm" fo:border="0.5pt solid #000000" style:writing-mode="lr-tb"/>
    </style:style>
    <style:style style:name="Tabela10.A158" style:family="table-cell">
      <style:table-cell-properties style:vertical-align="bottom" fo:padding="0cm" fo:border="0.5pt solid #000000" style:writing-mode="lr-tb"/>
    </style:style>
    <style:style style:name="Tabela10.B158" style:family="table-cell">
      <style:table-cell-properties style:vertical-align="bottom" fo:padding="0cm" fo:border="0.5pt solid #000000" style:writing-mode="lr-tb"/>
    </style:style>
    <style:style style:name="Tabela10.C158" style:family="table-cell">
      <style:table-cell-properties style:vertical-align="bottom" fo:padding="0cm" fo:border="0.5pt solid #000000" style:writing-mode="lr-tb"/>
    </style:style>
    <style:style style:name="Tabela10.D158" style:family="table-cell">
      <style:table-cell-properties style:vertical-align="bottom" fo:padding="0cm" fo:border="0.5pt solid #000000" style:writing-mode="lr-tb"/>
    </style:style>
    <style:style style:name="Tabela10.E158" style:family="table-cell">
      <style:table-cell-properties style:vertical-align="bottom" fo:padding="0cm" fo:border="0.5pt solid #000000" style:writing-mode="lr-tb"/>
    </style:style>
    <style:style style:name="Tabela10.F158" style:family="table-cell">
      <style:table-cell-properties style:vertical-align="bottom" fo:padding="0cm" fo:border="0.5pt solid #000000" style:writing-mode="lr-tb"/>
    </style:style>
    <style:style style:name="Tabela10.A159" style:family="table-cell">
      <style:table-cell-properties style:vertical-align="bottom" fo:padding="0cm" fo:border="0.5pt solid #000000" style:writing-mode="lr-tb"/>
    </style:style>
    <style:style style:name="Tabela10.B159" style:family="table-cell">
      <style:table-cell-properties style:vertical-align="bottom" fo:padding="0cm" fo:border="0.5pt solid #000000" style:writing-mode="lr-tb"/>
    </style:style>
    <style:style style:name="Tabela10.C159" style:family="table-cell">
      <style:table-cell-properties style:vertical-align="bottom" fo:padding="0cm" fo:border="0.5pt solid #000000" style:writing-mode="lr-tb"/>
    </style:style>
    <style:style style:name="Tabela10.D159" style:family="table-cell">
      <style:table-cell-properties style:vertical-align="bottom" fo:padding="0cm" fo:border="0.5pt solid #000000" style:writing-mode="lr-tb"/>
    </style:style>
    <style:style style:name="Tabela10.E159" style:family="table-cell">
      <style:table-cell-properties style:vertical-align="bottom" fo:padding="0cm" fo:border="0.5pt solid #000000" style:writing-mode="lr-tb"/>
    </style:style>
    <style:style style:name="Tabela10.F159" style:family="table-cell">
      <style:table-cell-properties style:vertical-align="bottom" fo:padding="0cm" fo:border="0.5pt solid #000000" style:writing-mode="lr-tb"/>
    </style:style>
    <style:style style:name="Tabela10.A160" style:family="table-cell">
      <style:table-cell-properties style:vertical-align="bottom" fo:padding="0cm" fo:border="0.5pt solid #000000" style:writing-mode="lr-tb"/>
    </style:style>
    <style:style style:name="Tabela10.B160" style:family="table-cell">
      <style:table-cell-properties style:vertical-align="bottom" fo:padding="0cm" fo:border="0.5pt solid #000000" style:writing-mode="lr-tb"/>
    </style:style>
    <style:style style:name="Tabela10.C160" style:family="table-cell">
      <style:table-cell-properties style:vertical-align="bottom" fo:padding="0cm" fo:border="0.5pt solid #000000" style:writing-mode="lr-tb"/>
    </style:style>
    <style:style style:name="Tabela10.D160" style:family="table-cell">
      <style:table-cell-properties style:vertical-align="bottom" fo:padding="0cm" fo:border="0.5pt solid #000000" style:writing-mode="lr-tb"/>
    </style:style>
    <style:style style:name="Tabela10.E160" style:family="table-cell">
      <style:table-cell-properties style:vertical-align="bottom" fo:padding="0cm" fo:border="0.5pt solid #000000" style:writing-mode="lr-tb"/>
    </style:style>
    <style:style style:name="Tabela10.F160" style:family="table-cell">
      <style:table-cell-properties style:vertical-align="bottom" fo:padding="0cm" fo:border="0.5pt solid #000000" style:writing-mode="lr-tb"/>
    </style:style>
    <style:style style:name="Tabela10.A161" style:family="table-cell">
      <style:table-cell-properties style:vertical-align="bottom" fo:padding="0cm" fo:border="0.5pt solid #000000" style:writing-mode="lr-tb"/>
    </style:style>
    <style:style style:name="Tabela10.B161" style:family="table-cell">
      <style:table-cell-properties style:vertical-align="bottom" fo:padding="0cm" fo:border="0.5pt solid #000000" style:writing-mode="lr-tb"/>
    </style:style>
    <style:style style:name="Tabela10.C161" style:family="table-cell">
      <style:table-cell-properties style:vertical-align="bottom" fo:padding="0cm" fo:border="0.5pt solid #000000" style:writing-mode="lr-tb"/>
    </style:style>
    <style:style style:name="Tabela10.D161" style:family="table-cell">
      <style:table-cell-properties style:vertical-align="bottom" fo:padding="0cm" fo:border="0.5pt solid #000000" style:writing-mode="lr-tb"/>
    </style:style>
    <style:style style:name="Tabela10.E161" style:family="table-cell">
      <style:table-cell-properties style:vertical-align="bottom" fo:padding="0cm" fo:border="0.5pt solid #000000" style:writing-mode="lr-tb"/>
    </style:style>
    <style:style style:name="Tabela10.F161" style:family="table-cell">
      <style:table-cell-properties style:vertical-align="bottom" fo:padding="0cm" fo:border="0.5pt solid #000000" style:writing-mode="lr-tb"/>
    </style:style>
    <style:style style:name="Tabela10.A162" style:family="table-cell">
      <style:table-cell-properties style:vertical-align="bottom" fo:padding="0cm" fo:border="0.5pt solid #000000" style:writing-mode="lr-tb"/>
    </style:style>
    <style:style style:name="Tabela10.B162" style:family="table-cell">
      <style:table-cell-properties style:vertical-align="bottom" fo:padding="0cm" fo:border="0.5pt solid #000000" style:writing-mode="lr-tb"/>
    </style:style>
    <style:style style:name="Tabela10.C162" style:family="table-cell">
      <style:table-cell-properties style:vertical-align="bottom" fo:padding="0cm" fo:border="0.5pt solid #000000" style:writing-mode="lr-tb"/>
    </style:style>
    <style:style style:name="Tabela10.D162" style:family="table-cell">
      <style:table-cell-properties style:vertical-align="bottom" fo:padding="0cm" fo:border="0.5pt solid #000000" style:writing-mode="lr-tb"/>
    </style:style>
    <style:style style:name="Tabela10.E162" style:family="table-cell">
      <style:table-cell-properties style:vertical-align="bottom" fo:padding="0cm" fo:border="0.5pt solid #000000" style:writing-mode="lr-tb"/>
    </style:style>
    <style:style style:name="Tabela10.F162" style:family="table-cell">
      <style:table-cell-properties style:vertical-align="bottom" fo:padding="0cm" fo:border="0.5pt solid #000000" style:writing-mode="lr-tb"/>
    </style:style>
    <style:style style:name="Tabela10.A163" style:family="table-cell">
      <style:table-cell-properties style:vertical-align="bottom" fo:padding="0cm" fo:border="0.5pt solid #000000" style:writing-mode="lr-tb"/>
    </style:style>
    <style:style style:name="Tabela10.B163" style:family="table-cell">
      <style:table-cell-properties style:vertical-align="bottom" fo:padding="0cm" fo:border="0.5pt solid #000000" style:writing-mode="lr-tb"/>
    </style:style>
    <style:style style:name="Tabela10.C163" style:family="table-cell">
      <style:table-cell-properties style:vertical-align="bottom" fo:padding="0cm" fo:border="0.5pt solid #000000" style:writing-mode="lr-tb"/>
    </style:style>
    <style:style style:name="Tabela10.D163" style:family="table-cell">
      <style:table-cell-properties style:vertical-align="bottom" fo:padding="0cm" fo:border="0.5pt solid #000000" style:writing-mode="lr-tb"/>
    </style:style>
    <style:style style:name="Tabela10.E163" style:family="table-cell">
      <style:table-cell-properties style:vertical-align="bottom" fo:padding="0cm" fo:border="0.5pt solid #000000" style:writing-mode="lr-tb"/>
    </style:style>
    <style:style style:name="Tabela10.F163" style:family="table-cell">
      <style:table-cell-properties style:vertical-align="bottom" fo:padding="0cm" fo:border="0.5pt solid #000000" style:writing-mode="lr-tb"/>
    </style:style>
    <style:style style:name="Tabela10.A164" style:family="table-cell">
      <style:table-cell-properties style:vertical-align="bottom" fo:padding="0cm" fo:border="0.5pt solid #000000" style:writing-mode="lr-tb"/>
    </style:style>
    <style:style style:name="Tabela10.B164" style:family="table-cell">
      <style:table-cell-properties style:vertical-align="bottom" fo:padding="0cm" fo:border="0.5pt solid #000000" style:writing-mode="lr-tb"/>
    </style:style>
    <style:style style:name="Tabela10.C164" style:family="table-cell">
      <style:table-cell-properties style:vertical-align="bottom" fo:padding="0cm" fo:border="0.5pt solid #000000" style:writing-mode="lr-tb"/>
    </style:style>
    <style:style style:name="Tabela10.D164" style:family="table-cell">
      <style:table-cell-properties style:vertical-align="bottom" fo:padding="0cm" fo:border="0.5pt solid #000000" style:writing-mode="lr-tb"/>
    </style:style>
    <style:style style:name="Tabela10.E164" style:family="table-cell">
      <style:table-cell-properties style:vertical-align="bottom" fo:padding="0cm" fo:border="0.5pt solid #000000" style:writing-mode="lr-tb"/>
    </style:style>
    <style:style style:name="Tabela10.F164" style:family="table-cell">
      <style:table-cell-properties style:vertical-align="bottom" fo:padding="0cm" fo:border="0.5pt solid #000000" style:writing-mode="lr-tb"/>
    </style:style>
    <style:style style:name="Tabela10.A165" style:family="table-cell">
      <style:table-cell-properties style:vertical-align="bottom" fo:padding="0cm" fo:border="0.5pt solid #000000" style:writing-mode="lr-tb"/>
    </style:style>
    <style:style style:name="Tabela10.B165" style:family="table-cell">
      <style:table-cell-properties style:vertical-align="bottom" fo:padding="0cm" fo:border="0.5pt solid #000000" style:writing-mode="lr-tb"/>
    </style:style>
    <style:style style:name="Tabela10.C165" style:family="table-cell">
      <style:table-cell-properties style:vertical-align="bottom" fo:padding="0cm" fo:border="0.5pt solid #000000" style:writing-mode="lr-tb"/>
    </style:style>
    <style:style style:name="Tabela10.D165" style:family="table-cell">
      <style:table-cell-properties style:vertical-align="bottom" fo:padding="0cm" fo:border="0.5pt solid #000000" style:writing-mode="lr-tb"/>
    </style:style>
    <style:style style:name="Tabela10.E165" style:family="table-cell">
      <style:table-cell-properties style:vertical-align="bottom" fo:padding="0cm" fo:border="0.5pt solid #000000" style:writing-mode="lr-tb"/>
    </style:style>
    <style:style style:name="Tabela10.F165" style:family="table-cell">
      <style:table-cell-properties style:vertical-align="bottom" fo:padding="0cm" fo:border="0.5pt solid #000000" style:writing-mode="lr-tb"/>
    </style:style>
    <style:style style:name="Tabela10.A166" style:family="table-cell">
      <style:table-cell-properties style:vertical-align="bottom" fo:padding="0cm" fo:border="0.5pt solid #000000" style:writing-mode="lr-tb"/>
    </style:style>
    <style:style style:name="Tabela10.B166" style:family="table-cell">
      <style:table-cell-properties style:vertical-align="bottom" fo:padding="0cm" fo:border="0.5pt solid #000000" style:writing-mode="lr-tb"/>
    </style:style>
    <style:style style:name="Tabela10.C166" style:family="table-cell">
      <style:table-cell-properties style:vertical-align="bottom" fo:padding="0cm" fo:border="0.5pt solid #000000" style:writing-mode="lr-tb"/>
    </style:style>
    <style:style style:name="Tabela10.D166" style:family="table-cell">
      <style:table-cell-properties style:vertical-align="bottom" fo:padding="0cm" fo:border="0.5pt solid #000000" style:writing-mode="lr-tb"/>
    </style:style>
    <style:style style:name="Tabela10.E166" style:family="table-cell">
      <style:table-cell-properties style:vertical-align="bottom" fo:padding="0cm" fo:border="0.5pt solid #000000" style:writing-mode="lr-tb"/>
    </style:style>
    <style:style style:name="Tabela10.F166" style:family="table-cell">
      <style:table-cell-properties style:vertical-align="bottom" fo:padding="0cm" fo:border="0.5pt solid #000000" style:writing-mode="lr-tb"/>
    </style:style>
    <style:style style:name="Tabela10.A167" style:family="table-cell">
      <style:table-cell-properties style:vertical-align="bottom" fo:padding="0cm" fo:border="0.5pt solid #000000" style:writing-mode="lr-tb"/>
    </style:style>
    <style:style style:name="Tabela10.B167" style:family="table-cell">
      <style:table-cell-properties style:vertical-align="bottom" fo:padding="0cm" fo:border="0.5pt solid #000000" style:writing-mode="lr-tb"/>
    </style:style>
    <style:style style:name="Tabela10.C167" style:family="table-cell">
      <style:table-cell-properties style:vertical-align="bottom" fo:padding="0cm" fo:border="0.5pt solid #000000" style:writing-mode="lr-tb"/>
    </style:style>
    <style:style style:name="Tabela10.D167" style:family="table-cell">
      <style:table-cell-properties style:vertical-align="bottom" fo:padding="0cm" fo:border="0.5pt solid #000000" style:writing-mode="lr-tb"/>
    </style:style>
    <style:style style:name="Tabela10.E167" style:family="table-cell">
      <style:table-cell-properties style:vertical-align="bottom" fo:padding="0cm" fo:border="0.5pt solid #000000" style:writing-mode="lr-tb"/>
    </style:style>
    <style:style style:name="Tabela10.F167" style:family="table-cell">
      <style:table-cell-properties style:vertical-align="bottom" fo:padding="0cm" fo:border="0.5pt solid #000000" style:writing-mode="lr-tb"/>
    </style:style>
    <style:style style:name="Tabela10.A202" style:family="table-cell">
      <style:table-cell-properties style:vertical-align="bottom" fo:padding="0cm" fo:border="0.5pt solid #000000" style:writing-mode="lr-tb"/>
    </style:style>
    <style:style style:name="Tabela10.B202" style:family="table-cell">
      <style:table-cell-properties style:vertical-align="bottom" fo:padding="0cm" fo:border="0.5pt solid #000000" style:writing-mode="lr-tb"/>
    </style:style>
    <style:style style:name="Tabela10.C202" style:family="table-cell">
      <style:table-cell-properties style:vertical-align="bottom" fo:padding="0cm" fo:border="0.5pt solid #000000" style:writing-mode="lr-tb"/>
    </style:style>
    <style:style style:name="Tabela10.D202" style:family="table-cell">
      <style:table-cell-properties style:vertical-align="bottom" fo:padding="0cm" fo:border="0.5pt solid #000000" style:writing-mode="lr-tb"/>
    </style:style>
    <style:style style:name="Tabela10.E202" style:family="table-cell">
      <style:table-cell-properties style:vertical-align="bottom" fo:padding="0cm" fo:border="0.5pt solid #000000" style:writing-mode="lr-tb"/>
    </style:style>
    <style:style style:name="Tabela11" style:family="table">
      <style:table-properties style:width="17.873cm" style:rel-width="122%" fo:margin-left="-1.752cm" table:align="left" style:writing-mode="lr-tb"/>
    </style:style>
    <style:style style:name="Tabela11.A" style:family="table-column">
      <style:table-column-properties style:column-width="1.277cm" style:rel-column-width="729*"/>
    </style:style>
    <style:style style:name="Tabela11.B" style:family="table-column">
      <style:table-column-properties style:column-width="4.357cm" style:rel-column-width="2488*"/>
    </style:style>
    <style:style style:name="Tabela11.D" style:family="table-column">
      <style:table-column-properties style:column-width="2.544cm" style:rel-column-width="1453*"/>
    </style:style>
    <style:style style:name="Tabela11.E" style:family="table-column">
      <style:table-column-properties style:column-width="1.517cm" style:rel-column-width="866*"/>
    </style:style>
    <style:style style:name="Tabela11.F" style:family="table-column">
      <style:table-column-properties style:column-width="6.902cm" style:rel-column-width="3942*"/>
    </style:style>
    <style:style style:name="Tabela11.1" style:family="table-row">
      <style:table-row-properties style:min-row-height="0.041cm" fo:keep-together="auto"/>
    </style:style>
    <style:style style:name="Tabela11.A1" style:family="table-cell">
      <style:table-cell-properties style:vertical-align="bottom" fo:padding="0cm" fo:border="0.5pt solid #000000" style:writing-mode="lr-tb"/>
    </style:style>
    <style:style style:name="Tabela11.2" style:family="table-row">
      <style:table-row-properties fo:keep-together="auto"/>
    </style:style>
    <style:style style:name="Tabela11.A2" style:family="table-cell">
      <style:table-cell-properties style:vertical-align="top" fo:background-color="#a6a6a6" fo:padding="0cm" fo:border="0.5pt solid #000000" style:writing-mode="lr-tb">
        <style:background-image/>
      </style:table-cell-properties>
    </style:style>
    <style:style style:name="Tabela11.A3" style:family="table-cell">
      <style:table-cell-properties style:vertical-align="top" fo:padding="0cm" fo:border="0.5pt solid #000000" style:writing-mode="lr-tb"/>
    </style:style>
    <style:style style:name="Tabela11.B3" style:family="table-cell">
      <style:table-cell-properties style:vertical-align="top" fo:padding="0cm" fo:border="0.5pt solid #000000" style:writing-mode="lr-tb"/>
    </style:style>
    <style:style style:name="Tabela11.C3" style:family="table-cell">
      <style:table-cell-properties style:vertical-align="top" fo:padding="0cm" fo:border="0.5pt solid #000000" style:writing-mode="lr-tb"/>
    </style:style>
    <style:style style:name="Tabela11.D3" style:family="table-cell">
      <style:table-cell-properties style:vertical-align="top" fo:padding="0cm" fo:border="0.5pt solid #000000" style:writing-mode="lr-tb"/>
    </style:style>
    <style:style style:name="Tabela11.E3" style:family="table-cell">
      <style:table-cell-properties style:vertical-align="top" fo:padding="0cm" fo:border="0.5pt solid #000000" style:writing-mode="lr-tb"/>
    </style:style>
    <style:style style:name="Tabela11.F3" style:family="table-cell">
      <style:table-cell-properties style:vertical-align="top" fo:background-color="#ffffff" fo:padding="0cm" fo:border="0.5pt solid #000000" style:writing-mode="lr-tb">
        <style:background-image/>
      </style:table-cell-properties>
    </style:style>
    <style:style style:name="Tabela11.A4" style:family="table-cell">
      <style:table-cell-properties style:vertical-align="top" fo:padding="0cm" fo:border="0.5pt solid #000000" style:writing-mode="lr-tb"/>
    </style:style>
    <style:style style:name="Tabela11.B4" style:family="table-cell">
      <style:table-cell-properties style:vertical-align="top" fo:padding="0cm" fo:border="0.5pt solid #000000" style:writing-mode="lr-tb"/>
    </style:style>
    <style:style style:name="Tabela11.C4" style:family="table-cell">
      <style:table-cell-properties style:vertical-align="top" fo:padding="0cm" fo:border="0.5pt solid #000000" style:writing-mode="lr-tb"/>
    </style:style>
    <style:style style:name="Tabela11.D4" style:family="table-cell">
      <style:table-cell-properties style:vertical-align="top" fo:padding="0cm" fo:border="0.5pt solid #000000" style:writing-mode="lr-tb"/>
    </style:style>
    <style:style style:name="Tabela11.E4" style:family="table-cell">
      <style:table-cell-properties style:vertical-align="top" fo:padding="0cm" fo:border="0.5pt solid #000000" style:writing-mode="lr-tb"/>
    </style:style>
    <style:style style:name="Tabela11.A5" style:family="table-cell">
      <style:table-cell-properties style:vertical-align="top" fo:padding="0cm" fo:border="0.5pt solid #000000" style:writing-mode="lr-tb"/>
    </style:style>
    <style:style style:name="Tabela11.B5" style:family="table-cell">
      <style:table-cell-properties style:vertical-align="top" fo:padding="0cm" fo:border="0.5pt solid #000000" style:writing-mode="lr-tb"/>
    </style:style>
    <style:style style:name="Tabela11.C5" style:family="table-cell">
      <style:table-cell-properties style:vertical-align="top" fo:padding="0cm" fo:border="0.5pt solid #000000" style:writing-mode="lr-tb"/>
    </style:style>
    <style:style style:name="Tabela11.D5" style:family="table-cell">
      <style:table-cell-properties style:vertical-align="top" fo:padding="0cm" fo:border="0.5pt solid #000000" style:writing-mode="lr-tb"/>
    </style:style>
    <style:style style:name="Tabela11.E5" style:family="table-cell">
      <style:table-cell-properties style:vertical-align="top" fo:padding="0cm" fo:border="0.5pt solid #000000" style:writing-mode="lr-tb"/>
    </style:style>
    <style:style style:name="Tabela11.A6" style:family="table-cell">
      <style:table-cell-properties style:vertical-align="top" fo:padding="0cm" fo:border="0.5pt solid #000000" style:writing-mode="lr-tb"/>
    </style:style>
    <style:style style:name="Tabela11.B6" style:family="table-cell">
      <style:table-cell-properties style:vertical-align="top" fo:padding="0cm" fo:border="0.5pt solid #000000" style:writing-mode="lr-tb"/>
    </style:style>
    <style:style style:name="Tabela11.C6" style:family="table-cell">
      <style:table-cell-properties style:vertical-align="top" fo:padding="0cm" fo:border="0.5pt solid #000000" style:writing-mode="lr-tb"/>
    </style:style>
    <style:style style:name="Tabela11.D6" style:family="table-cell">
      <style:table-cell-properties style:vertical-align="top" fo:padding="0cm" fo:border="0.5pt solid #000000" style:writing-mode="lr-tb"/>
    </style:style>
    <style:style style:name="Tabela11.E6" style:family="table-cell">
      <style:table-cell-properties style:vertical-align="top" fo:padding="0cm" fo:border="0.5pt solid #000000" style:writing-mode="lr-tb"/>
    </style:style>
    <style:style style:name="Tabela11.A7" style:family="table-cell">
      <style:table-cell-properties style:vertical-align="top" fo:padding="0cm" fo:border="0.5pt solid #000000" style:writing-mode="lr-tb"/>
    </style:style>
    <style:style style:name="Tabela11.B7" style:family="table-cell">
      <style:table-cell-properties style:vertical-align="top" fo:padding="0cm" fo:border="0.5pt solid #000000" style:writing-mode="lr-tb"/>
    </style:style>
    <style:style style:name="Tabela11.C7" style:family="table-cell">
      <style:table-cell-properties style:vertical-align="top" fo:padding="0cm" fo:border="0.5pt solid #000000" style:writing-mode="lr-tb"/>
    </style:style>
    <style:style style:name="Tabela11.D7" style:family="table-cell">
      <style:table-cell-properties style:vertical-align="top" fo:padding="0cm" fo:border="0.5pt solid #000000" style:writing-mode="lr-tb"/>
    </style:style>
    <style:style style:name="Tabela11.E7" style:family="table-cell">
      <style:table-cell-properties style:vertical-align="top" fo:padding="0cm" fo:border="0.5pt solid #000000" style:writing-mode="lr-tb"/>
    </style:style>
    <style:style style:name="Tabela11.A8" style:family="table-cell">
      <style:table-cell-properties style:vertical-align="top" fo:padding="0cm" fo:border="0.5pt solid #000000" style:writing-mode="lr-tb"/>
    </style:style>
    <style:style style:name="Tabela11.B8" style:family="table-cell">
      <style:table-cell-properties style:vertical-align="top" fo:padding="0cm" fo:border="0.5pt solid #000000" style:writing-mode="lr-tb"/>
    </style:style>
    <style:style style:name="Tabela11.C8" style:family="table-cell">
      <style:table-cell-properties style:vertical-align="top" fo:padding="0cm" fo:border="0.5pt solid #000000" style:writing-mode="lr-tb"/>
    </style:style>
    <style:style style:name="Tabela11.D8" style:family="table-cell">
      <style:table-cell-properties style:vertical-align="top" fo:padding="0cm" fo:border="0.5pt solid #000000" style:writing-mode="lr-tb"/>
    </style:style>
    <style:style style:name="Tabela11.E8" style:family="table-cell">
      <style:table-cell-properties style:vertical-align="top" fo:padding="0cm" fo:border="0.5pt solid #000000" style:writing-mode="lr-tb"/>
    </style:style>
    <style:style style:name="Tabela11.A9" style:family="table-cell">
      <style:table-cell-properties style:vertical-align="top" fo:padding="0cm" fo:border="0.5pt solid #000000" style:writing-mode="lr-tb"/>
    </style:style>
    <style:style style:name="Tabela11.B9" style:family="table-cell">
      <style:table-cell-properties style:vertical-align="top" fo:padding="0cm" fo:border="0.5pt solid #000000" style:writing-mode="lr-tb"/>
    </style:style>
    <style:style style:name="Tabela11.C9" style:family="table-cell">
      <style:table-cell-properties style:vertical-align="top" fo:padding="0cm" fo:border="0.5pt solid #000000" style:writing-mode="lr-tb"/>
    </style:style>
    <style:style style:name="Tabela11.D9" style:family="table-cell">
      <style:table-cell-properties style:vertical-align="top" fo:padding="0cm" fo:border="0.5pt solid #000000" style:writing-mode="lr-tb"/>
    </style:style>
    <style:style style:name="Tabela11.E9" style:family="table-cell">
      <style:table-cell-properties style:vertical-align="top" fo:padding="0cm" fo:border="0.5pt solid #000000" style:writing-mode="lr-tb"/>
    </style:style>
    <style:style style:name="Tabela11.A10" style:family="table-cell">
      <style:table-cell-properties style:vertical-align="top" fo:padding="0cm" fo:border="0.5pt solid #000000" style:writing-mode="lr-tb"/>
    </style:style>
    <style:style style:name="Tabela11.B10" style:family="table-cell">
      <style:table-cell-properties style:vertical-align="top" fo:padding="0cm" fo:border="0.5pt solid #000000" style:writing-mode="lr-tb"/>
    </style:style>
    <style:style style:name="Tabela11.C10" style:family="table-cell">
      <style:table-cell-properties style:vertical-align="top" fo:padding="0cm" fo:border="0.5pt solid #000000" style:writing-mode="lr-tb"/>
    </style:style>
    <style:style style:name="Tabela11.D10" style:family="table-cell">
      <style:table-cell-properties style:vertical-align="top" fo:padding="0cm" fo:border="0.5pt solid #000000" style:writing-mode="lr-tb"/>
    </style:style>
    <style:style style:name="Tabela11.E10" style:family="table-cell">
      <style:table-cell-properties style:vertical-align="top" fo:padding="0cm" fo:border="0.5pt solid #000000" style:writing-mode="lr-tb"/>
    </style:style>
    <style:style style:name="Tabela11.A11" style:family="table-cell">
      <style:table-cell-properties style:vertical-align="top" fo:padding="0cm" fo:border="0.5pt solid #000000" style:writing-mode="lr-tb"/>
    </style:style>
    <style:style style:name="Tabela11.B11" style:family="table-cell">
      <style:table-cell-properties style:vertical-align="top" fo:padding="0cm" fo:border="0.5pt solid #000000" style:writing-mode="lr-tb"/>
    </style:style>
    <style:style style:name="Tabela11.C11" style:family="table-cell">
      <style:table-cell-properties style:vertical-align="top" fo:padding="0cm" fo:border="0.5pt solid #000000" style:writing-mode="lr-tb"/>
    </style:style>
    <style:style style:name="Tabela11.D11" style:family="table-cell">
      <style:table-cell-properties style:vertical-align="top" fo:padding="0cm" fo:border="0.5pt solid #000000" style:writing-mode="lr-tb"/>
    </style:style>
    <style:style style:name="Tabela11.E11" style:family="table-cell">
      <style:table-cell-properties style:vertical-align="top" fo:padding="0cm" fo:border="0.5pt solid #000000" style:writing-mode="lr-tb"/>
    </style:style>
    <style:style style:name="Tabela11.A12" style:family="table-cell">
      <style:table-cell-properties style:vertical-align="top" fo:padding="0cm" fo:border="0.5pt solid #000000" style:writing-mode="lr-tb"/>
    </style:style>
    <style:style style:name="Tabela11.B12" style:family="table-cell">
      <style:table-cell-properties style:vertical-align="top" fo:padding="0cm" fo:border="0.5pt solid #000000" style:writing-mode="lr-tb"/>
    </style:style>
    <style:style style:name="Tabela11.C12" style:family="table-cell">
      <style:table-cell-properties style:vertical-align="top" fo:padding="0cm" fo:border="0.5pt solid #000000" style:writing-mode="lr-tb"/>
    </style:style>
    <style:style style:name="Tabela11.D12" style:family="table-cell">
      <style:table-cell-properties style:vertical-align="top" fo:padding="0cm" fo:border="0.5pt solid #000000" style:writing-mode="lr-tb"/>
    </style:style>
    <style:style style:name="Tabela11.E12" style:family="table-cell">
      <style:table-cell-properties style:vertical-align="top" fo:padding="0cm" fo:border="0.5pt solid #000000" style:writing-mode="lr-tb"/>
    </style:style>
    <style:style style:name="Tabela11.A13" style:family="table-cell">
      <style:table-cell-properties style:vertical-align="top" fo:padding="0cm" fo:border="0.5pt solid #000000" style:writing-mode="lr-tb"/>
    </style:style>
    <style:style style:name="Tabela11.B13" style:family="table-cell">
      <style:table-cell-properties style:vertical-align="top" fo:padding="0cm" fo:border="0.5pt solid #000000" style:writing-mode="lr-tb"/>
    </style:style>
    <style:style style:name="Tabela11.C13" style:family="table-cell">
      <style:table-cell-properties style:vertical-align="top" fo:padding="0cm" fo:border="0.5pt solid #000000" style:writing-mode="lr-tb"/>
    </style:style>
    <style:style style:name="Tabela11.D13" style:family="table-cell">
      <style:table-cell-properties style:vertical-align="top" fo:padding="0cm" fo:border="0.5pt solid #000000" style:writing-mode="lr-tb"/>
    </style:style>
    <style:style style:name="Tabela11.E13" style:family="table-cell">
      <style:table-cell-properties style:vertical-align="top" fo:padding="0cm" fo:border="0.5pt solid #000000" style:writing-mode="lr-tb"/>
    </style:style>
    <style:style style:name="Tabela11.A14" style:family="table-cell">
      <style:table-cell-properties style:vertical-align="top" fo:padding="0cm" fo:border="0.5pt solid #000000" style:writing-mode="lr-tb"/>
    </style:style>
    <style:style style:name="Tabela11.B14" style:family="table-cell">
      <style:table-cell-properties style:vertical-align="top" fo:padding="0cm" fo:border="0.5pt solid #000000" style:writing-mode="lr-tb"/>
    </style:style>
    <style:style style:name="Tabela11.C14" style:family="table-cell">
      <style:table-cell-properties style:vertical-align="top" fo:padding="0cm" fo:border="0.5pt solid #000000" style:writing-mode="lr-tb"/>
    </style:style>
    <style:style style:name="Tabela11.D14" style:family="table-cell">
      <style:table-cell-properties style:vertical-align="top" fo:padding="0cm" fo:border="0.5pt solid #000000" style:writing-mode="lr-tb"/>
    </style:style>
    <style:style style:name="Tabela11.E14" style:family="table-cell">
      <style:table-cell-properties style:vertical-align="top" fo:padding="0cm" fo:border="0.5pt solid #000000" style:writing-mode="lr-tb"/>
    </style:style>
    <style:style style:name="Tabela11.A15" style:family="table-cell">
      <style:table-cell-properties style:vertical-align="top" fo:padding="0cm" fo:border="0.5pt solid #000000" style:writing-mode="lr-tb"/>
    </style:style>
    <style:style style:name="Tabela11.B15" style:family="table-cell">
      <style:table-cell-properties style:vertical-align="top" fo:padding="0cm" fo:border="0.5pt solid #000000" style:writing-mode="lr-tb"/>
    </style:style>
    <style:style style:name="Tabela11.C15" style:family="table-cell">
      <style:table-cell-properties style:vertical-align="top" fo:padding="0cm" fo:border="0.5pt solid #000000" style:writing-mode="lr-tb"/>
    </style:style>
    <style:style style:name="Tabela11.D15" style:family="table-cell">
      <style:table-cell-properties style:vertical-align="top" fo:padding="0cm" fo:border="0.5pt solid #000000" style:writing-mode="lr-tb"/>
    </style:style>
    <style:style style:name="Tabela11.E15" style:family="table-cell">
      <style:table-cell-properties style:vertical-align="top" fo:padding="0cm" fo:border="0.5pt solid #000000" style:writing-mode="lr-tb"/>
    </style:style>
    <style:style style:name="Tabela11.A16" style:family="table-cell">
      <style:table-cell-properties style:vertical-align="top" fo:padding="0cm" fo:border="0.5pt solid #000000" style:writing-mode="lr-tb"/>
    </style:style>
    <style:style style:name="Tabela11.B16" style:family="table-cell">
      <style:table-cell-properties style:vertical-align="top" fo:padding="0cm" fo:border="0.5pt solid #000000" style:writing-mode="lr-tb"/>
    </style:style>
    <style:style style:name="Tabela11.C16" style:family="table-cell">
      <style:table-cell-properties style:vertical-align="top" fo:padding="0cm" fo:border="0.5pt solid #000000" style:writing-mode="lr-tb"/>
    </style:style>
    <style:style style:name="Tabela11.D16" style:family="table-cell">
      <style:table-cell-properties style:vertical-align="top" fo:padding="0cm" fo:border="0.5pt solid #000000" style:writing-mode="lr-tb"/>
    </style:style>
    <style:style style:name="Tabela11.E16" style:family="table-cell">
      <style:table-cell-properties style:vertical-align="top" fo:padding="0cm" fo:border="0.5pt solid #000000" style:writing-mode="lr-tb"/>
    </style:style>
    <style:style style:name="Tabela11.F16" style:family="table-cell">
      <style:table-cell-properties style:vertical-align="top" fo:padding="0cm" fo:border="0.5pt solid #000000" style:writing-mode="lr-tb"/>
    </style:style>
    <style:style style:name="Tabela11.A17" style:family="table-cell">
      <style:table-cell-properties style:vertical-align="top" fo:padding="0cm" fo:border="0.5pt solid #000000" style:writing-mode="lr-tb"/>
    </style:style>
    <style:style style:name="Tabela11.B17" style:family="table-cell">
      <style:table-cell-properties style:vertical-align="top" fo:padding="0cm" fo:border="0.5pt solid #000000" style:writing-mode="lr-tb"/>
    </style:style>
    <style:style style:name="Tabela11.C17" style:family="table-cell">
      <style:table-cell-properties style:vertical-align="top" fo:padding="0cm" fo:border="0.5pt solid #000000" style:writing-mode="lr-tb"/>
    </style:style>
    <style:style style:name="Tabela11.D17" style:family="table-cell">
      <style:table-cell-properties style:vertical-align="top" fo:padding="0cm" fo:border="0.5pt solid #000000" style:writing-mode="lr-tb"/>
    </style:style>
    <style:style style:name="Tabela11.E17" style:family="table-cell">
      <style:table-cell-properties style:vertical-align="top" fo:padding="0cm" fo:border="0.5pt solid #000000" style:writing-mode="lr-tb"/>
    </style:style>
    <style:style style:name="Tabela11.F17" style:family="table-cell">
      <style:table-cell-properties style:vertical-align="top" fo:padding="0cm" fo:border="0.5pt solid #000000" style:writing-mode="lr-tb"/>
    </style:style>
    <style:style style:name="Tabela11.A18" style:family="table-cell">
      <style:table-cell-properties style:vertical-align="top" fo:padding="0cm" fo:border="0.5pt solid #000000" style:writing-mode="lr-tb"/>
    </style:style>
    <style:style style:name="Tabela11.B18" style:family="table-cell">
      <style:table-cell-properties style:vertical-align="top" fo:padding="0cm" fo:border="0.5pt solid #000000" style:writing-mode="lr-tb"/>
    </style:style>
    <style:style style:name="Tabela11.C18" style:family="table-cell">
      <style:table-cell-properties style:vertical-align="top" fo:padding="0cm" fo:border="0.5pt solid #000000" style:writing-mode="lr-tb"/>
    </style:style>
    <style:style style:name="Tabela11.D18" style:family="table-cell">
      <style:table-cell-properties style:vertical-align="top" fo:padding="0cm" fo:border="0.5pt solid #000000" style:writing-mode="lr-tb"/>
    </style:style>
    <style:style style:name="Tabela11.E18" style:family="table-cell">
      <style:table-cell-properties style:vertical-align="top" fo:padding="0cm" fo:border="0.5pt solid #000000" style:writing-mode="lr-tb"/>
    </style:style>
    <style:style style:name="Tabela11.F18" style:family="table-cell">
      <style:table-cell-properties style:vertical-align="top" fo:padding="0cm" fo:border="0.5pt solid #000000" style:writing-mode="lr-tb"/>
    </style:style>
    <style:style style:name="Tabela11.A19" style:family="table-cell">
      <style:table-cell-properties style:vertical-align="top" fo:padding="0cm" fo:border="0.5pt solid #000000" style:writing-mode="lr-tb"/>
    </style:style>
    <style:style style:name="Tabela11.B19" style:family="table-cell">
      <style:table-cell-properties style:vertical-align="top" fo:padding="0cm" fo:border="0.5pt solid #000000" style:writing-mode="lr-tb"/>
    </style:style>
    <style:style style:name="Tabela11.C19" style:family="table-cell">
      <style:table-cell-properties style:vertical-align="top" fo:padding="0cm" fo:border="0.5pt solid #000000" style:writing-mode="lr-tb"/>
    </style:style>
    <style:style style:name="Tabela11.D19" style:family="table-cell">
      <style:table-cell-properties style:vertical-align="top" fo:padding="0cm" fo:border="0.5pt solid #000000" style:writing-mode="lr-tb"/>
    </style:style>
    <style:style style:name="Tabela11.E19" style:family="table-cell">
      <style:table-cell-properties style:vertical-align="top" fo:padding="0cm" fo:border="0.5pt solid #000000" style:writing-mode="lr-tb"/>
    </style:style>
    <style:style style:name="Tabela11.F19" style:family="table-cell">
      <style:table-cell-properties style:vertical-align="top" fo:padding="0cm" fo:border="0.5pt solid #000000" style:writing-mode="lr-tb"/>
    </style:style>
    <style:style style:name="Tabela11.A20" style:family="table-cell">
      <style:table-cell-properties style:vertical-align="top" fo:padding="0cm" fo:border="0.5pt solid #000000" style:writing-mode="lr-tb"/>
    </style:style>
    <style:style style:name="Tabela11.B20" style:family="table-cell">
      <style:table-cell-properties style:vertical-align="top" fo:padding="0cm" fo:border="0.5pt solid #000000" style:writing-mode="lr-tb"/>
    </style:style>
    <style:style style:name="Tabela11.C20" style:family="table-cell">
      <style:table-cell-properties style:vertical-align="top" fo:padding="0cm" fo:border="0.5pt solid #000000" style:writing-mode="lr-tb"/>
    </style:style>
    <style:style style:name="Tabela11.D20" style:family="table-cell">
      <style:table-cell-properties style:vertical-align="top" fo:padding="0cm" fo:border="0.5pt solid #000000" style:writing-mode="lr-tb"/>
    </style:style>
    <style:style style:name="Tabela11.E20" style:family="table-cell">
      <style:table-cell-properties style:vertical-align="top" fo:padding="0cm" fo:border="0.5pt solid #000000" style:writing-mode="lr-tb"/>
    </style:style>
    <style:style style:name="Tabela11.F20" style:family="table-cell">
      <style:table-cell-properties style:vertical-align="top" fo:padding="0cm" fo:border="0.5pt solid #000000" style:writing-mode="lr-tb"/>
    </style:style>
    <style:style style:name="Tabela11.A21" style:family="table-cell">
      <style:table-cell-properties style:vertical-align="top" fo:padding="0cm" fo:border="0.5pt solid #000000" style:writing-mode="lr-tb"/>
    </style:style>
    <style:style style:name="Tabela11.B21" style:family="table-cell">
      <style:table-cell-properties style:vertical-align="top" fo:padding="0cm" fo:border="0.5pt solid #000000" style:writing-mode="lr-tb"/>
    </style:style>
    <style:style style:name="Tabela11.C21" style:family="table-cell">
      <style:table-cell-properties style:vertical-align="top" fo:padding="0cm" fo:border="0.5pt solid #000000" style:writing-mode="lr-tb"/>
    </style:style>
    <style:style style:name="Tabela11.D21" style:family="table-cell">
      <style:table-cell-properties style:vertical-align="top" fo:padding="0cm" fo:border="0.5pt solid #000000" style:writing-mode="lr-tb"/>
    </style:style>
    <style:style style:name="Tabela11.E21" style:family="table-cell">
      <style:table-cell-properties style:vertical-align="top" fo:padding="0cm" fo:border="0.5pt solid #000000" style:writing-mode="lr-tb"/>
    </style:style>
    <style:style style:name="Tabela11.F21" style:family="table-cell">
      <style:table-cell-properties style:vertical-align="top" fo:padding="0cm" fo:border="0.5pt solid #000000" style:writing-mode="lr-tb"/>
    </style:style>
    <style:style style:name="Tabela11.A22" style:family="table-cell">
      <style:table-cell-properties style:vertical-align="top" fo:padding="0cm" fo:border="0.5pt solid #000000" style:writing-mode="lr-tb"/>
    </style:style>
    <style:style style:name="Tabela11.B22" style:family="table-cell">
      <style:table-cell-properties style:vertical-align="top" fo:padding="0cm" fo:border="0.5pt solid #000000" style:writing-mode="lr-tb"/>
    </style:style>
    <style:style style:name="Tabela11.C22" style:family="table-cell">
      <style:table-cell-properties style:vertical-align="top" fo:padding="0cm" fo:border="0.5pt solid #000000" style:writing-mode="lr-tb"/>
    </style:style>
    <style:style style:name="Tabela11.D22" style:family="table-cell">
      <style:table-cell-properties style:vertical-align="top" fo:padding="0cm" fo:border="0.5pt solid #000000" style:writing-mode="lr-tb"/>
    </style:style>
    <style:style style:name="Tabela11.E22" style:family="table-cell">
      <style:table-cell-properties style:vertical-align="top" fo:padding="0cm" fo:border="0.5pt solid #000000" style:writing-mode="lr-tb"/>
    </style:style>
    <style:style style:name="Tabela11.F22" style:family="table-cell">
      <style:table-cell-properties style:vertical-align="top" fo:padding="0cm" fo:border="0.5pt solid #000000" style:writing-mode="lr-tb"/>
    </style:style>
    <style:style style:name="Tabela11.A23" style:family="table-cell">
      <style:table-cell-properties style:vertical-align="top" fo:padding="0cm" fo:border="0.5pt solid #000000" style:writing-mode="lr-tb"/>
    </style:style>
    <style:style style:name="Tabela11.B23" style:family="table-cell">
      <style:table-cell-properties style:vertical-align="top" fo:padding="0cm" fo:border="0.5pt solid #000000" style:writing-mode="lr-tb"/>
    </style:style>
    <style:style style:name="Tabela11.C23" style:family="table-cell">
      <style:table-cell-properties style:vertical-align="top" fo:padding="0cm" fo:border="0.5pt solid #000000" style:writing-mode="lr-tb"/>
    </style:style>
    <style:style style:name="Tabela11.D23" style:family="table-cell">
      <style:table-cell-properties style:vertical-align="top" fo:padding="0cm" fo:border="0.5pt solid #000000" style:writing-mode="lr-tb"/>
    </style:style>
    <style:style style:name="Tabela11.E23" style:family="table-cell">
      <style:table-cell-properties style:vertical-align="top" fo:padding="0cm" fo:border="0.5pt solid #000000" style:writing-mode="lr-tb"/>
    </style:style>
    <style:style style:name="Tabela11.F23" style:family="table-cell">
      <style:table-cell-properties style:vertical-align="top" fo:padding="0cm" fo:border="0.5pt solid #000000" style:writing-mode="lr-tb"/>
    </style:style>
    <style:style style:name="Tabela11.A24" style:family="table-cell">
      <style:table-cell-properties style:vertical-align="top" fo:padding="0cm" fo:border="0.5pt solid #000000" style:writing-mode="lr-tb"/>
    </style:style>
    <style:style style:name="Tabela11.B24" style:family="table-cell">
      <style:table-cell-properties style:vertical-align="top" fo:padding="0cm" fo:border="0.5pt solid #000000" style:writing-mode="lr-tb"/>
    </style:style>
    <style:style style:name="Tabela11.C24" style:family="table-cell">
      <style:table-cell-properties style:vertical-align="top" fo:padding="0cm" fo:border="0.5pt solid #000000" style:writing-mode="lr-tb"/>
    </style:style>
    <style:style style:name="Tabela11.D24" style:family="table-cell">
      <style:table-cell-properties style:vertical-align="top" fo:padding="0cm" fo:border="0.5pt solid #000000" style:writing-mode="lr-tb"/>
    </style:style>
    <style:style style:name="Tabela11.E24" style:family="table-cell">
      <style:table-cell-properties style:vertical-align="top" fo:padding="0cm" fo:border="0.5pt solid #000000" style:writing-mode="lr-tb"/>
    </style:style>
    <style:style style:name="Tabela11.F24" style:family="table-cell">
      <style:table-cell-properties style:vertical-align="top" fo:padding="0cm" fo:border="0.5pt solid #000000" style:writing-mode="lr-tb"/>
    </style:style>
    <style:style style:name="Tabela11.A25" style:family="table-cell">
      <style:table-cell-properties style:vertical-align="top" fo:padding="0cm" fo:border="0.5pt solid #000000" style:writing-mode="lr-tb"/>
    </style:style>
    <style:style style:name="Tabela11.B25" style:family="table-cell">
      <style:table-cell-properties style:vertical-align="top" fo:padding="0cm" fo:border="0.5pt solid #000000" style:writing-mode="lr-tb"/>
    </style:style>
    <style:style style:name="Tabela11.C25" style:family="table-cell">
      <style:table-cell-properties style:vertical-align="top" fo:padding="0cm" fo:border="0.5pt solid #000000" style:writing-mode="lr-tb"/>
    </style:style>
    <style:style style:name="Tabela11.D25" style:family="table-cell">
      <style:table-cell-properties style:vertical-align="top" fo:padding="0cm" fo:border="0.5pt solid #000000" style:writing-mode="lr-tb"/>
    </style:style>
    <style:style style:name="Tabela11.E25" style:family="table-cell">
      <style:table-cell-properties style:vertical-align="top" fo:padding="0cm" fo:border="0.5pt solid #000000" style:writing-mode="lr-tb"/>
    </style:style>
    <style:style style:name="Tabela11.F25" style:family="table-cell">
      <style:table-cell-properties style:vertical-align="top" fo:padding="0cm" fo:border="0.5pt solid #000000" style:writing-mode="lr-tb"/>
    </style:style>
    <style:style style:name="Tabela11.A26" style:family="table-cell">
      <style:table-cell-properties style:vertical-align="top" fo:padding="0cm" fo:border="0.5pt solid #000000" style:writing-mode="lr-tb"/>
    </style:style>
    <style:style style:name="Tabela11.B26" style:family="table-cell">
      <style:table-cell-properties style:vertical-align="top" fo:padding="0cm" fo:border="0.5pt solid #000000" style:writing-mode="lr-tb"/>
    </style:style>
    <style:style style:name="Tabela11.C26" style:family="table-cell">
      <style:table-cell-properties style:vertical-align="top" fo:padding="0cm" fo:border="0.5pt solid #000000" style:writing-mode="lr-tb"/>
    </style:style>
    <style:style style:name="Tabela11.D26" style:family="table-cell">
      <style:table-cell-properties style:vertical-align="top" fo:padding="0cm" fo:border="0.5pt solid #000000" style:writing-mode="lr-tb"/>
    </style:style>
    <style:style style:name="Tabela11.E26" style:family="table-cell">
      <style:table-cell-properties style:vertical-align="top" fo:padding="0cm" fo:border="0.5pt solid #000000" style:writing-mode="lr-tb"/>
    </style:style>
    <style:style style:name="Tabela11.F26" style:family="table-cell">
      <style:table-cell-properties style:vertical-align="top" fo:padding="0cm" fo:border="0.5pt solid #000000" style:writing-mode="lr-tb"/>
    </style:style>
    <style:style style:name="Tabela11.A27" style:family="table-cell">
      <style:table-cell-properties style:vertical-align="top" fo:padding="0cm" fo:border="0.5pt solid #000000" style:writing-mode="lr-tb"/>
    </style:style>
    <style:style style:name="Tabela11.B27" style:family="table-cell">
      <style:table-cell-properties style:vertical-align="top" fo:padding="0cm" fo:border="0.5pt solid #000000" style:writing-mode="lr-tb"/>
    </style:style>
    <style:style style:name="Tabela11.C27" style:family="table-cell">
      <style:table-cell-properties style:vertical-align="top" fo:padding="0cm" fo:border="0.5pt solid #000000" style:writing-mode="lr-tb"/>
    </style:style>
    <style:style style:name="Tabela11.D27" style:family="table-cell">
      <style:table-cell-properties style:vertical-align="top" fo:padding="0cm" fo:border="0.5pt solid #000000" style:writing-mode="lr-tb"/>
    </style:style>
    <style:style style:name="Tabela11.E27" style:family="table-cell">
      <style:table-cell-properties style:vertical-align="top" fo:padding="0cm" fo:border="0.5pt solid #000000" style:writing-mode="lr-tb"/>
    </style:style>
    <style:style style:name="Tabela11.F27" style:family="table-cell">
      <style:table-cell-properties style:vertical-align="top" fo:background-color="#d9d9d9" fo:padding="0cm" fo:border="0.5pt solid #000000" style:writing-mode="lr-tb">
        <style:background-image/>
      </style:table-cell-properties>
    </style:style>
    <style:style style:name="Tabela11.A28" style:family="table-cell">
      <style:table-cell-properties style:vertical-align="top" fo:padding="0cm" fo:border="0.5pt solid #000000" style:writing-mode="lr-tb"/>
    </style:style>
    <style:style style:name="Tabela11.B28" style:family="table-cell">
      <style:table-cell-properties style:vertical-align="top" fo:padding="0cm" fo:border="0.5pt solid #000000" style:writing-mode="lr-tb"/>
    </style:style>
    <style:style style:name="Tabela11.C28" style:family="table-cell">
      <style:table-cell-properties style:vertical-align="top" fo:padding="0cm" fo:border="0.5pt solid #000000" style:writing-mode="lr-tb"/>
    </style:style>
    <style:style style:name="Tabela11.D28" style:family="table-cell">
      <style:table-cell-properties style:vertical-align="top" fo:padding="0cm" fo:border="0.5pt solid #000000" style:writing-mode="lr-tb"/>
    </style:style>
    <style:style style:name="Tabela11.E28" style:family="table-cell">
      <style:table-cell-properties style:vertical-align="top" fo:padding="0cm" fo:border="0.5pt solid #000000" style:writing-mode="lr-tb"/>
    </style:style>
    <style:style style:name="Tabela11.F28" style:family="table-cell">
      <style:table-cell-properties style:vertical-align="top" fo:padding="0cm" fo:border="0.5pt solid #000000" style:writing-mode="lr-tb"/>
    </style:style>
    <style:style style:name="Tabela11.A29" style:family="table-cell">
      <style:table-cell-properties style:vertical-align="top" fo:padding="0cm" fo:border="0.5pt solid #000000" style:writing-mode="lr-tb"/>
    </style:style>
    <style:style style:name="Tabela11.B29" style:family="table-cell">
      <style:table-cell-properties style:vertical-align="top" fo:padding="0cm" fo:border="0.5pt solid #000000" style:writing-mode="lr-tb"/>
    </style:style>
    <style:style style:name="Tabela11.C29" style:family="table-cell">
      <style:table-cell-properties style:vertical-align="top" fo:padding="0cm" fo:border="0.5pt solid #000000" style:writing-mode="lr-tb"/>
    </style:style>
    <style:style style:name="Tabela11.D29" style:family="table-cell">
      <style:table-cell-properties style:vertical-align="top" fo:padding="0cm" fo:border="0.5pt solid #000000" style:writing-mode="lr-tb"/>
    </style:style>
    <style:style style:name="Tabela11.E29" style:family="table-cell">
      <style:table-cell-properties style:vertical-align="top" fo:padding="0cm" fo:border="0.5pt solid #000000" style:writing-mode="lr-tb"/>
    </style:style>
    <style:style style:name="Tabela11.F29" style:family="table-cell">
      <style:table-cell-properties style:vertical-align="top" fo:padding="0cm" fo:border="0.5pt solid #000000" style:writing-mode="lr-tb"/>
    </style:style>
    <style:style style:name="Tabela11.A30" style:family="table-cell">
      <style:table-cell-properties style:vertical-align="top" fo:padding="0cm" fo:border="0.5pt solid #000000" style:writing-mode="lr-tb"/>
    </style:style>
    <style:style style:name="Tabela11.B30" style:family="table-cell">
      <style:table-cell-properties style:vertical-align="top" fo:padding="0cm" fo:border="0.5pt solid #000000" style:writing-mode="lr-tb"/>
    </style:style>
    <style:style style:name="Tabela11.C30" style:family="table-cell">
      <style:table-cell-properties style:vertical-align="top" fo:padding="0cm" fo:border="0.5pt solid #000000" style:writing-mode="lr-tb"/>
    </style:style>
    <style:style style:name="Tabela11.D30" style:family="table-cell">
      <style:table-cell-properties style:vertical-align="top" fo:padding="0cm" fo:border="0.5pt solid #000000" style:writing-mode="lr-tb"/>
    </style:style>
    <style:style style:name="Tabela11.E30" style:family="table-cell">
      <style:table-cell-properties style:vertical-align="top" fo:padding="0cm" fo:border="0.5pt solid #000000" style:writing-mode="lr-tb"/>
    </style:style>
    <style:style style:name="Tabela11.F30" style:family="table-cell">
      <style:table-cell-properties style:vertical-align="top" fo:padding="0cm" fo:border="0.5pt solid #000000" style:writing-mode="lr-tb"/>
    </style:style>
    <style:style style:name="Tabela11.A31" style:family="table-cell">
      <style:table-cell-properties style:vertical-align="top" fo:padding="0cm" fo:border="0.5pt solid #000000" style:writing-mode="lr-tb"/>
    </style:style>
    <style:style style:name="Tabela11.B31" style:family="table-cell">
      <style:table-cell-properties style:vertical-align="top" fo:padding="0cm" fo:border="0.5pt solid #000000" style:writing-mode="lr-tb"/>
    </style:style>
    <style:style style:name="Tabela11.C31" style:family="table-cell">
      <style:table-cell-properties style:vertical-align="top" fo:padding="0cm" fo:border="0.5pt solid #000000" style:writing-mode="lr-tb"/>
    </style:style>
    <style:style style:name="Tabela11.D31" style:family="table-cell">
      <style:table-cell-properties style:vertical-align="top" fo:padding="0cm" fo:border="0.5pt solid #000000" style:writing-mode="lr-tb"/>
    </style:style>
    <style:style style:name="Tabela11.E31" style:family="table-cell">
      <style:table-cell-properties style:vertical-align="top" fo:padding="0cm" fo:border="0.5pt solid #000000" style:writing-mode="lr-tb"/>
    </style:style>
    <style:style style:name="Tabela11.F31" style:family="table-cell">
      <style:table-cell-properties style:vertical-align="top" fo:padding="0cm" fo:border="0.5pt solid #000000" style:writing-mode="lr-tb"/>
    </style:style>
    <style:style style:name="Tabela11.A32" style:family="table-cell">
      <style:table-cell-properties style:vertical-align="top" fo:padding="0cm" fo:border="0.5pt solid #000000" style:writing-mode="lr-tb"/>
    </style:style>
    <style:style style:name="Tabela11.B32" style:family="table-cell">
      <style:table-cell-properties style:vertical-align="top" fo:padding="0cm" fo:border="0.5pt solid #000000" style:writing-mode="lr-tb"/>
    </style:style>
    <style:style style:name="Tabela11.C32" style:family="table-cell">
      <style:table-cell-properties style:vertical-align="top" fo:padding="0cm" fo:border="0.5pt solid #000000" style:writing-mode="lr-tb"/>
    </style:style>
    <style:style style:name="Tabela11.D32" style:family="table-cell">
      <style:table-cell-properties style:vertical-align="top" fo:padding="0cm" fo:border="0.5pt solid #000000" style:writing-mode="lr-tb"/>
    </style:style>
    <style:style style:name="Tabela11.E32" style:family="table-cell">
      <style:table-cell-properties style:vertical-align="top" fo:padding="0cm" fo:border="0.5pt solid #000000" style:writing-mode="lr-tb"/>
    </style:style>
    <style:style style:name="Tabela11.F32" style:family="table-cell">
      <style:table-cell-properties style:vertical-align="top" fo:padding="0cm" fo:border="0.5pt solid #000000" style:writing-mode="lr-tb"/>
    </style:style>
    <style:style style:name="Tabela11.A33" style:family="table-cell">
      <style:table-cell-properties style:vertical-align="top" fo:padding="0cm" fo:border="0.5pt solid #000000" style:writing-mode="lr-tb"/>
    </style:style>
    <style:style style:name="Tabela11.B33" style:family="table-cell">
      <style:table-cell-properties style:vertical-align="top" fo:padding="0cm" fo:border="0.5pt solid #000000" style:writing-mode="lr-tb"/>
    </style:style>
    <style:style style:name="Tabela11.C33" style:family="table-cell">
      <style:table-cell-properties style:vertical-align="top" fo:padding="0cm" fo:border="0.5pt solid #000000" style:writing-mode="lr-tb"/>
    </style:style>
    <style:style style:name="Tabela11.D33" style:family="table-cell">
      <style:table-cell-properties style:vertical-align="top" fo:padding="0cm" fo:border="0.5pt solid #000000" style:writing-mode="lr-tb"/>
    </style:style>
    <style:style style:name="Tabela11.E33" style:family="table-cell">
      <style:table-cell-properties style:vertical-align="top" fo:padding="0cm" fo:border="0.5pt solid #000000" style:writing-mode="lr-tb"/>
    </style:style>
    <style:style style:name="Tabela11.F33" style:family="table-cell">
      <style:table-cell-properties style:vertical-align="top" fo:padding="0cm" fo:border="0.5pt solid #000000" style:writing-mode="lr-tb"/>
    </style:style>
    <style:style style:name="Tabela11.A34" style:family="table-cell">
      <style:table-cell-properties style:vertical-align="top" fo:padding="0cm" fo:border="0.5pt solid #000000" style:writing-mode="lr-tb"/>
    </style:style>
    <style:style style:name="Tabela11.B34" style:family="table-cell">
      <style:table-cell-properties style:vertical-align="top" fo:padding="0cm" fo:border="0.5pt solid #000000" style:writing-mode="lr-tb"/>
    </style:style>
    <style:style style:name="Tabela11.C34" style:family="table-cell">
      <style:table-cell-properties style:vertical-align="top" fo:padding="0cm" fo:border="0.5pt solid #000000" style:writing-mode="lr-tb"/>
    </style:style>
    <style:style style:name="Tabela11.D34" style:family="table-cell">
      <style:table-cell-properties style:vertical-align="top" fo:padding="0cm" fo:border="0.5pt solid #000000" style:writing-mode="lr-tb"/>
    </style:style>
    <style:style style:name="Tabela11.E34" style:family="table-cell">
      <style:table-cell-properties style:vertical-align="top" fo:padding="0cm" fo:border="0.5pt solid #000000" style:writing-mode="lr-tb"/>
    </style:style>
    <style:style style:name="Tabela11.F34" style:family="table-cell">
      <style:table-cell-properties style:vertical-align="top" fo:padding="0cm" fo:border="0.5pt solid #000000" style:writing-mode="lr-tb"/>
    </style:style>
    <style:style style:name="Tabela11.A35" style:family="table-cell">
      <style:table-cell-properties style:vertical-align="top" fo:padding="0cm" fo:border="0.5pt solid #000000" style:writing-mode="lr-tb"/>
    </style:style>
    <style:style style:name="Tabela11.B35" style:family="table-cell">
      <style:table-cell-properties style:vertical-align="top" fo:padding="0cm" fo:border="0.5pt solid #000000" style:writing-mode="lr-tb"/>
    </style:style>
    <style:style style:name="Tabela11.C35" style:family="table-cell">
      <style:table-cell-properties style:vertical-align="top" fo:padding="0cm" fo:border="0.5pt solid #000000" style:writing-mode="lr-tb"/>
    </style:style>
    <style:style style:name="Tabela11.D35" style:family="table-cell">
      <style:table-cell-properties style:vertical-align="top" fo:padding="0cm" fo:border="0.5pt solid #000000" style:writing-mode="lr-tb"/>
    </style:style>
    <style:style style:name="Tabela11.E35" style:family="table-cell">
      <style:table-cell-properties style:vertical-align="top" fo:padding="0cm" fo:border="0.5pt solid #000000" style:writing-mode="lr-tb"/>
    </style:style>
    <style:style style:name="Tabela11.F35" style:family="table-cell">
      <style:table-cell-properties style:vertical-align="top" fo:padding="0cm" fo:border="0.5pt solid #000000" style:writing-mode="lr-tb"/>
    </style:style>
    <style:style style:name="Tabela11.A36" style:family="table-cell">
      <style:table-cell-properties style:vertical-align="top" fo:padding="0cm" fo:border="0.5pt solid #000000" style:writing-mode="lr-tb"/>
    </style:style>
    <style:style style:name="Tabela11.B36" style:family="table-cell">
      <style:table-cell-properties style:vertical-align="top" fo:padding="0cm" fo:border="0.5pt solid #000000" style:writing-mode="lr-tb"/>
    </style:style>
    <style:style style:name="Tabela11.C36" style:family="table-cell">
      <style:table-cell-properties style:vertical-align="top" fo:padding="0cm" fo:border="0.5pt solid #000000" style:writing-mode="lr-tb"/>
    </style:style>
    <style:style style:name="Tabela11.D36" style:family="table-cell">
      <style:table-cell-properties style:vertical-align="top" fo:padding="0cm" fo:border="0.5pt solid #000000" style:writing-mode="lr-tb"/>
    </style:style>
    <style:style style:name="Tabela11.E36" style:family="table-cell">
      <style:table-cell-properties style:vertical-align="top" fo:padding="0cm" fo:border="0.5pt solid #000000" style:writing-mode="lr-tb"/>
    </style:style>
    <style:style style:name="Tabela11.F36" style:family="table-cell">
      <style:table-cell-properties style:vertical-align="top" fo:padding="0cm" fo:border="0.5pt solid #000000" style:writing-mode="lr-tb"/>
    </style:style>
    <style:style style:name="Tabela11.A37" style:family="table-cell">
      <style:table-cell-properties style:vertical-align="top" fo:padding="0cm" fo:border="0.5pt solid #000000" style:writing-mode="lr-tb"/>
    </style:style>
    <style:style style:name="Tabela11.B37" style:family="table-cell">
      <style:table-cell-properties style:vertical-align="top" fo:padding="0cm" fo:border="0.5pt solid #000000" style:writing-mode="lr-tb"/>
    </style:style>
    <style:style style:name="Tabela11.C37" style:family="table-cell">
      <style:table-cell-properties style:vertical-align="top" fo:padding="0cm" fo:border="0.5pt solid #000000" style:writing-mode="lr-tb"/>
    </style:style>
    <style:style style:name="Tabela11.D37" style:family="table-cell">
      <style:table-cell-properties style:vertical-align="top" fo:padding="0cm" fo:border="0.5pt solid #000000" style:writing-mode="lr-tb"/>
    </style:style>
    <style:style style:name="Tabela11.E37" style:family="table-cell">
      <style:table-cell-properties style:vertical-align="top" fo:padding="0cm" fo:border="0.5pt solid #000000" style:writing-mode="lr-tb"/>
    </style:style>
    <style:style style:name="Tabela11.F37" style:family="table-cell">
      <style:table-cell-properties style:vertical-align="top" fo:padding="0cm" fo:border="0.5pt solid #000000" style:writing-mode="lr-tb"/>
    </style:style>
    <style:style style:name="Tabela11.A38" style:family="table-cell">
      <style:table-cell-properties style:vertical-align="top" fo:padding="0cm" fo:border="0.5pt solid #000000" style:writing-mode="lr-tb"/>
    </style:style>
    <style:style style:name="Tabela11.B38" style:family="table-cell">
      <style:table-cell-properties style:vertical-align="top" fo:padding="0cm" fo:border="0.5pt solid #000000" style:writing-mode="lr-tb"/>
    </style:style>
    <style:style style:name="Tabela11.C38" style:family="table-cell">
      <style:table-cell-properties style:vertical-align="top" fo:padding="0cm" fo:border="0.5pt solid #000000" style:writing-mode="lr-tb"/>
    </style:style>
    <style:style style:name="Tabela11.D38" style:family="table-cell">
      <style:table-cell-properties style:vertical-align="top" fo:padding="0cm" fo:border="0.5pt solid #000000" style:writing-mode="lr-tb"/>
    </style:style>
    <style:style style:name="Tabela11.E38" style:family="table-cell">
      <style:table-cell-properties style:vertical-align="top" fo:padding="0cm" fo:border="0.5pt solid #000000" style:writing-mode="lr-tb"/>
    </style:style>
    <style:style style:name="Tabela11.F38" style:family="table-cell">
      <style:table-cell-properties style:vertical-align="top" fo:padding="0cm" fo:border="0.5pt solid #000000" style:writing-mode="lr-tb"/>
    </style:style>
    <style:style style:name="Tabela11.A39" style:family="table-cell">
      <style:table-cell-properties style:vertical-align="top" fo:padding="0cm" fo:border="0.5pt solid #000000" style:writing-mode="lr-tb"/>
    </style:style>
    <style:style style:name="Tabela11.B39" style:family="table-cell">
      <style:table-cell-properties style:vertical-align="top" fo:padding="0cm" fo:border="0.5pt solid #000000" style:writing-mode="lr-tb"/>
    </style:style>
    <style:style style:name="Tabela11.C39" style:family="table-cell">
      <style:table-cell-properties style:vertical-align="top" fo:padding="0cm" fo:border="0.5pt solid #000000" style:writing-mode="lr-tb"/>
    </style:style>
    <style:style style:name="Tabela11.D39" style:family="table-cell">
      <style:table-cell-properties style:vertical-align="top" fo:padding="0cm" fo:border="0.5pt solid #000000" style:writing-mode="lr-tb"/>
    </style:style>
    <style:style style:name="Tabela11.E39" style:family="table-cell">
      <style:table-cell-properties style:vertical-align="top" fo:padding="0cm" fo:border="0.5pt solid #000000" style:writing-mode="lr-tb"/>
    </style:style>
    <style:style style:name="Tabela11.F39" style:family="table-cell">
      <style:table-cell-properties style:vertical-align="top" fo:padding="0cm" fo:border="0.5pt solid #000000" style:writing-mode="lr-tb"/>
    </style:style>
    <style:style style:name="Tabela11.A40" style:family="table-cell">
      <style:table-cell-properties style:vertical-align="top" fo:padding="0cm" fo:border="0.5pt solid #000000" style:writing-mode="lr-tb"/>
    </style:style>
    <style:style style:name="Tabela11.B40" style:family="table-cell">
      <style:table-cell-properties style:vertical-align="top" fo:padding="0cm" fo:border="0.5pt solid #000000" style:writing-mode="lr-tb"/>
    </style:style>
    <style:style style:name="Tabela11.C40" style:family="table-cell">
      <style:table-cell-properties style:vertical-align="top" fo:padding="0cm" fo:border="0.5pt solid #000000" style:writing-mode="lr-tb"/>
    </style:style>
    <style:style style:name="Tabela11.D40" style:family="table-cell">
      <style:table-cell-properties style:vertical-align="top" fo:padding="0cm" fo:border="0.5pt solid #000000" style:writing-mode="lr-tb"/>
    </style:style>
    <style:style style:name="Tabela11.E40" style:family="table-cell">
      <style:table-cell-properties style:vertical-align="top" fo:padding="0cm" fo:border="0.5pt solid #000000" style:writing-mode="lr-tb"/>
    </style:style>
    <style:style style:name="Tabela11.F40" style:family="table-cell">
      <style:table-cell-properties style:vertical-align="top" fo:padding="0cm" fo:border="0.5pt solid #000000" style:writing-mode="lr-tb"/>
    </style:style>
    <style:style style:name="Tabela11.A41" style:family="table-cell">
      <style:table-cell-properties style:vertical-align="top" fo:padding="0cm" fo:border="0.5pt solid #000000" style:writing-mode="lr-tb"/>
    </style:style>
    <style:style style:name="Tabela11.B41" style:family="table-cell">
      <style:table-cell-properties style:vertical-align="top" fo:padding="0cm" fo:border="0.5pt solid #000000" style:writing-mode="lr-tb"/>
    </style:style>
    <style:style style:name="Tabela11.C41" style:family="table-cell">
      <style:table-cell-properties style:vertical-align="top" fo:padding="0cm" fo:border="0.5pt solid #000000" style:writing-mode="lr-tb"/>
    </style:style>
    <style:style style:name="Tabela11.D41" style:family="table-cell">
      <style:table-cell-properties style:vertical-align="top" fo:padding="0cm" fo:border="0.5pt solid #000000" style:writing-mode="lr-tb"/>
    </style:style>
    <style:style style:name="Tabela11.E41" style:family="table-cell">
      <style:table-cell-properties style:vertical-align="top" fo:padding="0cm" fo:border="0.5pt solid #000000" style:writing-mode="lr-tb"/>
    </style:style>
    <style:style style:name="Tabela11.F41" style:family="table-cell">
      <style:table-cell-properties style:vertical-align="top" fo:padding="0cm" fo:border="0.5pt solid #000000" style:writing-mode="lr-tb"/>
    </style:style>
    <style:style style:name="Tabela11.A42" style:family="table-cell">
      <style:table-cell-properties style:vertical-align="top" fo:padding="0cm" fo:border="0.5pt solid #000000" style:writing-mode="lr-tb"/>
    </style:style>
    <style:style style:name="Tabela11.B42" style:family="table-cell">
      <style:table-cell-properties style:vertical-align="top" fo:padding="0cm" fo:border="0.5pt solid #000000" style:writing-mode="lr-tb"/>
    </style:style>
    <style:style style:name="Tabela11.C42" style:family="table-cell">
      <style:table-cell-properties style:vertical-align="top" fo:padding="0cm" fo:border="0.5pt solid #000000" style:writing-mode="lr-tb"/>
    </style:style>
    <style:style style:name="Tabela11.D42" style:family="table-cell">
      <style:table-cell-properties style:vertical-align="top" fo:padding="0cm" fo:border="0.5pt solid #000000" style:writing-mode="lr-tb"/>
    </style:style>
    <style:style style:name="Tabela11.E42" style:family="table-cell">
      <style:table-cell-properties style:vertical-align="top" fo:padding="0cm" fo:border="0.5pt solid #000000" style:writing-mode="lr-tb"/>
    </style:style>
    <style:style style:name="Tabela11.F42" style:family="table-cell">
      <style:table-cell-properties style:vertical-align="top" fo:padding="0cm" fo:border="0.5pt solid #000000" style:writing-mode="lr-tb"/>
    </style:style>
    <style:style style:name="Tabela11.A43" style:family="table-cell">
      <style:table-cell-properties style:vertical-align="top" fo:padding="0cm" fo:border="0.5pt solid #000000" style:writing-mode="lr-tb"/>
    </style:style>
    <style:style style:name="Tabela11.B43" style:family="table-cell">
      <style:table-cell-properties style:vertical-align="top" fo:padding="0cm" fo:border="0.5pt solid #000000" style:writing-mode="lr-tb"/>
    </style:style>
    <style:style style:name="Tabela11.C43" style:family="table-cell">
      <style:table-cell-properties style:vertical-align="top" fo:padding="0cm" fo:border="0.5pt solid #000000" style:writing-mode="lr-tb"/>
    </style:style>
    <style:style style:name="Tabela11.D43" style:family="table-cell">
      <style:table-cell-properties style:vertical-align="top" fo:padding="0cm" fo:border="0.5pt solid #000000" style:writing-mode="lr-tb"/>
    </style:style>
    <style:style style:name="Tabela11.E43" style:family="table-cell">
      <style:table-cell-properties style:vertical-align="top" fo:padding="0cm" fo:border="0.5pt solid #000000" style:writing-mode="lr-tb"/>
    </style:style>
    <style:style style:name="Tabela11.F43" style:family="table-cell">
      <style:table-cell-properties style:vertical-align="top" fo:padding="0cm" fo:border="0.5pt solid #000000" style:writing-mode="lr-tb"/>
    </style:style>
    <style:style style:name="Tabela11.A44" style:family="table-cell">
      <style:table-cell-properties style:vertical-align="top" fo:padding="0cm" fo:border="0.5pt solid #000000" style:writing-mode="lr-tb"/>
    </style:style>
    <style:style style:name="Tabela11.B44" style:family="table-cell">
      <style:table-cell-properties style:vertical-align="top" fo:padding="0cm" fo:border="0.5pt solid #000000" style:writing-mode="lr-tb"/>
    </style:style>
    <style:style style:name="Tabela11.C44" style:family="table-cell">
      <style:table-cell-properties style:vertical-align="top" fo:padding="0cm" fo:border="0.5pt solid #000000" style:writing-mode="lr-tb"/>
    </style:style>
    <style:style style:name="Tabela11.D44" style:family="table-cell">
      <style:table-cell-properties style:vertical-align="top" fo:padding="0cm" fo:border="0.5pt solid #000000" style:writing-mode="lr-tb"/>
    </style:style>
    <style:style style:name="Tabela11.E44" style:family="table-cell">
      <style:table-cell-properties style:vertical-align="top" fo:padding="0cm" fo:border="0.5pt solid #000000" style:writing-mode="lr-tb"/>
    </style:style>
    <style:style style:name="Tabela11.F44" style:family="table-cell">
      <style:table-cell-properties style:vertical-align="top" fo:padding="0cm" fo:border="0.5pt solid #000000" style:writing-mode="lr-tb"/>
    </style:style>
    <style:style style:name="Tabela11.A45" style:family="table-cell">
      <style:table-cell-properties style:vertical-align="top" fo:padding="0cm" fo:border="0.5pt solid #000000" style:writing-mode="lr-tb"/>
    </style:style>
    <style:style style:name="Tabela11.B45" style:family="table-cell">
      <style:table-cell-properties style:vertical-align="top" fo:padding="0cm" fo:border="0.5pt solid #000000" style:writing-mode="lr-tb"/>
    </style:style>
    <style:style style:name="Tabela11.C45" style:family="table-cell">
      <style:table-cell-properties style:vertical-align="top" fo:padding="0cm" fo:border="0.5pt solid #000000" style:writing-mode="lr-tb"/>
    </style:style>
    <style:style style:name="Tabela11.D45" style:family="table-cell">
      <style:table-cell-properties style:vertical-align="top" fo:padding="0cm" fo:border="0.5pt solid #000000" style:writing-mode="lr-tb"/>
    </style:style>
    <style:style style:name="Tabela11.E45" style:family="table-cell">
      <style:table-cell-properties style:vertical-align="top" fo:padding="0cm" fo:border="0.5pt solid #000000" style:writing-mode="lr-tb"/>
    </style:style>
    <style:style style:name="Tabela11.F45" style:family="table-cell">
      <style:table-cell-properties style:vertical-align="top" fo:padding="0cm" fo:border="0.5pt solid #000000" style:writing-mode="lr-tb"/>
    </style:style>
    <style:style style:name="Tabela11.A46" style:family="table-cell">
      <style:table-cell-properties style:vertical-align="top" fo:padding="0cm" fo:border="0.5pt solid #000000" style:writing-mode="lr-tb"/>
    </style:style>
    <style:style style:name="Tabela11.B46" style:family="table-cell">
      <style:table-cell-properties style:vertical-align="top" fo:padding="0cm" fo:border="0.5pt solid #000000" style:writing-mode="lr-tb"/>
    </style:style>
    <style:style style:name="Tabela11.C46" style:family="table-cell">
      <style:table-cell-properties style:vertical-align="top" fo:padding="0cm" fo:border="0.5pt solid #000000" style:writing-mode="lr-tb"/>
    </style:style>
    <style:style style:name="Tabela11.D46" style:family="table-cell">
      <style:table-cell-properties style:vertical-align="top" fo:padding="0cm" fo:border="0.5pt solid #000000" style:writing-mode="lr-tb"/>
    </style:style>
    <style:style style:name="Tabela11.E46" style:family="table-cell">
      <style:table-cell-properties style:vertical-align="top" fo:padding="0cm" fo:border="0.5pt solid #000000" style:writing-mode="lr-tb"/>
    </style:style>
    <style:style style:name="Tabela11.F46" style:family="table-cell">
      <style:table-cell-properties style:vertical-align="top" fo:padding="0cm" fo:border="0.5pt solid #000000" style:writing-mode="lr-tb"/>
    </style:style>
    <style:style style:name="Tabela11.A47" style:family="table-cell">
      <style:table-cell-properties style:vertical-align="top" fo:padding="0cm" fo:border="0.5pt solid #000000" style:writing-mode="lr-tb"/>
    </style:style>
    <style:style style:name="Tabela11.B47" style:family="table-cell">
      <style:table-cell-properties style:vertical-align="top" fo:padding="0cm" fo:border="0.5pt solid #000000" style:writing-mode="lr-tb"/>
    </style:style>
    <style:style style:name="Tabela11.C47" style:family="table-cell">
      <style:table-cell-properties style:vertical-align="top" fo:padding="0cm" fo:border="0.5pt solid #000000" style:writing-mode="lr-tb"/>
    </style:style>
    <style:style style:name="Tabela11.D47" style:family="table-cell">
      <style:table-cell-properties style:vertical-align="top" fo:padding="0cm" fo:border="0.5pt solid #000000" style:writing-mode="lr-tb"/>
    </style:style>
    <style:style style:name="Tabela11.E47" style:family="table-cell">
      <style:table-cell-properties style:vertical-align="top" fo:padding="0cm" fo:border="0.5pt solid #000000" style:writing-mode="lr-tb"/>
    </style:style>
    <style:style style:name="Tabela11.F47" style:family="table-cell">
      <style:table-cell-properties style:vertical-align="top" fo:padding="0cm" fo:border="0.5pt solid #000000" style:writing-mode="lr-tb"/>
    </style:style>
    <style:style style:name="Tabela11.A48" style:family="table-cell">
      <style:table-cell-properties style:vertical-align="top" fo:padding="0cm" fo:border="0.5pt solid #000000" style:writing-mode="lr-tb"/>
    </style:style>
    <style:style style:name="Tabela11.B48" style:family="table-cell">
      <style:table-cell-properties style:vertical-align="top" fo:padding="0cm" fo:border="0.5pt solid #000000" style:writing-mode="lr-tb"/>
    </style:style>
    <style:style style:name="Tabela11.C48" style:family="table-cell">
      <style:table-cell-properties style:vertical-align="top" fo:padding="0cm" fo:border="0.5pt solid #000000" style:writing-mode="lr-tb"/>
    </style:style>
    <style:style style:name="Tabela11.D48" style:family="table-cell">
      <style:table-cell-properties style:vertical-align="top" fo:padding="0cm" fo:border="0.5pt solid #000000" style:writing-mode="lr-tb"/>
    </style:style>
    <style:style style:name="Tabela11.E48" style:family="table-cell">
      <style:table-cell-properties style:vertical-align="top" fo:padding="0cm" fo:border="0.5pt solid #000000" style:writing-mode="lr-tb"/>
    </style:style>
    <style:style style:name="Tabela11.F48" style:family="table-cell">
      <style:table-cell-properties style:vertical-align="top" fo:padding="0cm" fo:border="0.5pt solid #000000" style:writing-mode="lr-tb"/>
    </style:style>
    <style:style style:name="Tabela11.A49" style:family="table-cell">
      <style:table-cell-properties style:vertical-align="top" fo:padding="0cm" fo:border="0.5pt solid #000000" style:writing-mode="lr-tb"/>
    </style:style>
    <style:style style:name="Tabela11.B49" style:family="table-cell">
      <style:table-cell-properties style:vertical-align="top" fo:padding="0cm" fo:border="0.5pt solid #000000" style:writing-mode="lr-tb"/>
    </style:style>
    <style:style style:name="Tabela11.C49" style:family="table-cell">
      <style:table-cell-properties style:vertical-align="top" fo:padding="0cm" fo:border="0.5pt solid #000000" style:writing-mode="lr-tb"/>
    </style:style>
    <style:style style:name="Tabela11.D49" style:family="table-cell">
      <style:table-cell-properties style:vertical-align="top" fo:padding="0cm" fo:border="0.5pt solid #000000" style:writing-mode="lr-tb"/>
    </style:style>
    <style:style style:name="Tabela11.E49" style:family="table-cell">
      <style:table-cell-properties style:vertical-align="top" fo:padding="0cm" fo:border="0.5pt solid #000000" style:writing-mode="lr-tb"/>
    </style:style>
    <style:style style:name="Tabela11.F49" style:family="table-cell">
      <style:table-cell-properties style:vertical-align="top" fo:padding="0cm" fo:border="0.5pt solid #000000" style:writing-mode="lr-tb"/>
    </style:style>
    <style:style style:name="Tabela11.A50" style:family="table-cell">
      <style:table-cell-properties style:vertical-align="top" fo:padding="0cm" fo:border="0.5pt solid #000000" style:writing-mode="lr-tb"/>
    </style:style>
    <style:style style:name="Tabela11.B50" style:family="table-cell">
      <style:table-cell-properties style:vertical-align="top" fo:padding="0cm" fo:border="0.5pt solid #000000" style:writing-mode="lr-tb"/>
    </style:style>
    <style:style style:name="Tabela11.C50" style:family="table-cell">
      <style:table-cell-properties style:vertical-align="top" fo:padding="0cm" fo:border="0.5pt solid #000000" style:writing-mode="lr-tb"/>
    </style:style>
    <style:style style:name="Tabela11.D50" style:family="table-cell">
      <style:table-cell-properties style:vertical-align="top" fo:padding="0cm" fo:border="0.5pt solid #000000" style:writing-mode="lr-tb"/>
    </style:style>
    <style:style style:name="Tabela11.E50" style:family="table-cell">
      <style:table-cell-properties style:vertical-align="top" fo:padding="0cm" fo:border="0.5pt solid #000000" style:writing-mode="lr-tb"/>
    </style:style>
    <style:style style:name="Tabela11.F50" style:family="table-cell">
      <style:table-cell-properties style:vertical-align="top" fo:padding="0cm" fo:border="0.5pt solid #000000" style:writing-mode="lr-tb"/>
    </style:style>
    <style:style style:name="Tabela11.A51" style:family="table-cell">
      <style:table-cell-properties style:vertical-align="top" fo:padding="0cm" fo:border="0.5pt solid #000000" style:writing-mode="lr-tb"/>
    </style:style>
    <style:style style:name="Tabela11.B51" style:family="table-cell">
      <style:table-cell-properties style:vertical-align="top" fo:padding="0cm" fo:border="0.5pt solid #000000" style:writing-mode="lr-tb"/>
    </style:style>
    <style:style style:name="Tabela11.C51" style:family="table-cell">
      <style:table-cell-properties style:vertical-align="top" fo:padding="0cm" fo:border="0.5pt solid #000000" style:writing-mode="lr-tb"/>
    </style:style>
    <style:style style:name="Tabela11.D51" style:family="table-cell">
      <style:table-cell-properties style:vertical-align="top" fo:padding="0cm" fo:border="0.5pt solid #000000" style:writing-mode="lr-tb"/>
    </style:style>
    <style:style style:name="Tabela11.E51" style:family="table-cell">
      <style:table-cell-properties style:vertical-align="top" fo:padding="0cm" fo:border="0.5pt solid #000000" style:writing-mode="lr-tb"/>
    </style:style>
    <style:style style:name="Tabela11.F51" style:family="table-cell">
      <style:table-cell-properties style:vertical-align="top" fo:padding="0cm" fo:border="0.5pt solid #000000" style:writing-mode="lr-tb"/>
    </style:style>
    <style:style style:name="Tabela11.A52" style:family="table-cell">
      <style:table-cell-properties style:vertical-align="top" fo:padding="0cm" fo:border="0.5pt solid #000000" style:writing-mode="lr-tb"/>
    </style:style>
    <style:style style:name="Tabela11.B52" style:family="table-cell">
      <style:table-cell-properties style:vertical-align="top" fo:padding="0cm" fo:border="0.5pt solid #000000" style:writing-mode="lr-tb"/>
    </style:style>
    <style:style style:name="Tabela11.C52" style:family="table-cell">
      <style:table-cell-properties style:vertical-align="top" fo:padding="0cm" fo:border="0.5pt solid #000000" style:writing-mode="lr-tb"/>
    </style:style>
    <style:style style:name="Tabela11.D52" style:family="table-cell">
      <style:table-cell-properties style:vertical-align="top" fo:padding="0cm" fo:border="0.5pt solid #000000" style:writing-mode="lr-tb"/>
    </style:style>
    <style:style style:name="Tabela11.E52" style:family="table-cell">
      <style:table-cell-properties style:vertical-align="top" fo:padding="0cm" fo:border="0.5pt solid #000000" style:writing-mode="lr-tb"/>
    </style:style>
    <style:style style:name="Tabela11.F52" style:family="table-cell">
      <style:table-cell-properties style:vertical-align="top" fo:padding="0cm" fo:border="0.5pt solid #000000" style:writing-mode="lr-tb"/>
    </style:style>
    <style:style style:name="Tabela11.A53" style:family="table-cell">
      <style:table-cell-properties style:vertical-align="top" fo:padding="0cm" fo:border="0.5pt solid #000000" style:writing-mode="lr-tb"/>
    </style:style>
    <style:style style:name="Tabela11.B53" style:family="table-cell">
      <style:table-cell-properties style:vertical-align="top" fo:padding="0cm" fo:border="0.5pt solid #000000" style:writing-mode="lr-tb"/>
    </style:style>
    <style:style style:name="Tabela11.C53" style:family="table-cell">
      <style:table-cell-properties style:vertical-align="top" fo:padding="0cm" fo:border="0.5pt solid #000000" style:writing-mode="lr-tb"/>
    </style:style>
    <style:style style:name="Tabela11.D53" style:family="table-cell">
      <style:table-cell-properties style:vertical-align="top" fo:padding="0cm" fo:border="0.5pt solid #000000" style:writing-mode="lr-tb"/>
    </style:style>
    <style:style style:name="Tabela11.E53" style:family="table-cell">
      <style:table-cell-properties style:vertical-align="top" fo:padding="0cm" fo:border="0.5pt solid #000000" style:writing-mode="lr-tb"/>
    </style:style>
    <style:style style:name="Tabela11.F53" style:family="table-cell">
      <style:table-cell-properties style:vertical-align="top" fo:padding="0cm" fo:border="0.5pt solid #000000" style:writing-mode="lr-tb"/>
    </style:style>
    <style:style style:name="Tabela11.A54" style:family="table-cell">
      <style:table-cell-properties style:vertical-align="top" fo:padding="0cm" fo:border="0.5pt solid #000000" style:writing-mode="lr-tb"/>
    </style:style>
    <style:style style:name="Tabela11.B54" style:family="table-cell">
      <style:table-cell-properties style:vertical-align="top" fo:padding="0cm" fo:border="0.5pt solid #000000" style:writing-mode="lr-tb"/>
    </style:style>
    <style:style style:name="Tabela11.C54" style:family="table-cell">
      <style:table-cell-properties style:vertical-align="top" fo:padding="0cm" fo:border="0.5pt solid #000000" style:writing-mode="lr-tb"/>
    </style:style>
    <style:style style:name="Tabela11.D54" style:family="table-cell">
      <style:table-cell-properties style:vertical-align="top" fo:padding="0cm" fo:border="0.5pt solid #000000" style:writing-mode="lr-tb"/>
    </style:style>
    <style:style style:name="Tabela11.E54" style:family="table-cell">
      <style:table-cell-properties style:vertical-align="top" fo:padding="0cm" fo:border="0.5pt solid #000000" style:writing-mode="lr-tb"/>
    </style:style>
    <style:style style:name="Tabela11.F54" style:family="table-cell">
      <style:table-cell-properties style:vertical-align="top" fo:padding="0cm" fo:border="0.5pt solid #000000" style:writing-mode="lr-tb"/>
    </style:style>
    <style:style style:name="Tabela11.A55" style:family="table-cell">
      <style:table-cell-properties style:vertical-align="top" fo:padding="0cm" fo:border="0.5pt solid #000000" style:writing-mode="lr-tb"/>
    </style:style>
    <style:style style:name="Tabela11.B55" style:family="table-cell">
      <style:table-cell-properties style:vertical-align="top" fo:padding="0cm" fo:border="0.5pt solid #000000" style:writing-mode="lr-tb"/>
    </style:style>
    <style:style style:name="Tabela11.C55" style:family="table-cell">
      <style:table-cell-properties style:vertical-align="top" fo:padding="0cm" fo:border="0.5pt solid #000000" style:writing-mode="lr-tb"/>
    </style:style>
    <style:style style:name="Tabela11.D55" style:family="table-cell">
      <style:table-cell-properties style:vertical-align="top" fo:padding="0cm" fo:border="0.5pt solid #000000" style:writing-mode="lr-tb"/>
    </style:style>
    <style:style style:name="Tabela11.E55" style:family="table-cell">
      <style:table-cell-properties style:vertical-align="top" fo:padding="0cm" fo:border="0.5pt solid #000000" style:writing-mode="lr-tb"/>
    </style:style>
    <style:style style:name="Tabela11.F55" style:family="table-cell">
      <style:table-cell-properties style:vertical-align="top" fo:padding="0cm" fo:border="0.5pt solid #000000" style:writing-mode="lr-tb"/>
    </style:style>
    <style:style style:name="Tabela11.A56" style:family="table-cell">
      <style:table-cell-properties style:vertical-align="top" fo:padding="0cm" fo:border="0.5pt solid #000000" style:writing-mode="lr-tb"/>
    </style:style>
    <style:style style:name="Tabela11.B56" style:family="table-cell">
      <style:table-cell-properties style:vertical-align="top" fo:padding="0cm" fo:border="0.5pt solid #000000" style:writing-mode="lr-tb"/>
    </style:style>
    <style:style style:name="Tabela11.C56" style:family="table-cell">
      <style:table-cell-properties style:vertical-align="top" fo:padding="0cm" fo:border="0.5pt solid #000000" style:writing-mode="lr-tb"/>
    </style:style>
    <style:style style:name="Tabela11.D56" style:family="table-cell">
      <style:table-cell-properties style:vertical-align="top" fo:padding="0cm" fo:border="0.5pt solid #000000" style:writing-mode="lr-tb"/>
    </style:style>
    <style:style style:name="Tabela11.E56" style:family="table-cell">
      <style:table-cell-properties style:vertical-align="top" fo:padding="0cm" fo:border="0.5pt solid #000000" style:writing-mode="lr-tb"/>
    </style:style>
    <style:style style:name="Tabela11.F56" style:family="table-cell">
      <style:table-cell-properties style:vertical-align="top" fo:padding="0cm" fo:border="0.5pt solid #000000" style:writing-mode="lr-tb"/>
    </style:style>
    <style:style style:name="Tabela11.A57" style:family="table-cell">
      <style:table-cell-properties style:vertical-align="top" fo:padding="0cm" fo:border="0.5pt solid #000000" style:writing-mode="lr-tb"/>
    </style:style>
    <style:style style:name="Tabela11.B57" style:family="table-cell">
      <style:table-cell-properties style:vertical-align="top" fo:padding="0cm" fo:border="0.5pt solid #000000" style:writing-mode="lr-tb"/>
    </style:style>
    <style:style style:name="Tabela11.C57" style:family="table-cell">
      <style:table-cell-properties style:vertical-align="top" fo:padding="0cm" fo:border="0.5pt solid #000000" style:writing-mode="lr-tb"/>
    </style:style>
    <style:style style:name="Tabela11.D57" style:family="table-cell">
      <style:table-cell-properties style:vertical-align="top" fo:padding="0cm" fo:border="0.5pt solid #000000" style:writing-mode="lr-tb"/>
    </style:style>
    <style:style style:name="Tabela11.E57" style:family="table-cell">
      <style:table-cell-properties style:vertical-align="top" fo:padding="0cm" fo:border="0.5pt solid #000000" style:writing-mode="lr-tb"/>
    </style:style>
    <style:style style:name="Tabela11.F57" style:family="table-cell">
      <style:table-cell-properties style:vertical-align="top" fo:padding="0cm" fo:border="0.5pt solid #000000" style:writing-mode="lr-tb"/>
    </style:style>
    <style:style style:name="Tabela11.A58" style:family="table-cell">
      <style:table-cell-properties style:vertical-align="top" fo:padding="0cm" fo:border="0.5pt solid #000000" style:writing-mode="lr-tb"/>
    </style:style>
    <style:style style:name="Tabela11.B58" style:family="table-cell">
      <style:table-cell-properties style:vertical-align="top" fo:padding="0cm" fo:border="0.5pt solid #000000" style:writing-mode="lr-tb"/>
    </style:style>
    <style:style style:name="Tabela11.C58" style:family="table-cell">
      <style:table-cell-properties style:vertical-align="top" fo:padding="0cm" fo:border="0.5pt solid #000000" style:writing-mode="lr-tb"/>
    </style:style>
    <style:style style:name="Tabela11.D58" style:family="table-cell">
      <style:table-cell-properties style:vertical-align="top" fo:padding="0cm" fo:border="0.5pt solid #000000" style:writing-mode="lr-tb"/>
    </style:style>
    <style:style style:name="Tabela11.E58" style:family="table-cell">
      <style:table-cell-properties style:vertical-align="top" fo:padding="0cm" fo:border="0.5pt solid #000000" style:writing-mode="lr-tb"/>
    </style:style>
    <style:style style:name="Tabela11.F58" style:family="table-cell">
      <style:table-cell-properties style:vertical-align="top" fo:padding="0cm" fo:border="0.5pt solid #000000" style:writing-mode="lr-tb"/>
    </style:style>
    <style:style style:name="Tabela11.A59" style:family="table-cell">
      <style:table-cell-properties style:vertical-align="top" fo:padding="0cm" fo:border="0.5pt solid #000000" style:writing-mode="lr-tb"/>
    </style:style>
    <style:style style:name="Tabela11.B59" style:family="table-cell">
      <style:table-cell-properties style:vertical-align="top" fo:padding="0cm" fo:border="0.5pt solid #000000" style:writing-mode="lr-tb"/>
    </style:style>
    <style:style style:name="Tabela11.C59" style:family="table-cell">
      <style:table-cell-properties style:vertical-align="top" fo:padding="0cm" fo:border="0.5pt solid #000000" style:writing-mode="lr-tb"/>
    </style:style>
    <style:style style:name="Tabela11.D59" style:family="table-cell">
      <style:table-cell-properties style:vertical-align="top" fo:padding="0cm" fo:border="0.5pt solid #000000" style:writing-mode="lr-tb"/>
    </style:style>
    <style:style style:name="Tabela11.E59" style:family="table-cell">
      <style:table-cell-properties style:vertical-align="top" fo:padding="0cm" fo:border="0.5pt solid #000000" style:writing-mode="lr-tb"/>
    </style:style>
    <style:style style:name="Tabela11.F59" style:family="table-cell">
      <style:table-cell-properties style:vertical-align="top" fo:padding="0cm" fo:border="0.5pt solid #000000" style:writing-mode="lr-tb"/>
    </style:style>
    <style:style style:name="Tabela11.A60" style:family="table-cell">
      <style:table-cell-properties style:vertical-align="top" fo:padding="0cm" fo:border="0.5pt solid #000000" style:writing-mode="lr-tb"/>
    </style:style>
    <style:style style:name="Tabela11.B60" style:family="table-cell">
      <style:table-cell-properties style:vertical-align="top" fo:padding="0cm" fo:border="0.5pt solid #000000" style:writing-mode="lr-tb"/>
    </style:style>
    <style:style style:name="Tabela11.C60" style:family="table-cell">
      <style:table-cell-properties style:vertical-align="top" fo:padding="0cm" fo:border="0.5pt solid #000000" style:writing-mode="lr-tb"/>
    </style:style>
    <style:style style:name="Tabela11.D60" style:family="table-cell">
      <style:table-cell-properties style:vertical-align="top" fo:padding="0cm" fo:border="0.5pt solid #000000" style:writing-mode="lr-tb"/>
    </style:style>
    <style:style style:name="Tabela11.E60" style:family="table-cell">
      <style:table-cell-properties style:vertical-align="top" fo:padding="0cm" fo:border="0.5pt solid #000000" style:writing-mode="lr-tb"/>
    </style:style>
    <style:style style:name="Tabela11.F60" style:family="table-cell">
      <style:table-cell-properties style:vertical-align="top" fo:padding="0cm" fo:border="0.5pt solid #000000" style:writing-mode="lr-tb"/>
    </style:style>
    <style:style style:name="Tabela11.A61" style:family="table-cell">
      <style:table-cell-properties style:vertical-align="top" fo:padding="0cm" fo:border="0.5pt solid #000000" style:writing-mode="lr-tb"/>
    </style:style>
    <style:style style:name="Tabela11.B61" style:family="table-cell">
      <style:table-cell-properties style:vertical-align="top" fo:padding="0cm" fo:border="0.5pt solid #000000" style:writing-mode="lr-tb"/>
    </style:style>
    <style:style style:name="Tabela11.C61" style:family="table-cell">
      <style:table-cell-properties style:vertical-align="top" fo:padding="0cm" fo:border="0.5pt solid #000000" style:writing-mode="lr-tb"/>
    </style:style>
    <style:style style:name="Tabela11.D61" style:family="table-cell">
      <style:table-cell-properties style:vertical-align="top" fo:padding="0cm" fo:border="0.5pt solid #000000" style:writing-mode="lr-tb"/>
    </style:style>
    <style:style style:name="Tabela11.E61" style:family="table-cell">
      <style:table-cell-properties style:vertical-align="top" fo:padding="0cm" fo:border="0.5pt solid #000000" style:writing-mode="lr-tb"/>
    </style:style>
    <style:style style:name="Tabela11.F61" style:family="table-cell">
      <style:table-cell-properties style:vertical-align="top" fo:padding="0cm" fo:border="0.5pt solid #000000" style:writing-mode="lr-tb"/>
    </style:style>
    <style:style style:name="Tabela11.A62" style:family="table-cell">
      <style:table-cell-properties style:vertical-align="top" fo:padding="0cm" fo:border="0.5pt solid #000000" style:writing-mode="lr-tb"/>
    </style:style>
    <style:style style:name="Tabela11.B62" style:family="table-cell">
      <style:table-cell-properties style:vertical-align="top" fo:padding="0cm" fo:border="0.5pt solid #000000" style:writing-mode="lr-tb"/>
    </style:style>
    <style:style style:name="Tabela11.C62" style:family="table-cell">
      <style:table-cell-properties style:vertical-align="top" fo:padding="0cm" fo:border="0.5pt solid #000000" style:writing-mode="lr-tb"/>
    </style:style>
    <style:style style:name="Tabela11.D62" style:family="table-cell">
      <style:table-cell-properties style:vertical-align="top" fo:padding="0cm" fo:border="0.5pt solid #000000" style:writing-mode="lr-tb"/>
    </style:style>
    <style:style style:name="Tabela11.E62" style:family="table-cell">
      <style:table-cell-properties style:vertical-align="top" fo:padding="0cm" fo:border="0.5pt solid #000000" style:writing-mode="lr-tb"/>
    </style:style>
    <style:style style:name="Tabela11.F62" style:family="table-cell">
      <style:table-cell-properties style:vertical-align="top" fo:padding="0cm" fo:border="0.5pt solid #000000" style:writing-mode="lr-tb"/>
    </style:style>
    <style:style style:name="Tabela11.A63" style:family="table-cell">
      <style:table-cell-properties style:vertical-align="top" fo:padding="0cm" fo:border="0.5pt solid #000000" style:writing-mode="lr-tb"/>
    </style:style>
    <style:style style:name="Tabela11.B63" style:family="table-cell">
      <style:table-cell-properties style:vertical-align="top" fo:padding="0cm" fo:border="0.5pt solid #000000" style:writing-mode="lr-tb"/>
    </style:style>
    <style:style style:name="Tabela11.C63" style:family="table-cell">
      <style:table-cell-properties style:vertical-align="top" fo:padding="0cm" fo:border="0.5pt solid #000000" style:writing-mode="lr-tb"/>
    </style:style>
    <style:style style:name="Tabela11.D63" style:family="table-cell">
      <style:table-cell-properties style:vertical-align="top" fo:padding="0cm" fo:border="0.5pt solid #000000" style:writing-mode="lr-tb"/>
    </style:style>
    <style:style style:name="Tabela11.E63" style:family="table-cell">
      <style:table-cell-properties style:vertical-align="top" fo:padding="0cm" fo:border="0.5pt solid #000000" style:writing-mode="lr-tb"/>
    </style:style>
    <style:style style:name="Tabela11.F63" style:family="table-cell">
      <style:table-cell-properties style:vertical-align="top" fo:padding="0cm" fo:border="0.5pt solid #000000" style:writing-mode="lr-tb"/>
    </style:style>
    <style:style style:name="Tabela11.A64" style:family="table-cell">
      <style:table-cell-properties style:vertical-align="top" fo:padding="0cm" fo:border="0.5pt solid #000000" style:writing-mode="lr-tb"/>
    </style:style>
    <style:style style:name="Tabela11.B64" style:family="table-cell">
      <style:table-cell-properties style:vertical-align="top" fo:padding="0cm" fo:border="0.5pt solid #000000" style:writing-mode="lr-tb"/>
    </style:style>
    <style:style style:name="Tabela11.C64" style:family="table-cell">
      <style:table-cell-properties style:vertical-align="top" fo:padding="0cm" fo:border="0.5pt solid #000000" style:writing-mode="lr-tb"/>
    </style:style>
    <style:style style:name="Tabela11.D64" style:family="table-cell">
      <style:table-cell-properties style:vertical-align="top" fo:padding="0cm" fo:border="0.5pt solid #000000" style:writing-mode="lr-tb"/>
    </style:style>
    <style:style style:name="Tabela11.E64" style:family="table-cell">
      <style:table-cell-properties style:vertical-align="top" fo:padding="0cm" fo:border="0.5pt solid #000000" style:writing-mode="lr-tb"/>
    </style:style>
    <style:style style:name="Tabela11.F64" style:family="table-cell">
      <style:table-cell-properties style:vertical-align="top" fo:padding="0cm" fo:border="0.5pt solid #000000" style:writing-mode="lr-tb"/>
    </style:style>
    <style:style style:name="Tabela11.A65" style:family="table-cell">
      <style:table-cell-properties style:vertical-align="top" fo:padding="0cm" fo:border="0.5pt solid #000000" style:writing-mode="lr-tb"/>
    </style:style>
    <style:style style:name="Tabela11.B65" style:family="table-cell">
      <style:table-cell-properties style:vertical-align="top" fo:padding="0cm" fo:border="0.5pt solid #000000" style:writing-mode="lr-tb"/>
    </style:style>
    <style:style style:name="Tabela11.C65" style:family="table-cell">
      <style:table-cell-properties style:vertical-align="top" fo:padding="0cm" fo:border="0.5pt solid #000000" style:writing-mode="lr-tb"/>
    </style:style>
    <style:style style:name="Tabela11.D65" style:family="table-cell">
      <style:table-cell-properties style:vertical-align="top" fo:padding="0cm" fo:border="0.5pt solid #000000" style:writing-mode="lr-tb"/>
    </style:style>
    <style:style style:name="Tabela11.E65" style:family="table-cell">
      <style:table-cell-properties style:vertical-align="top" fo:padding="0cm" fo:border="0.5pt solid #000000" style:writing-mode="lr-tb"/>
    </style:style>
    <style:style style:name="Tabela11.F65" style:family="table-cell">
      <style:table-cell-properties style:vertical-align="top" fo:padding="0cm" fo:border="0.5pt solid #000000" style:writing-mode="lr-tb"/>
    </style:style>
    <style:style style:name="Tabela11.A66" style:family="table-cell">
      <style:table-cell-properties style:vertical-align="top" fo:padding="0cm" fo:border="0.5pt solid #000000" style:writing-mode="lr-tb"/>
    </style:style>
    <style:style style:name="Tabela11.B66" style:family="table-cell">
      <style:table-cell-properties style:vertical-align="top" fo:padding="0cm" fo:border="0.5pt solid #000000" style:writing-mode="lr-tb"/>
    </style:style>
    <style:style style:name="Tabela11.C66" style:family="table-cell">
      <style:table-cell-properties style:vertical-align="top" fo:padding="0cm" fo:border="0.5pt solid #000000" style:writing-mode="lr-tb"/>
    </style:style>
    <style:style style:name="Tabela11.D66" style:family="table-cell">
      <style:table-cell-properties style:vertical-align="top" fo:padding="0cm" fo:border="0.5pt solid #000000" style:writing-mode="lr-tb"/>
    </style:style>
    <style:style style:name="Tabela11.E66" style:family="table-cell">
      <style:table-cell-properties style:vertical-align="top" fo:padding="0cm" fo:border="0.5pt solid #000000" style:writing-mode="lr-tb"/>
    </style:style>
    <style:style style:name="Tabela11.F66" style:family="table-cell">
      <style:table-cell-properties style:vertical-align="top" fo:padding="0cm" fo:border="0.5pt solid #000000" style:writing-mode="lr-tb"/>
    </style:style>
    <style:style style:name="Tabela11.A67" style:family="table-cell">
      <style:table-cell-properties style:vertical-align="top" fo:padding="0cm" fo:border="0.5pt solid #000000" style:writing-mode="lr-tb"/>
    </style:style>
    <style:style style:name="Tabela11.B67" style:family="table-cell">
      <style:table-cell-properties style:vertical-align="top" fo:padding="0cm" fo:border="0.5pt solid #000000" style:writing-mode="lr-tb"/>
    </style:style>
    <style:style style:name="Tabela11.C67" style:family="table-cell">
      <style:table-cell-properties style:vertical-align="top" fo:padding="0cm" fo:border="0.5pt solid #000000" style:writing-mode="lr-tb"/>
    </style:style>
    <style:style style:name="Tabela11.D67" style:family="table-cell">
      <style:table-cell-properties style:vertical-align="top" fo:padding="0cm" fo:border="0.5pt solid #000000" style:writing-mode="lr-tb"/>
    </style:style>
    <style:style style:name="Tabela11.E67" style:family="table-cell">
      <style:table-cell-properties style:vertical-align="top" fo:padding="0cm" fo:border="0.5pt solid #000000" style:writing-mode="lr-tb"/>
    </style:style>
    <style:style style:name="Tabela11.F67" style:family="table-cell">
      <style:table-cell-properties style:vertical-align="top" fo:padding="0cm" fo:border="0.5pt solid #000000" style:writing-mode="lr-tb"/>
    </style:style>
    <style:style style:name="Tabela11.A68" style:family="table-cell">
      <style:table-cell-properties style:vertical-align="top" fo:padding="0cm" fo:border="0.5pt solid #000000" style:writing-mode="lr-tb"/>
    </style:style>
    <style:style style:name="Tabela11.B68" style:family="table-cell">
      <style:table-cell-properties style:vertical-align="top" fo:padding="0cm" fo:border="0.5pt solid #000000" style:writing-mode="lr-tb"/>
    </style:style>
    <style:style style:name="Tabela11.C68" style:family="table-cell">
      <style:table-cell-properties style:vertical-align="top" fo:padding="0cm" fo:border="0.5pt solid #000000" style:writing-mode="lr-tb"/>
    </style:style>
    <style:style style:name="Tabela11.D68" style:family="table-cell">
      <style:table-cell-properties style:vertical-align="top" fo:padding="0cm" fo:border="0.5pt solid #000000" style:writing-mode="lr-tb"/>
    </style:style>
    <style:style style:name="Tabela11.E68" style:family="table-cell">
      <style:table-cell-properties style:vertical-align="top" fo:padding="0cm" fo:border="0.5pt solid #000000" style:writing-mode="lr-tb"/>
    </style:style>
    <style:style style:name="Tabela11.F68" style:family="table-cell">
      <style:table-cell-properties style:vertical-align="top" fo:padding="0cm" fo:border="0.5pt solid #000000" style:writing-mode="lr-tb"/>
    </style:style>
    <style:style style:name="Tabela11.A69" style:family="table-cell">
      <style:table-cell-properties style:vertical-align="top" fo:padding="0cm" fo:border="0.5pt solid #000000" style:writing-mode="lr-tb"/>
    </style:style>
    <style:style style:name="Tabela11.B69" style:family="table-cell">
      <style:table-cell-properties style:vertical-align="top" fo:padding="0cm" fo:border="0.5pt solid #000000" style:writing-mode="lr-tb"/>
    </style:style>
    <style:style style:name="Tabela11.C69" style:family="table-cell">
      <style:table-cell-properties style:vertical-align="top" fo:padding="0cm" fo:border="0.5pt solid #000000" style:writing-mode="lr-tb"/>
    </style:style>
    <style:style style:name="Tabela11.D69" style:family="table-cell">
      <style:table-cell-properties style:vertical-align="top" fo:padding="0cm" fo:border="0.5pt solid #000000" style:writing-mode="lr-tb"/>
    </style:style>
    <style:style style:name="Tabela11.E69" style:family="table-cell">
      <style:table-cell-properties style:vertical-align="top" fo:padding="0cm" fo:border="0.5pt solid #000000" style:writing-mode="lr-tb"/>
    </style:style>
    <style:style style:name="Tabela11.F69" style:family="table-cell">
      <style:table-cell-properties style:vertical-align="top" fo:padding="0cm" fo:border="0.5pt solid #000000" style:writing-mode="lr-tb"/>
    </style:style>
    <style:style style:name="Tabela11.A70" style:family="table-cell">
      <style:table-cell-properties style:vertical-align="top" fo:padding="0cm" fo:border="0.5pt solid #000000" style:writing-mode="lr-tb"/>
    </style:style>
    <style:style style:name="Tabela11.B70" style:family="table-cell">
      <style:table-cell-properties style:vertical-align="top" fo:padding="0cm" fo:border="0.5pt solid #000000" style:writing-mode="lr-tb"/>
    </style:style>
    <style:style style:name="Tabela11.C70" style:family="table-cell">
      <style:table-cell-properties style:vertical-align="top" fo:padding="0cm" fo:border="0.5pt solid #000000" style:writing-mode="lr-tb"/>
    </style:style>
    <style:style style:name="Tabela11.D70" style:family="table-cell">
      <style:table-cell-properties style:vertical-align="top" fo:padding="0cm" fo:border="0.5pt solid #000000" style:writing-mode="lr-tb"/>
    </style:style>
    <style:style style:name="Tabela11.E70" style:family="table-cell">
      <style:table-cell-properties style:vertical-align="top" fo:padding="0cm" fo:border="0.5pt solid #000000" style:writing-mode="lr-tb"/>
    </style:style>
    <style:style style:name="Tabela11.F70" style:family="table-cell">
      <style:table-cell-properties style:vertical-align="top" fo:padding="0cm" fo:border="0.5pt solid #000000" style:writing-mode="lr-tb"/>
    </style:style>
    <style:style style:name="Tabela11.A71" style:family="table-cell">
      <style:table-cell-properties style:vertical-align="top" fo:padding="0cm" fo:border="0.5pt solid #000000" style:writing-mode="lr-tb"/>
    </style:style>
    <style:style style:name="Tabela11.B71" style:family="table-cell">
      <style:table-cell-properties style:vertical-align="top" fo:padding="0cm" fo:border="0.5pt solid #000000" style:writing-mode="lr-tb"/>
    </style:style>
    <style:style style:name="Tabela11.C71" style:family="table-cell">
      <style:table-cell-properties style:vertical-align="top" fo:padding="0cm" fo:border="0.5pt solid #000000" style:writing-mode="lr-tb"/>
    </style:style>
    <style:style style:name="Tabela11.D71" style:family="table-cell">
      <style:table-cell-properties style:vertical-align="top" fo:padding="0cm" fo:border="0.5pt solid #000000" style:writing-mode="lr-tb"/>
    </style:style>
    <style:style style:name="Tabela11.E71" style:family="table-cell">
      <style:table-cell-properties style:vertical-align="top" fo:padding="0cm" fo:border="0.5pt solid #000000" style:writing-mode="lr-tb"/>
    </style:style>
    <style:style style:name="Tabela11.F71" style:family="table-cell">
      <style:table-cell-properties style:vertical-align="top" fo:padding="0cm" fo:border="0.5pt solid #000000" style:writing-mode="lr-tb"/>
    </style:style>
    <style:style style:name="Tabela11.A72" style:family="table-cell">
      <style:table-cell-properties style:vertical-align="top" fo:padding="0cm" fo:border="0.5pt solid #000000" style:writing-mode="lr-tb"/>
    </style:style>
    <style:style style:name="Tabela11.B72" style:family="table-cell">
      <style:table-cell-properties style:vertical-align="top" fo:padding="0cm" fo:border="0.5pt solid #000000" style:writing-mode="lr-tb"/>
    </style:style>
    <style:style style:name="Tabela11.C72" style:family="table-cell">
      <style:table-cell-properties style:vertical-align="top" fo:padding="0cm" fo:border="0.5pt solid #000000" style:writing-mode="lr-tb"/>
    </style:style>
    <style:style style:name="Tabela11.D72" style:family="table-cell">
      <style:table-cell-properties style:vertical-align="top" fo:padding="0cm" fo:border="0.5pt solid #000000" style:writing-mode="lr-tb"/>
    </style:style>
    <style:style style:name="Tabela11.E72" style:family="table-cell">
      <style:table-cell-properties style:vertical-align="top" fo:padding="0cm" fo:border="0.5pt solid #000000" style:writing-mode="lr-tb"/>
    </style:style>
    <style:style style:name="Tabela11.F72" style:family="table-cell">
      <style:table-cell-properties style:vertical-align="top" fo:padding="0cm" fo:border="0.5pt solid #000000" style:writing-mode="lr-tb"/>
    </style:style>
    <style:style style:name="Tabela11.A73" style:family="table-cell">
      <style:table-cell-properties style:vertical-align="top" fo:padding="0cm" fo:border="0.5pt solid #000000" style:writing-mode="lr-tb"/>
    </style:style>
    <style:style style:name="Tabela11.B73" style:family="table-cell">
      <style:table-cell-properties style:vertical-align="top" fo:padding="0cm" fo:border="0.5pt solid #000000" style:writing-mode="lr-tb"/>
    </style:style>
    <style:style style:name="Tabela11.C73" style:family="table-cell">
      <style:table-cell-properties style:vertical-align="top" fo:padding="0cm" fo:border="0.5pt solid #000000" style:writing-mode="lr-tb"/>
    </style:style>
    <style:style style:name="Tabela11.D73" style:family="table-cell">
      <style:table-cell-properties style:vertical-align="top" fo:padding="0cm" fo:border="0.5pt solid #000000" style:writing-mode="lr-tb"/>
    </style:style>
    <style:style style:name="Tabela11.E73" style:family="table-cell">
      <style:table-cell-properties style:vertical-align="top" fo:padding="0cm" fo:border="0.5pt solid #000000" style:writing-mode="lr-tb"/>
    </style:style>
    <style:style style:name="Tabela11.F73" style:family="table-cell">
      <style:table-cell-properties style:vertical-align="top" fo:padding="0cm" fo:border="0.5pt solid #000000" style:writing-mode="lr-tb"/>
    </style:style>
    <style:style style:name="Tabela11.A74" style:family="table-cell">
      <style:table-cell-properties style:vertical-align="top" fo:padding="0cm" fo:border="0.5pt solid #000000" style:writing-mode="lr-tb"/>
    </style:style>
    <style:style style:name="Tabela11.B74" style:family="table-cell">
      <style:table-cell-properties style:vertical-align="top" fo:padding="0cm" fo:border="0.5pt solid #000000" style:writing-mode="lr-tb"/>
    </style:style>
    <style:style style:name="Tabela11.C74" style:family="table-cell">
      <style:table-cell-properties style:vertical-align="top" fo:padding="0cm" fo:border="0.5pt solid #000000" style:writing-mode="lr-tb"/>
    </style:style>
    <style:style style:name="Tabela11.D74" style:family="table-cell">
      <style:table-cell-properties style:vertical-align="top" fo:padding="0cm" fo:border="0.5pt solid #000000" style:writing-mode="lr-tb"/>
    </style:style>
    <style:style style:name="Tabela11.E74" style:family="table-cell">
      <style:table-cell-properties style:vertical-align="top" fo:padding="0cm" fo:border="0.5pt solid #000000" style:writing-mode="lr-tb"/>
    </style:style>
    <style:style style:name="Tabela11.F74" style:family="table-cell">
      <style:table-cell-properties style:vertical-align="top" fo:padding="0cm" fo:border="0.5pt solid #000000" style:writing-mode="lr-tb"/>
    </style:style>
    <style:style style:name="Tabela11.A75" style:family="table-cell">
      <style:table-cell-properties style:vertical-align="top" fo:padding="0cm" fo:border="0.5pt solid #000000" style:writing-mode="lr-tb"/>
    </style:style>
    <style:style style:name="Tabela11.B75" style:family="table-cell">
      <style:table-cell-properties style:vertical-align="top" fo:padding="0cm" fo:border="0.5pt solid #000000" style:writing-mode="lr-tb"/>
    </style:style>
    <style:style style:name="Tabela11.C75" style:family="table-cell">
      <style:table-cell-properties style:vertical-align="top" fo:padding="0cm" fo:border="0.5pt solid #000000" style:writing-mode="lr-tb"/>
    </style:style>
    <style:style style:name="Tabela11.D75" style:family="table-cell">
      <style:table-cell-properties style:vertical-align="top" fo:padding="0cm" fo:border="0.5pt solid #000000" style:writing-mode="lr-tb"/>
    </style:style>
    <style:style style:name="Tabela11.E75" style:family="table-cell">
      <style:table-cell-properties style:vertical-align="top" fo:padding="0cm" fo:border="0.5pt solid #000000" style:writing-mode="lr-tb"/>
    </style:style>
    <style:style style:name="Tabela11.F75" style:family="table-cell">
      <style:table-cell-properties style:vertical-align="top" fo:padding="0cm" fo:border="0.5pt solid #000000" style:writing-mode="lr-tb"/>
    </style:style>
    <style:style style:name="Tabela11.A76" style:family="table-cell">
      <style:table-cell-properties style:vertical-align="top" fo:padding="0cm" fo:border="0.5pt solid #000000" style:writing-mode="lr-tb"/>
    </style:style>
    <style:style style:name="Tabela11.B76" style:family="table-cell">
      <style:table-cell-properties style:vertical-align="top" fo:padding="0cm" fo:border="0.5pt solid #000000" style:writing-mode="lr-tb"/>
    </style:style>
    <style:style style:name="Tabela11.C76" style:family="table-cell">
      <style:table-cell-properties style:vertical-align="top" fo:padding="0cm" fo:border="0.5pt solid #000000" style:writing-mode="lr-tb"/>
    </style:style>
    <style:style style:name="Tabela11.D76" style:family="table-cell">
      <style:table-cell-properties style:vertical-align="middle" fo:padding="0cm" fo:border="0.5pt solid #000000" style:writing-mode="lr-tb"/>
    </style:style>
    <style:style style:name="Tabela11.E76" style:family="table-cell">
      <style:table-cell-properties style:vertical-align="top" fo:padding="0cm" fo:border="0.5pt solid #000000" style:writing-mode="lr-tb"/>
    </style:style>
    <style:style style:name="Tabela11.F76" style:family="table-cell">
      <style:table-cell-properties style:vertical-align="top" fo:padding="0cm" fo:border="0.5pt solid #000000" style:writing-mode="lr-tb"/>
    </style:style>
    <style:style style:name="Tabela11.A77" style:family="table-cell">
      <style:table-cell-properties style:vertical-align="top" fo:padding="0cm" fo:border="0.5pt solid #000000" style:writing-mode="lr-tb"/>
    </style:style>
    <style:style style:name="Tabela11.B77" style:family="table-cell">
      <style:table-cell-properties style:vertical-align="top" fo:padding="0cm" fo:border="0.5pt solid #000000" style:writing-mode="lr-tb"/>
    </style:style>
    <style:style style:name="Tabela11.C77" style:family="table-cell">
      <style:table-cell-properties style:vertical-align="top" fo:padding="0cm" fo:border="0.5pt solid #000000" style:writing-mode="lr-tb"/>
    </style:style>
    <style:style style:name="Tabela11.D77" style:family="table-cell">
      <style:table-cell-properties style:vertical-align="middle" fo:padding="0cm" fo:border="0.5pt solid #000000" style:writing-mode="lr-tb"/>
    </style:style>
    <style:style style:name="Tabela11.E77" style:family="table-cell">
      <style:table-cell-properties style:vertical-align="top" fo:padding="0cm" fo:border="0.5pt solid #000000" style:writing-mode="lr-tb"/>
    </style:style>
    <style:style style:name="Tabela11.F77" style:family="table-cell">
      <style:table-cell-properties style:vertical-align="top" fo:padding="0cm" fo:border="0.5pt solid #000000" style:writing-mode="lr-tb"/>
    </style:style>
    <style:style style:name="Tabela11.A78" style:family="table-cell">
      <style:table-cell-properties style:vertical-align="top" fo:padding="0cm" fo:border="0.5pt solid #000000" style:writing-mode="lr-tb"/>
    </style:style>
    <style:style style:name="Tabela11.B78" style:family="table-cell">
      <style:table-cell-properties style:vertical-align="top" fo:padding="0cm" fo:border="0.5pt solid #000000" style:writing-mode="lr-tb"/>
    </style:style>
    <style:style style:name="Tabela11.C78" style:family="table-cell">
      <style:table-cell-properties style:vertical-align="top" fo:padding="0cm" fo:border="0.5pt solid #000000" style:writing-mode="lr-tb"/>
    </style:style>
    <style:style style:name="Tabela11.D78" style:family="table-cell">
      <style:table-cell-properties style:vertical-align="middle" fo:padding="0cm" fo:border="0.5pt solid #000000" style:writing-mode="lr-tb"/>
    </style:style>
    <style:style style:name="Tabela11.E78" style:family="table-cell">
      <style:table-cell-properties style:vertical-align="top" fo:padding="0cm" fo:border="0.5pt solid #000000" style:writing-mode="lr-tb"/>
    </style:style>
    <style:style style:name="Tabela11.F78" style:family="table-cell">
      <style:table-cell-properties style:vertical-align="top" fo:padding="0cm" fo:border="0.5pt solid #000000" style:writing-mode="lr-tb"/>
    </style:style>
    <style:style style:name="Tabela11.A79" style:family="table-cell">
      <style:table-cell-properties style:vertical-align="top" fo:padding="0cm" fo:border="0.5pt solid #000000" style:writing-mode="lr-tb"/>
    </style:style>
    <style:style style:name="Tabela11.B79" style:family="table-cell">
      <style:table-cell-properties style:vertical-align="top" fo:padding="0cm" fo:border="0.5pt solid #000000" style:writing-mode="lr-tb"/>
    </style:style>
    <style:style style:name="Tabela11.C79" style:family="table-cell">
      <style:table-cell-properties style:vertical-align="top" fo:padding="0cm" fo:border="0.5pt solid #000000" style:writing-mode="lr-tb"/>
    </style:style>
    <style:style style:name="Tabela11.D79" style:family="table-cell">
      <style:table-cell-properties style:vertical-align="middle" fo:padding="0cm" fo:border="0.5pt solid #000000" style:writing-mode="lr-tb"/>
    </style:style>
    <style:style style:name="Tabela11.E79" style:family="table-cell">
      <style:table-cell-properties style:vertical-align="top" fo:padding="0cm" fo:border="0.5pt solid #000000" style:writing-mode="lr-tb"/>
    </style:style>
    <style:style style:name="Tabela11.F79" style:family="table-cell">
      <style:table-cell-properties style:vertical-align="top" fo:padding="0cm" fo:border="0.5pt solid #000000" style:writing-mode="lr-tb"/>
    </style:style>
    <style:style style:name="Tabela11.A80" style:family="table-cell">
      <style:table-cell-properties style:vertical-align="top" fo:padding="0cm" fo:border="0.5pt solid #000000" style:writing-mode="lr-tb"/>
    </style:style>
    <style:style style:name="Tabela11.B80" style:family="table-cell">
      <style:table-cell-properties style:vertical-align="top" fo:padding="0cm" fo:border="0.5pt solid #000000" style:writing-mode="lr-tb"/>
    </style:style>
    <style:style style:name="Tabela11.C80" style:family="table-cell">
      <style:table-cell-properties style:vertical-align="top" fo:padding="0cm" fo:border="0.5pt solid #000000" style:writing-mode="lr-tb"/>
    </style:style>
    <style:style style:name="Tabela11.D80" style:family="table-cell">
      <style:table-cell-properties style:vertical-align="top" fo:padding="0cm" fo:border="0.5pt solid #000000" style:writing-mode="lr-tb"/>
    </style:style>
    <style:style style:name="Tabela11.E80" style:family="table-cell">
      <style:table-cell-properties style:vertical-align="top" fo:padding="0cm" fo:border="0.5pt solid #000000" style:writing-mode="lr-tb"/>
    </style:style>
    <style:style style:name="Tabela11.F80" style:family="table-cell">
      <style:table-cell-properties style:vertical-align="top" fo:padding="0cm" fo:border="0.5pt solid #000000" style:writing-mode="lr-tb"/>
    </style:style>
    <style:style style:name="Tabela11.A81" style:family="table-cell">
      <style:table-cell-properties style:vertical-align="top" fo:padding="0cm" fo:border="0.5pt solid #000000" style:writing-mode="lr-tb"/>
    </style:style>
    <style:style style:name="Tabela11.B81" style:family="table-cell">
      <style:table-cell-properties style:vertical-align="top" fo:padding="0cm" fo:border="0.5pt solid #000000" style:writing-mode="lr-tb"/>
    </style:style>
    <style:style style:name="Tabela11.C81" style:family="table-cell">
      <style:table-cell-properties style:vertical-align="top" fo:padding="0cm" fo:border="0.5pt solid #000000" style:writing-mode="lr-tb"/>
    </style:style>
    <style:style style:name="Tabela11.D81" style:family="table-cell">
      <style:table-cell-properties style:vertical-align="top" fo:padding="0cm" fo:border="0.5pt solid #000000" style:writing-mode="lr-tb"/>
    </style:style>
    <style:style style:name="Tabela11.E81" style:family="table-cell">
      <style:table-cell-properties style:vertical-align="top" fo:padding="0cm" fo:border="0.5pt solid #000000" style:writing-mode="lr-tb"/>
    </style:style>
    <style:style style:name="Tabela11.F81" style:family="table-cell">
      <style:table-cell-properties style:vertical-align="top" fo:padding="0cm" fo:border="0.5pt solid #000000" style:writing-mode="lr-tb"/>
    </style:style>
    <style:style style:name="Tabela12" style:family="table">
      <style:table-properties style:width="15.944cm" fo:margin-left="-1.191cm" table:align="left" style:writing-mode="lr-tb"/>
    </style:style>
    <style:style style:name="Tabela12.A" style:family="table-column">
      <style:table-column-properties style:column-width="1.609cm"/>
    </style:style>
    <style:style style:name="Tabela12.B" style:family="table-column">
      <style:table-column-properties style:column-width="0.833cm"/>
    </style:style>
    <style:style style:name="Tabela12.C" style:family="table-column">
      <style:table-column-properties style:column-width="4.621cm"/>
    </style:style>
    <style:style style:name="Tabela12.D" style:family="table-column">
      <style:table-column-properties style:column-width="1.143cm"/>
    </style:style>
    <style:style style:name="Tabela12.E" style:family="table-column">
      <style:table-column-properties style:column-width="2.452cm"/>
    </style:style>
    <style:style style:name="Tabela12.F" style:family="table-column">
      <style:table-column-properties style:column-width="1.413cm"/>
    </style:style>
    <style:style style:name="Tabela12.G" style:family="table-column">
      <style:table-column-properties style:column-width="3.874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2.2" style:family="table-row">
      <style:table-row-properties style:min-row-height="0.199cm" fo:keep-together="auto"/>
    </style:style>
    <style:style style:name="Tabela1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2.A3" style:family="table-cell">
      <style:table-cell-properties style:vertical-align="top" fo:background-color="#ffff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2.A35" style:family="table-cell">
      <style:table-cell-properties style:vertical-align="middle" fo:background-color="#92d05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2.C35" style:family="table-cell">
      <style:table-cell-properties style:vertical-align="top" fo:background-color="#92d05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2.36" style:family="table-row">
      <style:table-row-properties style:min-row-height="0.198cm" fo:keep-together="auto"/>
    </style:style>
    <style:style style:name="Tabela13" style:family="table">
      <style:table-properties style:width="15.944cm" fo:margin-left="-1.191cm" table:align="left" style:writing-mode="lr-tb"/>
    </style:style>
    <style:style style:name="Tabela13.A" style:family="table-column">
      <style:table-column-properties style:column-width="2.999cm"/>
    </style:style>
    <style:style style:name="Tabela13.B" style:family="table-column">
      <style:table-column-properties style:column-width="1.439cm"/>
    </style:style>
    <style:style style:name="Tabela13.C" style:family="table-column">
      <style:table-column-properties style:column-width="3.473cm"/>
    </style:style>
    <style:style style:name="Tabela13.D" style:family="table-column">
      <style:table-column-properties style:column-width="1.094cm"/>
    </style:style>
    <style:style style:name="Tabela13.E" style:family="table-column">
      <style:table-column-properties style:column-width="2.2cm"/>
    </style:style>
    <style:style style:name="Tabela13.F" style:family="table-column">
      <style:table-column-properties style:column-width="1.381cm"/>
    </style:style>
    <style:style style:name="Tabela13.G" style:family="table-column">
      <style:table-column-properties style:column-width="3.358cm"/>
    </style:style>
    <style:style style:name="Tabela13.1" style:family="table-row">
      <style:table-row-properties style:min-row-height="0.198cm" fo:keep-together="auto"/>
    </style:style>
    <style:style style:name="Tabela13.A1" style:family="table-cell">
      <style:table-cell-properties style:vertical-align="middle" fo:background-color="#92d05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3.C1" style:family="table-cell">
      <style:table-cell-properties style:vertical-align="top" fo:background-color="#92d05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3.A3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3.A3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4" style:family="table">
      <style:table-properties style:width="15.944cm" fo:margin-left="-1.191cm" table:align="left" style:writing-mode="lr-tb"/>
    </style:style>
    <style:style style:name="Tabela14.A" style:family="table-column">
      <style:table-column-properties style:column-width="1.609cm"/>
    </style:style>
    <style:style style:name="Tabela14.B" style:family="table-column">
      <style:table-column-properties style:column-width="0.833cm"/>
    </style:style>
    <style:style style:name="Tabela14.C" style:family="table-column">
      <style:table-column-properties style:column-width="4.621cm"/>
    </style:style>
    <style:style style:name="Tabela14.D" style:family="table-column">
      <style:table-column-properties style:column-width="1.143cm"/>
    </style:style>
    <style:style style:name="Tabela14.E" style:family="table-column">
      <style:table-column-properties style:column-width="2.452cm"/>
    </style:style>
    <style:style style:name="Tabela14.F" style:family="table-column">
      <style:table-column-properties style:column-width="1.413cm"/>
    </style:style>
    <style:style style:name="Tabela14.G" style:family="table-column">
      <style:table-column-properties style:column-width="3.874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4.2" style:family="table-row">
      <style:table-row-properties style:min-row-height="0.199cm" fo:keep-together="auto"/>
    </style:style>
    <style:style style:name="Tabela14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4.A3" style:family="table-cell">
      <style:table-cell-properties style:vertical-align="top" fo:background-color="#ffff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5" style:family="table">
      <style:table-properties style:width="14.944cm" fo:margin-left="-0.191cm" table:align="left" style:writing-mode="lr-tb"/>
    </style:style>
    <style:style style:name="Tabela15.A" style:family="table-column">
      <style:table-column-properties style:column-width="1.602cm"/>
    </style:style>
    <style:style style:name="Tabela15.B" style:family="table-column">
      <style:table-column-properties style:column-width="3.341cm"/>
    </style:style>
    <style:style style:name="Tabela15.C" style:family="table-column">
      <style:table-column-properties style:column-width="1.75cm"/>
    </style:style>
    <style:style style:name="Tabela15.D" style:family="table-column">
      <style:table-column-properties style:column-width="2.251cm"/>
    </style:style>
    <style:style style:name="Tabela15.E" style:family="table-column">
      <style:table-column-properties style:column-width="1.499cm"/>
    </style:style>
    <style:style style:name="Tabela15.F" style:family="table-column">
      <style:table-column-properties style:column-width="4.501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6" style:family="table">
      <style:table-properties style:width="15.032cm" fo:margin-left="-0.191cm" table:align="left" style:writing-mode="lr-tb"/>
    </style:style>
    <style:style style:name="Tabela16.A" style:family="table-column">
      <style:table-column-properties style:column-width="5.009cm"/>
    </style:style>
    <style:style style:name="Tabela16.B" style:family="table-column">
      <style:table-column-properties style:column-width="5.011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6.2" style:family="table-row">
      <style:table-row-properties style:min-row-height="0.665cm" fo:keep-together="auto"/>
    </style:style>
    <style:style style:name="Tabela16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7" style:family="table">
      <style:table-properties style:width="15.443cm" fo:margin-left="-0.191cm" table:align="left" style:writing-mode="lr-tb"/>
    </style:style>
    <style:style style:name="Tabela17.A" style:family="table-column">
      <style:table-column-properties style:column-width="1.942cm"/>
    </style:style>
    <style:style style:name="Tabela17.B" style:family="table-column">
      <style:table-column-properties style:column-width="4.001cm"/>
    </style:style>
    <style:style style:name="Tabela17.C" style:family="table-column">
      <style:table-column-properties style:column-width="9.5cm"/>
    </style:style>
    <style:style style:name="Tabela17.1" style:family="table-row">
      <style:table-row-properties style:min-row-height="0.476cm" fo:keep-together="auto"/>
    </style:style>
    <style:style style:name="Tabela1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7.B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17.2" style:family="table-row">
      <style:table-row-properties style:min-row-height="2.117cm" fo:keep-together="auto"/>
    </style:style>
    <style:style style:name="Tabela17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7.B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ela17.4" style:family="table-row">
      <style:table-row-properties style:min-row-height="1.27cm" fo:keep-together="auto"/>
    </style:style>
    <style:style style:name="Tabela17.5" style:family="table-row">
      <style:table-row-properties style:min-row-height="3.36cm" fo:keep-together="auto"/>
    </style:style>
    <style:style style:name="Tabela17.7" style:family="table-row">
      <style:table-row-properties style:min-row-height="1.561cm" fo:keep-together="auto"/>
    </style:style>
    <style:style style:name="Tabela17.8" style:family="table-row">
      <style:table-row-properties style:min-row-height="1.693cm" fo:keep-together="auto"/>
    </style:style>
    <style:style style:name="Tabela17.9" style:family="table-row">
      <style:table-row-properties style:min-row-height="2.963cm" fo:keep-together="auto"/>
    </style:style>
    <style:style style:name="Tabela17.13" style:family="table-row">
      <style:table-row-properties style:min-row-height="2.54cm" fo:keep-together="auto"/>
    </style:style>
    <style:style style:name="Tabela18" style:family="table">
      <style:table-properties style:width="14.776cm" fo:margin-left="0.06cm" table:align="left" style:writing-mode="lr-tb"/>
    </style:style>
    <style:style style:name="Tabela18.A" style:family="table-column">
      <style:table-column-properties style:column-width="0.818cm"/>
    </style:style>
    <style:style style:name="Tabela18.B" style:family="table-column">
      <style:table-column-properties style:column-width="2.399cm"/>
    </style:style>
    <style:style style:name="Tabela18.C" style:family="table-column">
      <style:table-column-properties style:column-width="2.302cm"/>
    </style:style>
    <style:style style:name="Tabela18.D" style:family="table-column">
      <style:table-column-properties style:column-width="2.277cm"/>
    </style:style>
    <style:style style:name="Tabela18.E" style:family="table-column">
      <style:table-column-properties style:column-width="2.182cm"/>
    </style:style>
    <style:style style:name="Tabela18.G" style:family="table-column">
      <style:table-column-properties style:column-width="2.616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9" style:family="table">
      <style:table-properties style:width="7.191cm" fo:margin-left="0.06cm" table:align="left" style:writing-mode="lr-tb"/>
    </style:style>
    <style:style style:name="Tabela19.A" style:family="table-column">
      <style:table-column-properties style:column-width="0.94cm"/>
    </style:style>
    <style:style style:name="Tabela19.B" style:family="table-column">
      <style:table-column-properties style:column-width="2.752cm"/>
    </style:style>
    <style:style style:name="Tabela19.C" style:family="table-column">
      <style:table-column-properties style:column-width="3.5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0" style:family="table">
      <style:table-properties style:width="14.192cm" fo:margin-left="0.06cm" table:align="left" style:writing-mode="lr-tb"/>
    </style:style>
    <style:style style:name="Tabela20.A" style:family="table-column">
      <style:table-column-properties style:column-width="0.94cm"/>
    </style:style>
    <style:style style:name="Tabela20.B" style:family="table-column">
      <style:table-column-properties style:column-width="4.251cm"/>
    </style:style>
    <style:style style:name="Tabela20.C" style:family="table-column">
      <style:table-column-properties style:column-width="4.501cm"/>
    </style:style>
    <style:style style:name="Tabela20.D" style:family="table-column">
      <style:table-column-properties style:column-width="4.5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1" style:family="table">
      <style:table-properties style:width="15.032cm" fo:margin-left="-0.191cm" table:align="left" style:writing-mode="lr-tb"/>
    </style:style>
    <style:style style:name="Tabela21.A" style:family="table-column">
      <style:table-column-properties style:column-width="1.238cm"/>
    </style:style>
    <style:style style:name="Tabela21.B" style:family="table-column">
      <style:table-column-properties style:column-width="7.184cm"/>
    </style:style>
    <style:style style:name="Tabela21.C" style:family="table-column">
      <style:table-column-properties style:column-width="6.609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1.13" style:family="table-row">
      <style:table-row-properties style:min-row-height="0.699cm" fo:keep-together="auto"/>
    </style:style>
    <style:style style:name="P1" style:family="paragraph" style:parent-style-name="Standard">
      <style:paragraph-properties fo:margin-top="1.101cm" fo:margin-bottom="0.55cm" style:contextual-spacing="false" fo:text-align="center" style:justify-single-word="false">
        <style:tab-stops>
          <style:tab-stop style:position="13.725cm"/>
        </style:tab-stops>
      </style:paragraph-properties>
    </style:style>
    <style:style style:name="P2" style:family="paragraph" style:parent-style-name="Standard">
      <style:paragraph-properties fo:line-height="0.564cm" fo:text-align="center" style:justify-single-word="false"/>
      <style:text-properties style:font-name="宋体" fo:font-size="14pt" style:font-size-asian="14pt" style:font-name-complex="宋体" style:font-size-complex="14pt"/>
    </style:style>
    <style:style style:name="P3" style:family="paragraph" style:parent-style-name="Standard" style:master-page-name="Konwertuj_20_1">
      <style:paragraph-properties style:page-number="auto"/>
    </style:style>
    <style:style style:name="P4" style:family="paragraph" style:parent-style-name="Standard">
      <style:paragraph-properties fo:line-height="0.55cm" fo:text-align="center" style:justify-single-word="false" style:text-autospace="none" style:punctuation-wrap="simple" style:vertical-align="baseline"/>
    </style:style>
    <style:style style:name="P5" style:family="paragraph" style:parent-style-name="Standard">
      <style:paragraph-properties fo:line-height="0.55cm" style:text-autospace="none" style:punctuation-wrap="simple" style:vertical-align="baseline"/>
    </style:style>
    <style:style style:name="P6" style:family="paragraph" style:parent-style-name="Standard">
      <style:paragraph-properties fo:line-height="0.55cm" style:text-autospace="none" style:punctuation-wrap="simple" style:vertical-align="baseline" style:snap-to-layout-grid="false"/>
    </style:style>
    <style:style style:name="P7" style:family="paragraph" style:parent-style-name="Heading_20_1" style:master-page-name="Konwertuj_20_2">
      <style:paragraph-properties style:page-number="auto">
        <style:tab-stops>
          <style:tab-stop style:position="0.529cm"/>
          <style:tab-stop style:position="0.75cm"/>
          <style:tab-stop style:position="14.633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>
        <style:tab-stops>
          <style:tab-stop style:position="0.529cm"/>
          <style:tab-stop style:position="0.75cm"/>
          <style:tab-stop style:position="14.633cm" style:type="right" style:leader-style="dotted" style:leader-text="."/>
        </style:tab-stops>
      </style:paragraph-properties>
    </style:style>
    <style:style style:name="P9" style:family="paragraph" style:parent-style-name="Heading_20_2">
      <style:paragraph-properties>
        <style:tab-stops>
          <style:tab-stop style:position="1.251cm"/>
        </style:tab-stops>
      </style:paragraph-properties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fo:font-size="9pt" style:font-size-asian="9pt" style:font-size-complex="9pt"/>
    </style:style>
    <style:style style:name="P14" style:family="paragraph" style:parent-style-name="Standard">
      <style:text-properties fo:font-size="9pt" fo:font-weight="bold" style:font-size-asian="9pt" style:font-weight-asian="bold" style:font-size-complex="9pt"/>
    </style:style>
    <style:style style:name="P15" style:family="paragraph" style:parent-style-name="Standard">
      <style:paragraph-properties style:line-height-at-least="0.423cm"/>
    </style:style>
    <style:style style:name="P16" style:family="paragraph" style:parent-style-name="Standard">
      <style:paragraph-properties style:line-height-at-least="0.423cm"/>
      <style:text-properties fo:color="#000000" loext:opacity="100%" fo:font-size="10pt" style:font-size-asian="10pt" style:font-size-complex="10pt"/>
    </style:style>
    <style:style style:name="P17" style:family="paragraph" style:parent-style-name="Standard">
      <style:paragraph-properties style:line-height-at-least="0.423cm" style:snap-to-layout-grid="false"/>
      <style:text-properties fo:color="#ff0000" loext:opacity="100%" fo:font-size="10pt" fo:font-weight="bold" style:font-size-asian="10pt" style:font-weight-asian="bold" style:font-size-complex="10pt"/>
    </style:style>
    <style:style style:name="P18" style:family="paragraph" style:parent-style-name="Standard">
      <style:paragraph-properties fo:line-height="0.452cm"/>
      <style:text-properties fo:color="#000000" loext:opacity="100%" fo:font-size="10pt" style:font-size-asian="10pt" style:font-size-complex="10pt"/>
    </style:style>
    <style:style style:name="P19" style:family="paragraph" style:parent-style-name="Standard">
      <style:paragraph-properties fo:line-height="0.452cm" style:snap-to-layout-grid="false"/>
      <style:text-properties fo:color="#000000" loext:opacity="100%" fo:font-size="10pt" style:font-size-asian="10pt" style:font-size-complex="10pt"/>
    </style:style>
    <style:style style:name="P20" style:family="paragraph" style:parent-style-name="Standard">
      <style:paragraph-properties style:line-height-at-least="0.423cm" style:snap-to-layout-grid="false"/>
      <style:text-properties fo:color="#000000" loext:opacity="100%" fo:font-size="10pt" style:font-size-asian="10pt" style:font-size-complex="10pt"/>
    </style:style>
    <style:style style:name="P21" style:family="paragraph" style:parent-style-name="Standard" style:list-style-name="WW8Num7">
      <loext:graphic-properties draw:fill="solid" draw:fill-color="#ffffff"/>
      <style:paragraph-properties fo:margin-left="0cm" fo:margin-right="0cm" style:line-height-at-least="0.275cm" fo:text-align="start" style:justify-single-word="false" fo:orphans="2" fo:widows="2" fo:text-indent="-0.635cm" style:auto-text-indent="false" fo:background-color="#ffffff" style:snap-to-layout-grid="false">
        <style:tab-stops>
          <style:tab-stop style:position="1.27cm"/>
        </style:tab-stops>
      </style:paragraph-properties>
      <style:text-properties fo:color="#000000" loext:opacity="100%" fo:font-size="10pt" style:font-size-asian="10pt" style:font-size-complex="10pt"/>
    </style:style>
    <style:style style:name="P22" style:family="paragraph" style:parent-style-name="Standard">
      <style:paragraph-properties style:line-height-at-least="0.423cm"/>
      <style:text-properties fo:color="#000000" loext:opacity="100%" fo:font-size="8pt" style:font-size-asian="8pt" style:font-size-complex="8pt"/>
    </style:style>
    <style:style style:name="P23" style:family="paragraph" style:parent-style-name="Standard">
      <style:paragraph-properties fo:line-height="0.452cm"/>
    </style:style>
    <style:style style:name="P24" style:family="paragraph" style:parent-style-name="Standard">
      <style:paragraph-properties style:line-height-at-least="0.423cm"/>
      <style:text-properties fo:color="#000000" loext:opacity="100%" style:font-name="宋体" fo:font-size="10pt" style:font-size-asian="10pt" style:font-name-complex="宋体" style:font-size-complex="10pt"/>
    </style:style>
    <style:style style:name="P25" style:family="paragraph" style:parent-style-name="Standard">
      <style:paragraph-properties fo:line-height="0.452cm"/>
      <style:text-properties fo:color="#000000" loext:opacity="100%" style:font-name="宋体" fo:font-size="10pt" style:font-size-asian="10pt" style:font-name-complex="宋体" style:font-size-complex="10pt"/>
    </style:style>
    <style:style style:name="P26" style:family="paragraph" style:parent-style-name="Standard">
      <style:paragraph-properties style:line-height-at-least="0.423cm" style:snap-to-layout-grid="false"/>
      <style:text-properties fo:color="#000000" loext:opacity="100%" style:font-name="宋体" fo:font-size="10pt" style:font-size-asian="10pt" style:font-name-complex="宋体" style:font-size-complex="10pt"/>
    </style:style>
    <style:style style:name="P27" style:family="paragraph" style:parent-style-name="Standard">
      <style:paragraph-properties style:line-height-at-least="0.423cm">
        <style:tab-stops>
          <style:tab-stop style:position="3.872cm" style:type="right"/>
        </style:tab-stops>
      </style:paragraph-properties>
    </style:style>
    <style:style style:name="P28" style:family="paragraph" style:parent-style-name="Standard">
      <style:paragraph-properties style:line-height-at-least="0.423cm">
        <style:tab-stops>
          <style:tab-stop style:position="3.872cm" style:type="right"/>
        </style:tab-stops>
      </style:paragraph-properties>
      <style:text-properties fo:color="#000000" loext:opacity="100%" fo:font-size="10pt" style:font-size-asian="10pt" style:font-size-complex="10pt"/>
    </style:style>
    <style:style style:name="P29" style:family="paragraph" style:parent-style-name="Standard">
      <style:paragraph-properties style:line-height-at-least="0.423cm" fo:text-align="start" style:justify-single-word="false" style:text-autospace="none"/>
      <style:text-properties fo:color="#000000" loext:opacity="100%"/>
    </style:style>
    <style:style style:name="P30" style:family="paragraph" style:parent-style-name="Standard">
      <style:paragraph-properties style:line-height-at-least="0.423cm" fo:text-align="center" style:justify-single-word="false" style:text-autospace="none" style:snap-to-layout-grid="false"/>
      <style:text-properties fo:color="#000000" loext:opacity="100%"/>
    </style:style>
    <style:style style:name="P31" style:family="paragraph" style:parent-style-name="Standard">
      <style:text-properties text:display="none"/>
    </style:style>
    <style:style style:name="P32" style:family="paragraph" style:parent-style-name="Standard">
      <style:paragraph-properties style:text-autospace="none" style:snap-to-layout-grid="false"/>
      <style:text-properties fo:color="#ff0000" loext:opacity="100%" fo:font-size="10pt" fo:font-weight="bold" style:font-size-asian="10pt" style:font-weight-asian="bold" style:font-size-complex="10pt"/>
    </style:style>
    <style:style style:name="P33" style:family="paragraph" style:parent-style-name="Standard">
      <style:paragraph-properties style:line-height-at-least="0.423cm" fo:text-align="center" style:justify-single-word="false"/>
      <style:text-properties fo:color="#000000" loext:opacity="100%" fo:font-size="10pt" style:font-size-asian="10pt" style:font-size-complex="10pt"/>
    </style:style>
    <style:style style:name="P34" style:family="paragraph" style:parent-style-name="Standard">
      <style:paragraph-properties style:line-height-at-least="0.423cm" fo:text-align="center" style:justify-single-word="false"/>
    </style:style>
    <style:style style:name="P35" style:family="paragraph" style:parent-style-name="Standard">
      <style:paragraph-properties style:line-height-at-least="0.423cm" fo:text-align="center" style:justify-single-word="false" style:text-autospace="none"/>
      <style:text-properties fo:color="#000000" loext:opacity="100%"/>
    </style:style>
    <style:style style:name="P36" style:family="paragraph" style:parent-style-name="Standard">
      <style:paragraph-properties style:line-height-at-least="0.423cm" fo:text-align="start" style:justify-single-word="false" style:text-autospace="none"/>
      <style:text-properties fo:color="#000000" loext:opacity="100%" fo:font-size="10pt" style:font-size-asian="10pt" style:font-size-complex="10pt"/>
    </style:style>
    <style:style style:name="P37" style:family="paragraph" style:parent-style-name="Standard">
      <style:paragraph-properties style:line-height-at-least="0.423cm" fo:text-align="start" style:justify-single-word="false" style:text-autospace="none" style:snap-to-layout-grid="false"/>
      <style:text-properties fo:color="#000000" loext:opacity="100%"/>
    </style:style>
    <style:style style:name="P38" style:family="paragraph" style:parent-style-name="Standard">
      <style:paragraph-properties style:line-height-at-least="0.423cm" fo:text-align="start" style:justify-single-word="false" style:text-autospace="none"/>
    </style:style>
    <style:style style:name="P39" style:family="paragraph" style:parent-style-name="Standard">
      <style:paragraph-properties style:line-height-at-least="0.423cm" fo:text-align="center" style:justify-single-word="false" style:text-autospace="none"/>
      <style:text-properties fo:color="#000000" loext:opacity="100%" style:font-name="宋体" style:font-name-complex="宋体"/>
    </style:style>
    <style:style style:name="P40" style:family="paragraph" style:parent-style-name="Standard">
      <style:paragraph-properties style:line-height-at-least="0.423cm" fo:text-align="start" style:justify-single-word="false" style:text-autospace="none"/>
      <style:text-properties fo:color="#000000" loext:opacity="100%" style:font-name="宋体" style:font-name-complex="宋体"/>
    </style:style>
    <style:style style:name="P41" style:family="paragraph" style:parent-style-name="Standard">
      <style:paragraph-properties style:line-height-at-least="0.423cm" fo:text-align="start" style:justify-single-word="false" style:text-autospace="none"/>
      <style:text-properties fo:color="#000000" loext:opacity="100%" style:font-name="宋体" style:font-name-complex="宋体" fo:background-color="#ffff00"/>
    </style:style>
    <style:style style:name="P42" style:family="paragraph" style:parent-style-name="Standard">
      <style:paragraph-properties style:line-height-at-least="0.423cm" fo:text-align="start" style:justify-single-word="false" style:text-autospace="none" style:snap-to-layout-grid="false"/>
      <style:text-properties fo:color="#000000" loext:opacity="100%" style:font-name="宋体" style:font-name-complex="宋体"/>
    </style:style>
    <style:style style:name="P43" style:family="paragraph" style:parent-style-name="Standard">
      <style:paragraph-properties style:line-height-at-least="0.423cm" fo:text-align="start" style:justify-single-word="false" style:text-autospace="none"/>
      <style:text-properties fo:color="#2e3033" loext:opacity="100%" style:font-name="Arial" fo:font-size="10pt" fo:background-color="#ffffff" style:font-size-asian="10pt" style:font-name-complex="Arial" style:font-size-complex="10pt"/>
    </style:style>
    <style:style style:name="P44" style:family="paragraph" style:parent-style-name="Standard">
      <style:paragraph-properties style:line-height-at-least="0.423cm" style:text-autospace="none"/>
    </style:style>
    <style:style style:name="P45" style:family="paragraph" style:parent-style-name="Standard">
      <style:paragraph-properties fo:margin-right="0cm" style:line-height-at-least="0.423cm" fo:text-align="start" style:justify-single-word="false" fo:text-indent="0.37cm" style:auto-text-indent="false" style:text-autospace="none"/>
      <style:text-properties fo:color="#000000" loext:opacity="100%"/>
    </style:style>
    <style:style style:name="P46" style:family="paragraph" style:parent-style-name="Standard">
      <style:paragraph-properties style:line-height-at-least="0.423cm" style:text-autospace="none"/>
      <style:text-properties fo:color="#000000" loext:opacity="100%"/>
    </style:style>
    <style:style style:name="P47" style:family="paragraph" style:parent-style-name="Standard">
      <style:paragraph-properties style:line-height-at-least="0.423cm" style:text-autospace="none" style:snap-to-layout-grid="false"/>
      <style:text-properties fo:color="#000000" loext:opacity="100%"/>
    </style:style>
    <style:style style:name="P48" style:family="paragraph" style:parent-style-name="Standard">
      <style:paragraph-properties style:line-height-at-least="0.423cm" style:text-autospace="none"/>
      <style:text-properties style:font-name="宋体"/>
    </style:style>
    <style:style style:name="P49" style:family="paragraph" style:parent-style-name="Table_20_Paragraph">
      <style:paragraph-properties fo:margin-left="0.185cm" fo:margin-right="0cm" fo:margin-top="0.002cm" fo:margin-bottom="0cm" style:contextual-spacing="false" fo:line-height="0.445cm"/>
    </style:style>
    <style:style style:name="P50" style:family="paragraph" style:parent-style-name="Table_20_Paragraph">
      <style:paragraph-properties fo:margin-left="0.185cm" fo:margin-right="0cm" fo:margin-top="0.002cm" fo:margin-bottom="0cm" style:contextual-spacing="false" fo:line-height="0.445cm"/>
      <style:text-properties style:font-name="宋体" style:font-name-asian="宋体" style:language-asian="zh" style:country-asian="CN"/>
    </style:style>
    <style:style style:name="P51" style:family="paragraph" style:parent-style-name="Table_20_Paragraph">
      <style:paragraph-properties fo:margin-left="0.185cm" fo:margin-right="0cm" fo:margin-top="0.002cm" fo:margin-bottom="0cm" style:contextual-spacing="false" fo:line-height="0.445cm"/>
      <style:text-properties fo:color="#2e3033" loext:opacity="100%" style:font-name="Arial" fo:background-color="#ffffff" style:font-name-complex="Arial"/>
    </style:style>
    <style:style style:name="P52" style:family="paragraph" style:parent-style-name="Table_20_Paragraph">
      <style:paragraph-properties fo:margin-left="0.185cm" fo:margin-right="0cm" fo:margin-top="0.002cm" fo:margin-bottom="0cm" style:contextual-spacing="false" fo:line-height="0.445cm" style:snap-to-layout-grid="false"/>
      <style:text-properties style:font-name="宋体" style:font-name-asian="宋体" style:language-asian="zh" style:country-asian="CN"/>
    </style:style>
    <style:style style:name="P53" style:family="paragraph" style:parent-style-name="Standard">
      <style:paragraph-properties style:line-height-at-least="0.423cm" style:text-autospace="none" style:snap-to-layout-grid="false"/>
      <style:text-properties fo:color="#000000" loext:opacity="100%" style:font-name="宋体" style:font-name-asian="宋体" style:language-asian="zh" style:country-asian="CN"/>
    </style:style>
    <style:style style:name="P54" style:family="paragraph" style:parent-style-name="Standard">
      <style:paragraph-properties style:line-height-at-least="0.423cm" style:text-autospace="none"/>
      <style:text-properties fo:color="#000000" loext:opacity="100%" style:text-line-through-style="solid" style:text-line-through-type="single"/>
    </style:style>
    <style:style style:name="P55" style:family="paragraph" style:parent-style-name="Standard">
      <style:paragraph-properties style:line-height-at-least="0.423cm" style:text-autospace="none"/>
      <style:text-properties fo:color="#000000" loext:opacity="100%" style:font-name="宋体" style:font-name-complex="宋体"/>
    </style:style>
    <style:style style:name="P56" style:family="paragraph" style:parent-style-name="Standard" style:list-style-name="WW8Num5">
      <style:paragraph-properties style:line-height-at-least="0.423cm" fo:text-align="start" style:justify-single-word="false" style:text-autospace="none"/>
      <style:text-properties fo:color="#000000" loext:opacity="100%"/>
    </style:style>
    <style:style style:name="P57" style:family="paragraph" style:parent-style-name="Standard">
      <style:paragraph-properties style:line-height-at-least="0.423cm" fo:text-align="center" style:justify-single-word="false" style:text-autospace="none"/>
    </style:style>
    <style:style style:name="P58" style:family="paragraph" style:parent-style-name="Table_20_Paragraph">
      <style:paragraph-properties fo:margin-left="0cm" fo:margin-right="0cm" fo:margin-top="0.002cm" fo:margin-bottom="0cm" style:contextual-spacing="false" fo:line-height="0.445cm"/>
    </style:style>
    <style:style style:name="P59" style:family="paragraph" style:parent-style-name="Standard">
      <style:paragraph-properties fo:margin-right="0cm" style:line-height-at-least="0.423cm" fo:text-indent="1.296cm" style:auto-text-indent="false" style:text-autospace="none"/>
    </style:style>
    <style:style style:name="P60" style:family="paragraph" style:parent-style-name="Standard">
      <style:paragraph-properties fo:margin-right="0cm" style:line-height-at-least="0.423cm" fo:text-indent="1.296cm" style:auto-text-indent="false" style:text-autospace="none"/>
      <style:text-properties fo:color="#000000" loext:opacity="100%"/>
    </style:style>
    <style:style style:name="P61" style:family="paragraph" style:parent-style-name="Standard">
      <style:paragraph-properties fo:margin-right="0cm" style:line-height-at-least="0.423cm" fo:text-indent="1.667cm" style:auto-text-indent="false" style:text-autospace="none"/>
      <style:text-properties fo:color="#000000" loext:opacity="100%"/>
    </style:style>
    <style:style style:name="P62" style:family="paragraph" style:parent-style-name="Standard">
      <style:paragraph-properties fo:margin-right="0cm" style:line-height-at-least="0.423cm" fo:text-indent="0.185cm" style:auto-text-indent="false" style:text-autospace="none"/>
      <style:text-properties fo:color="#000000" loext:opacity="100%"/>
    </style:style>
    <style:style style:name="P63" style:family="paragraph" style:parent-style-name="Standard" style:list-style-name="WW8Num6">
      <style:paragraph-properties style:line-height-at-least="0.423cm" style:text-autospace="none"/>
      <style:text-properties fo:color="#000000" loext:opacity="100%"/>
    </style:style>
    <style:style style:name="P64" style:family="paragraph" style:parent-style-name="Standard">
      <style:paragraph-properties style:line-height-at-least="0.423cm" style:text-autospace="none"/>
      <style:text-properties fo:color="#000000" loext:opacity="100%" style:font-name="宋体" style:font-name-asian="等线" style:language-asian="zh" style:country-asian="CN"/>
    </style:style>
    <style:style style:name="P65" style:family="paragraph" style:parent-style-name="Standard">
      <loext:graphic-properties draw:fill="solid" draw:fill-color="#1e1e1e"/>
      <style:paragraph-properties style:line-height-at-least="0.503cm" fo:text-align="start" style:justify-single-word="false" fo:orphans="2" fo:widows="2" fo:background-color="#1e1e1e"/>
      <style:text-properties fo:color="#c586c0" loext:opacity="100%" style:font-name="Consolas" style:letter-kerning="false" style:font-name-complex="宋体" style:font-size-complex="10.5pt"/>
    </style:style>
    <style:style style:name="P66" style:family="paragraph" style:parent-style-name="Standard">
      <loext:graphic-properties draw:fill="solid" draw:fill-color="#1e1e1e"/>
      <style:paragraph-properties style:line-height-at-least="0.503cm" fo:text-align="start" style:justify-single-word="false" fo:orphans="2" fo:widows="2" fo:background-color="#1e1e1e"/>
    </style:style>
    <style:style style:name="P67" style:family="paragraph" style:parent-style-name="Standard">
      <loext:graphic-properties draw:fill="solid" draw:fill-color="#000000"/>
      <style:paragraph-properties style:line-height-at-least="0.503cm" fo:text-align="start" style:justify-single-word="false" fo:orphans="2" fo:widows="2" fo:background-color="#000000"/>
    </style:style>
    <style:style style:name="P68" style:family="paragraph" style:parent-style-name="Standard">
      <style:paragraph-properties style:line-height-at-least="0.423cm" style:text-autospace="none"/>
      <style:text-properties fo:color="#000000" loext:opacity="100%" style:font-name="Consolas" style:letter-kerning="false" style:font-name-complex="宋体" style:font-size-complex="10.5pt"/>
    </style:style>
    <style:style style:name="P69" style:family="paragraph" style:parent-style-name="Standard">
      <loext:graphic-properties draw:fill="solid" draw:fill-color="#1e1e1e"/>
      <style:paragraph-properties style:line-height-at-least="0.503cm" fo:text-align="start" style:justify-single-word="false" fo:orphans="2" fo:widows="2" fo:background-color="#1e1e1e"/>
      <style:text-properties fo:color="#d4d4d4" loext:opacity="100%" style:font-name="Consolas" style:letter-kerning="false" style:font-name-complex="宋体" style:font-size-complex="10.5pt"/>
    </style:style>
    <style:style style:name="P70" style:family="paragraph" style:parent-style-name="Standard">
      <style:paragraph-properties fo:margin-right="0cm" style:line-height-at-least="0.423cm" fo:text-indent="0.37cm" style:auto-text-indent="false" style:text-autospace="none"/>
      <style:text-properties fo:color="#000000" loext:opacity="100%"/>
    </style:style>
    <style:style style:name="P71" style:family="paragraph" style:parent-style-name="Standard">
      <style:paragraph-properties style:line-height-at-least="0.423cm" fo:text-align="center" style:justify-single-word="false" style:text-autospace="none"/>
      <style:text-properties fo:color="#2e3033" loext:opacity="100%" style:font-name="Arial" style:font-name-complex="Arial"/>
    </style:style>
    <style:style style:name="P72" style:family="paragraph" style:parent-style-name="Standard">
      <loext:graphic-properties draw:fill="solid" draw:fill-color="#ffffff"/>
      <style:paragraph-properties style:line-height-at-least="0.318cm" fo:text-align="start" style:justify-single-word="false" fo:background-color="#ffffff" style:text-autospace="none"/>
      <style:text-properties fo:color="#2e3033" loext:opacity="100%" style:font-name="Arial" style:font-name-complex="Arial"/>
    </style:style>
    <style:style style:name="P73" style:family="paragraph" style:parent-style-name="Table_20_Paragraph">
      <style:paragraph-properties fo:margin-left="0cm" fo:margin-right="0cm" fo:margin-top="0.002cm" fo:margin-bottom="0cm" style:contextual-spacing="false" fo:line-height="0.445cm" style:snap-to-layout-grid="false"/>
      <style:text-properties style:font-name="宋体" style:font-name-asian="宋体" style:language-asian="zh" style:country-asian="CN"/>
    </style:style>
    <style:style style:name="P74" style:family="paragraph" style:parent-style-name="Table_20_Paragraph">
      <style:paragraph-properties fo:margin-left="0cm" fo:margin-right="0cm" fo:margin-top="0.002cm" fo:margin-bottom="0cm" style:contextual-spacing="false" fo:line-height="0.445cm"/>
      <style:text-properties style:font-name="宋体" style:font-name-asian="宋体" style:language-asian="zh" style:country-asian="CN"/>
    </style:style>
    <style:style style:name="P75" style:family="paragraph" style:parent-style-name="Standard">
      <style:paragraph-properties style:line-height-at-least="0.423cm" style:text-autospace="none"/>
      <style:text-properties fo:color="#000000" loext:opacity="100%" fo:font-weight="bold" style:font-weight-asian="bold"/>
    </style:style>
    <style:style style:name="P76" style:family="paragraph" style:parent-style-name="Standard">
      <style:paragraph-properties style:line-height-at-least="0.423cm" style:text-autospace="none" style:snap-to-layout-grid="false"/>
      <style:text-properties fo:color="#000000" loext:opacity="100%" fo:font-weight="bold" style:font-weight-asian="bold"/>
    </style:style>
    <style:style style:name="P77" style:family="paragraph" style:parent-style-name="Standard">
      <style:paragraph-properties style:text-autospace="none"/>
    </style:style>
    <style:style style:name="P78" style:family="paragraph" style:parent-style-name="Standard">
      <style:paragraph-properties fo:margin-right="0cm" fo:text-indent="1.411cm" style:auto-text-indent="false" style:text-autospace="none"/>
      <style:text-properties fo:font-size="10pt" style:font-size-asian="10pt" style:font-name-complex="宋体" style:font-size-complex="10pt"/>
    </style:style>
    <style:style style:name="P79" style:family="paragraph" style:parent-style-name="Standard">
      <style:paragraph-properties style:line-height-at-least="0.423cm" style:text-autospace="none"/>
      <style:text-properties fo:color="#000000" loext:opacity="100%" fo:font-size="10pt" style:font-size-asian="10pt" style:font-size-complex="10pt"/>
    </style:style>
    <style:style style:name="P80" style:family="paragraph" style:parent-style-name="Standard">
      <style:paragraph-properties style:line-height-at-least="0.423cm" style:text-autospace="none" style:snap-to-layout-grid="false"/>
      <style:text-properties fo:color="#000000" loext:opacity="100%" fo:font-size="10pt" style:font-size-asian="10pt" style:font-size-complex="10pt"/>
    </style:style>
    <style:style style:name="P81" style:family="paragraph" style:parent-style-name="Table_20_Paragraph">
      <style:paragraph-properties fo:margin-left="0cm" fo:margin-right="0cm" fo:margin-top="0.002cm" fo:margin-bottom="0cm" style:contextual-spacing="false" fo:line-height="0.441cm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82" style:family="paragraph" style:parent-style-name="Table_20_Paragraph">
      <style:paragraph-properties fo:margin-left="0cm" fo:margin-right="0cm" fo:margin-top="0.002cm" fo:margin-bottom="0cm" style:contextual-spacing="false" fo:line-height="0.441cm"/>
    </style:style>
    <style:style style:name="P83" style:family="paragraph" style:parent-style-name="Table_20_Paragraph">
      <style:paragraph-properties fo:margin-top="0.002cm" fo:margin-bottom="0cm" style:contextual-spacing="false" fo:line-height="0.441cm" style:snap-to-layout-grid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84" style:family="paragraph" style:parent-style-name="Table_20_Paragraph">
      <style:paragraph-properties fo:margin-top="0.002cm" fo:margin-bottom="0cm" style:contextual-spacing="false" fo:line-height="0.441cm"/>
      <style:text-properties fo:color="#000000" loext:opacity="100%" fo:font-size="10pt" style:font-name-asian="Times New Roman" style:font-size-asian="10pt" style:language-asian="zh" style:country-asian="CN" style:font-size-complex="10pt"/>
    </style:style>
    <style:style style:name="P85" style:family="paragraph" style:parent-style-name="Table_20_Paragraph">
      <style:paragraph-properties fo:margin-top="0.002cm" fo:margin-bottom="0cm" style:contextual-spacing="false" fo:line-height="0.441cm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86" style:family="paragraph" style:parent-style-name="Table_20_Paragraph">
      <style:paragraph-properties fo:margin-top="0.002cm" fo:margin-bottom="0cm" style:contextual-spacing="false" fo:line-height="0.441cm"/>
    </style:style>
    <style:style style:name="P87" style:family="paragraph" style:parent-style-name="Table_20_Paragraph">
      <style:paragraph-properties fo:margin-top="0.002cm" fo:margin-bottom="0cm" style:contextual-spacing="false" fo:line-height="0.441cm" fo:text-align="justify" style:justify-single-word="false"/>
    </style:style>
    <style:style style:name="P88" style:family="paragraph" style:parent-style-name="Table_20_Paragraph">
      <style:paragraph-properties fo:margin-top="0.002cm" fo:margin-bottom="0cm" style:contextual-spacing="false" fo:line-height="0.441cm" fo:text-align="justify" style:justify-single-word="false" style:snap-to-layout-grid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89" style:family="paragraph" style:parent-style-name="Standard">
      <style:paragraph-properties style:line-height-at-least="0.423cm" style:text-autospace="none" style:snap-to-layout-grid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90" style:family="paragraph" style:parent-style-name="Table_20_Paragraph">
      <style:paragraph-properties fo:margin-left="0cm" fo:margin-right="0cm" fo:margin-top="0.002cm" fo:margin-bottom="0cm" style:contextual-spacing="false" fo:line-height="0.441cm"/>
      <style:text-properties fo:color="#000000" loext:opacity="100%" fo:font-size="10pt" style:font-size-asian="10pt" style:language-asian="zh" style:country-asian="CN" style:font-size-complex="10pt"/>
    </style:style>
    <style:style style:name="P91" style:family="paragraph" style:parent-style-name="Table_20_Paragraph">
      <style:paragraph-properties fo:margin-left="0cm" fo:margin-right="0cm" fo:margin-top="0.002cm" fo:margin-bottom="0cm" style:contextual-spacing="false" fo:line-height="0.441cm" style:snap-to-layout-grid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92" style:family="paragraph" style:parent-style-name="Table_20_Paragraph">
      <style:paragraph-properties fo:margin-left="0cm" fo:margin-right="0cm" fo:margin-top="0.002cm" fo:margin-bottom="0cm" style:contextual-spacing="false" fo:line-height="0.441cm"/>
      <style:text-properties fo:color="#000000" loext:opacity="100%" style:language-asian="zh" style:country-asian="CN"/>
    </style:style>
    <style:style style:name="P93" style:family="paragraph" style:parent-style-name="Standard">
      <style:paragraph-properties fo:text-align="center" style:justify-single-word="false"/>
      <style:text-properties fo:color="#000000" loext:opacity="100%" fo:font-size="11pt" style:font-size-asian="11pt" style:font-size-complex="11pt"/>
    </style:style>
    <style:style style:name="P94" style:family="paragraph" style:parent-style-name="Table_20_Paragraph">
      <style:paragraph-properties fo:margin-left="0cm" fo:margin-right="0cm" fo:margin-top="0.002cm" fo:margin-bottom="0cm" style:contextual-spacing="false" fo:line-height="0.441cm"/>
      <style:text-properties fo:color="#000000" loext:opacity="100%" style:font-name-asian="宋体" style:language-asian="zh" style:country-asian="CN"/>
    </style:style>
    <style:style style:name="P95" style:family="paragraph" style:parent-style-name="Table_20_Paragraph">
      <style:paragraph-properties fo:margin-left="0cm" fo:margin-right="0cm" fo:margin-top="0.002cm" fo:margin-bottom="0cm" style:contextual-spacing="false" fo:line-height="0.441cm" style:snap-to-layout-grid="false"/>
      <style:text-properties fo:color="#000000" loext:opacity="100%" style:text-line-through-style="solid" style:text-line-through-type="single" fo:font-size="10pt" style:font-name-asian="宋体" style:font-size-asian="10pt" style:language-asian="zh" style:country-asian="CN" style:font-size-complex="10pt"/>
    </style:style>
    <style:style style:name="P96" style:family="paragraph" style:parent-style-name="Standard">
      <style:paragraph-properties style:line-height-at-least="0.423cm" style:text-autospace="none" style:snap-to-layout-grid="false"/>
      <style:text-properties fo:color="#000000" loext:opacity="100%" style:text-line-through-style="solid" style:text-line-through-type="single" fo:font-size="10pt" style:font-name-asian="宋体" style:font-size-asian="10pt" style:language-asian="zh" style:country-asian="CN" style:font-size-complex="10pt"/>
    </style:style>
    <style:style style:name="P97" style:family="paragraph" style:parent-style-name="Standard">
      <style:paragraph-properties style:line-height-at-least="0.423cm" style:text-autospace="none" style:snap-to-layout-grid="false"/>
      <style:text-properties fo:color="#000000" loext:opacity="100%" style:font-name-asian="宋体"/>
    </style:style>
    <style:style style:name="P98" style:family="paragraph" style:parent-style-name="Standard">
      <style:paragraph-properties style:line-height-at-least="0.423cm" style:text-autospace="none" style:snap-to-layout-grid="false"/>
      <style:text-properties fo:color="#000000" loext:opacity="100%" fo:font-size="11pt" style:font-size-asian="11pt" style:font-size-complex="11pt"/>
    </style:style>
    <style:style style:name="P99" style:family="paragraph" style:parent-style-name="Standard">
      <style:paragraph-properties fo:text-align="center" style:justify-single-word="false"/>
      <style:text-properties fo:color="#000000" loext:opacity="100%" style:font-name="宋体" fo:font-size="11pt" style:font-size-asian="11pt" style:font-name-complex="宋体" style:font-size-complex="11pt"/>
    </style:style>
    <style:style style:name="P100" style:family="paragraph" style:parent-style-name="Standard">
      <style:paragraph-properties fo:margin-right="0cm" style:line-height-at-least="0.423cm" fo:text-indent="0.185cm" style:auto-text-indent="false" style:text-autospace="none" style:snap-to-layout-grid="false"/>
      <style:text-properties fo:color="#000000" loext:opacity="100%"/>
    </style:style>
    <style:style style:name="P101" style:family="paragraph" style:parent-style-name="Standard">
      <style:paragraph-properties fo:text-align="center" style:justify-single-word="false" style:snap-to-layout-grid="false"/>
      <style:text-properties fo:color="#000000" loext:opacity="100%" fo:font-size="11pt" style:font-size-asian="11pt" style:font-size-complex="11pt"/>
    </style:style>
    <style:style style:name="P102" style:family="paragraph" style:parent-style-name="Standard">
      <style:paragraph-properties fo:text-align="center" style:justify-single-word="false" style:text-autospace="none"/>
      <style:text-properties fo:color="#000000" loext:opacity="100%" fo:font-size="10pt" style:font-size-asian="10pt" style:font-size-complex="10pt"/>
    </style:style>
    <style:style style:name="P103" style:family="paragraph" style:parent-style-name="Standard">
      <style:paragraph-properties style:text-autospace="none"/>
      <style:text-properties fo:color="#000000" loext:opacity="100%" fo:font-size="10pt" style:font-size-asian="10pt" style:font-size-complex="10pt"/>
    </style:style>
    <style:style style:name="P104" style:family="paragraph" style:parent-style-name="Standard">
      <style:paragraph-properties style:text-autospace="none" style:snap-to-layout-grid="false"/>
      <style:text-properties fo:color="#000000" loext:opacity="100%" fo:font-size="10pt" style:font-size-asian="10pt" style:font-size-complex="10pt"/>
    </style:style>
    <style:style style:name="P105" style:family="paragraph" style:parent-style-name="Standard">
      <style:paragraph-properties style:text-autospace="none"/>
      <style:text-properties fo:color="#000000" loext:opacity="100%" style:text-line-through-style="solid" style:text-line-through-type="single" fo:font-size="10pt" style:font-size-asian="10pt" style:font-size-complex="10pt"/>
    </style:style>
    <style:style style:name="P106" style:family="paragraph" style:parent-style-name="Table_20_Paragraph">
      <style:paragraph-properties fo:margin-left="0cm" fo:margin-right="0cm" fo:margin-top="0.002cm" fo:margin-bottom="0cm" style:contextual-spacing="false" fo:line-height="0.445cm"/>
      <style:text-properties fo:color="#000000" loext:opacity="100%" fo:font-size="10pt" style:letter-kerning="true" style:font-name-asian="宋体" style:font-size-asian="10pt" style:language-asian="zh" style:country-asian="CN" style:font-size-complex="10pt"/>
    </style:style>
    <style:style style:name="P107" style:family="paragraph" style:parent-style-name="Table_20_Paragraph">
      <style:paragraph-properties fo:margin-left="0cm" fo:margin-right="0cm" fo:margin-top="0.002cm" fo:margin-bottom="0cm" style:contextual-spacing="false" fo:line-height="0.445cm" fo:text-align="center" style:justify-single-word="false"/>
      <style:text-properties fo:color="#000000" loext:opacity="100%" fo:font-size="10pt" style:letter-kerning="true" style:font-name-asian="宋体" style:font-size-asian="10pt" style:language-asian="zh" style:country-asian="CN" style:font-size-complex="10pt"/>
    </style:style>
    <style:style style:name="P108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09" style:family="paragraph" style:parent-style-name="Table_20_Paragraph">
      <style:paragraph-properties fo:margin-left="0cm" fo:margin-right="0cm"/>
      <style:text-properties fo:color="#000000" loext:opacity="100%" fo:font-size="10pt" style:font-size-asian="10pt" style:font-size-complex="10pt"/>
    </style:style>
    <style:style style:name="P110" style:family="paragraph" style:parent-style-name="Table_20_Paragraph">
      <style:paragraph-properties fo:margin-left="0cm" fo:margin-right="0cm" style:snap-to-layout-grid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111" style:family="paragraph" style:parent-style-name="Table_20_Paragraph">
      <style:paragraph-properties fo:margin-left="0cm" fo:margin-right="0cm" fo:margin-top="0.002cm" fo:margin-bottom="0cm" style:contextual-spacing="false" fo:line-height="0.445cm"/>
      <style:text-properties fo:color="#000000" loext:opacity="100%" fo:font-size="10pt" style:letter-kerning="true" style:font-size-asian="10pt" style:language-asian="zh" style:country-asian="CN" style:font-size-complex="10pt"/>
    </style:style>
    <style:style style:name="P112" style:family="paragraph" style:parent-style-name="Table_20_Paragraph">
      <style:paragraph-properties fo:margin-left="0cm" fo:margin-right="0cm" fo:margin-top="0.002cm" fo:margin-bottom="0cm" style:contextual-spacing="false" fo:line-height="0.445cm"/>
      <style:text-properties fo:color="#000000" loext:opacity="100%" fo:font-size="10pt" style:font-size-asian="10pt" style:font-size-complex="10pt"/>
    </style:style>
    <style:style style:name="P113" style:family="paragraph" style:parent-style-name="Standard">
      <loext:graphic-properties draw:fill="solid" draw:fill-color="#1e1e1e"/>
      <style:paragraph-properties style:line-height-at-least="0.503cm" fo:text-align="start" style:justify-single-word="false" fo:orphans="2" fo:widows="2" fo:background-color="#1e1e1e"/>
      <style:text-properties fo:color="#6a9955" loext:opacity="100%" style:font-name="Consolas" style:letter-kerning="false" style:font-name-complex="宋体" style:font-size-complex="10.5pt"/>
    </style:style>
    <style:style style:name="P114" style:family="paragraph" style:parent-style-name="Standard">
      <loext:graphic-properties draw:fill="solid" draw:fill-color="#1e1e1e"/>
      <style:paragraph-properties style:line-height-at-least="0.503cm" fo:text-align="start" style:justify-single-word="false" fo:orphans="2" fo:widows="2" fo:background-color="#1e1e1e"/>
      <style:text-properties fo:color="#9cdcfe" loext:opacity="100%" style:font-name="Consolas" style:letter-kerning="false" style:font-name-complex="宋体" style:font-size-complex="10.5pt"/>
    </style:style>
    <style:style style:name="P115" style:family="paragraph" style:parent-style-name="Table_20_Paragraph">
      <style:paragraph-properties fo:margin-top="0.002cm" fo:margin-bottom="0cm" style:contextual-spacing="false" fo:line-height="0.445cm"/>
    </style:style>
    <style:style style:name="P116" style:family="paragraph" style:parent-style-name="Standard">
      <style:paragraph-properties style:text-autospace="none" style:snap-to-layout-grid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117" style:family="paragraph" style:parent-style-name="Table_20_Paragraph">
      <style:paragraph-properties fo:margin-top="0.002cm" fo:margin-bottom="0cm" style:contextual-spacing="false" fo:line-height="0.441cm"/>
      <style:text-properties style:font-name="宋体" fo:font-size="10pt" style:font-name-asian="宋体" style:font-size-asian="10pt" style:language-asian="zh" style:country-asian="CN" style:font-size-complex="10pt"/>
    </style:style>
    <style:style style:name="P118" style:family="paragraph" style:parent-style-name="Table_20_Paragraph">
      <style:paragraph-properties fo:margin-top="0.002cm" fo:margin-bottom="0cm" style:contextual-spacing="false" fo:line-height="0.441cm"/>
      <style:text-properties style:font-name="宋体" fo:font-size="10pt" style:font-name-asian="宋体" style:font-size-asian="10pt" style:language-asian="zh" style:country-asian="CN" style:font-name-complex="宋体" style:font-size-complex="10pt"/>
    </style:style>
    <style:style style:name="P119" style:family="paragraph" style:parent-style-name="Table_20_Paragraph">
      <style:paragraph-properties fo:margin-left="0cm" fo:margin-right="0cm" fo:margin-top="0.002cm" fo:margin-bottom="0cm" style:contextual-spacing="false" fo:line-height="0.445cm" style:snap-to-layout-grid="false"/>
      <style:text-properties fo:color="#000000" loext:opacity="100%" fo:font-size="10pt" style:letter-kerning="true" style:font-name-asian="宋体" style:font-size-asian="10pt" style:language-asian="zh" style:country-asian="CN" style:font-size-complex="10pt"/>
    </style:style>
    <style:style style:name="P120" style:family="paragraph" style:parent-style-name="Table_20_Paragraph">
      <style:paragraph-properties fo:margin-left="0cm" fo:margin-right="0.122cm" fo:margin-top="0.012cm" fo:margin-bottom="0cm" style:contextual-spacing="false" fo:text-align="center" style:justify-single-word="false"/>
      <style:text-properties style:font-name-asian="宋体" style:language-asian="zh" style:country-asian="CN"/>
    </style:style>
    <style:style style:name="P121" style:family="paragraph" style:parent-style-name="Table_20_Paragraph">
      <style:paragraph-properties fo:margin-left="0cm" fo:margin-right="0cm" fo:margin-top="0.002cm" fo:margin-bottom="0cm" style:contextual-spacing="false" fo:line-height="0.441cm"/>
      <style:text-properties style:font-name="宋体" style:font-name-asian="宋体" style:language-asian="zh" style:country-asian="CN"/>
    </style:style>
    <style:style style:name="P122" style:family="paragraph" style:parent-style-name="Table_20_Paragraph">
      <style:paragraph-properties fo:margin-top="0.012cm" fo:margin-bottom="0cm" style:contextual-spacing="false" style:snap-to-layout-grid="false"/>
    </style:style>
    <style:style style:name="P123" style:family="paragraph" style:parent-style-name="Table_20_Paragraph">
      <style:paragraph-properties fo:margin-left="0.191cm" fo:margin-right="0cm" fo:margin-top="0.012cm" fo:margin-bottom="0cm" style:contextual-spacing="false" style:snap-to-layout-grid="false"/>
      <style:text-properties style:font-name-asian="宋体" style:language-asian="zh" style:country-asian="CN"/>
    </style:style>
    <style:style style:name="P124" style:family="paragraph" style:parent-style-name="Table_20_Paragraph" style:list-style-name="WW8Num3">
      <style:text-properties style:font-name-asian="宋体" style:language-asian="zh" style:country-asian="CN"/>
    </style:style>
    <style:style style:name="P125" style:family="paragraph" style:parent-style-name="Table_20_Paragraph">
      <style:paragraph-properties fo:margin-left="0cm" fo:margin-right="0cm"/>
    </style:style>
    <style:style style:name="P126" style:family="paragraph" style:parent-style-name="Table_20_Paragraph">
      <style:paragraph-properties fo:margin-left="0cm" fo:margin-right="0cm"/>
      <style:text-properties style:font-name-asian="宋体" style:language-asian="zh" style:country-asian="CN"/>
    </style:style>
    <style:style style:name="P127" style:family="paragraph" style:parent-style-name="Standard">
      <style:paragraph-properties style:text-autospace="none"/>
      <style:text-properties fo:color="#2e3033" loext:opacity="100%" style:font-name="Arial" fo:font-size="10pt" fo:background-color="#ffffff" style:font-size-asian="10pt" style:font-name-complex="Arial" style:font-size-complex="10pt"/>
    </style:style>
    <style:style style:name="P128" style:family="paragraph" style:parent-style-name="Table_20_Paragraph">
      <style:paragraph-properties fo:margin-top="0.002cm" fo:margin-bottom="0cm" style:contextual-spacing="false" fo:line-height="0.441cm" fo:text-align="justify" style:justify-single-word="false"/>
      <style:text-properties style:font-name="宋体" fo:font-size="10pt" style:font-name-asian="宋体" style:font-size-asian="10pt" style:language-asian="zh" style:country-asian="CN" style:font-name-complex="宋体" style:font-size-complex="10pt"/>
    </style:style>
    <style:style style:name="P129" style:family="paragraph" style:parent-style-name="Table_20_Paragraph">
      <style:paragraph-properties fo:margin-top="0.002cm" fo:margin-bottom="0cm" style:contextual-spacing="false" fo:line-height="0.441cm" fo:text-align="justify" style:justify-single-word="false"/>
      <style:text-properties style:font-name="宋体" fo:font-size="10pt" style:font-name-asian="宋体" style:font-size-asian="10pt" style:language-asian="zh" style:country-asian="CN" style:font-size-complex="10pt"/>
    </style:style>
    <style:style style:name="P130" style:family="paragraph" style:parent-style-name="Table_20_Paragraph">
      <style:paragraph-properties fo:margin-left="0cm" fo:margin-right="0cm" fo:margin-top="0.002cm" fo:margin-bottom="0cm" style:contextual-spacing="false" fo:line-height="0.441cm" fo:text-align="justify" style:justify-single-word="false"/>
      <style:text-properties style:font-name="宋体" fo:font-size="10pt" style:font-name-asian="宋体" style:font-size-asian="10pt" style:language-asian="zh" style:country-asian="CN" style:font-size-complex="10pt"/>
    </style:style>
    <style:style style:name="P131" style:family="paragraph" style:parent-style-name="Table_20_Paragraph">
      <style:paragraph-properties fo:margin-left="0cm" fo:margin-right="0cm" fo:margin-top="0.002cm" fo:margin-bottom="0cm" style:contextual-spacing="false" fo:line-height="0.441cm" fo:text-align="justify" style:justify-single-word="false"/>
      <style:text-properties style:font-name="宋体" fo:font-size="10pt" style:font-name-asian="宋体" style:font-size-asian="10pt" style:language-asian="zh" style:country-asian="CN" style:font-name-complex="宋体" style:font-size-complex="10pt"/>
    </style:style>
    <style:style style:name="P132" style:family="paragraph" style:parent-style-name="Standard">
      <style:paragraph-properties fo:text-align="center" style:justify-single-word="false" style:text-autospace="none"/>
      <style:text-properties fo:color="#000000" loext:opacity="100%" style:font-name="宋体" fo:font-size="10pt" style:font-size-asian="10pt" style:font-name-complex="宋体" style:font-size-complex="10pt"/>
    </style:style>
    <style:style style:name="P133" style:family="paragraph" style:parent-style-name="Standard">
      <style:paragraph-properties fo:text-align="start" style:justify-single-word="false" style:text-autospace="none"/>
      <style:text-properties fo:color="#000000" loext:opacity="100%" fo:font-size="10pt" style:font-size-asian="10pt" style:font-size-complex="10pt"/>
    </style:style>
    <style:style style:name="P134" style:family="paragraph" style:parent-style-name="Table_20_Paragraph">
      <style:paragraph-properties fo:margin-top="0.002cm" fo:margin-bottom="0cm" style:contextual-spacing="false" fo:line-height="0.441cm" fo:text-align="justify" style:justify-single-word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135" style:family="paragraph" style:parent-style-name="Standard">
      <style:paragraph-properties fo:line-height="0.441cm" fo:text-align="start" style:justify-single-word="false" style:text-autospace="none"/>
      <style:text-properties fo:color="#000000" loext:opacity="100%" fo:font-size="10pt" style:letter-kerning="false" style:font-size-asian="10pt" style:font-size-complex="10pt"/>
    </style:style>
    <style:style style:name="P136" style:family="paragraph" style:parent-style-name="Table_20_Paragraph">
      <style:paragraph-properties fo:margin-top="0.018cm" fo:margin-bottom="0cm" style:contextual-spacing="false" fo:line-height="0.441cm" style:snap-to-layout-grid="false"/>
      <style:text-properties fo:color="#000000" loext:opacity="100%" fo:font-size="10pt" style:letter-kerning="false" style:font-name-asian="宋体" style:font-size-asian="10pt" style:language-asian="zh" style:country-asian="CN" style:font-size-complex="10pt"/>
    </style:style>
    <style:style style:name="P137" style:family="paragraph" style:parent-style-name="Table_20_Paragraph">
      <style:paragraph-properties fo:margin-left="0.191cm" fo:margin-right="0cm" fo:margin-top="0.018cm" fo:margin-bottom="0cm" style:contextual-spacing="false" fo:line-height="0.441cm" style:snap-to-layout-grid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138" style:family="paragraph" style:parent-style-name="Table_20_Paragraph">
      <style:paragraph-properties fo:margin-left="0.191cm" fo:margin-right="0cm" fo:margin-top="0.002cm" fo:margin-bottom="0cm" style:contextual-spacing="false" fo:line-height="0.441cm" style:snap-to-layout-grid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139" style:family="paragraph" style:parent-style-name="Table_20_Paragraph">
      <style:paragraph-properties fo:margin-top="0.018cm" fo:margin-bottom="0cm" style:contextual-spacing="false" style:snap-to-layout-grid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140" style:family="paragraph" style:parent-style-name="Table_20_Paragraph">
      <style:paragraph-properties fo:margin-left="0.191cm" fo:margin-right="0cm" fo:margin-top="0.018cm" fo:margin-bottom="0cm" style:contextual-spacing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141" style:family="paragraph" style:parent-style-name="Table_20_Paragraph">
      <style:paragraph-properties fo:margin-left="0.191cm" fo:margin-right="0cm" fo:margin-top="0.002cm" fo:margin-bottom="0cm" style:contextual-spacing="false" fo:line-height="0.445cm" style:snap-to-layout-grid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142" style:family="paragraph" style:parent-style-name="Table_20_Paragraph">
      <style:paragraph-properties fo:margin-left="0.191cm" fo:margin-right="0cm" fo:margin-top="0.018cm" fo:margin-bottom="0cm" style:contextual-spacing="false" style:snap-to-layout-grid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143" style:family="paragraph" style:parent-style-name="Standard">
      <style:paragraph-properties style:text-autospace="none"/>
      <style:text-properties fo:color="#000000" loext:opacity="100%"/>
    </style:style>
    <style:style style:name="P144" style:family="paragraph" style:parent-style-name="Table_20_Paragraph">
      <style:paragraph-properties fo:margin-top="0.002cm" fo:margin-bottom="0cm" style:contextual-spacing="false" fo:line-height="0.445cm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145" style:family="paragraph" style:parent-style-name="Table_20_Paragraph">
      <style:paragraph-properties fo:margin-top="0.012cm" fo:margin-bottom="0cm" style:contextual-spacing="false" style:snap-to-layout-grid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146" style:family="paragraph" style:parent-style-name="Table_20_Paragraph">
      <style:paragraph-properties fo:margin-left="0.191cm" fo:margin-right="0cm" fo:margin-top="0.012cm" fo:margin-bottom="0cm" style:contextual-spacing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147" style:family="paragraph" style:parent-style-name="Table_20_Paragraph">
      <style:paragraph-properties fo:margin-left="0cm" fo:margin-right="0cm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148" style:family="paragraph" style:parent-style-name="Table_20_Paragraph">
      <style:paragraph-properties fo:margin-top="0.002cm" fo:margin-bottom="0cm" style:contextual-spacing="false" fo:line-height="0.441cm"/>
      <style:text-properties fo:color="#000000" loext:opacity="100%" fo:font-size="10pt" style:font-size-asian="10pt" style:language-asian="zh" style:country-asian="CN" style:font-size-complex="10pt"/>
    </style:style>
    <style:style style:name="P149" style:family="paragraph" style:parent-style-name="Table_20_Paragraph">
      <style:paragraph-properties fo:margin-left="0cm" fo:margin-right="0cm" fo:margin-top="0.002cm" fo:margin-bottom="0cm" style:contextual-spacing="false" fo:line-height="0.441cm" fo:text-indent="0.176cm" style:auto-text-indent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150" style:family="paragraph" style:parent-style-name="Table_20_Paragraph">
      <style:paragraph-properties fo:margin-left="0.191cm" fo:margin-right="0cm" fo:margin-top="0.012cm" fo:margin-bottom="0cm" style:contextual-spacing="false" style:snap-to-layout-grid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151" style:family="paragraph" style:parent-style-name="Table_20_Paragraph">
      <style:paragraph-properties fo:margin-left="0cm" fo:margin-right="0cm" fo:margin-top="0.012cm" fo:margin-bottom="0cm" style:contextual-spacing="false" fo:text-indent="0.176cm" style:auto-text-indent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152" style:family="paragraph" style:parent-style-name="Standard">
      <style:paragraph-properties fo:margin-right="0cm" fo:text-indent="0.176cm" style:auto-text-indent="false" style:text-autospace="none"/>
      <style:text-properties fo:color="#000000" loext:opacity="100%" fo:font-size="10pt" style:font-size-asian="10pt" style:font-size-complex="10pt"/>
    </style:style>
    <style:style style:name="P153" style:family="paragraph" style:parent-style-name="Standard">
      <style:paragraph-properties fo:margin-right="0cm" fo:text-indent="0.529cm" style:auto-text-indent="false" style:text-autospace="none"/>
      <style:text-properties fo:color="#000000" loext:opacity="100%" fo:font-size="10pt" style:font-size-asian="10pt" style:font-size-complex="10pt"/>
    </style:style>
    <style:style style:name="P154" style:family="paragraph" style:parent-style-name="Table_20_Paragraph">
      <style:paragraph-properties fo:margin-left="0cm" fo:margin-right="0cm" fo:margin-top="0.002cm" fo:margin-bottom="0cm" style:contextual-spacing="false" fo:line-height="0.441cm" fo:text-indent="0.176cm" style:auto-text-indent="false" style:snap-to-layout-grid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155" style:family="paragraph" style:parent-style-name="Standard">
      <style:paragraph-properties fo:text-align="center" style:justify-single-word="false" style:text-autospace="none" style:snap-to-layout-grid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156" style:family="paragraph" style:parent-style-name="Table_20_Paragraph">
      <style:paragraph-properties fo:margin-top="0.243cm" fo:margin-bottom="0cm" style:contextual-spacing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157" style:family="paragraph" style:parent-style-name="Table_20_Paragraph">
      <style:paragraph-properties fo:margin-top="0.259cm" fo:margin-bottom="0cm" style:contextual-spacing="false" style:snap-to-layout-grid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158" style:family="paragraph" style:parent-style-name="Table_20_Paragraph">
      <style:paragraph-properties fo:margin-left="0cm" fo:margin-right="0cm" fo:margin-top="0.259cm" fo:margin-bottom="0cm" style:contextual-spacing="false" fo:text-indent="0.176cm" style:auto-text-indent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159" style:family="paragraph" style:parent-style-name="Table_20_Paragraph">
      <style:paragraph-properties fo:margin-left="0.191cm" fo:margin-right="0cm" fo:margin-top="0.007cm" fo:margin-bottom="0cm" style:contextual-spacing="false" fo:line-height="0.441cm" style:snap-to-layout-grid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160" style:family="paragraph" style:parent-style-name="Table_20_Paragraph">
      <style:paragraph-properties fo:margin-top="0.243cm" fo:margin-bottom="0cm" style:contextual-spacing="false"/>
    </style:style>
    <style:style style:name="P161" style:family="paragraph" style:parent-style-name="Table_20_Paragraph">
      <style:paragraph-properties fo:margin-left="0cm" fo:margin-right="0cm" fo:margin-top="0.018cm" fo:margin-bottom="0cm" style:contextual-spacing="false" fo:text-indent="0.176cm" style:auto-text-indent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162" style:family="paragraph" style:parent-style-name="Table_20_Paragraph">
      <style:paragraph-properties fo:margin-left="0.191cm" fo:margin-right="1.111cm" fo:margin-top="0.005cm" fo:margin-bottom="0cm" style:contextual-spacing="false" fo:line-height="100%" style:snap-to-layout-grid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163" style:family="paragraph" style:parent-style-name="Table_20_Paragraph">
      <style:paragraph-properties fo:margin-top="0.014cm" fo:margin-bottom="0cm" style:contextual-spacing="false" style:snap-to-layout-grid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164" style:family="paragraph" style:parent-style-name="Table_20_Paragraph">
      <style:paragraph-properties fo:margin-top="0.014cm" fo:margin-bottom="0cm" style:contextual-spacing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165" style:family="paragraph" style:parent-style-name="Table_20_Paragraph">
      <style:paragraph-properties fo:margin-top="0.014cm" fo:margin-bottom="0cm" style:contextual-spacing="false"/>
      <style:text-properties fo:color="#000000" loext:opacity="100%" fo:font-size="10pt" style:font-size-asian="10pt" style:font-size-complex="10pt"/>
    </style:style>
    <style:style style:name="P166" style:family="paragraph" style:parent-style-name="Table_20_Paragraph">
      <style:paragraph-properties fo:margin-top="0.018cm" fo:margin-bottom="0cm" style:contextual-spacing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167" style:family="paragraph" style:parent-style-name="Table_20_Paragraph">
      <style:paragraph-properties fo:margin-left="0cm" fo:margin-right="0cm" fo:margin-top="0.018cm" fo:margin-bottom="0cm" style:contextual-spacing="false" fo:text-indent="0.353cm" style:auto-text-indent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168" style:family="paragraph" style:parent-style-name="Table_20_Paragraph">
      <loext:graphic-properties draw:fill="solid" draw:fill-color="#ffc000"/>
      <style:paragraph-properties fo:margin-top="0.002cm" fo:margin-bottom="0cm" style:contextual-spacing="false" fo:line-height="0.441cm" fo:background-color="#ffc000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169" style:family="paragraph" style:parent-style-name="Table_20_Paragraph">
      <style:paragraph-properties fo:margin-left="0.176cm" fo:margin-right="0cm" fo:margin-top="0.002cm" fo:margin-bottom="0cm" style:contextual-spacing="false" fo:line-height="0.441cm" fo:text-indent="-0.176cm" style:auto-text-indent="false"/>
    </style:style>
    <style:style style:name="P170" style:family="paragraph" style:parent-style-name="Table_20_Paragraph">
      <style:paragraph-properties fo:margin-left="0.176cm" fo:margin-right="0cm" fo:margin-top="0.002cm" fo:margin-bottom="0cm" style:contextual-spacing="false" fo:line-height="0.441cm" fo:text-indent="-0.176cm" style:auto-text-indent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171" style:family="paragraph" style:parent-style-name="Table_20_Paragraph">
      <loext:graphic-properties draw:fill="solid" draw:fill-color="#ffc000"/>
      <style:paragraph-properties fo:margin-top="0.002cm" fo:margin-bottom="0cm" style:contextual-spacing="false" fo:line-height="0.441cm" fo:background-color="#ffc000"/>
    </style:style>
    <style:style style:name="P172" style:family="paragraph" style:parent-style-name="Standard">
      <style:paragraph-properties fo:text-align="center" style:justify-single-word="false" style:text-autospace="none" style:snap-to-layout-grid="false"/>
      <style:text-properties fo:color="#000000" loext:opacity="100%" fo:font-size="10pt" style:font-size-asian="10pt" style:font-size-complex="10pt"/>
    </style:style>
    <style:style style:name="P173" style:family="paragraph" style:parent-style-name="Standard">
      <style:paragraph-properties fo:break-before="page"/>
    </style:style>
    <style:style style:name="P174" style:family="paragraph" style:parent-style-name="Standard">
      <style:paragraph-properties fo:text-align="start" style:justify-single-word="false" style:text-autospace="none"/>
    </style:style>
    <style:style style:name="P175" style:family="paragraph" style:parent-style-name="Table_20_Paragraph">
      <style:paragraph-properties fo:margin-left="0cm" fo:margin-right="0cm" fo:margin-top="0.002cm" fo:margin-bottom="0cm" style:contextual-spacing="false" fo:line-height="0.441cm" fo:text-align="center" style:justify-single-word="false" style:snap-to-layout-grid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176" style:family="paragraph" style:parent-style-name="Standard">
      <style:paragraph-properties style:text-autospace="none"/>
      <style:text-properties fo:color="#000000" loext:opacity="100%" fo:font-size="10pt" style:font-name-asian="Times New Roman" style:font-size-asian="10pt" style:font-size-complex="10pt"/>
    </style:style>
    <style:style style:name="P177" style:family="paragraph" style:parent-style-name="Standard">
      <style:paragraph-properties fo:text-align="start" style:justify-single-word="false" style:text-autospace="none" style:snap-to-layout-grid="false"/>
      <style:text-properties fo:color="#000000" loext:opacity="100%" fo:font-size="10pt" style:font-size-asian="10pt" style:font-size-complex="10pt"/>
    </style:style>
    <style:style style:name="P178" style:family="paragraph" style:parent-style-name="Standard">
      <style:paragraph-properties fo:text-align="start" style:justify-single-word="false"/>
      <style:text-properties fo:color="#000000" loext:opacity="100%" fo:font-size="10pt" style:font-size-asian="10pt" style:font-size-complex="10pt"/>
    </style:style>
    <style:style style:name="P179" style:family="paragraph" style:parent-style-name="Standard">
      <style:paragraph-properties fo:text-align="start" style:justify-single-word="false"/>
      <style:text-properties fo:color="#000000" loext:opacity="100%" style:font-name="微软雅黑" fo:font-size="9pt" style:font-name-asian="微软雅黑" style:font-size-asian="9pt" style:font-name-complex="微软雅黑" style:font-size-complex="9pt"/>
    </style:style>
    <style:style style:name="P180" style:family="paragraph" style:parent-style-name="Table_20_Paragraph">
      <style:paragraph-properties fo:margin-left="0cm" fo:margin-right="0cm" fo:margin-top="0.002cm" fo:margin-bottom="0cm" style:contextual-spacing="false" fo:line-height="0.441cm" fo:text-align="center" style:justify-single-word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181" style:family="paragraph" style:parent-style-name="Standard">
      <style:paragraph-properties fo:text-align="start" style:justify-single-word="false" style:snap-to-layout-grid="false"/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P182" style:family="paragraph" style:parent-style-name="Standard">
      <style:paragraph-properties fo:text-align="start" style:justify-single-word="false" style:snap-to-layout-grid="false"/>
      <style:text-properties fo:color="#000000" loext:opacity="100%" style:font-name="微软雅黑" fo:font-size="9pt" style:font-name-asian="微软雅黑" style:font-size-asian="9pt" style:font-name-complex="微软雅黑" style:font-size-complex="9pt"/>
    </style:style>
    <style:style style:name="P183" style:family="paragraph" style:parent-style-name="Table_20_Paragraph">
      <style:paragraph-properties fo:margin-left="0cm" fo:margin-right="0cm" fo:margin-top="0.002cm" fo:margin-bottom="0cm" style:contextual-spacing="false" fo:line-height="0.441cm" fo:text-align="center" style:justify-single-word="false" style:snap-to-layout-grid="false"/>
      <style:text-properties fo:color="#000000" loext:opacity="100%" style:font-name="微软雅黑" fo:font-size="10pt" style:font-name-asian="宋体" style:font-size-asian="10pt" style:language-asian="zh" style:country-asian="CN" style:font-name-complex="微软雅黑" style:font-size-complex="10pt"/>
    </style:style>
    <style:style style:name="P184" style:family="paragraph" style:parent-style-name="Standard">
      <style:text-properties style:font-name="宋体" style:font-name-complex="Courier New" style:font-size-complex="10pt"/>
    </style:style>
    <style:style style:name="P185" style:family="paragraph" style:parent-style-name="Standard">
      <style:paragraph-properties style:line-height-at-least="0.423cm"/>
      <style:text-properties style:font-name="宋体" fo:font-size="10pt" style:font-size-asian="10pt" style:font-size-complex="10pt"/>
    </style:style>
    <style:style style:name="P186" style:family="paragraph" style:parent-style-name="Standard">
      <style:paragraph-properties style:line-height-at-least="0.423cm"/>
      <style:text-properties fo:font-size="10pt" style:font-size-asian="10pt" style:font-size-complex="10pt"/>
    </style:style>
    <style:style style:name="P187" style:family="paragraph" style:parent-style-name="Standard">
      <style:paragraph-properties style:line-height-at-least="0.423cm" fo:text-align="center" style:justify-single-word="false"/>
      <style:text-properties style:font-name="宋体" fo:font-size="10pt" style:font-size-asian="10pt" style:font-size-complex="10pt"/>
    </style:style>
    <style:style style:name="P188" style:family="paragraph" style:parent-style-name="Standard">
      <style:paragraph-properties style:line-height-at-least="0.423cm"/>
      <style:text-properties style:font-name="宋体" fo:font-size="10pt" style:font-size-asian="10pt" style:font-size-complex="10pt" fo:background-color="#ffff00"/>
    </style:style>
    <style:style style:name="P189" style:family="paragraph" style:parent-style-name="Standard">
      <style:paragraph-properties style:line-height-at-least="0.423cm" style:snap-to-layout-grid="false"/>
      <style:text-properties style:font-name="宋体" fo:font-size="10pt" style:font-size-asian="10pt" style:font-size-complex="10pt"/>
    </style:style>
    <style:style style:name="P190" style:family="paragraph" style:parent-style-name="Standard">
      <style:paragraph-properties style:line-height-at-least="0.423cm" style:snap-to-layout-grid="false"/>
      <style:text-properties style:font-name="宋体" fo:font-size="10pt" style:font-size-asian="10pt" style:font-size-complex="10pt" fo:background-color="#ffff00"/>
    </style:style>
    <style:style style:name="P191" style:family="paragraph" style:parent-style-name="Standard">
      <style:text-properties style:font-name="宋体" fo:font-size="10pt" style:font-size-asian="10pt" style:font-size-complex="10pt"/>
    </style:style>
    <style:style style:name="P192" style:family="paragraph" style:parent-style-name="Standard">
      <style:paragraph-properties style:line-height-at-least="0.423cm"/>
      <style:text-properties style:font-name="宋体" fo:font-size="9pt" style:font-size-asian="9pt" style:font-size-complex="9pt" fo:background-color="#ffff00"/>
    </style:style>
    <style:style style:name="P193" style:family="paragraph" style:parent-style-name="Standard">
      <style:paragraph-properties style:snap-to-layout-grid="false"/>
      <style:text-properties style:font-name="宋体" fo:font-size="10pt" style:font-size-asian="10pt" style:font-size-complex="10pt"/>
    </style:style>
    <style:style style:name="P194" style:family="paragraph" style:parent-style-name="Standard">
      <style:paragraph-properties style:line-height-at-least="0.423cm" style:snap-to-layout-grid="false"/>
      <style:text-properties style:font-name="宋体" fo:font-size="10pt" fo:font-weight="bold" style:font-size-asian="10pt" style:font-weight-asian="bold" style:font-size-complex="10pt"/>
    </style:style>
    <style:style style:name="P195" style:family="paragraph" style:parent-style-name="Standard">
      <style:paragraph-properties style:line-height-at-least="0.423cm"/>
      <style:text-properties fo:color="#000000" loext:opacity="100%" style:font-name="宋体" fo:font-size="10pt" style:font-size-asian="10pt" style:font-name-complex="Tahoma" style:font-size-complex="10pt"/>
    </style:style>
    <style:style style:name="P196" style:family="paragraph" style:parent-style-name="Standard">
      <style:paragraph-properties style:line-height-at-least="0.423cm" fo:text-align="center" style:justify-single-word="false" style:snap-to-layout-grid="false"/>
      <style:text-properties fo:color="#000000" loext:opacity="100%" style:font-name="宋体" fo:font-size="10pt" style:font-size-asian="10pt" style:font-name-complex="Calibri" style:font-size-complex="10pt"/>
    </style:style>
    <style:style style:name="P197" style:family="paragraph" style:parent-style-name="Standard">
      <style:paragraph-properties style:line-height-at-least="0.423cm" fo:text-align="center" style:justify-single-word="false"/>
      <style:text-properties style:font-name="宋体" fo:font-size="10pt" style:font-size-asian="10pt" style:font-name-complex="Calibri" style:font-size-complex="10pt"/>
    </style:style>
    <style:style style:name="P198" style:family="paragraph" style:parent-style-name="Standard">
      <style:paragraph-properties style:line-height-at-least="0.423cm" style:snap-to-layout-grid="false"/>
      <style:text-properties style:font-name="宋体" fo:font-size="10pt" style:font-size-asian="10pt" style:font-name-complex="Calibri" style:font-size-complex="10pt"/>
    </style:style>
    <style:style style:name="P199" style:family="paragraph" style:parent-style-name="Standard">
      <style:paragraph-properties style:line-height-at-least="0.423cm"/>
      <style:text-properties style:font-name="宋体" fo:font-size="10pt" style:font-size-asian="10pt" style:font-name-complex="Calibri" style:font-size-complex="10pt"/>
    </style:style>
    <style:style style:name="P200" style:family="paragraph" style:parent-style-name="Standard">
      <style:paragraph-properties style:line-height-at-least="0.423cm" style:snap-to-layout-grid="false"/>
      <style:text-properties fo:color="#000000" loext:opacity="100%" style:font-name="宋体" fo:font-size="10pt" style:font-size-asian="10pt" style:font-name-complex="Calibri" style:font-size-complex="10pt"/>
    </style:style>
    <style:style style:name="P201" style:family="paragraph" style:parent-style-name="Standard">
      <style:paragraph-properties style:line-height-at-least="0.423cm"/>
      <style:text-properties fo:font-size="16pt" style:font-size-asian="16pt" style:font-size-complex="16pt"/>
    </style:style>
    <style:style style:name="P202" style:family="paragraph" style:parent-style-name="Standard">
      <style:text-properties style:font-name="宋体" fo:font-size="12pt" style:font-size-asian="12pt" style:font-name-complex="宋体"/>
    </style:style>
    <style:style style:name="P203" style:family="paragraph" style:parent-style-name="Standard">
      <style:paragraph-properties style:line-height-at-least="0.423cm"/>
      <style:text-properties style:font-name="宋体" fo:font-size="12pt" style:font-size-asian="12pt" style:font-name-complex="宋体"/>
    </style:style>
    <style:style style:name="P204" style:family="paragraph" style:parent-style-name="Standard">
      <style:paragraph-properties style:snap-to-layout-grid="false"/>
      <style:text-properties style:font-name="宋体" fo:font-size="10pt" style:font-size-asian="10pt" style:font-size-complex="10pt" fo:background-color="#ffff00"/>
    </style:style>
    <style:style style:name="P205" style:family="paragraph" style:parent-style-name="Standard">
      <style:paragraph-properties style:snap-to-layout-grid="false"/>
      <style:text-properties style:font-name="宋体" fo:font-size="12pt" style:font-size-asian="12pt" style:font-name-complex="宋体" style:font-size-complex="10pt" fo:background-color="#ffff00"/>
    </style:style>
    <style:style style:name="P206" style:family="paragraph" style:parent-style-name="Standard">
      <style:paragraph-properties style:line-height-at-least="0.423cm" style:snap-to-layout-grid="false"/>
      <style:text-properties style:font-name="宋体" fo:font-size="10pt" style:font-size-asian="10pt" style:font-name-complex="宋体" style:font-size-complex="10pt"/>
    </style:style>
    <style:style style:name="P207" style:family="paragraph" style:parent-style-name="Standard">
      <style:paragraph-properties style:line-height-at-least="0.423cm" fo:text-align="center" style:justify-single-word="false"/>
      <style:text-properties fo:font-size="10pt" style:font-size-asian="10pt" style:font-size-complex="10pt"/>
    </style:style>
    <style:style style:name="P208" style:family="paragraph" style:parent-style-name="Standard">
      <style:paragraph-properties style:line-height-at-least="0.423cm" fo:text-align="center" style:justify-single-word="false" style:snap-to-layout-grid="false"/>
      <style:text-properties style:font-name="宋体" fo:font-size="10pt" style:font-size-asian="10pt" style:font-size-complex="10pt"/>
    </style:style>
    <style:style style:name="P209" style:family="paragraph" style:parent-style-name="Standard">
      <style:paragraph-properties style:line-height-at-least="0.423cm" fo:text-align="center" style:justify-single-word="false"/>
      <style:text-properties style:font-name="宋体" fo:font-size="10pt" style:font-size-asian="10pt" style:font-name-complex="宋体" style:font-size-complex="10pt"/>
    </style:style>
    <style:style style:name="P210" style:family="paragraph" style:parent-style-name="Standard">
      <style:paragraph-properties style:line-height-at-least="0.423cm" fo:text-align="center" style:justify-single-word="false" style:snap-to-layout-grid="false"/>
      <style:text-properties fo:font-size="10pt" style:font-size-asian="10pt" style:font-size-complex="10pt"/>
    </style:style>
    <style:style style:name="P211" style:family="paragraph" style:parent-style-name="Standard">
      <style:text-properties fo:font-weight="bold" style:font-weight-asian="bold"/>
    </style:style>
    <style:style style:name="P212" style:family="paragraph" style:parent-style-name="Standard">
      <style:text-properties fo:color="#231f20" loext:opacity="100%" style:font-name="Arial" fo:font-size="9pt" style:font-size-asian="9pt" style:font-name-complex="Arial" style:font-size-complex="9pt"/>
    </style:style>
    <style:style style:name="P213" style:family="paragraph" style:parent-style-name="Standard">
      <style:paragraph-properties style:snap-to-layout-grid="false"/>
      <style:text-properties fo:color="#231f20" loext:opacity="100%" style:font-name="Arial" fo:font-size="9pt" style:font-size-asian="9pt" style:font-name-complex="Arial" style:font-size-complex="9pt"/>
    </style:style>
    <style:style style:name="P214" style:family="paragraph" style:parent-style-name="Standard">
      <style:paragraph-properties style:line-height-at-least="0.423cm"/>
      <style:text-properties fo:font-size="10pt" fo:font-weight="bold" style:font-size-asian="10pt" style:font-weight-asian="bold" style:font-size-complex="10pt"/>
    </style:style>
    <style:style style:name="P215" style:family="paragraph" style:parent-style-name="Standard" style:list-style-name="WW8Num2">
      <style:text-properties fo:color="#231f20" loext:opacity="100%" style:font-name="Arial" fo:font-size="9pt" style:font-size-asian="9pt" style:font-name-complex="Arial" style:font-size-complex="9pt"/>
    </style:style>
    <style:style style:name="P216" style:family="paragraph" style:parent-style-name="Standard">
      <style:text-properties fo:font-size="10pt" style:font-size-asian="10pt" style:font-size-complex="10pt"/>
    </style:style>
    <style:style style:name="P217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9pt"/>
    </style:style>
    <style:style style:name="P218" style:family="paragraph" style:parent-style-name="Standard">
      <style:paragraph-properties fo:text-align="center" style:justify-single-word="false" style:snap-to-layout-grid="false"/>
    </style:style>
    <style:style style:name="P219" style:family="paragraph" style:parent-style-name="Standard">
      <style:text-properties fo:color="#000000" loext:opacity="100%"/>
    </style:style>
    <style:style style:name="P220" style:family="paragraph" style:parent-style-name="Standard">
      <style:paragraph-properties style:snap-to-layout-grid="false"/>
      <style:text-properties fo:color="#000000" loext:opacity="100%"/>
    </style:style>
    <style:style style:name="T1" style:family="text">
      <style:text-properties fo:font-size="18pt" fo:font-weight="bold" style:font-name-asian="Times New Roman" style:font-size-asian="18pt" style:font-weight-asian="bold" style:font-size-complex="18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-asian="微软雅黑"/>
    </style:style>
    <style:style style:name="T4" style:family="text">
      <style:text-properties style:font-name-asian="Times New Roman"/>
    </style:style>
    <style:style style:name="T5" style:family="text">
      <style:text-properties fo:font-weight="bold" style:font-weight-asian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weight="bold" style:font-size-asian="9pt" style:font-weight-asian="bold" style:font-size-complex="9pt"/>
    </style:style>
    <style:style style:name="T8" style:family="text">
      <style:text-properties fo:font-weight="bold" style:font-name-asian="Times New Roman" style:font-weight-asian="bold"/>
    </style:style>
    <style:style style:name="T9" style:family="text">
      <style:text-properties fo:color="#000000" loext:opacity="100%" fo:font-size="10pt" style:font-size-asian="10pt" style:font-size-complex="10pt"/>
    </style:style>
    <style:style style:name="T10" style:family="text">
      <style:text-properties fo:color="#000000" loext:opacity="100%" fo:font-size="10pt" style:font-name-asian="Times New Roman" style:font-size-asian="10pt" style:font-size-complex="10pt"/>
    </style:style>
    <style:style style:name="T11" style:family="text">
      <style:text-properties fo:color="#000000" loext:opacity="100%" fo:font-size="8pt" style:font-size-asian="8pt" style:font-size-complex="8pt"/>
    </style:style>
    <style:style style:name="T12" style:family="text">
      <style:text-properties fo:color="#000000" loext:opacity="100%" fo:font-size="10pt" fo:font-weight="bold" style:font-size-asian="10pt" style:font-weight-asian="bold" style:font-size-complex="10pt"/>
    </style:style>
    <style:style style:name="T13" style:family="text">
      <style:text-properties fo:color="#000000" loext:opacity="100%" style:font-name="宋体" fo:font-size="10pt" style:font-size-asian="10pt" style:font-name-complex="宋体" style:font-size-complex="10pt"/>
    </style:style>
    <style:style style:name="T14" style:family="text">
      <style:text-properties style:font-name="宋体" fo:font-size="10pt" style:font-size-asian="10pt" style:font-name-complex="宋体" style:font-size-complex="10pt"/>
    </style:style>
    <style:style style:name="T15" style:family="text">
      <style:text-properties fo:color="#000000" loext:opacity="100%" fo:font-size="10pt" style:font-name-asian="微软雅黑" style:font-size-asian="10pt" style:font-size-complex="10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color="#569cd6" loext:opacity="100%" style:font-name="Consolas" fo:font-size="11.5pt" style:letter-kerning="false" style:font-size-asian="11.5pt" style:font-name-complex="Consolas" style:font-size-complex="11.5pt"/>
    </style:style>
    <style:style style:name="T18" style:family="text">
      <style:text-properties fo:color="#000000" loext:opacity="100%"/>
    </style:style>
    <style:style style:name="T19" style:family="text">
      <style:text-properties fo:color="#2e3033" loext:opacity="100%" style:font-name="Arial" fo:font-size="10pt" fo:background-color="#ffffff" loext:char-shading-value="0" style:font-size-asian="10pt" style:font-name-complex="Arial" style:font-size-complex="10pt"/>
    </style:style>
    <style:style style:name="T20" style:family="text">
      <style:text-properties fo:color="#000000" loext:opacity="100%" style:font-name="宋体" style:font-name-complex="宋体"/>
    </style:style>
    <style:style style:name="T21" style:family="text">
      <style:text-properties fo:color="#000000" loext:opacity="100%" style:font-name="宋体" style:font-name-complex="宋体" fo:background-color="#ffff00"/>
    </style:style>
    <style:style style:name="T22" style:family="text">
      <style:text-properties fo:color="#000000" loext:opacity="100%" style:font-name-asian="Times New Roman"/>
    </style:style>
    <style:style style:name="T23" style:family="text">
      <style:text-properties style:font-name="宋体" style:font-name-asian="宋体" style:language-asian="zh" style:country-asian="CN"/>
    </style:style>
    <style:style style:name="T24" style:family="text">
      <style:text-properties style:font-name="宋体" style:font-name-complex="宋体"/>
    </style:style>
    <style:style style:name="T25" style:family="text">
      <style:text-properties fo:color="#000000" loext:opacity="100%" style:text-line-through-style="solid" style:text-line-through-type="single"/>
    </style:style>
    <style:style style:name="T26" style:family="text">
      <style:text-properties style:font-name="宋体" style:language-asian="zh" style:country-asian="CN"/>
    </style:style>
    <style:style style:name="T27" style:family="text">
      <style:text-properties style:font-name="宋体" style:font-name-asian="宋体" style:language-asian="zh" style:country-asian="CN" style:font-name-complex="宋体"/>
    </style:style>
    <style:style style:name="T28" style:family="text">
      <style:text-properties style:font-name="宋体" style:font-name-asian="等线" style:language-asian="zh" style:country-asian="CN"/>
    </style:style>
    <style:style style:name="T29" style:family="text">
      <style:text-properties fo:color="#c586c0" loext:opacity="100%" style:font-name="Consolas" style:letter-kerning="false" style:font-name-complex="宋体" style:font-size-complex="10.5pt"/>
    </style:style>
    <style:style style:name="T30" style:family="text">
      <style:text-properties fo:color="#569cd6" loext:opacity="100%" style:font-name="Consolas" style:letter-kerning="false" style:font-name-complex="宋体" style:font-size-complex="10.5pt"/>
    </style:style>
    <style:style style:name="T31" style:family="text">
      <style:text-properties fo:color="#b5cea8" loext:opacity="100%" style:font-name="Consolas" style:letter-kerning="false" style:font-name-complex="宋体" style:font-size-complex="10.5pt"/>
    </style:style>
    <style:style style:name="T32" style:family="text">
      <style:text-properties fo:color="#6a9955" loext:opacity="100%" style:font-name="Consolas" style:letter-kerning="false" style:font-name-complex="宋体" style:font-size-complex="10.5pt"/>
    </style:style>
    <style:style style:name="T33" style:family="text">
      <style:text-properties fo:color="#dcdcaa" loext:opacity="100%" style:font-name="Consolas" style:letter-kerning="false" style:font-name-complex="宋体" style:font-size-complex="10.5pt"/>
    </style:style>
    <style:style style:name="T34" style:family="text">
      <style:text-properties style:font-name="宋体"/>
    </style:style>
    <style:style style:name="T35" style:family="text">
      <style:text-properties fo:color="#2e3033" loext:opacity="100%" style:font-name="Arial" style:font-name-complex="Arial"/>
    </style:style>
    <style:style style:name="T36" style:family="text">
      <style:text-properties fo:color="#000000" loext:opacity="100%" fo:font-weight="bold" style:font-weight-asian="bold"/>
    </style:style>
    <style:style style:name="T37" style:family="text">
      <style:text-properties fo:font-size="10pt" style:font-size-asian="10pt" style:font-name-complex="宋体" style:font-size-complex="10pt"/>
    </style:style>
    <style:style style:name="T38" style:family="text">
      <style:text-properties fo:color="#000000" loext:opacity="100%" fo:font-size="10pt" style:font-name-asian="宋体" style:font-size-asian="10pt" style:language-asian="zh" style:country-asian="CN" style:font-size-complex="10pt"/>
    </style:style>
    <style:style style:name="T39" style:family="text">
      <style:text-properties fo:color="#000000" loext:opacity="100%" style:font-name-asian="宋体"/>
    </style:style>
    <style:style style:name="T40" style:family="text">
      <style:text-properties style:font-name-asian="宋体"/>
    </style:style>
    <style:style style:name="T41" style:family="text">
      <style:text-properties fo:color="#000000" loext:opacity="100%" style:font-name-asian="宋体" style:language-asian="zh" style:country-asian="CN"/>
    </style:style>
    <style:style style:name="T42" style:family="text">
      <style:text-properties fo:color="#000000" loext:opacity="100%" style:language-asian="zh" style:country-asian="CN"/>
    </style:style>
    <style:style style:name="T43" style:family="text">
      <style:text-properties fo:color="#000000" loext:opacity="100%" style:text-line-through-style="solid" style:text-line-through-type="single" fo:font-size="10pt" style:font-name-asian="宋体" style:font-size-asian="10pt" style:language-asian="zh" style:country-asian="CN" style:font-size-complex="10pt"/>
    </style:style>
    <style:style style:name="T44" style:family="text">
      <style:text-properties fo:color="#000000" loext:opacity="100%" style:font-name="宋体" fo:font-size="11pt" style:font-size-asian="11pt" style:font-name-complex="宋体" style:font-size-complex="11pt"/>
    </style:style>
    <style:style style:name="T45" style:family="text">
      <style:text-properties fo:color="#000000" loext:opacity="100%" fo:font-size="11pt" style:font-size-asian="11pt" style:font-size-complex="11pt"/>
    </style:style>
    <style:style style:name="T46" style:family="text">
      <style:text-properties fo:color="#000000" loext:opacity="100%" style:text-line-through-style="solid" style:text-line-through-type="single" fo:font-size="10pt" style:font-size-asian="10pt" style:font-size-complex="10pt"/>
    </style:style>
    <style:style style:name="T47" style:family="text">
      <style:text-properties style:font-name="宋体" fo:font-size="10pt" style:font-name-asian="宋体" style:font-size-asian="10pt" style:language-asian="zh" style:country-asian="CN" style:font-size-complex="10pt"/>
    </style:style>
    <style:style style:name="T48" style:family="text">
      <style:text-properties fo:color="#000000" loext:opacity="100%" fo:font-size="10pt" style:letter-kerning="true" style:font-name-asian="宋体" style:font-size-asian="10pt" style:language-asian="zh" style:country-asian="CN" style:font-size-complex="10pt"/>
    </style:style>
    <style:style style:name="T49" style:family="text">
      <style:text-properties fo:color="#000000" loext:opacity="100%" fo:font-size="10pt" style:letter-kerning="true" style:font-name-asian="Times New Roman" style:font-size-asian="10pt" style:language-asian="zh" style:country-asian="CN" style:font-size-complex="10pt"/>
    </style:style>
    <style:style style:name="T50" style:family="text">
      <style:text-properties style:font-name-asian="宋体" style:language-asian="zh" style:country-asian="CN"/>
    </style:style>
    <style:style style:name="T51" style:family="text">
      <style:text-properties style:font-name-asian="Times New Roman" style:language-asian="zh" style:country-asian="CN"/>
    </style:style>
    <style:style style:name="T52" style:family="text">
      <style:text-properties fo:color="#000000" loext:opacity="100%" style:font-name="Consolas" fo:font-size="10pt" style:letter-kerning="false" fo:background-color="#e8f2fe" loext:char-shading-value="0" style:font-size-asian="10pt" style:font-name-complex="Consolas" style:font-size-complex="10pt"/>
    </style:style>
    <style:style style:name="T53" style:family="text">
      <style:text-properties fo:color="#0000c0" loext:opacity="100%" style:font-name="Consolas" fo:font-size="10pt" style:letter-kerning="false" fo:background-color="#e8f2fe" loext:char-shading-value="0" style:font-size-asian="10pt" style:font-name-complex="Consolas" style:font-size-complex="10pt"/>
    </style:style>
    <style:style style:name="T54" style:family="text">
      <style:text-properties fo:color="#2e3033" loext:opacity="100%" style:font-name="Arial" fo:font-size="10pt" style:font-size-asian="10pt" style:font-name-complex="Arial" style:font-size-complex="10pt"/>
    </style:style>
    <style:style style:name="T55" style:family="text">
      <style:text-properties fo:color="#000000" loext:opacity="100%" fo:font-size="10pt" style:font-name-asian="Times New Roman" style:font-size-asian="10pt" style:language-asian="zh" style:country-asian="CN" style:font-size-complex="10pt"/>
    </style:style>
    <style:style style:name="T56" style:family="text">
      <style:text-properties fo:color="#000000" loext:opacity="100%" fo:font-size="10pt" fo:background-color="#ffc000" loext:char-shading-value="0" style:font-name-asian="宋体" style:font-size-asian="10pt" style:language-asian="zh" style:country-asian="CN" style:font-size-complex="10pt"/>
    </style:style>
    <style:style style:name="T57" style:family="text">
      <style:text-properties fo:color="#000000" loext:opacity="100%" fo:font-size="10pt" fo:background-color="#ffc000" loext:char-shading-value="0" style:font-name-asian="Times New Roman" style:font-size-asian="10pt" style:language-asian="zh" style:country-asian="CN" style:font-size-complex="10pt"/>
    </style:style>
    <style:style style:name="T58" style:family="text">
      <style:text-properties fo:color="#000000" loext:opacity="100%" fo:font-size="10pt" fo:background-color="#92d050" loext:char-shading-value="0" style:font-name-asian="宋体" style:font-size-asian="10pt" style:language-asian="zh" style:country-asian="CN" style:font-size-complex="10pt"/>
    </style:style>
    <style:style style:name="T59" style:family="text">
      <style:text-properties fo:color="#000000" loext:opacity="100%" fo:font-size="10pt" fo:background-color="#92d050" loext:char-shading-value="0" style:font-name-asian="Times New Roman" style:font-size-asian="10pt" style:language-asian="zh" style:country-asian="CN" style:font-size-complex="10pt"/>
    </style:style>
    <style:style style:name="T60" style:family="text">
      <style:text-properties fo:color="#000000" loext:opacity="100%" style:font-name="微软雅黑" fo:font-size="9pt" style:font-name-asian="微软雅黑" style:font-size-asian="9pt" style:font-name-complex="宋体" style:font-size-complex="9pt"/>
    </style:style>
    <style:style style:name="T61" style:family="text">
      <style:text-properties fo:color="#000000" loext:opacity="100%" style:font-name="微软雅黑" fo:font-size="9pt" style:font-name-asian="微软雅黑" style:font-size-asian="9pt" style:font-name-complex="微软雅黑" style:font-size-complex="9pt"/>
    </style:style>
    <style:style style:name="T62" style:family="text">
      <style:text-properties style:font-name="宋体" fo:font-size="10pt" style:font-size-asian="10pt" style:font-size-complex="10pt"/>
    </style:style>
    <style:style style:name="T63" style:family="text">
      <style:text-properties style:font-name="宋体" fo:font-size="10pt" style:font-size-asian="10pt" style:font-size-complex="10pt" fo:background-color="#ffff00"/>
    </style:style>
    <style:style style:name="T64" style:family="text">
      <style:text-properties style:font-name="宋体" fo:font-size="9pt" style:font-size-asian="9pt" style:font-size-complex="9pt" fo:background-color="#ffff00"/>
    </style:style>
    <style:style style:name="T65" style:family="text">
      <style:text-properties style:font-name="宋体" fo:font-size="6.5pt" style:font-size-asian="6.5pt" style:font-size-complex="6.5pt" fo:background-color="#ffff00"/>
    </style:style>
    <style:style style:name="T66" style:family="text">
      <style:text-properties fo:color="#000000" loext:opacity="100%" style:font-name="宋体" fo:font-size="10pt" style:font-size-asian="10pt" style:font-name-complex="Tahoma" style:font-size-complex="10pt"/>
    </style:style>
    <style:style style:name="T67" style:family="text">
      <style:text-properties style:font-name="宋体" fo:font-size="10pt" fo:font-weight="bold" style:font-size-asian="10pt" style:font-weight-asian="bold" style:font-size-complex="10pt"/>
    </style:style>
    <style:style style:name="T68" style:family="text">
      <style:text-properties style:font-name="宋体" fo:font-size="10pt" style:font-size-asian="10pt" style:font-name-complex="Calibri" style:font-size-complex="10pt"/>
    </style:style>
    <style:style style:name="T69" style:family="text">
      <style:text-properties style:font-name="宋体" fo:font-size="10pt" style:font-name-asian="微软雅黑" style:font-size-asian="10pt" style:font-name-complex="Calibri" style:font-size-complex="10pt"/>
    </style:style>
    <style:style style:name="T70" style:family="text">
      <style:text-properties style:font-name="宋体" fo:font-size="12pt" style:font-size-asian="12pt" style:font-name-complex="宋体"/>
    </style:style>
    <style:style style:name="T71" style:family="text">
      <style:text-properties fo:color="#231f20" loext:opacity="100%" style:font-name="Arial" fo:font-size="9pt" style:font-size-asian="9pt" style:font-name-complex="Arial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yJoZGlkIjoiYTQwMjI2ZDdmZmRmNjQyNDdhMTgyNjUxOTNlZGE2ODQifQ==" text:name="commondata"/>
      </text:user-field-decls>
      <text:p text:style-name="P1"><text:span text:style-name="T1"><text:s/></text:span><text:span text:style-name="T2">MODBUS RTU三相储能通信规约</text:span></text:p>
      <text:p text:style-name="P2">（版权所有，翻版必究）</text:p>
      <text:p text:style-name="P3">更改记录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">版本号</text:p>
          </table:table-cell>
          <table:table-cell table:style-name="Tabela1.A1" office:value-type="string">
            <text:p text:style-name="P4">更改内容</text:p>
          </table:table-cell>
          <table:table-cell table:style-name="Tabela1.A1" office:value-type="string">
            <text:p text:style-name="P4">责任人</text:p>
          </table:table-cell>
          <table:table-cell table:style-name="Tabela1.A1" office:value-type="string">
            <text:p text:style-name="P4">更改日期</text:p>
          </table:table-cell>
        </table:table-row>
        <table:table-row table:style-name="Tabela1.1">
          <table:table-cell table:style-name="Tabela1.A1" office:value-type="string">
            <text:p text:style-name="P4">V100</text:p>
          </table:table-cell>
          <table:table-cell table:style-name="Tabela1.A1" office:value-type="string">
            <text:p text:style-name="P5">初始版</text:p>
          </table:table-cell>
          <table:table-cell table:style-name="Tabela1.A1" office:value-type="string">
            <text:p text:style-name="P4">刘胜利</text:p>
          </table:table-cell>
          <table:table-cell table:style-name="Tabela1.A1" office:value-type="string">
            <text:p text:style-name="P5">2020.09.16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4">V103</text:p>
          </table:table-cell>
          <table:table-cell table:style-name="Tabela1.A1" office:value-type="string">
            <text:p text:style-name="P5">增加DeyePack电池协议500开始</text:p>
          </table:table-cell>
          <table:table-cell table:style-name="Tabela1.A1" office:value-type="string">
            <text:p text:style-name="P4">刘胜利</text:p>
          </table:table-cell>
          <table:table-cell table:style-name="Tabela1.A1" office:value-type="string">
            <text:p text:style-name="P5">2021.07.01</text:p>
          </table:table-cell>
        </table:table-row>
        <table:table-row table:style-name="Tabela1.5">
          <table:table-cell table:style-name="Tabela1.A1" table:number-rows-spanned="2" office:value-type="string">
            <text:p text:style-name="P4">V104</text:p>
          </table:table-cell>
          <table:table-cell table:style-name="Tabela1.A1" office:value-type="string">
            <text:p text:style-name="P4">增加交流测数据寄存器为32bit，原先寄存器作为数据低16位. 687-709号寄存器<text:span text:style-name="T3"/></text:p>
          </table:table-cell>
          <table:table-cell table:style-name="Tabela1.A1" office:value-type="string">
            <text:p text:style-name="P4">刘胜利</text:p>
          </table:table-cell>
          <table:table-cell table:style-name="Tabela1.A1" office:value-type="string">
            <text:p text:style-name="P5">2021.11.22</text:p>
          </table:table-cell>
        </table:table-row>
        <table:table-row table:style-name="Tabela1.5">
          <table:covered-table-cell table:style-name="Tabela1.A1"/>
          <table:table-cell table:style-name="Tabela1.A1" office:value-type="string">
            <text:p text:style-name="P4">增加电网标准需要的寄存器<text:span text:style-name="T3"/></text:p>
          </table:table-cell>
          <table:table-cell table:style-name="Tabela1.A1" office:value-type="string">
            <text:p text:style-name="P4">陈旭东</text:p>
          </table:table-cell>
          <table:table-cell table:style-name="Tabela1.A1" office:value-type="string">
            <text:p text:style-name="P4">2021.12.22</text:p>
          </table:table-cell>
        </table:table-row>
        <table:table-row table:style-name="Tabela1.5">
          <table:table-cell table:style-name="Tabela1.A1" office:value-type="string">
            <text:p text:style-name="P4">V105</text:p>
          </table:table-cell>
          <table:table-cell table:style-name="Tabela1.A1" office:value-type="string">
            <text:p text:style-name="P5">.1 <text:s/>增加customized register</text:p>
          </table:table-cell>
          <table:table-cell table:style-name="Tabela1.A1" office:value-type="string">
            <text:p text:style-name="P5"><text:span text:style-name="T4"><text:s text:c="2"/></text:span>陈旭东</text:p>
          </table:table-cell>
          <table:table-cell table:style-name="Tabela1.A1" office:value-type="string">
            <text:p text:style-name="P5">2023.10.06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</table:table-row>
      </table:table>
      <text:list text:style-name="WW8Num1">
        <text:list-item>
          <text:h text:style-name="P7" text:outline-level="1">概述</text:h>
        </text:list-item>
      </text:list>
      <text:p text:style-name="纯文本">本协议适用于我司三相储能逆变器与上位机监控和DSP之间的通信协议。采用MODBUS RTU通讯规约。本协议可以实时读取逆变器的运行信息和对逆变器控制操作。</text:p>
      <text:p text:style-name="纯文本"/>
      <text:list text:continue-numbering="true" text:style-name="WW8Num1">
        <text:list-item>
          <text:h text:style-name="P8" text:outline-level="1">物理接口</text:h>
          <text:list>
            <text:list-item>
              <text:h text:style-name="P9" text:outline-level="2">采用RS485/RS232，为异步收发方式，主从模式，固定波特率。</text:h>
            </text:list-item>
          </text:list>
        </text:list-item>
      </text:list>
      <text:p text:style-name="Standard">----波特率：9600bps</text:p>
      <text:p text:style-name="Standard">----奇偶校验位：None</text:p>
      <text:p text:style-name="Standard">----数据位：8</text:p>
      <text:p text:style-name="Standard">----停止位：1</text:p>
      <text:p text:style-name="Standard"/>
      <text:list text:continue-numbering="true" text:style-name="WW8Num1">
        <text:list-item>
          <text:list>
            <text:list-item>
              <text:h text:style-name="P9" text:outline-level="2">帧间间隔时间要求</text:h>
            </text:list-item>
          </text:list>
        </text:list-item>
        <text:list-item>
          <text:h text:style-name="P8" text:outline-level="1">数据帧格式</text:h>
        </text:list-item>
      </text:list>
      <table:table table:name="Tabela2" table:style-name="Tabela2">
        <table:table-column table:style-name="Tabela2.A" table:number-columns-repeated="2"/>
        <table:table-column table:style-name="Tabela2.C" table:number-columns-repeated="2"/>
        <table:table-row table:style-name="Tabela2.1">
          <table:table-cell table:style-name="Tabela2.A1" office:value-type="string">
            <text:p text:style-name="P10">Slave Address<text:span text:style-name="T5"/></text:p>
          </table:table-cell>
          <table:table-cell table:style-name="Tabela2.A1" office:value-type="string">
            <text:p text:style-name="P10">Function code<text:span text:style-name="T5"/></text:p>
          </table:table-cell>
          <table:table-cell table:style-name="Tabela2.A1" office:value-type="string">
            <text:p text:style-name="P10">Data<text:span text:style-name="T5"/></text:p>
          </table:table-cell>
          <table:table-cell table:style-name="Tabela2.A1" office:value-type="string">
            <text:p text:style-name="P10">CRC Check<text:span text:style-name="T5"/></text:p>
          </table:table-cell>
        </table:table-row>
        <table:table-row table:style-name="Tabela2.1">
          <table:table-cell table:style-name="Tabela2.A2" office:value-type="string">
            <text:p text:style-name="Standard">8-Bits</text:p>
          </table:table-cell>
          <table:table-cell table:style-name="Tabela2.B2" office:value-type="string">
            <text:p text:style-name="Standard">8-Bits</text:p>
          </table:table-cell>
          <table:table-cell table:style-name="Tabela2.C2" office:value-type="string">
            <text:p text:style-name="Standard">Nx8-Bits</text:p>
          </table:table-cell>
          <table:table-cell table:style-name="Tabela2.D2" office:value-type="string">
            <text:p text:style-name="Standard">16-Bits</text:p>
          </table:table-cell>
        </table:table-row>
      </table:table>
      <text:p text:style-name="Standard"><text:span text:style-name="T5">Slave Address域：</text:span>是对应的从机地址，必须和逆变器的从机地址匹配。</text:p>
      <text:p text:style-name="Standard"><text:span text:style-name="T5">Function code域：</text:span>功能码，目前只开放03H、10H功能码。</text:p>
      <table:table table:name="Tabela3" table:style-name="Tabela3">
        <table:table-column table:style-name="Tabela3.A" table:number-columns-repeated="2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10">Function code(Hex)<text:span text:style-name="T5"/></text:p>
          </table:table-cell>
          <table:table-cell table:style-name="Tabela3.A1" office:value-type="string">
            <text:p text:style-name="P10">中文名<text:span text:style-name="T5"/></text:p>
          </table:table-cell>
          <table:table-cell table:style-name="Tabela3.A1" office:value-type="string">
            <text:p text:style-name="P10">寄存器地址<text:span text:style-name="T5"/></text:p>
          </table:table-cell>
          <table:table-cell table:style-name="Tabela3.A1" office:value-type="string">
            <text:p text:style-name="P10">功能<text:span text:style-name="T5"/></text:p>
          </table:table-cell>
        </table:table-row>
        <table:table-row table:style-name="Tabela3.1">
          <table:table-cell table:style-name="Tabela3.A2" office:value-type="string">
            <text:p text:style-name="Standard">02H</text:p>
          </table:table-cell>
          <table:table-cell table:style-name="Tabela3.B2" office:value-type="string">
            <text:p text:style-name="Standard">读开关输入状态</text:p>
          </table:table-cell>
          <table:table-cell table:style-name="Tabela3.C2" office:value-type="string">
            <text:p text:style-name="P11"/>
          </table:table-cell>
          <table:table-cell table:style-name="Tabela3.D2" office:value-type="string">
            <text:p text:style-name="Standard">读故障信息寄存器内容</text:p>
          </table:table-cell>
        </table:table-row>
        <table:table-row table:style-name="Tabela3.1">
          <table:table-cell table:style-name="Tabela3.A3" office:value-type="string">
            <text:p text:style-name="Standard">03H</text:p>
          </table:table-cell>
          <table:table-cell table:style-name="Tabela3.B3" office:value-type="string">
            <text:p text:style-name="Standard">读保持寄存器</text:p>
          </table:table-cell>
          <table:table-cell table:style-name="Tabela3.C3" office:value-type="string">
            <text:p text:style-name="Standard">0~59/500~2000</text:p>
          </table:table-cell>
          <table:table-cell table:style-name="Tabela3.D3" office:value-type="string">
            <text:p text:style-name="Standard">读设置寄存器内容</text:p>
          </table:table-cell>
        </table:table-row>
        <table:table-row table:style-name="Tabela3.1">
          <table:table-cell table:style-name="Tabela3.A4" office:value-type="string">
            <text:p text:style-name="Standard">04H</text:p>
          </table:table-cell>
          <table:table-cell table:style-name="Tabela3.B4" office:value-type="string">
            <text:p text:style-name="Standard">读输入寄存器</text:p>
          </table:table-cell>
          <table:table-cell table:style-name="Tabela3.C4" office:value-type="string">
            <text:p text:style-name="P11"/>
          </table:table-cell>
          <table:table-cell table:style-name="Tabela3.D4" office:value-type="string">
            <text:p text:style-name="Standard">读逆变器信息内容</text:p>
          </table:table-cell>
        </table:table-row>
        <table:table-row table:style-name="Tabela3.1">
          <table:table-cell table:style-name="Tabela3.A5" office:value-type="string">
            <text:p text:style-name="Standard">05H</text:p>
          </table:table-cell>
          <table:table-cell table:style-name="Tabela3.B5" office:value-type="string">
            <text:p text:style-name="Standard">写单个线圈</text:p>
          </table:table-cell>
          <table:table-cell table:style-name="Tabela3.C5" office:value-type="string">
            <text:p text:style-name="P11"/>
          </table:table-cell>
          <table:table-cell table:style-name="Tabela3.D5" office:value-type="string">
            <text:p text:style-name="Standard">开关机设置功能</text:p>
          </table:table-cell>
        </table:table-row>
        <table:table-row table:style-name="Tabela3.1">
          <table:table-cell table:style-name="Tabela3.A6" office:value-type="string">
            <text:p text:style-name="Standard">06H</text:p>
          </table:table-cell>
          <table:table-cell table:style-name="Tabela3.B6" office:value-type="string">
            <text:p text:style-name="Standard">写单个保持寄存器</text:p>
          </table:table-cell>
          <table:table-cell table:style-name="Tabela3.C6" office:value-type="string">
            <text:p text:style-name="P11"/>
          </table:table-cell>
          <table:table-cell table:style-name="Tabela3.D6" office:value-type="string">
            <text:p text:style-name="Standard">设置单字节功能</text:p>
          </table:table-cell>
        </table:table-row>
        <table:table-row table:style-name="Tabela3.1">
          <table:table-cell table:style-name="Tabela3.A7" office:value-type="string">
            <text:p text:style-name="Standard">10H</text:p>
          </table:table-cell>
          <table:table-cell table:style-name="Tabela3.B7" office:value-type="string">
            <text:p text:style-name="Standard">写多个保持寄存器</text:p>
          </table:table-cell>
          <table:table-cell table:style-name="Tabela3.C7" office:value-type="string">
            <text:p text:style-name="Standard">60-499</text:p>
          </table:table-cell>
          <table:table-cell table:style-name="Tabela3.D7" office:value-type="string">
            <text:p text:style-name="Standard">设置多字节功能</text:p>
          </table:table-cell>
        </table:table-row>
      </table:table>
      <text:p text:style-name="Standard"><text:span text:style-name="T5">Data域：</text:span>包括起始寄存器地址，数据长度，数据字节个数，数据内容。都是高字节在前，低字节在后。</text:p>
      <text:p text:style-name="Standard"><text:span text:style-name="T5">CRC Check域：</text:span><text:span text:style-name="T4"> </text:span>CRC查表校验方式，低字节在前高字节在后。</text:p>
      <text:list text:continue-numbering="true" text:style-name="WW8Num1">
        <text:list-item>
          <text:h text:style-name="P8" text:outline-level="1">错误信息及数据的处理</text:h>
        </text:list-item>
      </text:list>
      <text:p text:style-name="Standard">从机回复(16进制)：<text:span text:style-name="T4"> 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ext:soft-page-break/>
        <table:table-row table:style-name="Tabela4.1">
          <table:table-cell table:style-name="Tabela4.A1" office:value-type="string">
            <text:p text:style-name="P10">Slave Address</text:p>
          </table:table-cell>
          <table:table-cell table:style-name="Tabela4.A1" office:value-type="string">
            <text:p text:style-name="P10">Function code<text:span text:style-name="T5"/></text:p>
          </table:table-cell>
          <table:table-cell table:style-name="Tabela4.A1" office:value-type="string">
            <text:p text:style-name="P10">Error code<text:span text:style-name="T5"/></text:p>
          </table:table-cell>
          <table:table-cell table:style-name="Tabela4.A1" table:number-columns-spanned="2" office:value-type="string">
            <text:p text:style-name="P10">CRC Check<text:span text:style-name="T5"/></text:p>
          </table:table-cell>
          <table:covered-table-cell/>
        </table:table-row>
        <table:table-row table:style-name="Tabela4.1">
          <table:table-cell table:style-name="Tabela4.A2" table:number-rows-spanned="2" office:value-type="string">
            <text:p text:style-name="P12">xx</text:p>
          </table:table-cell>
          <table:table-cell table:style-name="Tabela4.B2" table:number-rows-spanned="2" office:value-type="string">
            <text:p text:style-name="P12">xx|0x80</text:p>
          </table:table-cell>
          <table:table-cell table:style-name="Tabela4.C2" table:number-rows-spanned="2" office:value-type="string">
            <text:p text:style-name="P12">xx</text:p>
          </table:table-cell>
          <table:table-cell table:style-name="Tabela4.D2" office:value-type="string">
            <text:p text:style-name="P12">低字节</text:p>
          </table:table-cell>
          <table:table-cell table:style-name="Tabela4.E2" office:value-type="string">
            <text:p text:style-name="Standard">高字节</text:p>
          </table:table-cell>
        </table:table-row>
        <table:table-row table:style-name="Tabela4.1">
          <table:covered-table-cell table:style-name="Tabela4.A2"/>
          <table:covered-table-cell table:style-name="Tabela4.B2"/>
          <table:covered-table-cell table:style-name="Tabela4.C2"/>
          <table:table-cell table:style-name="Tabela4.D3" office:value-type="string">
            <text:p text:style-name="P12">xx</text:p>
          </table:table-cell>
          <table:table-cell table:style-name="Tabela4.E3" office:value-type="string">
            <text:p text:style-name="P12">xx</text:p>
          </table:table-cell>
        </table:table-row>
      </table:table>
      <text:p text:style-name="P13">逆变器通讯模块检测到除了CRC 码出错以外的错误时，必须向主机回送信息，功能码的最高位置为1，即在主机发送的功能码的基础上加128 。<text:span text:style-name="T6"/></text:p>
      <text:p text:style-name="P14">逆变器通讯模块响应回送的错误码：<text:span text:style-name="T7"/></text:p>
      <text:p text:style-name="P13">0x01 非法的功能码<text:span text:style-name="T4"> </text:span>服务器不了解功能码</text:p>
      <text:p text:style-name="P13">0x02 非法的数据地址<text:span text:style-name="T4"> </text:span>与请求有关</text:p>
      <text:p text:style-name="P13">0x03 非法的数据值<text:span text:style-name="T4"> </text:span>与请求有关</text:p>
      <text:p text:style-name="P13">0x04服务故障<text:span text:style-name="T4"> </text:span>逆变器通讯模块在执行过程中无法取出数据故障</text:p>
      <text:list text:continue-numbering="true" text:style-name="WW8Num1">
        <text:list-item>
          <text:h text:style-name="P8" text:outline-level="1">详细协议描述</text:h>
        </text:list-item>
      </text:list>
      <text:p text:style-name="Standard">0-59寄存器地址为可读寄存器类型，<text:span text:style-name="T8"> </text:span><text:span text:style-name="T5">0x</text:span><text:span text:style-name="T5">03</text:span>功能码。</text:p>
      <text:p text:style-name="Standard">60-499寄存器地址为可读写寄存器类型，<text:span text:style-name="T8"> </text:span><text:span text:style-name="T5">0x10</text:span>功能码。</text:p>
      <text:p text:style-name="Standard">500-2000寄存器地址为可读寄存器类型，<text:span text:style-name="T8"> </text:span><text:span text:style-name="T5">0x</text:span><text:span text:style-name="T5">03</text:span>功能码。</text:p>
      <text:p text:style-name="Standard"/>
      <text:list xml:id="list134845047077745" text:continue-numbering="true" text:style-name="WW8Num1">
        <text:list-item>
          <text:list>
            <text:list-item>
              <text:h text:style-name="P9" text:outline-level="2">03读固有属性区，对应功能码0x03,地址范围0~59</text:h>
            </text:list-item>
          </text:list>
        </text:list-item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 table:style-name="Tabela5.1">
          <table:table-cell table:style-name="Tabela5.A1" office:value-type="string">
            <text:p text:style-name="P15"><text:span text:style-name="T9">A</text:span><text:span text:style-name="T9">ddr</text:span></text:p>
          </table:table-cell>
          <table:table-cell table:style-name="Tabela5.A1" office:value-type="string">
            <text:p text:style-name="P16">Register meaning<text:span text:style-name="T9"/></text:p>
          </table:table-cell>
          <table:table-cell table:style-name="Tabela5.A1" office:value-type="string">
            <text:p text:style-name="P16">R/W<text:span text:style-name="T9"/></text:p>
          </table:table-cell>
          <table:table-cell table:style-name="Tabela5.A1" office:value-type="string">
            <text:p text:style-name="P16">data range<text:span text:style-name="T9"/></text:p>
          </table:table-cell>
          <table:table-cell table:style-name="Tabela5.A1" office:value-type="string">
            <text:p text:style-name="P16">unit<text:span text:style-name="T9"/></text:p>
          </table:table-cell>
          <table:table-cell table:style-name="Tabela5.A1" office:value-type="string">
            <text:p text:style-name="P16">note<text:span text:style-name="T9"/></text:p>
          </table:table-cell>
        </table:table-row>
        <table:table-row table:style-name="Tabela5.2">
          <table:table-cell table:style-name="Tabela5.A1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5.2">
          <table:table-cell table:style-name="Tabela5.A3" office:value-type="string">
            <text:p text:style-name="P16">000</text:p>
          </table:table-cell>
          <table:table-cell table:style-name="Tabela5.B3" office:value-type="string">
            <text:p text:style-name="P16">设备类型<text:span text:style-name="T9"/></text:p>
            <text:p text:style-name="P16">Device type<text:span text:style-name="T9"/></text:p>
          </table:table-cell>
          <table:table-cell table:style-name="Tabela5.C3" office:value-type="string">
            <text:p text:style-name="P18">R<text:span text:style-name="T9"/></text:p>
          </table:table-cell>
          <table:table-cell table:style-name="Tabela5.D3" office:value-type="string">
            <text:p text:style-name="P19"/>
          </table:table-cell>
          <table:table-cell table:style-name="Tabela5.E3" office:value-type="string">
            <text:p text:style-name="P20"/>
          </table:table-cell>
          <table:table-cell table:style-name="Tabela5.F3" office:value-type="string">
            <text:p text:style-name="P15"><text:span text:style-name="T9">0X0200 <text:s/>组串机</text:span><text:span text:style-name="T10"> </text:span><text:span text:style-name="T9">inverter</text:span></text:p>
            <text:p text:style-name="P15"><text:span text:style-name="T9">0X0300 <text:s/>单相储能机</text:span><text:span text:style-name="T10"> </text:span><text:span text:style-name="T9">hybird</text:span></text:p>
            <text:p text:style-name="P15"><text:span text:style-name="T9">0X0400 <text:s/>微逆机MI</text:span><text:span text:style-name="T9"> microinverter</text:span></text:p>
            <text:p text:style-name="P15"><text:span text:style-name="T9">0X0500 <text:s/>低压三相储能机</text:span><text:span text:style-name="T10"> </text:span><text:span text:style-name="T9">phase3 hybird</text:span></text:p>
            <text:p text:style-name="P16">0X0600 <text:s/>高压三相储能机<text:span text:style-name="T9"/></text:p>
            <text:p text:style-name="P16"><text:span text:style-name="T4"><text:s text:c="9"/></text:span>0600 <text:s text:c="2"/>三相高压6-15kw</text:p>
            <text:p text:style-name="P16"><text:span text:style-name="T4"><text:s text:c="9"/></text:span>0601 <text:s text:c="2"/>三相高压20-50kw </text:p>
          </table:table-cell>
        </table:table-row>
        <table:table-row table:style-name="Tabela5.2">
          <table:table-cell table:style-name="Tabela5.A4" office:value-type="string">
            <text:p text:style-name="P16">001<text:span text:style-name="T9"/></text:p>
          </table:table-cell>
          <table:table-cell table:style-name="Tabela5.B4" office:value-type="string">
            <text:p text:style-name="P15"><text:span text:style-name="T9">Modbus </text:span><text:span text:style-name="T9">address</text:span></text:p>
          </table:table-cell>
          <table:table-cell table:style-name="Tabela5.C4" office:value-type="string">
            <text:p text:style-name="P18">R<text:span text:style-name="T9"/></text:p>
          </table:table-cell>
          <table:table-cell table:style-name="Tabela5.D4" office:value-type="string">
            <text:p text:style-name="P18">[1,247]<text:span text:style-name="T9"/></text:p>
          </table:table-cell>
          <table:table-cell table:style-name="Tabela5.E4" office:value-type="string">
            <text:p text:style-name="P20"/>
          </table:table-cell>
          <table:table-cell table:style-name="Tabela5.F4" office:value-type="string">
            <text:p text:style-name="P20"/>
          </table:table-cell>
        </table:table-row>
        <table:table-row table:style-name="Tabela5.2">
          <table:table-cell table:style-name="Tabela5.A5" office:value-type="string">
            <text:p text:style-name="P15"><text:span text:style-name="T9">00</text:span><text:span text:style-name="T9">2</text:span></text:p>
          </table:table-cell>
          <table:table-cell table:style-name="Tabela5.B5" office:value-type="string">
            <text:p text:style-name="P16">通讯协议版本Communication protocol version<text:span text:style-name="T9"/></text:p>
          </table:table-cell>
          <table:table-cell table:style-name="Tabela5.C5" office:value-type="string">
            <text:p text:style-name="P18">R<text:span text:style-name="T9"/></text:p>
          </table:table-cell>
          <table:table-cell table:style-name="Tabela5.D5" office:value-type="string">
            <text:p text:style-name="P18">‘0’~’9’; ‘A’~’Z’<text:span text:style-name="T9"/></text:p>
          </table:table-cell>
          <table:table-cell table:style-name="Tabela5.E5" office:value-type="string">
            <text:p text:style-name="P20"/>
          </table:table-cell>
          <table:table-cell table:style-name="Tabela5.F5" office:value-type="string">
            <text:p text:style-name="P16">固件所遵从的本协议的版本，如<text:span text:style-name="T4"> </text:span>0x 0102 代表<text:span text:style-name="T4"> </text:span>1.2 版</text:p>
          </table:table-cell>
        </table:table-row>
        <table:table-row table:style-name="Tabela5.6">
          <table:table-cell table:style-name="Tabela5.A6" table:number-rows-spanned="2" office:value-type="string">
            <text:p text:style-name="P15"><text:span text:style-name="T9">00</text:span><text:span text:style-name="T9">3</text:span></text:p>
          </table:table-cell>
          <table:table-cell table:style-name="Tabela5.B6" office:value-type="string">
            <text:p text:style-name="P15"><text:span text:style-name="T9">SN </text:span><text:span text:style-name="T9">byte</text:span><text:span text:style-name="T9"> </text:span><text:span text:style-name="T9">01</text:span></text:p>
          </table:table-cell>
          <table:table-cell table:style-name="Tabela5.C6" table:number-rows-spanned="2" office:value-type="string">
            <text:p text:style-name="P18">R<text:span text:style-name="T9"/></text:p>
          </table:table-cell>
          <table:table-cell table:style-name="Tabela5.D6" table:number-rows-spanned="2" office:value-type="string">
            <text:p text:style-name="P18">‘0’~’9’; ‘A’~’Z’<text:span text:style-name="T9"/></text:p>
          </table:table-cell>
          <table:table-cell table:style-name="Tabela5.E6" table:number-rows-spanned="2" office:value-type="string">
            <text:p text:style-name="P20"/>
          </table:table-cell>
          <table:table-cell table:style-name="Tabela5.F6" table:number-rows-spanned="10" office:value-type="string">
            <text:p text:style-name="P16">The serial number is ten ASCII characters,<text:span text:style-name="T9"/></text:p>
            <text:p text:style-name="P16">If "AH12345678",<text:span text:style-name="T9"/></text:p>
            <text:p text:style-name="P16">Byte 01 is 0x41 (A),<text:span text:style-name="T9"/></text:p>
            <text:p text:style-name="P16">The 02nd byte is 0x48 (H),<text:span text:style-name="T9"/></text:p>
            <text:p text:style-name="P16">……<text:span text:style-name="T9"/></text:p>
            <text:p text:style-name="P16">The 09th byte is 0x37 (7),<text:span text:style-name="T9"/></text:p>
            <text:p text:style-name="P16">The tenth byte is 0x38 (8).<text:span text:style-name="T9"/></text:p>
            <text:p text:style-name="P16"/>
          </table:table-cell>
        </table:table-row>
        <table:table-row table:style-name="Tabela5.6">
          <table:covered-table-cell table:style-name="Tabela5.A6"/>
          <table:table-cell table:style-name="Tabela5.B7" office:value-type="string">
            <text:p text:style-name="P15"><text:span text:style-name="T9">SN</text:span><text:span text:style-name="T9"> byte 0</text:span><text:span text:style-name="T9">2</text:span></text:p>
          </table:table-cell>
          <table:covered-table-cell table:style-name="Tabela5.C6"/>
          <table:covered-table-cell table:style-name="Tabela5.D6"/>
          <table:covered-table-cell table:style-name="Tabela5.E6"/>
          <table:covered-table-cell table:style-name="Tabela5.F6"/>
        </table:table-row>
        <table:table-row table:style-name="Tabela5.6">
          <table:table-cell table:style-name="Tabela5.A8" table:number-rows-spanned="2" office:value-type="string">
            <text:p text:style-name="P16">004<text:span text:style-name="T9"/></text:p>
          </table:table-cell>
          <table:table-cell table:style-name="Tabela5.B8" office:value-type="string">
            <text:p text:style-name="P15"><text:span text:style-name="T9">SN </text:span><text:span text:style-name="T9">byte 0</text:span><text:span text:style-name="T9">3</text:span></text:p>
          </table:table-cell>
          <table:table-cell table:style-name="Tabela5.C8" table:number-rows-spanned="2" office:value-type="string">
            <text:p text:style-name="P18">R<text:span text:style-name="T9"/></text:p>
          </table:table-cell>
          <table:table-cell table:style-name="Tabela5.D8" table:number-rows-spanned="2" office:value-type="string">
            <text:p text:style-name="P18">‘0’~’9’; ‘A’~’Z’<text:span text:style-name="T9"/></text:p>
          </table:table-cell>
          <table:table-cell table:style-name="Tabela5.E8" table:number-rows-spanned="2" office:value-type="string">
            <text:p text:style-name="P20"/>
          </table:table-cell>
          <table:covered-table-cell table:style-name="Tabela5.F6"/>
        </table:table-row>
        <table:table-row table:style-name="Tabela5.9">
          <table:covered-table-cell table:style-name="Tabela5.A8"/>
          <table:table-cell table:style-name="Tabela5.B9" office:value-type="string">
            <text:p text:style-name="P15"><text:span text:style-name="T9">SN</text:span><text:span text:style-name="T9"> byte 0</text:span><text:span text:style-name="T9">4</text:span></text:p>
          </table:table-cell>
          <table:covered-table-cell table:style-name="Tabela5.C8"/>
          <table:covered-table-cell table:style-name="Tabela5.D8"/>
          <table:covered-table-cell table:style-name="Tabela5.E8"/>
          <table:covered-table-cell table:style-name="Tabela5.F6"/>
        </table:table-row>
        <table:table-row table:style-name="Tabela5.6">
          <table:table-cell table:style-name="Tabela5.A10" table:number-rows-spanned="2" office:value-type="string">
            <text:p text:style-name="P16">005<text:span text:style-name="T9"/></text:p>
          </table:table-cell>
          <table:table-cell table:style-name="Tabela5.B10" office:value-type="string">
            <text:p text:style-name="P15"><text:span text:style-name="T9">SN</text:span><text:span text:style-name="T9"> byte 0</text:span><text:span text:style-name="T9">5</text:span></text:p>
          </table:table-cell>
          <table:table-cell table:style-name="Tabela5.C10" table:number-rows-spanned="2" office:value-type="string">
            <text:p text:style-name="P18">R<text:span text:style-name="T9"/></text:p>
          </table:table-cell>
          <table:table-cell table:style-name="Tabela5.D10" table:number-rows-spanned="2" office:value-type="string">
            <text:p text:style-name="P18">‘0’~’9’; ‘A’~’Z’<text:span text:style-name="T9"/></text:p>
          </table:table-cell>
          <table:table-cell table:style-name="Tabela5.E10" table:number-rows-spanned="2" office:value-type="string">
            <text:p text:style-name="P20"/>
          </table:table-cell>
          <table:covered-table-cell table:style-name="Tabela5.F6"/>
        </table:table-row>
        <table:table-row table:style-name="Tabela5.6">
          <table:covered-table-cell table:style-name="Tabela5.A10"/>
          <table:table-cell table:style-name="Tabela5.B11" office:value-type="string">
            <text:p text:style-name="P15"><text:span text:style-name="T9">SN</text:span><text:span text:style-name="T9"> byte 0</text:span><text:span text:style-name="T9">6</text:span></text:p>
          </table:table-cell>
          <table:covered-table-cell table:style-name="Tabela5.C10"/>
          <table:covered-table-cell table:style-name="Tabela5.D10"/>
          <table:covered-table-cell table:style-name="Tabela5.E10"/>
          <table:covered-table-cell table:style-name="Tabela5.F6"/>
        </table:table-row>
        <table:table-row table:style-name="Tabela5.6">
          <table:table-cell table:style-name="Tabela5.A12" table:number-rows-spanned="2" office:value-type="string">
            <text:p text:style-name="P16">006<text:span text:style-name="T9"/></text:p>
          </table:table-cell>
          <table:table-cell table:style-name="Tabela5.B12" office:value-type="string">
            <text:p text:style-name="P15"><text:span text:style-name="T9">SN</text:span><text:span text:style-name="T9"> byte 0</text:span><text:span text:style-name="T9">7</text:span></text:p>
          </table:table-cell>
          <table:table-cell table:style-name="Tabela5.C12" table:number-rows-spanned="2" office:value-type="string">
            <text:p text:style-name="P18">R<text:span text:style-name="T9"/></text:p>
          </table:table-cell>
          <table:table-cell table:style-name="Tabela5.D12" table:number-rows-spanned="2" office:value-type="string">
            <text:p text:style-name="P18">‘0’~’9’; ‘A’~’Z’<text:span text:style-name="T9"/></text:p>
          </table:table-cell>
          <table:table-cell table:style-name="Tabela5.E12" table:number-rows-spanned="2" office:value-type="string">
            <text:p text:style-name="P20"/>
          </table:table-cell>
          <table:covered-table-cell table:style-name="Tabela5.F6"/>
        </table:table-row>
        <table:table-row table:style-name="Tabela5.6">
          <table:covered-table-cell table:style-name="Tabela5.A12"/>
          <table:table-cell table:style-name="Tabela5.B13" office:value-type="string">
            <text:p text:style-name="P15"><text:span text:style-name="T9">SN</text:span><text:span text:style-name="T9"> byte 0</text:span><text:span text:style-name="T9">8</text:span></text:p>
          </table:table-cell>
          <table:covered-table-cell table:style-name="Tabela5.C12"/>
          <table:covered-table-cell table:style-name="Tabela5.D12"/>
          <table:covered-table-cell table:style-name="Tabela5.E12"/>
          <table:covered-table-cell table:style-name="Tabela5.F6"/>
        </table:table-row>
        <table:table-row table:style-name="Tabela5.6">
          <table:table-cell table:style-name="Tabela5.A14" table:number-rows-spanned="2" office:value-type="string">
            <text:p text:style-name="P16">007<text:span text:style-name="T9"/></text:p>
          </table:table-cell>
          <table:table-cell table:style-name="Tabela5.B14" office:value-type="string">
            <text:p text:style-name="P15"><text:span text:style-name="T9">SN</text:span><text:span text:style-name="T9"> byte 0</text:span><text:span text:style-name="T9">9</text:span></text:p>
          </table:table-cell>
          <table:table-cell table:style-name="Tabela5.C14" table:number-rows-spanned="2" office:value-type="string">
            <text:p text:style-name="P18">R<text:span text:style-name="T9"/></text:p>
          </table:table-cell>
          <table:table-cell table:style-name="Tabela5.D14" table:number-rows-spanned="2" office:value-type="string">
            <text:p text:style-name="P18">‘0’~’9’; <text:soft-page-break/>‘A’~’Z’<text:span text:style-name="T9"/></text:p>
          </table:table-cell>
          <table:table-cell table:style-name="Tabela5.E14" table:number-rows-spanned="2" office:value-type="string">
            <text:p text:style-name="P20"/>
          </table:table-cell>
          <table:covered-table-cell table:style-name="Tabela5.F6"/>
        </table:table-row>
        <table:table-row table:style-name="Tabela5.15">
          <table:covered-table-cell table:style-name="Tabela5.A14"/>
          <table:table-cell table:style-name="Tabela5.B15" office:value-type="string">
            <text:p text:style-name="P15"><text:span text:style-name="T9">SN</text:span><text:span text:style-name="T9"> byte </text:span><text:span text:style-name="T9">10</text:span></text:p>
          </table:table-cell>
          <table:covered-table-cell table:style-name="Tabela5.C14"/>
          <table:covered-table-cell table:style-name="Tabela5.D14"/>
          <table:covered-table-cell table:style-name="Tabela5.E14"/>
          <table:covered-table-cell table:style-name="Tabela5.F6"/>
        </table:table-row>
        <table:table-row table:style-name="Tabela5.2">
          <table:table-cell table:style-name="Tabela5.A16" office:value-type="string">
            <text:p text:style-name="P16">008<text:span text:style-name="T9"/></text:p>
          </table:table-cell>
          <table:table-cell table:style-name="Tabela5.B16" office:value-type="string">
            <text:p text:style-name="P16">功率等级<text:span text:style-name="T9"/></text:p>
            <text:p text:style-name="P15"><text:bookmark-start text:name="OLE_LINK126"/><text:bookmark-start text:name="OLE_LINK128"/><text:span text:style-name="T9">Rated</text:span><text:span text:style-name="T9"> </text:span><text:span text:style-name="T9">Power</text:span><text:bookmark-end text:name="OLE_LINK126"/><text:bookmark-end text:name="OLE_LINK128"/></text:p>
          </table:table-cell>
          <table:table-cell table:style-name="Tabela5.C16" office:value-type="string">
            <text:p text:style-name="P18">R<text:span text:style-name="T9"/></text:p>
          </table:table-cell>
          <table:table-cell table:style-name="Tabela5.D16" office:value-type="string">
            <text:p text:style-name="P18">0x0000<text:span text:style-name="T9"/></text:p>
          </table:table-cell>
          <table:table-cell table:style-name="Tabela5.E16" office:value-type="string">
            <text:p text:style-name="P20"/>
          </table:table-cell>
          <table:table-cell table:style-name="Tabela5.F16" office:value-type="string">
            <text:list text:style-name="WW8Num7">
              <text:list-item>
                <text:p text:style-name="P21" loext:marker-style-name="T9"/>
              </text:list-item>
            </text:list>
            <text:p text:style-name="P16"/>
          </table:table-cell>
        </table:table-row>
        <table:table-row table:style-name="Tabela5.17">
          <table:table-cell table:style-name="Tabela5.A17" office:value-type="string">
            <text:p text:style-name="P16">009<text:span text:style-name="T9"/></text:p>
          </table:table-cell>
          <table:table-cell table:style-name="Tabela5.B17" office:value-type="string">
            <text:p text:style-name="P16">保留字<text:span text:style-name="T9"/></text:p>
            <text:p text:style-name="P16">undefined<text:span text:style-name="T9"/></text:p>
          </table:table-cell>
          <table:table-cell table:style-name="Tabela5.C17" office:value-type="string">
            <text:p text:style-name="P18">R<text:span text:style-name="T9"/></text:p>
          </table:table-cell>
          <table:table-cell table:style-name="Tabela5.D17" office:value-type="string">
            <text:p text:style-name="P18">0x0000<text:span text:style-name="T9"/></text:p>
          </table:table-cell>
          <table:table-cell table:style-name="Tabela5.E17" office:value-type="string">
            <text:p text:style-name="P20"/>
          </table:table-cell>
          <table:table-cell table:style-name="Tabela5.F17" office:value-type="string">
            <text:p text:style-name="P20"/>
          </table:table-cell>
        </table:table-row>
        <table:table-row table:style-name="Tabela5.17">
          <table:table-cell table:style-name="Tabela5.A18" office:value-type="string">
            <text:p text:style-name="P16">010<text:span text:style-name="T9"/></text:p>
          </table:table-cell>
          <table:table-cell table:style-name="Tabela5.B18" office:value-type="string">
            <text:p text:style-name="P16">MCU board Version<text:span text:style-name="T9"/></text:p>
          </table:table-cell>
          <table:table-cell table:style-name="Tabela5.C18" office:value-type="string">
            <text:p text:style-name="P18">R<text:span text:style-name="T9"/></text:p>
          </table:table-cell>
          <table:table-cell table:style-name="Tabela5.D18" office:value-type="string">
            <text:p text:style-name="P18">0xFFFF<text:span text:style-name="T9"/></text:p>
          </table:table-cell>
          <table:table-cell table:style-name="Tabela5.E18" office:value-type="string">
            <text:p text:style-name="P20"/>
          </table:table-cell>
          <table:table-cell table:style-name="Tabela5.F18" office:value-type="string">
            <text:p text:style-name="P15"><text:span text:style-name="T9">B</text:span><text:span text:style-name="T9">it0-7 <text:s/>Grid-standard Version</text:span></text:p>
            <text:p text:style-name="P15"><text:span text:style-name="T9">B</text:span><text:span text:style-name="T9">it8-15 undefined</text:span></text:p>
          </table:table-cell>
        </table:table-row>
        <table:table-row table:style-name="Tabela5.17">
          <table:table-cell table:style-name="Tabela5.A19" office:value-type="string">
            <text:p text:style-name="P16">011<text:span text:style-name="T9"/></text:p>
          </table:table-cell>
          <table:table-cell table:style-name="Tabela5.B19" office:value-type="string">
            <text:p text:style-name="P16">控制板辅助单片机软件版本号<text:span text:style-name="T9"/></text:p>
            <text:p text:style-name="P16">Assistant program version<text:span text:style-name="T9"/></text:p>
            <text:p text:style-name="P16">控制板启动程序版本号<text:span text:style-name="T9"/></text:p>
            <text:p text:style-name="P16">bootloader software version<text:span text:style-name="T9"/></text:p>
          </table:table-cell>
          <table:table-cell table:style-name="Tabela5.C19" office:value-type="string">
            <text:p text:style-name="P18">R<text:span text:style-name="T9"/></text:p>
          </table:table-cell>
          <table:table-cell table:style-name="Tabela5.D19" office:value-type="string">
            <text:p text:style-name="P18">0XFFFF<text:span text:style-name="T9"/></text:p>
          </table:table-cell>
          <table:table-cell table:style-name="Tabela5.E19" office:value-type="string">
            <text:p text:style-name="P20"/>
          </table:table-cell>
          <table:table-cell table:style-name="Tabela5.F19" office:value-type="string">
            <text:p text:style-name="P15"><text:span text:style-name="T9">B</text:span><text:span text:style-name="T9">it0-7 启动程序</text:span><text:span text:style-name="T10"> </text:span><text:span text:style-name="T9">bootloader software</text:span></text:p>
            <text:p text:style-name="P15"><text:span text:style-name="T9">B</text:span><text:span text:style-name="T9">it8-15 <text:s/>辅助程序</text:span><text:span text:style-name="T10"> </text:span><text:span text:style-name="T9">Assistant program</text:span></text:p>
          </table:table-cell>
        </table:table-row>
        <table:table-row table:style-name="Tabela5.17">
          <table:table-cell table:style-name="Tabela5.A20" office:value-type="string">
            <text:p text:style-name="P16">012<text:span text:style-name="T9"/></text:p>
          </table:table-cell>
          <table:table-cell table:style-name="Tabela5.B20" office:value-type="string">
            <text:p text:style-name="P16">拉弧版本号<text:span text:style-name="T9"/></text:p>
            <text:p text:style-name="P15"><text:span text:style-name="T9">AFCI</text:span><text:span text:style-name="T9"> </text:span><text:span text:style-name="T9">Version</text:span></text:p>
          </table:table-cell>
          <table:table-cell table:style-name="Tabela5.C20" office:value-type="string">
            <text:p text:style-name="P18">R<text:span text:style-name="T9"/></text:p>
          </table:table-cell>
          <table:table-cell table:style-name="Tabela5.D20" office:value-type="string">
            <text:p text:style-name="P19"/>
          </table:table-cell>
          <table:table-cell table:style-name="Tabela5.E20" office:value-type="string">
            <text:p text:style-name="P20"/>
          </table:table-cell>
          <table:table-cell table:style-name="Tabela5.F20" office:value-type="string">
            <text:p text:style-name="P20"/>
          </table:table-cell>
        </table:table-row>
        <table:table-row table:style-name="Tabela5.17">
          <table:table-cell table:style-name="Tabela5.A21" office:value-type="string">
            <text:p text:style-name="P16">013<text:span text:style-name="T9"/></text:p>
          </table:table-cell>
          <table:table-cell table:style-name="Tabela5.B21" office:value-type="string">
            <text:p text:style-name="P16">辅助单片机版本号<text:span text:style-name="T9"/></text:p>
            <text:p text:style-name="P16">Slave MCU Version<text:span text:style-name="T9"/></text:p>
          </table:table-cell>
          <table:table-cell table:style-name="Tabela5.C21" office:value-type="string">
            <text:p text:style-name="P18">R<text:span text:style-name="T9"/></text:p>
          </table:table-cell>
          <table:table-cell table:style-name="Tabela5.D21" office:value-type="string">
            <text:p text:style-name="P19"/>
          </table:table-cell>
          <table:table-cell table:style-name="Tabela5.E21" office:value-type="string">
            <text:p text:style-name="P20"/>
          </table:table-cell>
          <table:table-cell table:style-name="Tabela5.F21" office:value-type="string">
            <text:p text:style-name="P20"/>
          </table:table-cell>
        </table:table-row>
        <table:table-row table:style-name="Tabela5.9">
          <table:table-cell table:style-name="Tabela5.A22" office:value-type="string">
            <text:p text:style-name="P16">014<text:span text:style-name="T9"/></text:p>
          </table:table-cell>
          <table:table-cell table:style-name="Tabela5.B22" office:value-type="string">
            <text:p text:style-name="P15"><text:span text:style-name="T9">控制板固件版本</text:span><text:span text:style-name="T9">-字段2</text:span></text:p>
            <text:p text:style-name="P16">Control panel firmware version-2<text:span text:style-name="T9"/></text:p>
          </table:table-cell>
          <table:table-cell table:style-name="Tabela5.C22" office:value-type="string">
            <text:p text:style-name="P18">R<text:span text:style-name="T9"/></text:p>
          </table:table-cell>
          <table:table-cell table:style-name="Tabela5.D22" office:value-type="string">
            <text:p text:style-name="P19"/>
          </table:table-cell>
          <table:table-cell table:style-name="Tabela5.E22" office:value-type="string">
            <text:p text:style-name="P20"/>
          </table:table-cell>
          <table:table-cell table:style-name="Tabela5.F22" office:value-type="string">
            <text:p text:style-name="P22">举例0x2001<text:span text:style-name="T11"/></text:p>
            <text:p text:style-name="P22">高字节0x20 为三相低压储能固有<text:span text:style-name="T11"/></text:p>
            <text:p text:style-name="P22">低字节0x01 为硬件版本号，出厂设定不可更改<text:span text:style-name="T11"/></text:p>
            <text:p text:style-name="P16">密码for debug<text:span text:style-name="T9"/></text:p>
          </table:table-cell>
        </table:table-row>
        <table:table-row table:style-name="Tabela5.17">
          <table:table-cell table:style-name="Tabela5.A23" office:value-type="string">
            <text:p text:style-name="P16">015<text:span text:style-name="T9"/></text:p>
          </table:table-cell>
          <table:table-cell table:style-name="Tabela5.B23" office:value-type="string">
            <text:p text:style-name="P15"><text:span text:style-name="T12">控制板固件版本</text:span><text:span text:style-name="T12">-主版本</text:span></text:p>
            <text:p text:style-name="P16">Control panel firmware master version</text:p>
          </table:table-cell>
          <table:table-cell table:style-name="Tabela5.C23" office:value-type="string">
            <text:p text:style-name="P18">R</text:p>
          </table:table-cell>
          <table:table-cell table:style-name="Tabela5.D23" office:value-type="string">
            <text:p text:style-name="P19"/>
          </table:table-cell>
          <table:table-cell table:style-name="Tabela5.E23" office:value-type="string">
            <text:p text:style-name="P20"/>
          </table:table-cell>
          <table:table-cell table:style-name="Tabela5.F23" office:value-type="string">
            <text:p text:style-name="P22">举例：0x1001<text:span text:style-name="T11"/></text:p>
            <text:p text:style-name="P22">Bit12-15：数字表示发行版本，大版本区分；F表示研发内部测试版本<text:span text:style-name="T11"/></text:p>
            <text:p text:style-name="P22">Bit0-11：版本流水号<text:span text:style-name="T9"/></text:p>
          </table:table-cell>
        </table:table-row>
        <table:table-row table:style-name="Tabela5.17">
          <table:table-cell table:style-name="Tabela5.A24" office:value-type="string">
            <text:p text:style-name="P16">016<text:span text:style-name="T9"/></text:p>
          </table:table-cell>
          <table:table-cell table:style-name="Tabela5.B24" office:value-type="string">
            <text:p text:style-name="P15"><text:span text:style-name="T9">通讯板固件版本</text:span><text:span text:style-name="T9">-字段1</text:span></text:p>
            <text:p text:style-name="P16">Comm panel firmware version-1<text:span text:style-name="T9"/></text:p>
          </table:table-cell>
          <table:table-cell table:style-name="Tabela5.C24" office:value-type="string">
            <text:p text:style-name="P18">R<text:span text:style-name="T9"/></text:p>
          </table:table-cell>
          <table:table-cell table:style-name="Tabela5.D24" office:value-type="string">
            <text:p text:style-name="P19"/>
          </table:table-cell>
          <table:table-cell table:style-name="Tabela5.E24" office:value-type="string">
            <text:p text:style-name="P20"/>
          </table:table-cell>
          <table:table-cell table:style-name="Tabela5.F24" office:value-type="string">
            <text:p text:style-name="P20"/>
          </table:table-cell>
        </table:table-row>
        <table:table-row table:style-name="Tabela5.17">
          <table:table-cell table:style-name="Tabela5.A25" office:value-type="string">
            <text:p text:style-name="P16">017<text:span text:style-name="T9"/></text:p>
          </table:table-cell>
          <table:table-cell table:style-name="Tabela5.B25" office:value-type="string">
            <text:p text:style-name="P15"><text:span text:style-name="T9">通讯板固件版本</text:span><text:span text:style-name="T9">-字段2</text:span></text:p>
            <text:p text:style-name="P16">Comm panel firmware version-2<text:span text:style-name="T9"/></text:p>
          </table:table-cell>
          <table:table-cell table:style-name="Tabela5.C25" office:value-type="string">
            <text:p text:style-name="P18">R<text:span text:style-name="T9"/></text:p>
          </table:table-cell>
          <table:table-cell table:style-name="Tabela5.D25" office:value-type="string">
            <text:p text:style-name="P19"/>
          </table:table-cell>
          <table:table-cell table:style-name="Tabela5.E25" office:value-type="string">
            <text:p text:style-name="P20"/>
          </table:table-cell>
          <table:table-cell table:style-name="Tabela5.F25" office:value-type="string">
            <text:p text:style-name="P20"/>
          </table:table-cell>
        </table:table-row>
        <table:table-row table:style-name="Tabela5.17">
          <table:table-cell table:style-name="Tabela5.A26" office:value-type="string">
            <text:p text:style-name="P16">018<text:span text:style-name="T9"/></text:p>
          </table:table-cell>
          <table:table-cell table:style-name="Tabela5.B26" office:value-type="string">
            <text:p text:style-name="P15"><text:span text:style-name="T12">通讯板固件版本</text:span><text:span text:style-name="T12">-主版本</text:span></text:p>
            <text:p text:style-name="P16">Comm panel firmware master version</text:p>
          </table:table-cell>
          <table:table-cell table:style-name="Tabela5.C26" office:value-type="string">
            <text:p text:style-name="P18">R</text:p>
          </table:table-cell>
          <table:table-cell table:style-name="Tabela5.D26" office:value-type="string">
            <text:p text:style-name="P19"/>
          </table:table-cell>
          <table:table-cell table:style-name="Tabela5.E26" office:value-type="string">
            <text:p text:style-name="P20"/>
          </table:table-cell>
          <table:table-cell table:style-name="Tabela5.F26" office:value-type="string">
            <text:p text:style-name="P20"/>
          </table:table-cell>
        </table:table-row>
        <table:table-row table:style-name="Tabela5.17">
          <table:table-cell table:style-name="Tabela5.A27" office:value-type="string">
            <text:p text:style-name="P16">019<text:span text:style-name="T9"/></text:p>
          </table:table-cell>
          <table:table-cell table:style-name="Tabela5.B27" office:value-type="string">
            <text:p text:style-name="P16">安规类型<text:span text:style-name="T9"/></text:p>
            <text:p text:style-name="P16">Safety type<text:span text:style-name="T9"/></text:p>
          </table:table-cell>
          <table:table-cell table:style-name="Tabela5.C27" office:value-type="string">
            <text:p text:style-name="P18">R<text:span text:style-name="T9"/></text:p>
          </table:table-cell>
          <table:table-cell table:style-name="Tabela5.D27" office:value-type="string">
            <text:p text:style-name="P19"/>
          </table:table-cell>
          <table:table-cell table:style-name="Tabela5.E27" office:value-type="string">
            <text:p text:style-name="P20"/>
          </table:table-cell>
          <table:table-cell table:style-name="Tabela5.F27" office:value-type="string">
            <text:p text:style-name="P20"/>
          </table:table-cell>
        </table:table-row>
        <table:table-row table:style-name="Tabela5.17">
          <table:table-cell table:style-name="Tabela5.A28" office:value-type="string">
            <text:p text:style-name="P16">020<text:span text:style-name="T9"/></text:p>
          </table:table-cell>
          <table:table-cell table:style-name="Tabela5.B28" office:value-type="string">
            <text:p text:style-name="P16">额定功率低字<text:span text:style-name="T9"/></text:p>
            <text:p text:style-name="P16">Rated power low word<text:span text:style-name="T9"/></text:p>
          </table:table-cell>
          <table:table-cell table:style-name="Tabela5.C28" office:value-type="string">
            <text:p text:style-name="P18">R<text:span text:style-name="T9"/></text:p>
          </table:table-cell>
          <table:table-cell table:style-name="Tabela5.D28" office:value-type="string">
            <text:p text:style-name="P19"/>
          </table:table-cell>
          <table:table-cell table:style-name="Tabela5.E28" office:value-type="string">
            <text:p text:style-name="P16">0.1W<text:span text:style-name="T9"/></text:p>
          </table:table-cell>
          <table:table-cell table:style-name="Tabela5.F28" office:value-type="string">
            <text:p text:style-name="P20"/>
          </table:table-cell>
        </table:table-row>
        <table:table-row table:style-name="Tabela5.17">
          <table:table-cell table:style-name="Tabela5.A29" office:value-type="string">
            <text:p text:style-name="P16">021<text:span text:style-name="T9"/></text:p>
          </table:table-cell>
          <table:table-cell table:style-name="Tabela5.B29" office:value-type="string">
            <text:p text:style-name="P16">额定功率高字<text:span text:style-name="T9"/></text:p>
            <text:p text:style-name="P16">Rated power high word<text:span text:style-name="T9"/></text:p>
          </table:table-cell>
          <table:table-cell table:style-name="Tabela5.C29" office:value-type="string">
            <text:p text:style-name="P18">R<text:span text:style-name="T9"/></text:p>
          </table:table-cell>
          <table:table-cell table:style-name="Tabela5.D29" office:value-type="string">
            <text:p text:style-name="P19"/>
          </table:table-cell>
          <table:table-cell table:style-name="Tabela5.E29" office:value-type="string">
            <text:p text:style-name="P16">0.1W<text:span text:style-name="T9"/></text:p>
          </table:table-cell>
          <table:table-cell table:style-name="Tabela5.F29" office:value-type="string">
            <text:p text:style-name="P20"/>
          </table:table-cell>
        </table:table-row>
        <table:table-row table:style-name="Tabela5.17">
          <table:table-cell table:style-name="Tabela5.A30" office:value-type="string">
            <text:p text:style-name="P16">022<text:span text:style-name="T9"/></text:p>
          </table:table-cell>
          <table:table-cell table:style-name="Tabela5.B30" office:value-type="string">
            <text:p text:style-name="P16">MPPT 路数及相数<text:span text:style-name="T9"/></text:p>
            <text:p text:style-name="P16">MPPT number <text:s/>and phases<text:span text:style-name="T9"/></text:p>
          </table:table-cell>
          <table:table-cell table:style-name="Tabela5.C30" office:value-type="string">
            <text:p text:style-name="P18">R<text:span text:style-name="T9"/></text:p>
          </table:table-cell>
          <table:table-cell table:style-name="Tabela5.D30" office:value-type="string">
            <text:p text:style-name="P23"><text:span text:style-name="T9">[1,8]/[</text:span><text:span text:style-name="T9">1,3</text:span><text:span text:style-name="T9">]</text:span></text:p>
          </table:table-cell>
          <table:table-cell table:style-name="Tabela5.E30" office:value-type="string">
            <text:p text:style-name="P20"/>
          </table:table-cell>
          <table:table-cell table:style-name="Tabela5.F30" office:value-type="string">
            <text:p text:style-name="P15"><text:span text:style-name="T9">0x0503:</text:span><text:span text:style-name="T9"> </text:span><text:span text:style-name="T9">five</text:span><text:span text:style-name="T9">-mppts <text:s/></text:span><text:span text:style-name="T9"><text:s/>three-phase</text:span></text:p>
          </table:table-cell>
        </table:table-row>
        <table:table-row table:style-name="Tabela5.2">
          <table:table-cell table:style-name="Tabela5.A31" office:value-type="string">
            <text:p text:style-name="P24">023<text:span text:style-name="T13"/></text:p>
          </table:table-cell>
          <table:table-cell table:style-name="Tabela5.B31" office:value-type="string">
            <text:p text:style-name="P24">额定功率代码选择<text:span text:style-name="T13"/></text:p>
          </table:table-cell>
          <table:table-cell table:style-name="Tabela5.C31" office:value-type="string">
            <text:p text:style-name="P25">R<text:span text:style-name="T13"/></text:p>
          </table:table-cell>
          <table:table-cell table:style-name="Tabela5.D31" office:value-type="string">
            <text:p text:style-name="P25">[0-3]<text:span text:style-name="T13"/></text:p>
          </table:table-cell>
          <table:table-cell table:style-name="Tabela5.E31" office:value-type="string">
            <text:p text:style-name="P26"/>
          </table:table-cell>
          <table:table-cell table:style-name="Tabela5.F31" office:value-type="string">
            <text:p text:style-name="P24">Factory only<text:span text:style-name="T13"/></text:p>
            <text:p text:style-name="P15"><text:a xlink:type="simple" xlink:href="#_附录一：额定功率机型选择表" text:style-name="Internet_20_link" text:visited-style-name="Visited_20_Internet_20_Link"><text:soft-page-break/><text:span text:style-name="Internet_20_link"><text:span text:style-name="T14">附录一：额定功率机型选择表</text:span></text:span></text:a></text:p>
          </table:table-cell>
        </table:table-row>
        <table:table-row table:style-name="Tabela5.32">
          <table:table-cell table:style-name="Tabela5.A32" office:value-type="string">
            <text:p text:style-name="P16">024</text:p>
          </table:table-cell>
          <table:table-cell table:style-name="Tabela5.B32" office:value-type="string">
            <text:p text:style-name="P16">电池路数<text:span text:style-name="T15"/></text:p>
            <text:p text:style-name="P15"><text:span text:style-name="T15">Battery</text:span><text:span text:style-name="T15"> input number</text:span></text:p>
          </table:table-cell>
          <table:table-cell table:style-name="Tabela5.C32" office:value-type="string">
            <text:p text:style-name="P18">R</text:p>
          </table:table-cell>
          <table:table-cell table:style-name="Tabela5.D32" office:value-type="string">
            <text:p text:style-name="P18">[0,4]<text:span text:style-name="T9"/></text:p>
          </table:table-cell>
          <table:table-cell table:style-name="Tabela5.E32" office:value-type="string">
            <text:p text:style-name="P20"/>
          </table:table-cell>
          <table:table-cell table:style-name="Tabela5.F32" office:value-type="string">
            <text:p text:style-name="P16">0 <text:s/>默认值<text:span text:style-name="T4"> <text:s/></text:span>也是1路输入</text:p>
            <text:p text:style-name="P16">1 <text:s/>1路电池输入<text:span text:style-name="T9"/></text:p>
            <text:p text:style-name="P16">2 <text:s/>2路电池输入<text:span text:style-name="T9"/></text:p>
          </table:table-cell>
        </table:table-row>
        <table:table-row table:style-name="Tabela5.2">
          <table:table-cell table:style-name="Tabela5.A33" office:value-type="string">
            <text:p text:style-name="P16">025<text:span text:style-name="T9"/></text:p>
          </table:table-cell>
          <table:table-cell table:style-name="Tabela5.B33" office:value-type="string">
            <text:p text:style-name="P16">三相输出还是裂相输出选择<text:span text:style-name="T9"/></text:p>
          </table:table-cell>
          <table:table-cell table:style-name="Tabela5.C33" office:value-type="string">
            <text:p text:style-name="P18">R<text:span text:style-name="T9"/></text:p>
          </table:table-cell>
          <table:table-cell table:style-name="Tabela5.D33" office:value-type="string">
            <text:p text:style-name="P18">[0,1]<text:span text:style-name="T9"/></text:p>
          </table:table-cell>
          <table:table-cell table:style-name="Tabela5.E33" office:value-type="string">
            <text:p text:style-name="P20"/>
          </table:table-cell>
          <table:table-cell table:style-name="Tabela5.F33" office:value-type="string">
            <text:p text:style-name="P16">默认值三相<text:span text:style-name="T9"/></text:p>
            <text:p text:style-name="P16">0:三相输出<text:span text:style-name="T9"/></text:p>
            <text:p text:style-name="P16">1:裂相输出<text:span text:style-name="T9"/></text:p>
          </table:table-cell>
        </table:table-row>
        <table:table-row table:style-name="Tabela5.2">
          <table:table-cell table:style-name="Tabela5.A34" office:value-type="string">
            <text:p text:style-name="P16">026<text:span text:style-name="T9"/></text:p>
          </table:table-cell>
          <table:table-cell table:style-name="Tabela5.B34" office:value-type="string">
            <text:p text:style-name="P16">EU or UL<text:span text:style-name="T9"/></text:p>
            <text:p text:style-name="P16">欧版或者美版选择<text:span text:style-name="T9"/></text:p>
          </table:table-cell>
          <table:table-cell table:style-name="Tabela5.C34" office:value-type="string">
            <text:p text:style-name="P19"/>
          </table:table-cell>
          <table:table-cell table:style-name="Tabela5.D34" office:value-type="string">
            <text:p text:style-name="P19"/>
          </table:table-cell>
          <table:table-cell table:style-name="Tabela5.E34" office:value-type="string">
            <text:p text:style-name="P20"/>
          </table:table-cell>
          <table:table-cell table:style-name="Tabela5.F34" office:value-type="string">
            <text:p text:style-name="P15"><text:span text:style-name="T9">0: EU <text:s/></text:span><text:span text:style-name="T9">default</text:span><text:span text:style-name="T9"> value</text:span></text:p>
            <text:p text:style-name="P16">1:UL<text:span text:style-name="T9"/></text:p>
          </table:table-cell>
        </table:table-row>
        <table:table-row table:style-name="Tabela5.35">
          <table:table-cell table:style-name="Tabela5.A35" office:value-type="string">
            <text:p text:style-name="P16">027<text:span text:style-name="T9"/></text:p>
          </table:table-cell>
          <table:table-cell table:style-name="Tabela5.B35" office:value-type="string">
            <text:p text:style-name="P16">风扇配置<text:span text:style-name="T9"/></text:p>
          </table:table-cell>
          <table:table-cell table:style-name="Tabela5.C35" office:value-type="string">
            <text:p text:style-name="P19"/>
          </table:table-cell>
          <table:table-cell table:style-name="Tabela5.D35" office:value-type="string">
            <text:p text:style-name="P19"/>
          </table:table-cell>
          <table:table-cell table:style-name="Tabela5.E35" office:value-type="string">
            <text:p text:style-name="P20"/>
          </table:table-cell>
          <table:table-cell table:style-name="Tabela5.F35" office:value-type="string">
            <text:p text:style-name="P15"><text:span text:style-name="T9">B</text:span><text:span text:style-name="T9">it0 <text:s/>总使能</text:span></text:p>
            <text:p text:style-name="P15"><text:span text:style-name="T9">B</text:span><text:span text:style-name="T9">it1 <text:s/>内部风扇1</text:span></text:p>
            <text:p text:style-name="P15"><text:span text:style-name="T9">B</text:span><text:span text:style-name="T9">it2 <text:s/>内部风扇2</text:span></text:p>
            <text:p text:style-name="P15"><text:span text:style-name="T9">B</text:span><text:span text:style-name="T9">it3 <text:s/>外部风扇1</text:span></text:p>
            <text:p text:style-name="P15"><text:span text:style-name="T9">B</text:span><text:span text:style-name="T9">it4 <text:s/>外部风扇2</text:span></text:p>
            <text:p text:style-name="P15"><text:span text:style-name="T9">B</text:span><text:span text:style-name="T9">it5 <text:s/>外部风扇3</text:span></text:p>
          </table:table-cell>
        </table:table-row>
        <table:table-row table:style-name="Tabela5.36">
          <table:table-cell table:style-name="Tabela5.A36" office:value-type="string">
            <text:p text:style-name="P16">028<text:span text:style-name="T9"/></text:p>
          </table:table-cell>
          <table:table-cell table:style-name="Tabela5.B36" office:value-type="string">
            <text:p text:style-name="P16">逆变器代数<text:span text:style-name="T9"/></text:p>
          </table:table-cell>
          <table:table-cell table:style-name="Tabela5.C36" office:value-type="string">
            <text:p text:style-name="P18">R<text:span text:style-name="T9"/></text:p>
          </table:table-cell>
          <table:table-cell table:style-name="Tabela5.D36" office:value-type="string">
            <text:p text:style-name="P18">[0,10]<text:span text:style-name="T9"/></text:p>
          </table:table-cell>
          <table:table-cell table:style-name="Tabela5.E36" office:value-type="string">
            <text:p text:style-name="P20"/>
          </table:table-cell>
          <table:table-cell table:style-name="Tabela5.F36" office:value-type="string">
            <text:p text:style-name="P16">1: SG01<text:span text:style-name="T9"/></text:p>
            <text:p text:style-name="P16">2:SG02<text:span text:style-name="T9"/></text:p>
          </table:table-cell>
        </table:table-row>
        <table:table-row table:style-name="Tabela5.36">
          <table:table-cell table:style-name="Tabela5.A37" office:value-type="string">
            <text:p text:style-name="P16">029<text:span text:style-name="T9"/></text:p>
          </table:table-cell>
          <table:table-cell table:style-name="Tabela5.B37" office:value-type="string">
            <text:p text:style-name="P16">逆变器系列区分<text:span text:style-name="T9"/></text:p>
          </table:table-cell>
          <table:table-cell table:style-name="Tabela5.C37" office:value-type="string">
            <text:p text:style-name="P18">R<text:span text:style-name="T9"/></text:p>
          </table:table-cell>
          <table:table-cell table:style-name="Tabela5.D37" office:value-type="string">
            <text:p text:style-name="P18">[A,Z]<text:span text:style-name="T9"/></text:p>
          </table:table-cell>
          <table:table-cell table:style-name="Tabela5.E37" office:value-type="string">
            <text:p text:style-name="P20"/>
          </table:table-cell>
          <table:table-cell table:style-name="Tabela5.F37" office:value-type="string">
            <text:p text:style-name="P16">26个字母顺序<text:span text:style-name="T9"/></text:p>
            <text:p text:style-name="P15"><text:a xlink:type="simple" xlink:href="#_附录二：机器系列区分表" text:style-name="Internet_20_link" text:visited-style-name="Visited_20_Internet_20_Link"><text:span text:style-name="Internet_20_link"><text:span text:style-name="T16">参考逆变器系列区分表</text:span></text:span></text:a></text:p>
          </table:table-cell>
        </table:table-row>
        <table:table-row table:style-name="Tabela5.2">
          <table:table-cell table:style-name="Tabela5.A38" office:value-type="string">
            <text:p text:style-name="P16">030<text:span text:style-name="T9"/></text:p>
          </table:table-cell>
          <table:table-cell table:style-name="Tabela5.B38" office:value-type="string">
            <text:p text:style-name="P15"><text:span text:style-name="T9">Internal</text:span><text:span text:style-name="T9">RTC</text:span><text:span text:style-name="T9">/</text:span><text:span text:style-name="T9">External RTC</text:span></text:p>
          </table:table-cell>
          <table:table-cell table:style-name="Tabela5.C38" office:value-type="string">
            <text:p text:style-name="P18">R<text:span text:style-name="T9"/></text:p>
          </table:table-cell>
          <table:table-cell table:style-name="Tabela5.D38" office:value-type="string">
            <text:p text:style-name="P19"/>
          </table:table-cell>
          <table:table-cell table:style-name="Tabela5.E38" office:value-type="string">
            <text:p text:style-name="P20"/>
          </table:table-cell>
          <table:table-cell table:style-name="Tabela5.F38" office:value-type="string">
            <text:p text:style-name="P15"><text:span text:style-name="T9">Internal</text:span><text:span text:style-name="T9">RTC</text:span><text:span text:style-name="T9">：1</text:span></text:p>
            <text:p text:style-name="P15"><text:span text:style-name="T9">External RTC</text:span><text:span text:style-name="T9">:</text:span><text:span text:style-name="T9"> </text:span><text:span text:style-name="T9">0</text:span></text:p>
          </table:table-cell>
        </table:table-row>
        <table:table-row table:style-name="Tabela5.2">
          <table:table-cell table:style-name="Tabela5.A39" office:value-type="string">
            <text:p text:style-name="P16">031<text:span text:style-name="T9"/></text:p>
          </table:table-cell>
          <table:table-cell table:style-name="Tabela5.B39" office:value-type="string">
            <text:p text:style-name="P15"><text:span text:style-name="T9">L</text:span><text:span text:style-name="T9">cd_MCU_Type</text:span></text:p>
          </table:table-cell>
          <table:table-cell table:style-name="Tabela5.C39" office:value-type="string">
            <text:p text:style-name="P18">R<text:span text:style-name="T9"/></text:p>
          </table:table-cell>
          <table:table-cell table:style-name="Tabela5.D39" office:value-type="string">
            <text:p text:style-name="P19"/>
          </table:table-cell>
          <table:table-cell table:style-name="Tabela5.E39" office:value-type="string">
            <text:p text:style-name="P20"/>
          </table:table-cell>
          <table:table-cell table:style-name="Tabela5.F39" office:value-type="string">
            <text:p text:style-name="P15"><text:span text:style-name="T9">高</text:span><text:span text:style-name="T9">8位：芯片类型，低8位：芯片序号</text:span></text:p>
          </table:table-cell>
        </table:table-row>
        <table:table-row table:style-name="Tabela5.2">
          <table:table-cell table:style-name="Tabela5.A40" office:value-type="string">
            <text:p text:style-name="P15"><text:span text:style-name="T9">03</text:span><text:span text:style-name="T9">2</text:span></text:p>
          </table:table-cell>
          <table:table-cell table:style-name="Tabela5.B40" office:value-type="string">
            <text:p text:style-name="P16">Control_MCU_Type<text:span text:style-name="T9"/></text:p>
          </table:table-cell>
          <table:table-cell table:style-name="Tabela5.C40" office:value-type="string">
            <text:p text:style-name="P18">R<text:span text:style-name="T9"/></text:p>
          </table:table-cell>
          <table:table-cell table:style-name="Tabela5.D40" office:value-type="string">
            <text:p text:style-name="P19"/>
          </table:table-cell>
          <table:table-cell table:style-name="Tabela5.E40" office:value-type="string">
            <text:p text:style-name="P20"/>
          </table:table-cell>
          <table:table-cell table:style-name="Tabela5.F40" office:value-type="string">
            <text:p text:style-name="P15"><text:span text:style-name="T9">高</text:span><text:span text:style-name="T9">8位：芯片类型，低8位：芯片序号</text:span></text:p>
          </table:table-cell>
        </table:table-row>
        <table:table-row table:style-name="Tabela5.41">
          <table:table-cell table:style-name="Tabela5.A41" table:number-rows-spanned="2" office:value-type="string">
            <text:p text:style-name="P16">033<text:span text:style-name="T9"/></text:p>
          </table:table-cell>
          <table:table-cell table:style-name="Tabela5.B41" office:value-type="string">
            <text:p text:style-name="P27"><text:span text:style-name="T9">HV:母线电压等级</text:span><text:span text:style-name="T9"><text:tab/></text:span></text:p>
          </table:table-cell>
          <table:table-cell table:style-name="Tabela5.C41" table:number-rows-spanned="2" office:value-type="string">
            <text:p text:style-name="P18">R<text:span text:style-name="T9"/></text:p>
          </table:table-cell>
          <table:table-cell table:style-name="Tabela5.D41" table:number-rows-spanned="2" office:value-type="string">
            <text:p text:style-name="P19"/>
          </table:table-cell>
          <table:table-cell table:style-name="Tabela5.E41" table:number-rows-spanned="2" office:value-type="string">
            <text:p text:style-name="P20"/>
          </table:table-cell>
          <table:table-cell table:style-name="Tabela5.F41" office:value-type="string">
            <text:p text:style-name="P15"><text:span text:style-name="T9">E</text:span><text:span text:style-name="T9">ngineer only</text:span></text:p>
            <text:p text:style-name="P16">0:220-277VAC <text:s/>IGBT=1200V<text:span text:style-name="T9"/></text:p>
            <text:p text:style-name="P16">1:100-133VAC <text:s/>IGBT=650V<text:span text:style-name="T9"/></text:p>
          </table:table-cell>
        </table:table-row>
        <table:table-row table:style-name="Tabela5.41">
          <table:covered-table-cell table:style-name="Tabela5.A41"/>
          <table:table-cell table:style-name="Tabela5.B42" office:value-type="string">
            <text:p text:style-name="P27"><text:span text:style-name="T9">LV:</text:span><text:span text:style-name="T17"> </text:span><text:span text:style-name="T9">TRANS_RATIO</text:span></text:p>
          </table:table-cell>
          <table:covered-table-cell table:style-name="Tabela5.C41"/>
          <table:covered-table-cell table:style-name="Tabela5.D41"/>
          <table:covered-table-cell table:style-name="Tabela5.E41"/>
          <table:table-cell table:style-name="Tabela5.F42" office:value-type="string">
            <text:p text:style-name="P15"><text:span text:style-name="T9">E</text:span><text:span text:style-name="T9">ngineer only</text:span></text:p>
            <text:p text:style-name="P16">0：ratio=12<text:span text:style-name="T9"/></text:p>
            <text:p text:style-name="P16">1：ratio=9<text:span text:style-name="T9"/></text:p>
          </table:table-cell>
        </table:table-row>
        <table:table-row table:style-name="Tabela5.2">
          <table:table-cell table:style-name="Tabela5.A43" office:value-type="string">
            <text:p text:style-name="P16">034<text:span text:style-name="T9"/></text:p>
          </table:table-cell>
          <table:table-cell table:style-name="Tabela5.B43" office:value-type="string">
            <text:p text:style-name="P28">默认输出电压<text:span text:style-name="T9"/></text:p>
          </table:table-cell>
          <table:table-cell table:style-name="Tabela5.C43" office:value-type="string">
            <text:p text:style-name="P19"/>
          </table:table-cell>
          <table:table-cell table:style-name="Tabela5.D43" office:value-type="string">
            <text:p text:style-name="P19"/>
          </table:table-cell>
          <table:table-cell table:style-name="Tabela5.E43" office:value-type="string">
            <text:p text:style-name="P20"/>
          </table:table-cell>
          <table:table-cell table:style-name="Tabela5.F43" office:value-type="string">
            <text:p text:style-name="P15"><text:a xlink:type="simple" xlink:href="#_附录三：输出电压选择表" text:style-name="Internet_20_link" text:visited-style-name="Visited_20_Internet_20_Link"><text:span text:style-name="Internet_20_link">附录三：输出电压选择表</text:span></text:a></text:p>
          </table:table-cell>
        </table:table-row>
        <table:table-row table:style-name="Tabela5.2">
          <table:table-cell table:style-name="Tabela5.A44" office:value-type="string">
            <text:p text:style-name="P16">035<text:span text:style-name="T9"/></text:p>
          </table:table-cell>
          <table:table-cell table:style-name="Tabela5.B44" office:value-type="string">
            <text:p text:style-name="P29">FSW for INV bridge</text:p>
          </table:table-cell>
          <table:table-cell table:style-name="Tabela5.C44" office:value-type="string">
            <text:p text:style-name="P30"/>
          </table:table-cell>
          <table:table-cell table:style-name="Tabela5.D44" office:value-type="string">
            <text:p text:style-name="P30"/>
          </table:table-cell>
          <table:table-cell table:style-name="Tabela5.E44" office:value-type="string">
            <text:p text:style-name="P30"/>
          </table:table-cell>
          <table:table-cell table:style-name="Tabela5.F44" office:value-type="string">
            <text:p text:style-name="P29">Factory only<text:span text:style-name="T18"/></text:p>
            <text:p text:style-name="P29">LV:0=15K <text:s/>1=20K<text:span text:style-name="T18"/></text:p>
          </table:table-cell>
        </table:table-row>
        <table:table-row table:style-name="Tabela5.2">
          <table:table-cell table:style-name="Tabela5.A45" office:value-type="string">
            <text:p text:style-name="P16">036<text:span text:style-name="T9"/></text:p>
          </table:table-cell>
          <table:table-cell table:style-name="Tabela5.B45" office:value-type="string">
            <text:p text:style-name="P29">Relay selfcheck</text:p>
          </table:table-cell>
          <table:table-cell table:style-name="Tabela5.C45" office:value-type="string">
            <text:p text:style-name="P30"/>
          </table:table-cell>
          <table:table-cell table:style-name="Tabela5.D45" office:value-type="string">
            <text:p text:style-name="P30"/>
          </table:table-cell>
          <table:table-cell table:style-name="Tabela5.E45" office:value-type="string">
            <text:p text:style-name="P30"/>
          </table:table-cell>
          <table:table-cell table:style-name="Tabela5.F45" office:value-type="string">
            <text:p text:style-name="P29">Factory only<text:span text:style-name="T18"/></text:p>
            <text:p text:style-name="P29">Bit0: 0-disable <text:s/>1-enable<text:span text:style-name="T18"/></text:p>
          </table:table-cell>
        </table:table-row>
        <table:table-row table:style-name="Tabela5.2">
          <table:table-cell table:style-name="Tabela5.A46" office:value-type="string">
            <text:p text:style-name="P16">059<text:span text:style-name="T9"/></text:p>
          </table:table-cell>
          <table:table-cell table:style-name="Tabela5.B46" office:value-type="string">
            <text:p text:style-name="P20"/>
          </table:table-cell>
          <table:table-cell table:style-name="Tabela5.C46" office:value-type="string">
            <text:p text:style-name="P19"/>
          </table:table-cell>
          <table:table-cell table:style-name="Tabela5.D46" office:value-type="string">
            <text:p text:style-name="P19"/>
          </table:table-cell>
          <table:table-cell table:style-name="Tabela5.E46" office:value-type="string">
            <text:p text:style-name="P20"/>
          </table:table-cell>
          <table:table-cell table:style-name="Tabela5.F46" office:value-type="string">
            <text:p text:style-name="P20"/>
          </table:table-cell>
        </table:table-row>
        <table:table-row table:style-name="Tabela5.2">
          <table:table-cell table:style-name="Tabela5.A47" office:value-type="string">
            <text:p text:style-name="P20"/>
          </table:table-cell>
          <table:table-cell table:style-name="Tabela5.B47" office:value-type="string">
            <text:p text:style-name="P20"/>
          </table:table-cell>
          <table:table-cell table:style-name="Tabela5.C47" office:value-type="string">
            <text:p text:style-name="P19"/>
          </table:table-cell>
          <table:table-cell table:style-name="Tabela5.D47" office:value-type="string">
            <text:p text:style-name="P19"/>
          </table:table-cell>
          <table:table-cell table:style-name="Tabela5.E47" office:value-type="string">
            <text:p text:style-name="P20"/>
          </table:table-cell>
          <table:table-cell table:style-name="Tabela5.F47" office:value-type="string">
            <text:p text:style-name="P20"/>
          </table:table-cell>
        </table:table-row>
        <table:table-row table:style-name="Tabela5.2">
          <table:table-cell table:style-name="Tabela5.A48" office:value-type="string">
            <text:p text:style-name="P20"/>
          </table:table-cell>
          <table:table-cell table:style-name="Tabela5.B48" office:value-type="string">
            <text:p text:style-name="P20"/>
          </table:table-cell>
          <table:table-cell table:style-name="Tabela5.C48" office:value-type="string">
            <text:p text:style-name="P19"/>
          </table:table-cell>
          <table:table-cell table:style-name="Tabela5.D48" office:value-type="string">
            <text:p text:style-name="P19"/>
          </table:table-cell>
          <table:table-cell table:style-name="Tabela5.E48" office:value-type="string">
            <text:p text:style-name="P20"/>
          </table:table-cell>
          <table:table-cell table:style-name="Tabela5.F48" office:value-type="string">
            <text:p text:style-name="P20"/>
          </table:table-cell>
        </table:table-row>
        <table:table-row table:style-name="Tabela5.2">
          <table:table-cell table:style-name="Tabela5.A49" office:value-type="string">
            <text:p text:style-name="P20"/>
          </table:table-cell>
          <table:table-cell table:style-name="Tabela5.B49" office:value-type="string">
            <text:p text:style-name="P20"/>
          </table:table-cell>
          <table:table-cell table:style-name="Tabela5.C49" office:value-type="string">
            <text:p text:style-name="P19"/>
          </table:table-cell>
          <table:table-cell table:style-name="Tabela5.D49" office:value-type="string">
            <text:p text:style-name="P19"/>
          </table:table-cell>
          <table:table-cell table:style-name="Tabela5.E49" office:value-type="string">
            <text:p text:style-name="P20"/>
          </table:table-cell>
          <table:table-cell table:style-name="Tabela5.F49" office:value-type="string">
            <text:p text:style-name="P20"/>
          </table:table-cell>
        </table:table-row>
        <table:table-row table:style-name="Tabela5.2">
          <table:table-cell table:style-name="Tabela5.A50" office:value-type="string">
            <text:p text:style-name="P20"/>
          </table:table-cell>
          <table:table-cell table:style-name="Tabela5.B50" office:value-type="string">
            <text:p text:style-name="P20"/>
          </table:table-cell>
          <table:table-cell table:style-name="Tabela5.C50" office:value-type="string">
            <text:p text:style-name="P19"/>
          </table:table-cell>
          <table:table-cell table:style-name="Tabela5.D50" office:value-type="string">
            <text:p text:style-name="P19"/>
          </table:table-cell>
          <table:table-cell table:style-name="Tabela5.E50" office:value-type="string">
            <text:p text:style-name="P20"/>
          </table:table-cell>
          <table:table-cell table:style-name="Tabela5.F50" office:value-type="string">
            <text:p text:style-name="P20"/>
          </table:table-cell>
        </table:table-row>
        <table:table-row table:style-name="Tabela5.2">
          <table:table-cell table:style-name="Tabela5.A51" office:value-type="string">
            <text:p text:style-name="P20"/>
          </table:table-cell>
          <table:table-cell table:style-name="Tabela5.B51" office:value-type="string">
            <text:p text:style-name="P20"/>
          </table:table-cell>
          <table:table-cell table:style-name="Tabela5.C51" office:value-type="string">
            <text:p text:style-name="P19"/>
          </table:table-cell>
          <table:table-cell table:style-name="Tabela5.D51" office:value-type="string">
            <text:p text:style-name="P19"/>
          </table:table-cell>
          <table:table-cell table:style-name="Tabela5.E51" office:value-type="string">
            <text:p text:style-name="P20"/>
          </table:table-cell>
          <table:table-cell table:style-name="Tabela5.F51" office:value-type="string">
            <text:p text:style-name="P20"/>
          </table:table-cell>
        </table:table-row>
        <table:table-row table:style-name="Tabela5.2">
          <table:table-cell table:style-name="Tabela5.A52" office:value-type="string">
            <text:p text:style-name="P20"/>
          </table:table-cell>
          <table:table-cell table:style-name="Tabela5.B52" office:value-type="string">
            <text:p text:style-name="P20"/>
          </table:table-cell>
          <table:table-cell table:style-name="Tabela5.C52" office:value-type="string">
            <text:p text:style-name="P19"/>
          </table:table-cell>
          <table:table-cell table:style-name="Tabela5.D52" office:value-type="string">
            <text:p text:style-name="P19"/>
          </table:table-cell>
          <table:table-cell table:style-name="Tabela5.E52" office:value-type="string">
            <text:p text:style-name="P20"/>
          </table:table-cell>
          <table:table-cell table:style-name="Tabela5.F52" office:value-type="string">
            <text:p text:style-name="P20"/>
          </table:table-cell>
        </table:table-row>
        <table:table-row table:style-name="Tabela5.2">
          <table:table-cell table:style-name="Tabela5.A53" office:value-type="string">
            <text:p text:style-name="P20"/>
          </table:table-cell>
          <table:table-cell table:style-name="Tabela5.B53" office:value-type="string">
            <text:p text:style-name="P20"/>
          </table:table-cell>
          <table:table-cell table:style-name="Tabela5.C53" office:value-type="string">
            <text:p text:style-name="P19"/>
          </table:table-cell>
          <table:table-cell table:style-name="Tabela5.D53" office:value-type="string">
            <text:p text:style-name="P19"/>
          </table:table-cell>
          <table:table-cell table:style-name="Tabela5.E53" office:value-type="string">
            <text:p text:style-name="P20"/>
          </table:table-cell>
          <table:table-cell table:style-name="Tabela5.F53" office:value-type="string">
            <text:p text:style-name="P20"/>
          </table:table-cell>
        </table:table-row>
        <table:table-row table:style-name="Tabela5.2">
          <table:table-cell table:style-name="Tabela5.A54" office:value-type="string">
            <text:p text:style-name="P20"/>
          </table:table-cell>
          <table:table-cell table:style-name="Tabela5.B54" office:value-type="string">
            <text:p text:style-name="P20"/>
          </table:table-cell>
          <table:table-cell table:style-name="Tabela5.C54" office:value-type="string">
            <text:p text:style-name="P19"/>
          </table:table-cell>
          <table:table-cell table:style-name="Tabela5.D54" office:value-type="string">
            <text:p text:style-name="P19"/>
          </table:table-cell>
          <table:table-cell table:style-name="Tabela5.E54" office:value-type="string">
            <text:p text:style-name="P20"/>
          </table:table-cell>
          <table:table-cell table:style-name="Tabela5.F54" office:value-type="string">
            <text:p text:style-name="P20"/>
          </table:table-cell>
        </table:table-row>
      </table:table>
      <text:list xml:id="list134845231326097" text:continue-list="list134845047077745" text:style-name="WW8Num1">
        <text:list-item>
          <text:list>
            <text:list-item text:start-value="1">
              <text:h text:style-name="P9" text:outline-level="2" text:restart-numbering="true" text:start-value="-1"><text:soft-page-break/>10可读写可变属性区，对应功能码是0x10。</text:h>
            </text:list-item>
          </text:list>
        </text:list-item>
      </text:list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row table:style-name="Tabela6.1">
          <table:table-cell table:style-name="Tabela6.A1" office:value-type="string">
            <text:p text:style-name="P15"><text:span text:style-name="T9">A</text:span><text:span text:style-name="T9">ddr</text:span></text:p>
          </table:table-cell>
          <table:table-cell table:style-name="Tabela6.A1" office:value-type="string">
            <text:p text:style-name="P16">Register meaning<text:span text:style-name="T9"/></text:p>
          </table:table-cell>
          <table:table-cell table:style-name="Tabela6.A1" office:value-type="string">
            <text:p text:style-name="P16">R/W<text:span text:style-name="T9"/></text:p>
          </table:table-cell>
          <table:table-cell table:style-name="Tabela6.A1" office:value-type="string">
            <text:p text:style-name="P16">data range<text:span text:style-name="T9"/></text:p>
          </table:table-cell>
          <table:table-cell table:style-name="Tabela6.A1" office:value-type="string">
            <text:p text:style-name="P16">unit<text:span text:style-name="T9"/></text:p>
          </table:table-cell>
          <table:table-cell table:style-name="Tabela6.A1" office:value-type="string">
            <text:p text:style-name="P16">note<text:span text:style-name="T9"/></text:p>
          </table:table-cell>
        </table:table-row>
      </table:table>
      <text:p text:style-name="P31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 table:style-name="Tabela7.1">
          <table:table-cell table:style-name="Tabela7.A1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33">60</text:p>
          </table:table-cell>
          <table:table-cell table:style-name="Tabela7.B2" office:value-type="string">
            <text:p text:style-name="P16">Factory only<text:span text:style-name="T9"/></text:p>
          </table:table-cell>
          <table:table-cell table:style-name="Tabela7.C2" office:value-type="string">
            <text:p text:style-name="P23"><text:span text:style-name="T9">R</text:span><text:span text:style-name="T9">/W</text:span></text:p>
          </table:table-cell>
          <table:table-cell table:style-name="Tabela7.D2" office:value-type="string">
            <text:p text:style-name="P19"/>
          </table:table-cell>
          <table:table-cell table:style-name="Tabela7.E2" office:value-type="string">
            <text:p text:style-name="P20"/>
          </table:table-cell>
          <table:table-cell table:style-name="Tabela7.F2" office:value-type="string">
            <text:p text:style-name="P15"><text:span text:style-name="T9">E</text:span><text:span text:style-name="T9">ngineer debug only</text:span></text:p>
          </table:table-cell>
        </table:table-row>
        <table:table-row table:style-name="Tabela7.1">
          <table:table-cell table:style-name="Tabela7.A3" office:value-type="string">
            <text:p text:style-name="P33">61<text:span text:style-name="T9"/></text:p>
          </table:table-cell>
          <table:table-cell table:style-name="Tabela7.B3" office:value-type="string">
            <text:p text:style-name="P16">开机自检时间<text:span text:style-name="T9"/></text:p>
            <text:p text:style-name="P15"><text:span text:style-name="T9">self-check</text:span><text:span text:style-name="T9"> time</text:span></text:p>
          </table:table-cell>
          <table:table-cell table:style-name="Tabela7.C3" office:value-type="string">
            <text:p text:style-name="P23"><text:span text:style-name="T9">R</text:span><text:span text:style-name="T9">/W</text:span></text:p>
          </table:table-cell>
          <table:table-cell table:style-name="Tabela7.D3" office:value-type="string">
            <text:p text:style-name="P18">[0,1000]<text:span text:style-name="T9"/></text:p>
          </table:table-cell>
          <table:table-cell table:style-name="Tabela7.E3" office:value-type="string">
            <text:p text:style-name="P16">S<text:span text:style-name="T9"/></text:p>
          </table:table-cell>
          <table:table-cell table:style-name="Tabela7.F3" office:value-type="string">
            <text:p text:style-name="P16">MI<text:span text:style-name="T9"/></text:p>
          </table:table-cell>
        </table:table-row>
        <table:table-row table:style-name="Tabela7.1">
          <table:table-cell table:style-name="Tabela7.A4" table:number-rows-spanned="2" office:value-type="string">
            <text:p text:style-name="P33">62<text:span text:style-name="T9"/></text:p>
            <text:p text:style-name="P33"/>
          </table:table-cell>
          <table:table-cell table:style-name="Tabela7.B4" office:value-type="string">
            <text:p text:style-name="P16">系统时间第<text:span text:style-name="T4"> </text:span>1 字节</text:p>
            <text:p text:style-name="P16">system time <text:s/>byte 01<text:span text:style-name="T9"/></text:p>
          </table:table-cell>
          <table:table-cell table:style-name="Tabela7.C4" office:value-type="string">
            <text:p text:style-name="P15"><text:span text:style-name="T9">R</text:span><text:span text:style-name="T9">/W</text:span></text:p>
          </table:table-cell>
          <table:table-cell table:style-name="Tabela7.D4" office:value-type="string">
            <text:p text:style-name="P16">[0,255]<text:span text:style-name="T9"/></text:p>
          </table:table-cell>
          <table:table-cell table:style-name="Tabela7.E4" office:value-type="string">
            <text:p text:style-name="P16">年<text:span text:style-name="T9"/></text:p>
            <text:p text:style-name="P15"><text:span text:style-name="T9">Y</text:span><text:span text:style-name="T9">ear</text:span></text:p>
          </table:table-cell>
          <table:table-cell table:style-name="Tabela7.F4" table:number-rows-spanned="6" office:value-type="string">
            <text:p text:style-name="P15"><text:span text:style-name="T9">MI</text:span><text:span text:style-name="T9">以</text:span><text:span text:style-name="T10"> </text:span><text:span text:style-name="T9">20 00 年为基值</text:span></text:p>
            <text:p text:style-name="P16">Based on the year 2000<text:span text:style-name="T9"/></text:p>
          </table:table-cell>
        </table:table-row>
        <table:table-row table:style-name="Tabela7.1">
          <table:covered-table-cell table:style-name="Tabela7.A4"/>
          <table:table-cell table:style-name="Tabela7.B5" office:value-type="string">
            <text:p text:style-name="P16">系统时间第<text:span text:style-name="T4"> </text:span>2 字节</text:p>
            <text:p text:style-name="P15"><text:span text:style-name="T9">system time <text:s/>byte 0</text:span><text:span text:style-name="T9">2</text:span></text:p>
          </table:table-cell>
          <table:table-cell table:style-name="Tabela7.C5" office:value-type="string">
            <text:p text:style-name="P15"><text:span text:style-name="T9">R</text:span><text:span text:style-name="T9">/W</text:span></text:p>
          </table:table-cell>
          <table:table-cell table:style-name="Tabela7.D5" office:value-type="string">
            <text:p text:style-name="P16">[1,12]<text:span text:style-name="T9"/></text:p>
          </table:table-cell>
          <table:table-cell table:style-name="Tabela7.E5" office:value-type="string">
            <text:p text:style-name="P16">月<text:span text:style-name="T9"/></text:p>
            <text:p text:style-name="P16">Month<text:span text:style-name="T9"/></text:p>
          </table:table-cell>
          <table:covered-table-cell table:style-name="Tabela7.F4"/>
        </table:table-row>
        <table:table-row table:style-name="Tabela7.1">
          <table:table-cell table:style-name="Tabela7.A6" table:number-rows-spanned="2" office:value-type="string">
            <text:p text:style-name="P34"><text:span text:style-name="T9">6</text:span><text:span text:style-name="T9">3</text:span></text:p>
            <text:p text:style-name="P33"/>
          </table:table-cell>
          <table:table-cell table:style-name="Tabela7.B6" office:value-type="string">
            <text:p text:style-name="P16">系统时间第<text:span text:style-name="T4"> </text:span>3 字节</text:p>
            <text:p text:style-name="P15"><text:span text:style-name="T9">system time <text:s/>byte 0</text:span><text:span text:style-name="T9">3</text:span></text:p>
          </table:table-cell>
          <table:table-cell table:style-name="Tabela7.C6" office:value-type="string">
            <text:p text:style-name="P15"><text:span text:style-name="T9">R</text:span><text:span text:style-name="T9">/W</text:span></text:p>
          </table:table-cell>
          <table:table-cell table:style-name="Tabela7.D6" office:value-type="string">
            <text:p text:style-name="P16">[1,31]<text:span text:style-name="T9"/></text:p>
          </table:table-cell>
          <table:table-cell table:style-name="Tabela7.E6" office:value-type="string">
            <text:p text:style-name="P16">日<text:span text:style-name="T9"/></text:p>
            <text:p text:style-name="P16">Day<text:span text:style-name="T9"/></text:p>
          </table:table-cell>
          <table:covered-table-cell table:style-name="Tabela7.F4"/>
        </table:table-row>
        <table:table-row table:style-name="Tabela7.1">
          <table:covered-table-cell table:style-name="Tabela7.A6"/>
          <table:table-cell table:style-name="Tabela7.B7" office:value-type="string">
            <text:p text:style-name="P16">系统时间第<text:span text:style-name="T4"> </text:span>4 字节</text:p>
            <text:p text:style-name="P15"><text:span text:style-name="T9">system time <text:s/>byte 0</text:span><text:span text:style-name="T9">4</text:span></text:p>
          </table:table-cell>
          <table:table-cell table:style-name="Tabela7.C7" office:value-type="string">
            <text:p text:style-name="P15"><text:span text:style-name="T9">R</text:span><text:span text:style-name="T9">/W</text:span></text:p>
          </table:table-cell>
          <table:table-cell table:style-name="Tabela7.D7" office:value-type="string">
            <text:p text:style-name="P16">[0,23]<text:span text:style-name="T9"/></text:p>
          </table:table-cell>
          <table:table-cell table:style-name="Tabela7.E7" office:value-type="string">
            <text:p text:style-name="P16">时<text:span text:style-name="T9"/></text:p>
            <text:p text:style-name="P15"><text:span text:style-name="T9">H</text:span><text:span text:style-name="T9">our</text:span></text:p>
          </table:table-cell>
          <table:covered-table-cell table:style-name="Tabela7.F4"/>
        </table:table-row>
        <table:table-row table:style-name="Tabela7.1">
          <table:table-cell table:style-name="Tabela7.A8" table:number-rows-spanned="2" office:value-type="string">
            <text:p text:style-name="P34"><text:span text:style-name="T9">6</text:span><text:span text:style-name="T9">4</text:span></text:p>
            <text:p text:style-name="P33"/>
          </table:table-cell>
          <table:table-cell table:style-name="Tabela7.B8" office:value-type="string">
            <text:p text:style-name="P16">系统时间第<text:span text:style-name="T4"> </text:span>5 字节</text:p>
            <text:p text:style-name="P15"><text:span text:style-name="T9">system time <text:s/>byte 0</text:span><text:span text:style-name="T9">5</text:span></text:p>
          </table:table-cell>
          <table:table-cell table:style-name="Tabela7.C8" office:value-type="string">
            <text:p text:style-name="P15"><text:span text:style-name="T9">R</text:span><text:span text:style-name="T9">/W</text:span></text:p>
          </table:table-cell>
          <table:table-cell table:style-name="Tabela7.D8" office:value-type="string">
            <text:p text:style-name="P16">[0,59]<text:span text:style-name="T9"/></text:p>
          </table:table-cell>
          <table:table-cell table:style-name="Tabela7.E8" office:value-type="string">
            <text:p text:style-name="P15"><text:span text:style-name="T9">分</text:span><text:span text:style-name="T9">M</text:span><text:span text:style-name="T9">inute</text:span></text:p>
          </table:table-cell>
          <table:covered-table-cell table:style-name="Tabela7.F4"/>
        </table:table-row>
        <table:table-row table:style-name="Tabela7.1">
          <table:covered-table-cell table:style-name="Tabela7.A8"/>
          <table:table-cell table:style-name="Tabela7.B9" office:value-type="string">
            <text:p text:style-name="P16">系统时间第<text:span text:style-name="T4"> </text:span>6 字节</text:p>
            <text:p text:style-name="P15"><text:span text:style-name="T9">system time <text:s/>byte 0</text:span><text:span text:style-name="T9">6</text:span></text:p>
          </table:table-cell>
          <table:table-cell table:style-name="Tabela7.C9" office:value-type="string">
            <text:p text:style-name="P23"><text:span text:style-name="T9">R</text:span><text:span text:style-name="T9">/W</text:span></text:p>
          </table:table-cell>
          <table:table-cell table:style-name="Tabela7.D9" office:value-type="string">
            <text:p text:style-name="P18">[0,59]<text:span text:style-name="T9"/></text:p>
          </table:table-cell>
          <table:table-cell table:style-name="Tabela7.E9" office:value-type="string">
            <text:p text:style-name="P18">秒<text:span text:style-name="T9"/></text:p>
            <text:p text:style-name="P23"><text:span text:style-name="T9">S</text:span><text:span text:style-name="T9">ec</text:span></text:p>
          </table:table-cell>
          <table:covered-table-cell table:style-name="Tabela7.F4"/>
        </table:table-row>
        <table:table-row table:style-name="Tabela7.1">
          <table:table-cell table:style-name="Tabela7.A10" office:value-type="string">
            <text:p text:style-name="P34"><text:span text:style-name="T9">6</text:span><text:span text:style-name="T9">5</text:span></text:p>
          </table:table-cell>
          <table:table-cell table:style-name="Tabela7.B10" office:value-type="string">
            <text:p text:style-name="P20"/>
          </table:table-cell>
          <table:table-cell table:style-name="Tabela7.C10" office:value-type="string">
            <text:p text:style-name="P20"/>
          </table:table-cell>
          <table:table-cell table:style-name="Tabela7.D10" office:value-type="string">
            <text:p text:style-name="P20"/>
          </table:table-cell>
          <table:table-cell table:style-name="Tabela7.E10" office:value-type="string">
            <text:p text:style-name="P20"/>
          </table:table-cell>
          <table:table-cell table:style-name="Tabela7.F10" office:value-type="string">
            <text:p text:style-name="P20"/>
          </table:table-cell>
        </table:table-row>
        <table:table-row table:style-name="Tabela7.1">
          <table:table-cell table:style-name="Tabela7.A11" office:value-type="string">
            <text:p text:style-name="P33">66<text:span text:style-name="T9"/></text:p>
          </table:table-cell>
          <table:table-cell table:style-name="Tabela7.B11" office:value-type="string">
            <text:p text:style-name="P16">预留<text:span text:style-name="T9"/></text:p>
            <text:p text:style-name="P16">Undefine<text:span text:style-name="T9"/></text:p>
          </table:table-cell>
          <table:table-cell table:style-name="Tabela7.C11" office:value-type="string">
            <text:p text:style-name="P20"/>
          </table:table-cell>
          <table:table-cell table:style-name="Tabela7.D11" office:value-type="string">
            <text:p text:style-name="P20"/>
          </table:table-cell>
          <table:table-cell table:style-name="Tabela7.E11" office:value-type="string">
            <text:p text:style-name="P20"/>
          </table:table-cell>
          <table:table-cell table:style-name="Tabela7.F11" office:value-type="string">
            <text:p text:style-name="P20"/>
          </table:table-cell>
        </table:table-row>
        <table:table-row table:style-name="Tabela7.1">
          <table:table-cell table:style-name="Tabela7.A12" office:value-type="string">
            <text:p text:style-name="P33">67<text:span text:style-name="T9"/></text:p>
          </table:table-cell>
          <table:table-cell table:style-name="Tabela7.B12" office:value-type="string">
            <text:p text:style-name="P16">预留<text:span text:style-name="T9"/></text:p>
            <text:p text:style-name="P16">Undefine<text:span text:style-name="T9"/></text:p>
          </table:table-cell>
          <table:table-cell table:style-name="Tabela7.C12" office:value-type="string">
            <text:p text:style-name="P20"/>
          </table:table-cell>
          <table:table-cell table:style-name="Tabela7.D12" office:value-type="string">
            <text:p text:style-name="P20"/>
          </table:table-cell>
          <table:table-cell table:style-name="Tabela7.E12" office:value-type="string">
            <text:p text:style-name="P20"/>
          </table:table-cell>
          <table:table-cell table:style-name="Tabela7.F12" office:value-type="string">
            <text:p text:style-name="P20"/>
          </table:table-cell>
        </table:table-row>
        <table:table-row table:style-name="Tabela7.1">
          <table:table-cell table:style-name="Tabela7.A13" office:value-type="string">
            <text:p text:style-name="P33">68<text:span text:style-name="T9"/></text:p>
          </table:table-cell>
          <table:table-cell table:style-name="Tabela7.B13" office:value-type="string">
            <text:p text:style-name="P16">预留<text:span text:style-name="T9"/></text:p>
            <text:p text:style-name="P16">Undefine<text:span text:style-name="T9"/></text:p>
          </table:table-cell>
          <table:table-cell table:style-name="Tabela7.C13" office:value-type="string">
            <text:p text:style-name="P20"/>
          </table:table-cell>
          <table:table-cell table:style-name="Tabela7.D13" office:value-type="string">
            <text:p text:style-name="P20"/>
          </table:table-cell>
          <table:table-cell table:style-name="Tabela7.E13" office:value-type="string">
            <text:p text:style-name="P20"/>
          </table:table-cell>
          <table:table-cell table:style-name="Tabela7.F13" office:value-type="string">
            <text:p text:style-name="P20"/>
          </table:table-cell>
        </table:table-row>
        <table:table-row table:style-name="Tabela7.1">
          <table:table-cell table:style-name="Tabela7.A14" office:value-type="string">
            <text:p text:style-name="P33">69<text:span text:style-name="T9"/></text:p>
          </table:table-cell>
          <table:table-cell table:style-name="Tabela7.B14" office:value-type="string">
            <text:p text:style-name="P16">预留<text:span text:style-name="T9"/></text:p>
            <text:p text:style-name="P16">Undefine<text:span text:style-name="T9"/></text:p>
          </table:table-cell>
          <table:table-cell table:style-name="Tabela7.C14" office:value-type="string">
            <text:p text:style-name="P20"/>
          </table:table-cell>
          <table:table-cell table:style-name="Tabela7.D14" office:value-type="string">
            <text:p text:style-name="P20"/>
          </table:table-cell>
          <table:table-cell table:style-name="Tabela7.E14" office:value-type="string">
            <text:p text:style-name="P20"/>
          </table:table-cell>
          <table:table-cell table:style-name="Tabela7.F14" office:value-type="string">
            <text:p text:style-name="P20"/>
          </table:table-cell>
        </table:table-row>
        <table:table-row table:style-name="Tabela7.1">
          <table:table-cell table:style-name="Tabela7.A15" office:value-type="string">
            <text:p text:style-name="P35">70</text:p>
          </table:table-cell>
          <table:table-cell table:style-name="Tabela7.B15" office:value-type="string">
            <text:p text:style-name="P36">预留<text:span text:style-name="T9"/></text:p>
            <text:p text:style-name="P36">Undefine<text:span text:style-name="T18"/></text:p>
          </table:table-cell>
          <table:table-cell table:style-name="Tabela7.C15" office:value-type="string">
            <text:p text:style-name="P30"/>
          </table:table-cell>
          <table:table-cell table:style-name="Tabela7.D15" office:value-type="string">
            <text:p text:style-name="P30"/>
          </table:table-cell>
          <table:table-cell table:style-name="Tabela7.E15" office:value-type="string">
            <text:p text:style-name="P30"/>
          </table:table-cell>
          <table:table-cell table:style-name="Tabela7.F15" office:value-type="string">
            <text:p text:style-name="P30"/>
          </table:table-cell>
        </table:table-row>
        <table:table-row table:style-name="Tabela7.1">
          <table:table-cell table:style-name="Tabela7.A16" office:value-type="string">
            <text:p text:style-name="P35">71<text:span text:style-name="T18"/></text:p>
          </table:table-cell>
          <table:table-cell table:style-name="Tabela7.B16" office:value-type="string">
            <text:p text:style-name="P36">预留<text:span text:style-name="T9"/></text:p>
            <text:p text:style-name="P36">Undefine<text:span text:style-name="T18"/></text:p>
          </table:table-cell>
          <table:table-cell table:style-name="Tabela7.C16" office:value-type="string">
            <text:p text:style-name="P30"/>
          </table:table-cell>
          <table:table-cell table:style-name="Tabela7.D16" office:value-type="string">
            <text:p text:style-name="P30"/>
          </table:table-cell>
          <table:table-cell table:style-name="Tabela7.E16" office:value-type="string">
            <text:p text:style-name="P30"/>
          </table:table-cell>
          <table:table-cell table:style-name="Tabela7.F16" office:value-type="string">
            <text:p text:style-name="P30"/>
          </table:table-cell>
        </table:table-row>
        <table:table-row table:style-name="Tabela7.1">
          <table:table-cell table:style-name="Tabela7.A17" office:value-type="string">
            <text:p text:style-name="P35">72<text:span text:style-name="T18"/></text:p>
          </table:table-cell>
          <table:table-cell table:style-name="Tabela7.B17" office:value-type="string">
            <text:p text:style-name="P36">预留<text:span text:style-name="T9"/></text:p>
            <text:p text:style-name="P36">Undefine<text:span text:style-name="T18"/></text:p>
          </table:table-cell>
          <table:table-cell table:style-name="Tabela7.C17" office:value-type="string">
            <text:p text:style-name="P30"/>
          </table:table-cell>
          <table:table-cell table:style-name="Tabela7.D17" office:value-type="string">
            <text:p text:style-name="P30"/>
          </table:table-cell>
          <table:table-cell table:style-name="Tabela7.E17" office:value-type="string">
            <text:p text:style-name="P30"/>
          </table:table-cell>
          <table:table-cell table:style-name="Tabela7.F17" office:value-type="string">
            <text:p text:style-name="P30"/>
          </table:table-cell>
        </table:table-row>
        <table:table-row table:style-name="Tabela7.1">
          <table:table-cell table:style-name="Tabela7.A18" office:value-type="string">
            <text:p text:style-name="P35">73<text:span text:style-name="T18"/></text:p>
          </table:table-cell>
          <table:table-cell table:style-name="Tabela7.B18" office:value-type="string">
            <text:p text:style-name="P37"/>
          </table:table-cell>
          <table:table-cell table:style-name="Tabela7.C18" office:value-type="string">
            <text:p text:style-name="P30"/>
          </table:table-cell>
          <table:table-cell table:style-name="Tabela7.D18" office:value-type="string">
            <text:p text:style-name="P30"/>
          </table:table-cell>
          <table:table-cell table:style-name="Tabela7.E18" office:value-type="string">
            <text:p text:style-name="P30"/>
          </table:table-cell>
          <table:table-cell table:style-name="Tabela7.F18" office:value-type="string">
            <text:p text:style-name="P37"/>
          </table:table-cell>
        </table:table-row>
        <table:table-row table:style-name="Tabela7.1">
          <table:table-cell table:style-name="Tabela7.A19" office:value-type="string">
            <text:p text:style-name="P35">74<text:span text:style-name="T18"/></text:p>
          </table:table-cell>
          <table:table-cell table:style-name="Tabela7.B19" office:value-type="string">
            <text:p text:style-name="P29">通讯地址<text:span text:style-name="T18"/></text:p>
            <text:p text:style-name="P29">Communication address<text:span text:style-name="T18"/></text:p>
          </table:table-cell>
          <table:table-cell table:style-name="Tabela7.C19" office:value-type="string">
            <text:p text:style-name="P35">R<text:span text:style-name="T18"/></text:p>
          </table:table-cell>
          <table:table-cell table:style-name="Tabela7.D19" office:value-type="string">
            <text:p text:style-name="P35">0x0000<text:span text:style-name="T18"/></text:p>
          </table:table-cell>
          <table:table-cell table:style-name="Tabela7.E19" office:value-type="string">
            <text:p text:style-name="P35">-<text:span text:style-name="T18"/></text:p>
          </table:table-cell>
          <table:table-cell table:style-name="Tabela7.F19" office:value-type="string">
            <text:p text:style-name="P30"/>
          </table:table-cell>
        </table:table-row>
        <table:table-row table:style-name="Tabela7.1">
          <table:table-cell table:style-name="Tabela7.A20" office:value-type="string">
            <text:p text:style-name="P35">75<text:span text:style-name="T18"/></text:p>
          </table:table-cell>
          <table:table-cell table:style-name="Tabela7.B20" office:value-type="string">
            <text:p text:style-name="P29">电压对有功响应时间<text:span text:style-name="T18"/></text:p>
            <text:p text:style-name="P29">V(W) <text:s/>ResponseTime<text:span text:style-name="T18"/></text:p>
          </table:table-cell>
          <table:table-cell table:style-name="Tabela7.C20" office:value-type="string">
            <text:p text:style-name="P29">R/W<text:span text:style-name="T18"/></text:p>
          </table:table-cell>
          <table:table-cell table:style-name="Tabela7.D20" office:value-type="string">
            <text:p text:style-name="P29">[0,1200]<text:span text:style-name="T18"/></text:p>
          </table:table-cell>
          <table:table-cell table:style-name="Tabela7.E20" office:value-type="string">
            <text:p text:style-name="P29">0.1S<text:span text:style-name="T18"/></text:p>
          </table:table-cell>
          <table:table-cell table:style-name="Tabela7.F20" office:value-type="string">
            <text:p text:style-name="P37"/>
            <text:p text:style-name="P29"/>
          </table:table-cell>
        </table:table-row>
        <table:table-row table:style-name="Tabela7.1">
          <table:table-cell table:style-name="Tabela7.A21" office:value-type="string">
            <text:p text:style-name="P35">76<text:span text:style-name="T18"/></text:p>
          </table:table-cell>
          <table:table-cell table:style-name="Tabela7.B21" office:value-type="string">
            <text:p text:style-name="P29">无功响应时间<text:span text:style-name="T18"/></text:p>
            <text:p text:style-name="P29">V(Q) <text:s/>ResponseTime<text:span text:style-name="T18"/></text:p>
          </table:table-cell>
          <table:table-cell table:style-name="Tabela7.C21" office:value-type="string">
            <text:p text:style-name="P29">R/W<text:span text:style-name="T18"/></text:p>
          </table:table-cell>
          <table:table-cell table:style-name="Tabela7.D21" office:value-type="string">
            <text:p text:style-name="P29">[0,1200]<text:span text:style-name="T18"/></text:p>
          </table:table-cell>
          <table:table-cell table:style-name="Tabela7.E21" office:value-type="string">
            <text:p text:style-name="P29">0.1S<text:span text:style-name="T18"/></text:p>
          </table:table-cell>
          <table:table-cell table:style-name="Tabela7.F21" office:value-type="string">
            <text:p text:style-name="P37"/>
          </table:table-cell>
        </table:table-row>
        <text:soft-page-break/>
        <table:table-row table:style-name="Tabela7.1">
          <table:table-cell table:style-name="Tabela7.A22" office:value-type="string">
            <text:p text:style-name="P35">77<text:span text:style-name="T18"/></text:p>
          </table:table-cell>
          <table:table-cell table:style-name="Tabela7.B22" office:value-type="string">
            <text:p text:style-name="P29">有功功率调节<text:span text:style-name="T18"/></text:p>
            <text:p text:style-name="P38"><text:span text:style-name="T18">Active</text:span><text:span text:style-name="T18">-</text:span><text:span text:style-name="T18">power </text:span><text:span text:style-name="T18"><text:s/></text:span><text:span text:style-name="T18">regulation</text:span></text:p>
          </table:table-cell>
          <table:table-cell table:style-name="Tabela7.C22" office:value-type="string">
            <text:p text:style-name="P29">R/W<text:span text:style-name="T18"/></text:p>
          </table:table-cell>
          <table:table-cell table:style-name="Tabela7.D22" office:value-type="string">
            <text:p text:style-name="P38"><text:span text:style-name="T18">[0,</text:span><text:span text:style-name="T18">1000</text:span><text:span text:style-name="T18">]</text:span></text:p>
          </table:table-cell>
          <table:table-cell table:style-name="Tabela7.E22" office:value-type="string">
            <text:p text:style-name="P38"><text:span text:style-name="T18">0.1</text:span><text:span text:style-name="T18">%</text:span></text:p>
          </table:table-cell>
          <table:table-cell table:style-name="Tabela7.F22" office:value-type="string">
            <text:p text:style-name="P37"/>
          </table:table-cell>
        </table:table-row>
        <table:table-row table:style-name="Tabela7.1">
          <table:table-cell table:style-name="Tabela7.A23" office:value-type="string">
            <text:p text:style-name="P35">78<text:span text:style-name="T18"/></text:p>
          </table:table-cell>
          <table:table-cell table:style-name="Tabela7.B23" office:value-type="string">
            <text:p text:style-name="P29">无功功率调节<text:span text:style-name="T18"/></text:p>
            <text:p text:style-name="P38"><text:span text:style-name="T18">Reactive</text:span><text:span text:style-name="T18">-</text:span><text:span text:style-name="T18">power </text:span><text:span text:style-name="T18"><text:s/></text:span><text:span text:style-name="T18">regulation</text:span></text:p>
          </table:table-cell>
          <table:table-cell table:style-name="Tabela7.C23" office:value-type="string">
            <text:p text:style-name="P29">R/W<text:span text:style-name="T18"/></text:p>
          </table:table-cell>
          <table:table-cell table:style-name="Tabela7.D23" office:value-type="string">
            <text:p text:style-name="P38"><text:span text:style-name="T18">[</text:span><text:span text:style-name="T18">-600</text:span><text:span text:style-name="T18">,</text:span><text:span text:style-name="T18">600</text:span><text:span text:style-name="T18">]</text:span></text:p>
          </table:table-cell>
          <table:table-cell table:style-name="Tabela7.E23" office:value-type="string">
            <text:p text:style-name="P29">0.1%<text:span text:style-name="T18"/></text:p>
          </table:table-cell>
          <table:table-cell table:style-name="Tabela7.F23" office:value-type="string">
            <text:p text:style-name="P37"/>
          </table:table-cell>
        </table:table-row>
        <table:table-row table:style-name="Tabela7.1">
          <table:table-cell table:style-name="Tabela7.A24" office:value-type="string">
            <text:p text:style-name="P35">79<text:span text:style-name="T18"/></text:p>
          </table:table-cell>
          <table:table-cell table:style-name="Tabela7.B24" office:value-type="string">
            <text:p text:style-name="P29">视在功率调节<text:span text:style-name="T18"/></text:p>
            <text:p text:style-name="P29">Apparent power regulation<text:span text:style-name="T18"/></text:p>
          </table:table-cell>
          <table:table-cell table:style-name="Tabela7.C24" office:value-type="string">
            <text:p text:style-name="P29">R/W<text:span text:style-name="T18"/></text:p>
          </table:table-cell>
          <table:table-cell table:style-name="Tabela7.D24" office:value-type="string">
            <text:p text:style-name="P29">[0,1200]<text:span text:style-name="T18"/></text:p>
          </table:table-cell>
          <table:table-cell table:style-name="Tabela7.E24" office:value-type="string">
            <text:p text:style-name="P29">0.1%<text:span text:style-name="T18"/></text:p>
          </table:table-cell>
          <table:table-cell table:style-name="Tabela7.F24" office:value-type="string">
            <text:p text:style-name="P37"/>
            <text:p text:style-name="P29"/>
          </table:table-cell>
        </table:table-row>
        <table:table-row table:style-name="Tabela7.1">
          <table:table-cell table:style-name="Tabela7.A25" office:value-type="string">
            <text:p text:style-name="P35">80<text:span text:style-name="T18"/></text:p>
          </table:table-cell>
          <table:table-cell table:style-name="Tabela7.B25" office:value-type="string">
            <text:p text:style-name="P29">开关机使能<text:span text:style-name="T18"/></text:p>
            <text:p text:style-name="P29">Switch on and off enable<text:span text:style-name="T18"/></text:p>
          </table:table-cell>
          <table:table-cell table:style-name="Tabela7.C25" office:value-type="string">
            <text:p text:style-name="P29">R/W<text:span text:style-name="T18"/></text:p>
          </table:table-cell>
          <table:table-cell table:style-name="Tabela7.D25" office:value-type="string">
            <text:p text:style-name="P29">[0,1]<text:span text:style-name="T18"/></text:p>
          </table:table-cell>
          <table:table-cell table:style-name="Tabela7.E25" office:value-type="string">
            <text:p text:style-name="P29">-<text:span text:style-name="T18"/></text:p>
          </table:table-cell>
          <table:table-cell table:style-name="Tabela7.F25" office:value-type="string">
            <text:p text:style-name="P29">0：关机<text:span text:style-name="T4"> <text:s text:c="4"/></text:span>1：开机MI 2：关机</text:p>
            <text:p text:style-name="P29"/>
            <text:p text:style-name="P29">0: power off 1: power on<text:span text:style-name="T18"/></text:p>
          </table:table-cell>
        </table:table-row>
        <table:table-row table:style-name="Tabela7.1">
          <table:table-cell table:style-name="Tabela7.A26" office:value-type="string">
            <text:p text:style-name="P35">81<text:span text:style-name="T18"/></text:p>
          </table:table-cell>
          <table:table-cell table:style-name="Tabela7.B26" office:value-type="string">
            <text:p text:style-name="P29">恢复出厂使能<text:span text:style-name="T18"/></text:p>
            <text:p text:style-name="P38"><text:span text:style-name="T18">F</text:span><text:span text:style-name="T18">actory</text:span><text:span text:style-name="T18"> reset</text:span><text:span text:style-name="T18"> enable</text:span></text:p>
          </table:table-cell>
          <table:table-cell table:style-name="Tabela7.C26" office:value-type="string">
            <text:p text:style-name="P29">R/W<text:span text:style-name="T18"/></text:p>
          </table:table-cell>
          <table:table-cell table:style-name="Tabela7.D26" office:value-type="string">
            <text:p text:style-name="P29">[0,1]<text:span text:style-name="T18"/></text:p>
          </table:table-cell>
          <table:table-cell table:style-name="Tabela7.E26" office:value-type="string">
            <text:p text:style-name="P37"/>
          </table:table-cell>
          <table:table-cell table:style-name="Tabela7.F26" office:value-type="string">
            <text:p text:style-name="P38"><text:span text:style-name="T19">0: disable 1: enable</text:span><text:span text:style-name="T19"> 3：Lockedinv</text:span></text:p>
          </table:table-cell>
        </table:table-row>
        <table:table-row table:style-name="Tabela7.1">
          <table:table-cell table:style-name="Tabela7.A27" office:value-type="string">
            <text:p text:style-name="P35">82<text:span text:style-name="T18"/></text:p>
          </table:table-cell>
          <table:table-cell table:style-name="Tabela7.B27" office:value-type="string">
            <text:p text:style-name="P29">自检时间<text:span text:style-name="T18"/></text:p>
            <text:p text:style-name="P29">Self-checking time<text:span text:style-name="T18"/></text:p>
          </table:table-cell>
          <table:table-cell table:style-name="Tabela7.C27" office:value-type="string">
            <text:p text:style-name="P29">R/W<text:span text:style-name="T18"/></text:p>
          </table:table-cell>
          <table:table-cell table:style-name="Tabela7.D27" office:value-type="string">
            <text:p text:style-name="P29">[0,1]<text:span text:style-name="T18"/></text:p>
          </table:table-cell>
          <table:table-cell table:style-name="Tabela7.E27" office:value-type="string">
            <text:p text:style-name="P29">-<text:span text:style-name="T18"/></text:p>
          </table:table-cell>
          <table:table-cell table:style-name="Tabela7.F27" office:value-type="string">
            <text:p text:style-name="P37"/>
            <text:p text:style-name="P29">0-360 seconds<text:span text:style-name="T18"/></text:p>
          </table:table-cell>
        </table:table-row>
        <table:table-row table:style-name="Tabela7.1">
          <table:table-cell table:style-name="Tabela7.A28" office:value-type="string">
            <text:p text:style-name="P35">83<text:span text:style-name="T18"/></text:p>
          </table:table-cell>
          <table:table-cell table:style-name="Tabela7.B28" office:value-type="string">
            <text:p text:style-name="P29">孤岛保护使能<text:span text:style-name="T18"/></text:p>
            <text:p text:style-name="P38"><text:span text:style-name="T18">Island</text:span><text:span text:style-name="T18"> </text:span><text:span text:style-name="T18">protection enable</text:span></text:p>
          </table:table-cell>
          <table:table-cell table:style-name="Tabela7.C28" office:value-type="string">
            <text:p text:style-name="P29">R/W<text:span text:style-name="T18"/></text:p>
          </table:table-cell>
          <table:table-cell table:style-name="Tabela7.D28" office:value-type="string">
            <text:p text:style-name="P29">[0,1]<text:span text:style-name="T18"/></text:p>
          </table:table-cell>
          <table:table-cell table:style-name="Tabela7.E28" office:value-type="string">
            <text:p text:style-name="P37"/>
          </table:table-cell>
          <table:table-cell table:style-name="Tabela7.F28" office:value-type="string">
            <text:p text:style-name="P37"/>
            <text:p text:style-name="P29">0: disable 1: enable<text:span text:style-name="T18"/></text:p>
          </table:table-cell>
        </table:table-row>
        <table:table-row table:style-name="Tabela7.1">
          <table:table-cell table:style-name="Tabela7.A29" office:value-type="string">
            <text:p text:style-name="P39">84<text:span text:style-name="T20"/></text:p>
          </table:table-cell>
          <table:table-cell table:style-name="Tabela7.B29" office:value-type="string">
            <text:p text:style-name="P40">无功使能位<text:span text:style-name="T20"/></text:p>
            <text:p text:style-name="P40"/>
          </table:table-cell>
          <table:table-cell table:style-name="Tabela7.C29" office:value-type="string">
            <text:p text:style-name="P40">R/W<text:span text:style-name="T20"/></text:p>
          </table:table-cell>
          <table:table-cell table:style-name="Tabela7.D29" office:value-type="string">
            <text:p text:style-name="P40">[0,1]<text:span text:style-name="T20"/></text:p>
          </table:table-cell>
          <table:table-cell table:style-name="Tabela7.E29" office:value-type="string">
            <text:p text:style-name="P40">-<text:span text:style-name="T20"/></text:p>
          </table:table-cell>
          <table:table-cell table:style-name="Tabela7.F29" office:value-type="string">
            <text:p text:style-name="P40">需要和电压有功-V(Q)有功无功-P(Q)有功PF-P(F) 互斥<text:span text:style-name="T20"/></text:p>
            <text:p text:style-name="P41">0 disable<text:span text:style-name="T21"/></text:p>
            <text:p text:style-name="P41">1 PF enable<text:span text:style-name="T21"/></text:p>
            <text:p text:style-name="P41">2 Q enable<text:span text:style-name="T20"/></text:p>
          </table:table-cell>
        </table:table-row>
        <table:table-row table:style-name="Tabela7.1">
          <table:table-cell table:style-name="Tabela7.A30" office:value-type="string">
            <text:p text:style-name="P39">85<text:span text:style-name="T20"/></text:p>
          </table:table-cell>
          <table:table-cell table:style-name="Tabela7.B30" office:value-type="string">
            <text:p text:style-name="P40">GFDI使能<text:span text:style-name="T20"/></text:p>
            <text:p text:style-name="P40">GFDI enable<text:span text:style-name="T20"/></text:p>
          </table:table-cell>
          <table:table-cell table:style-name="Tabela7.C30" office:value-type="string">
            <text:p text:style-name="P40">R/W<text:span text:style-name="T20"/></text:p>
          </table:table-cell>
          <table:table-cell table:style-name="Tabela7.D30" office:value-type="string">
            <text:p text:style-name="P40">[0,1]<text:span text:style-name="T20"/></text:p>
          </table:table-cell>
          <table:table-cell table:style-name="Tabela7.E30" office:value-type="string">
            <text:p text:style-name="P42"/>
          </table:table-cell>
          <table:table-cell table:style-name="Tabela7.F30" office:value-type="string">
            <text:p text:style-name="P40">0: disable 1: enable<text:span text:style-name="T20"/></text:p>
            <text:p text:style-name="P40">已使用<text:span text:style-name="T20"/></text:p>
          </table:table-cell>
        </table:table-row>
        <table:table-row table:style-name="Tabela7.1">
          <table:table-cell table:style-name="Tabela7.A31" office:value-type="string">
            <text:p text:style-name="P35">86</text:p>
          </table:table-cell>
          <table:table-cell table:style-name="Tabela7.B31" office:value-type="string">
            <text:p text:style-name="P29">RCD enable<text:span text:style-name="T18"/></text:p>
          </table:table-cell>
          <table:table-cell table:style-name="Tabela7.C31" office:value-type="string">
            <text:p text:style-name="P37"/>
          </table:table-cell>
          <table:table-cell table:style-name="Tabela7.D31" office:value-type="string">
            <text:p text:style-name="P37"/>
          </table:table-cell>
          <table:table-cell table:style-name="Tabela7.E31" office:value-type="string">
            <text:p text:style-name="P37"/>
          </table:table-cell>
          <table:table-cell table:style-name="Tabela7.F31" office:value-type="string">
            <text:p text:style-name="P29">0: disable 1: enable<text:span text:style-name="T18"/></text:p>
          </table:table-cell>
        </table:table-row>
        <table:table-row table:style-name="Tabela7.1">
          <table:table-cell table:style-name="Tabela7.A32" office:value-type="string">
            <text:p text:style-name="P35">87<text:span text:style-name="T18"/></text:p>
          </table:table-cell>
          <table:table-cell table:style-name="Tabela7.B32" office:value-type="string">
            <text:p text:style-name="P29">RISO 使能<text:span text:style-name="T18"/></text:p>
            <text:p text:style-name="P38"><text:span text:style-name="T18">RISO </text:span><text:span text:style-name="T18">enable</text:span></text:p>
          </table:table-cell>
          <table:table-cell table:style-name="Tabela7.C32" office:value-type="string">
            <text:p text:style-name="P29">R/W<text:span text:style-name="T18"/></text:p>
          </table:table-cell>
          <table:table-cell table:style-name="Tabela7.D32" office:value-type="string">
            <text:p text:style-name="P29">[0,1]<text:span text:style-name="T18"/></text:p>
          </table:table-cell>
          <table:table-cell table:style-name="Tabela7.E32" office:value-type="string">
            <text:p text:style-name="P37"/>
          </table:table-cell>
          <table:table-cell table:style-name="Tabela7.F32" office:value-type="string">
            <text:p text:style-name="P29">0: disable 1: enable<text:span text:style-name="T18"/></text:p>
          </table:table-cell>
        </table:table-row>
        <table:table-row table:style-name="Tabela7.1">
          <table:table-cell table:style-name="Tabela7.A33" office:value-type="string">
            <text:p text:style-name="P35">88<text:span text:style-name="T18"/></text:p>
          </table:table-cell>
          <table:table-cell table:style-name="Tabela7.B33" office:value-type="string">
            <text:p text:style-name="P29">R shutdown<text:span text:style-name="T18"/></text:p>
          </table:table-cell>
          <table:table-cell table:style-name="Tabela7.C33" office:value-type="string">
            <text:p text:style-name="P29">R/W<text:span text:style-name="T18"/></text:p>
          </table:table-cell>
          <table:table-cell table:style-name="Tabela7.D33" office:value-type="string">
            <text:p text:style-name="P29">[0,1]<text:span text:style-name="T18"/></text:p>
          </table:table-cell>
          <table:table-cell table:style-name="Tabela7.E33" office:value-type="string">
            <text:p text:style-name="P37"/>
          </table:table-cell>
          <table:table-cell table:style-name="Tabela7.F33" office:value-type="string">
            <text:p text:style-name="P38"><text:span text:style-name="T18">0: disable </text:span><text:span text:style-name="T18"><text:s text:c="2"/></text:span><text:span text:style-name="T18">others: enable</text:span></text:p>
          </table:table-cell>
        </table:table-row>
        <table:table-row table:style-name="Tabela7.1">
          <table:table-cell table:style-name="Tabela7.A34" office:value-type="string">
            <text:p text:style-name="P35">89<text:span text:style-name="T18"/></text:p>
          </table:table-cell>
          <table:table-cell table:style-name="Tabela7.B34" office:value-type="string">
            <text:p text:style-name="P37"/>
          </table:table-cell>
          <table:table-cell table:style-name="Tabela7.C34" office:value-type="string">
            <text:p text:style-name="P37"/>
          </table:table-cell>
          <table:table-cell table:style-name="Tabela7.D34" office:value-type="string">
            <text:p text:style-name="P37"/>
          </table:table-cell>
          <table:table-cell table:style-name="Tabela7.E34" office:value-type="string">
            <text:p text:style-name="P37"/>
          </table:table-cell>
          <table:table-cell table:style-name="Tabela7.F34" office:value-type="string">
            <text:p text:style-name="P37"/>
          </table:table-cell>
        </table:table-row>
        <table:table-row table:style-name="Tabela7.1">
          <table:table-cell table:style-name="Tabela7.A35" office:value-type="string">
            <text:p text:style-name="P35">90<text:span text:style-name="T18"/></text:p>
          </table:table-cell>
          <table:table-cell table:style-name="Tabela7.B35" office:value-type="string">
            <text:p text:style-name="P37"/>
          </table:table-cell>
          <table:table-cell table:style-name="Tabela7.C35" office:value-type="string">
            <text:p text:style-name="P37"/>
          </table:table-cell>
          <table:table-cell table:style-name="Tabela7.D35" office:value-type="string">
            <text:p text:style-name="P37"/>
          </table:table-cell>
          <table:table-cell table:style-name="Tabela7.E35" office:value-type="string">
            <text:p text:style-name="P37"/>
          </table:table-cell>
          <table:table-cell table:style-name="Tabela7.F35" office:value-type="string">
            <text:p text:style-name="P37"/>
          </table:table-cell>
        </table:table-row>
        <table:table-row table:style-name="Tabela7.1">
          <table:table-cell table:style-name="Tabela7.A36" office:value-type="string">
            <text:p text:style-name="P35">91<text:span text:style-name="T18"/></text:p>
          </table:table-cell>
          <table:table-cell table:style-name="Tabela7.B36" office:value-type="string">
            <text:p text:style-name="P38"><text:span text:style-name="T18">控制板</text:span><text:span text:style-name="T18">EEPROM 初始使能</text:span></text:p>
            <text:p text:style-name="P43">MCU-EEPROM initial enabled<text:span text:style-name="T18"/></text:p>
          </table:table-cell>
          <table:table-cell table:style-name="Tabela7.C36" office:value-type="string">
            <text:p text:style-name="P29">R/W</text:p>
          </table:table-cell>
          <table:table-cell table:style-name="Tabela7.D36" office:value-type="string">
            <text:p text:style-name="P29">[0,2]<text:span text:style-name="T18"/></text:p>
          </table:table-cell>
          <table:table-cell table:style-name="Tabela7.E36" office:value-type="string">
            <text:p text:style-name="P29">-<text:span text:style-name="T18"/></text:p>
          </table:table-cell>
          <table:table-cell table:style-name="Tabela7.F36" office:value-type="string">
            <text:p text:style-name="P38"><text:span text:style-name="T18">0: 正常工作</text:span><text:span text:style-name="T22"> </text:span><text:span text:style-name="T18">work normal</text:span><text:span text:style-name="T18"> <text:s text:c="7"/></text:span></text:p>
            <text:p text:style-name="P29">1: 初始化控制板<text:span text:style-name="T4"> </text:span>EEPROM <text:s/>init mcu eeprom</text:p>
          </table:table-cell>
        </table:table-row>
        <table:table-row table:style-name="Tabela7.1">
          <table:table-cell table:style-name="Tabela7.A37" office:value-type="string">
            <text:p text:style-name="P35">92<text:span text:style-name="T18"/></text:p>
          </table:table-cell>
          <table:table-cell table:style-name="Tabela7.B37" office:value-type="string">
            <text:p text:style-name="P38"><text:span text:style-name="T18">通讯板</text:span><text:span text:style-name="T18">EEPROM 初始使能</text:span></text:p>
            <text:p text:style-name="P43">Comm-EEPROM initial enabled<text:span text:style-name="T18"/></text:p>
          </table:table-cell>
          <table:table-cell table:style-name="Tabela7.C37" office:value-type="string">
            <text:p text:style-name="P29">R/W</text:p>
          </table:table-cell>
          <table:table-cell table:style-name="Tabela7.D37" office:value-type="string">
            <text:p text:style-name="P37"/>
          </table:table-cell>
          <table:table-cell table:style-name="Tabela7.E37" office:value-type="string">
            <text:p text:style-name="P37"/>
          </table:table-cell>
          <table:table-cell table:style-name="Tabela7.F37" office:value-type="string">
            <text:p text:style-name="P38"><text:span text:style-name="T18">0：正常</text:span><text:span text:style-name="T22"> </text:span><text:span text:style-name="T18">work normal</text:span></text:p>
            <text:p text:style-name="P38"><text:span text:style-name="T18">1：</text:span><text:span text:style-name="T18">初始化通讯板</text:span><text:span text:style-name="T22"> </text:span><text:span text:style-name="T18">EEPROM init comm eeprom</text:span></text:p>
            <text:p text:style-name="P38"><text:span text:style-name="T18">3：</text:span><text:span text:style-name="T9">Locekd inverter(Sunsynk)</text:span></text:p>
          </table:table-cell>
        </table:table-row>
        <table:table-row table:style-name="Tabela7.1">
          <table:table-cell table:style-name="Tabela7.A38" office:value-type="string">
            <text:p text:style-name="P35">93<text:span text:style-name="T18"/></text:p>
          </table:table-cell>
          <table:table-cell table:style-name="Tabela7.B38" office:value-type="string">
            <text:p text:style-name="P29">控制板测试控制指令<text:span text:style-name="T18"/></text:p>
            <text:p text:style-name="P29"/>
            <text:p text:style-name="P29">Factory only<text:span text:style-name="T18"/></text:p>
          </table:table-cell>
          <table:table-cell table:style-name="Tabela7.C38" office:value-type="string">
            <text:p text:style-name="P37"/>
          </table:table-cell>
          <table:table-cell table:style-name="Tabela7.D38" office:value-type="string">
            <text:p text:style-name="P37"/>
          </table:table-cell>
          <table:table-cell table:style-name="Tabela7.E38" office:value-type="string">
            <text:p text:style-name="P37"/>
          </table:table-cell>
          <table:table-cell table:style-name="Tabela7.F38" office:value-type="string">
            <text:p text:style-name="P38"><text:span text:style-name="T18">B</text:span><text:span text:style-name="T18">it0 <text:s text:c="2"/>开测试使能(使能这后面的才有效)</text:span></text:p>
            <text:p text:style-name="P29">Test enable=1 if use later bit<text:span text:style-name="T18"/></text:p>
            <text:p text:style-name="P38"><text:span text:style-name="T18">B</text:span><text:span text:style-name="T18">it1 <text:s text:c="2"/>开逆变器全部风扇</text:span><text:span text:style-name="T22"> </text:span><text:span text:style-name="T18">open all fan</text:span></text:p>
            <text:p text:style-name="P38"><text:span text:style-name="T18">B</text:span><text:span text:style-name="T18">it4 <text:s text:c="2"/>开启Gen信号继电器</text:span><text:span text:style-name="T22"> <text:s text:c="2"/></text:span><text:span text:style-name="T18">open Gen singal relay</text:span></text:p>
          </table:table-cell>
        </table:table-row>
        <table:table-row table:style-name="Tabela7.1">
          <table:table-cell table:style-name="Tabela7.A39" office:value-type="string">
            <text:p text:style-name="P35">94<text:span text:style-name="T18"/></text:p>
          </table:table-cell>
          <table:table-cell table:style-name="Tabela7.B39" office:value-type="string">
            <text:p text:style-name="P29">通讯板测试控制指令Factory only<text:span text:style-name="T18"/></text:p>
          </table:table-cell>
          <table:table-cell table:style-name="Tabela7.C39" office:value-type="string">
            <text:p text:style-name="P29">R/W<text:span text:style-name="T18"/></text:p>
          </table:table-cell>
          <table:table-cell table:style-name="Tabela7.D39" office:value-type="string">
            <text:p text:style-name="P29">[0,3]<text:span text:style-name="T18"/></text:p>
          </table:table-cell>
          <table:table-cell table:style-name="Tabela7.E39" office:value-type="string">
            <text:p text:style-name="P29">-<text:span text:style-name="T18"/></text:p>
          </table:table-cell>
          <table:table-cell table:style-name="Tabela7.F39" office:value-type="string">
            <text:p text:style-name="P38"><text:span text:style-name="T18">B</text:span><text:span text:style-name="T18">it0 <text:s text:c="2"/>开测试使能(使能这后面的才有效)</text:span></text:p>
            <text:p text:style-name="P29">Test enable=1 if use later bit<text:span text:style-name="T18"/></text:p>
            <text:p text:style-name="P38"><text:soft-page-break/><text:span text:style-name="T18">B</text:span><text:span text:style-name="T18">it2 <text:s text:c="2"/>闪显示板的所有LED，蜂蜜器，背光,显示红黄蓝</text:span></text:p>
            <text:p text:style-name="P29">Flash display board for all LEDs, honey maker, backlight, display red, yellow and blue<text:span text:style-name="T18"/></text:p>
            <text:p text:style-name="P38"><text:span text:style-name="T18">B</text:span><text:span text:style-name="T18">it3 <text:s text:c="2"/>开启锂电池接口测试</text:span></text:p>
            <text:p text:style-name="P29">Open lithium battery interface test<text:span text:style-name="T18"/></text:p>
            <text:p text:style-name="P29">Bit5 <text:s text:c="2"/>重启液晶程序<text:span text:style-name="T18"/></text:p>
            <text:p text:style-name="P29">Restart lcd<text:span text:style-name="T18"/></text:p>
          </table:table-cell>
        </table:table-row>
        <table:table-row table:style-name="Tabela7.1">
          <table:table-cell table:style-name="Tabela7.A40" office:value-type="string">
            <text:p text:style-name="P35">95</text:p>
          </table:table-cell>
          <table:table-cell table:style-name="Tabela7.B40" office:value-type="string">
            <text:p text:style-name="P37"/>
          </table:table-cell>
          <table:table-cell table:style-name="Tabela7.C40" office:value-type="string">
            <text:p text:style-name="P37"/>
          </table:table-cell>
          <table:table-cell table:style-name="Tabela7.D40" office:value-type="string">
            <text:p text:style-name="P37"/>
          </table:table-cell>
          <table:table-cell table:style-name="Tabela7.E40" office:value-type="string">
            <text:p text:style-name="P37"/>
          </table:table-cell>
          <table:table-cell table:style-name="Tabela7.F40" office:value-type="string">
            <text:p text:style-name="P37"/>
          </table:table-cell>
        </table:table-row>
        <table:table-row table:style-name="Tabela7.1">
          <table:table-cell table:style-name="Tabela7.A41" office:value-type="string">
            <text:p text:style-name="P35">96<text:span text:style-name="T18"/></text:p>
          </table:table-cell>
          <table:table-cell table:style-name="Tabela7.B41" office:value-type="string">
            <text:p text:style-name="P29">发电量修正系数<text:span text:style-name="T18"/></text:p>
            <text:p text:style-name="P29">PowerWH Factor<text:span text:style-name="T18"/></text:p>
          </table:table-cell>
          <table:table-cell table:style-name="Tabela7.C41" office:value-type="string">
            <text:p text:style-name="P38"><text:span text:style-name="T18">R</text:span><text:span text:style-name="T18">/W</text:span></text:p>
          </table:table-cell>
          <table:table-cell table:style-name="Tabela7.D41" office:value-type="string">
            <text:p text:style-name="P37"/>
          </table:table-cell>
          <table:table-cell table:style-name="Tabela7.E41" office:value-type="string">
            <text:p text:style-name="P38"><text:span text:style-name="T18">-</text:span><text:span text:style-name="T18">0.01</text:span></text:p>
          </table:table-cell>
          <table:table-cell table:style-name="Tabela7.F41" office:value-type="string">
            <text:p text:style-name="P38"><text:span text:style-name="T18">100</text:span><text:span text:style-name="T18"> <text:s/>mean </text:span><text:span text:style-name="T18">1</text:span></text:p>
            <text:p text:style-name="P38"><text:span text:style-name="T18">111</text:span><text:span text:style-name="T18"> mean </text:span><text:span text:style-name="T18">1.11</text:span></text:p>
          </table:table-cell>
        </table:table-row>
        <table:table-row table:style-name="Tabela7.1">
          <table:table-cell table:style-name="Tabela7.A42" office:value-type="string">
            <text:p text:style-name="P35">97<text:span text:style-name="T18"/></text:p>
          </table:table-cell>
          <table:table-cell table:style-name="Tabela7.B42" office:value-type="string">
            <text:p text:style-name="P38"><text:span text:style-name="T18">S</text:span><text:span text:style-name="T18">olar输入为SPU</text:span></text:p>
            <text:p text:style-name="P29">TEST MODE<text:span text:style-name="T18"/></text:p>
          </table:table-cell>
          <table:table-cell table:style-name="Tabela7.C42" office:value-type="string">
            <text:p text:style-name="P37"/>
          </table:table-cell>
          <table:table-cell table:style-name="Tabela7.D42" office:value-type="string">
            <text:p text:style-name="P37"/>
          </table:table-cell>
          <table:table-cell table:style-name="Tabela7.E42" office:value-type="string">
            <text:p text:style-name="P37"/>
          </table:table-cell>
          <table:table-cell table:style-name="Tabela7.F42" office:value-type="string">
            <text:p text:style-name="P44"><text:span text:style-name="T18">F</text:span><text:span text:style-name="T18">or debug only</text:span></text:p>
            <text:p text:style-name="P44"><text:span text:style-name="T18">B</text:span><text:span text:style-name="T18">it0 <text:s/>PV输入时电源模式</text:span></text:p>
            <text:p text:style-name="P44"><text:span text:style-name="T18">B</text:span><text:span text:style-name="T18">it1 <text:s/>电池输入是单向源模式</text:span></text:p>
          </table:table-cell>
        </table:table-row>
      </table:table>
      <text:p text:style-name="P31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row table:style-name="Tabela8.1">
          <table:table-cell table:style-name="Tabela8.A1" office:value-type="string">
            <text:p text:style-name="P45">98<text:span text:style-name="T18"/></text:p>
          </table:table-cell>
          <table:table-cell table:style-name="Tabela8.B1" office:value-type="string">
            <text:p text:style-name="P29">电池充电类型<text:span text:style-name="T18"/></text:p>
            <text:p text:style-name="P29">Control Mode<text:span text:style-name="T18"/></text:p>
          </table:table-cell>
          <table:table-cell table:style-name="Tabela8.B1" office:value-type="string">
            <text:p text:style-name="P38"><text:span text:style-name="T18">R</text:span><text:span text:style-name="T18">/W</text:span></text:p>
          </table:table-cell>
          <table:table-cell table:style-name="Tabela8.B1" office:value-type="string">
            <text:p text:style-name="P29">-<text:span text:style-name="T18"/></text:p>
          </table:table-cell>
          <table:table-cell table:style-name="Tabela8.B1" office:value-type="string">
            <text:p text:style-name="P29">-<text:span text:style-name="T18"/></text:p>
          </table:table-cell>
          <table:table-cell table:style-name="Tabela8.B1" office:value-type="string">
            <text:p text:style-name="P38"><text:span text:style-name="T18">0x0000 <text:s/>Lead-</text:span><text:span text:style-name="T18">Battery, four-stage charging method</text:span></text:p>
            <text:p text:style-name="P38"><text:span text:style-name="T18">0x0001 <text:s/></text:span><text:span text:style-name="T18">Lithium battery</text:span></text:p>
          </table:table-cell>
        </table:table-row>
        <table:table-row table:style-name="Tabela8.2">
          <table:table-cell table:style-name="Tabela8.A1" office:value-type="string">
            <text:p text:style-name="P35">99<text:span text:style-name="T18"/></text:p>
          </table:table-cell>
          <table:table-cell table:style-name="Tabela8.B1" office:value-type="string">
            <text:p text:style-name="P46">Equalization V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4"><text:span text:style-name="T18">[</text:span><text:span text:style-name="T18">3800</text:span><text:span text:style-name="T18">,</text:span><text:span text:style-name="T18">6100</text:span><text:span text:style-name="T18">]</text:span></text:p>
          </table:table-cell>
          <table:table-cell table:style-name="Tabela8.B1" office:value-type="string">
            <text:p text:style-name="P46">0.01V<text:span text:style-name="T18"/></text:p>
          </table:table-cell>
          <table:table-cell table:style-name="Tabela8.B1" office:value-type="string">
            <text:p text:style-name="P46">1480 means 14.8v<text:span text:style-name="T18"/></text:p>
          </table:table-cell>
        </table:table-row>
        <table:table-row table:style-name="Tabela8.3">
          <table:table-cell table:style-name="Tabela8.A1" office:value-type="string">
            <text:p text:style-name="P35">100<text:span text:style-name="T18"/></text:p>
          </table:table-cell>
          <table:table-cell table:style-name="Tabela8.B3" office:value-type="string">
            <text:p text:style-name="P46">Absorption V<text:span text:style-name="T18"/></text:p>
          </table:table-cell>
          <table:table-cell table:style-name="Tabela8.B3" office:value-type="string">
            <text:p text:style-name="P44"><text:span text:style-name="T18">R</text:span><text:span text:style-name="T18">/W</text:span></text:p>
          </table:table-cell>
          <table:table-cell table:style-name="Tabela8.B3" office:value-type="string">
            <text:p text:style-name="P44"><text:span text:style-name="T18">[</text:span><text:span text:style-name="T18">3800</text:span><text:span text:style-name="T18">,</text:span><text:span text:style-name="T18">6100</text:span><text:span text:style-name="T18">]</text:span></text:p>
          </table:table-cell>
          <table:table-cell table:style-name="Tabela8.B3" office:value-type="string">
            <text:p text:style-name="P46">0.01V<text:span text:style-name="T18"/></text:p>
          </table:table-cell>
          <table:table-cell table:style-name="Tabela8.B3" office:value-type="string">
            <text:p text:style-name="P46">1440 means 14.4v<text:span text:style-name="T18"/></text:p>
          </table:table-cell>
        </table:table-row>
        <table:table-row table:style-name="Tabela8.2">
          <table:table-cell table:style-name="Tabela8.A1" office:value-type="string">
            <text:p text:style-name="P35">101<text:span text:style-name="T18"/></text:p>
          </table:table-cell>
          <table:table-cell table:style-name="Tabela8.B1" office:value-type="string">
            <text:p text:style-name="P46">Float V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4"><text:span text:style-name="T18">[</text:span><text:span text:style-name="T18">3800</text:span><text:span text:style-name="T18">,</text:span><text:span text:style-name="T18">6100</text:span><text:span text:style-name="T18">]</text:span></text:p>
          </table:table-cell>
          <table:table-cell table:style-name="Tabela8.B1" office:value-type="string">
            <text:p text:style-name="P46">0.01V<text:span text:style-name="T18"/></text:p>
          </table:table-cell>
          <table:table-cell table:style-name="Tabela8.B1" office:value-type="string">
            <text:p text:style-name="P46">1440 means 14.4v<text:span text:style-name="T18"/></text:p>
          </table:table-cell>
        </table:table-row>
        <table:table-row table:style-name="Tabela8.2">
          <table:table-cell table:style-name="Tabela8.A1" office:value-type="string">
            <text:p text:style-name="P35"><text:bookmark text:name="_Hlk531006084"/>102<text:span text:style-name="T18"/></text:p>
          </table:table-cell>
          <table:table-cell table:style-name="Tabela8.B1" office:value-type="string">
            <text:p text:style-name="P46">电池容量<text:span text:style-name="T18"/></text:p>
            <text:p text:style-name="P46">Batt Capacity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2000]<text:span text:style-name="T18"/></text:p>
          </table:table-cell>
          <table:table-cell table:style-name="Tabela8.B1" office:value-type="string">
            <text:p text:style-name="P46">1 Ah<text:span text:style-name="T18"/></text:p>
          </table:table-cell>
          <table:table-cell table:style-name="Tabela8.B1" office:value-type="string">
            <text:p text:style-name="P44"><text:span text:style-name="T18">200</text:span><text:span text:style-name="T18"> means </text:span><text:span text:style-name="T18">200AH</text:span></text:p>
          </table:table-cell>
        </table:table-row>
        <table:table-row table:style-name="Tabela8.2">
          <table:table-cell table:style-name="Tabela8.A1" office:value-type="string">
            <text:p text:style-name="P35">103<text:span text:style-name="T18"/></text:p>
          </table:table-cell>
          <table:table-cell table:style-name="Tabela8.B1" office:value-type="string">
            <text:p text:style-name="P44"><text:span text:style-name="T18">E</text:span><text:span text:style-name="T18">mpty_v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.01V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104<text:span text:style-name="T18"/></text:p>
          </table:table-cell>
          <table:table-cell table:style-name="Tabela8.B1" office:value-type="string">
            <text:p text:style-name="P48">最小limit起作用功率</text:p>
            <text:p text:style-name="P49"><text:span text:style-name="T23">Z</text:span><text:span text:style-name="T23">eroExport power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105<text:span text:style-name="T18"/></text:p>
          </table:table-cell>
          <table:table-cell table:style-name="Tabela8.B1" office:value-type="string">
            <text:p text:style-name="P46">均衡充几天执行一次<text:span text:style-name="T18"/></text:p>
            <text:p text:style-name="P46">Equalization day cycle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 90]<text:span text:style-name="T18"/></text:p>
          </table:table-cell>
          <table:table-cell table:style-name="Tabela8.B1" office:value-type="string">
            <text:p text:style-name="P44"><text:span text:style-name="T18">D</text:span><text:span text:style-name="T18">ay</text:span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106<text:span text:style-name="T18"/></text:p>
          </table:table-cell>
          <table:table-cell table:style-name="Tabela8.B1" office:value-type="string">
            <text:p text:style-name="P46">均衡充执行时间<text:span text:style-name="T18"/></text:p>
            <text:p text:style-name="P46">Equalization time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 20]<text:span text:style-name="T18"/></text:p>
          </table:table-cell>
          <table:table-cell table:style-name="Tabela8.B1" office:value-type="string">
            <text:p text:style-name="P44"><text:span text:style-name="T18">0.5</text:span><text:span text:style-name="T18">H</text:span><text:span text:style-name="T18">our</text:span></text:p>
          </table:table-cell>
          <table:table-cell table:style-name="Tabela8.B1" office:value-type="string">
            <text:p text:style-name="P46">分辨率<text:span text:style-name="T4"> </text:span>0.5小时</text:p>
            <text:p text:style-name="P46">Resolution 0.5 h<text:span text:style-name="T18"/></text:p>
            <text:p text:style-name="P46">[0-20]对应<text:span text:style-name="T4"> <text:s/></text:span>0- 10小时</text:p>
            <text:p text:style-name="P46">但是发MCU是[0-100]<text:span text:style-name="T18"/></text:p>
          </table:table-cell>
        </table:table-row>
        <table:table-row table:style-name="Tabela8.2">
          <table:table-cell table:style-name="Tabela8.A1" office:value-type="string">
            <text:p text:style-name="P35">107<text:span text:style-name="T18"/></text:p>
          </table:table-cell>
          <table:table-cell table:style-name="Tabela8.B1" office:value-type="string">
            <text:p text:style-name="P46">温度补偿值<text:span text:style-name="T18"/></text:p>
            <text:p text:style-name="P46">TEMPCO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50]<text:span text:style-name="T18"/></text:p>
          </table:table-cell>
          <table:table-cell table:style-name="Tabela8.B1" office:value-type="string">
            <text:p text:style-name="P46">1mV/<text:span text:style-name="T24">℃</text:span><text:span text:style-name="T20"/></text:p>
          </table:table-cell>
          <table:table-cell table:style-name="Tabela8.B1" office:value-type="string">
            <text:p text:style-name="P44"><text:span text:style-name="T18">带有正负的</text:span><text:span text:style-name="T18">int</text:span><text:span text:style-name="T18">型</text:span><text:span text:style-name="T22"> </text:span><text:span text:style-name="T18">Signed int</text:span></text:p>
          </table:table-cell>
        </table:table-row>
        <table:table-row table:style-name="Tabela8.2">
          <table:table-cell table:style-name="Tabela8.A1" office:value-type="string">
            <text:p text:style-name="P35"><text:bookmark text:name="_Hlk531005410"/>108<text:span text:style-name="T18"/></text:p>
          </table:table-cell>
          <table:table-cell table:style-name="Tabela8.B1" office:value-type="string">
            <text:p text:style-name="P46">电池最大充电电流<text:span text:style-name="T18"/></text:p>
            <text:p text:style-name="P46">Max A Charge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185]<text:span text:style-name="T18"/></text:p>
          </table:table-cell>
          <table:table-cell table:style-name="Tabela8.B1" office:value-type="string">
            <text:p text:style-name="P46">1A<text:span text:style-name="T18"/></text:p>
          </table:table-cell>
          <table:table-cell table:style-name="Tabela8.B1" office:value-type="string">
            <text:p text:style-name="P46">0-185A<text:span text:style-name="T18"/></text:p>
          </table:table-cell>
        </table:table-row>
        <table:table-row table:style-name="Tabela8.2">
          <table:table-cell table:style-name="Tabela8.A1" office:value-type="string">
            <text:p text:style-name="P35">109<text:span text:style-name="T18"/></text:p>
          </table:table-cell>
          <table:table-cell table:style-name="Tabela8.B1" office:value-type="string">
            <text:p text:style-name="P46">电池最大放电电流<text:span text:style-name="T18"/></text:p>
            <text:p text:style-name="P46">Max A discharge<text:span text:style-name="T18"/></text:p>
          </table:table-cell>
          <table:table-cell table:style-name="Tabela8.B1" office:value-type="string">
            <text:p text:style-name="P44"><text:bookmark-start text:name="OLE_LINK5"/><text:span text:style-name="T18">R</text:span><text:span text:style-name="T18">/W</text:span><text:bookmark-end text:name="OLE_LINK5"/></text:p>
          </table:table-cell>
          <table:table-cell table:style-name="Tabela8.B1" office:value-type="string">
            <text:p text:style-name="P46">[0,185]<text:span text:style-name="T18"/></text:p>
          </table:table-cell>
          <table:table-cell table:style-name="Tabela8.B1" office:value-type="string">
            <text:p text:style-name="P46">1A<text:span text:style-name="T18"/></text:p>
          </table:table-cell>
          <table:table-cell table:style-name="Tabela8.B1" office:value-type="string">
            <text:p text:style-name="P46">0-185A<text:span text:style-name="T18"/></text:p>
          </table:table-cell>
        </table:table-row>
        <table:table-row table:style-name="Tabela8.2">
          <table:table-cell table:style-name="Tabela8.A1" office:value-type="string">
            <text:p text:style-name="P35">110<text:span text:style-name="T18"/></text:p>
          </table:table-cell>
          <table:table-cell table:style-name="Tabela8.B1" office:value-type="string">
            <text:p text:style-name="P46">Parallel Bat&amp;Bat2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1]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4"><text:span text:style-name="T18">F</text:span><text:span text:style-name="T18">or high vol three phase inverter</text:span></text:p>
          </table:table-cell>
        </table:table-row>
        <table:table-row table:style-name="Tabela8.2">
          <table:table-cell table:style-name="Tabela8.A1" office:value-type="string">
            <text:p text:style-name="P35">111<text:span text:style-name="T18"/></text:p>
          </table:table-cell>
          <table:table-cell table:style-name="Tabela8.B1" office:value-type="string">
            <text:p text:style-name="P46">电池工作根据电压还是容量<text:span text:style-name="T18"/></text:p>
            <text:p text:style-name="P46"><text:soft-page-break/>battery operates according to voltage or capacity<text:span text:style-name="T18"/></text:p>
          </table:table-cell>
          <table:table-cell table:style-name="Tabela8.B1" office:value-type="string">
            <text:p text:style-name="P44"><text:bookmark-start text:name="OLE_LINK127"/><text:span text:style-name="T18">R</text:span><text:span text:style-name="T18">/W</text:span><text:bookmark-end text:name="OLE_LINK127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4"><text:span text:style-name="T18">根据电压</text:span><text:span text:style-name="T22"> </text:span><text:span text:style-name="T18">According to the voltage</text:span></text:p>
            <text:p text:style-name="P44"><text:span text:style-name="T18">根据容量</text:span><text:span text:style-name="T22"> </text:span><text:span text:style-name="T18">According to the capacity</text:span></text:p>
            <text:p text:style-name="P44"><text:soft-page-break/><text:span text:style-name="T18">2 <text:s text:c="4"/>没有电池</text:span><text:span text:style-name="T22"> </text:span><text:span text:style-name="T18">no battery</text:span></text:p>
          </table:table-cell>
        </table:table-row>
        <table:table-row table:style-name="Tabela8.2">
          <table:table-cell table:style-name="Tabela8.A1" office:value-type="string">
            <text:p text:style-name="P35">112<text:span text:style-name="T18"/></text:p>
          </table:table-cell>
          <table:table-cell table:style-name="Tabela8.B1" office:value-type="string">
            <text:p text:style-name="P46">锂电池唤醒标志位<text:span text:style-name="T18"/></text:p>
            <text:p text:style-name="P44"><text:span text:style-name="T18">Li</text:span><text:span text:style-name="T18">-</text:span><text:span text:style-name="T18">battery wake up sign bit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4"><text:span text:style-name="T18">Bit0 电池1唤醒</text:span><text:span text:style-name="T22"> <text:s/></text:span><text:span text:style-name="T18">0=</text:span><text:span text:style-name="T18">enabled</text:span><text:span text:style-name="T18"> <text:s/>1=</text:span><text:span text:style-name="T18">Disable</text:span></text:p>
            <text:p text:style-name="P44"><text:span text:style-name="T18">Bit8 电池2唤醒</text:span><text:span text:style-name="T22"> <text:s/></text:span><text:span text:style-name="T18">0=</text:span><text:span text:style-name="T18">enabled</text:span><text:span text:style-name="T18"> <text:s/>1=</text:span><text:span text:style-name="T18">Disable</text:span></text:p>
          </table:table-cell>
        </table:table-row>
        <table:table-row table:style-name="Tabela8.2">
          <table:table-cell table:style-name="Tabela8.A1" office:value-type="string">
            <text:p text:style-name="P35">113<text:span text:style-name="T18"/></text:p>
          </table:table-cell>
          <table:table-cell table:style-name="Tabela8.B1" office:value-type="string">
            <text:p text:style-name="P46">电池内阻值<text:span text:style-name="T18"/></text:p>
            <text:p text:style-name="P44"><text:span text:style-name="T18">battery </text:span><text:span text:style-name="T18"><text:s/></text:span><text:span text:style-name="T18">resistance value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6000]<text:span text:style-name="T18"/></text:p>
          </table:table-cell>
          <table:table-cell table:style-name="Tabela8.B1" office:value-type="string">
            <text:p text:style-name="P46">mΩ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114</text:p>
          </table:table-cell>
          <table:table-cell table:style-name="Tabela8.B1" office:value-type="string">
            <text:p text:style-name="P46">电池充电效率<text:span text:style-name="T18"/></text:p>
            <text:p text:style-name="P46">Battery charging efficiency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-100]<text:span text:style-name="T18"/></text:p>
          </table:table-cell>
          <table:table-cell table:style-name="Tabela8.B1" office:value-type="string">
            <text:p text:style-name="P46">0.1%<text:span text:style-name="T18"/></text:p>
          </table:table-cell>
          <table:table-cell table:style-name="Tabela8.B1" office:value-type="string">
            <text:p text:style-name="P46">983表示98.3%<text:span text:style-name="T18"/></text:p>
            <text:p text:style-name="P44"><text:span text:style-name="T18">983</text:span><text:span text:style-name="T18"> is</text:span><text:span text:style-name="T18"> <text:s/>98.3%</text:span></text:p>
          </table:table-cell>
        </table:table-row>
        <table:table-row table:style-name="Tabela8.2">
          <table:table-cell table:style-name="Tabela8.A1" office:value-type="string">
            <text:p text:style-name="P35">115<text:span text:style-name="T18"/></text:p>
          </table:table-cell>
          <table:table-cell table:style-name="Tabela8.B1" office:value-type="string">
            <text:p text:style-name="P46">电池容量ShutDown<text:span text:style-name="T18"/></text:p>
            <text:p text:style-name="P44"><text:span text:style-name="T18">battery capacity</text:span><text:span text:style-name="T18"> ShutDown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100]<text:span text:style-name="T18"/></text:p>
          </table:table-cell>
          <table:table-cell table:style-name="Tabela8.B1" office:value-type="string">
            <text:p text:style-name="P46">1%<text:span text:style-name="T18"/></text:p>
          </table:table-cell>
          <table:table-cell table:style-name="Tabela8.B1" office:value-type="string">
            <text:p text:style-name="P46">低容量截止点<text:span text:style-name="T18"/></text:p>
            <text:p text:style-name="P46">Low capacity cutoff point<text:span text:style-name="T18"/></text:p>
          </table:table-cell>
        </table:table-row>
        <table:table-row table:style-name="Tabela8.2">
          <table:table-cell table:style-name="Tabela8.A1" office:value-type="string">
            <text:p text:style-name="P35">116<text:span text:style-name="T18"/></text:p>
          </table:table-cell>
          <table:table-cell table:style-name="Tabela8.B1" office:value-type="string">
            <text:p text:style-name="P46">电池容量Restart<text:span text:style-name="T18"/></text:p>
            <text:p text:style-name="P44"><text:span text:style-name="T18">battery capacity</text:span><text:span text:style-name="T18">Restart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100]<text:span text:style-name="T18"/></text:p>
          </table:table-cell>
          <table:table-cell table:style-name="Tabela8.B1" office:value-type="string">
            <text:p text:style-name="P46">1%<text:span text:style-name="T18"/></text:p>
          </table:table-cell>
          <table:table-cell table:style-name="Tabela8.B1" office:value-type="string">
            <text:p text:style-name="P46">保护恢复点<text:span text:style-name="T18"/></text:p>
            <text:p text:style-name="P46">Protection recovery point<text:span text:style-name="T18"/></text:p>
          </table:table-cell>
        </table:table-row>
        <table:table-row table:style-name="Tabela8.2">
          <table:table-cell table:style-name="Tabela8.A1" office:value-type="string">
            <text:p text:style-name="P35">117<text:span text:style-name="T18"/></text:p>
          </table:table-cell>
          <table:table-cell table:style-name="Tabela8.B1" office:value-type="string">
            <text:p text:style-name="P46">电池容量LowBatt<text:span text:style-name="T18"/></text:p>
            <text:p text:style-name="P44"><text:span text:style-name="T18">battery capacity</text:span><text:span text:style-name="T18">LowBatt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100]<text:span text:style-name="T18"/></text:p>
          </table:table-cell>
          <table:table-cell table:style-name="Tabela8.B1" office:value-type="string">
            <text:p text:style-name="P46">1%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118<text:span text:style-name="T18"/></text:p>
          </table:table-cell>
          <table:table-cell table:style-name="Tabela8.B1" office:value-type="string">
            <text:p text:style-name="P46">电池电压ShutDown<text:span text:style-name="T18"/></text:p>
            <text:p text:style-name="P44"><text:span text:style-name="T18">battery voltage</text:span><text:span text:style-name="T18">ShutDown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3800,6100]<text:span text:style-name="T18"/></text:p>
          </table:table-cell>
          <table:table-cell table:style-name="Tabela8.B1" office:value-type="string">
            <text:p text:style-name="P46">0.01V<text:span text:style-name="T18"/></text:p>
          </table:table-cell>
          <table:table-cell table:style-name="Tabela8.B1" office:value-type="string">
            <text:p text:style-name="P46">低保护点<text:span text:style-name="T4"> </text:span>cutoff <text:s text:c="8"/>41V</text:p>
            <text:p text:style-name="P46">Low protection point cutoff 41V<text:span text:style-name="T18"/></text:p>
          </table:table-cell>
        </table:table-row>
        <table:table-row table:style-name="Tabela8.2">
          <table:table-cell table:style-name="Tabela8.A1" office:value-type="string">
            <text:p text:style-name="P35">119<text:span text:style-name="T18"/></text:p>
          </table:table-cell>
          <table:table-cell table:style-name="Tabela8.B1" office:value-type="string">
            <text:p text:style-name="P46">电池电压Restart<text:span text:style-name="T18"/></text:p>
            <text:p text:style-name="P44"><text:span text:style-name="T18">battery voltage</text:span><text:span text:style-name="T18">Restart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3800,6100]<text:span text:style-name="T18"/></text:p>
          </table:table-cell>
          <table:table-cell table:style-name="Tabela8.B1" office:value-type="string">
            <text:p text:style-name="P46">0.01V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eboot /recover <text:s text:c="9"/>52V</text:span></text:p>
          </table:table-cell>
        </table:table-row>
        <table:table-row table:style-name="Tabela8.2">
          <table:table-cell table:style-name="Tabela8.A1" office:value-type="string">
            <text:p text:style-name="P35">120<text:span text:style-name="T18"/></text:p>
          </table:table-cell>
          <table:table-cell table:style-name="Tabela8.B1" office:value-type="string">
            <text:p text:style-name="P46">电池电压LowBatt<text:span text:style-name="T18"/></text:p>
            <text:p text:style-name="P44"><text:span text:style-name="T18">battery voltage</text:span><text:span text:style-name="T18">LowBatt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3800,6100]<text:span text:style-name="T18"/></text:p>
          </table:table-cell>
          <table:table-cell table:style-name="Tabela8.B1" office:value-type="string">
            <text:p text:style-name="P46">0.01V<text:span text:style-name="T18"/></text:p>
          </table:table-cell>
          <table:table-cell table:style-name="Tabela8.B1" office:value-type="string">
            <text:p text:style-name="P44"><text:span text:style-name="T18">放电深度</text:span><text:span text:style-name="T22"> <text:s text:c="14"/></text:span><text:span text:style-name="T18">46V</text:span><text:span text:style-name="T18"> Discharge depth 46V</text:span></text:p>
          </table:table-cell>
        </table:table-row>
        <table:table-row table:style-name="Tabela8.2">
          <table:table-cell table:style-name="Tabela8.A1" office:value-type="string">
            <text:p text:style-name="P35">121<text:span text:style-name="T18"/></text:p>
          </table:table-cell>
          <table:table-cell table:style-name="Tabela8.B1" office:value-type="string">
            <text:p text:style-name="P46">发电机最大运行时间<text:span text:style-name="T18"/></text:p>
            <text:p text:style-name="P46">Maximum operating time of generator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4"><text:span text:style-name="T18">0.1</text:span><text:span text:style-name="T18"> hours</text:span></text:p>
          </table:table-cell>
          <table:table-cell table:style-name="Tabela8.B1" office:value-type="string">
            <text:p text:style-name="P46">120表示12小时<text:span text:style-name="T18"/></text:p>
            <text:p text:style-name="P46">120 is 12 hours<text:span text:style-name="T18"/></text:p>
          </table:table-cell>
        </table:table-row>
        <table:table-row table:style-name="Tabela8.2">
          <table:table-cell table:style-name="Tabela8.A1" office:value-type="string">
            <text:p text:style-name="P35">122<text:span text:style-name="T18"/></text:p>
          </table:table-cell>
          <table:table-cell table:style-name="Tabela8.B1" office:value-type="string">
            <text:p text:style-name="P46">发电机冷却时间<text:span text:style-name="T18"/></text:p>
            <text:p text:style-name="P46">Generator cooling time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4"><text:span text:style-name="T18">0.1</text:span><text:span text:style-name="T18"> hours</text:span></text:p>
          </table:table-cell>
          <table:table-cell table:style-name="Tabela8.B1" office:value-type="string">
            <text:p text:style-name="P46">120表示12小时<text:span text:style-name="T18"/></text:p>
            <text:p text:style-name="P46">120 is 12 hours<text:span text:style-name="T18"/></text:p>
          </table:table-cell>
        </table:table-row>
        <table:table-row table:style-name="Tabela8.2">
          <table:table-cell table:style-name="Tabela8.A1" office:value-type="string">
            <text:p text:style-name="P35">123<text:span text:style-name="T18"/></text:p>
          </table:table-cell>
          <table:table-cell table:style-name="Tabela8.B1" office:value-type="string">
            <text:p text:style-name="P46">发电机充电启动电压点<text:span text:style-name="T18"/></text:p>
            <text:p text:style-name="P44"><text:span text:style-name="T18">Generator charging</text:span><text:span text:style-name="T18"> </text:span><text:span text:style-name="T18">Starting</text:span><text:span text:style-name="T18"> </text:span><text:span text:style-name="T18">voltage point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000 6300]<text:span text:style-name="T18"/></text:p>
          </table:table-cell>
          <table:table-cell table:style-name="Tabela8.B1" office:value-type="string">
            <text:p text:style-name="P46">0.01V<text:span text:style-name="T18"/></text:p>
          </table:table-cell>
          <table:table-cell table:style-name="Tabela8.B1" office:value-type="string">
            <text:p text:style-name="P46">电池电压小于这个值发电机开启充电<text:span text:style-name="T18"/></text:p>
            <text:p text:style-name="P46">The battery voltage is less than this value<text:span text:style-name="T18"/></text:p>
          </table:table-cell>
        </table:table-row>
        <table:table-row table:style-name="Tabela8.2">
          <table:table-cell table:style-name="Tabela8.A1" office:value-type="string">
            <text:p text:style-name="P35">124<text:span text:style-name="T18"/></text:p>
          </table:table-cell>
          <table:table-cell table:style-name="Tabela8.B1" office:value-type="string">
            <text:p text:style-name="P46">发电机充电启动容量点<text:span text:style-name="T18"/></text:p>
            <text:p text:style-name="P46">Generator charging starting capacity point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<text:bookmark-start text:name="OLE_LINK6"/><text:bookmark-start text:name="OLE_LINK7"/><text:bookmark-start text:name="OLE_LINK9"/><text:bookmark-start text:name="OLE_LINK8"/>[0000 6300]<text:bookmark-end text:name="OLE_LINK6"/><text:bookmark-end text:name="OLE_LINK7"/><text:bookmark-end text:name="OLE_LINK9"/><text:bookmark-end text:name="OLE_LINK8"/><text:span text:style-name="T18"/></text:p>
          </table:table-cell>
          <table:table-cell table:style-name="Tabela8.B1" office:value-type="string">
            <text:p text:style-name="P46">1%<text:span text:style-name="T18"/></text:p>
          </table:table-cell>
          <table:table-cell table:style-name="Tabela8.B1" office:value-type="string">
            <text:p text:style-name="P46">电池容量小于这个值发电机开启充电<text:span text:style-name="T18"/></text:p>
            <text:p text:style-name="P46">The battery capacity is less than this value<text:span text:style-name="T18"/></text:p>
          </table:table-cell>
        </table:table-row>
        <table:table-row table:style-name="Tabela8.2">
          <table:table-cell table:style-name="Tabela8.A1" office:value-type="string">
            <text:p text:style-name="P35">125<text:span text:style-name="T18"/></text:p>
          </table:table-cell>
          <table:table-cell table:style-name="Tabela8.B1" office:value-type="string">
            <text:p text:style-name="P46">发电机对电池充电电流<text:span text:style-name="T18"/></text:p>
            <text:p text:style-name="P44"><text:span text:style-name="T18">G</text:span><text:span text:style-name="T18">enerator charges the battery</text:span><text:span text:style-name="T18"> <text:s/>c</text:span><text:span text:style-name="T18">urrent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000 185]<text:span text:style-name="T18"/></text:p>
          </table:table-cell>
          <table:table-cell table:style-name="Tabela8.B1" office:value-type="string">
            <text:p text:style-name="P46">1A<text:span text:style-name="T18"/></text:p>
          </table:table-cell>
          <table:table-cell table:style-name="Tabela8.B1" office:value-type="string">
            <text:p text:style-name="P46">发电机对电池充电电流<text:span text:style-name="T18"/></text:p>
            <text:p text:style-name="P46">The generator charges the battery<text:span text:style-name="T18"/></text:p>
          </table:table-cell>
        </table:table-row>
        <table:table-row table:style-name="Tabela8.2">
          <table:table-cell table:style-name="Tabela8.A1" office:value-type="string">
            <text:p text:style-name="P35">126<text:span text:style-name="T18"/></text:p>
          </table:table-cell>
          <table:table-cell table:style-name="Tabela8.B1" office:value-type="string">
            <text:p text:style-name="P46">市电充电启动电压点<text:span text:style-name="T18"/></text:p>
            <text:p text:style-name="P44"><text:span text:style-name="T18">Grid</text:span><text:span text:style-name="T18"> charging Start voltage point o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000 6300]<text:span text:style-name="T18"/></text:p>
          </table:table-cell>
          <table:table-cell table:style-name="Tabela8.B1" office:value-type="string">
            <text:p text:style-name="P46">0.01v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127<text:span text:style-name="T18"/></text:p>
          </table:table-cell>
          <table:table-cell table:style-name="Tabela8.B1" office:value-type="string">
            <text:p text:style-name="P46">市电充电启动容量点<text:span text:style-name="T18"/></text:p>
            <text:p text:style-name="P44"><text:span text:style-name="T18">Grid</text:span><text:span text:style-name="T18"> <text:s/>charging start capacity point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000 6300]<text:span text:style-name="T18"/></text:p>
          </table:table-cell>
          <table:table-cell table:style-name="Tabela8.B1" office:value-type="string">
            <text:p text:style-name="P46">1%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128<text:span text:style-name="T18"/></text:p>
          </table:table-cell>
          <table:table-cell table:style-name="Tabela8.B1" office:value-type="string">
            <text:p text:style-name="P46">市电对电池充电电流<text:span text:style-name="T18"/></text:p>
            <text:p text:style-name="P44"><text:span text:style-name="T18">Grid</text:span><text:span text:style-name="T18"> <text:s/>charge <text:s/>the battery <text:s/>current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000 185]<text:span text:style-name="T18"/></text:p>
          </table:table-cell>
          <table:table-cell table:style-name="Tabela8.B1" office:value-type="string">
            <text:p text:style-name="P46">1A<text:span text:style-name="T18"/></text:p>
          </table:table-cell>
          <table:table-cell table:style-name="Tabela8.B1" office:value-type="string">
            <text:p text:style-name="P46">市电对电池充电电流<text:span text:style-name="T18"/></text:p>
            <text:p text:style-name="P44"><text:span text:style-name="T18">Grid</text:span><text:span text:style-name="T18"> <text:s/>charge <text:s/>the battery <text:s/>curren</text:span><text:span text:style-name="T18">t</text:span></text:p>
          </table:table-cell>
        </table:table-row>
        <text:soft-page-break/>
        <table:table-row table:style-name="Tabela8.2">
          <table:table-cell table:style-name="Tabela8.A1" office:value-type="string">
            <text:p text:style-name="P35">129<text:span text:style-name="T18"/></text:p>
          </table:table-cell>
          <table:table-cell table:style-name="Tabela8.B1" office:value-type="string">
            <text:p text:style-name="P46">发电机充电使能<text:span text:style-name="T18"/></text:p>
            <text:p text:style-name="P44"><text:span text:style-name="T18">G</text:span><text:span text:style-name="T18">enerator is charged to enable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130<text:span text:style-name="T18"/></text:p>
          </table:table-cell>
          <table:table-cell table:style-name="Tabela8.B1" office:value-type="string">
            <text:p text:style-name="P46">市电充电使能<text:span text:style-name="T18"/></text:p>
            <text:p text:style-name="P44"><text:span text:style-name="T18">Grid</text:span><text:span text:style-name="T18"> <text:s/>is charged to enable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131<text:span text:style-name="T18"/></text:p>
          </table:table-cell>
          <table:table-cell table:style-name="Tabela8.B1" office:value-type="string">
            <text:p text:style-name="P46">AC couple 频率上限设置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5000-6500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5000-6500<text:span text:style-name="T18"/></text:p>
          </table:table-cell>
        </table:table-row>
        <table:table-row table:style-name="Tabela8.2">
          <table:table-cell table:style-name="Tabela8.A1" office:value-type="string">
            <text:p text:style-name="P35">132<text:span text:style-name="T18"/></text:p>
          </table:table-cell>
          <table:table-cell table:style-name="Tabela8.B1" office:value-type="string">
            <text:p text:style-name="P46">强制开启发电机作为负载功能<text:span text:style-name="T18"/></text:p>
            <text:p text:style-name="P46">Force on generator as load function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前提是235号寄存器已经使能1<text:span text:style-name="T18"/></text:p>
            <text:p text:style-name="P46">The premise is that register 234 has enabled 1<text:span text:style-name="T18"/></text:p>
            <text:p text:style-name="P44"><text:span text:style-name="T18">0 不强制</text:span><text:span text:style-name="T22"> </text:span><text:span text:style-name="T18">Do not force</text:span></text:p>
            <text:p text:style-name="P44"><text:span text:style-name="T18">1 强制</text:span><text:span text:style-name="T22"> <text:s text:c="2"/></text:span><text:span text:style-name="T18">force</text:span></text:p>
          </table:table-cell>
        </table:table-row>
        <table:table-row table:style-name="Tabela8.2">
          <table:table-cell table:style-name="Tabela8.A1" office:value-type="string">
            <text:p text:style-name="P35">133<text:span text:style-name="T18"/></text:p>
          </table:table-cell>
          <table:table-cell table:style-name="Tabela8.B1" office:value-type="string">
            <text:p text:style-name="P46">发电机输入作为负载输出使能<text:span text:style-name="T18"/></text:p>
            <text:p text:style-name="P46">generator input is enabled as the load output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4"><text:span text:style-name="T18">0 只作为发电机输入</text:span><text:span text:style-name="T22"> </text:span><text:span text:style-name="T22"><text:s/></text:span><text:span text:style-name="T18">only Gen use</text:span></text:p>
            <text:p text:style-name="P44"><text:span text:style-name="T18">1 智能负载输出</text:span><text:span text:style-name="T22"> </text:span><text:span text:style-name="T18">only smart load output</text:span></text:p>
            <text:p text:style-name="P44"><text:span text:style-name="T18">2 使能作为逆变器输入</text:span><text:span text:style-name="T22"> </text:span><text:span text:style-name="T18">only microinverter input </text:span></text:p>
          </table:table-cell>
        </table:table-row>
        <table:table-row table:style-name="Tabela8.2">
          <table:table-cell table:style-name="Tabela8.A1" office:value-type="string">
            <text:p text:style-name="P35">134<text:span text:style-name="T18"/></text:p>
          </table:table-cell>
          <table:table-cell table:style-name="Tabela8.B1" office:value-type="string">
            <text:p text:style-name="P46">发电机负载OFF电压<text:span text:style-name="T18"/></text:p>
            <text:p text:style-name="P44"><text:span text:style-name="T18">SmartLoad OFF batt</text:span><text:span text:style-name="T18"> V</text:span><text:span text:style-name="T18">oltage</text:span></text:p>
          </table:table-cell>
          <table:table-cell table:style-name="Tabela8.B1" office:value-type="string">
            <text:p text:style-name="P44"><text:bookmark-start text:name="OLE_LINK32"/><text:bookmark-start text:name="OLE_LINK24"/><text:bookmark-start text:name="OLE_LINK29"/><text:bookmark-start text:name="OLE_LINK38"/><text:bookmark-start text:name="OLE_LINK27"/><text:bookmark-start text:name="OLE_LINK36"/><text:bookmark-start text:name="OLE_LINK25"/><text:bookmark-start text:name="OLE_LINK34"/><text:bookmark-start text:name="OLE_LINK19"/><text:bookmark-start text:name="OLE_LINK23"/><text:bookmark-start text:name="OLE_LINK41"/><text:bookmark-start text:name="OLE_LINK33"/><text:bookmark-start text:name="OLE_LINK35"/><text:bookmark-start text:name="OLE_LINK42"/><text:bookmark-start text:name="OLE_LINK39"/><text:bookmark-start text:name="OLE_LINK46"/><text:bookmark-start text:name="OLE_LINK28"/><text:bookmark-start text:name="OLE_LINK18"/><text:bookmark-start text:name="OLE_LINK43"/><text:bookmark-start text:name="OLE_LINK17"/><text:bookmark-start text:name="OLE_LINK26"/><text:bookmark-start text:name="OLE_LINK21"/><text:bookmark-start text:name="OLE_LINK16"/><text:bookmark-start text:name="OLE_LINK31"/><text:bookmark-start text:name="OLE_LINK44"/><text:bookmark-start text:name="OLE_LINK20"/><text:bookmark-start text:name="OLE_LINK30"/><text:bookmark-start text:name="OLE_LINK37"/><text:bookmark-start text:name="OLE_LINK40"/><text:bookmark-start text:name="OLE_LINK22"/><text:bookmark-start text:name="OLE_LINK45"/><text:span text:style-name="T18">R</text:span><text:span text:style-name="T18">/W</text:span><text:bookmark-end text:name="OLE_LINK32"/><text:bookmark-end text:name="OLE_LINK24"/><text:bookmark-end text:name="OLE_LINK29"/><text:bookmark-end text:name="OLE_LINK38"/><text:bookmark-end text:name="OLE_LINK27"/><text:bookmark-end text:name="OLE_LINK36"/><text:bookmark-end text:name="OLE_LINK25"/><text:bookmark-end text:name="OLE_LINK34"/><text:bookmark-end text:name="OLE_LINK19"/><text:bookmark-end text:name="OLE_LINK23"/><text:bookmark-end text:name="OLE_LINK41"/><text:bookmark-end text:name="OLE_LINK33"/><text:bookmark-end text:name="OLE_LINK35"/><text:bookmark-end text:name="OLE_LINK42"/><text:bookmark-end text:name="OLE_LINK39"/><text:bookmark-end text:name="OLE_LINK46"/><text:bookmark-end text:name="OLE_LINK28"/><text:bookmark-end text:name="OLE_LINK18"/><text:bookmark-end text:name="OLE_LINK43"/><text:bookmark-end text:name="OLE_LINK17"/><text:bookmark-end text:name="OLE_LINK26"/><text:bookmark-end text:name="OLE_LINK21"/><text:bookmark-end text:name="OLE_LINK16"/><text:bookmark-end text:name="OLE_LINK31"/><text:bookmark-end text:name="OLE_LINK44"/><text:bookmark-end text:name="OLE_LINK20"/><text:bookmark-end text:name="OLE_LINK30"/><text:bookmark-end text:name="OLE_LINK37"/><text:bookmark-end text:name="OLE_LINK40"/><text:bookmark-end text:name="OLE_LINK22"/><text:bookmark-end text:name="OLE_LINK45"/></text:p>
          </table:table-cell>
          <table:table-cell table:style-name="Tabela8.B1" office:value-type="string">
            <text:p text:style-name="P46"><text:bookmark-start text:name="OLE_LINK15"/><text:bookmark-start text:name="OLE_LINK14"/><text:bookmark-start text:name="OLE_LINK13"/>[3800 6300]<text:bookmark-end text:name="OLE_LINK15"/><text:bookmark-end text:name="OLE_LINK14"/><text:bookmark-end text:name="OLE_LINK13"/><text:span text:style-name="T18"/></text:p>
          </table:table-cell>
          <table:table-cell table:style-name="Tabela8.B1" office:value-type="string">
            <text:p text:style-name="P46">0.01V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135<text:span text:style-name="T18"/></text:p>
          </table:table-cell>
          <table:table-cell table:style-name="Tabela8.B1" office:value-type="string">
            <text:p text:style-name="P46">发电机负载OFF电量<text:span text:style-name="T18"/></text:p>
            <text:p text:style-name="P46">SmartLoad OFF batt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<text:bookmark-start text:name="OLE_LINK12"/><text:bookmark-start text:name="OLE_LINK11"/><text:bookmark-start text:name="OLE_LINK10"/>[0000 100]<text:bookmark-end text:name="OLE_LINK12"/><text:bookmark-end text:name="OLE_LINK11"/><text:bookmark-end text:name="OLE_LINK10"/><text:span text:style-name="T18"/></text:p>
          </table:table-cell>
          <table:table-cell table:style-name="Tabela8.B1" office:value-type="string">
            <text:p text:style-name="P46">1%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136<text:span text:style-name="T18"/></text:p>
          </table:table-cell>
          <table:table-cell table:style-name="Tabela8.B1" office:value-type="string">
            <text:p text:style-name="P46">发电机负载ON电压<text:span text:style-name="T18"/></text:p>
            <text:p text:style-name="P46">SmartLoad ON batt<text:span text:style-name="T18"/></text:p>
            <text:p text:style-name="P44"><text:span text:style-name="T18">V</text:span><text:span text:style-name="T18">oltage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3800 6300]<text:span text:style-name="T18"/></text:p>
          </table:table-cell>
          <table:table-cell table:style-name="Tabela8.B1" office:value-type="string">
            <text:p text:style-name="P46">0.01V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137<text:span text:style-name="T18"/></text:p>
          </table:table-cell>
          <table:table-cell table:style-name="Tabela8.B1" office:value-type="string">
            <text:p text:style-name="P46">发电机负载ON电量<text:span text:style-name="T18"/></text:p>
            <text:p text:style-name="P46">SmartLoad ON batt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000 100]<text:span text:style-name="T18"/></text:p>
          </table:table-cell>
          <table:table-cell table:style-name="Tabela8.B1" office:value-type="string">
            <text:p text:style-name="P46">1%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3" office:value-type="string">
            <text:p text:style-name="P35">138<text:span text:style-name="T18"/></text:p>
          </table:table-cell>
          <table:table-cell table:style-name="Tabela8.B3" office:value-type="string">
            <text:p text:style-name="P46">输出电压等级设定<text:span text:style-name="T18"/></text:p>
            <text:p text:style-name="P46">Output voltage level setting<text:span text:style-name="T18"/></text:p>
          </table:table-cell>
          <table:table-cell table:style-name="Tabela8.B3" office:value-type="string">
            <text:p text:style-name="P44"><text:span text:style-name="T18">R</text:span><text:span text:style-name="T18">/W</text:span></text:p>
          </table:table-cell>
          <table:table-cell table:style-name="Tabela8.B3" office:value-type="string">
            <text:p text:style-name="P47"/>
          </table:table-cell>
          <table:table-cell table:style-name="Tabela8.B3" office:value-type="string">
            <text:p text:style-name="P47"/>
          </table:table-cell>
          <table:table-cell table:style-name="Tabela8.B3" office:value-type="string">
            <text:p text:style-name="P44"><text:a xlink:type="simple" xlink:href="#_附录三：输出电压选择表" text:style-name="Internet_20_link" text:visited-style-name="Visited_20_Internet_20_Link"><text:span text:style-name="Internet_20_link">附录三：输出电压选择表</text:span></text:a></text:p>
          </table:table-cell>
        </table:table-row>
        <table:table-row table:style-name="Tabela8.2">
          <table:table-cell table:style-name="Tabela8.A1" office:value-type="string">
            <text:p text:style-name="P35">139<text:span text:style-name="T18"/></text:p>
          </table:table-cell>
          <table:table-cell table:style-name="Tabela8.B1" office:value-type="string">
            <text:p text:style-name="P46">开启发电机的最小solar功率<text:span text:style-name="T18"/></text:p>
            <text:p text:style-name="P46">minimum solar power required to start a generator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8000]<text:span text:style-name="T18"/></text:p>
          </table:table-cell>
          <table:table-cell table:style-name="Tabela8.B1" office:value-type="string">
            <text:p text:style-name="P46">1W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140<text:span text:style-name="T18"/></text:p>
          </table:table-cell>
          <table:table-cell table:style-name="Tabela8.B1" office:value-type="string">
            <text:p text:style-name="P46">发电机并网信号<text:span text:style-name="T18"/></text:p>
            <text:p text:style-name="P44"><text:span text:style-name="T18">Gen_Grid_Signal</text:span><text:span text:style-name="T18"> On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Bit0 <text:s/>grid signal<text:span text:style-name="T18"/></text:p>
            <text:p text:style-name="P46">Bit1 <text:s/>gen signal<text:span text:style-name="T18"/></text:p>
            <text:p text:style-name="P46"/>
          </table:table-cell>
        </table:table-row>
        <table:table-row table:style-name="Tabela8.2">
          <table:table-cell table:style-name="Tabela8.A1" office:value-type="string">
            <text:p text:style-name="P35">141<text:span text:style-name="T18"/></text:p>
          </table:table-cell>
          <table:table-cell table:style-name="Tabela8.B1" office:value-type="string">
            <text:p text:style-name="P50">能量管理模式</text:p>
            <text:p text:style-name="P51">Energy management model</text:p>
          </table:table-cell>
          <table:table-cell table:style-name="Tabela8.B1" office:value-type="string">
            <text:p text:style-name="P52"/>
          </table:table-cell>
          <table:table-cell table:style-name="Tabela8.B1" office:value-type="string">
            <text:p text:style-name="P53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4"><text:span text:style-name="T18">B</text:span><text:span text:style-name="T18">it0-1 <text:s/>10 电池优先模式</text:span><text:span text:style-name="T22"> </text:span><text:span text:style-name="T18">battery first mode</text:span></text:p>
            <text:p text:style-name="P44"><text:span text:style-name="T22"><text:s text:c="7"/></text:span><text:span text:style-name="T18">11 负载优先模式</text:span><text:span text:style-name="T22"> </text:span><text:span text:style-name="T18">load first mode</text:span></text:p>
            <text:p text:style-name="P44"><text:span text:style-name="T18">B</text:span><text:span text:style-name="T18">it2-3 <text:s/>表示被动并网功率平衡功能</text:span><text:span text:style-name="T18">Represents passive grid-connected power balance function</text:span></text:p>
            <text:p text:style-name="P44"><text:span text:style-name="T22"><text:s text:c="7"/></text:span><text:span text:style-name="T18">10 不开启</text:span><text:span text:style-name="T22"> </text:span><text:span text:style-name="T18">colse</text:span></text:p>
            <text:p text:style-name="P44"><text:span text:style-name="T22"><text:s text:c="7"/></text:span><text:span text:style-name="T18">11 开启</text:span><text:span text:style-name="T22"> </text:span><text:span text:style-name="T18">open</text:span></text:p>
            <text:p text:style-name="P44"><text:span text:style-name="T18">B</text:span><text:span text:style-name="T18">it4-5 <text:s/>表示主动并网功率平衡功能</text:span><text:span text:style-name="T22"> </text:span><text:span text:style-name="T18">Represents active grid-connection power </text:span><text:soft-page-break/><text:span text:style-name="T18">balance function</text:span></text:p>
            <text:p text:style-name="P44"><text:span text:style-name="T22"><text:s text:c="7"/></text:span><text:span text:style-name="T18">10 不开启</text:span><text:span text:style-name="T22"> </text:span><text:span text:style-name="T18">close</text:span></text:p>
            <text:p text:style-name="P44"><text:span text:style-name="T22"><text:s text:c="7"/></text:span><text:span text:style-name="T18">11 开启</text:span><text:span text:style-name="T22"> </text:span><text:span text:style-name="T18">open</text:span></text:p>
          </table:table-cell>
        </table:table-row>
        <table:table-row table:style-name="Tabela8.2">
          <table:table-cell table:style-name="Tabela8.A1" office:value-type="string">
            <text:p text:style-name="P35">142<text:span text:style-name="T18"/></text:p>
          </table:table-cell>
          <table:table-cell table:style-name="Tabela8.B1" office:value-type="string">
            <text:p text:style-name="P46">limit控制功能<text:span text:style-name="T18"/></text:p>
            <text:p text:style-name="P44"><text:span text:style-name="T18">limit </text:span><text:span text:style-name="T18">control function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/1<text:span text:style-name="T18"/></text:p>
          </table:table-cell>
          <table:table-cell table:style-name="Tabela8.B1" office:value-type="string">
            <text:p text:style-name="P46">0x00 使能卖电<text:span text:style-name="T4"> </text:span><text:span text:style-name="T22"/></text:p>
            <text:p text:style-name="P44"><text:span text:style-name="T18">sell electricity</text:span><text:span text:style-name="T18"> </text:span><text:span text:style-name="T18">enabled</text:span></text:p>
            <text:p text:style-name="P44"><text:span text:style-name="T18">0x01 使能内置</text:span><text:span text:style-name="T22"> <text:s/></text:span><text:span text:style-name="T18">built-in</text:span><text:span text:style-name="T18"> </text:span><text:span text:style-name="T18"><text:s/>enabled</text:span></text:p>
            <text:p text:style-name="P44"><text:span text:style-name="T18">0x02 使能外置</text:span><text:span text:style-name="T22"> </text:span><text:span text:style-name="T22"><text:s/></text:span></text:p>
            <text:p text:style-name="P44"><text:span text:style-name="T18">extraposition </text:span><text:span text:style-name="T18"><text:s/></text:span><text:span text:style-name="T18">enabled</text:span></text:p>
            <text:p text:style-name="P46"/>
          </table:table-cell>
        </table:table-row>
        <table:table-row table:style-name="Tabela8.46">
          <table:table-cell table:style-name="Tabela8.A1" office:value-type="string">
            <text:p text:style-name="P35">143<text:span text:style-name="T18"/></text:p>
          </table:table-cell>
          <table:table-cell table:style-name="Tabela8.B1" office:value-type="string">
            <text:p text:style-name="P46">最大卖电功率<text:span text:style-name="T18"/></text:p>
            <text:p text:style-name="P46">Max sell Power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8000]<text:span text:style-name="T18"/></text:p>
          </table:table-cell>
          <table:table-cell table:style-name="Tabela8.B1" office:value-type="string">
            <text:p text:style-name="P46">1W<text:span text:style-name="T18"/></text:p>
          </table:table-cell>
          <table:table-cell table:style-name="Tabela8.B1" office:value-type="string">
            <text:p text:style-name="P46">Low Vol: 1W<text:span text:style-name="T18"/></text:p>
            <text:p text:style-name="P46">High Vol:10W<text:span text:style-name="T18"/></text:p>
          </table:table-cell>
        </table:table-row>
        <table:table-row table:style-name="Tabela8.46">
          <table:table-cell table:style-name="Tabela8.A1" office:value-type="string">
            <text:p text:style-name="P35">144<text:span text:style-name="T18"/></text:p>
          </table:table-cell>
          <table:table-cell table:style-name="Tabela8.B1" office:value-type="string">
            <text:p text:style-name="P54">外置电流传感器方向<text:span text:style-name="T25"/></text:p>
            <text:p text:style-name="P44"><text:span text:style-name="T25">E</text:span><text:span text:style-name="T25">xternal current sensor</text:span><text:span text:style-name="T18"> clamp phase</text:span></text:p>
            <text:p text:style-name="P46"/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xx,00]<text:span text:style-name="T18"/></text:p>
          </table:table-cell>
          <table:table-cell table:style-name="Tabela8.B1" office:value-type="string">
            <text:p text:style-name="P46">1W<text:span text:style-name="T18"/></text:p>
          </table:table-cell>
          <table:table-cell table:style-name="Tabela8.B1" office:value-type="string">
            <text:p text:style-name="P46">[11][12]<text:span text:style-name="T18"/></text:p>
          </table:table-cell>
        </table:table-row>
        <table:table-row table:style-name="Tabela8.46">
          <table:table-cell table:style-name="Tabela8.A1" office:value-type="string">
            <text:p text:style-name="P35">145<text:span text:style-name="T18"/></text:p>
          </table:table-cell>
          <table:table-cell table:style-name="Tabela8.B1" office:value-type="string">
            <text:p text:style-name="P46">光伏卖电<text:span text:style-name="T18"/></text:p>
            <text:p text:style-name="P46">Solar sell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4"><text:span text:style-name="T18">0x00光伏不卖电</text:span><text:span text:style-name="T22"> </text:span><text:span text:style-name="T18">solar </text:span><text:span text:style-name="T18"><text:s/>Don't sell</text:span><text:span text:style-name="T18"> 0x01光伏卖电</text:span><text:span text:style-name="T22"> </text:span><text:span text:style-name="T18">solar sell</text:span></text:p>
          </table:table-cell>
        </table:table-row>
        <table:table-row table:style-name="Tabela8.46">
          <table:table-cell table:style-name="Tabela8.A1" office:value-type="string">
            <text:p text:style-name="P35">146<text:span text:style-name="T18"/></text:p>
          </table:table-cell>
          <table:table-cell table:style-name="Tabela8.B1" office:value-type="string">
            <text:p text:style-name="P46">高级削峰填谷功能使能<text:span text:style-name="T18"/></text:p>
            <text:p text:style-name="P46">Time of Use Selling <text:s/>enabled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Bit0 <text:s text:c="2"/>0 disable <text:s/><text:span text:style-name="T18"/></text:p>
            <text:p text:style-name="P46">1 enable<text:span text:style-name="T18"/></text:p>
            <text:p text:style-name="P46">Bit1 <text:s text:c="2"/>Monday<text:span text:style-name="T18"/></text:p>
            <text:p text:style-name="P46"><text:span text:style-name="T4"><text:s/></text:span>0-disable 1-enable</text:p>
            <text:p text:style-name="P44"><text:span text:style-name="T18">B</text:span><text:span text:style-name="T18">it2 <text:s text:c="2"/>Tuesday</text:span></text:p>
            <text:p text:style-name="P55">……<text:span text:style-name="T18"/></text:p>
            <text:p text:style-name="P44"><text:span text:style-name="T18">B</text:span><text:span text:style-name="T18">it7 <text:s text:c="2"/>Sunday</text:span></text:p>
            <text:p text:style-name="P46">Bit8 <text:s/>西班牙模式<text:span text:style-name="T18"/></text:p>
          </table:table-cell>
        </table:table-row>
        <table:table-row table:style-name="Tabela8.50">
          <table:table-cell table:style-name="Tabela8.B3" office:value-type="string">
            <text:p text:style-name="P35">147<text:span text:style-name="T18"/></text:p>
          </table:table-cell>
          <table:table-cell table:style-name="Tabela8.B3" office:value-type="string">
            <text:p text:style-name="P29">三相ABC电网相序设定<text:span text:style-name="T18"/></text:p>
            <text:p text:style-name="P29">Grid Phase<text:span text:style-name="T18"/></text:p>
          </table:table-cell>
          <table:table-cell table:style-name="Tabela8.B3" office:value-type="string">
            <text:p text:style-name="P38"><text:span text:style-name="T18">R</text:span><text:span text:style-name="T18">/W</text:span></text:p>
          </table:table-cell>
          <table:table-cell table:style-name="Tabela8.B3" office:value-type="string">
            <text:p text:style-name="P37"/>
          </table:table-cell>
          <table:table-cell table:style-name="Tabela8.B3" office:value-type="string">
            <text:p text:style-name="P37"/>
          </table:table-cell>
          <table:table-cell table:style-name="Tabela8.B3" office:value-type="string">
            <text:list text:style-name="WW8Num5">
              <text:list-item>
                <text:p text:style-name="P56" loext:marker-style-name="T18">0 <text:s/>120 <text:s text:c="2"/>240<text:span text:style-name="T18"/></text:p>
              </text:list-item>
              <text:list-item>
                <text:p text:style-name="P56" loext:marker-style-name="T18">0 <text:s/>240 <text:s text:c="2"/>120<text:span text:style-name="T18"/></text:p>
              </text:list-item>
            </text:list>
          </table:table-cell>
        </table:table-row>
        <table:table-row table:style-name="Tabela8.51">
          <table:table-cell table:style-name="Tabela8.A1" office:value-type="string">
            <text:p text:style-name="P35">148<text:span text:style-name="T18"/></text:p>
          </table:table-cell>
          <table:table-cell table:style-name="Tabela8.B1" office:value-type="string">
            <text:p text:style-name="P46">TOU Time1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000 2359]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table:number-rows-spanned="6" office:value-type="string">
            <text:p text:style-name="P46">2359 means time 23:59<text:span text:style-name="T18"/></text:p>
            <text:p text:style-name="P46">HMI range[0-287]<text:span text:style-name="T18"/></text:p>
            <text:p text:style-name="P46">Communication range[0000-2355]<text:span text:style-name="T18"/></text:p>
          </table:table-cell>
        </table:table-row>
        <table:table-row table:style-name="Tabela8.51">
          <table:table-cell table:style-name="Tabela8.A1" office:value-type="string">
            <text:p text:style-name="P35">149</text:p>
          </table:table-cell>
          <table:table-cell table:style-name="Tabela8.B1" office:value-type="string">
            <text:p text:style-name="P46">TOU Time2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000 2359]<text:span text:style-name="T18"/></text:p>
          </table:table-cell>
          <table:table-cell table:style-name="Tabela8.B1" office:value-type="string">
            <text:p text:style-name="P47"/>
          </table:table-cell>
          <table:covered-table-cell table:style-name="Tabela8.B1"/>
        </table:table-row>
        <table:table-row table:style-name="Tabela8.51">
          <table:table-cell table:style-name="Tabela8.A1" office:value-type="string">
            <text:p text:style-name="P35">150<text:span text:style-name="T18"/></text:p>
          </table:table-cell>
          <table:table-cell table:style-name="Tabela8.B1" office:value-type="string">
            <text:p text:style-name="P46">TOU Time3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000 2359]<text:span text:style-name="T18"/></text:p>
          </table:table-cell>
          <table:table-cell table:style-name="Tabela8.B1" office:value-type="string">
            <text:p text:style-name="P47"/>
          </table:table-cell>
          <table:covered-table-cell table:style-name="Tabela8.B1"/>
        </table:table-row>
        <table:table-row table:style-name="Tabela8.51">
          <table:table-cell table:style-name="Tabela8.A1" office:value-type="string">
            <text:p text:style-name="P35">151<text:span text:style-name="T18"/></text:p>
          </table:table-cell>
          <table:table-cell table:style-name="Tabela8.B1" office:value-type="string">
            <text:p text:style-name="P46">TOU Time4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000 2359]<text:span text:style-name="T18"/></text:p>
          </table:table-cell>
          <table:table-cell table:style-name="Tabela8.B1" office:value-type="string">
            <text:p text:style-name="P47"/>
          </table:table-cell>
          <table:covered-table-cell table:style-name="Tabela8.B1"/>
        </table:table-row>
        <table:table-row table:style-name="Tabela8.51">
          <table:table-cell table:style-name="Tabela8.A1" office:value-type="string">
            <text:p text:style-name="P35">152<text:span text:style-name="T18"/></text:p>
          </table:table-cell>
          <table:table-cell table:style-name="Tabela8.B1" office:value-type="string">
            <text:p text:style-name="P46">TOU Time5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000 2359]<text:span text:style-name="T18"/></text:p>
          </table:table-cell>
          <table:table-cell table:style-name="Tabela8.B1" office:value-type="string">
            <text:p text:style-name="P47"/>
          </table:table-cell>
          <table:covered-table-cell table:style-name="Tabela8.B1"/>
        </table:table-row>
        <table:table-row table:style-name="Tabela8.51">
          <table:table-cell table:style-name="Tabela8.A1" office:value-type="string">
            <text:p text:style-name="P35">153<text:span text:style-name="T18"/></text:p>
          </table:table-cell>
          <table:table-cell table:style-name="Tabela8.B1" office:value-type="string">
            <text:p text:style-name="P46">TOU Time6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000 2359]<text:span text:style-name="T18"/></text:p>
          </table:table-cell>
          <table:table-cell table:style-name="Tabela8.B1" office:value-type="string">
            <text:p text:style-name="P47"/>
          </table:table-cell>
          <table:covered-table-cell table:style-name="Tabela8.B1"/>
        </table:table-row>
        <table:table-row table:style-name="Tabela8.51">
          <table:table-cell table:style-name="Tabela8.A1" office:value-type="string">
            <text:p text:style-name="P35">154<text:span text:style-name="T18"/></text:p>
          </table:table-cell>
          <table:table-cell table:style-name="Tabela8.B1" office:value-type="string">
            <text:p text:style-name="P46">TOU Time1 bat out power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000 8000]<text:span text:style-name="T18"/></text:p>
          </table:table-cell>
          <table:table-cell table:style-name="Tabela8.B1" office:value-type="string">
            <text:p text:style-name="P46">1W<text:span text:style-name="T18"/></text:p>
          </table:table-cell>
          <table:table-cell table:style-name="Tabela8.B1" table:number-rows-spanned="6" office:value-type="string">
            <text:p text:style-name="P46">LV INV: 1W<text:span text:style-name="T18"/></text:p>
            <text:p text:style-name="P46">HV INV:10W<text:span text:style-name="T18"/></text:p>
          </table:table-cell>
        </table:table-row>
        <table:table-row table:style-name="Tabela8.51">
          <table:table-cell table:style-name="Tabela8.A1" office:value-type="string">
            <text:p text:style-name="P35">155<text:span text:style-name="T18"/></text:p>
          </table:table-cell>
          <table:table-cell table:style-name="Tabela8.B1" office:value-type="string">
            <text:p text:style-name="P46">TOU Time2 bat out power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000 8000]<text:span text:style-name="T18"/></text:p>
          </table:table-cell>
          <table:table-cell table:style-name="Tabela8.B1" office:value-type="string">
            <text:p text:style-name="P46">1W<text:span text:style-name="T18"/></text:p>
          </table:table-cell>
          <table:covered-table-cell table:style-name="Tabela8.B1"/>
        </table:table-row>
        <table:table-row table:style-name="Tabela8.51">
          <table:table-cell table:style-name="Tabela8.A1" office:value-type="string">
            <text:p text:style-name="P35">156<text:span text:style-name="T18"/></text:p>
          </table:table-cell>
          <table:table-cell table:style-name="Tabela8.B1" office:value-type="string">
            <text:p text:style-name="P46">TOU Time3 bat out power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000 8000]<text:span text:style-name="T18"/></text:p>
          </table:table-cell>
          <table:table-cell table:style-name="Tabela8.B1" office:value-type="string">
            <text:p text:style-name="P46">1W<text:span text:style-name="T18"/></text:p>
          </table:table-cell>
          <table:covered-table-cell table:style-name="Tabela8.B1"/>
        </table:table-row>
        <table:table-row table:style-name="Tabela8.51">
          <table:table-cell table:style-name="Tabela8.A1" office:value-type="string">
            <text:p text:style-name="P35">157<text:span text:style-name="T18"/></text:p>
          </table:table-cell>
          <table:table-cell table:style-name="Tabela8.B1" office:value-type="string">
            <text:p text:style-name="P46">TOU Time4 bat out power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000 8000]<text:span text:style-name="T18"/></text:p>
          </table:table-cell>
          <table:table-cell table:style-name="Tabela8.B1" office:value-type="string">
            <text:p text:style-name="P46">1W<text:span text:style-name="T18"/></text:p>
          </table:table-cell>
          <table:covered-table-cell table:style-name="Tabela8.B1"/>
        </table:table-row>
        <table:table-row table:style-name="Tabela8.51">
          <table:table-cell table:style-name="Tabela8.A1" office:value-type="string">
            <text:p text:style-name="P35">158<text:span text:style-name="T18"/></text:p>
          </table:table-cell>
          <table:table-cell table:style-name="Tabela8.B1" office:value-type="string">
            <text:p text:style-name="P46">TOU Time5 bat out power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000 8000]<text:span text:style-name="T18"/></text:p>
          </table:table-cell>
          <table:table-cell table:style-name="Tabela8.B1" office:value-type="string">
            <text:p text:style-name="P46">1W<text:span text:style-name="T18"/></text:p>
          </table:table-cell>
          <table:covered-table-cell table:style-name="Tabela8.B1"/>
        </table:table-row>
        <table:table-row table:style-name="Tabela8.51">
          <table:table-cell table:style-name="Tabela8.A1" office:value-type="string">
            <text:p text:style-name="P35">159<text:span text:style-name="T18"/></text:p>
          </table:table-cell>
          <table:table-cell table:style-name="Tabela8.B1" office:value-type="string">
            <text:p text:style-name="P46">TOU Time6 bat out power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000 8000]<text:span text:style-name="T18"/></text:p>
          </table:table-cell>
          <table:table-cell table:style-name="Tabela8.B1" office:value-type="string">
            <text:p text:style-name="P46">1W<text:span text:style-name="T18"/></text:p>
          </table:table-cell>
          <table:covered-table-cell table:style-name="Tabela8.B1"/>
        </table:table-row>
        <text:soft-page-break/>
        <table:table-row table:style-name="Tabela8.63">
          <table:table-cell table:style-name="Tabela8.A1" office:value-type="string">
            <text:p text:style-name="P35">160<text:span text:style-name="T18"/></text:p>
          </table:table-cell>
          <table:table-cell table:style-name="Tabela8.B1" office:value-type="string">
            <text:p text:style-name="P46">TOU Time1 battery target voltage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000 6300]<text:span text:style-name="T18"/></text:p>
          </table:table-cell>
          <table:table-cell table:style-name="Tabela8.B1" office:value-type="string">
            <text:p text:style-name="P46">0.01V<text:span text:style-name="T18"/></text:p>
          </table:table-cell>
          <table:table-cell table:style-name="Tabela8.B1" table:number-rows-spanned="6" office:value-type="string">
            <text:p text:style-name="P47"/>
          </table:table-cell>
        </table:table-row>
        <table:table-row table:style-name="Tabela8.64">
          <table:table-cell table:style-name="Tabela8.A1" office:value-type="string">
            <text:p text:style-name="P35">161<text:span text:style-name="T18"/></text:p>
          </table:table-cell>
          <table:table-cell table:style-name="Tabela8.B1" office:value-type="string">
            <text:p text:style-name="P46">TOU Time2 battery target voltage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000 6300]<text:span text:style-name="T18"/></text:p>
          </table:table-cell>
          <table:table-cell table:style-name="Tabela8.B1" office:value-type="string">
            <text:p text:style-name="P46">0.01V<text:span text:style-name="T18"/></text:p>
          </table:table-cell>
          <table:covered-table-cell table:style-name="Tabela8.B1"/>
        </table:table-row>
        <table:table-row table:style-name="Tabela8.65">
          <table:table-cell table:style-name="Tabela8.A1" office:value-type="string">
            <text:p text:style-name="P35">162<text:span text:style-name="T18"/></text:p>
          </table:table-cell>
          <table:table-cell table:style-name="Tabela8.B1" office:value-type="string">
            <text:p text:style-name="P46">TOU Time3 battery target voltage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000 6300]<text:span text:style-name="T18"/></text:p>
          </table:table-cell>
          <table:table-cell table:style-name="Tabela8.B1" office:value-type="string">
            <text:p text:style-name="P46">0.01V<text:span text:style-name="T18"/></text:p>
          </table:table-cell>
          <table:covered-table-cell table:style-name="Tabela8.B1"/>
        </table:table-row>
        <table:table-row table:style-name="Tabela8.66">
          <table:table-cell table:style-name="Tabela8.A1" office:value-type="string">
            <text:p text:style-name="P35">163<text:span text:style-name="T18"/></text:p>
          </table:table-cell>
          <table:table-cell table:style-name="Tabela8.B1" office:value-type="string">
            <text:p text:style-name="P46">TOU Time4 battery target voltage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000 6300]<text:span text:style-name="T18"/></text:p>
          </table:table-cell>
          <table:table-cell table:style-name="Tabela8.B1" office:value-type="string">
            <text:p text:style-name="P46">0.01V<text:span text:style-name="T18"/></text:p>
          </table:table-cell>
          <table:covered-table-cell table:style-name="Tabela8.B1"/>
        </table:table-row>
        <table:table-row table:style-name="Tabela8.67">
          <table:table-cell table:style-name="Tabela8.A1" office:value-type="string">
            <text:p text:style-name="P35">164<text:span text:style-name="T18"/></text:p>
          </table:table-cell>
          <table:table-cell table:style-name="Tabela8.B1" office:value-type="string">
            <text:p text:style-name="P46">TOU Time5 battery target voltage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000 6300]<text:span text:style-name="T18"/></text:p>
          </table:table-cell>
          <table:table-cell table:style-name="Tabela8.B1" office:value-type="string">
            <text:p text:style-name="P46">0.01V<text:span text:style-name="T18"/></text:p>
          </table:table-cell>
          <table:covered-table-cell table:style-name="Tabela8.B1"/>
        </table:table-row>
        <table:table-row table:style-name="Tabela8.68">
          <table:table-cell table:style-name="Tabela8.A1" office:value-type="string">
            <text:p text:style-name="P35">165<text:span text:style-name="T18"/></text:p>
          </table:table-cell>
          <table:table-cell table:style-name="Tabela8.B1" office:value-type="string">
            <text:p text:style-name="P46">TOU Time6 battery target voltage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<text:bookmark-start text:name="OLE_LINK87"/><text:bookmark-start text:name="OLE_LINK85"/><text:bookmark-start text:name="OLE_LINK84"/><text:bookmark-start text:name="OLE_LINK86"/>[0000 6300]<text:bookmark-end text:name="OLE_LINK87"/><text:bookmark-end text:name="OLE_LINK85"/><text:bookmark-end text:name="OLE_LINK84"/><text:bookmark-end text:name="OLE_LINK86"/><text:span text:style-name="T18"/></text:p>
          </table:table-cell>
          <table:table-cell table:style-name="Tabela8.B1" office:value-type="string">
            <text:p text:style-name="P46">0.01V<text:span text:style-name="T18"/></text:p>
          </table:table-cell>
          <table:covered-table-cell table:style-name="Tabela8.B1"/>
        </table:table-row>
        <table:table-row table:style-name="Tabela8.69">
          <table:table-cell table:style-name="Tabela8.A1" office:value-type="string">
            <text:p text:style-name="P35">166<text:span text:style-name="T18"/></text:p>
          </table:table-cell>
          <table:table-cell table:style-name="Tabela8.B1" office:value-type="string">
            <text:p text:style-name="P44"><text:span text:style-name="T18">1容量</text:span><text:span text:style-name="T22"> <text:s/></text:span><text:span text:style-name="T18">1 capacity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<text:bookmark-start text:name="OLE_LINK89"/><text:bookmark-start text:name="OLE_LINK91"/><text:bookmark-start text:name="OLE_LINK90"/><text:bookmark-start text:name="OLE_LINK92"/><text:bookmark-start text:name="OLE_LINK88"/>[0,100]<text:bookmark-end text:name="OLE_LINK89"/><text:bookmark-end text:name="OLE_LINK91"/><text:bookmark-end text:name="OLE_LINK90"/><text:bookmark-end text:name="OLE_LINK92"/><text:bookmark-end text:name="OLE_LINK88"/><text:span text:style-name="T18"/></text:p>
          </table:table-cell>
          <table:table-cell table:style-name="Tabela8.B1" office:value-type="string">
            <text:p text:style-name="P46"><text:bookmark-start text:name="OLE_LINK83"/><text:bookmark-start text:name="OLE_LINK81"/><text:bookmark-start text:name="OLE_LINK80"/><text:bookmark-start text:name="OLE_LINK79"/><text:bookmark-start text:name="OLE_LINK82"/>1%<text:bookmark-end text:name="OLE_LINK83"/><text:bookmark-end text:name="OLE_LINK81"/><text:bookmark-end text:name="OLE_LINK80"/><text:bookmark-end text:name="OLE_LINK79"/><text:bookmark-end text:name="OLE_LINK82"/><text:span text:style-name="T18"/></text:p>
          </table:table-cell>
          <table:table-cell table:style-name="Tabela8.B1" office:value-type="string">
            <text:p text:style-name="P44"><text:span text:style-name="T18">S</text:span><text:span text:style-name="T18">oc</text:span></text:p>
          </table:table-cell>
        </table:table-row>
        <table:table-row table:style-name="Tabela8.70">
          <table:table-cell table:style-name="Tabela8.A1" office:value-type="string">
            <text:p text:style-name="P35">167<text:span text:style-name="T18"/></text:p>
          </table:table-cell>
          <table:table-cell table:style-name="Tabela8.B1" office:value-type="string">
            <text:p text:style-name="P44"><text:span text:style-name="T18">2容量</text:span><text:span text:style-name="T22"> <text:s/></text:span><text:span text:style-name="T18">2</text:span><text:span text:style-name="T18"> capacity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100]<text:span text:style-name="T18"/></text:p>
          </table:table-cell>
          <table:table-cell table:style-name="Tabela8.B1" office:value-type="string">
            <text:p text:style-name="P46">1%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70">
          <table:table-cell table:style-name="Tabela8.A1" office:value-type="string">
            <text:p text:style-name="P35">168<text:span text:style-name="T18"/></text:p>
          </table:table-cell>
          <table:table-cell table:style-name="Tabela8.B1" office:value-type="string">
            <text:p text:style-name="P44"><text:span text:style-name="T18">3容量</text:span><text:span text:style-name="T22"> <text:s/></text:span><text:span text:style-name="T18">3</text:span><text:span text:style-name="T18"> capacity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100]<text:span text:style-name="T18"/></text:p>
          </table:table-cell>
          <table:table-cell table:style-name="Tabela8.B1" office:value-type="string">
            <text:p text:style-name="P46">1%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70">
          <table:table-cell table:style-name="Tabela8.A1" office:value-type="string">
            <text:p text:style-name="P35">169<text:span text:style-name="T18"/></text:p>
          </table:table-cell>
          <table:table-cell table:style-name="Tabela8.B1" office:value-type="string">
            <text:p text:style-name="P44"><text:span text:style-name="T18">4容量</text:span><text:span text:style-name="T22"> <text:s/></text:span><text:span text:style-name="T18">4</text:span><text:span text:style-name="T18"> capacity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100]<text:span text:style-name="T18"/></text:p>
          </table:table-cell>
          <table:table-cell table:style-name="Tabela8.B1" office:value-type="string">
            <text:p text:style-name="P46">1%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70">
          <table:table-cell table:style-name="Tabela8.A1" office:value-type="string">
            <text:p text:style-name="P35">170<text:span text:style-name="T18"/></text:p>
          </table:table-cell>
          <table:table-cell table:style-name="Tabela8.B1" office:value-type="string">
            <text:p text:style-name="P44"><text:span text:style-name="T18">5容量</text:span><text:span text:style-name="T22"> <text:s/></text:span><text:span text:style-name="T18">5</text:span><text:span text:style-name="T18"> capacity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100]<text:span text:style-name="T18"/></text:p>
          </table:table-cell>
          <table:table-cell table:style-name="Tabela8.B1" office:value-type="string">
            <text:p text:style-name="P46"><text:bookmark-start text:name="OLE_LINK98"/><text:bookmark-start text:name="OLE_LINK99"/>1%<text:bookmark-end text:name="OLE_LINK98"/><text:bookmark-end text:name="OLE_LINK99"/>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70">
          <table:table-cell table:style-name="Tabela8.A1" office:value-type="string">
            <text:p text:style-name="P35">171<text:span text:style-name="T18"/></text:p>
          </table:table-cell>
          <table:table-cell table:style-name="Tabela8.B1" office:value-type="string">
            <text:p text:style-name="P44"><text:span text:style-name="T18">6容量</text:span><text:span text:style-name="T22"> <text:s/></text:span><text:span text:style-name="T18">6</text:span><text:span text:style-name="T18"> capacity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100]<text:span text:style-name="T18"/></text:p>
          </table:table-cell>
          <table:table-cell table:style-name="Tabela8.B1" office:value-type="string">
            <text:p text:style-name="P46">1%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75">
          <table:table-cell table:style-name="Tabela8.A1" office:value-type="string">
            <text:p text:style-name="P35">172<text:span text:style-name="T18"/></text:p>
          </table:table-cell>
          <table:table-cell table:style-name="Tabela8.B1" office:value-type="string">
            <text:p text:style-name="P44"><text:span text:style-name="T18">TOU </text:span><text:span text:style-name="T18">Time1 charge enable</text:span></text:p>
            <text:p text:style-name="P46"/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<text:bookmark-start text:name="OLE_LINK97"/><text:bookmark-start text:name="OLE_LINK95"/><text:bookmark-start text:name="OLE_LINK96"/><text:bookmark-start text:name="OLE_LINK93"/><text:bookmark-start text:name="OLE_LINK94"/>[0,1]<text:bookmark-end text:name="OLE_LINK97"/><text:bookmark-end text:name="OLE_LINK95"/><text:bookmark-end text:name="OLE_LINK96"/><text:bookmark-end text:name="OLE_LINK93"/><text:bookmark-end text:name="OLE_LINK94"/>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4"><text:span text:style-name="T18">B</text:span><text:span text:style-name="T18">it0 <text:s text:c="2"/></text:span><text:span text:style-name="T18">grid charging enable</text:span></text:p>
            <text:p text:style-name="P44"><text:span text:style-name="T18">B</text:span><text:span text:style-name="T18">it1 <text:s text:c="2"/></text:span><text:span text:style-name="T18">gen charging enable</text:span></text:p>
            <text:p text:style-name="P46">LV inverter<text:span text:style-name="T18"/></text:p>
            <text:p text:style-name="P46">Bit2 <text:s text:c="2"/>Spain GM mode<text:span text:style-name="T18"/></text:p>
            <text:p text:style-name="P46">Bit3 <text:s text:c="2"/>Spain BU mode<text:span text:style-name="T18"/></text:p>
            <text:p text:style-name="P46">Bit4 <text:s text:c="2"/>Spain CH mode<text:span text:style-name="T18"/></text:p>
            <text:p text:style-name="P46"/>
          </table:table-cell>
        </table:table-row>
        <table:table-row table:style-name="Tabela8.51">
          <table:table-cell table:style-name="Tabela8.A1" office:value-type="string">
            <text:p text:style-name="P35">173<text:span text:style-name="T18"/></text:p>
          </table:table-cell>
          <table:table-cell table:style-name="Tabela8.B1" office:value-type="string">
            <text:p text:style-name="P44"><text:span text:style-name="T18">TOU Time2 </text:span><text:span text:style-name="T18">charge enable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1]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同上<text:span text:style-name="T18"/></text:p>
          </table:table-cell>
        </table:table-row>
        <table:table-row table:style-name="Tabela8.51">
          <table:table-cell table:style-name="Tabela8.A1" office:value-type="string">
            <text:p text:style-name="P35">174<text:span text:style-name="T18"/></text:p>
          </table:table-cell>
          <table:table-cell table:style-name="Tabela8.B1" office:value-type="string">
            <text:p text:style-name="P44"><text:span text:style-name="T18">TOU </text:span><text:span text:style-name="T18">Time</text:span><text:span text:style-name="T18">3</text:span><text:span text:style-name="T18"> charge enable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1]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同上<text:span text:style-name="T18"/></text:p>
          </table:table-cell>
        </table:table-row>
        <table:table-row table:style-name="Tabela8.51">
          <table:table-cell table:style-name="Tabela8.A1" office:value-type="string">
            <text:p text:style-name="P35">175<text:span text:style-name="T18"/></text:p>
          </table:table-cell>
          <table:table-cell table:style-name="Tabela8.B1" office:value-type="string">
            <text:p text:style-name="P44"><text:span text:style-name="T18">TOU </text:span><text:span text:style-name="T18">Time</text:span><text:span text:style-name="T18">4</text:span><text:span text:style-name="T18"> charge enable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1]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同上<text:span text:style-name="T18"/></text:p>
          </table:table-cell>
        </table:table-row>
        <table:table-row table:style-name="Tabela8.51">
          <table:table-cell table:style-name="Tabela8.A1" office:value-type="string">
            <text:p text:style-name="P35">176<text:span text:style-name="T18"/></text:p>
          </table:table-cell>
          <table:table-cell table:style-name="Tabela8.B1" office:value-type="string">
            <text:p text:style-name="P44"><text:span text:style-name="T18">TOU </text:span><text:span text:style-name="T18">Time</text:span><text:span text:style-name="T18">5</text:span><text:span text:style-name="T18"> charge enable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1]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同上<text:span text:style-name="T18"/></text:p>
          </table:table-cell>
        </table:table-row>
        <table:table-row table:style-name="Tabela8.51">
          <table:table-cell table:style-name="Tabela8.A1" office:value-type="string">
            <text:p text:style-name="P35">177<text:span text:style-name="T18"/></text:p>
          </table:table-cell>
          <table:table-cell table:style-name="Tabela8.B1" office:value-type="string">
            <text:p text:style-name="P44"><text:span text:style-name="T18">TOU </text:span><text:span text:style-name="T18">Time</text:span><text:span text:style-name="T18">6</text:span><text:span text:style-name="T18"> charge enable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1]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同上<text:span text:style-name="T18"/></text:p>
          </table:table-cell>
        </table:table-row>
        <text:soft-page-break/>
        <table:table-row table:style-name="Tabela8.81">
          <table:table-cell table:style-name="Tabela8.A1" office:value-type="string">
            <text:p text:style-name="P57"><text:span text:style-name="T18">1</text:span><text:span text:style-name="T18">78</text:span></text:p>
          </table:table-cell>
          <table:table-cell table:style-name="Tabela8.B1" office:value-type="string">
            <text:p text:style-name="P46">控制板特殊功能位<text:span text:style-name="T4"> </text:span>1</text:p>
            <text:p text:style-name="P46">Microinverter export to grid cutoff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1]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4"><text:span text:style-name="T18">需要全部改成两位控制</text:span><text:span text:style-name="T22"> </text:span><text:span text:style-name="T18">need two bits control</text:span></text:p>
            <text:p text:style-name="P58"><text:span text:style-name="T23">-00无动作-01无动作-10失能</text:span><text:span text:style-name="T26">-11</text:span><text:span text:style-name="T27">使能</text:span></text:p>
            <text:p text:style-name="P58"><text:span text:style-name="T27">-</text:span><text:span text:style-name="T27">00Nowork-01Nowork-10Disable-11Enable</text:span></text:p>
            <text:p text:style-name="P44"><text:span text:style-name="T18">B</text:span><text:span text:style-name="T18">it0-1 <text:s/>10:Disable <text:s/></text:span></text:p>
            <text:p text:style-name="P59"><text:span text:style-name="T18">11:</text:span><text:span text:style-name="T18">enable</text:span></text:p>
            <text:p text:style-name="P44"><text:span text:style-name="T18">B</text:span><text:span text:style-name="T18">it2-3 <text:s/>10:Gen peak-shaving disable</text:span></text:p>
            <text:p text:style-name="P46"><text:span text:style-name="T4"><text:s text:c="7"/></text:span>11:Gen peak-shaving enable</text:p>
            <text:p text:style-name="P44"><text:span text:style-name="T18">B</text:span><text:span text:style-name="T18">it4- 5:</text:span><text:bookmark-start text:name="OLE_LINK131"/><text:span text:style-name="T18"> 10:Grid peak-shaving</text:span><text:bookmark-end text:name="OLE_LINK131"/><text:span text:style-name="T18"> disable</text:span></text:p>
            <text:p text:style-name="P60">11:Grid peak-shaving enable<text:span text:style-name="T18"/></text:p>
            <text:p text:style-name="P44"><text:span text:style-name="T18">B</text:span><text:span text:style-name="T18">it6-7 <text:s/>10:</text:span><text:span text:style-name="T18">On Grid always on</text:span><text:span text:style-name="T18"> disable</text:span></text:p>
            <text:p text:style-name="P59"><text:span text:style-name="T18">11:</text:span><text:span text:style-name="T18">On Grid always on</text:span><text:span text:style-name="T18"> enable</text:span></text:p>
            <text:p text:style-name="P44"><text:span text:style-name="T18">B</text:span><text:span text:style-name="T18">it8-9 <text:s/>10:external relay disable</text:span></text:p>
            <text:p text:style-name="P60">11:external relay enable<text:span text:style-name="T18"/></text:p>
            <text:p text:style-name="P46">Bit10-11 <text:s/>10: 锂电池丢失报故障<text:span text:style-name="T4"> </text:span>disable</text:p>
            <text:p text:style-name="P46">Loss of lithium battery report fault disable<text:span text:style-name="T18"/></text:p>
            <text:p text:style-name="P61">11: 锂电池丢失报故障<text:span text:style-name="T4"> </text:span>enable</text:p>
            <text:p text:style-name="P46">Loss of lithium battery report fault enable<text:span text:style-name="T18"/></text:p>
            <text:p text:style-name="P61"/>
            <text:p text:style-name="P46">Bit12-13 <text:s/>10: DRM使能位<text:span text:style-name="T4"> </text:span>disable</text:p>
            <text:p text:style-name="P46"><text:span text:style-name="T4"><text:s text:c="9"/></text:span>11: DRM使能位<text:span text:style-name="T4"> </text:span>enable</text:p>
            <text:p text:style-name="P44"><text:span text:style-name="T18">B</text:span><text:span text:style-name="T18">it14-15 <text:s/>10:美版接地故障</text:span><text:span text:style-name="T22"> </text:span><text:span text:style-name="T18">disable</text:span></text:p>
            <text:p text:style-name="P61">11:美版接地故障<text:span text:style-name="T4"> </text:span>enable</text:p>
            <text:p text:style-name="P46">注意这个寄存器不能全部都使能<text:span text:style-name="T18"/></text:p>
          </table:table-cell>
        </table:table-row>
        <table:table-row table:style-name="Tabela8.82">
          <table:table-cell table:style-name="Tabela8.A1" office:value-type="string">
            <text:p text:style-name="P62">179<text:span text:style-name="T18"/></text:p>
          </table:table-cell>
          <table:table-cell table:style-name="Tabela8.B1" office:value-type="string">
            <text:p text:style-name="P44"><text:span text:style-name="T18">F</text:span><text:span text:style-name="T18">orce off-grid setting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1]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1：force off-grid<text:span text:style-name="T18"/></text:p>
            <text:p text:style-name="P46">0: <text:s/>auto<text:span text:style-name="T18"/></text:p>
          </table:table-cell>
        </table:table-row>
        <table:table-row table:style-name="Tabela8.83">
          <table:table-cell table:style-name="Tabela8.A1" office:value-type="string">
            <text:p text:style-name="P35">180<text:span text:style-name="T18"/></text:p>
          </table:table-cell>
          <table:table-cell table:style-name="Tabela8.B1" office:value-type="string">
            <text:p text:style-name="P46">恢复并网时间<text:span text:style-name="T18"/></text:p>
            <text:p text:style-name="P46">Restore connection time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10 300]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84">
          <table:table-cell table:style-name="Tabela8.A1" office:value-type="string">
            <text:p text:style-name="P35">181<text:span text:style-name="T18"/></text:p>
          </table:table-cell>
          <table:table-cell table:style-name="Tabela8.B1" office:value-type="string">
            <text:p text:style-name="P46">Solar Arc Fault模式开启<text:span text:style-name="T18"/></text:p>
            <text:p text:style-name="P44"><text:span text:style-name="T18">Solar Arc Fault </text:span><text:span text:style-name="T18">Mode turned on</text:span></text:p>
            <text:p text:style-name="P46"/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 1]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4"><text:span text:style-name="T18">0x00 关闭</text:span><text:span text:style-name="T22"> </text:span><text:span text:style-name="T18">Close</text:span></text:p>
            <text:p text:style-name="P44"><text:span text:style-name="T18">0x01 开启</text:span><text:span text:style-name="T22"> </text:span><text:span text:style-name="T18">open</text:span></text:p>
            <text:p text:style-name="P46">0x02 拉弧故障清零，逆变器收到02说明液晶下发清零标志了，然后自动变回01<text:span text:style-name="T18"/></text:p>
            <text:p text:style-name="P46">Arc fault reset, the inverter received 02 that the LCD issued a clear mark, and then automatically back to 01<text:span text:style-name="T18"/></text:p>
          </table:table-cell>
        </table:table-row>
        <table:table-row table:style-name="Tabela8.2">
          <table:table-cell table:style-name="Tabela8.A1" office:value-type="string">
            <text:p text:style-name="P35">182<text:span text:style-name="T18"/></text:p>
          </table:table-cell>
          <table:table-cell table:style-name="Tabela8.B1" office:value-type="string">
            <text:p text:style-name="P46">并网标准<text:span text:style-name="T18"/></text:p>
            <text:p text:style-name="P46">Grid Mode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 1 ]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38"><text:a xlink:type="simple" xlink:href="#_附录四:电网安规选择表" text:style-name="Internet_20_link" text:visited-style-name="Visited_20_Internet_20_Link"><text:span text:style-name="Visited_20_Internet_20_Link"><text:span text:style-name="T6">附录一：额定功率机型选择表</text:span></text:span></text:a></text:p>
          </table:table-cell>
        </table:table-row>
        <table:table-row table:style-name="Tabela8.2">
          <table:table-cell table:style-name="Tabela8.A1" office:value-type="string">
            <text:p text:style-name="P35">183<text:span text:style-name="T18"/></text:p>
          </table:table-cell>
          <table:table-cell table:style-name="Tabela8.B1" office:value-type="string">
            <text:p text:style-name="P46">电网频率设置<text:span text:style-name="T18"/></text:p>
            <text:p text:style-name="P46">Grid Frequency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 1]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x00 50HZ<text:span text:style-name="T18"/></text:p>
            <text:p text:style-name="P46">0x01 60hz<text:span text:style-name="T18"/></text:p>
          </table:table-cell>
        </table:table-row>
        <table:table-row table:style-name="Tabela8.2">
          <table:table-cell table:style-name="Tabela8.A1" office:value-type="string">
            <text:p text:style-name="P35">184<text:span text:style-name="T18"/></text:p>
          </table:table-cell>
          <table:table-cell table:style-name="Tabela8.B1" office:value-type="string">
            <text:p text:style-name="P46">电网类型设置<text:span text:style-name="T18"/></text:p>
            <text:p text:style-name="P46">Grid Type<text:span text:style-name="T18"/></text:p>
            <text:p text:style-name="P46">现在是三相，无效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 3 ]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list text:style-name="WW8Num6">
              <text:list-item>
                <text:p text:style-name="P63" loext:marker-style-name="T18">三相系统<text:span text:style-name="T4"> <text:s/></text:span>Three Phase</text:p>
              </text:list-item>
              <text:list-item>
                <text:p text:style-name="P63" loext:marker-style-name="T18">单相<text:span text:style-name="T4"> <text:s text:c="3"/></text:span>Single-phase</text:p>
              </text:list-item>
              <text:list-item>
                <text:p text:style-name="P63" loext:marker-style-name="T18">裂相<text:span text:style-name="T4"> <text:s text:c="3"/></text:span>Split-phase</text:p>
              </text:list-item>
            </text:list>
          </table:table-cell>
        </table:table-row>
        <table:table-row table:style-name="Tabela8.2">
          <table:table-cell table:style-name="Tabela8.A1" office:value-type="string">
            <text:p text:style-name="P35">185<text:span text:style-name="T18"/></text:p>
          </table:table-cell>
          <table:table-cell table:style-name="Tabela8.B1" office:value-type="string">
            <text:p text:style-name="P46">电网高压保护点<text:span text:style-name="T18"/></text:p>
            <text:p text:style-name="P46">Grid Vol High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1800 2700]<text:span text:style-name="T18"/></text:p>
          </table:table-cell>
          <table:table-cell table:style-name="Tabela8.B1" office:value-type="string">
            <text:p text:style-name="P46">0.1V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186<text:span text:style-name="T18"/></text:p>
          </table:table-cell>
          <table:table-cell table:style-name="Tabela8.B1" office:value-type="string">
            <text:p text:style-name="P46">电网低压保护点<text:span text:style-name="T18"/></text:p>
            <text:p text:style-name="P46">Grid Vol Low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1800 2700]<text:span text:style-name="T18"/></text:p>
          </table:table-cell>
          <table:table-cell table:style-name="Tabela8.B1" office:value-type="string">
            <text:p text:style-name="P46">0.1V<text:span text:style-name="T18"/></text:p>
          </table:table-cell>
          <table:table-cell table:style-name="Tabela8.B1" office:value-type="string">
            <text:p text:style-name="P47"/>
          </table:table-cell>
        </table:table-row>
        <text:soft-page-break/>
        <table:table-row table:style-name="Tabela8.2">
          <table:table-cell table:style-name="Tabela8.A1" office:value-type="string">
            <text:p text:style-name="P35">187<text:span text:style-name="T18"/></text:p>
          </table:table-cell>
          <table:table-cell table:style-name="Tabela8.B1" office:value-type="string">
            <text:p text:style-name="P46">电网频率高保护点<text:span text:style-name="T18"/></text:p>
            <text:p text:style-name="P46">Grid Hz High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4500 6500]<text:span text:style-name="T18"/></text:p>
          </table:table-cell>
          <table:table-cell table:style-name="Tabela8.B1" office:value-type="string">
            <text:p text:style-name="P46">0.01Hz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188<text:span text:style-name="T18"/></text:p>
          </table:table-cell>
          <table:table-cell table:style-name="Tabela8.B1" office:value-type="string">
            <text:p text:style-name="P46">电网频率低保护点<text:span text:style-name="T18"/></text:p>
            <text:p text:style-name="P46">Grid Hz Low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4500 6500]<text:span text:style-name="T18"/></text:p>
          </table:table-cell>
          <table:table-cell table:style-name="Tabela8.B1" office:value-type="string">
            <text:p text:style-name="P46">0.01Hz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189<text:span text:style-name="T18"/></text:p>
          </table:table-cell>
          <table:table-cell table:style-name="Tabela8.B1" office:value-type="string">
            <text:p text:style-name="P46">发电机连接到电网输入端<text:span text:style-name="T18"/></text:p>
            <text:p text:style-name="P46">The generator is connected to the grid input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46">[1 0]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4"><text:span text:style-name="T18">0 <text:s text:c="2"/>dis</text:span><text:span text:style-name="T18">able</text:span></text:p>
            <text:p text:style-name="P44"><text:span text:style-name="T18">1 </text:span><text:span text:style-name="T18"><text:s/>enabled</text:span></text:p>
          </table:table-cell>
        </table:table-row>
        <table:table-row table:style-name="Tabela8.2">
          <table:table-cell table:style-name="Tabela8.A1" office:value-type="string">
            <text:p text:style-name="P35">190<text:span text:style-name="T18"/></text:p>
          </table:table-cell>
          <table:table-cell table:style-name="Tabela8.B1" office:value-type="string">
            <text:p text:style-name="P44"><text:span text:style-name="T18">GEN </text:span><text:span text:style-name="T18">peak shaving</text:span><text:span text:style-name="T18"> Power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 16000]<text:span text:style-name="T18"/></text:p>
          </table:table-cell>
          <table:table-cell table:style-name="Tabela8.B1" table:number-rows-spanned="2" office:value-type="string">
            <text:p text:style-name="P46">LV:1W<text:span text:style-name="T18"/></text:p>
            <text:p text:style-name="P46">HV:10W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94">
          <table:table-cell table:style-name="Tabela8.A1" office:value-type="string">
            <text:p text:style-name="P35">191<text:span text:style-name="T18"/></text:p>
          </table:table-cell>
          <table:table-cell table:style-name="Tabela8.B1" office:value-type="string">
            <text:p text:style-name="P44"><text:span text:style-name="T18">G</text:span><text:span text:style-name="T18">RID</text:span><text:span text:style-name="T18"> </text:span><text:span text:style-name="T18">peak shaving</text:span><text:span text:style-name="T18"> Power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 16000]<text:span text:style-name="T18"/></text:p>
          </table:table-cell>
          <table:covered-table-cell table:style-name="Tabela8.B1"/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192<text:span text:style-name="T18"/></text:p>
          </table:table-cell>
          <table:table-cell table:style-name="Tabela8.B1" office:value-type="string">
            <text:p text:style-name="P44"><text:span text:style-name="T18">Smart Load</text:span><text:span text:style-name="T18"> Open Delay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1 120]<text:span text:style-name="T18"/></text:p>
          </table:table-cell>
          <table:table-cell table:style-name="Tabela8.B1" office:value-type="string">
            <text:p text:style-name="P44"><text:span text:style-name="T18">1</text:span><text:span text:style-name="T18">Minute</text:span></text:p>
          </table:table-cell>
          <table:table-cell table:style-name="Tabela8.B1" office:value-type="string">
            <text:p text:style-name="P47"/>
          </table:table-cell>
        </table:table-row>
        <table:table-row table:style-name="Tabela8.96">
          <table:table-cell table:style-name="Tabela8.A1" office:value-type="string">
            <text:p text:style-name="P35">193<text:span text:style-name="T18"/></text:p>
          </table:table-cell>
          <table:table-cell table:style-name="Tabela8.B1" office:value-type="string">
            <text:p text:style-name="P46">输出PF值设定（有功调节）<text:span text:style-name="T18"/></text:p>
            <text:p text:style-name="P46">Output PF value Settings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800 1200]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800表示调整到80% 1200标识调整到120%<text:span text:style-name="T18"/></text:p>
            <text:p text:style-name="P46">800 for 80%, 1200 for 120%<text:span text:style-name="T18"/></text:p>
            <text:p text:style-name="P46"/>
          </table:table-cell>
        </table:table-row>
        <table:table-row table:style-name="Tabela8.2">
          <table:table-cell table:style-name="Tabela8.A1" office:value-type="string">
            <text:p text:style-name="P35">194<text:span text:style-name="T18"/></text:p>
          </table:table-cell>
          <table:table-cell table:style-name="Tabela8.B1" office:value-type="string">
            <text:p text:style-name="P46">外部继电器位<text:span text:style-name="T18"/></text:p>
            <text:p text:style-name="P46">External relay bit<text:span text:style-name="T18"/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44"><text:span text:style-name="T18">[0 </text:span><text:span text:style-name="T18">0</text:span><text:span text:style-name="T18">xFFFF]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4"><text:span text:style-name="T18">B</text:span><text:span text:style-name="T18">it0-8 对应8个继电器位</text:span></text:p>
            <text:p text:style-name="P44"><text:span text:style-name="T18">B</text:span><text:span text:style-name="T18">it</text:span><text:span text:style-name="T18">0-8 corresponds to 8 relay bits</text:span></text:p>
          </table:table-cell>
        </table:table-row>
        <table:table-row table:style-name="Tabela8.2">
          <table:table-cell table:style-name="Tabela8.A1" office:value-type="string">
            <text:p text:style-name="P35">195</text:p>
          </table:table-cell>
          <table:table-cell table:style-name="Tabela8.B1" office:value-type="string">
            <text:p text:style-name="P44"><text:span text:style-name="T18">ARC_facTory_B</text:span><text:span text:style-name="T18">高位</text:span></text:p>
            <text:p text:style-name="P46">ARC_facTory_B high word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65535]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高位和地位组合，以数值显示即可<text:span text:style-name="T18"/></text:p>
            <text:p text:style-name="P46">High and status combination, with numerical display can be<text:span text:style-name="T18"/></text:p>
          </table:table-cell>
        </table:table-row>
        <table:table-row table:style-name="Tabela8.2">
          <table:table-cell table:style-name="Tabela8.A1" office:value-type="string">
            <text:p text:style-name="P35">196<text:span text:style-name="T18"/></text:p>
          </table:table-cell>
          <table:table-cell table:style-name="Tabela8.B1" office:value-type="string">
            <text:p text:style-name="P46">低位<text:span text:style-name="T18"/></text:p>
            <text:p text:style-name="P44"><text:span text:style-name="T18">Low </text:span><text:span text:style-name="T18"><text:s/>word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65535]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table:number-rows-spanned="2" office:value-type="string">
            <text:p text:style-name="P47"/>
            <text:p text:style-name="P46"/>
          </table:table-cell>
        </table:table-row>
        <table:table-row table:style-name="Tabela8.2">
          <table:table-cell table:style-name="Tabela8.A1" office:value-type="string">
            <text:p text:style-name="P35">197<text:span text:style-name="T18"/></text:p>
          </table:table-cell>
          <table:table-cell table:style-name="Tabela8.B1" office:value-type="string">
            <text:p text:style-name="P44"><text:span text:style-name="T18">ARC_facTory_I</text:span><text:span text:style-name="T18">高位</text:span><text:span text:style-name="T18">ARC_facTory_I high word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65535]<text:span text:style-name="T18"/></text:p>
          </table:table-cell>
          <table:table-cell table:style-name="Tabela8.B1" office:value-type="string">
            <text:p text:style-name="P47"/>
          </table:table-cell>
          <table:covered-table-cell table:style-name="Tabela8.B1"/>
        </table:table-row>
        <table:table-row table:style-name="Tabela8.2">
          <table:table-cell table:style-name="Tabela8.A1" office:value-type="string">
            <text:p text:style-name="P35">198<text:span text:style-name="T18"/></text:p>
          </table:table-cell>
          <table:table-cell table:style-name="Tabela8.B1" office:value-type="string">
            <text:p text:style-name="P46">低位<text:span text:style-name="T18"/></text:p>
            <text:p text:style-name="P44"><text:span text:style-name="T18">Low </text:span><text:span text:style-name="T18"><text:s/>word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65535]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199<text:span text:style-name="T18"/></text:p>
          </table:table-cell>
          <table:table-cell table:style-name="Tabela8.B1" office:value-type="string">
            <text:p text:style-name="P44"><text:span text:style-name="T18">ARC_facTory_F</text:span><text:span text:style-name="T18">高位</text:span></text:p>
            <text:p text:style-name="P46">ARC_facTory_F high word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65535]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00<text:span text:style-name="T18"/></text:p>
          </table:table-cell>
          <table:table-cell table:style-name="Tabela8.B1" office:value-type="string">
            <text:p text:style-name="P46">低位<text:span text:style-name="T18"/></text:p>
            <text:p text:style-name="P44"><text:span text:style-name="T18">Low </text:span><text:span text:style-name="T18"><text:s/>word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65535]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01<text:span text:style-name="T18"/></text:p>
          </table:table-cell>
          <table:table-cell table:style-name="Tabela8.B1" office:value-type="string">
            <text:p text:style-name="P44"><text:span text:style-name="T18">ARC_facTory_D</text:span><text:span text:style-name="T18">高位</text:span></text:p>
            <text:p text:style-name="P46">ARC_facTory_D high word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65535]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02<text:span text:style-name="T18"/></text:p>
          </table:table-cell>
          <table:table-cell table:style-name="Tabela8.B1" office:value-type="string">
            <text:p text:style-name="P46">低位<text:span text:style-name="T18"/></text:p>
            <text:p text:style-name="P44"><text:span text:style-name="T18">Low </text:span><text:span text:style-name="T18"><text:s/>word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65535]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03<text:span text:style-name="T18"/></text:p>
          </table:table-cell>
          <table:table-cell table:style-name="Tabela8.B1" office:value-type="string">
            <text:p text:style-name="P46">拉弧次数滤波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65535]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04<text:span text:style-name="T18"/></text:p>
          </table:table-cell>
          <table:table-cell table:style-name="Tabela8.B1" office:value-type="string">
            <text:p text:style-name="P44"><text:span text:style-name="T18">ARC_facTory_T</text:span><text:span text:style-name="T18">低位</text:span></text:p>
            <text:p text:style-name="P44"><text:span text:style-name="T18">ARC_facTory_T </text:span><text:span text:style-name="T18">low</text:span><text:span text:style-name="T18"> word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65535]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05<text:span text:style-name="T18"/></text:p>
          </table:table-cell>
          <table:table-cell table:style-name="Tabela8.B1" office:value-type="string">
            <text:p text:style-name="P44"><text:span text:style-name="T18">ARC_facTory_C</text:span><text:span text:style-name="T18">高位</text:span></text:p>
            <text:p text:style-name="P46">ARC_facTory_C high word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65535]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06<text:span text:style-name="T18"/></text:p>
          </table:table-cell>
          <table:table-cell table:style-name="Tabela8.B1" office:value-type="string">
            <text:p text:style-name="P46">低位<text:span text:style-name="T18"/></text:p>
            <text:p text:style-name="P44"><text:span text:style-name="T18">Low </text:span><text:span text:style-name="T18"><text:s/>word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65535]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07<text:span text:style-name="T18"/></text:p>
          </table:table-cell>
          <table:table-cell table:style-name="Tabela8.B1" office:value-type="string">
            <text:p text:style-name="P44"><text:span text:style-name="T18">ARC_facTory_Frz</text:span><text:span text:style-name="T18">高位</text:span></text:p>
            <text:p text:style-name="P46">ARC_facTory_Frz high word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<text:bookmark-start text:name="OLE_LINK77"/><text:bookmark-start text:name="OLE_LINK76"/><text:bookmark-start text:name="OLE_LINK78"/>[0,65535]<text:bookmark-end text:name="OLE_LINK77"/><text:bookmark-end text:name="OLE_LINK76"/><text:bookmark-end text:name="OLE_LINK78"/>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ext:soft-page-break/>
        <table:table-row table:style-name="Tabela8.2">
          <table:table-cell table:style-name="Tabela8.A1" office:value-type="string">
            <text:p text:style-name="P35">208<text:span text:style-name="T18"/></text:p>
          </table:table-cell>
          <table:table-cell table:style-name="Tabela8.B1" office:value-type="string">
            <text:p text:style-name="P46">低位<text:span text:style-name="T18"/></text:p>
            <text:p text:style-name="P44"><text:span text:style-name="T18">Low </text:span><text:span text:style-name="T18"><text:s/>word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65535]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09<text:span text:style-name="T18"/></text:p>
          </table:table-cell>
          <table:table-cell table:style-name="Tabela8.B1" office:value-type="string">
            <text:p text:style-name="P44"><text:span text:style-name="T18">U</text:span><text:span text:style-name="T18">ps_delay time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1S<text:span text:style-name="T18"/></text:p>
          </table:table-cell>
          <table:table-cell table:style-name="Tabela8.B1" office:value-type="string">
            <text:p text:style-name="P46">0 <text:s text:c="2"/>为默认<text:span text:style-name="T18"/></text:p>
            <text:p text:style-name="P46">1 <text:s text:c="3"/>1S<text:span text:style-name="T18"/></text:p>
          </table:table-cell>
        </table:table-row>
        <table:table-row table:style-name="Tabela8.2">
          <table:table-cell table:style-name="Tabela8.A1" office:value-type="string">
            <text:p text:style-name="P35">210<text:span text:style-name="T18"/></text:p>
          </table:table-cell>
          <table:table-cell table:style-name="Tabela8.B113" office:value-type="string">
            <text:p text:style-name="P46">充电电压<text:span text:style-name="T18"/></text:p>
            <text:p text:style-name="P46">charging voltage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<text:bookmark-start text:name="OLE_LINK102"/><text:bookmark-start text:name="OLE_LINK101"/><text:bookmark-start text:name="OLE_LINK103"/><text:bookmark-start text:name="OLE_LINK100"/>0.01V<text:bookmark-end text:name="OLE_LINK102"/><text:bookmark-end text:name="OLE_LINK101"/><text:bookmark-end text:name="OLE_LINK103"/><text:bookmark-end text:name="OLE_LINK100"/>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11<text:span text:style-name="T18"/></text:p>
          </table:table-cell>
          <table:table-cell table:style-name="Tabela8.B113" office:value-type="string">
            <text:p text:style-name="P46">放电电压<text:span text:style-name="T18"/></text:p>
            <text:p text:style-name="P46">discharge voltage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.01V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12<text:span text:style-name="T18"/></text:p>
          </table:table-cell>
          <table:table-cell table:style-name="Tabela8.B113" office:value-type="string">
            <text:p text:style-name="P46">充电限流<text:span text:style-name="T18"/></text:p>
            <text:p text:style-name="P46">charging current limiting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1A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13<text:span text:style-name="T18"/></text:p>
          </table:table-cell>
          <table:table-cell table:style-name="Tabela8.B113" office:value-type="string">
            <text:p text:style-name="P46">放电限流<text:span text:style-name="T18"/></text:p>
            <text:p text:style-name="P46">Discharge current limiting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1A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14<text:span text:style-name="T18"/></text:p>
          </table:table-cell>
          <table:table-cell table:style-name="Tabela8.B113" office:value-type="string">
            <text:p text:style-name="P46">当前电量<text:span text:style-name="T18"/></text:p>
            <text:p text:style-name="P46">Li-bat SOC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1%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15<text:span text:style-name="T18"/></text:p>
          </table:table-cell>
          <table:table-cell table:style-name="Tabela8.B113" office:value-type="string">
            <text:p text:style-name="P46">当前电压<text:span text:style-name="T18"/></text:p>
            <text:p text:style-name="P44"><text:span text:style-name="T18">Li-bat </text:span><text:span text:style-name="T18">voltage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.01V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16<text:span text:style-name="T18"/></text:p>
          </table:table-cell>
          <table:table-cell table:style-name="Tabela8.B113" office:value-type="string">
            <text:p text:style-name="P46">当前电流<text:span text:style-name="T18"/></text:p>
            <text:p text:style-name="P44"><text:span text:style-name="T18">Li-bat </text:span><text:span text:style-name="T18">current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1A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17<text:span text:style-name="T18"/></text:p>
          </table:table-cell>
          <table:table-cell table:style-name="Tabela8.B113" office:value-type="string">
            <text:p text:style-name="P46">当前温度<text:span text:style-name="T18"/></text:p>
            <text:p text:style-name="P46">Li-bat temperature 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.1C<text:span text:style-name="T18"/></text:p>
          </table:table-cell>
          <table:table-cell table:style-name="Tabela8.B1" office:value-type="string">
            <text:p text:style-name="P46">1000对应0度<text:span text:style-name="T4"> </text:span>1200表示20.0度<text:span text:style-name="T4"> </text:span>800表示<text:span text:style-name="T4"> </text:span>-20.0C</text:p>
            <text:p text:style-name="P46">1000 corresponds to 0 degrees<text:span text:style-name="T18"/></text:p>
            <text:p text:style-name="P46">1200 means 20.0 degrees<text:span text:style-name="T18"/></text:p>
            <text:p text:style-name="P46">800 means -20.0C<text:span text:style-name="T18"/></text:p>
          </table:table-cell>
        </table:table-row>
        <table:table-row table:style-name="Tabela8.2">
          <table:table-cell table:style-name="Tabela8.A1" office:value-type="string">
            <text:p text:style-name="P35">218<text:span text:style-name="T18"/></text:p>
          </table:table-cell>
          <table:table-cell table:style-name="Tabela8.B113" office:value-type="string">
            <text:p text:style-name="P44"><text:span text:style-name="T18">离网充电限流</text:span><text:span text:style-name="T22"> </text:span><text:span text:style-name="T18">最大值</text:span><text:span text:style-name="T22"> </text:span><text:span text:style-name="T18">Maximum charge current limit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1A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19<text:span text:style-name="T18"/></text:p>
          </table:table-cell>
          <table:table-cell table:style-name="Tabela8.B113" office:value-type="string">
            <text:p text:style-name="P46">离网放电限流<text:span text:style-name="T4"> </text:span>最大值</text:p>
            <text:p text:style-name="P46">Maximum discharge current limiting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20<text:span text:style-name="T18"/></text:p>
          </table:table-cell>
          <table:table-cell table:style-name="Tabela8.B113" office:value-type="string">
            <text:p text:style-name="P46">锂电池告警位<text:span text:style-name="T18"/></text:p>
            <text:p text:style-name="P44"><text:span text:style-name="T18">Lithium</text:span><text:span text:style-name="T18"> </text:span><text:span text:style-name="T18">battery alarm </text:span><text:span text:style-name="T18">flag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x0001<text:span text:style-name="T18"/></text:p>
          </table:table-cell>
        </table:table-row>
        <table:table-row table:style-name="Tabela8.2">
          <table:table-cell table:style-name="Tabela8.A1" office:value-type="string">
            <text:p text:style-name="P35">221<text:span text:style-name="T18"/></text:p>
          </table:table-cell>
          <table:table-cell table:style-name="Tabela8.B113" office:value-type="string">
            <text:p text:style-name="P46">锂电池故障位<text:span text:style-name="T18"/></text:p>
            <text:p text:style-name="P44"><text:span text:style-name="T18">Lithium battery fault </text:span><text:span text:style-name="T18">flag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<text:bookmark-start text:name="OLE_LINK54"/><text:bookmark-start text:name="OLE_LINK55"/><text:bookmark-start text:name="OLE_LINK56"/><text:bookmark-start text:name="OLE_LINK52"/><text:bookmark-start text:name="OLE_LINK59"/><text:bookmark-start text:name="OLE_LINK60"/><text:bookmark-start text:name="OLE_LINK48"/><text:bookmark-start text:name="OLE_LINK51"/><text:bookmark-start text:name="OLE_LINK53"/><text:bookmark-start text:name="OLE_LINK57"/><text:bookmark-start text:name="OLE_LINK47"/><text:bookmark-start text:name="OLE_LINK50"/><text:bookmark-start text:name="OLE_LINK58"/><text:bookmark-start text:name="OLE_LINK49"/>[0,65535]<text:bookmark-end text:name="OLE_LINK54"/><text:bookmark-end text:name="OLE_LINK55"/><text:bookmark-end text:name="OLE_LINK56"/><text:bookmark-end text:name="OLE_LINK52"/><text:bookmark-end text:name="OLE_LINK59"/><text:bookmark-end text:name="OLE_LINK60"/><text:bookmark-end text:name="OLE_LINK48"/><text:bookmark-end text:name="OLE_LINK51"/><text:bookmark-end text:name="OLE_LINK53"/><text:bookmark-end text:name="OLE_LINK57"/><text:bookmark-end text:name="OLE_LINK47"/><text:bookmark-end text:name="OLE_LINK50"/><text:bookmark-end text:name="OLE_LINK58"/><text:bookmark-end text:name="OLE_LINK49"/>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22<text:span text:style-name="T18"/></text:p>
          </table:table-cell>
          <table:table-cell table:style-name="Tabela8.B125" office:value-type="string">
            <text:p text:style-name="P46">锂电池标志2<text:span text:style-name="T18"/></text:p>
            <text:p text:style-name="P44"><text:span text:style-name="T18">Lithium battery </text:span><text:span text:style-name="T18">other flag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65535]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4"><text:span text:style-name="T18">B</text:span><text:span text:style-name="T18">it0 <text:s/>NULL</text:span></text:p>
            <text:p text:style-name="P44"><text:span text:style-name="T18">B</text:span><text:span text:style-name="T18">it1 <text:s/>电池1强冲标志</text:span><text:span text:style-name="T22"> </text:span><text:span text:style-name="T18">Force charge</text:span></text:p>
            <text:p text:style-name="P44"><text:span text:style-name="T18">B</text:span><text:span text:style-name="T18">it2 <text:s/>电池2强冲标志</text:span><text:span text:style-name="T22"> </text:span><text:span text:style-name="T18">Force charge</text:span></text:p>
            <text:p text:style-name="P44"><text:span text:style-name="T18">B</text:span><text:span text:style-name="T18">it</text:span><text:span text:style-name="T18">3</text:span><text:span text:style-name="T18"> <text:s/>电池休眠标志</text:span><text:span text:style-name="T22"> </text:span><text:span text:style-name="T18">Sleep</text:span></text:p>
            <text:p text:style-name="P44"><text:span text:style-name="T18">B</text:span><text:span text:style-name="T18">it8-15 drop Voltage when float</text:span></text:p>
            <text:p text:style-name="P46"/>
          </table:table-cell>
        </table:table-row>
        <table:table-row table:style-name="Tabela8.2">
          <table:table-cell table:style-name="Tabela8.A1" office:value-type="string">
            <text:p text:style-name="P35">223<text:span text:style-name="T18"/></text:p>
          </table:table-cell>
          <table:table-cell table:style-name="Tabela8.B125" office:value-type="string">
            <text:p text:style-name="P46">锂电池类型<text:span text:style-name="T18"/></text:p>
            <text:p text:style-name="P46">Lithium battery type<text:span text:style-name="T18"/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x0000 <text:s text:c="2"/>中兴派能<text:span text:style-name="T4"> </text:span>德朗能锂</text:p>
            <text:p text:style-name="P44"><text:span text:style-name="T18">PYLON</text:span><text:span text:style-name="T18"> <text:s text:c="2"/></text:span><text:span text:style-name="T18">SOLAX</text:span></text:p>
            <text:p text:style-name="P46">通用CAN协议<text:span text:style-name="T18"/></text:p>
            <text:p text:style-name="P46">0x0001 <text:s/>天邦达RS485modbus协议<text:span text:style-name="T18"/></text:p>
            <text:p text:style-name="P46"><text:soft-page-break/>0x0002 <text:s/>KOK协议<text:span text:style-name="T18"/></text:p>
            <text:p text:style-name="P44"><text:span text:style-name="T18">0x0003 <text:s/></text:span><text:span text:style-name="T18">keith</text:span></text:p>
            <text:p text:style-name="P46">0X0004 <text:s/>拓派协议<text:span text:style-name="T18"/></text:p>
            <text:p text:style-name="P46">0X0005 <text:s/>派能485协议<text:span text:style-name="T18"/></text:p>
            <text:p text:style-name="P46">0X0006 <text:s/>杰力斯485协议<text:span text:style-name="T18"/></text:p>
            <text:p text:style-name="P46">0X0007 <text:s/>欣旺达485协议<text:span text:style-name="T18"/></text:p>
            <text:p text:style-name="P46">0X0008 <text:s/>欣瑞能485协议<text:span text:style-name="T18"/></text:p>
            <text:p text:style-name="P46">0X0009 <text:s/>天邦达485协议<text:span text:style-name="T18"/></text:p>
            <text:p text:style-name="P46">0X000A <text:s/>晟高电气can协议<text:span text:style-name="T18"/></text:p>
            <text:p text:style-name="P46"/>
            <text:p text:style-name="P46"/>
          </table:table-cell>
        </table:table-row>
        <table:table-row table:style-name="Tabela8.2">
          <table:table-cell table:style-name="Tabela8.A1" office:value-type="string">
            <text:p text:style-name="P35">224<text:span text:style-name="T18"/></text:p>
          </table:table-cell>
          <table:table-cell table:style-name="Tabela8.B125" office:value-type="string">
            <text:p text:style-name="P46">锂电池SOH<text:span text:style-name="T18"/></text:p>
            <text:p text:style-name="P46">Lithium battery SOH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25<text:span text:style-name="T18"/></text:p>
          </table:table-cell>
          <table:table-cell table:style-name="Tabela8.B125" office:value-type="string">
            <text:p text:style-name="P44"><text:span text:style-name="T18">锂电池</text:span><text:span text:style-name="T18">软件</text:span><text:span text:style-name="T18">版本号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26<text:span text:style-name="T18"/></text:p>
          </table:table-cell>
          <table:table-cell table:style-name="Tabela8.B125" office:value-type="string">
            <text:p text:style-name="P46">电池额定AH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27<text:span text:style-name="T18"/></text:p>
          </table:table-cell>
          <table:table-cell table:style-name="Tabela8.B125" office:value-type="string">
            <text:p text:style-name="P44"><text:span text:style-name="T18">锂电池</text:span><text:span text:style-name="T18">硬件</text:span><text:span text:style-name="T18">版本号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28</text:p>
          </table:table-cell>
          <table:table-cell table:style-name="Tabela8.B125" office:value-type="string">
            <text:p text:style-name="P46">通讯板设置功能<text:span text:style-name="T18"/></text:p>
            <text:p text:style-name="P46">Comm board setting function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4"><text:span text:style-name="T18">B</text:span><text:span text:style-name="T18">it0-1 <text:s text:c="2"/>时间校时</text:span><text:span text:style-name="T22"> </text:span></text:p>
            <text:p text:style-name="P46"/>
            <text:p text:style-name="P44"><text:span text:style-name="T18">B</text:span><text:span text:style-name="T18">it2-3 <text:s text:c="2"/>beep <text:s text:c="4"/></text:span></text:p>
            <text:p text:style-name="P44"><text:span text:style-name="T18">B</text:span><text:span text:style-name="T18">it4-5 <text:s text:c="2"/>AM/PM <text:s text:c="3"/></text:span></text:p>
            <text:p text:style-name="P44"><text:span text:style-name="T18">B</text:span><text:span text:style-name="T18">it6-7 <text:s text:c="2"/>Auto dim </text:span></text:p>
            <text:p text:style-name="P46"/>
            <text:p text:style-name="P58"><text:span text:style-name="T28">B</text:span><text:span text:style-name="T28">it1</text:span><text:span text:style-name="T28">4</text:span><text:span text:style-name="T28">-1</text:span><text:span text:style-name="T28">5</text:span><text:span text:style-name="T28"> <text:s/></text:span><text:span text:style-name="T28">Allow_Remote</text:span><text:span text:style-name="T28">（11为使能，10为失能）</text:span></text:p>
            <text:p text:style-name="P64"/>
            <text:p text:style-name="P44"><text:span text:style-name="T18">-00无动作</text:span><text:span text:style-name="T22"> </text:span><text:span text:style-name="T18">no work</text:span></text:p>
            <text:p text:style-name="P44"><text:span text:style-name="T18">-01无动作</text:span><text:span text:style-name="T22"> </text:span><text:span text:style-name="T18">no work</text:span></text:p>
            <text:p text:style-name="P44"><text:span text:style-name="T18">-10失能</text:span><text:span text:style-name="T22"> </text:span><text:span text:style-name="T18">disable</text:span></text:p>
            <text:p text:style-name="P44"><text:span text:style-name="T18">-11使能</text:span><text:span text:style-name="T22"> </text:span><text:span text:style-name="T18">enable</text:span></text:p>
          </table:table-cell>
        </table:table-row>
        <table:table-row table:style-name="Tabela8.2">
          <table:table-cell table:style-name="Tabela8.A1" office:value-type="string">
            <text:p text:style-name="P35">229<text:span text:style-name="T18"/></text:p>
          </table:table-cell>
          <table:table-cell table:style-name="Tabela8.B125" office:value-type="string">
            <text:p text:style-name="P44"><text:span text:style-name="T18">电池</text:span><text:span text:style-name="T18">1</text:span><text:span text:style-name="T18">厂家</text:span></text:p>
            <text:p text:style-name="P46">Battery1 brand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65">//=====LV battery<text:span text:style-name="T29"/></text:p>
            <text:p text:style-name="P66"><text:span text:style-name="T29">#define</text:span><text:span text:style-name="T30"> HereYin </text:span><text:span text:style-name="T31">0</text:span></text:p>
            <text:p text:style-name="P66"><text:span text:style-name="T29">#define</text:span><text:span text:style-name="T30"> PYLON </text:span><text:span text:style-name="T31">1</text:span></text:p>
            <text:p text:style-name="P66"><text:span text:style-name="T29">#define</text:span><text:span text:style-name="T30"> SOLAX </text:span><text:span text:style-name="T31">2</text:span></text:p>
            <text:p text:style-name="P66"><text:span text:style-name="T29">#define</text:span><text:span text:style-name="T30"> DYNESS_L </text:span><text:span text:style-name="T31">3</text:span></text:p>
            <text:p text:style-name="P66"><text:span text:style-name="T29">#define</text:span><text:span text:style-name="T30"> CCGX </text:span><text:span text:style-name="T31">4</text:span></text:p>
            <text:p text:style-name="P66"><text:span text:style-name="T29">#define</text:span><text:span text:style-name="T30"> Alpha_ESS </text:span><text:span text:style-name="T31">5</text:span></text:p>
            <text:p text:style-name="P66"><text:span text:style-name="T29">#define</text:span><text:span text:style-name="T30"> SUNGO_CAN </text:span><text:span text:style-name="T31">6</text:span></text:p>
            <text:p text:style-name="P66"><text:span text:style-name="T29">#define</text:span><text:span text:style-name="T30"> VISION_CAN </text:span><text:span text:style-name="T31">7</text:span></text:p>
            <text:p text:style-name="P66"><text:span text:style-name="T29">#define</text:span><text:span text:style-name="T30"> WATTSONIC_CAN </text:span><text:span text:style-name="T31">8</text:span></text:p>
            <text:p text:style-name="P66"><text:span text:style-name="T29">#define</text:span><text:span text:style-name="T30"> KUNLAN </text:span><text:span text:style-name="T31">9</text:span></text:p>
            <text:p text:style-name="P66"><text:span text:style-name="T29">#define</text:span><text:span text:style-name="T30"> GSEnergy </text:span><text:span text:style-name="T31">10</text:span></text:p>
            <text:p text:style-name="P66"><text:span text:style-name="T29">#define</text:span><text:span text:style-name="T30"> GS_HUB </text:span><text:span text:style-name="T31">11</text:span></text:p>
            <text:p text:style-name="P66"><text:span text:style-name="T29">#define</text:span><text:span text:style-name="T30"> BYD_LV </text:span><text:span text:style-name="T31">12</text:span></text:p>
            <text:p text:style-name="P66"><text:soft-page-break/><text:span text:style-name="T29">#define</text:span><text:span text:style-name="T30"> AOBO </text:span><text:span text:style-name="T31">13</text:span></text:p>
            <text:p text:style-name="P66"><text:span text:style-name="T29">#define</text:span><text:span text:style-name="T30"> DEYE </text:span><text:span text:style-name="T31">14</text:span></text:p>
            <text:p text:style-name="P66"><text:span text:style-name="T29">#define</text:span><text:span text:style-name="T30"> CFE </text:span><text:span text:style-name="T31">15</text:span></text:p>
            <text:p text:style-name="P66"><text:span text:style-name="T29">#define</text:span><text:span text:style-name="T30"> DMEGC </text:span><text:span text:style-name="T31">16</text:span><text:span text:style-name="T32"> </text:span></text:p>
            <text:p text:style-name="P66"><text:span text:style-name="T29">#define</text:span><text:span text:style-name="T30"> UZENERGY </text:span><text:span text:style-name="T31">17</text:span></text:p>
            <text:p text:style-name="P66"><text:span text:style-name="T29">#define</text:span><text:span text:style-name="T30"> GROWATT </text:span><text:span text:style-name="T31">18</text:span></text:p>
            <text:p text:style-name="P65">//=====HV battery<text:span text:style-name="T29"/></text:p>
            <text:p text:style-name="P67"><text:span text:style-name="T29">#define</text:span><text:span text:style-name="T30"> </text:span><text:span text:style-name="T33">Bat_PYLON_HV</text:span><text:span text:style-name="T30"> </text:span><text:span text:style-name="T31">0x01</text:span></text:p>
            <text:p text:style-name="P67"><text:span text:style-name="T29">#define</text:span><text:span text:style-name="T30"> </text:span><text:span text:style-name="T33">Bat_DynessHV_HV</text:span><text:span text:style-name="T30"> </text:span><text:span text:style-name="T31">0x02</text:span></text:p>
            <text:p text:style-name="P67"><text:span text:style-name="T29">#define</text:span><text:span text:style-name="T30"> </text:span><text:span text:style-name="T33">Bat_UZENERGY_HV</text:span><text:span text:style-name="T30"> </text:span><text:span text:style-name="T31">0x03</text:span></text:p>
            <text:p text:style-name="P67"><text:span text:style-name="T29">#define</text:span><text:span text:style-name="T30"> </text:span><text:span text:style-name="T33">Bat_SOLAX_HV</text:span><text:span text:style-name="T30"> </text:span><text:span text:style-name="T31">0x04</text:span></text:p>
            <text:p text:style-name="P67"><text:span text:style-name="T29">#define</text:span><text:span text:style-name="T30"> </text:span><text:span text:style-name="T33">Bat_Deye_HV</text:span><text:span text:style-name="T30"> </text:span><text:span text:style-name="T31">0x05</text:span></text:p>
            <text:p text:style-name="P67"><text:span text:style-name="T29">#define</text:span><text:span text:style-name="T30"> </text:span><text:span text:style-name="T33">Bat_BYD_HV</text:span><text:span text:style-name="T30"> </text:span><text:span text:style-name="T31">0x06</text:span></text:p>
            <text:p text:style-name="P67"><text:span text:style-name="T29">#define</text:span><text:span text:style-name="T30"> </text:span><text:span text:style-name="T33">Bat_JINKOBSS_HV</text:span><text:span text:style-name="T30"> </text:span><text:span text:style-name="T31">0x07</text:span></text:p>
            <text:p text:style-name="P67"><text:span text:style-name="T29">#define</text:span><text:span text:style-name="T30"> </text:span><text:span text:style-name="T33">Bat_Greenway_HV</text:span><text:span text:style-name="T30"> </text:span><text:span text:style-name="T31">0x08</text:span></text:p>
            <text:p text:style-name="P67"><text:span text:style-name="T29">#define</text:span><text:span text:style-name="T30"> </text:span><text:span text:style-name="T33">Bat_WTS_HV</text:span><text:span text:style-name="T30"> </text:span><text:span text:style-name="T31">0x09</text:span></text:p>
            <text:p text:style-name="P67"><text:span text:style-name="T29">#define</text:span><text:span text:style-name="T30"> </text:span><text:span text:style-name="T33">Bat_FNSPOWER_HV</text:span><text:span text:style-name="T30"> </text:span><text:span text:style-name="T31">0x0A</text:span></text:p>
            <text:p text:style-name="P67"><text:span text:style-name="T29">#define</text:span><text:span text:style-name="T30"> </text:span><text:span text:style-name="T33">Bat_SHOTOPOWER_HV</text:span><text:span text:style-name="T30"> </text:span><text:span text:style-name="T31">0x0B</text:span></text:p>
            <text:p text:style-name="P67"><text:span text:style-name="T29">#define</text:span><text:span text:style-name="T30"> </text:span><text:span text:style-name="T33">Bat_DOWELL_HV</text:span><text:span text:style-name="T30"> </text:span><text:span text:style-name="T31">0x0C</text:span></text:p>
            <text:p text:style-name="P67"><text:span text:style-name="T29">#define</text:span><text:span text:style-name="T30"> </text:span><text:span text:style-name="T33">Bat_WECO_HV</text:span><text:span text:style-name="T30"> </text:span><text:span text:style-name="T31">0x0D</text:span></text:p>
            <text:p text:style-name="P67"><text:span text:style-name="T29">#define</text:span><text:span text:style-name="T30"> </text:span><text:span text:style-name="T33">Bat_ZRGP_HV</text:span><text:span text:style-name="T30"> </text:span><text:span text:style-name="T31">0x0E</text:span></text:p>
            <text:p text:style-name="P67"><text:span text:style-name="T29">#define</text:span><text:span text:style-name="T30"> </text:span><text:span text:style-name="T33">Bat_CFE_HV</text:span><text:span text:style-name="T30"> </text:span><text:span text:style-name="T31">0x0F</text:span></text:p>
            <text:p text:style-name="P67"><text:span text:style-name="T29">#define</text:span><text:span text:style-name="T30"> </text:span><text:span text:style-name="T33">Bat_SUNWODA_HV</text:span><text:span text:style-name="T30"> </text:span><text:span text:style-name="T31">0x10</text:span></text:p>
            <text:p text:style-name="P67"><text:span text:style-name="T29">#define</text:span><text:span text:style-name="T30"> </text:span><text:span text:style-name="T33">Bat_GENIX_HV</text:span><text:span text:style-name="T30"> </text:span><text:span text:style-name="T31">0x11</text:span></text:p>
            <text:p text:style-name="P67"><text:span text:style-name="T29">#define</text:span><text:span text:style-name="T30"> </text:span><text:span text:style-name="T33">Bat_THANKSUN_HV</text:span><text:span text:style-name="T30"> </text:span><text:span text:style-name="T31">0x12</text:span></text:p>
            <text:p text:style-name="P67"><text:span text:style-name="T29">#define</text:span><text:span text:style-name="T30"> </text:span><text:span text:style-name="T33">Bat_TURBO_HV</text:span><text:span text:style-name="T30"> </text:span><text:span text:style-name="T31">0x13</text:span></text:p>
            <text:p text:style-name="P67"><text:span text:style-name="T29">#define</text:span><text:span text:style-name="T30"> </text:span><text:span text:style-name="T33">Bat_ENOVANCE_HV</text:span><text:span text:style-name="T30"> </text:span><text:span text:style-name="T31">0x14</text:span></text:p>
            <text:p text:style-name="P67"><text:span text:style-name="T29">#define</text:span><text:span text:style-name="T30"> </text:span><text:span text:style-name="T33">Bat_MLS_HV</text:span><text:span text:style-name="T30"> </text:span><text:span text:style-name="T31">0x15</text:span></text:p>
            <text:p text:style-name="P67"><text:span text:style-name="T29">#define</text:span><text:span text:style-name="T30"> </text:span><text:span text:style-name="T33">Bat_LDV_HV</text:span><text:span text:style-name="T30"> </text:span><text:span text:style-name="T31">0x16</text:span></text:p>
            <text:p text:style-name="P67"><text:span text:style-name="T29">#define</text:span><text:span text:style-name="T30"> </text:span><text:span text:style-name="T33">Bat_VW_HV</text:span><text:span text:style-name="T30"> </text:span><text:span text:style-name="T31">0x17</text:span></text:p>
            <text:p text:style-name="P67"><text:span text:style-name="T29">#define</text:span><text:span text:style-name="T30"> </text:span><text:span text:style-name="T33">Bat_CSE_HV</text:span><text:span text:style-name="T30"> </text:span><text:span text:style-name="T31">0x18</text:span></text:p>
            <text:p text:style-name="P67"><text:span text:style-name="T29">#define</text:span><text:span text:style-name="T30"> </text:span><text:span text:style-name="T33">Bat_HUAFON_HV</text:span><text:span text:style-name="T30"> </text:span><text:span text:style-name="T31">0x19</text:span></text:p>
            <text:p text:style-name="P67"><text:span text:style-name="T29">#define</text:span><text:span text:style-name="T30"> </text:span><text:span text:style-name="T33">Bat_OMLIKA_HV</text:span><text:span text:style-name="T30"> </text:span><text:span text:style-name="T31">0x1A</text:span></text:p>
            <text:p text:style-name="P68"/>
          </table:table-cell>
        </table:table-row>
        <table:table-row table:style-name="Tabela8.2">
          <table:table-cell table:style-name="Tabela8.A1" office:value-type="string">
            <text:p text:style-name="P35">230<text:span text:style-name="T18"/></text:p>
          </table:table-cell>
          <table:table-cell table:style-name="Tabela8.B125" office:value-type="string">
            <text:p text:style-name="P44"><text:span text:style-name="T18">电池</text:span><text:span text:style-name="T18">2</text:span><text:span text:style-name="T18">厂家</text:span></text:p>
            <text:p text:style-name="P46">Battery2 brand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65">//=====No LV battery<text:span text:style-name="T29"/></text:p>
            <text:p text:style-name="P65">//=====HV battery<text:span text:style-name="T29"/></text:p>
            <text:p text:style-name="P67"><text:span text:style-name="T29">#define</text:span><text:span text:style-name="T30"> </text:span><text:span text:style-name="T33">Bat_PYLON_HV</text:span><text:span text:style-name="T30"> </text:span><text:span text:style-name="T31">0x01</text:span></text:p>
            <text:p text:style-name="P67"><text:span text:style-name="T29">#define</text:span><text:span text:style-name="T30"> </text:span><text:span text:style-name="T33">Bat_DynessHV_HV</text:span><text:span text:style-name="T30"> </text:span><text:span text:style-name="T31">0x02</text:span></text:p>
            <text:p text:style-name="P67"><text:span text:style-name="T29">#define</text:span><text:span text:style-name="T30"> </text:span><text:span text:style-name="T33">Bat_UZENERGY_HV</text:span><text:span text:style-name="T30"> </text:span><text:span text:style-name="T31">0x03</text:span></text:p>
            <text:p text:style-name="P67"><text:span text:style-name="T29">#define</text:span><text:span text:style-name="T30"> </text:span><text:span text:style-name="T33">Bat_SOLAX_HV</text:span><text:span text:style-name="T30"> </text:span><text:span text:style-name="T31">0x04</text:span></text:p>
            <text:p text:style-name="P67"><text:span text:style-name="T29">#define</text:span><text:span text:style-name="T30"> </text:span><text:span text:style-name="T33">Bat_Deye_HV</text:span><text:span text:style-name="T30"> </text:span><text:span text:style-name="T31">0x05</text:span></text:p>
            <text:p text:style-name="P67"><text:span text:style-name="T29">#define</text:span><text:span text:style-name="T30"> </text:span><text:span text:style-name="T33">Bat_BYD_HV</text:span><text:span text:style-name="T30"> </text:span><text:span text:style-name="T31">0x06</text:span></text:p>
            <text:p text:style-name="P67"><text:span text:style-name="T29">#define</text:span><text:span text:style-name="T30"> </text:span><text:span text:style-name="T33">Bat_JINKOBSS_HV</text:span><text:span text:style-name="T30"> </text:span><text:span text:style-name="T31">0x07</text:span></text:p>
            <text:p text:style-name="P67"><text:soft-page-break/><text:span text:style-name="T29">#define</text:span><text:span text:style-name="T30"> </text:span><text:span text:style-name="T33">Bat_Greenway_HV</text:span><text:span text:style-name="T30"> </text:span><text:span text:style-name="T31">0x08</text:span></text:p>
            <text:p text:style-name="P67"><text:span text:style-name="T29">#define</text:span><text:span text:style-name="T30"> </text:span><text:span text:style-name="T33">Bat_WTS_HV</text:span><text:span text:style-name="T30"> </text:span><text:span text:style-name="T31">0x09</text:span></text:p>
            <text:p text:style-name="P67"><text:span text:style-name="T29">#define</text:span><text:span text:style-name="T30"> </text:span><text:span text:style-name="T33">Bat_FNSPOWER_HV</text:span><text:span text:style-name="T30"> </text:span><text:span text:style-name="T31">0x0A</text:span></text:p>
            <text:p text:style-name="P67"><text:span text:style-name="T29">#define</text:span><text:span text:style-name="T30"> </text:span><text:span text:style-name="T33">Bat_SHOTOPOWER_HV</text:span><text:span text:style-name="T30"> </text:span><text:span text:style-name="T31">0x0B</text:span></text:p>
            <text:p text:style-name="P67"><text:span text:style-name="T29">#define</text:span><text:span text:style-name="T30"> </text:span><text:span text:style-name="T33">Bat_DOWELL_HV</text:span><text:span text:style-name="T30"> </text:span><text:span text:style-name="T31">0x0C</text:span></text:p>
            <text:p text:style-name="P67"><text:span text:style-name="T29">#define</text:span><text:span text:style-name="T30"> </text:span><text:span text:style-name="T33">Bat_WECO_HV</text:span><text:span text:style-name="T30"> </text:span><text:span text:style-name="T31">0x0D</text:span></text:p>
            <text:p text:style-name="P67"><text:span text:style-name="T29">#define</text:span><text:span text:style-name="T30"> </text:span><text:span text:style-name="T33">Bat_ZRGP_HV</text:span><text:span text:style-name="T30"> </text:span><text:span text:style-name="T31">0x0E</text:span></text:p>
            <text:p text:style-name="P67"><text:span text:style-name="T29">#define</text:span><text:span text:style-name="T30"> </text:span><text:span text:style-name="T33">Bat_CFE_HV</text:span><text:span text:style-name="T30"> </text:span><text:span text:style-name="T31">0x0F</text:span></text:p>
            <text:p text:style-name="P67"><text:span text:style-name="T29">#define</text:span><text:span text:style-name="T30"> </text:span><text:span text:style-name="T33">Bat_SUNWODA_HV</text:span><text:span text:style-name="T30"> </text:span><text:span text:style-name="T31">0x10</text:span></text:p>
            <text:p text:style-name="P67"><text:span text:style-name="T29">#define</text:span><text:span text:style-name="T30"> </text:span><text:span text:style-name="T33">Bat_GENIX_HV</text:span><text:span text:style-name="T30"> </text:span><text:span text:style-name="T31">0x11</text:span></text:p>
            <text:p text:style-name="P67"><text:span text:style-name="T29">#define</text:span><text:span text:style-name="T30"> </text:span><text:span text:style-name="T33">Bat_THANKSUN_HV</text:span><text:span text:style-name="T30"> </text:span><text:span text:style-name="T31">0x12</text:span></text:p>
            <text:p text:style-name="P67"><text:span text:style-name="T29">#define</text:span><text:span text:style-name="T30"> </text:span><text:span text:style-name="T33">Bat_TURBO_HV</text:span><text:span text:style-name="T30"> </text:span><text:span text:style-name="T31">0x13</text:span></text:p>
            <text:p text:style-name="P67"><text:span text:style-name="T29">#define</text:span><text:span text:style-name="T30"> </text:span><text:span text:style-name="T33">Bat_ENOVANCE_HV</text:span><text:span text:style-name="T30"> </text:span><text:span text:style-name="T31">0x14</text:span></text:p>
            <text:p text:style-name="P67"><text:span text:style-name="T29">#define</text:span><text:span text:style-name="T30"> </text:span><text:span text:style-name="T33">Bat_MLS_HV</text:span><text:span text:style-name="T30"> </text:span><text:span text:style-name="T31">0x15</text:span></text:p>
            <text:p text:style-name="P67"><text:span text:style-name="T29">#define</text:span><text:span text:style-name="T30"> </text:span><text:span text:style-name="T33">Bat_LDV_HV</text:span><text:span text:style-name="T30"> </text:span><text:span text:style-name="T31">0x16</text:span></text:p>
            <text:p text:style-name="P67"><text:span text:style-name="T29">#define</text:span><text:span text:style-name="T30"> </text:span><text:span text:style-name="T33">Bat_VW_HV</text:span><text:span text:style-name="T30"> </text:span><text:span text:style-name="T31">0x17</text:span></text:p>
            <text:p text:style-name="P67"><text:span text:style-name="T29">#define</text:span><text:span text:style-name="T30"> </text:span><text:span text:style-name="T33">Bat_CSE_HV</text:span><text:span text:style-name="T30"> </text:span><text:span text:style-name="T31">0x18</text:span></text:p>
            <text:p text:style-name="P67"><text:span text:style-name="T29">#define</text:span><text:span text:style-name="T30"> </text:span><text:span text:style-name="T33">Bat_HUAFON_HV</text:span><text:span text:style-name="T30"> </text:span><text:span text:style-name="T31">0x19</text:span></text:p>
            <text:p text:style-name="P67"><text:span text:style-name="T29">#define</text:span><text:span text:style-name="T30"> </text:span><text:span text:style-name="T33">Bat_OMLIKA_HV</text:span><text:span text:style-name="T30"> </text:span><text:span text:style-name="T31">0x1A</text:span></text:p>
            <text:p text:style-name="P69"/>
            <text:p text:style-name="P69"/>
            <text:p text:style-name="P68"/>
          </table:table-cell>
        </table:table-row>
        <table:table-row table:style-name="Tabela8.2">
          <table:table-cell table:style-name="Tabela8.A1" office:value-type="string">
            <text:p text:style-name="P35">231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32<text:span text:style-name="T18"/></text:p>
          </table:table-cell>
          <table:table-cell table:style-name="Tabela8.B1" office:value-type="string">
            <text:p text:style-name="P46">CT start Selfcheck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：selfcheck end<text:span text:style-name="T18"/></text:p>
            <text:p text:style-name="P46">1：start selfcheck<text:span text:style-name="T18"/></text:p>
            <text:p text:style-name="P46">2：Clear check FG<text:span text:style-name="T18"/></text:p>
          </table:table-cell>
        </table:table-row>
        <table:table-row table:style-name="Tabela8.2">
          <table:table-cell table:style-name="Tabela8.A1" office:value-type="string">
            <text:p text:style-name="P35">233<text:span text:style-name="T18"/></text:p>
          </table:table-cell>
          <table:table-cell table:style-name="Tabela8.B1" office:value-type="string">
            <text:p text:style-name="P46">Max Inport power <text:span text:style-name="T18"/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46">[0,65535]<text:span text:style-name="T18"/></text:p>
          </table:table-cell>
          <table:table-cell table:style-name="Tabela8.B1" office:value-type="string">
            <text:p text:style-name="P44"><text:span text:style-name="T18">10</text:span><text:span text:style-name="T18">W</text:span></text:p>
          </table:table-cell>
          <table:table-cell table:style-name="Tabela8.B1" office:value-type="string">
            <text:p text:style-name="P46">MAX input AC power<text:span text:style-name="T18"/></text:p>
          </table:table-cell>
        </table:table-row>
        <table:table-row table:style-name="Tabela8.2">
          <table:table-cell table:style-name="Tabela8.A1" office:value-type="string">
            <text:p text:style-name="P35">234<text:span text:style-name="T18"/></text:p>
          </table:table-cell>
          <table:table-cell table:style-name="Tabela8.B1" office:value-type="string">
            <text:p text:style-name="P46">AC Couple enable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4"><text:span text:style-name="T18">0</text:span><text:span text:style-name="T18"> disable 1 enable</text:span></text:p>
          </table:table-cell>
        </table:table-row>
        <table:table-row table:style-name="Tabela8.2">
          <table:table-cell table:style-name="Tabela8.A1" office:value-type="string">
            <text:p text:style-name="P35">235<text:span text:style-name="T18"/></text:p>
          </table:table-cell>
          <table:table-cell table:style-name="Tabela8.B1" office:value-type="string">
            <text:p text:style-name="P70">Track Grid-Phase<text:span text:style-name="T18"/></text:p>
          </table:table-cell>
          <table:table-cell table:style-name="Tabela8.B1" office:value-type="string">
            <text:p text:style-name="P44"><text:span text:style-name="T34">R</text:span><text:span text:style-name="T34">/W</text:span></text:p>
          </table:table-cell>
          <table:table-cell table:style-name="Tabela8.B1" office:value-type="string">
            <text:p text:style-name="P44"><text:span text:style-name="T18">[</text:span><text:span text:style-name="T18">0,1]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70">0 disable <text:s/>default value<text:span text:style-name="T18"/></text:p>
            <text:p text:style-name="P70">1 enable<text:span text:style-name="T18"/></text:p>
          </table:table-cell>
        </table:table-row>
        <table:table-row table:style-name="Tabela8.2">
          <table:table-cell table:style-name="Tabela8.A1" office:value-type="string">
            <text:p text:style-name="P35">236<text:span text:style-name="T18"/></text:p>
          </table:table-cell>
          <table:table-cell table:style-name="Tabela8.B1" office:value-type="string">
            <text:p text:style-name="P70">IT_SYSTEM<text:span text:style-name="T18"/></text:p>
          </table:table-cell>
          <table:table-cell table:style-name="Tabela8.B1" office:value-type="string">
            <text:p text:style-name="P44"><text:span text:style-name="T34">R</text:span><text:span text:style-name="T34">/W</text:span></text:p>
          </table:table-cell>
          <table:table-cell table:style-name="Tabela8.B1" office:value-type="string">
            <text:p text:style-name="P44"><text:span text:style-name="T18">[</text:span><text:span text:style-name="T18">0,1]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37<text:span text:style-name="T18"/></text:p>
          </table:table-cell>
          <table:table-cell table:style-name="Tabela8.B1" office:value-type="string">
            <text:p text:style-name="P44"><text:span text:style-name="T18">A</text:span><text:span text:style-name="T18">ctive unbalance load</text:span></text:p>
          </table:table-cell>
          <table:table-cell table:style-name="Tabela8.B1" office:value-type="string">
            <text:p text:style-name="P44"><text:span text:style-name="T34">R</text:span><text:span text:style-name="T34">/W</text:span></text:p>
          </table:table-cell>
          <table:table-cell table:style-name="Tabela8.B1" office:value-type="string">
            <text:p text:style-name="P44"><text:span text:style-name="T18">[</text:span><text:span text:style-name="T18">0,1]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38<text:span text:style-name="T18"/></text:p>
          </table:table-cell>
          <table:table-cell table:style-name="Tabela8.B1" office:value-type="string">
            <text:p text:style-name="P46">unbalance power trip<text:span text:style-name="T18"/></text:p>
          </table:table-cell>
          <table:table-cell table:style-name="Tabela8.B1" office:value-type="string">
            <text:p text:style-name="P44"><text:span text:style-name="T34">R</text:span><text:span text:style-name="T34">/W</text:span></text:p>
          </table:table-cell>
          <table:table-cell table:style-name="Tabela8.B1" office:value-type="string">
            <text:p text:style-name="P44"><text:span text:style-name="T18">[</text:span><text:span text:style-name="T18">0,65535]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142">
          <table:table-cell table:style-name="Tabela8.A1" office:value-type="string">
            <text:p text:style-name="P71">239<text:span text:style-name="T35"/></text:p>
          </table:table-cell>
          <table:table-cell table:style-name="Tabela8.B1" office:value-type="string">
            <text:p text:style-name="P72">测试模式下步骤设置<text:span text:style-name="T35"/></text:p>
          </table:table-cell>
          <table:table-cell table:style-name="Tabela8.B1" office:value-type="string">
            <text:p text:style-name="P46">R/W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Test_State<text:span text:style-name="T18"/></text:p>
          </table:table-cell>
        </table:table-row>
        <table:table-row table:style-name="Tabela8.2">
          <table:table-cell table:style-name="Tabela8.A1" office:value-type="string">
            <text:p text:style-name="P35">240<text:span text:style-name="T18"/></text:p>
          </table:table-cell>
          <table:table-cell table:style-name="Tabela8.B1" office:value-type="string">
            <text:p text:style-name="P72">进入厂内初测程序<text:span text:style-name="T35"/></text:p>
          </table:table-cell>
          <table:table-cell table:style-name="Tabela8.B1" office:value-type="string">
            <text:p text:style-name="P58"><text:span text:style-name="T23">R</text:span><text:span text:style-name="T23">/W</text:span></text:p>
          </table:table-cell>
          <table:table-cell table:style-name="Tabela8.B1" office:value-type="string">
            <text:p text:style-name="P73"/>
          </table:table-cell>
          <table:table-cell table:style-name="Tabela8.B1" office:value-type="string">
            <text:p text:style-name="P73"/>
          </table:table-cell>
          <table:table-cell table:style-name="Tabela8.B1" office:value-type="string">
            <text:p text:style-name="P74">=12345 进入<text:span text:style-name="T23"/></text:p>
          </table:table-cell>
        </table:table-row>
        <table:table-row table:style-name="Tabela8.2">
          <table:table-cell table:style-name="Tabela8.A1" office:value-type="string">
            <text:p text:style-name="P35">241</text:p>
          </table:table-cell>
          <table:table-cell table:style-name="Tabela8.B125" office:value-type="string">
            <text:p text:style-name="P46">锂电池2充电电压<text:span text:style-name="T18"/></text:p>
            <text:p text:style-name="P44"><text:span text:style-name="T18">Li-bat2 </text:span><text:span text:style-name="T18">charging voltage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42<text:span text:style-name="T18"/></text:p>
          </table:table-cell>
          <table:table-cell table:style-name="Tabela8.B125" office:value-type="string">
            <text:p text:style-name="P46">锂电池2放电电压<text:span text:style-name="T18"/></text:p>
            <text:p text:style-name="P44"><text:span text:style-name="T18">Li-bat2 dis</text:span><text:span text:style-name="T18">charging voltage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57"><text:span text:style-name="T18">2</text:span><text:span text:style-name="T18">43</text:span></text:p>
          </table:table-cell>
          <table:table-cell table:style-name="Tabela8.B125" office:value-type="string">
            <text:p text:style-name="P46">充电限流<text:span text:style-name="T18"/></text:p>
            <text:p text:style-name="P46">charging current limit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57"><text:span text:style-name="T18">2</text:span><text:span text:style-name="T18">44</text:span></text:p>
          </table:table-cell>
          <table:table-cell table:style-name="Tabela8.B125" office:value-type="string">
            <text:p text:style-name="P46">放电限流<text:span text:style-name="T18"/></text:p>
            <text:p text:style-name="P44"><text:span text:style-name="T18">Discharge current limi</text:span><text:span text:style-name="T18">t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ext:soft-page-break/>
        <table:table-row table:style-name="Tabela8.2">
          <table:table-cell table:style-name="Tabela8.A1" office:value-type="string">
            <text:p text:style-name="P57"><text:span text:style-name="T18">2</text:span><text:span text:style-name="T18">45</text:span></text:p>
          </table:table-cell>
          <table:table-cell table:style-name="Tabela8.B125" office:value-type="string">
            <text:p text:style-name="P46">当前电量<text:span text:style-name="T18"/></text:p>
            <text:p text:style-name="P46">Li-bat2 SOC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57"><text:span text:style-name="T18">2</text:span><text:span text:style-name="T18">46</text:span></text:p>
          </table:table-cell>
          <table:table-cell table:style-name="Tabela8.B125" office:value-type="string">
            <text:p text:style-name="P46">当前电压<text:span text:style-name="T18"/></text:p>
            <text:p text:style-name="P44"><text:span text:style-name="T18">Li-bat2 </text:span><text:span text:style-name="T18">voltage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57"><text:span text:style-name="T18">2</text:span><text:span text:style-name="T18">47</text:span></text:p>
          </table:table-cell>
          <table:table-cell table:style-name="Tabela8.B125" office:value-type="string">
            <text:p text:style-name="P46">当前电流<text:span text:style-name="T18"/></text:p>
            <text:p text:style-name="P44"><text:span text:style-name="T18">Li-bat2 </text:span><text:span text:style-name="T18">current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57"><text:span text:style-name="T18">2</text:span><text:span text:style-name="T18">48</text:span></text:p>
          </table:table-cell>
          <table:table-cell table:style-name="Tabela8.B125" office:value-type="string">
            <text:p text:style-name="P46">当前温度<text:span text:style-name="T18"/></text:p>
            <text:p text:style-name="P46">Li-bat2 temperature 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49<text:span text:style-name="T18"/></text:p>
          </table:table-cell>
          <table:table-cell table:style-name="Tabela8.B125" office:value-type="string">
            <text:p text:style-name="P44"><text:span text:style-name="T18">离网充电限流</text:span><text:span text:style-name="T22"> </text:span><text:span text:style-name="T18">最大值</text:span><text:span text:style-name="T22"> </text:span><text:span text:style-name="T18">Max charge current limit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50<text:span text:style-name="T18"/></text:p>
          </table:table-cell>
          <table:table-cell table:style-name="Tabela8.B125" office:value-type="string">
            <text:p text:style-name="P46">离网放电限流<text:span text:style-name="T4"> </text:span>最大值</text:p>
            <text:p text:style-name="P44"><text:span text:style-name="T18">Ma</text:span><text:span text:style-name="T18">x</text:span><text:span text:style-name="T18"> discharge current limit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51<text:span text:style-name="T18"/></text:p>
          </table:table-cell>
          <table:table-cell table:style-name="Tabela8.B125" office:value-type="string">
            <text:p text:style-name="P46">锂电池2告警位<text:span text:style-name="T18"/></text:p>
            <text:p text:style-name="P44"><text:span text:style-name="T18">Li</text:span><text:span text:style-name="T18">-</text:span><text:span text:style-name="T18">bat</text:span><text:span text:style-name="T18">2 </text:span><text:span text:style-name="T18">alarm </text:span><text:span text:style-name="T18">flag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52<text:span text:style-name="T18"/></text:p>
          </table:table-cell>
          <table:table-cell table:style-name="Tabela8.B125" office:value-type="string">
            <text:p text:style-name="P46">锂电池2故障位<text:span text:style-name="T18"/></text:p>
            <text:p text:style-name="P44"><text:span text:style-name="T18">L</text:span><text:span text:style-name="T18">i-</text:span><text:span text:style-name="T18">bat</text:span><text:span text:style-name="T18">2</text:span><text:span text:style-name="T18"> fault </text:span><text:span text:style-name="T18">flag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53<text:span text:style-name="T18"/></text:p>
          </table:table-cell>
          <table:table-cell table:style-name="Tabela8.B125" office:value-type="string">
            <text:p text:style-name="P46">锂电池标志2<text:span text:style-name="T18"/></text:p>
            <text:p text:style-name="P44"><text:span text:style-name="T18">Lithium battery </text:span><text:span text:style-name="T18">other flag</text:span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0,65535]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4"><text:span text:style-name="T18">B</text:span><text:span text:style-name="T18">it0 <text:s/>NULL</text:span></text:p>
            <text:p text:style-name="P44"><text:span text:style-name="T18">B</text:span><text:span text:style-name="T18">it1 <text:s/>电池1强冲标志</text:span><text:span text:style-name="T22"> </text:span><text:span text:style-name="T18">Force charge</text:span></text:p>
            <text:p text:style-name="P44"><text:span text:style-name="T18">B</text:span><text:span text:style-name="T18">it2 <text:s/>电池2强冲标志</text:span><text:span text:style-name="T22"> </text:span><text:span text:style-name="T18">Force charge</text:span></text:p>
            <text:p text:style-name="P44"><text:span text:style-name="T18">B</text:span><text:span text:style-name="T18">it</text:span><text:span text:style-name="T18">3</text:span><text:span text:style-name="T18"> <text:s/>电池2休眠标志</text:span><text:span text:style-name="T22"> </text:span><text:span text:style-name="T18">Sleep</text:span></text:p>
            <text:p text:style-name="P46"/>
          </table:table-cell>
        </table:table-row>
        <table:table-row table:style-name="Tabela8.2">
          <table:table-cell table:style-name="Tabela8.A1" office:value-type="string">
            <text:p text:style-name="P35">254<text:span text:style-name="T18"/></text:p>
          </table:table-cell>
          <table:table-cell table:style-name="Tabela8.B125" office:value-type="string">
            <text:p text:style-name="P46">锂电池2电池类型<text:span text:style-name="T18"/></text:p>
            <text:p text:style-name="P44"><text:span text:style-name="T18">Lithium battery2 </text:span><text:span text:style-name="T18">type</text:span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55<text:span text:style-name="T18"/></text:p>
          </table:table-cell>
          <table:table-cell table:style-name="Tabela8.B125" office:value-type="string">
            <text:p text:style-name="P44"><text:span text:style-name="T18">锂电池2</text:span><text:span text:style-name="T18"> </text:span><text:span text:style-name="T18">SOH</text:span></text:p>
            <text:p text:style-name="P46">Lithium battery2 SOH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56<text:span text:style-name="T18"/></text:p>
          </table:table-cell>
          <table:table-cell table:style-name="Tabela8.B125" office:value-type="string">
            <text:p text:style-name="P46">锂电池2软件版本号<text:span text:style-name="T18"/></text:p>
            <text:p text:style-name="P46">Lithium battery2 Version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57<text:span text:style-name="T18"/></text:p>
          </table:table-cell>
          <table:table-cell table:style-name="Tabela8.B125" office:value-type="string">
            <text:p text:style-name="P46">锂电池2额定AH<text:span text:style-name="T18"/></text:p>
            <text:p text:style-name="P46">Lithium battery2 AH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58<text:span text:style-name="T18"/></text:p>
          </table:table-cell>
          <table:table-cell table:style-name="Tabela8.B125" office:value-type="string">
            <text:p text:style-name="P46">锂电池2硬件版本号<text:span text:style-name="T18"/></text:p>
            <text:p text:style-name="P46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162">
          <table:table-cell table:style-name="Tabela8.A1" office:value-type="string">
            <text:p text:style-name="P35">259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60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61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62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63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64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65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66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67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268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269<text:span text:style-name="T18"/></text:p>
          </table:table-cell>
          <table:table-cell table:style-name="Tabela8.B172" office:value-type="string">
            <text:p text:style-name="P46">Grid1_I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6">[900,1000]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6">Factory Only<text:span text:style-name="T18"/></text:p>
          </table:table-cell>
        </table:table-row>
        <table:table-row table:style-name="Tabela8.2">
          <table:table-cell table:style-name="Tabela8.A172" office:value-type="string">
            <text:p text:style-name="P35">270<text:span text:style-name="T18"/></text:p>
          </table:table-cell>
          <table:table-cell table:style-name="Tabela8.B172" office:value-type="string">
            <text:p text:style-name="P46">Grid2_I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4"><text:span text:style-name="T18">C</text:span><text:span text:style-name="T18">orrection coefficient</text:span></text:p>
          </table:table-cell>
        </table:table-row>
        <text:soft-page-break/>
        <table:table-row table:style-name="Tabela8.2">
          <table:table-cell table:style-name="Tabela8.A172" office:value-type="string">
            <text:p text:style-name="P35">271<text:span text:style-name="T18"/></text:p>
          </table:table-cell>
          <table:table-cell table:style-name="Tabela8.B172" office:value-type="string">
            <text:p text:style-name="P46">Grid3_I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272<text:span text:style-name="T18"/></text:p>
          </table:table-cell>
          <table:table-cell table:style-name="Tabela8.B172" office:value-type="string">
            <text:p text:style-name="P46">Grid_V_L1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273<text:span text:style-name="T18"/></text:p>
          </table:table-cell>
          <table:table-cell table:style-name="Tabela8.B172" office:value-type="string">
            <text:p text:style-name="P46">Grid_V_L2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274<text:span text:style-name="T18"/></text:p>
          </table:table-cell>
          <table:table-cell table:style-name="Tabela8.B172" office:value-type="string">
            <text:p text:style-name="P46">Grid_V_L3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275<text:span text:style-name="T18"/></text:p>
          </table:table-cell>
          <table:table-cell table:style-name="Tabela8.B172" office:value-type="string">
            <text:p text:style-name="P44"><text:span text:style-name="T18">L</text:span><text:span text:style-name="T18">imit1_I</text:span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276<text:span text:style-name="T18"/></text:p>
          </table:table-cell>
          <table:table-cell table:style-name="Tabela8.B172" office:value-type="string">
            <text:p text:style-name="P44"><text:span text:style-name="T18">L</text:span><text:span text:style-name="T18">imit2_I</text:span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277<text:span text:style-name="T18"/></text:p>
          </table:table-cell>
          <table:table-cell table:style-name="Tabela8.B172" office:value-type="string">
            <text:p text:style-name="P44"><text:span text:style-name="T18">L</text:span><text:span text:style-name="T18">imit3_I</text:span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278<text:span text:style-name="T18"/></text:p>
          </table:table-cell>
          <table:table-cell table:style-name="Tabela8.B172" office:value-type="string">
            <text:p text:style-name="P46">PV1_V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279<text:span text:style-name="T18"/></text:p>
          </table:table-cell>
          <table:table-cell table:style-name="Tabela8.B172" office:value-type="string">
            <text:p text:style-name="P46">PV1_I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280<text:span text:style-name="T18"/></text:p>
          </table:table-cell>
          <table:table-cell table:style-name="Tabela8.B172" office:value-type="string">
            <text:p text:style-name="P46">PV2_V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281<text:span text:style-name="T18"/></text:p>
          </table:table-cell>
          <table:table-cell table:style-name="Tabela8.B172" office:value-type="string">
            <text:p text:style-name="P46">PV2_I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282<text:span text:style-name="T18"/></text:p>
          </table:table-cell>
          <table:table-cell table:style-name="Tabela8.B172" office:value-type="string">
            <text:p text:style-name="P46">INV_A_I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283<text:span text:style-name="T18"/></text:p>
          </table:table-cell>
          <table:table-cell table:style-name="Tabela8.B172" office:value-type="string">
            <text:p text:style-name="P46">INV_B_I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<text:bookmark text:name="_Hlk29971584"/>284<text:span text:style-name="T18"/></text:p>
          </table:table-cell>
          <table:table-cell table:style-name="Tabela8.B172" office:value-type="string">
            <text:p text:style-name="P46">INV_C_I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285<text:span text:style-name="T18"/></text:p>
          </table:table-cell>
          <table:table-cell table:style-name="Tabela8.B172" office:value-type="string">
            <text:p text:style-name="P46">INV_A_V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286<text:span text:style-name="T18"/></text:p>
          </table:table-cell>
          <table:table-cell table:style-name="Tabela8.B172" office:value-type="string">
            <text:p text:style-name="P46">INV_B_V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70">287<text:span text:style-name="T18"/></text:p>
          </table:table-cell>
          <table:table-cell table:style-name="Tabela8.B172" office:value-type="string">
            <text:p text:style-name="P46">INV_C_V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288<text:span text:style-name="T18"/></text:p>
          </table:table-cell>
          <table:table-cell table:style-name="Tabela8.B172" office:value-type="string">
            <text:p text:style-name="P46">BAT1_I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289<text:span text:style-name="T18"/></text:p>
          </table:table-cell>
          <table:table-cell table:style-name="Tabela8.B172" office:value-type="string">
            <text:p text:style-name="P46">BAT1_V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290<text:span text:style-name="T18"/></text:p>
          </table:table-cell>
          <table:table-cell table:style-name="Tabela8.B172" office:value-type="string">
            <text:p text:style-name="P46">Gen1_I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291<text:span text:style-name="T18"/></text:p>
          </table:table-cell>
          <table:table-cell table:style-name="Tabela8.B172" office:value-type="string">
            <text:p text:style-name="P44"><text:span text:style-name="T18">Gen</text:span><text:span text:style-name="T18">2</text:span><text:span text:style-name="T18">_I</text:span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292<text:span text:style-name="T18"/></text:p>
          </table:table-cell>
          <table:table-cell table:style-name="Tabela8.B172" office:value-type="string">
            <text:p text:style-name="P44"><text:span text:style-name="T18">Gen</text:span><text:span text:style-name="T18">3</text:span><text:span text:style-name="T18">_I</text:span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293<text:span text:style-name="T18"/></text:p>
          </table:table-cell>
          <table:table-cell table:style-name="Tabela8.B172" office:value-type="string">
            <text:p text:style-name="P44"><text:span text:style-name="T18">Gen1_</text:span><text:span text:style-name="T18">V</text:span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294<text:span text:style-name="T18"/></text:p>
          </table:table-cell>
          <table:table-cell table:style-name="Tabela8.B172" office:value-type="string">
            <text:p text:style-name="P44"><text:span text:style-name="T18">Gen</text:span><text:span text:style-name="T18">2</text:span><text:span text:style-name="T18">_</text:span><text:span text:style-name="T18">V</text:span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295<text:span text:style-name="T18"/></text:p>
          </table:table-cell>
          <table:table-cell table:style-name="Tabela8.B172" office:value-type="string">
            <text:p text:style-name="P44"><text:span text:style-name="T18">Gen</text:span><text:span text:style-name="T18">3</text:span><text:span text:style-name="T18">_</text:span><text:span text:style-name="T18">V</text:span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296<text:span text:style-name="T18"/></text:p>
          </table:table-cell>
          <table:table-cell table:style-name="Tabela8.B172" office:value-type="string">
            <text:p text:style-name="P46">PV3_V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297<text:span text:style-name="T18"/></text:p>
          </table:table-cell>
          <table:table-cell table:style-name="Tabela8.B172" office:value-type="string">
            <text:p text:style-name="P46">PV3_I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298<text:span text:style-name="T18"/></text:p>
          </table:table-cell>
          <table:table-cell table:style-name="Tabela8.B172" office:value-type="string">
            <text:p text:style-name="P46">PV4_V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299<text:span text:style-name="T18"/></text:p>
          </table:table-cell>
          <table:table-cell table:style-name="Tabela8.B172" office:value-type="string">
            <text:p text:style-name="P46">PV4_I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300<text:span text:style-name="T18"/></text:p>
          </table:table-cell>
          <table:table-cell table:style-name="Tabela8.B172" office:value-type="string">
            <text:p text:style-name="P46">BAT2_I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301<text:span text:style-name="T18"/></text:p>
          </table:table-cell>
          <table:table-cell table:style-name="Tabela8.B172" office:value-type="string">
            <text:p text:style-name="P46">BAT2_V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302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303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304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305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306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307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308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72" office:value-type="string">
            <text:p text:style-name="P35">309<text:span text:style-name="T18"/></text:p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  <table:table-cell table:style-name="Tabela8.B172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310<text:span text:style-name="T18"/></text:p>
          </table:table-cell>
          <table:table-cell table:style-name="Tabela8.B1" office:value-type="string">
            <text:p text:style-name="P46">Solar做Wind输入使能<text:span text:style-name="T18"/></text:p>
            <text:p text:style-name="P46">Solar makes Wind input enable<text:span text:style-name="T18"/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46">[0,1]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4"><text:span text:style-name="T18">B</text:span><text:span text:style-name="T18">it0 <text:s text:c="2"/>Solar1</text:span></text:p>
            <text:p text:style-name="P44"><text:span text:style-name="T18">B</text:span><text:span text:style-name="T18">it1 <text:s text:c="2"/>Solar2</text:span></text:p>
          </table:table-cell>
        </table:table-row>
        <text:soft-page-break/>
        <table:table-row table:style-name="Tabela8.2">
          <table:table-cell table:style-name="Tabela8.A1" office:value-type="string">
            <text:p text:style-name="P35">311<text:span text:style-name="T18"/></text:p>
          </table:table-cell>
          <table:table-cell table:style-name="Tabela8.B1" office:value-type="string">
            <text:p text:style-name="P44"><text:span text:style-name="T18">V</text:span><text:span text:style-name="T18">oltage</text:span><text:span text:style-name="T18"> <text:s text:c="5"/>1</text:span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46">[500,5000]<text:span text:style-name="T18"/></text:p>
          </table:table-cell>
          <table:table-cell table:style-name="Tabela8.B1" office:value-type="string">
            <text:p text:style-name="P46">0.1V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312<text:span text:style-name="T18"/></text:p>
          </table:table-cell>
          <table:table-cell table:style-name="Tabela8.B1" office:value-type="string">
            <text:p text:style-name="P44"><text:span text:style-name="T18">V</text:span><text:span text:style-name="T18">oltage</text:span><text:span text:style-name="T18"> <text:s/>2</text:span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.1V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313<text:span text:style-name="T18"/></text:p>
          </table:table-cell>
          <table:table-cell table:style-name="Tabela8.B1" office:value-type="string">
            <text:p text:style-name="P44"><text:span text:style-name="T18">V</text:span><text:span text:style-name="T18">oltage</text:span><text:span text:style-name="T18"> <text:s/>3</text:span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.1V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314<text:span text:style-name="T18"/></text:p>
          </table:table-cell>
          <table:table-cell table:style-name="Tabela8.B1" office:value-type="string">
            <text:p text:style-name="P44"><text:span text:style-name="T18">V</text:span><text:span text:style-name="T18">oltage</text:span><text:span text:style-name="T18"> <text:s/>4</text:span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.1V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57"><text:span text:style-name="T18">3</text:span><text:span text:style-name="T18">15</text:span></text:p>
          </table:table-cell>
          <table:table-cell table:style-name="Tabela8.B1" office:value-type="string">
            <text:p text:style-name="P44"><text:span text:style-name="T18">V</text:span><text:span text:style-name="T18">oltage</text:span><text:span text:style-name="T18"> <text:s/>5</text:span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.1V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57"><text:span text:style-name="T18">3</text:span><text:span text:style-name="T18">16</text:span></text:p>
          </table:table-cell>
          <table:table-cell table:style-name="Tabela8.B1" office:value-type="string">
            <text:p text:style-name="P44"><text:span text:style-name="T18">V</text:span><text:span text:style-name="T18">oltage</text:span><text:span text:style-name="T18"> <text:s/>6</text:span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.1V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57"><text:span text:style-name="T18">3</text:span><text:span text:style-name="T18">1</text:span><text:span text:style-name="T18">7</text:span></text:p>
          </table:table-cell>
          <table:table-cell table:style-name="Tabela8.B1" office:value-type="string">
            <text:p text:style-name="P44"><text:span text:style-name="T18">V</text:span><text:span text:style-name="T18">oltage</text:span><text:span text:style-name="T18"> <text:s/>7</text:span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.1V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57"><text:span text:style-name="T18">3</text:span><text:span text:style-name="T18">1</text:span><text:span text:style-name="T18">8</text:span></text:p>
          </table:table-cell>
          <table:table-cell table:style-name="Tabela8.B1" office:value-type="string">
            <text:p text:style-name="P44"><text:span text:style-name="T18">V</text:span><text:span text:style-name="T18">oltage</text:span><text:span text:style-name="T18"> <text:s/>8</text:span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.1V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1" office:value-type="string">
            <text:p text:style-name="P57"><text:span text:style-name="T18">3</text:span><text:span text:style-name="T18">1</text:span><text:span text:style-name="T18">9</text:span></text:p>
          </table:table-cell>
          <table:table-cell table:style-name="Tabela8.B1" office:value-type="string">
            <text:p text:style-name="P44"><text:span text:style-name="T18">V</text:span><text:span text:style-name="T18">oltage</text:span><text:span text:style-name="T18"> <text:s/>9</text:span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.1V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1" office:value-type="string">
            <text:p text:style-name="P35">320<text:span text:style-name="T18"/></text:p>
          </table:table-cell>
          <table:table-cell table:style-name="Tabela8.B1" office:value-type="string">
            <text:p text:style-name="P44"><text:span text:style-name="T18">V</text:span><text:span text:style-name="T18">oltage</text:span><text:span text:style-name="T18"> <text:s/>10</text:span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.1V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1" office:value-type="string">
            <text:p text:style-name="P35">321<text:span text:style-name="T18"/></text:p>
          </table:table-cell>
          <table:table-cell table:style-name="Tabela8.B1" office:value-type="string">
            <text:p text:style-name="P44"><text:span text:style-name="T18">V</text:span><text:span text:style-name="T18">oltage</text:span><text:span text:style-name="T18"> <text:s/>11</text:span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.1V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1" office:value-type="string">
            <text:p text:style-name="P35">322<text:span text:style-name="T18"/></text:p>
          </table:table-cell>
          <table:table-cell table:style-name="Tabela8.B1" office:value-type="string">
            <text:p text:style-name="P44"><text:span text:style-name="T18">V</text:span><text:span text:style-name="T18">oltage</text:span><text:span text:style-name="T18"> <text:s/>12</text:span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.1V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1" office:value-type="string">
            <text:p text:style-name="P35">323<text:span text:style-name="T18"/></text:p>
          </table:table-cell>
          <table:table-cell table:style-name="Tabela8.B1" office:value-type="string">
            <text:p text:style-name="P44"><text:span text:style-name="T18">C</text:span><text:span text:style-name="T18">urrent</text:span><text:span text:style-name="T18"> <text:s text:c="2"/>1</text:span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46">[0-200]<text:span text:style-name="T18"/></text:p>
          </table:table-cell>
          <table:table-cell table:style-name="Tabela8.B1" office:value-type="string">
            <text:p text:style-name="P46">0.1A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1" office:value-type="string">
            <text:p text:style-name="P35">324<text:span text:style-name="T18"/></text:p>
          </table:table-cell>
          <table:table-cell table:style-name="Tabela8.B1" office:value-type="string">
            <text:p text:style-name="P44"><text:span text:style-name="T18">C</text:span><text:span text:style-name="T18">urrent</text:span><text:span text:style-name="T18"> 2</text:span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.1A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1" office:value-type="string">
            <text:p text:style-name="P35">325<text:span text:style-name="T18"/></text:p>
          </table:table-cell>
          <table:table-cell table:style-name="Tabela8.B1" office:value-type="string">
            <text:p text:style-name="P44"><text:span text:style-name="T18">C</text:span><text:span text:style-name="T18">urrent</text:span><text:span text:style-name="T18"> 3</text:span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.1A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1" office:value-type="string">
            <text:p text:style-name="P35">326<text:span text:style-name="T18"/></text:p>
          </table:table-cell>
          <table:table-cell table:style-name="Tabela8.B1" office:value-type="string">
            <text:p text:style-name="P44"><text:span text:style-name="T18">C</text:span><text:span text:style-name="T18">urrent</text:span><text:span text:style-name="T18"> 4</text:span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.1A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1" office:value-type="string">
            <text:p text:style-name="P35">327<text:span text:style-name="T18"/></text:p>
          </table:table-cell>
          <table:table-cell table:style-name="Tabela8.B1" office:value-type="string">
            <text:p text:style-name="P44"><text:span text:style-name="T18">C</text:span><text:span text:style-name="T18">urrent</text:span><text:span text:style-name="T18"> 5</text:span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.1A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1" office:value-type="string">
            <text:p text:style-name="P35">328<text:span text:style-name="T18"/></text:p>
          </table:table-cell>
          <table:table-cell table:style-name="Tabela8.B1" office:value-type="string">
            <text:p text:style-name="P44"><text:span text:style-name="T18">C</text:span><text:span text:style-name="T18">urrent</text:span><text:span text:style-name="T18"> 6</text:span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.1A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1" office:value-type="string">
            <text:p text:style-name="P35">329<text:span text:style-name="T18"/></text:p>
          </table:table-cell>
          <table:table-cell table:style-name="Tabela8.B1" office:value-type="string">
            <text:p text:style-name="P44"><text:span text:style-name="T18">Current</text:span><text:span text:style-name="T18"> 7</text:span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.1A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1" office:value-type="string">
            <text:p text:style-name="P35">330<text:span text:style-name="T18"/></text:p>
          </table:table-cell>
          <table:table-cell table:style-name="Tabela8.B1" office:value-type="string">
            <text:p text:style-name="P44"><text:span text:style-name="T18">C</text:span><text:span text:style-name="T18">urrent</text:span><text:span text:style-name="T18"> 8</text:span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.1A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1" office:value-type="string">
            <text:p text:style-name="P35">331<text:span text:style-name="T18"/></text:p>
          </table:table-cell>
          <table:table-cell table:style-name="Tabela8.B1" office:value-type="string">
            <text:p text:style-name="P44"><text:span text:style-name="T18">C</text:span><text:span text:style-name="T18">urrent</text:span><text:span text:style-name="T18"> 9</text:span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.1A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1" office:value-type="string">
            <text:p text:style-name="P35">332<text:span text:style-name="T18"/></text:p>
          </table:table-cell>
          <table:table-cell table:style-name="Tabela8.B1" office:value-type="string">
            <text:p text:style-name="P44"><text:span text:style-name="T18">C</text:span><text:span text:style-name="T18">urrent</text:span><text:span text:style-name="T18"> 10</text:span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.1A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1" office:value-type="string">
            <text:p text:style-name="P35">333<text:span text:style-name="T18"/></text:p>
          </table:table-cell>
          <table:table-cell table:style-name="Tabela8.B1" office:value-type="string">
            <text:p text:style-name="P44"><text:span text:style-name="T18">C</text:span><text:span text:style-name="T18">urrent</text:span><text:span text:style-name="T18"> 11</text:span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.1A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162">
          <table:table-cell table:style-name="Tabela8.A1" office:value-type="string">
            <text:p text:style-name="P35">334<text:span text:style-name="T18"/></text:p>
          </table:table-cell>
          <table:table-cell table:style-name="Tabela8.B1" office:value-type="string">
            <text:p text:style-name="P44"><text:span text:style-name="T18">C</text:span><text:span text:style-name="T18">urrent</text:span><text:span text:style-name="T18"> 12</text:span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.1A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335<text:span text:style-name="T18"/></text:p>
          </table:table-cell>
          <table:table-cell table:style-name="Tabela8.B1" office:value-type="string">
            <text:p text:style-name="P46">离网平衡<text:span text:style-name="T4"> </text:span>Stop SOC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4"><text:span text:style-name="T18">F</text:span><text:span text:style-name="T18">or parallel system</text:span></text:p>
          </table:table-cell>
        </table:table-row>
        <table:table-row table:style-name="Tabela8.2">
          <table:table-cell table:style-name="Tabela8.A1" office:value-type="string">
            <text:p text:style-name="P35">336<text:span text:style-name="T18"/></text:p>
          </table:table-cell>
          <table:table-cell table:style-name="Tabela8.B1" office:value-type="string">
            <text:p text:style-name="P75">并联1<text:span text:style-name="T36"/></text:p>
            <text:p text:style-name="P46">Parallel-1</text:p>
          </table:table-cell>
          <table:table-cell table:style-name="Tabela8.B1" office:value-type="string">
            <text:p text:style-name="P76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77"><text:span text:style-name="T37">B</text:span><text:span text:style-name="T37">it0 <text:s text:c="10"/>1:Parallel Enable </text:span></text:p>
            <text:p text:style-name="P78">0: Parallel Disable<text:span text:style-name="T37"/></text:p>
            <text:p text:style-name="P77"><text:span text:style-name="T37">B</text:span><text:span text:style-name="T37">it1 <text:s text:c="10"/>1:Master <text:s text:c="2"/>0:Slave</text:span></text:p>
            <text:p text:style-name="P77"><text:span text:style-name="T37">B</text:span><text:span text:style-name="T37">it2-7 <text:s text:c="7"/>Void</text:span></text:p>
            <text:p text:style-name="P77"><text:span text:style-name="T37">B</text:span><text:span text:style-name="T37">it8-9 <text:s text:c="2"/>Phase(00:A,01:B,10:C,11:void)</text:span></text:p>
            <text:p text:style-name="P44"><text:span text:style-name="T37">B</text:span><text:span text:style-name="T37">it10-15 <text:s text:c="3"/>Modbus SN(0-63)</text:span></text:p>
          </table:table-cell>
        </table:table-row>
        <table:table-row table:style-name="Tabela8.2">
          <table:table-cell table:style-name="Tabela8.A1" office:value-type="string">
            <text:p text:style-name="P35">337<text:span text:style-name="T18"/></text:p>
          </table:table-cell>
          <table:table-cell table:style-name="Tabela8.B1" office:value-type="string">
            <text:p text:style-name="P46">并联2<text:span text:style-name="T18"/></text:p>
            <text:p text:style-name="P46">Parallel-2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338<text:span text:style-name="T18"/></text:p>
          </table:table-cell>
          <table:table-cell table:style-name="Tabela8.B1" office:value-type="string">
            <text:p text:style-name="P79">预留<text:span text:style-name="T9"/></text:p>
            <text:p text:style-name="P46">Undefine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339<text:span text:style-name="T18"/></text:p>
          </table:table-cell>
          <table:table-cell table:style-name="Tabela8.B1" office:value-type="string">
            <text:p text:style-name="P79">预留</text:p>
            <text:p text:style-name="P46">Undefine</text:p>
          </table:table-cell>
          <table:table-cell table:style-name="Tabela8.B1" office:value-type="string">
            <text:p text:style-name="P80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1" office:value-type="string">
            <text:p text:style-name="P35">340<text:span text:style-name="T18"/></text:p>
          </table:table-cell>
          <table:table-cell table:style-name="Tabela8.B1" office:value-type="string">
            <text:p text:style-name="P79">光伏最大卖电功率<text:span text:style-name="T9"/></text:p>
            <text:p text:style-name="P44"><text:span text:style-name="T9">M</text:span><text:span text:style-name="T9">ax Solar Sell Power</text:span></text:p>
          </table:table-cell>
          <table:table-cell table:style-name="Tabela8.B1" office:value-type="string">
            <text:p text:style-name="P80"/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44"><text:span text:style-name="T18">1</text:span><text:span text:style-name="T18">W</text:span></text:p>
          </table:table-cell>
          <table:table-cell table:style-name="Tabela8.B1" office:value-type="string">
            <text:p text:style-name="P46">Low Vol:1W<text:span text:style-name="T18"/></text:p>
            <text:p text:style-name="P46">High Vol:10W<text:span text:style-name="T18"/></text:p>
          </table:table-cell>
        </table:table-row>
        <table:table-row table:style-name="Tabela8.2">
          <table:table-cell table:style-name="Tabela8.A244" office:value-type="string">
            <text:p text:style-name="P35">341<text:span text:style-name="T18"/></text:p>
          </table:table-cell>
          <table:table-cell table:style-name="Tabela8.B244" office:value-type="string">
            <text:p text:style-name="P46">Special_Function3</text:p>
            <text:p text:style-name="P79"/>
            <text:p text:style-name="P79"/>
          </table:table-cell>
          <table:table-cell table:style-name="Tabela8.B244" office:value-type="string">
            <text:p text:style-name="P80"/>
          </table:table-cell>
          <table:table-cell table:style-name="Tabela8.B244" office:value-type="string">
            <text:p text:style-name="P47"/>
          </table:table-cell>
          <table:table-cell table:style-name="Tabela8.B244" office:value-type="string">
            <text:p text:style-name="P47"/>
          </table:table-cell>
          <table:table-cell table:style-name="Tabela8.B244" office:value-type="string">
            <text:p text:style-name="P46">For debug. <text:s text:c="2"/>engineer only<text:span text:style-name="T18"/></text:p>
            <text:p text:style-name="P44"><text:span text:style-name="T18">B</text:span><text:span text:style-name="T18">it0 <text:s/>Bat1&amp;2 voltage calibration from BMS</text:span></text:p>
            <text:p text:style-name="P44"><text:span text:style-name="T18">B</text:span><text:span text:style-name="T18">it1 <text:s/>MinPF enable</text:span></text:p>
            <text:p text:style-name="P44"><text:soft-page-break/><text:span text:style-name="T18">B</text:span><text:span text:style-name="T18">it2</text:span></text:p>
          </table:table-cell>
        </table:table-row>
        <table:table-row table:style-name="Tabela8.2">
          <table:table-cell table:style-name="Tabela8.A1" office:value-type="string">
            <text:p text:style-name="P35">342<text:span text:style-name="T18"/></text:p>
          </table:table-cell>
          <table:table-cell table:style-name="Tabela8.B1" office:value-type="string">
            <text:p text:style-name="P79">Italy selfcheck mode<text:span text:style-name="T9"/></text:p>
          </table:table-cell>
          <table:table-cell table:style-name="Tabela8.B1" office:value-type="string">
            <text:p text:style-name="P46">R/W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:Disable<text:span text:style-name="T18"/></text:p>
            <text:p text:style-name="P46">1:Enable<text:span text:style-name="T18"/></text:p>
          </table:table-cell>
        </table:table-row>
        <table:table-row table:style-name="Tabela8.2">
          <table:table-cell table:style-name="Tabela8.A1" office:value-type="string">
            <text:p text:style-name="P35">343<text:span text:style-name="T18"/></text:p>
          </table:table-cell>
          <table:table-cell table:style-name="Tabela8.B1" office:value-type="string">
            <text:p text:style-name="P79">Italy <text:s/>loacal <text:s/>mode<text:span text:style-name="T9"/></text:p>
          </table:table-cell>
          <table:table-cell table:style-name="Tabela8.B1" office:value-type="string">
            <text:p text:style-name="P46">R/W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:wide range<text:span text:style-name="T18"/></text:p>
            <text:p text:style-name="P44"><text:span text:style-name="T18">1:</text:span> <text:span text:style-name="T18">narrow</text:span><text:span text:style-name="T18">range</text:span></text:p>
          </table:table-cell>
        </table:table-row>
        <table:table-row table:style-name="Tabela8.2">
          <table:table-cell table:style-name="Tabela8.A1" office:value-type="string">
            <text:p text:style-name="P35">344<text:span text:style-name="T18"/></text:p>
          </table:table-cell>
          <table:table-cell table:style-name="Tabela8.B1" office:value-type="string">
            <text:p text:style-name="P81">电网信息监测方式<text:span text:style-name="T38"/></text:p>
            <text:p text:style-name="P82"><text:span text:style-name="T38">G</text:span><text:span text:style-name="T38">rid check from Meter or CT</text:span></text:p>
          </table:table-cell>
          <table:table-cell table:style-name="Tabela8.B1" office:value-type="string">
            <text:p text:style-name="P46">R/W</text:p>
          </table:table-cell>
          <table:table-cell table:style-name="Tabela8.B1" office:value-type="string">
            <text:p text:style-name="P83"/>
          </table:table-cell>
          <table:table-cell table:style-name="Tabela8.B1" office:value-type="string">
            <text:p text:style-name="P84"><text:s text:c="5"/><text:span text:style-name="T38"/></text:p>
          </table:table-cell>
          <table:table-cell table:style-name="Tabela8.B1" office:value-type="string">
            <text:p text:style-name="P85">BIT00:<text:span text:style-name="T38"/></text:p>
            <text:p text:style-name="P86"><text:span text:style-name="T38">0</text:span><text:span text:style-name="T38">：</text:span><text:span text:style-name="T38">CT</text:span></text:p>
            <text:p text:style-name="P86"><text:span text:style-name="T38">1</text:span><text:span text:style-name="T38">：</text:span><text:span text:style-name="T38">Meter</text:span><text:span text:style-name="T38"> <text:s text:c="2"/></text:span></text:p>
            <text:p text:style-name="P86"><text:span text:style-name="T38">BIT01: -BIT15: u</text:span><text:span text:style-name="T38">ndefine</text:span></text:p>
          </table:table-cell>
        </table:table-row>
        <table:table-row table:style-name="Tabela8.2">
          <table:table-cell table:style-name="Tabela8.A1" office:value-type="string">
            <text:p text:style-name="P35">345</text:p>
          </table:table-cell>
          <table:table-cell table:style-name="Tabela8.B1" office:value-type="string">
            <text:p text:style-name="P46">电表厂家信息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83"/>
          </table:table-cell>
          <table:table-cell table:style-name="Tabela8.B1" office:value-type="string">
            <text:p text:style-name="P83"/>
          </table:table-cell>
          <table:table-cell table:style-name="Tabela8.B1" office:value-type="string">
            <text:p text:style-name="P85">0：预留<text:span text:style-name="T38"/></text:p>
            <text:p text:style-name="P85">1：Eastron 东鸿<text:span text:style-name="T38"/></text:p>
            <text:p text:style-name="P85">2：CHNT <text:s text:c="2"/>正泰<text:span text:style-name="T38"/></text:p>
          </table:table-cell>
        </table:table-row>
        <table:table-row table:style-name="Tabela8.2">
          <table:table-cell table:style-name="Tabela8.A1" office:value-type="string">
            <text:p text:style-name="P35">346</text:p>
          </table:table-cell>
          <table:table-cell table:style-name="Tabela8.B1" office:value-type="string">
            <text:p text:style-name="P46">Meter limit mode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83"/>
          </table:table-cell>
          <table:table-cell table:style-name="Tabela8.B1" office:value-type="string">
            <text:p text:style-name="P85">[0,1]<text:span text:style-name="T38"/></text:p>
          </table:table-cell>
          <table:table-cell table:style-name="Tabela8.B1" office:value-type="string">
            <text:p text:style-name="P85">0: AVE<text:span text:style-name="T38"/></text:p>
            <text:p text:style-name="P85">1: MIN<text:span text:style-name="T38"/></text:p>
          </table:table-cell>
        </table:table-row>
        <table:table-row table:style-name="Tabela8.2">
          <table:table-cell table:style-name="Tabela8.A1" office:value-type="string">
            <text:p text:style-name="P35">347</text:p>
          </table:table-cell>
          <table:table-cell table:style-name="Tabela8.B1" office:value-type="string">
            <text:p text:style-name="P87"><text:span text:style-name="T38">外置</text:span><text:span text:style-name="T38">CT变比</text:span></text:p>
            <text:p text:style-name="P87"><text:span text:style-name="T38">C</text:span><text:span text:style-name="T38">T ratio</text:span></text:p>
          </table:table-cell>
          <table:table-cell table:style-name="Tabela8.B1" office:value-type="string">
            <text:p text:style-name="P44"><text:span text:style-name="T18">R/</text:span><text:span text:style-name="T18">W</text:span></text:p>
          </table:table-cell>
          <table:table-cell table:style-name="Tabela8.B1" office:value-type="string">
            <text:p text:style-name="P83"/>
          </table:table-cell>
          <table:table-cell table:style-name="Tabela8.B1" office:value-type="string">
            <text:p text:style-name="P86"><text:span text:style-name="T38">3</text:span><text:span text:style-name="T38">0&lt;--&gt;</text:span></text:p>
            <text:p text:style-name="P86"><text:span text:style-name="T38">30</text:span><text:span text:style-name="T38">:1</text:span></text:p>
          </table:table-cell>
          <table:table-cell table:style-name="Tabela8.B1" office:value-type="string">
            <text:p text:style-name="P85">U16<text:span text:style-name="T38"/></text:p>
          </table:table-cell>
        </table:table-row>
        <table:table-row table:style-name="Tabela8.2">
          <table:table-cell table:style-name="Tabela8.A1" office:value-type="string">
            <text:p text:style-name="P35">348</text:p>
          </table:table-cell>
          <table:table-cell table:style-name="Tabela8.B1" office:value-type="string">
            <text:p text:style-name="P88"/>
          </table:table-cell>
          <table:table-cell table:style-name="Tabela8.B1" office:value-type="string">
            <text:p text:style-name="P89"/>
          </table:table-cell>
          <table:table-cell table:style-name="Tabela8.B1" office:value-type="string">
            <text:p text:style-name="P83"/>
          </table:table-cell>
          <table:table-cell table:style-name="Tabela8.B1" office:value-type="string">
            <text:p text:style-name="P83"/>
          </table:table-cell>
          <table:table-cell table:style-name="Tabela8.B1" office:value-type="string">
            <text:p text:style-name="P83"/>
          </table:table-cell>
        </table:table-row>
        <table:table-row table:style-name="Tabela8.2">
          <table:table-cell table:style-name="Tabela8.A1" office:value-type="string">
            <text:p text:style-name="P35">349</text:p>
          </table:table-cell>
          <table:table-cell table:style-name="Tabela8.B1" office:value-type="string">
            <text:p text:style-name="P83"/>
          </table:table-cell>
          <table:table-cell table:style-name="Tabela8.B1" office:value-type="string">
            <text:p text:style-name="P89"/>
          </table:table-cell>
          <table:table-cell table:style-name="Tabela8.B1" office:value-type="string">
            <text:p text:style-name="P83"/>
          </table:table-cell>
          <table:table-cell table:style-name="Tabela8.B1" office:value-type="string">
            <text:p text:style-name="P83"/>
          </table:table-cell>
          <table:table-cell table:style-name="Tabela8.B1" office:value-type="string">
            <text:p text:style-name="P83"/>
          </table:table-cell>
        </table:table-row>
        <table:table-row table:style-name="Tabela8.2">
          <table:table-cell table:style-name="Tabela8.A1" office:value-type="string">
            <text:p text:style-name="P35">350</text:p>
          </table:table-cell>
          <table:table-cell table:style-name="Tabela8.B1" office:value-type="string">
            <text:p text:style-name="P85">电压重连上限<text:span text:style-name="T38"/></text:p>
            <text:p text:style-name="P85">(Reconn.Vol_Max)<text:span text:style-name="T38"/></text:p>
          </table:table-cell>
          <table:table-cell table:style-name="Tabela8.B1" office:value-type="string">
            <text:p text:style-name="P85">R/W<text:span text:style-name="T38"/></text:p>
          </table:table-cell>
          <table:table-cell table:style-name="Tabela8.B1" office:value-type="string">
            <text:p text:style-name="P85">[0,10000]<text:span text:style-name="T38"/></text:p>
          </table:table-cell>
          <table:table-cell table:style-name="Tabela8.B1" office:value-type="string">
            <text:p text:style-name="P85">0.1v<text:span text:style-name="T38"/></text:p>
          </table:table-cell>
          <table:table-cell table:style-name="Tabela8.B1" office:value-type="string">
            <text:p text:style-name="P85">1000:100.0v<text:span text:style-name="T38"/></text:p>
            <text:p text:style-name="P85">2300:230.0v<text:span text:style-name="T38"/></text:p>
          </table:table-cell>
        </table:table-row>
        <table:table-row table:style-name="Tabela8.2">
          <table:table-cell table:style-name="Tabela8.A1" office:value-type="string">
            <text:p text:style-name="P35">351</text:p>
          </table:table-cell>
          <table:table-cell table:style-name="Tabela8.B1" office:value-type="string">
            <text:p text:style-name="P85">电压重连下限<text:span text:style-name="T38"/></text:p>
            <text:p text:style-name="P85">(Reconn.Vol_Min)<text:span text:style-name="T38"/></text:p>
          </table:table-cell>
          <table:table-cell table:style-name="Tabela8.B1" office:value-type="string">
            <text:p text:style-name="P85">R/W<text:span text:style-name="T38"/></text:p>
          </table:table-cell>
          <table:table-cell table:style-name="Tabela8.B1" office:value-type="string">
            <text:p text:style-name="P85">[0,10000]<text:span text:style-name="T38"/></text:p>
          </table:table-cell>
          <table:table-cell table:style-name="Tabela8.B1" office:value-type="string">
            <text:p text:style-name="P85">0.1v<text:span text:style-name="T38"/></text:p>
          </table:table-cell>
          <table:table-cell table:style-name="Tabela8.B1" office:value-type="string">
            <text:p text:style-name="P85">1000:100.0v<text:span text:style-name="T38"/></text:p>
            <text:p text:style-name="P85">2300:230.0v<text:span text:style-name="T38"/></text:p>
          </table:table-cell>
        </table:table-row>
        <table:table-row table:style-name="Tabela8.2">
          <table:table-cell table:style-name="Tabela8.A1" office:value-type="string">
            <text:p text:style-name="P35">352</text:p>
          </table:table-cell>
          <table:table-cell table:style-name="Tabela8.B1" office:value-type="string">
            <text:p text:style-name="P85">频率重连上限<text:span text:style-name="T38"/></text:p>
            <text:p text:style-name="P85">(Reconn.Freq_Max)<text:span text:style-name="T38"/></text:p>
          </table:table-cell>
          <table:table-cell table:style-name="Tabela8.B1" office:value-type="string">
            <text:p text:style-name="P85">R/W<text:span text:style-name="T38"/></text:p>
          </table:table-cell>
          <table:table-cell table:style-name="Tabela8.B1" office:value-type="string">
            <text:p text:style-name="P85">[0,10000]<text:span text:style-name="T38"/></text:p>
          </table:table-cell>
          <table:table-cell table:style-name="Tabela8.B1" office:value-type="string">
            <text:p text:style-name="P85">0.01Hz<text:span text:style-name="T38"/></text:p>
          </table:table-cell>
          <table:table-cell table:style-name="Tabela8.B1" office:value-type="string">
            <text:p text:style-name="P85">5000:50Hz<text:span text:style-name="T38"/></text:p>
            <text:p text:style-name="P85">6000:60Hz<text:span text:style-name="T38"/></text:p>
          </table:table-cell>
        </table:table-row>
        <table:table-row table:style-name="Tabela8.2">
          <table:table-cell table:style-name="Tabela8.A1" office:value-type="string">
            <text:p text:style-name="P35">353</text:p>
          </table:table-cell>
          <table:table-cell table:style-name="Tabela8.B1" office:value-type="string">
            <text:p text:style-name="P85">频率重连下限<text:span text:style-name="T38"/></text:p>
            <text:p text:style-name="P85">(Reconn.Freq_Min)<text:span text:style-name="T38"/></text:p>
          </table:table-cell>
          <table:table-cell table:style-name="Tabela8.B1" office:value-type="string">
            <text:p text:style-name="P85">R/W<text:span text:style-name="T38"/></text:p>
          </table:table-cell>
          <table:table-cell table:style-name="Tabela8.B1" office:value-type="string">
            <text:p text:style-name="P85">[0,10000]<text:span text:style-name="T38"/></text:p>
          </table:table-cell>
          <table:table-cell table:style-name="Tabela8.B1" office:value-type="string">
            <text:p text:style-name="P85">0.01Hz<text:span text:style-name="T38"/></text:p>
          </table:table-cell>
          <table:table-cell table:style-name="Tabela8.B1" office:value-type="string">
            <text:p text:style-name="P85">5000:50Hz<text:span text:style-name="T38"/></text:p>
            <text:p text:style-name="P85">6000:60Hz<text:span text:style-name="T38"/></text:p>
          </table:table-cell>
        </table:table-row>
        <table:table-row table:style-name="Tabela8.2">
          <table:table-cell table:style-name="Tabela8.A1" office:value-type="string">
            <text:p text:style-name="P35">354</text:p>
          </table:table-cell>
          <table:table-cell table:style-name="Tabela8.B1" office:value-type="string">
            <text:p text:style-name="P85">过压1<text:span text:style-name="T38"/></text:p>
            <text:p text:style-name="P85">(Over_Vol.Trip1_Value)<text:span text:style-name="T38"/></text:p>
          </table:table-cell>
          <table:table-cell table:style-name="Tabela8.B1" office:value-type="string">
            <text:p text:style-name="P85">R/W<text:span text:style-name="T38"/></text:p>
          </table:table-cell>
          <table:table-cell table:style-name="Tabela8.B1" office:value-type="string">
            <text:p text:style-name="P85">[0,10000]<text:span text:style-name="T38"/></text:p>
          </table:table-cell>
          <table:table-cell table:style-name="Tabela8.B1" office:value-type="string">
            <text:p text:style-name="P85">0.1v<text:span text:style-name="T38"/></text:p>
          </table:table-cell>
          <table:table-cell table:style-name="Tabela8.B1" office:value-type="string">
            <text:p text:style-name="P85">1000:100.0v<text:span text:style-name="T38"/></text:p>
            <text:p text:style-name="P85">2300:230.0v<text:span text:style-name="T38"/></text:p>
          </table:table-cell>
        </table:table-row>
        <table:table-row table:style-name="Tabela8.2">
          <table:table-cell table:style-name="Tabela8.A1" office:value-type="string">
            <text:p text:style-name="P35">355</text:p>
          </table:table-cell>
          <table:table-cell table:style-name="Tabela8.B1" office:value-type="string">
            <text:p text:style-name="P85">过压2<text:span text:style-name="T38"/></text:p>
            <text:p text:style-name="P85">(Over_Vol.Trip2_Value)<text:span text:style-name="T38"/></text:p>
          </table:table-cell>
          <table:table-cell table:style-name="Tabela8.B1" office:value-type="string">
            <text:p text:style-name="P85">R/W<text:span text:style-name="T38"/></text:p>
          </table:table-cell>
          <table:table-cell table:style-name="Tabela8.B1" office:value-type="string">
            <text:p text:style-name="P85">[0,10000]<text:span text:style-name="T38"/></text:p>
          </table:table-cell>
          <table:table-cell table:style-name="Tabela8.B1" office:value-type="string">
            <text:p text:style-name="P85">0.1v<text:span text:style-name="T38"/></text:p>
          </table:table-cell>
          <table:table-cell table:style-name="Tabela8.B1" office:value-type="string">
            <text:p text:style-name="P85">1000:100.0v<text:span text:style-name="T38"/></text:p>
            <text:p text:style-name="P85">2300:230.0v<text:span text:style-name="T38"/></text:p>
          </table:table-cell>
        </table:table-row>
        <table:table-row table:style-name="Tabela8.2">
          <table:table-cell table:style-name="Tabela8.A1" office:value-type="string">
            <text:p text:style-name="P35">356</text:p>
          </table:table-cell>
          <table:table-cell table:style-name="Tabela8.B1" office:value-type="string">
            <text:p text:style-name="P85">欠压1<text:span text:style-name="T38"/></text:p>
            <text:p text:style-name="P85">(Under_Vol.Trip1_Value)<text:span text:style-name="T38"/></text:p>
          </table:table-cell>
          <table:table-cell table:style-name="Tabela8.B1" office:value-type="string">
            <text:p text:style-name="P85">R/W<text:span text:style-name="T38"/></text:p>
          </table:table-cell>
          <table:table-cell table:style-name="Tabela8.B1" office:value-type="string">
            <text:p text:style-name="P85">[0,10000]<text:span text:style-name="T38"/></text:p>
          </table:table-cell>
          <table:table-cell table:style-name="Tabela8.B1" office:value-type="string">
            <text:p text:style-name="P85">0.1v<text:span text:style-name="T38"/></text:p>
          </table:table-cell>
          <table:table-cell table:style-name="Tabela8.B1" office:value-type="string">
            <text:p text:style-name="P85">1000:100.0v<text:span text:style-name="T38"/></text:p>
            <text:p text:style-name="P85">2300:230.0v<text:span text:style-name="T38"/></text:p>
          </table:table-cell>
        </table:table-row>
        <table:table-row table:style-name="Tabela8.2">
          <table:table-cell table:style-name="Tabela8.A1" office:value-type="string">
            <text:p text:style-name="P35">357</text:p>
          </table:table-cell>
          <table:table-cell table:style-name="Tabela8.B1" office:value-type="string">
            <text:p text:style-name="P85">欠压2<text:span text:style-name="T38"/></text:p>
            <text:p text:style-name="P85">(Under_Vol.Trip2_Value)<text:span text:style-name="T38"/></text:p>
          </table:table-cell>
          <table:table-cell table:style-name="Tabela8.B1" office:value-type="string">
            <text:p text:style-name="P85">R/W<text:span text:style-name="T38"/></text:p>
          </table:table-cell>
          <table:table-cell table:style-name="Tabela8.B1" office:value-type="string">
            <text:p text:style-name="P85">[0,10000]<text:span text:style-name="T38"/></text:p>
          </table:table-cell>
          <table:table-cell table:style-name="Tabela8.B1" office:value-type="string">
            <text:p text:style-name="P85">0.1v<text:span text:style-name="T38"/></text:p>
          </table:table-cell>
          <table:table-cell table:style-name="Tabela8.B1" office:value-type="string">
            <text:p text:style-name="P85">1000:100.0v<text:span text:style-name="T38"/></text:p>
            <text:p text:style-name="P85">2300:230.0v<text:span text:style-name="T38"/></text:p>
          </table:table-cell>
        </table:table-row>
        <table:table-row table:style-name="Tabela8.2">
          <table:table-cell table:style-name="Tabela8.A1" office:value-type="string">
            <text:p text:style-name="P35">358</text:p>
          </table:table-cell>
          <table:table-cell table:style-name="Tabela8.B1" office:value-type="string">
            <text:p text:style-name="P85">过频1<text:span text:style-name="T38"/></text:p>
            <text:p text:style-name="P85">(Over_Freq.Trip1_Value)<text:span text:style-name="T38"/></text:p>
          </table:table-cell>
          <table:table-cell table:style-name="Tabela8.B1" office:value-type="string">
            <text:p text:style-name="P85">R/W<text:span text:style-name="T38"/></text:p>
          </table:table-cell>
          <table:table-cell table:style-name="Tabela8.B1" office:value-type="string">
            <text:p text:style-name="P85">[0,10000]<text:span text:style-name="T38"/></text:p>
          </table:table-cell>
          <table:table-cell table:style-name="Tabela8.B1" office:value-type="string">
            <text:p text:style-name="P85">0.01Hz<text:span text:style-name="T38"/></text:p>
          </table:table-cell>
          <table:table-cell table:style-name="Tabela8.B1" office:value-type="string">
            <text:p text:style-name="P85">5000:50Hz<text:span text:style-name="T38"/></text:p>
            <text:p text:style-name="P85">6000:60Hz<text:span text:style-name="T38"/></text:p>
          </table:table-cell>
        </table:table-row>
        <table:table-row table:style-name="Tabela8.2">
          <table:table-cell table:style-name="Tabela8.A1" office:value-type="string">
            <text:p text:style-name="P35">359</text:p>
          </table:table-cell>
          <table:table-cell table:style-name="Tabela8.B1" office:value-type="string">
            <text:p text:style-name="P85">过频2<text:span text:style-name="T38"/></text:p>
            <text:p text:style-name="P85">(Over_Freq.Trip2_Value)<text:span text:style-name="T38"/></text:p>
          </table:table-cell>
          <table:table-cell table:style-name="Tabela8.B1" office:value-type="string">
            <text:p text:style-name="P85">R/W<text:span text:style-name="T38"/></text:p>
          </table:table-cell>
          <table:table-cell table:style-name="Tabela8.B1" office:value-type="string">
            <text:p text:style-name="P85">[0,10000]<text:span text:style-name="T38"/></text:p>
          </table:table-cell>
          <table:table-cell table:style-name="Tabela8.B1" office:value-type="string">
            <text:p text:style-name="P85">0.01Hz<text:span text:style-name="T38"/></text:p>
          </table:table-cell>
          <table:table-cell table:style-name="Tabela8.B1" office:value-type="string">
            <text:p text:style-name="P85">5000:50Hz<text:span text:style-name="T38"/></text:p>
            <text:p text:style-name="P85">6000:60Hz<text:span text:style-name="T38"/></text:p>
          </table:table-cell>
        </table:table-row>
        <table:table-row table:style-name="Tabela8.2">
          <table:table-cell table:style-name="Tabela8.A1" office:value-type="string">
            <text:p text:style-name="P35">360</text:p>
          </table:table-cell>
          <table:table-cell table:style-name="Tabela8.B1" office:value-type="string">
            <text:p text:style-name="P85">欠频1<text:span text:style-name="T38"/></text:p>
            <text:p text:style-name="P85">(Under_Freq.Trip1_Value)<text:span text:style-name="T39"/></text:p>
          </table:table-cell>
          <table:table-cell table:style-name="Tabela8.B1" office:value-type="string">
            <text:p text:style-name="P85">R/W<text:span text:style-name="T18"/></text:p>
          </table:table-cell>
          <table:table-cell table:style-name="Tabela8.B1" office:value-type="string">
            <text:p text:style-name="P85">[0,10000]<text:span text:style-name="T18"/></text:p>
          </table:table-cell>
          <table:table-cell table:style-name="Tabela8.B1" office:value-type="string">
            <text:p text:style-name="P85">0.01Hz<text:span text:style-name="T18"/></text:p>
          </table:table-cell>
          <table:table-cell table:style-name="Tabela8.B1" office:value-type="string">
            <text:p text:style-name="P85">5000:50Hz<text:span text:style-name="T38"/></text:p>
            <text:p text:style-name="P85">6000:60Hz<text:span text:style-name="T18"/></text:p>
          </table:table-cell>
        </table:table-row>
        <table:table-row table:style-name="Tabela8.2">
          <table:table-cell table:style-name="Tabela8.A1" office:value-type="string">
            <text:p text:style-name="P35">361<text:span text:style-name="T18"/></text:p>
          </table:table-cell>
          <table:table-cell table:style-name="Tabela8.B1" office:value-type="string">
            <text:p text:style-name="P85">欠频2<text:span text:style-name="T38"/></text:p>
            <text:p text:style-name="P85">(Under_Freq.Trip2_Value)<text:span text:style-name="T18"/></text:p>
          </table:table-cell>
          <table:table-cell table:style-name="Tabela8.B1" office:value-type="string">
            <text:p text:style-name="P85">R/W<text:span text:style-name="T18"/></text:p>
          </table:table-cell>
          <table:table-cell table:style-name="Tabela8.B1" office:value-type="string">
            <text:p text:style-name="P85">[0,10000]<text:span text:style-name="T18"/></text:p>
          </table:table-cell>
          <table:table-cell table:style-name="Tabela8.B1" office:value-type="string">
            <text:p text:style-name="P85">0.01Hz<text:span text:style-name="T18"/></text:p>
          </table:table-cell>
          <table:table-cell table:style-name="Tabela8.B1" office:value-type="string">
            <text:p text:style-name="P85">5000:50Hz<text:span text:style-name="T38"/></text:p>
            <text:p text:style-name="P85">6000:60Hz<text:span text:style-name="T18"/></text:p>
          </table:table-cell>
        </table:table-row>
        <table:table-row table:style-name="Tabela8.2">
          <table:table-cell table:style-name="Tabela8.A1" office:value-type="string">
            <text:p text:style-name="P35">362<text:span text:style-name="T18"/></text:p>
          </table:table-cell>
          <table:table-cell table:style-name="Tabela8.B1" office:value-type="string">
            <text:p text:style-name="P85">长时间过压<text:span text:style-name="T38"/></text:p>
            <text:p text:style-name="P85"><text:soft-page-break/>(Over_Vol_Long.Trip1_Value)<text:span text:style-name="T38"/></text:p>
          </table:table-cell>
          <table:table-cell table:style-name="Tabela8.B1" office:value-type="string">
            <text:p text:style-name="P85">R/W<text:span text:style-name="T38"/></text:p>
          </table:table-cell>
          <table:table-cell table:style-name="Tabela8.B1" office:value-type="string">
            <text:p text:style-name="P85">[0,10000]<text:span text:style-name="T38"/></text:p>
          </table:table-cell>
          <table:table-cell table:style-name="Tabela8.B1" office:value-type="string">
            <text:p text:style-name="P85">0.1v<text:span text:style-name="T38"/></text:p>
          </table:table-cell>
          <table:table-cell table:style-name="Tabela8.B1" office:value-type="string">
            <text:p text:style-name="P85">1000:100.0v<text:span text:style-name="T38"/></text:p>
            <text:p text:style-name="P85"><text:soft-page-break/>2300:230.0v<text:span text:style-name="T38"/></text:p>
          </table:table-cell>
        </table:table-row>
        <table:table-row table:style-name="Tabela8.2">
          <table:table-cell table:style-name="Tabela8.A172" office:value-type="string">
            <text:p text:style-name="P35">363</text:p>
          </table:table-cell>
          <table:table-cell table:style-name="Tabela8.B172" office:value-type="string">
            <text:p text:style-name="P90"><text:span text:style-name="T40">电压-无功</text:span><text:span text:style-name="T4"> </text:span><text:span text:style-name="T40">Lock in</text:span></text:p>
            <text:p text:style-name="P81">Volt_VAR<text:span text:style-name="T38"/></text:p>
          </table:table-cell>
          <table:table-cell table:style-name="Tabela8.B172" office:value-type="string">
            <text:p text:style-name="P81">R/W<text:span text:style-name="T38"/></text:p>
          </table:table-cell>
          <table:table-cell table:style-name="Tabela8.B172" office:value-type="string">
            <text:p text:style-name="P81">[0,10000]<text:span text:style-name="T38"/></text:p>
          </table:table-cell>
          <table:table-cell table:style-name="Tabela8.B172" office:value-type="string">
            <text:p text:style-name="P81">0.01%Pn<text:span text:style-name="T38"/></text:p>
          </table:table-cell>
          <table:table-cell table:style-name="Tabela8.B172" office:value-type="string">
            <text:p text:style-name="P90"><text:span text:style-name="T4"><text:s/></text:span><text:span text:style-name="T40">10000:100%Pn</text:span></text:p>
          </table:table-cell>
        </table:table-row>
        <table:table-row table:style-name="Tabela8.2">
          <table:table-cell table:style-name="Tabela8.A172" office:value-type="string">
            <text:p text:style-name="P35">364</text:p>
          </table:table-cell>
          <table:table-cell table:style-name="Tabela8.B172" office:value-type="string">
            <text:p text:style-name="P90"><text:span text:style-name="T40">电压-无功</text:span><text:span text:style-name="T4"> </text:span><text:span text:style-name="T40">Lock out</text:span></text:p>
            <text:p text:style-name="P81">Volt_VAR<text:span text:style-name="T38"/></text:p>
          </table:table-cell>
          <table:table-cell table:style-name="Tabela8.B172" office:value-type="string">
            <text:p text:style-name="P81">R/W<text:span text:style-name="T38"/></text:p>
          </table:table-cell>
          <table:table-cell table:style-name="Tabela8.B172" office:value-type="string">
            <text:p text:style-name="P81">[0,10000]<text:span text:style-name="T38"/></text:p>
          </table:table-cell>
          <table:table-cell table:style-name="Tabela8.B172" office:value-type="string">
            <text:p text:style-name="P81">0.01%Pn<text:span text:style-name="T38"/></text:p>
          </table:table-cell>
          <table:table-cell table:style-name="Tabela8.B172" office:value-type="string">
            <text:p text:style-name="P91"/>
          </table:table-cell>
        </table:table-row>
        <table:table-row table:style-name="Tabela8.2">
          <table:table-cell table:style-name="Tabela8.A268" office:value-type="string">
            <text:p text:style-name="P35">365</text:p>
          </table:table-cell>
          <table:table-cell table:style-name="Tabela8.B268" office:value-type="string">
            <text:p text:style-name="P81">电压-有功模式使能<text:span text:style-name="T38"/></text:p>
            <text:p text:style-name="P81">(V_Watt.Ena)<text:span text:style-name="T38"/></text:p>
          </table:table-cell>
          <table:table-cell table:style-name="Tabela8.B268" office:value-type="string">
            <text:p text:style-name="P85">R/W<text:span text:style-name="T38"/></text:p>
          </table:table-cell>
          <table:table-cell table:style-name="Tabela8.B268" office:value-type="string">
            <text:p text:style-name="P85">[0,1]<text:span text:style-name="T38"/></text:p>
          </table:table-cell>
          <table:table-cell table:style-name="Tabela8.B268" office:value-type="string">
            <text:p text:style-name="P85">NO<text:span text:style-name="T38"/></text:p>
          </table:table-cell>
          <table:table-cell table:style-name="Tabela8.B268" office:value-type="string">
            <text:p text:style-name="P44"><text:span text:style-name="T18">0:dis</text:span><text:span text:style-name="T18">able</text:span></text:p>
            <text:p text:style-name="P82"><text:span text:style-name="T18">1</text:span><text:span text:style-name="T41">:</text:span><text:span text:style-name="T18">enabled</text:span></text:p>
          </table:table-cell>
        </table:table-row>
        <table:table-row table:style-name="Tabela8.2">
          <table:table-cell table:style-name="Tabela8.A268" office:value-type="string">
            <text:p text:style-name="P35">366</text:p>
          </table:table-cell>
          <table:table-cell table:style-name="Tabela8.B268" office:value-type="string">
            <text:p text:style-name="P81">电压-有功模式，<text:span text:style-name="T38"/></text:p>
            <text:p text:style-name="P85">电压点1<text:span text:style-name="T38"/></text:p>
            <text:p text:style-name="P85">(V_Watt.V1)<text:span text:style-name="T38"/></text:p>
          </table:table-cell>
          <table:table-cell table:style-name="Tabela8.B268" office:value-type="string">
            <text:p text:style-name="P85">R/W<text:span text:style-name="T38"/></text:p>
          </table:table-cell>
          <table:table-cell table:style-name="Tabela8.B268" office:value-type="string">
            <text:p text:style-name="P85">[0,10000]<text:span text:style-name="T38"/></text:p>
          </table:table-cell>
          <table:table-cell table:style-name="Tabela8.B268" office:value-type="string">
            <text:p text:style-name="P85">0.01%<text:span text:style-name="T38"/></text:p>
          </table:table-cell>
          <table:table-cell table:style-name="Tabela8.B268" office:value-type="string">
            <text:p text:style-name="P85">0:0%额定电压<text:span text:style-name="T38"/></text:p>
            <text:p text:style-name="P85">5000:50%额定电压<text:span text:style-name="T38"/></text:p>
            <text:p text:style-name="P85">10000:100%额定电压<text:span text:style-name="T38"/></text:p>
            <text:p text:style-name="P85">（电压点1小于等于电压点2）<text:span text:style-name="T38"/></text:p>
          </table:table-cell>
        </table:table-row>
        <table:table-row table:style-name="Tabela8.2">
          <table:table-cell table:style-name="Tabela8.A268" office:value-type="string">
            <text:p text:style-name="P35">367</text:p>
          </table:table-cell>
          <table:table-cell table:style-name="Tabela8.B268" office:value-type="string">
            <text:p text:style-name="P81">电压-有功模式，<text:span text:style-name="T38"/></text:p>
            <text:p text:style-name="P85">有功点1<text:span text:style-name="T38"/></text:p>
            <text:p text:style-name="P85">(V_Watt.W1)<text:span text:style-name="T38"/></text:p>
          </table:table-cell>
          <table:table-cell table:style-name="Tabela8.B268" office:value-type="string">
            <text:p text:style-name="P85">R/W<text:span text:style-name="T38"/></text:p>
          </table:table-cell>
          <table:table-cell table:style-name="Tabela8.B268" office:value-type="string">
            <text:p text:style-name="P85">[0,10000]<text:span text:style-name="T38"/></text:p>
          </table:table-cell>
          <table:table-cell table:style-name="Tabela8.B268" office:value-type="string">
            <text:p text:style-name="P85">0.01%<text:span text:style-name="T38"/></text:p>
          </table:table-cell>
          <table:table-cell table:style-name="Tabela8.B268" office:value-type="string">
            <text:p text:style-name="P85">0:0%额定功率<text:span text:style-name="T38"/></text:p>
            <text:p text:style-name="P85">5000:50%额定功率<text:span text:style-name="T38"/></text:p>
            <text:p text:style-name="P85">10000:100%额定功率<text:span text:style-name="T38"/></text:p>
          </table:table-cell>
        </table:table-row>
        <table:table-row table:style-name="Tabela8.2">
          <table:table-cell table:style-name="Tabela8.A268" office:value-type="string">
            <text:p text:style-name="P35">368</text:p>
          </table:table-cell>
          <table:table-cell table:style-name="Tabela8.B268" office:value-type="string">
            <text:p text:style-name="P81">电压-有功模式，<text:span text:style-name="T38"/></text:p>
            <text:p text:style-name="P85">电压点2<text:span text:style-name="T38"/></text:p>
            <text:p text:style-name="P85">(V_Watt.V2)<text:span text:style-name="T38"/></text:p>
          </table:table-cell>
          <table:table-cell table:style-name="Tabela8.B268" office:value-type="string">
            <text:p text:style-name="P85">R/W<text:span text:style-name="T38"/></text:p>
          </table:table-cell>
          <table:table-cell table:style-name="Tabela8.B268" office:value-type="string">
            <text:p text:style-name="P85">[0,10000]<text:span text:style-name="T38"/></text:p>
          </table:table-cell>
          <table:table-cell table:style-name="Tabela8.B268" office:value-type="string">
            <text:p text:style-name="P85">0.01%<text:span text:style-name="T38"/></text:p>
          </table:table-cell>
          <table:table-cell table:style-name="Tabela8.B268" office:value-type="string">
            <text:p text:style-name="P85">0:0%额定电压<text:span text:style-name="T38"/></text:p>
            <text:p text:style-name="P85">5000:50%额定电压<text:span text:style-name="T38"/></text:p>
            <text:p text:style-name="P85">10000:100%额定电压<text:span text:style-name="T38"/></text:p>
            <text:p text:style-name="P85">（电压点2小于等于电压点3）<text:span text:style-name="T38"/></text:p>
          </table:table-cell>
        </table:table-row>
        <table:table-row table:style-name="Tabela8.2">
          <table:table-cell table:style-name="Tabela8.A268" office:value-type="string">
            <text:p text:style-name="P35">369</text:p>
          </table:table-cell>
          <table:table-cell table:style-name="Tabela8.B268" office:value-type="string">
            <text:p text:style-name="P81">电压-有功模式，<text:span text:style-name="T38"/></text:p>
            <text:p text:style-name="P85">有功点2<text:span text:style-name="T38"/></text:p>
            <text:p text:style-name="P85">(V_Watt.W2)<text:span text:style-name="T38"/></text:p>
          </table:table-cell>
          <table:table-cell table:style-name="Tabela8.B268" office:value-type="string">
            <text:p text:style-name="P85">R/W<text:span text:style-name="T38"/></text:p>
          </table:table-cell>
          <table:table-cell table:style-name="Tabela8.B268" office:value-type="string">
            <text:p text:style-name="P85">[0,10000]<text:span text:style-name="T38"/></text:p>
          </table:table-cell>
          <table:table-cell table:style-name="Tabela8.B268" office:value-type="string">
            <text:p text:style-name="P85">0.01%<text:span text:style-name="T38"/></text:p>
          </table:table-cell>
          <table:table-cell table:style-name="Tabela8.B268" office:value-type="string">
            <text:p text:style-name="P85">0:0%额定功率<text:span text:style-name="T38"/></text:p>
            <text:p text:style-name="P85">5000:50%额定功率<text:span text:style-name="T38"/></text:p>
            <text:p text:style-name="P85">10000:100%额定功率<text:span text:style-name="T38"/></text:p>
          </table:table-cell>
        </table:table-row>
        <table:table-row table:style-name="Tabela8.2">
          <table:table-cell table:style-name="Tabela8.A268" office:value-type="string">
            <text:p text:style-name="P35">370</text:p>
          </table:table-cell>
          <table:table-cell table:style-name="Tabela8.B268" office:value-type="string">
            <text:p text:style-name="P81">电压-有功模式，<text:span text:style-name="T38"/></text:p>
            <text:p text:style-name="P85">电压点3<text:span text:style-name="T38"/></text:p>
            <text:p text:style-name="P85">(V_Watt.V3)<text:span text:style-name="T38"/></text:p>
          </table:table-cell>
          <table:table-cell table:style-name="Tabela8.B268" office:value-type="string">
            <text:p text:style-name="P85">R/W<text:span text:style-name="T38"/></text:p>
          </table:table-cell>
          <table:table-cell table:style-name="Tabela8.B268" office:value-type="string">
            <text:p text:style-name="P85">[0,10000]<text:span text:style-name="T38"/></text:p>
          </table:table-cell>
          <table:table-cell table:style-name="Tabela8.B268" office:value-type="string">
            <text:p text:style-name="P85">0.01%<text:span text:style-name="T38"/></text:p>
          </table:table-cell>
          <table:table-cell table:style-name="Tabela8.B268" office:value-type="string">
            <text:p text:style-name="P85">0:0%额定电压<text:span text:style-name="T38"/></text:p>
            <text:p text:style-name="P85">5000:50%额定电压<text:span text:style-name="T38"/></text:p>
            <text:p text:style-name="P85">10000:100%额定电压<text:span text:style-name="T38"/></text:p>
            <text:p text:style-name="P85">（电压点3小于等于电压点4）<text:span text:style-name="T38"/></text:p>
          </table:table-cell>
        </table:table-row>
        <table:table-row table:style-name="Tabela8.2">
          <table:table-cell table:style-name="Tabela8.A268" office:value-type="string">
            <text:p text:style-name="P35">371</text:p>
          </table:table-cell>
          <table:table-cell table:style-name="Tabela8.B268" office:value-type="string">
            <text:p text:style-name="P81">电压-有功模式，<text:span text:style-name="T38"/></text:p>
            <text:p text:style-name="P85">有功点3<text:span text:style-name="T38"/></text:p>
            <text:p text:style-name="P85">(V_Watt.W3)<text:span text:style-name="T38"/></text:p>
          </table:table-cell>
          <table:table-cell table:style-name="Tabela8.B268" office:value-type="string">
            <text:p text:style-name="P85">R/W<text:span text:style-name="T38"/></text:p>
          </table:table-cell>
          <table:table-cell table:style-name="Tabela8.B268" office:value-type="string">
            <text:p text:style-name="P85">[0,10000]<text:span text:style-name="T38"/></text:p>
          </table:table-cell>
          <table:table-cell table:style-name="Tabela8.B268" office:value-type="string">
            <text:p text:style-name="P85">0.01%<text:span text:style-name="T38"/></text:p>
          </table:table-cell>
          <table:table-cell table:style-name="Tabela8.B268" office:value-type="string">
            <text:p text:style-name="P85">0:0%额定功率<text:span text:style-name="T38"/></text:p>
            <text:p text:style-name="P85">5000:50%额定功率<text:span text:style-name="T38"/></text:p>
            <text:p text:style-name="P85">10000:100%额定功率<text:span text:style-name="T38"/></text:p>
          </table:table-cell>
        </table:table-row>
        <table:table-row table:style-name="Tabela8.2">
          <table:table-cell table:style-name="Tabela8.A268" office:value-type="string">
            <text:p text:style-name="P35">372</text:p>
          </table:table-cell>
          <table:table-cell table:style-name="Tabela8.B268" office:value-type="string">
            <text:p text:style-name="P81">电压-有功模式，<text:span text:style-name="T38"/></text:p>
            <text:p text:style-name="P85">电压点4<text:span text:style-name="T38"/></text:p>
            <text:p text:style-name="P85">(V_Watt.V4)<text:span text:style-name="T38"/></text:p>
          </table:table-cell>
          <table:table-cell table:style-name="Tabela8.B268" office:value-type="string">
            <text:p text:style-name="P85">R/W<text:span text:style-name="T38"/></text:p>
          </table:table-cell>
          <table:table-cell table:style-name="Tabela8.B268" office:value-type="string">
            <text:p text:style-name="P85">[0,10000]<text:span text:style-name="T38"/></text:p>
          </table:table-cell>
          <table:table-cell table:style-name="Tabela8.B268" office:value-type="string">
            <text:p text:style-name="P85">0.01%<text:span text:style-name="T38"/></text:p>
          </table:table-cell>
          <table:table-cell table:style-name="Tabela8.B268" office:value-type="string">
            <text:p text:style-name="P85">0:0%额定电压<text:span text:style-name="T38"/></text:p>
            <text:p text:style-name="P85">5000:50%额定电压<text:span text:style-name="T38"/></text:p>
            <text:p text:style-name="P85">10000:100%额定电压<text:span text:style-name="T38"/></text:p>
            <text:p text:style-name="P85">（电压点4最大）<text:span text:style-name="T38"/></text:p>
          </table:table-cell>
        </table:table-row>
        <table:table-row table:style-name="Tabela8.2">
          <table:table-cell table:style-name="Tabela8.A268" office:value-type="string">
            <text:p text:style-name="P35">373</text:p>
          </table:table-cell>
          <table:table-cell table:style-name="Tabela8.B268" office:value-type="string">
            <text:p text:style-name="P81">电压-有功模式，<text:span text:style-name="T38"/></text:p>
            <text:p text:style-name="P85">有功点4<text:span text:style-name="T38"/></text:p>
            <text:p text:style-name="P85">(V_Watt.W4)<text:span text:style-name="T38"/></text:p>
          </table:table-cell>
          <table:table-cell table:style-name="Tabela8.B268" office:value-type="string">
            <text:p text:style-name="P85">R/W<text:span text:style-name="T38"/></text:p>
          </table:table-cell>
          <table:table-cell table:style-name="Tabela8.B268" office:value-type="string">
            <text:p text:style-name="P85">[0,10000]<text:span text:style-name="T38"/></text:p>
          </table:table-cell>
          <table:table-cell table:style-name="Tabela8.B268" office:value-type="string">
            <text:p text:style-name="P85">0.01%<text:span text:style-name="T38"/></text:p>
          </table:table-cell>
          <table:table-cell table:style-name="Tabela8.B268" office:value-type="string">
            <text:p text:style-name="P85">0:0%额定功率<text:span text:style-name="T38"/></text:p>
            <text:p text:style-name="P85">5000:50%额定功率<text:span text:style-name="T38"/></text:p>
            <text:p text:style-name="P85">10000:100%额定功率<text:span text:style-name="T38"/></text:p>
          </table:table-cell>
        </table:table-row>
        <table:table-row table:style-name="Tabela8.2">
          <table:table-cell table:style-name="Tabela8.A1" office:value-type="string">
            <text:p text:style-name="P35">374</text:p>
          </table:table-cell>
          <table:table-cell table:style-name="Tabela8.B277" office:value-type="string">
            <text:p text:style-name="P81">电压-无功模式使能<text:span text:style-name="T38"/></text:p>
            <text:p text:style-name="P81">(Volt_VAR.Ena)<text:span text:style-name="T38"/></text:p>
          </table:table-cell>
          <table:table-cell table:style-name="Tabela8.B277" office:value-type="string">
            <text:p text:style-name="P85">R/W<text:span text:style-name="T38"/></text:p>
          </table:table-cell>
          <table:table-cell table:style-name="Tabela8.B277" office:value-type="string">
            <text:p text:style-name="P85">[0,1]<text:span text:style-name="T38"/></text:p>
          </table:table-cell>
          <table:table-cell table:style-name="Tabela8.B277" office:value-type="string">
            <text:p text:style-name="P85">None<text:span text:style-name="T38"/></text:p>
          </table:table-cell>
          <table:table-cell table:style-name="Tabela8.B277" office:value-type="string">
            <text:p text:style-name="P44"><text:span text:style-name="T18">Bit0: <text:s/>0:dis</text:span><text:span text:style-name="T18">able</text:span><text:span text:style-name="T18"> <text:s text:c="2"/>1:</text:span><text:span text:style-name="T18">enabled</text:span></text:p>
            <text:p text:style-name="P92">Bit1: <text:s/>0:Pref=Pn <text:s/>1:Pref=Pmax<text:span text:style-name="T42"/></text:p>
          </table:table-cell>
        </table:table-row>
        <table:table-row table:style-name="Tabela8.2">
          <table:table-cell table:style-name="Tabela8.A1" office:value-type="string">
            <text:p text:style-name="P35">375</text:p>
          </table:table-cell>
          <table:table-cell table:style-name="Tabela8.B277" office:value-type="string">
            <text:p text:style-name="P81">电压-无功模式，<text:span text:style-name="T38"/></text:p>
            <text:p text:style-name="P85">电压点1<text:span text:style-name="T38"/></text:p>
            <text:p text:style-name="P85">(Volt_VAR.V1)<text:span text:style-name="T38"/></text:p>
          </table:table-cell>
          <table:table-cell table:style-name="Tabela8.B277" office:value-type="string">
            <text:p text:style-name="P85">R/W<text:span text:style-name="T38"/></text:p>
          </table:table-cell>
          <table:table-cell table:style-name="Tabela8.B277" office:value-type="string">
            <text:p text:style-name="P85">[0,10000]<text:span text:style-name="T38"/></text:p>
          </table:table-cell>
          <table:table-cell table:style-name="Tabela8.B277" office:value-type="string">
            <text:p text:style-name="P85">0.01%<text:span text:style-name="T38"/></text:p>
          </table:table-cell>
          <table:table-cell table:style-name="Tabela8.B277" office:value-type="string">
            <text:p text:style-name="P85">0:0%额定电压<text:span text:style-name="T38"/></text:p>
            <text:p text:style-name="P85">5000:50%额定电压<text:span text:style-name="T38"/></text:p>
            <text:p text:style-name="P85">10000:100%额定电压<text:span text:style-name="T38"/></text:p>
            <text:p text:style-name="P85">（电压点1小于等于电压点2）<text:span text:style-name="T38"/></text:p>
          </table:table-cell>
        </table:table-row>
        <table:table-row table:style-name="Tabela8.2">
          <table:table-cell table:style-name="Tabela8.A1" office:value-type="string">
            <text:p text:style-name="P35">376</text:p>
          </table:table-cell>
          <table:table-cell table:style-name="Tabela8.B277" office:value-type="string">
            <text:p text:style-name="P81">电压-无功模式，<text:span text:style-name="T38"/></text:p>
            <text:p text:style-name="P85"><text:soft-page-break/>无功点1<text:span text:style-name="T38"/></text:p>
            <text:p text:style-name="P85">(Volt_VAR.VAr1)<text:span text:style-name="T38"/></text:p>
          </table:table-cell>
          <table:table-cell table:style-name="Tabela8.B277" office:value-type="string">
            <text:p text:style-name="P85">R/W<text:span text:style-name="T38"/></text:p>
          </table:table-cell>
          <table:table-cell table:style-name="Tabela8.B277" office:value-type="string">
            <text:p text:style-name="P85">[-7000,7000]<text:span text:style-name="T38"/></text:p>
          </table:table-cell>
          <table:table-cell table:style-name="Tabela8.B277" office:value-type="string">
            <text:p text:style-name="P85">0.01%<text:span text:style-name="T38"/></text:p>
          </table:table-cell>
          <table:table-cell table:style-name="Tabela8.B277" office:value-type="string">
            <text:p text:style-name="P85">0:0%额定功率<text:span text:style-name="T38"/></text:p>
            <text:p text:style-name="P85"><text:soft-page-break/>-7000:-70%额定功率<text:span text:style-name="T38"/></text:p>
            <text:p text:style-name="P85">7000:70%额定功率<text:span text:style-name="T38"/></text:p>
          </table:table-cell>
        </table:table-row>
        <table:table-row table:style-name="Tabela8.2">
          <table:table-cell table:style-name="Tabela8.A1" office:value-type="string">
            <text:p text:style-name="P35">377</text:p>
          </table:table-cell>
          <table:table-cell table:style-name="Tabela8.B277" office:value-type="string">
            <text:p text:style-name="P81">电压-无功模式，<text:span text:style-name="T38"/></text:p>
            <text:p text:style-name="P85">电压点2<text:span text:style-name="T38"/></text:p>
            <text:p text:style-name="P85">(Volt_VAR.V2)<text:span text:style-name="T38"/></text:p>
          </table:table-cell>
          <table:table-cell table:style-name="Tabela8.B277" office:value-type="string">
            <text:p text:style-name="P85">R/W<text:span text:style-name="T38"/></text:p>
          </table:table-cell>
          <table:table-cell table:style-name="Tabela8.B277" office:value-type="string">
            <text:p text:style-name="P85">[0,10000]<text:span text:style-name="T38"/></text:p>
          </table:table-cell>
          <table:table-cell table:style-name="Tabela8.B277" office:value-type="string">
            <text:p text:style-name="P85">0.01%<text:span text:style-name="T38"/></text:p>
          </table:table-cell>
          <table:table-cell table:style-name="Tabela8.B277" office:value-type="string">
            <text:p text:style-name="P85">0:0%额定电压<text:span text:style-name="T38"/></text:p>
            <text:p text:style-name="P85">5000:50%额定电压<text:span text:style-name="T38"/></text:p>
            <text:p text:style-name="P85">10000:100%额定电压<text:span text:style-name="T38"/></text:p>
            <text:p text:style-name="P85">（电压点2小于等于电压点3）<text:span text:style-name="T38"/></text:p>
          </table:table-cell>
        </table:table-row>
        <table:table-row table:style-name="Tabela8.2">
          <table:table-cell table:style-name="Tabela8.A1" office:value-type="string">
            <text:p text:style-name="P35">378</text:p>
          </table:table-cell>
          <table:table-cell table:style-name="Tabela8.B277" office:value-type="string">
            <text:p text:style-name="P81">电压-无功模式，<text:span text:style-name="T38"/></text:p>
            <text:p text:style-name="P85">无功点2<text:span text:style-name="T38"/></text:p>
            <text:p text:style-name="P85">(Volt_VAR.VAr2)<text:span text:style-name="T38"/></text:p>
          </table:table-cell>
          <table:table-cell table:style-name="Tabela8.B277" office:value-type="string">
            <text:p text:style-name="P85">R/W<text:span text:style-name="T38"/></text:p>
          </table:table-cell>
          <table:table-cell table:style-name="Tabela8.B277" office:value-type="string">
            <text:p text:style-name="P85">[-7000,7000]<text:span text:style-name="T38"/></text:p>
          </table:table-cell>
          <table:table-cell table:style-name="Tabela8.B277" office:value-type="string">
            <text:p text:style-name="P85">0.01%<text:span text:style-name="T38"/></text:p>
          </table:table-cell>
          <table:table-cell table:style-name="Tabela8.B277" office:value-type="string">
            <text:p text:style-name="P85">0:0%额定功率<text:span text:style-name="T38"/></text:p>
            <text:p text:style-name="P85">-7000:-70%额定功率<text:span text:style-name="T38"/></text:p>
            <text:p text:style-name="P85">7000:70%额定功率<text:span text:style-name="T38"/></text:p>
          </table:table-cell>
        </table:table-row>
        <table:table-row table:style-name="Tabela8.2">
          <table:table-cell table:style-name="Tabela8.A1" office:value-type="string">
            <text:p text:style-name="P35">379</text:p>
          </table:table-cell>
          <table:table-cell table:style-name="Tabela8.B277" office:value-type="string">
            <text:p text:style-name="P81">电压-无功模式，<text:span text:style-name="T38"/></text:p>
            <text:p text:style-name="P85">电压点3<text:span text:style-name="T38"/></text:p>
            <text:p text:style-name="P85">(Volt_VAR.V3)<text:span text:style-name="T38"/></text:p>
          </table:table-cell>
          <table:table-cell table:style-name="Tabela8.B277" office:value-type="string">
            <text:p text:style-name="P85">R/W<text:span text:style-name="T38"/></text:p>
          </table:table-cell>
          <table:table-cell table:style-name="Tabela8.B277" office:value-type="string">
            <text:p text:style-name="P85">[0,10000]<text:span text:style-name="T38"/></text:p>
          </table:table-cell>
          <table:table-cell table:style-name="Tabela8.B277" office:value-type="string">
            <text:p text:style-name="P85">0.01%<text:span text:style-name="T38"/></text:p>
          </table:table-cell>
          <table:table-cell table:style-name="Tabela8.B277" office:value-type="string">
            <text:p text:style-name="P85">0:0%额定电压<text:span text:style-name="T38"/></text:p>
            <text:p text:style-name="P85">5000:50%额定电压<text:span text:style-name="T38"/></text:p>
            <text:p text:style-name="P85">10000:100%额定电压<text:span text:style-name="T38"/></text:p>
            <text:p text:style-name="P85">（电压点3小于等于电压点4）<text:span text:style-name="T38"/></text:p>
          </table:table-cell>
        </table:table-row>
        <table:table-row table:style-name="Tabela8.2">
          <table:table-cell table:style-name="Tabela8.B3" office:value-type="string">
            <text:p text:style-name="P93">380</text:p>
          </table:table-cell>
          <table:table-cell table:style-name="Tabela8.B277" office:value-type="string">
            <text:p text:style-name="P81">电压-无功模式，</text:p>
            <text:p text:style-name="P85">无功点3<text:span text:style-name="T38"/></text:p>
            <text:p text:style-name="P85">(Volt_VAR.VAr3)<text:span text:style-name="T38"/></text:p>
          </table:table-cell>
          <table:table-cell table:style-name="Tabela8.B277" office:value-type="string">
            <text:p text:style-name="P85">R/W<text:span text:style-name="T38"/></text:p>
          </table:table-cell>
          <table:table-cell table:style-name="Tabela8.B277" office:value-type="string">
            <text:p text:style-name="P85">[-7000,7000]<text:span text:style-name="T38"/></text:p>
          </table:table-cell>
          <table:table-cell table:style-name="Tabela8.B277" office:value-type="string">
            <text:p text:style-name="P85">0.01%<text:span text:style-name="T38"/></text:p>
          </table:table-cell>
          <table:table-cell table:style-name="Tabela8.B277" office:value-type="string">
            <text:p text:style-name="P85">0:0%额定功率<text:span text:style-name="T38"/></text:p>
            <text:p text:style-name="P85">-7000:-70%额定功率<text:span text:style-name="T38"/></text:p>
            <text:p text:style-name="P85">7000:70%额定功率<text:span text:style-name="T38"/></text:p>
          </table:table-cell>
        </table:table-row>
        <table:table-row table:style-name="Tabela8.2">
          <table:table-cell table:style-name="Tabela8.B3" office:value-type="string">
            <text:p text:style-name="P93">381</text:p>
          </table:table-cell>
          <table:table-cell table:style-name="Tabela8.B277" office:value-type="string">
            <text:p text:style-name="P81">电压-无功模式，</text:p>
            <text:p text:style-name="P85">电压点4<text:span text:style-name="T38"/></text:p>
            <text:p text:style-name="P85">(Volt_VAR.V4)<text:span text:style-name="T38"/></text:p>
          </table:table-cell>
          <table:table-cell table:style-name="Tabela8.B277" office:value-type="string">
            <text:p text:style-name="P85">R/W<text:span text:style-name="T38"/></text:p>
          </table:table-cell>
          <table:table-cell table:style-name="Tabela8.B277" office:value-type="string">
            <text:p text:style-name="P85">[0,10000]<text:span text:style-name="T38"/></text:p>
          </table:table-cell>
          <table:table-cell table:style-name="Tabela8.B277" office:value-type="string">
            <text:p text:style-name="P85">0.01%<text:span text:style-name="T38"/></text:p>
          </table:table-cell>
          <table:table-cell table:style-name="Tabela8.B277" office:value-type="string">
            <text:p text:style-name="P85">0:0%额定电压<text:span text:style-name="T38"/></text:p>
            <text:p text:style-name="P85">5000:50%额定电压<text:span text:style-name="T38"/></text:p>
            <text:p text:style-name="P85">10000:100%额定电压<text:span text:style-name="T38"/></text:p>
            <text:p text:style-name="P85">（电压点4最大）<text:span text:style-name="T38"/></text:p>
          </table:table-cell>
        </table:table-row>
        <table:table-row table:style-name="Tabela8.2">
          <table:table-cell table:style-name="Tabela8.B3" office:value-type="string">
            <text:p text:style-name="P93">382</text:p>
          </table:table-cell>
          <table:table-cell table:style-name="Tabela8.B277" office:value-type="string">
            <text:p text:style-name="P81">电压-无功模式，</text:p>
            <text:p text:style-name="P85">无功点4<text:span text:style-name="T38"/></text:p>
            <text:p text:style-name="P85">(Volt_VAR.VAr4)<text:span text:style-name="T38"/></text:p>
          </table:table-cell>
          <table:table-cell table:style-name="Tabela8.B277" office:value-type="string">
            <text:p text:style-name="P85">R/W<text:span text:style-name="T38"/></text:p>
          </table:table-cell>
          <table:table-cell table:style-name="Tabela8.B277" office:value-type="string">
            <text:p text:style-name="P85">[-7000,7000]<text:span text:style-name="T38"/></text:p>
          </table:table-cell>
          <table:table-cell table:style-name="Tabela8.B277" office:value-type="string">
            <text:p text:style-name="P85">0.01%<text:span text:style-name="T38"/></text:p>
          </table:table-cell>
          <table:table-cell table:style-name="Tabela8.B277" office:value-type="string">
            <text:p text:style-name="P85">0:0%额定功率<text:span text:style-name="T38"/></text:p>
            <text:p text:style-name="P85">-7000:-70%额定功率<text:span text:style-name="T38"/></text:p>
            <text:p text:style-name="P85">7000:70%额定功率<text:span text:style-name="T38"/></text:p>
          </table:table-cell>
        </table:table-row>
        <table:table-row table:style-name="Tabela8.2">
          <table:table-cell table:style-name="Tabela8.B3" office:value-type="string">
            <text:p text:style-name="P93">383</text:p>
          </table:table-cell>
          <table:table-cell table:style-name="Tabela8.B286" office:value-type="string">
            <text:p text:style-name="P81">频率-有功参数模式使能</text:p>
            <text:p text:style-name="P81">(Freq_Watt_P.Ena)<text:span text:style-name="T38"/></text:p>
          </table:table-cell>
          <table:table-cell table:style-name="Tabela8.B286" office:value-type="string">
            <text:p text:style-name="P85">R/W<text:span text:style-name="T38"/></text:p>
          </table:table-cell>
          <table:table-cell table:style-name="Tabela8.B286" office:value-type="string">
            <text:p text:style-name="P85">[0,7]<text:span text:style-name="T38"/></text:p>
          </table:table-cell>
          <table:table-cell table:style-name="Tabela8.B286" office:value-type="string">
            <text:p text:style-name="P85">NO<text:span text:style-name="T38"/></text:p>
          </table:table-cell>
          <table:table-cell table:style-name="Tabela8.B286" office:value-type="string">
            <text:p text:style-name="P82"><text:span text:style-name="T41">B</text:span><text:span text:style-name="T41">it0: </text:span><text:span text:style-name="T18">enabled</text:span><text:span text:style-name="T41">（欠频加载使能）</text:span></text:p>
            <text:p text:style-name="P82"><text:span text:style-name="T41">B</text:span><text:span text:style-name="T41">it1: </text:span><text:span text:style-name="T18">enabled</text:span><text:span text:style-name="T41">（过频降载使能）</text:span></text:p>
            <text:p text:style-name="P82"><text:span text:style-name="T41">B</text:span><text:span text:style-name="T41">it2：过频冻结禁止</text:span></text:p>
            <text:p text:style-name="P94">Bit3：欠频冻结禁止<text:span text:style-name="T41"/></text:p>
            <text:p text:style-name="P94">Bit4：Pref_enable<text:span text:style-name="T41"/></text:p>
            <text:p text:style-name="P94"/>
          </table:table-cell>
        </table:table-row>
        <table:table-row table:style-name="Tabela8.2">
          <table:table-cell table:style-name="Tabela8.B3" office:value-type="string">
            <text:p text:style-name="P93">384</text:p>
          </table:table-cell>
          <table:table-cell table:style-name="Tabela8.B286" office:value-type="string">
            <text:p text:style-name="P81">频率-有功参数模式，</text:p>
            <text:p text:style-name="P81">欠频退出频率<text:span text:style-name="T38"/></text:p>
            <text:p text:style-name="P81">(Freq_Watt_P.Under_StopHz<text:span text:style-name="T38"/></text:p>
            <text:p text:style-name="P81">)<text:span text:style-name="T38"/></text:p>
          </table:table-cell>
          <table:table-cell table:style-name="Tabela8.B286" office:value-type="string">
            <text:p text:style-name="P85">R/W<text:span text:style-name="T38"/></text:p>
          </table:table-cell>
          <table:table-cell table:style-name="Tabela8.B286" office:value-type="string">
            <text:p text:style-name="P85">[0,200]<text:span text:style-name="T38"/></text:p>
          </table:table-cell>
          <table:table-cell table:style-name="Tabela8.B286" office:value-type="string">
            <text:p text:style-name="P85">0.1%<text:span text:style-name="T38"/></text:p>
          </table:table-cell>
          <table:table-cell table:style-name="Tabela8.B286" office:value-type="string">
            <text:p text:style-name="P81">200:20%下垂率：50Hz*20%=10Hz<text:span text:style-name="T38"/></text:p>
          </table:table-cell>
        </table:table-row>
        <table:table-row table:style-name="Tabela8.2">
          <table:table-cell table:style-name="Tabela8.B3" office:value-type="string">
            <text:p text:style-name="P93">385</text:p>
          </table:table-cell>
          <table:table-cell table:style-name="Tabela8.B286" office:value-type="string">
            <text:p text:style-name="P81">频率-有功参数模式，</text:p>
            <text:p text:style-name="P81">欠频_频率点1<text:span text:style-name="T38"/></text:p>
            <text:p text:style-name="P81">(F_Watt_P.Under_Hz1)<text:span text:style-name="T38"/></text:p>
          </table:table-cell>
          <table:table-cell table:style-name="Tabela8.B286" office:value-type="string">
            <text:p text:style-name="P85">R/W<text:span text:style-name="T38"/></text:p>
          </table:table-cell>
          <table:table-cell table:style-name="Tabela8.B286" office:value-type="string">
            <text:p text:style-name="P85">[0,200]<text:span text:style-name="T38"/></text:p>
          </table:table-cell>
          <table:table-cell table:style-name="Tabela8.B286" office:value-type="string">
            <text:p text:style-name="P85">0.1%<text:span text:style-name="T38"/></text:p>
          </table:table-cell>
          <table:table-cell table:style-name="Tabela8.B286" office:value-type="string">
            <text:p text:style-name="P81">200:20%下垂率：50Hz*20%=10Hz<text:span text:style-name="T38"/></text:p>
          </table:table-cell>
        </table:table-row>
        <table:table-row table:style-name="Tabela8.2">
          <table:table-cell table:style-name="Tabela8.B3" office:value-type="string">
            <text:p text:style-name="P93">386</text:p>
          </table:table-cell>
          <table:table-cell table:style-name="Tabela8.B286" office:value-type="string">
            <text:p text:style-name="P81">频率-有功参数模式，</text:p>
            <text:p text:style-name="P81">欠频下垂率1<text:span text:style-name="T38"/></text:p>
            <text:p text:style-name="P81">(F_Watt_P.Under_WGra1)<text:span text:style-name="T38"/></text:p>
          </table:table-cell>
          <table:table-cell table:style-name="Tabela8.B286" office:value-type="string">
            <text:p text:style-name="P85">R/W<text:span text:style-name="T38"/></text:p>
          </table:table-cell>
          <table:table-cell table:style-name="Tabela8.B286" office:value-type="string">
            <text:p text:style-name="P85">[0,10000]<text:span text:style-name="T38"/></text:p>
          </table:table-cell>
          <table:table-cell table:style-name="Tabela8.B286" office:value-type="string">
            <text:p text:style-name="P85">0.001Hz<text:span text:style-name="T38"/></text:p>
          </table:table-cell>
          <table:table-cell table:style-name="Tabela8.B286" office:value-type="string">
            <text:p text:style-name="P81">10000:10Hz<text:span text:style-name="T38"/></text:p>
          </table:table-cell>
        </table:table-row>
        <table:table-row table:style-name="Tabela8.2">
          <table:table-cell table:style-name="Tabela8.B3" office:value-type="string">
            <text:p text:style-name="P93">387</text:p>
          </table:table-cell>
          <table:table-cell table:style-name="Tabela8.B286" office:value-type="string">
            <text:p text:style-name="P81">频率-有功参数模式，</text:p>
            <text:p text:style-name="P81">欠频_频率点1的<text:span text:style-name="T38"/></text:p>
            <text:p text:style-name="P81">启动延时<text:span text:style-name="T38"/></text:p>
          </table:table-cell>
          <table:table-cell table:style-name="Tabela8.B286" office:value-type="string">
            <text:p text:style-name="P85">R/W<text:span text:style-name="T43"/></text:p>
          </table:table-cell>
          <table:table-cell table:style-name="Tabela8.B286" office:value-type="string">
            <text:p text:style-name="P85">[0-65535]</text:p>
          </table:table-cell>
          <table:table-cell table:style-name="Tabela8.B286" office:value-type="string">
            <text:p text:style-name="P85">0.1S<text:span text:style-name="T38"/></text:p>
          </table:table-cell>
          <table:table-cell table:style-name="Tabela8.B286" office:value-type="string">
            <text:p text:style-name="P95"/>
          </table:table-cell>
        </table:table-row>
        <table:table-row table:style-name="Tabela8.2">
          <table:table-cell table:style-name="Tabela8.B3" office:value-type="string">
            <text:p text:style-name="P93">388</text:p>
          </table:table-cell>
          <table:table-cell table:style-name="Tabela8.B286" office:value-type="string">
            <text:p text:style-name="P81">频率-有功参数模式，</text:p>
            <text:p text:style-name="P81"><text:soft-page-break/>欠频退出频率的<text:span text:style-name="T38"/></text:p>
            <text:p text:style-name="P81">停止延时<text:span text:style-name="T38"/></text:p>
          </table:table-cell>
          <table:table-cell table:style-name="Tabela8.B286" office:value-type="string">
            <text:p text:style-name="P85">R/W<text:span text:style-name="T43"/></text:p>
          </table:table-cell>
          <table:table-cell table:style-name="Tabela8.B286" office:value-type="string">
            <text:p text:style-name="P85">[0-65535]</text:p>
          </table:table-cell>
          <table:table-cell table:style-name="Tabela8.B286" office:value-type="string">
            <text:p text:style-name="P85">0.1S<text:span text:style-name="T38"/></text:p>
          </table:table-cell>
          <table:table-cell table:style-name="Tabela8.B286" office:value-type="string">
            <text:p text:style-name="P95"/>
          </table:table-cell>
        </table:table-row>
        <table:table-row table:style-name="Tabela8.2">
          <table:table-cell table:style-name="Tabela8.B3" office:value-type="string">
            <text:p text:style-name="P93">389</text:p>
          </table:table-cell>
          <table:table-cell table:style-name="Tabela8.B286" office:value-type="string">
            <text:p text:style-name="P81">频率-有功参数模式，</text:p>
            <text:p text:style-name="P81">过频退出频率点(F_Watt_P.Over_StopHz)<text:span text:style-name="T38"/></text:p>
          </table:table-cell>
          <table:table-cell table:style-name="Tabela8.B286" office:value-type="string">
            <text:p text:style-name="P85">R/W<text:span text:style-name="T38"/></text:p>
          </table:table-cell>
          <table:table-cell table:style-name="Tabela8.B286" office:value-type="string">
            <text:p text:style-name="P85">[4500,6500]<text:span text:style-name="T38"/></text:p>
          </table:table-cell>
          <table:table-cell table:style-name="Tabela8.B286" office:value-type="string">
            <text:p text:style-name="P85">0.01Hz<text:span text:style-name="T38"/></text:p>
          </table:table-cell>
          <table:table-cell table:style-name="Tabela8.B286" office:value-type="string">
            <text:p text:style-name="P81">4500:45.00Hz<text:span text:style-name="T38"/></text:p>
            <text:p text:style-name="P81">5000:50.00Hz<text:span text:style-name="T38"/></text:p>
            <text:p text:style-name="P81">6500:65.00Hz<text:span text:style-name="T38"/></text:p>
          </table:table-cell>
        </table:table-row>
        <table:table-row table:style-name="Tabela8.2">
          <table:table-cell table:style-name="Tabela8.B3" office:value-type="string">
            <text:p text:style-name="P93">390</text:p>
          </table:table-cell>
          <table:table-cell table:style-name="Tabela8.B293" office:value-type="string">
            <text:p text:style-name="P81">频率-有功参数模式，</text:p>
            <text:p text:style-name="P81">过频频率点1<text:span text:style-name="T38"/></text:p>
            <text:p text:style-name="P81">(F_Watt_C.Over_Hz1)<text:span text:style-name="T38"/></text:p>
          </table:table-cell>
          <table:table-cell table:style-name="Tabela8.B293" office:value-type="string">
            <text:p text:style-name="P85">R/W<text:span text:style-name="T38"/></text:p>
          </table:table-cell>
          <table:table-cell table:style-name="Tabela8.B293" office:value-type="string">
            <text:p text:style-name="P85">[0,30000]<text:span text:style-name="T38"/></text:p>
          </table:table-cell>
          <table:table-cell table:style-name="Tabela8.B293" office:value-type="string">
            <text:p text:style-name="P85">%Prated/min<text:span text:style-name="T38"/></text:p>
          </table:table-cell>
          <table:table-cell table:style-name="Tabela8.B293" office:value-type="string">
            <text:p text:style-name="P81">100:10.0%Prated/min<text:span text:style-name="T38"/></text:p>
            <text:p text:style-name="P81">1000:100.0%Prated/min<text:span text:style-name="T38"/></text:p>
            <text:p text:style-name="P81">30000:3000.0%Prated/min<text:span text:style-name="T38"/></text:p>
          </table:table-cell>
        </table:table-row>
        <table:table-row table:style-name="Tabela8.2">
          <table:table-cell table:style-name="Tabela8.B3" office:value-type="string">
            <text:p text:style-name="P93">391</text:p>
          </table:table-cell>
          <table:table-cell table:style-name="Tabela8.B293" office:value-type="string">
            <text:p text:style-name="P81">频率-有功参数模式，</text:p>
            <text:p text:style-name="P81">过频下垂率1<text:span text:style-name="T38"/></text:p>
            <text:p text:style-name="P44"><text:span text:style-name="T9">(F_Watt_C.</text:span><text:span text:style-name="T18">Over.WGra1</text:span><text:span text:style-name="T18">)</text:span></text:p>
          </table:table-cell>
          <table:table-cell table:style-name="Tabela8.B293" office:value-type="string">
            <text:p text:style-name="P47"/>
          </table:table-cell>
          <table:table-cell table:style-name="Tabela8.B293" office:value-type="string">
            <text:p text:style-name="P47"/>
          </table:table-cell>
          <table:table-cell table:style-name="Tabela8.B293" office:value-type="string">
            <text:p text:style-name="P47"/>
          </table:table-cell>
          <table:table-cell table:style-name="Tabela8.B293" office:value-type="string">
            <text:p text:style-name="P47"/>
          </table:table-cell>
        </table:table-row>
        <table:table-row table:style-name="Tabela8.2">
          <table:table-cell table:style-name="Tabela8.B3" office:value-type="string">
            <text:p text:style-name="P93">392<text:span text:style-name="T44"/></text:p>
          </table:table-cell>
          <table:table-cell table:style-name="Tabela8.B293" office:value-type="string">
            <text:p text:style-name="P81">频率-有功参数模式，</text:p>
            <text:p text:style-name="P81">过频_频率点1的<text:span text:style-name="T38"/></text:p>
            <text:p text:style-name="P81">启动延时<text:span text:style-name="T38"/></text:p>
          </table:table-cell>
          <table:table-cell table:style-name="Tabela8.B293" office:value-type="string">
            <text:p text:style-name="P85">R/W<text:span text:style-name="T43"/></text:p>
          </table:table-cell>
          <table:table-cell table:style-name="Tabela8.B293" office:value-type="string">
            <text:p text:style-name="P85">[0-65535]</text:p>
          </table:table-cell>
          <table:table-cell table:style-name="Tabela8.B293" office:value-type="string">
            <text:p text:style-name="P85">0.1S<text:span text:style-name="T38"/></text:p>
          </table:table-cell>
          <table:table-cell table:style-name="Tabela8.B293" office:value-type="string">
            <text:p text:style-name="P96"/>
          </table:table-cell>
        </table:table-row>
        <table:table-row table:style-name="Tabela8.2">
          <table:table-cell table:style-name="Tabela8.B3" office:value-type="string">
            <text:p text:style-name="P93">393</text:p>
          </table:table-cell>
          <table:table-cell table:style-name="Tabela8.B293" office:value-type="string">
            <text:p text:style-name="P81">频率-有功参数模式，</text:p>
            <text:p text:style-name="P81">过频退出频率的<text:span text:style-name="T38"/></text:p>
            <text:p text:style-name="P81">停止延时<text:span text:style-name="T38"/></text:p>
          </table:table-cell>
          <table:table-cell table:style-name="Tabela8.B293" office:value-type="string">
            <text:p text:style-name="P85">R/W<text:span text:style-name="T43"/></text:p>
          </table:table-cell>
          <table:table-cell table:style-name="Tabela8.B293" office:value-type="string">
            <text:p text:style-name="P85">[0-65535]</text:p>
          </table:table-cell>
          <table:table-cell table:style-name="Tabela8.B293" office:value-type="string">
            <text:p text:style-name="P85">0.1S<text:span text:style-name="T38"/></text:p>
          </table:table-cell>
          <table:table-cell table:style-name="Tabela8.B293" office:value-type="string">
            <text:p text:style-name="P96"/>
          </table:table-cell>
        </table:table-row>
        <table:table-row table:style-name="Tabela8.2">
          <table:table-cell table:style-name="Tabela8.B3" office:value-type="string">
            <text:p text:style-name="P93">394</text:p>
          </table:table-cell>
          <table:table-cell table:style-name="Tabela8.B1" office:value-type="string">
            <text:p text:style-name="P46">预留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3" office:value-type="string">
            <text:p text:style-name="P93">395<text:span text:style-name="T44"/></text:p>
          </table:table-cell>
          <table:table-cell table:style-name="Tabela8.B298" office:value-type="string">
            <text:p text:style-name="P81">有功-无功模式使能</text:p>
            <text:p text:style-name="P81">(<text:bookmark-start text:name="OLE_LINK3"/>Watt_VAr.Ena<text:bookmark-end text:name="OLE_LINK3"/>)<text:span text:style-name="T38"/></text:p>
          </table:table-cell>
          <table:table-cell table:style-name="Tabela8.B298" office:value-type="string">
            <text:p text:style-name="P85">R/W<text:span text:style-name="T38"/></text:p>
          </table:table-cell>
          <table:table-cell table:style-name="Tabela8.B298" office:value-type="string">
            <text:p text:style-name="P85">[0,1]<text:span text:style-name="T38"/></text:p>
          </table:table-cell>
          <table:table-cell table:style-name="Tabela8.B298" office:value-type="string">
            <text:p text:style-name="P85">NO<text:span text:style-name="T38"/></text:p>
          </table:table-cell>
          <table:table-cell table:style-name="Tabela8.B298" office:value-type="string">
            <text:p text:style-name="P44"><text:span text:style-name="T18">0:dis</text:span><text:span text:style-name="T18">able</text:span></text:p>
            <text:p text:style-name="P82"><text:span text:style-name="T18">1</text:span><text:span text:style-name="T41">:</text:span><text:span text:style-name="T18">enabled</text:span></text:p>
          </table:table-cell>
        </table:table-row>
        <table:table-row table:style-name="Tabela8.2">
          <table:table-cell table:style-name="Tabela8.B3" office:value-type="string">
            <text:p text:style-name="P93">396</text:p>
          </table:table-cell>
          <table:table-cell table:style-name="Tabela8.B298" office:value-type="string">
            <text:p text:style-name="P81">有功-无功模式，</text:p>
            <text:p text:style-name="P85">有功点1<text:span text:style-name="T38"/></text:p>
            <text:p text:style-name="P85">(Watt_VAr.W1)<text:span text:style-name="T38"/></text:p>
          </table:table-cell>
          <table:table-cell table:style-name="Tabela8.B298" office:value-type="string">
            <text:p text:style-name="P85">R/W<text:span text:style-name="T38"/></text:p>
          </table:table-cell>
          <table:table-cell table:style-name="Tabela8.B298" office:value-type="string">
            <text:p text:style-name="P85">[-10000,10000]<text:span text:style-name="T38"/></text:p>
          </table:table-cell>
          <table:table-cell table:style-name="Tabela8.B298" office:value-type="string">
            <text:p text:style-name="P85">0.01%<text:span text:style-name="T38"/></text:p>
          </table:table-cell>
          <table:table-cell table:style-name="Tabela8.B298" office:value-type="string">
            <text:p text:style-name="P85">0:0%额定功率<text:span text:style-name="T38"/></text:p>
            <text:p text:style-name="P85">5000:50%额定功率<text:span text:style-name="T38"/></text:p>
            <text:p text:style-name="P85">10000:100%额定功率<text:span text:style-name="T38"/></text:p>
            <text:p text:style-name="P85">（有功点1小于等于有功点2）<text:span text:style-name="T38"/></text:p>
          </table:table-cell>
        </table:table-row>
        <table:table-row table:style-name="Tabela8.2">
          <table:table-cell table:style-name="Tabela8.B3" office:value-type="string">
            <text:p text:style-name="P93">397</text:p>
          </table:table-cell>
          <table:table-cell table:style-name="Tabela8.B298" office:value-type="string">
            <text:p text:style-name="P81">有功-无功模式，</text:p>
            <text:p text:style-name="P85">无功点1<text:span text:style-name="T38"/></text:p>
            <text:p text:style-name="P85">(Watt_VAr.VAr1)<text:span text:style-name="T38"/></text:p>
          </table:table-cell>
          <table:table-cell table:style-name="Tabela8.B298" office:value-type="string">
            <text:p text:style-name="P85">R/W<text:span text:style-name="T38"/></text:p>
          </table:table-cell>
          <table:table-cell table:style-name="Tabela8.B298" office:value-type="string">
            <text:p text:style-name="P85">[-7000,7000]<text:span text:style-name="T38"/></text:p>
          </table:table-cell>
          <table:table-cell table:style-name="Tabela8.B298" office:value-type="string">
            <text:p text:style-name="P85">0.01%<text:span text:style-name="T38"/></text:p>
          </table:table-cell>
          <table:table-cell table:style-name="Tabela8.B298" office:value-type="string">
            <text:p text:style-name="P85">0:0%额定功率<text:span text:style-name="T38"/></text:p>
            <text:p text:style-name="P85">-7000:-70%额定功率<text:span text:style-name="T38"/></text:p>
            <text:p text:style-name="P85">7000:70%额定功率<text:span text:style-name="T38"/></text:p>
          </table:table-cell>
        </table:table-row>
        <table:table-row table:style-name="Tabela8.2">
          <table:table-cell table:style-name="Tabela8.B3" office:value-type="string">
            <text:p text:style-name="P93">398</text:p>
          </table:table-cell>
          <table:table-cell table:style-name="Tabela8.B298" office:value-type="string">
            <text:p text:style-name="P81">有功-无功模式，</text:p>
            <text:p text:style-name="P85">有功点2<text:span text:style-name="T38"/></text:p>
            <text:p text:style-name="P85">(Watt_VAr.W2)<text:span text:style-name="T38"/></text:p>
          </table:table-cell>
          <table:table-cell table:style-name="Tabela8.B298" office:value-type="string">
            <text:p text:style-name="P85">R/W<text:span text:style-name="T38"/></text:p>
          </table:table-cell>
          <table:table-cell table:style-name="Tabela8.B298" office:value-type="string">
            <text:p text:style-name="P85">[-10000,10000]<text:span text:style-name="T38"/></text:p>
          </table:table-cell>
          <table:table-cell table:style-name="Tabela8.B298" office:value-type="string">
            <text:p text:style-name="P85">0.01%<text:span text:style-name="T38"/></text:p>
          </table:table-cell>
          <table:table-cell table:style-name="Tabela8.B298" office:value-type="string">
            <text:p text:style-name="P85">0:0%额定功率<text:span text:style-name="T38"/></text:p>
            <text:p text:style-name="P85">5000:50%额定功率<text:span text:style-name="T38"/></text:p>
            <text:p text:style-name="P85">10000:100%额定功率<text:span text:style-name="T38"/></text:p>
            <text:p text:style-name="P85">（有功点2小于等于有功点3）<text:span text:style-name="T38"/></text:p>
          </table:table-cell>
        </table:table-row>
        <table:table-row table:style-name="Tabela8.2">
          <table:table-cell table:style-name="Tabela8.B3" office:value-type="string">
            <text:p text:style-name="P93">399</text:p>
          </table:table-cell>
          <table:table-cell table:style-name="Tabela8.B298" office:value-type="string">
            <text:p text:style-name="P81">有功-无功模式，</text:p>
            <text:p text:style-name="P85">无功点2<text:span text:style-name="T38"/></text:p>
            <text:p text:style-name="P85">(Watt_VAr.VAr2)<text:span text:style-name="T38"/></text:p>
          </table:table-cell>
          <table:table-cell table:style-name="Tabela8.B298" office:value-type="string">
            <text:p text:style-name="P85">R/W<text:span text:style-name="T38"/></text:p>
          </table:table-cell>
          <table:table-cell table:style-name="Tabela8.B298" office:value-type="string">
            <text:p text:style-name="P85">[-7000,7000]<text:span text:style-name="T38"/></text:p>
          </table:table-cell>
          <table:table-cell table:style-name="Tabela8.B298" office:value-type="string">
            <text:p text:style-name="P85">0.01%<text:span text:style-name="T38"/></text:p>
          </table:table-cell>
          <table:table-cell table:style-name="Tabela8.B298" office:value-type="string">
            <text:p text:style-name="P85">0:0%额定功率<text:span text:style-name="T38"/></text:p>
            <text:p text:style-name="P85">-7000:-70%额定功率<text:span text:style-name="T38"/></text:p>
            <text:p text:style-name="P85">7000:70%额定功率<text:span text:style-name="T38"/></text:p>
          </table:table-cell>
        </table:table-row>
        <table:table-row table:style-name="Tabela8.2">
          <table:table-cell table:style-name="Tabela8.A1" office:value-type="string">
            <text:p text:style-name="P35">400</text:p>
          </table:table-cell>
          <table:table-cell table:style-name="Tabela8.B298" office:value-type="string">
            <text:p text:style-name="P81">有功-无功模式，<text:span text:style-name="T38"/></text:p>
            <text:p text:style-name="P85">有功点3<text:span text:style-name="T38"/></text:p>
            <text:p text:style-name="P85">(Watt_VAr.W3)<text:span text:style-name="T38"/></text:p>
          </table:table-cell>
          <table:table-cell table:style-name="Tabela8.B298" office:value-type="string">
            <text:p text:style-name="P85">R/W<text:span text:style-name="T38"/></text:p>
          </table:table-cell>
          <table:table-cell table:style-name="Tabela8.B298" office:value-type="string">
            <text:p text:style-name="P85">[-10000,10000]<text:span text:style-name="T38"/></text:p>
          </table:table-cell>
          <table:table-cell table:style-name="Tabela8.B298" office:value-type="string">
            <text:p text:style-name="P85">0.01%<text:span text:style-name="T38"/></text:p>
          </table:table-cell>
          <table:table-cell table:style-name="Tabela8.B298" office:value-type="string">
            <text:p text:style-name="P85">0:0%额定功率<text:span text:style-name="T38"/></text:p>
            <text:p text:style-name="P85">5000:50%额定功率<text:span text:style-name="T38"/></text:p>
            <text:p text:style-name="P85">10000:100%额定功率<text:span text:style-name="T38"/></text:p>
            <text:p text:style-name="P85">（有功点3小于等于有功点4）<text:span text:style-name="T38"/></text:p>
          </table:table-cell>
        </table:table-row>
        <table:table-row table:style-name="Tabela8.2">
          <table:table-cell table:style-name="Tabela8.A1" office:value-type="string">
            <text:p text:style-name="P35">401</text:p>
          </table:table-cell>
          <table:table-cell table:style-name="Tabela8.B298" office:value-type="string">
            <text:p text:style-name="P81">有功-无功模式，<text:span text:style-name="T38"/></text:p>
            <text:p text:style-name="P85">无功点3<text:span text:style-name="T38"/></text:p>
            <text:p text:style-name="P85">(Watt_VAr.VAr3)<text:span text:style-name="T38"/></text:p>
          </table:table-cell>
          <table:table-cell table:style-name="Tabela8.B298" office:value-type="string">
            <text:p text:style-name="P85">R/W<text:span text:style-name="T38"/></text:p>
          </table:table-cell>
          <table:table-cell table:style-name="Tabela8.B298" office:value-type="string">
            <text:p text:style-name="P85">[-7000,7000]<text:span text:style-name="T38"/></text:p>
          </table:table-cell>
          <table:table-cell table:style-name="Tabela8.B298" office:value-type="string">
            <text:p text:style-name="P85">0.01%<text:span text:style-name="T38"/></text:p>
          </table:table-cell>
          <table:table-cell table:style-name="Tabela8.B298" office:value-type="string">
            <text:p text:style-name="P85">0:0%额定功率<text:span text:style-name="T38"/></text:p>
            <text:p text:style-name="P85">-7000:-70%额定功率<text:span text:style-name="T38"/></text:p>
            <text:p text:style-name="P85">7000:70%额定功率<text:span text:style-name="T38"/></text:p>
          </table:table-cell>
        </table:table-row>
        <table:table-row table:style-name="Tabela8.2">
          <table:table-cell table:style-name="Tabela8.B3" office:value-type="string">
            <text:p text:style-name="P93">402</text:p>
          </table:table-cell>
          <table:table-cell table:style-name="Tabela8.B298" office:value-type="string">
            <text:p text:style-name="P81">有功-无功模式，</text:p>
            <text:p text:style-name="P85">有功点4<text:span text:style-name="T38"/></text:p>
            <text:p text:style-name="P85"><text:soft-page-break/>(Watt_VAr.W4)<text:span text:style-name="T38"/></text:p>
          </table:table-cell>
          <table:table-cell table:style-name="Tabela8.B298" office:value-type="string">
            <text:p text:style-name="P85">R/W<text:span text:style-name="T38"/></text:p>
          </table:table-cell>
          <table:table-cell table:style-name="Tabela8.B298" office:value-type="string">
            <text:p text:style-name="P85">[-10000,10000]<text:span text:style-name="T38"/></text:p>
          </table:table-cell>
          <table:table-cell table:style-name="Tabela8.B298" office:value-type="string">
            <text:p text:style-name="P85">0.01%<text:span text:style-name="T38"/></text:p>
          </table:table-cell>
          <table:table-cell table:style-name="Tabela8.B298" office:value-type="string">
            <text:p text:style-name="P85">0:0%额定功率<text:span text:style-name="T38"/></text:p>
            <text:p text:style-name="P85">5000:50%额定功率<text:span text:style-name="T38"/></text:p>
            <text:p text:style-name="P85"><text:soft-page-break/>10000:100%额定电压<text:span text:style-name="T38"/></text:p>
            <text:p text:style-name="P85">（有功点4最大）<text:span text:style-name="T38"/></text:p>
          </table:table-cell>
        </table:table-row>
        <table:table-row table:style-name="Tabela8.2">
          <table:table-cell table:style-name="Tabela8.B3" office:value-type="string">
            <text:p text:style-name="P93">403</text:p>
          </table:table-cell>
          <table:table-cell table:style-name="Tabela8.B298" office:value-type="string">
            <text:p text:style-name="P81">有功-无功模式，</text:p>
            <text:p text:style-name="P85">无功点4<text:span text:style-name="T38"/></text:p>
            <text:p text:style-name="P85">(Watt_VAr.VAr4)<text:span text:style-name="T38"/></text:p>
          </table:table-cell>
          <table:table-cell table:style-name="Tabela8.B298" office:value-type="string">
            <text:p text:style-name="P85">R/W<text:span text:style-name="T38"/></text:p>
          </table:table-cell>
          <table:table-cell table:style-name="Tabela8.B298" office:value-type="string">
            <text:p text:style-name="P85">[-7000,7000]<text:span text:style-name="T38"/></text:p>
          </table:table-cell>
          <table:table-cell table:style-name="Tabela8.B298" office:value-type="string">
            <text:p text:style-name="P85">0.01%<text:span text:style-name="T38"/></text:p>
          </table:table-cell>
          <table:table-cell table:style-name="Tabela8.B298" office:value-type="string">
            <text:p text:style-name="P85">0:0%额定功率<text:span text:style-name="T38"/></text:p>
            <text:p text:style-name="P85">-7000:-70%额定功率<text:span text:style-name="T38"/></text:p>
            <text:p text:style-name="P85">7000:70%额定功率<text:span text:style-name="T38"/></text:p>
          </table:table-cell>
        </table:table-row>
        <table:table-row table:style-name="Tabela8.2">
          <table:table-cell table:style-name="Tabela8.B3" office:value-type="string">
            <text:p text:style-name="P93">404</text:p>
          </table:table-cell>
          <table:table-cell table:style-name="Tabela8.B268" office:value-type="string">
            <text:p text:style-name="P81">有功-功率因素模式使能</text:p>
            <text:p text:style-name="P81">(Watt_PF.Ena)<text:span text:style-name="T38"/></text:p>
          </table:table-cell>
          <table:table-cell table:style-name="Tabela8.B268" office:value-type="string">
            <text:p text:style-name="P85">R/W<text:span text:style-name="T38"/></text:p>
          </table:table-cell>
          <table:table-cell table:style-name="Tabela8.B268" office:value-type="string">
            <text:p text:style-name="P85">[0,1]<text:span text:style-name="T38"/></text:p>
          </table:table-cell>
          <table:table-cell table:style-name="Tabela8.B268" office:value-type="string">
            <text:p text:style-name="P85">NO<text:span text:style-name="T38"/></text:p>
          </table:table-cell>
          <table:table-cell table:style-name="Tabela8.B268" office:value-type="string">
            <text:p text:style-name="P44"><text:span text:style-name="T18">0:dis</text:span><text:span text:style-name="T18">able</text:span></text:p>
            <text:p text:style-name="P82"><text:span text:style-name="T18">1</text:span><text:span text:style-name="T41">:</text:span><text:span text:style-name="T18">enabled</text:span></text:p>
          </table:table-cell>
        </table:table-row>
        <table:table-row table:style-name="Tabela8.2">
          <table:table-cell table:style-name="Tabela8.B3" office:value-type="string">
            <text:p text:style-name="P93">405</text:p>
          </table:table-cell>
          <table:table-cell table:style-name="Tabela8.B268" office:value-type="string">
            <text:p text:style-name="P81">有功-功率因素模式，</text:p>
            <text:p text:style-name="P85">有功点1<text:span text:style-name="T38"/></text:p>
            <text:p text:style-name="P85">(Watt_PF.W1)<text:span text:style-name="T38"/></text:p>
          </table:table-cell>
          <table:table-cell table:style-name="Tabela8.B268" office:value-type="string">
            <text:p text:style-name="P85">R/W<text:span text:style-name="T38"/></text:p>
          </table:table-cell>
          <table:table-cell table:style-name="Tabela8.B268" office:value-type="string">
            <text:p text:style-name="P85">[-10000,10000]<text:span text:style-name="T38"/></text:p>
          </table:table-cell>
          <table:table-cell table:style-name="Tabela8.B268" office:value-type="string">
            <text:p text:style-name="P85">0.01%<text:span text:style-name="T38"/></text:p>
          </table:table-cell>
          <table:table-cell table:style-name="Tabela8.B268" office:value-type="string">
            <text:p text:style-name="P85">0:0%额定功率<text:span text:style-name="T38"/></text:p>
            <text:p text:style-name="P85">5000:50%额定功率<text:span text:style-name="T38"/></text:p>
            <text:p text:style-name="P85">10000:100%额定功率<text:span text:style-name="T38"/></text:p>
            <text:p text:style-name="P85">（有功点1小于等于有功点2）<text:span text:style-name="T38"/></text:p>
          </table:table-cell>
        </table:table-row>
        <table:table-row table:style-name="Tabela8.2">
          <table:table-cell table:style-name="Tabela8.B3" office:value-type="string">
            <text:p text:style-name="P93">406</text:p>
          </table:table-cell>
          <table:table-cell table:style-name="Tabela8.B268" office:value-type="string">
            <text:p text:style-name="P81">有功-功率因素模式，</text:p>
            <text:p text:style-name="P85">功率因素点1<text:span text:style-name="T38"/></text:p>
            <text:p text:style-name="P85">(Watt_PF.PF1)<text:span text:style-name="T38"/></text:p>
          </table:table-cell>
          <table:table-cell table:style-name="Tabela8.B268" office:value-type="string">
            <text:p text:style-name="P85">R/W<text:span text:style-name="T38"/></text:p>
          </table:table-cell>
          <table:table-cell table:style-name="Tabela8.B268" office:value-type="string">
            <text:p text:style-name="P85">[8000,10000],<text:span text:style-name="T38"/></text:p>
            <text:p text:style-name="P85">[-8000,-10000]<text:span text:style-name="T38"/></text:p>
            <text:p text:style-name="P85"/>
          </table:table-cell>
          <table:table-cell table:style-name="Tabela8.B268" office:value-type="string">
            <text:p text:style-name="P85">0.0001<text:span text:style-name="T38"/></text:p>
          </table:table-cell>
          <table:table-cell table:style-name="Tabela8.B268" office:value-type="string">
            <text:p text:style-name="P85">10000:功率因素为1<text:span text:style-name="T38"/></text:p>
            <text:p text:style-name="P85">8000:功率因素为0.8<text:span text:style-name="T38"/></text:p>
            <text:p text:style-name="P85">-8000:功率因素为-0.8<text:span text:style-name="T38"/></text:p>
            <text:p text:style-name="P85">-10000:功率因素为-1<text:span text:style-name="T38"/></text:p>
          </table:table-cell>
        </table:table-row>
        <table:table-row table:style-name="Tabela8.2">
          <table:table-cell table:style-name="Tabela8.B3" office:value-type="string">
            <text:p text:style-name="P93">407</text:p>
          </table:table-cell>
          <table:table-cell table:style-name="Tabela8.B268" office:value-type="string">
            <text:p text:style-name="P81">有功-功率因素模式，</text:p>
            <text:p text:style-name="P85">有功点2<text:span text:style-name="T38"/></text:p>
            <text:p text:style-name="P85">(Watt_PF.W2)<text:span text:style-name="T38"/></text:p>
          </table:table-cell>
          <table:table-cell table:style-name="Tabela8.B268" office:value-type="string">
            <text:p text:style-name="P85">R/W<text:span text:style-name="T38"/></text:p>
          </table:table-cell>
          <table:table-cell table:style-name="Tabela8.B268" office:value-type="string">
            <text:p text:style-name="P85">[-10000,10000]<text:span text:style-name="T38"/></text:p>
          </table:table-cell>
          <table:table-cell table:style-name="Tabela8.B268" office:value-type="string">
            <text:p text:style-name="P85">0.01%<text:span text:style-name="T38"/></text:p>
          </table:table-cell>
          <table:table-cell table:style-name="Tabela8.B268" office:value-type="string">
            <text:p text:style-name="P85">0:0%额定功率<text:span text:style-name="T38"/></text:p>
            <text:p text:style-name="P85">5000:50%额定功率<text:span text:style-name="T38"/></text:p>
            <text:p text:style-name="P85">10000:100%额定功率<text:span text:style-name="T38"/></text:p>
            <text:p text:style-name="P85">（有功点2小于等于有功点3）<text:span text:style-name="T38"/></text:p>
          </table:table-cell>
        </table:table-row>
        <table:table-row table:style-name="Tabela8.2">
          <table:table-cell table:style-name="Tabela8.B3" office:value-type="string">
            <text:p text:style-name="P93">408</text:p>
          </table:table-cell>
          <table:table-cell table:style-name="Tabela8.B268" office:value-type="string">
            <text:p text:style-name="P81">有功-功率因素模式，</text:p>
            <text:p text:style-name="P85">功率因素点2<text:span text:style-name="T38"/></text:p>
            <text:p text:style-name="P85">(Watt_PF.PF2)<text:span text:style-name="T38"/></text:p>
          </table:table-cell>
          <table:table-cell table:style-name="Tabela8.B268" office:value-type="string">
            <text:p text:style-name="P85">R/W<text:span text:style-name="T38"/></text:p>
          </table:table-cell>
          <table:table-cell table:style-name="Tabela8.B268" office:value-type="string">
            <text:p text:style-name="P85">[8000,10000],<text:span text:style-name="T38"/></text:p>
            <text:p text:style-name="P85">[-8000,-10000]<text:span text:style-name="T38"/></text:p>
            <text:p text:style-name="P85"/>
          </table:table-cell>
          <table:table-cell table:style-name="Tabela8.B268" office:value-type="string">
            <text:p text:style-name="P85">0.0001<text:span text:style-name="T38"/></text:p>
          </table:table-cell>
          <table:table-cell table:style-name="Tabela8.B268" office:value-type="string">
            <text:p text:style-name="P85">10000:功率因素为1<text:span text:style-name="T38"/></text:p>
            <text:p text:style-name="P85">8000:功率因素为0.8<text:span text:style-name="T38"/></text:p>
            <text:p text:style-name="P85">-8000:功率因素为-0.8<text:span text:style-name="T38"/></text:p>
            <text:p text:style-name="P85">-10000:功率因素为-1<text:span text:style-name="T38"/></text:p>
          </table:table-cell>
        </table:table-row>
        <table:table-row table:style-name="Tabela8.2">
          <table:table-cell table:style-name="Tabela8.B3" office:value-type="string">
            <text:p text:style-name="P93">409</text:p>
          </table:table-cell>
          <table:table-cell table:style-name="Tabela8.B268" office:value-type="string">
            <text:p text:style-name="P81">有功-功率因素模式，</text:p>
            <text:p text:style-name="P85">有功点3<text:span text:style-name="T38"/></text:p>
            <text:p text:style-name="P85">(Watt_PF.W3)<text:span text:style-name="T38"/></text:p>
          </table:table-cell>
          <table:table-cell table:style-name="Tabela8.B268" office:value-type="string">
            <text:p text:style-name="P85">R/W<text:span text:style-name="T38"/></text:p>
          </table:table-cell>
          <table:table-cell table:style-name="Tabela8.B268" office:value-type="string">
            <text:p text:style-name="P85">[-10000,10000]<text:span text:style-name="T38"/></text:p>
          </table:table-cell>
          <table:table-cell table:style-name="Tabela8.B268" office:value-type="string">
            <text:p text:style-name="P85">0.01%<text:span text:style-name="T38"/></text:p>
          </table:table-cell>
          <table:table-cell table:style-name="Tabela8.B268" office:value-type="string">
            <text:p text:style-name="P85">0:0%额定功率<text:span text:style-name="T38"/></text:p>
            <text:p text:style-name="P85">5000:50%额定功率<text:span text:style-name="T38"/></text:p>
            <text:p text:style-name="P85">10000:100%额定功率<text:span text:style-name="T38"/></text:p>
            <text:p text:style-name="P85">（有功点3小于等于有功点4）<text:span text:style-name="T38"/></text:p>
          </table:table-cell>
        </table:table-row>
        <table:table-row table:style-name="Tabela8.2">
          <table:table-cell table:style-name="Tabela8.B3" office:value-type="string">
            <text:p text:style-name="P93">410</text:p>
          </table:table-cell>
          <table:table-cell table:style-name="Tabela8.B268" office:value-type="string">
            <text:p text:style-name="P81">有功-功率因素模式，</text:p>
            <text:p text:style-name="P85">功率因素点3<text:span text:style-name="T38"/></text:p>
            <text:p text:style-name="P85">(Watt_PF.PF3)<text:span text:style-name="T38"/></text:p>
          </table:table-cell>
          <table:table-cell table:style-name="Tabela8.B268" office:value-type="string">
            <text:p text:style-name="P85">R/W<text:span text:style-name="T38"/></text:p>
          </table:table-cell>
          <table:table-cell table:style-name="Tabela8.B268" office:value-type="string">
            <text:p text:style-name="P85">[8000,10000],<text:span text:style-name="T38"/></text:p>
            <text:p text:style-name="P85">[-8000,-10000]<text:span text:style-name="T38"/></text:p>
            <text:p text:style-name="P85"/>
          </table:table-cell>
          <table:table-cell table:style-name="Tabela8.B268" office:value-type="string">
            <text:p text:style-name="P85">0.0001<text:span text:style-name="T38"/></text:p>
          </table:table-cell>
          <table:table-cell table:style-name="Tabela8.B268" office:value-type="string">
            <text:p text:style-name="P85">10000:功率因素为1<text:span text:style-name="T38"/></text:p>
            <text:p text:style-name="P85">8000:功率因素为0.8<text:span text:style-name="T38"/></text:p>
            <text:p text:style-name="P85">-8000:功率因素为-0.8<text:span text:style-name="T38"/></text:p>
            <text:p text:style-name="P85">-10000:功率因素为-1<text:span text:style-name="T38"/></text:p>
          </table:table-cell>
        </table:table-row>
        <table:table-row table:style-name="Tabela8.2">
          <table:table-cell table:style-name="Tabela8.B3" office:value-type="string">
            <text:p text:style-name="P93">411</text:p>
          </table:table-cell>
          <table:table-cell table:style-name="Tabela8.B268" office:value-type="string">
            <text:p text:style-name="P81">有功-功率因素模式，</text:p>
            <text:p text:style-name="P85">有功点4<text:span text:style-name="T38"/></text:p>
            <text:p text:style-name="P85">(Watt_PF.W4)<text:span text:style-name="T38"/></text:p>
          </table:table-cell>
          <table:table-cell table:style-name="Tabela8.B268" office:value-type="string">
            <text:p text:style-name="P85">R/W<text:span text:style-name="T38"/></text:p>
          </table:table-cell>
          <table:table-cell table:style-name="Tabela8.B268" office:value-type="string">
            <text:p text:style-name="P85">[-10000,10000]<text:span text:style-name="T38"/></text:p>
          </table:table-cell>
          <table:table-cell table:style-name="Tabela8.B268" office:value-type="string">
            <text:p text:style-name="P85">0.01%<text:span text:style-name="T38"/></text:p>
          </table:table-cell>
          <table:table-cell table:style-name="Tabela8.B268" office:value-type="string">
            <text:p text:style-name="P85">0:0%额定功率<text:span text:style-name="T38"/></text:p>
            <text:p text:style-name="P85">5000:50%额定功率<text:span text:style-name="T38"/></text:p>
            <text:p text:style-name="P85">10000:100%额定电压<text:span text:style-name="T38"/></text:p>
            <text:p text:style-name="P85">（有功点4最大）<text:span text:style-name="T38"/></text:p>
          </table:table-cell>
        </table:table-row>
        <table:table-row table:style-name="Tabela8.2">
          <table:table-cell table:style-name="Tabela8.B3" office:value-type="string">
            <text:p text:style-name="P93">412</text:p>
          </table:table-cell>
          <table:table-cell table:style-name="Tabela8.B268" office:value-type="string">
            <text:p text:style-name="P81">有功-功率因素模式，</text:p>
            <text:p text:style-name="P85">功率因素点4<text:span text:style-name="T38"/></text:p>
            <text:p text:style-name="P85">(Watt_PF.PF4)<text:span text:style-name="T38"/></text:p>
          </table:table-cell>
          <table:table-cell table:style-name="Tabela8.B268" office:value-type="string">
            <text:p text:style-name="P85">R/W<text:span text:style-name="T38"/></text:p>
          </table:table-cell>
          <table:table-cell table:style-name="Tabela8.B268" office:value-type="string">
            <text:p text:style-name="P85">[8000,10000],<text:span text:style-name="T38"/></text:p>
            <text:p text:style-name="P85">[-8000,-10000]<text:span text:style-name="T38"/></text:p>
            <text:p text:style-name="P85"/>
          </table:table-cell>
          <table:table-cell table:style-name="Tabela8.B268" office:value-type="string">
            <text:p text:style-name="P85">0.0001<text:span text:style-name="T38"/></text:p>
          </table:table-cell>
          <table:table-cell table:style-name="Tabela8.B268" office:value-type="string">
            <text:p text:style-name="P85">10000:功率因素为1<text:span text:style-name="T38"/></text:p>
            <text:p text:style-name="P85">8000:功率因素为0.8<text:span text:style-name="T38"/></text:p>
            <text:p text:style-name="P85">-8000:功率因素为-0.8<text:span text:style-name="T38"/></text:p>
            <text:p text:style-name="P85">-10000:功率因素为-1<text:span text:style-name="T38"/></text:p>
          </table:table-cell>
        </table:table-row>
        <table:table-row table:style-name="Tabela8.2">
          <table:table-cell table:style-name="Tabela8.B3" office:value-type="string">
            <text:p text:style-name="P93">413</text:p>
          </table:table-cell>
          <table:table-cell table:style-name="Tabela8.B1" office:value-type="string">
            <text:p text:style-name="P46">CA_Vstart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3" office:value-type="string">
            <text:p text:style-name="P93">414<text:span text:style-name="T44"/></text:p>
          </table:table-cell>
          <table:table-cell table:style-name="Tabela8.B1" office:value-type="string">
            <text:p text:style-name="P46">CA_Vstop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3" office:value-type="string">
            <text:p text:style-name="P93">415<text:span text:style-name="T44"/></text:p>
          </table:table-cell>
          <table:table-cell table:style-name="Tabela8.B1" office:value-type="string">
            <text:p text:style-name="P46">正常上升斜率</text:p>
            <text:p text:style-name="P46">Normal upward slope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1 100]<text:span text:style-name="T18"/></text:p>
          </table:table-cell>
          <table:table-cell table:style-name="Tabela8.B1" office:value-type="string">
            <text:p text:style-name="P46">1%<text:span text:style-name="T18"/></text:p>
          </table:table-cell>
          <table:table-cell table:style-name="Tabela8.B1" office:value-type="string">
            <text:p text:style-name="P47"/>
          </table:table-cell>
        </table:table-row>
        <text:soft-page-break/>
        <table:table-row table:style-name="Tabela8.2">
          <table:table-cell table:style-name="Tabela8.B3" office:value-type="string">
            <text:p text:style-name="P93">416<text:span text:style-name="T44"/></text:p>
          </table:table-cell>
          <table:table-cell table:style-name="Tabela8.B1" office:value-type="string">
            <text:p text:style-name="P46">软启动上升速率</text:p>
            <text:p text:style-name="P46">Soft start rise rate<text:span text:style-name="T1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1 100]<text:span text:style-name="T18"/></text:p>
          </table:table-cell>
          <table:table-cell table:style-name="Tabela8.B1" office:value-type="string">
            <text:p text:style-name="P46">1%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3" office:value-type="string">
            <text:p text:style-name="P93">417<text:span text:style-name="T44"/></text:p>
          </table:table-cell>
          <table:table-cell table:style-name="Tabela8.B1" office:value-type="string">
            <text:p text:style-name="P85">过压1触发延时</text:p>
            <text:p text:style-name="P85">(Over_Vol.Trip1_delay)<text:span text:style-name="T3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1,6000]<text:span text:style-name="T18"/></text:p>
            <text:p text:style-name="P46">0.1S-600S<text:span text:style-name="T18"/></text:p>
          </table:table-cell>
          <table:table-cell table:style-name="Tabela8.B1" office:value-type="string">
            <text:p text:style-name="P46">0.1S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3" office:value-type="string">
            <text:p text:style-name="P93">418<text:span text:style-name="T44"/></text:p>
          </table:table-cell>
          <table:table-cell table:style-name="Tabela8.B1" office:value-type="string">
            <text:p text:style-name="P85">过压2</text:p>
            <text:p text:style-name="P85">(Over_Vol.Trip2_ delay)<text:span text:style-name="T38"/></text:p>
          </table:table-cell>
          <table:table-cell table:style-name="Tabela8.B1" office:value-type="string">
            <text:p text:style-name="P44"><text:span text:style-name="T18">R</text:span><text:span text:style-name="T18">/W</text:span></text:p>
          </table:table-cell>
          <table:table-cell table:style-name="Tabela8.B1" office:value-type="string">
            <text:p text:style-name="P46">[1, 6000]<text:span text:style-name="T18"/></text:p>
          </table:table-cell>
          <table:table-cell table:style-name="Tabela8.B1" office:value-type="string">
            <text:p text:style-name="P46">0.1S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3" office:value-type="string">
            <text:p text:style-name="P93">419<text:span text:style-name="T44"/></text:p>
          </table:table-cell>
          <table:table-cell table:style-name="Tabela8.B1" office:value-type="string">
            <text:p text:style-name="P85">欠压1</text:p>
            <text:p text:style-name="P85">(Under_Vol.Trip1_ delay)<text:span text:style-name="T38"/></text:p>
          </table:table-cell>
          <table:table-cell table:style-name="Tabela8.B1" office:value-type="string">
            <text:p text:style-name="P89"/>
          </table:table-cell>
          <table:table-cell table:style-name="Tabela8.B1" office:value-type="string">
            <text:p text:style-name="P46">[1,6000]<text:span text:style-name="T18"/></text:p>
          </table:table-cell>
          <table:table-cell table:style-name="Tabela8.B1" office:value-type="string">
            <text:p text:style-name="P46">0.1S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3" office:value-type="string">
            <text:p text:style-name="P93">420<text:span text:style-name="T45"/></text:p>
          </table:table-cell>
          <table:table-cell table:style-name="Tabela8.B1" office:value-type="string">
            <text:p text:style-name="P85">欠压2<text:span text:style-name="T38"/></text:p>
            <text:p text:style-name="P85">(Under_Vol.Trip2_ delay)<text:span text:style-name="T38"/></text:p>
          </table:table-cell>
          <table:table-cell table:style-name="Tabela8.B1" office:value-type="string">
            <text:p text:style-name="P89"/>
          </table:table-cell>
          <table:table-cell table:style-name="Tabela8.B1" office:value-type="string">
            <text:p text:style-name="P46">[1, 6000]<text:span text:style-name="T18"/></text:p>
          </table:table-cell>
          <table:table-cell table:style-name="Tabela8.B1" office:value-type="string">
            <text:p text:style-name="P46">0.1S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3" office:value-type="string">
            <text:p text:style-name="P93">421<text:span text:style-name="T45"/></text:p>
          </table:table-cell>
          <table:table-cell table:style-name="Tabela8.B1" office:value-type="string">
            <text:p text:style-name="P85">过频1<text:span text:style-name="T38"/></text:p>
            <text:p text:style-name="P85">(Over_Freq.Trip1_ delay)<text:span text:style-name="T38"/></text:p>
          </table:table-cell>
          <table:table-cell table:style-name="Tabela8.B1" office:value-type="string">
            <text:p text:style-name="P89"/>
          </table:table-cell>
          <table:table-cell table:style-name="Tabela8.B1" office:value-type="string">
            <text:p text:style-name="P46">[1,6000]<text:span text:style-name="T18"/></text:p>
          </table:table-cell>
          <table:table-cell table:style-name="Tabela8.B1" office:value-type="string">
            <text:p text:style-name="P46">0.1S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3" office:value-type="string">
            <text:p text:style-name="P93">422<text:span text:style-name="T45"/></text:p>
          </table:table-cell>
          <table:table-cell table:style-name="Tabela8.B1" office:value-type="string">
            <text:p text:style-name="P85">过频2<text:span text:style-name="T38"/></text:p>
            <text:p text:style-name="P85">(Over_Freq.Trip2_ delay)<text:span text:style-name="T38"/></text:p>
          </table:table-cell>
          <table:table-cell table:style-name="Tabela8.B1" office:value-type="string">
            <text:p text:style-name="P89"/>
          </table:table-cell>
          <table:table-cell table:style-name="Tabela8.B1" office:value-type="string">
            <text:p text:style-name="P46">[1, 6000]<text:span text:style-name="T18"/></text:p>
          </table:table-cell>
          <table:table-cell table:style-name="Tabela8.B1" office:value-type="string">
            <text:p text:style-name="P46">0.1S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3" office:value-type="string">
            <text:p text:style-name="P93">423<text:span text:style-name="T45"/></text:p>
          </table:table-cell>
          <table:table-cell table:style-name="Tabela8.B1" office:value-type="string">
            <text:p text:style-name="P85">欠频1<text:span text:style-name="T38"/></text:p>
            <text:p text:style-name="P85">(Under_Freq.Trip1_ delay)<text:span text:style-name="T39"/></text:p>
          </table:table-cell>
          <table:table-cell table:style-name="Tabela8.B1" office:value-type="string">
            <text:p text:style-name="P97"/>
          </table:table-cell>
          <table:table-cell table:style-name="Tabela8.B1" office:value-type="string">
            <text:p text:style-name="P46">[1,6000]<text:span text:style-name="T18"/></text:p>
          </table:table-cell>
          <table:table-cell table:style-name="Tabela8.B1" office:value-type="string">
            <text:p text:style-name="P46">0.1S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3" office:value-type="string">
            <text:p text:style-name="P93">424<text:span text:style-name="T45"/></text:p>
          </table:table-cell>
          <table:table-cell table:style-name="Tabela8.B1" office:value-type="string">
            <text:p text:style-name="P85">欠频2<text:span text:style-name="T38"/></text:p>
            <text:p text:style-name="P85">(Under_Freq.Trip2_ delay)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[1, 6000]<text:span text:style-name="T18"/></text:p>
          </table:table-cell>
          <table:table-cell table:style-name="Tabela8.B1" office:value-type="string">
            <text:p text:style-name="P46">0.1S<text:span text:style-name="T18"/>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3" office:value-type="string">
            <text:p text:style-name="P93">425<text:span text:style-name="T45"/></text:p>
          </table:table-cell>
          <table:table-cell table:style-name="Tabela8.B1" office:value-type="string">
            <text:p text:style-name="P83"/>
          </table:table-cell>
          <table:table-cell table:style-name="Tabela8.B1" office:value-type="string">
            <text:p text:style-name="P89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3" office:value-type="string">
            <text:p text:style-name="P93">426<text:span text:style-name="T45"/></text:p>
          </table:table-cell>
          <table:table-cell table:style-name="Tabela8.B1" office:value-type="string">
            <text:p text:style-name="P83"/>
          </table:table-cell>
          <table:table-cell table:style-name="Tabela8.B1" office:value-type="string">
            <text:p text:style-name="P89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3" office:value-type="string">
            <text:p text:style-name="P93">427<text:span text:style-name="T45"/></text:p>
          </table:table-cell>
          <table:table-cell table:style-name="Tabela8.B1" office:value-type="string">
            <text:p text:style-name="P83"/>
          </table:table-cell>
          <table:table-cell table:style-name="Tabela8.B1" office:value-type="string">
            <text:p text:style-name="P89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3" office:value-type="string">
            <text:p text:style-name="P93">428<text:span text:style-name="T45"/></text:p>
          </table:table-cell>
          <table:table-cell table:style-name="Tabela8.B1" office:value-type="string">
            <text:p text:style-name="P83"/>
          </table:table-cell>
          <table:table-cell table:style-name="Tabela8.B1" office:value-type="string">
            <text:p text:style-name="P89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3" office:value-type="string">
            <text:p text:style-name="P93">429<text:span text:style-name="T45"/></text:p>
          </table:table-cell>
          <table:table-cell table:style-name="Tabela8.B1" office:value-type="string">
            <text:p text:style-name="P83"/>
          </table:table-cell>
          <table:table-cell table:style-name="Tabela8.B1" office:value-type="string">
            <text:p text:style-name="P89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3" office:value-type="string">
            <text:p text:style-name="P93">430<text:span text:style-name="T45"/></text:p>
          </table:table-cell>
          <table:table-cell table:style-name="Tabela8.B1" office:value-type="string">
            <text:p text:style-name="P98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For debug<text:span text:style-name="T18"/></text:p>
          </table:table-cell>
        </table:table-row>
        <table:table-row table:style-name="Tabela8.2">
          <table:table-cell table:style-name="Tabela8.B3" office:value-type="string">
            <text:p text:style-name="P99">……<text:span text:style-name="T45"/></text:p>
          </table:table-cell>
          <table:table-cell table:style-name="Tabela8.B1" office:value-type="string">
            <text:p text:style-name="P98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A335" office:value-type="string">
            <text:p text:style-name="P93">480<text:span text:style-name="T45"/></text:p>
          </table:table-cell>
          <table:table-cell table:style-name="Tabela8.B335" office:value-type="string">
            <text:p text:style-name="P90"><text:span text:style-name="T40">有功-功率因数</text:span><text:span text:style-name="T4"> </text:span><text:span text:style-name="T40">Lock in</text:span></text:p>
            <text:p text:style-name="P81">Watt_PF<text:span text:style-name="T38"/></text:p>
          </table:table-cell>
          <table:table-cell table:style-name="Tabela8.B335" office:value-type="string">
            <text:p text:style-name="P81">R/W<text:span text:style-name="T38"/></text:p>
          </table:table-cell>
          <table:table-cell table:style-name="Tabela8.B335" office:value-type="string">
            <text:p text:style-name="P81">[0,10000]<text:span text:style-name="T38"/></text:p>
          </table:table-cell>
          <table:table-cell table:style-name="Tabela8.B335" office:value-type="string">
            <text:p text:style-name="P81">0.01%Pn<text:span text:style-name="T38"/></text:p>
          </table:table-cell>
          <table:table-cell table:style-name="Tabela8.B335" office:value-type="string">
            <text:p text:style-name="P90"><text:span text:style-name="T4"><text:s/></text:span><text:span text:style-name="T40">10000:100%Pn</text:span></text:p>
          </table:table-cell>
        </table:table-row>
        <table:table-row table:style-name="Tabela8.2">
          <table:table-cell table:style-name="Tabela8.A335" office:value-type="string">
            <text:p text:style-name="P93">481</text:p>
          </table:table-cell>
          <table:table-cell table:style-name="Tabela8.B335" office:value-type="string">
            <text:p text:style-name="P90"><text:span text:style-name="T40">有功-功率因数</text:span><text:span text:style-name="T4"> </text:span><text:span text:style-name="T40">Lock out</text:span></text:p>
            <text:p text:style-name="P81">Watt_PF<text:span text:style-name="T38"/></text:p>
          </table:table-cell>
          <table:table-cell table:style-name="Tabela8.B335" office:value-type="string">
            <text:p text:style-name="P81">R/W<text:span text:style-name="T38"/></text:p>
          </table:table-cell>
          <table:table-cell table:style-name="Tabela8.B335" office:value-type="string">
            <text:p text:style-name="P81">[0,10000]<text:span text:style-name="T38"/></text:p>
          </table:table-cell>
          <table:table-cell table:style-name="Tabela8.B335" office:value-type="string">
            <text:p text:style-name="P81">0.01%Pn<text:span text:style-name="T38"/></text:p>
          </table:table-cell>
          <table:table-cell table:style-name="Tabela8.B335" office:value-type="string">
            <text:p text:style-name="P91"/>
          </table:table-cell>
        </table:table-row>
        <table:table-row table:style-name="Tabela8.2">
          <table:table-cell table:style-name="Tabela8.B3" office:value-type="string">
            <text:p text:style-name="P93">482</text:p>
          </table:table-cell>
          <table:table-cell table:style-name="Tabela8.B1" office:value-type="string">
            <text:p text:style-name="P46">高低穿使能</text:p>
            <text:p text:style-name="P46">L_HVRT_EN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4"><text:span text:style-name="T18">B</text:span><text:span text:style-name="T18">it0:LVRT enable</text:span></text:p>
            <text:p text:style-name="P44"><text:span text:style-name="T18">B</text:span><text:span text:style-name="T18">it1:HVRT enable</text:span></text:p>
            <text:p text:style-name="P44"><text:span text:style-name="T18">B</text:span><text:span text:style-name="T18">it8:ZeroCurrent disable</text:span></text:p>
          </table:table-cell>
        </table:table-row>
        <table:table-row table:style-name="Tabela8.2">
          <table:table-cell table:style-name="Tabela8.B3" office:value-type="string">
            <text:p text:style-name="P93">483<text:span text:style-name="T45"/></text:p>
          </table:table-cell>
          <table:table-cell table:style-name="Tabela8.B1" office:value-type="string">
            <text:p text:style-name="P46">LVRT1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85">[0,10000]<text:span text:style-name="T38"/></text:p>
          </table:table-cell>
          <table:table-cell table:style-name="Tabela8.B1" office:value-type="string">
            <text:p text:style-name="P85">0.01%<text:span text:style-name="T38"/></text:p>
          </table:table-cell>
          <table:table-cell table:style-name="Tabela8.B1" office:value-type="string">
            <text:p text:style-name="P89"/>
          </table:table-cell>
        </table:table-row>
        <table:table-row table:style-name="Tabela8.2">
          <table:table-cell table:style-name="Tabela8.B3" office:value-type="string">
            <text:p text:style-name="P93">484<text:span text:style-name="T45"/></text:p>
          </table:table-cell>
          <table:table-cell table:style-name="Tabela8.B1" office:value-type="string">
            <text:p text:style-name="P44"><text:span text:style-name="T18">LVRT</text:span><text:span text:style-name="T18">2</text:span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85">[0,10000]<text:span text:style-name="T38"/></text:p>
          </table:table-cell>
          <table:table-cell table:style-name="Tabela8.B1" office:value-type="string">
            <text:p text:style-name="P85">0.01%<text:span text:style-name="T38"/></text:p>
          </table:table-cell>
          <table:table-cell table:style-name="Tabela8.B1" office:value-type="string">
            <text:p text:style-name="P89"/>
          </table:table-cell>
        </table:table-row>
        <table:table-row table:style-name="Tabela8.162">
          <table:table-cell table:style-name="Tabela8.B3" office:value-type="string">
            <text:p text:style-name="P93">485<text:span text:style-name="T45"/></text:p>
          </table:table-cell>
          <table:table-cell table:style-name="Tabela8.B1" office:value-type="string">
            <text:p text:style-name="P46">HVRT1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85">[0,10000]<text:span text:style-name="T38"/></text:p>
          </table:table-cell>
          <table:table-cell table:style-name="Tabela8.B1" office:value-type="string">
            <text:p text:style-name="P85">0.01%<text:span text:style-name="T38"/></text:p>
          </table:table-cell>
          <table:table-cell table:style-name="Tabela8.B1" office:value-type="string">
            <text:p text:style-name="P89"/>
          </table:table-cell>
        </table:table-row>
        <table:table-row table:style-name="Tabela8.2">
          <table:table-cell table:style-name="Tabela8.B3" office:value-type="string">
            <text:p text:style-name="P93">486<text:span text:style-name="T45"/></text:p>
          </table:table-cell>
          <table:table-cell table:style-name="Tabela8.B1" office:value-type="string">
            <text:p text:style-name="P44"><text:span text:style-name="T18">HVRT</text:span><text:span text:style-name="T18">2</text:span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85">[0,10000]<text:span text:style-name="T38"/></text:p>
          </table:table-cell>
          <table:table-cell table:style-name="Tabela8.B1" office:value-type="string">
            <text:p text:style-name="P85">0.01%<text:span text:style-name="T38"/></text:p>
          </table:table-cell>
          <table:table-cell table:style-name="Tabela8.B1" office:value-type="string">
            <text:p text:style-name="P89"/>
          </table:table-cell>
        </table:table-row>
        <table:table-row table:style-name="Tabela8.2">
          <table:table-cell table:style-name="Tabela8.B3" office:value-type="string">
            <text:p text:style-name="P93">487<text:span text:style-name="T45"/></text:p>
          </table:table-cell>
          <table:table-cell table:style-name="Tabela8.B1" office:value-type="string">
            <text:p text:style-name="P44"><text:span text:style-name="T18">HVRT</text:span><text:span text:style-name="T18">3</text:span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85">[0,10000]<text:span text:style-name="T38"/></text:p>
          </table:table-cell>
          <table:table-cell table:style-name="Tabela8.B1" office:value-type="string">
            <text:p text:style-name="P85">0.01%<text:span text:style-name="T38"/></text:p>
          </table:table-cell>
          <table:table-cell table:style-name="Tabela8.B1" office:value-type="string">
            <text:p text:style-name="P89"/>
          </table:table-cell>
        </table:table-row>
        <table:table-row table:style-name="Tabela8.2">
          <table:table-cell table:style-name="Tabela8.B3" office:value-type="string">
            <text:p text:style-name="P93">488<text:span text:style-name="T45"/></text:p>
          </table:table-cell>
          <table:table-cell table:style-name="Tabela8.B1" office:value-type="string">
            <text:p text:style-name="P44"><text:span text:style-name="T18">LVRT1</text:span><text:span text:style-name="T18">_time</text:span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62">[0,32768]<text:span text:style-name="T18"/></text:p>
          </table:table-cell>
          <table:table-cell table:style-name="Tabela8.B1" office:value-type="string">
            <text:p text:style-name="P46"><text:span text:style-name="T4"><text:s/></text:span>10ms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3" office:value-type="string">
            <text:p text:style-name="P93">489<text:span text:style-name="T45"/></text:p>
          </table:table-cell>
          <table:table-cell table:style-name="Tabela8.B1" office:value-type="string">
            <text:p text:style-name="P44"><text:span text:style-name="T18">LVRT</text:span><text:span text:style-name="T18">2_time</text:span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62">[0,32768]<text:span text:style-name="T18"/></text:p>
          </table:table-cell>
          <table:table-cell table:style-name="Tabela8.B1" office:value-type="string">
            <text:p text:style-name="P46"><text:span text:style-name="T4"><text:s/></text:span>10ms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3" office:value-type="string">
            <text:p text:style-name="P93">490<text:span text:style-name="T45"/></text:p>
          </table:table-cell>
          <table:table-cell table:style-name="Tabela8.B1" office:value-type="string">
            <text:p text:style-name="P44"><text:span text:style-name="T18">HVRT1</text:span><text:span text:style-name="T18">_time</text:span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62">[0,32768]<text:span text:style-name="T18"/></text:p>
          </table:table-cell>
          <table:table-cell table:style-name="Tabela8.B1" office:value-type="string">
            <text:p text:style-name="P46"><text:span text:style-name="T4"><text:s/></text:span>10ms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3" office:value-type="string">
            <text:p text:style-name="P93">491<text:span text:style-name="T45"/></text:p>
          </table:table-cell>
          <table:table-cell table:style-name="Tabela8.B1" office:value-type="string">
            <text:p text:style-name="P44"><text:span text:style-name="T18">HVRT</text:span><text:span text:style-name="T18">2_time</text:span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62">[0,32768]<text:span text:style-name="T18"/></text:p>
          </table:table-cell>
          <table:table-cell table:style-name="Tabela8.B1" office:value-type="string">
            <text:p text:style-name="P46"><text:span text:style-name="T4"><text:s/></text:span>10ms</text:p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3" office:value-type="string">
            <text:p text:style-name="P93">492<text:span text:style-name="T45"/></text:p>
          </table:table-cell>
          <table:table-cell table:style-name="Tabela8.B1" office:value-type="string">
            <text:p text:style-name="P44"><text:span text:style-name="T18">HVRT</text:span><text:span text:style-name="T18">3_time</text:span>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62">[0,32768]<text:span text:style-name="T18"/></text:p>
          </table:table-cell>
          <table:table-cell table:style-name="Tabela8.B1" office:value-type="string">
            <text:p text:style-name="P46"><text:span text:style-name="T4"><text:s/></text:span>10ms</text:p>
          </table:table-cell>
          <table:table-cell table:style-name="Tabela8.B1" office:value-type="string">
            <text:p text:style-name="P47"/>
          </table:table-cell>
        </table:table-row>
        <text:soft-page-break/>
        <table:table-row table:style-name="Tabela8.2">
          <table:table-cell table:style-name="Tabela8.B3" office:value-type="string">
            <text:p text:style-name="P93">493<text:span text:style-name="T45"/></text:p>
          </table:table-cell>
          <table:table-cell table:style-name="Tabela8.B1" office:value-type="string">
            <text:p text:style-name="P46">L_HVRT_status</text:p>
          </table:table-cell>
          <table:table-cell table:style-name="Tabela8.B1" office:value-type="string">
            <text:p text:style-name="P46">R/W<text:span text:style-name="T18"/></text:p>
          </table:table-cell>
          <table:table-cell table:style-name="Tabela8.B1" office:value-type="string">
            <text:p text:style-name="P62">[0,1]<text:span text:style-name="T18"/></text:p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6">0:零电池<text:span text:style-name="T18"/></text:p>
            <text:p text:style-name="P46">1：保持进入之前的电流<text:span text:style-name="T18"/></text:p>
          </table:table-cell>
        </table:table-row>
        <table:table-row table:style-name="Tabela8.2">
          <table:table-cell table:style-name="Tabela8.B3" office:value-type="string">
            <text:p text:style-name="P99">……<text:span text:style-name="T45"/></text:p>
          </table:table-cell>
          <table:table-cell table:style-name="Tabela8.B1" office:value-type="string">
            <text:p text:style-name="P98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100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3" office:value-type="string">
            <text:p text:style-name="P93">499<text:span text:style-name="T45"/></text:p>
          </table:table-cell>
          <table:table-cell table:style-name="Tabela8.B1" office:value-type="string">
            <text:p text:style-name="P98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  <table:table-row table:style-name="Tabela8.2">
          <table:table-cell table:style-name="Tabela8.B3" office:value-type="string">
            <text:p text:style-name="P101"/>
          </table:table-cell>
          <table:table-cell table:style-name="Tabela8.B1" office:value-type="string">
            <text:p text:style-name="P98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  <table:table-cell table:style-name="Tabela8.B1" office:value-type="string">
            <text:p text:style-name="P47"/>
          </table:table-cell>
        </table:table-row>
      </table:table>
      <text:p text:style-name="Standard"/>
      <text:list xml:id="list134844971869334" text:continue-list="list134845231326097" text:style-name="WW8Num1">
        <text:list-item>
          <text:list>
            <text:list-item>
              <text:h text:style-name="P9" text:outline-level="2">03只读实时属性区，对应功能码是0x03。</text:h>
            </text:list-item>
          </text:list>
        </text:list-item>
      </text:list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 table:style-name="Tabela9.1">
          <table:table-cell table:style-name="Tabela9.A1" office:value-type="string">
            <text:p text:style-name="P15"><text:span text:style-name="T9">A</text:span><text:span text:style-name="T9">ddr</text:span></text:p>
          </table:table-cell>
          <table:table-cell table:style-name="Tabela9.A1" office:value-type="string">
            <text:p text:style-name="P16">Register meaning<text:span text:style-name="T9"/></text:p>
          </table:table-cell>
          <table:table-cell table:style-name="Tabela9.A1" office:value-type="string">
            <text:p text:style-name="P16">R/W<text:span text:style-name="T9"/></text:p>
          </table:table-cell>
          <table:table-cell table:style-name="Tabela9.A1" office:value-type="string">
            <text:p text:style-name="P16">data range<text:span text:style-name="T9"/></text:p>
          </table:table-cell>
          <table:table-cell table:style-name="Tabela9.A1" office:value-type="string">
            <text:p text:style-name="P16">unit<text:span text:style-name="T9"/></text:p>
          </table:table-cell>
          <table:table-cell table:style-name="Tabela9.A1" office:value-type="string">
            <text:p text:style-name="P16">note<text:span text:style-name="T9"/></text:p>
          </table:table-cell>
        </table:table-row>
      </table:table>
      <text:p text:style-name="P31"/>
      <table:table table:name="Tabela10" table:style-name="Tabela10">
        <table:table-column table:style-name="Tabela10.A"/>
        <table:table-column table:style-name="Tabela10.B"/>
        <table:table-column table:style-name="Tabela10.A"/>
        <table:table-column table:style-name="Tabela10.D"/>
        <table:table-column table:style-name="Tabela10.E"/>
        <table:table-column table:style-name="Tabela10.F"/>
        <table:table-row table:style-name="Tabela10.1">
          <table:table-cell table:style-name="Tabela10.A1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102">500</text:p>
          </table:table-cell>
          <table:table-cell table:style-name="Tabela10.B2" office:value-type="string">
            <text:p text:style-name="P103">运行状态<text:span text:style-name="T9"/></text:p>
            <text:p text:style-name="P77"><text:span text:style-name="T9">run </text:span><text:span text:style-name="T9"><text:s/></text:span><text:span text:style-name="T9">state</text:span></text:p>
          </table:table-cell>
          <table:table-cell table:style-name="Tabela10.C2" office:value-type="string">
            <text:p text:style-name="P103">R<text:span text:style-name="T9"/></text:p>
          </table:table-cell>
          <table:table-cell table:style-name="Tabela10.D2" office:value-type="string">
            <text:p text:style-name="P103">[0,5]<text:span text:style-name="T9"/></text:p>
          </table:table-cell>
          <table:table-cell table:style-name="Tabela10.E2" office:value-type="string">
            <text:p text:style-name="P103">-<text:span text:style-name="T9"/></text:p>
          </table:table-cell>
          <table:table-cell table:style-name="Tabela10.F2" office:value-type="string">
            <text:p text:style-name="P77"><text:span text:style-name="T9">0000 <text:s/>待机</text:span><text:span text:style-name="T10"> </text:span><text:span text:style-name="T9">standby</text:span></text:p>
            <text:p text:style-name="P77"><text:span text:style-name="T9">0001 <text:s/>自检</text:span><text:span text:style-name="T10"> </text:span><text:span text:style-name="T9">selfcheck</text:span></text:p>
            <text:p text:style-name="P77"><text:span text:style-name="T9">0002 <text:s/>正常</text:span><text:span text:style-name="T10"> </text:span><text:span text:style-name="T9">normal</text:span></text:p>
            <text:p text:style-name="P77"><text:span text:style-name="T9">0003 <text:s/>告警</text:span><text:span text:style-name="T10"> </text:span><text:span text:style-name="T9">alarm</text:span></text:p>
            <text:p text:style-name="P77"><text:span text:style-name="T9">0004 <text:s/>故障</text:span><text:span text:style-name="T10"> </text:span><text:span text:style-name="T9">fault</text:span></text:p>
            <text:p text:style-name="P103">0005 <text:s/>激活中<text:span text:style-name="T9"/></text:p>
          </table:table-cell>
        </table:table-row>
        <table:table-row table:style-name="Tabela10.1">
          <table:table-cell table:style-name="Tabela10.A3" office:value-type="string">
            <text:p text:style-name="P102">501<text:span text:style-name="T9"/></text:p>
          </table:table-cell>
          <table:table-cell table:style-name="Tabela10.B3" office:value-type="string">
            <text:p text:style-name="P77"><text:span text:style-name="T9">逆变器电网侧</text:span><text:span text:style-name="T9">当日有功发电量</text:span></text:p>
            <text:p text:style-name="P103">active power generation of today<text:span text:style-name="T9"/></text:p>
          </table:table-cell>
          <table:table-cell table:style-name="Tabela10.C3" office:value-type="string">
            <text:p text:style-name="P103">R</text:p>
          </table:table-cell>
          <table:table-cell table:style-name="Tabela10.D3" office:value-type="string">
            <text:p text:style-name="P77"><text:span text:style-name="T9">[</text:span><text:span text:style-name="T9">-32768</text:span><text:span text:style-name="T9">,</text:span><text:span text:style-name="T9">32767</text:span><text:span text:style-name="T9">]</text:span></text:p>
          </table:table-cell>
          <table:table-cell table:style-name="Tabela10.E3" office:value-type="string">
            <text:p text:style-name="P103">0.1kWh<text:span text:style-name="T9"/></text:p>
          </table:table-cell>
          <table:table-cell table:style-name="Tabela10.F3" office:value-type="string">
            <text:p text:style-name="P104"/>
          </table:table-cell>
        </table:table-row>
        <table:table-row table:style-name="Tabela10.1">
          <table:table-cell table:style-name="Tabela10.A4" office:value-type="string">
            <text:p text:style-name="P102">502<text:span text:style-name="T9"/></text:p>
          </table:table-cell>
          <table:table-cell table:style-name="Tabela10.B4" office:value-type="string">
            <text:p text:style-name="P77"><text:span text:style-name="T9">逆变器电网侧</text:span><text:span text:style-name="T9">当日无功发电量</text:span></text:p>
            <text:p text:style-name="P103">reactive power generation of today<text:span text:style-name="T9"/></text:p>
          </table:table-cell>
          <table:table-cell table:style-name="Tabela10.C4" office:value-type="string">
            <text:p text:style-name="P103">R</text:p>
          </table:table-cell>
          <table:table-cell table:style-name="Tabela10.D4" office:value-type="string">
            <text:p text:style-name="P77"><text:span text:style-name="T9">[</text:span><text:span text:style-name="T9">-32768</text:span><text:span text:style-name="T9">,</text:span><text:span text:style-name="T9">32767</text:span><text:span text:style-name="T9">]</text:span></text:p>
          </table:table-cell>
          <table:table-cell table:style-name="Tabela10.E4" office:value-type="string">
            <text:p text:style-name="P103">0.1kVarh<text:span text:style-name="T9"/></text:p>
          </table:table-cell>
          <table:table-cell table:style-name="Tabela10.F4" office:value-type="string">
            <text:p text:style-name="P104"/>
          </table:table-cell>
        </table:table-row>
        <table:table-row table:style-name="Tabela10.1">
          <table:table-cell table:style-name="Tabela10.A5" office:value-type="string">
            <text:p text:style-name="P102">503<text:span text:style-name="T9"/></text:p>
          </table:table-cell>
          <table:table-cell table:style-name="Tabela10.B5" office:value-type="string">
            <text:p text:style-name="P103">当日并网时间<text:span text:style-name="T9"/></text:p>
            <text:p text:style-name="P103">Grid connection time of today<text:span text:style-name="T9"/></text:p>
          </table:table-cell>
          <table:table-cell table:style-name="Tabela10.C5" office:value-type="string">
            <text:p text:style-name="P103">R</text:p>
          </table:table-cell>
          <table:table-cell table:style-name="Tabela10.D5" office:value-type="string">
            <text:p text:style-name="P103">[0,65535]<text:span text:style-name="T9"/></text:p>
          </table:table-cell>
          <table:table-cell table:style-name="Tabela10.E5" office:value-type="string">
            <text:p text:style-name="P103">S<text:span text:style-name="T9"/></text:p>
          </table:table-cell>
          <table:table-cell table:style-name="Tabela10.F5" office:value-type="string">
            <text:p text:style-name="P104"/>
          </table:table-cell>
        </table:table-row>
        <table:table-row table:style-name="Tabela10.1">
          <table:table-cell table:style-name="Tabela10.A6" office:value-type="string">
            <text:p text:style-name="P102">504<text:span text:style-name="T9"/></text:p>
          </table:table-cell>
          <table:table-cell table:style-name="Tabela10.B6" office:value-type="string">
            <text:p text:style-name="P77"><text:span text:style-name="T9">逆变器电网侧</text:span><text:span text:style-name="T9">总有功发电量低字</text:span></text:p>
            <text:p text:style-name="P103">active power generation of total low byte<text:span text:style-name="T9"/></text:p>
          </table:table-cell>
          <table:table-cell table:style-name="Tabela10.C6" office:value-type="string">
            <text:p text:style-name="P103">R</text:p>
          </table:table-cell>
          <table:table-cell table:style-name="Tabela10.D6" table:number-rows-spanned="2" office:value-type="string">
            <text:p text:style-name="P103">[0,0xFFFFFFFF]<text:span text:style-name="T9"/></text:p>
          </table:table-cell>
          <table:table-cell table:style-name="Tabela10.E6" table:number-rows-spanned="2" office:value-type="string">
            <text:p text:style-name="P103">0.1kWh<text:span text:style-name="T9"/></text:p>
          </table:table-cell>
          <table:table-cell table:style-name="Tabela10.F6" table:number-rows-spanned="2" office:value-type="string">
            <text:p text:style-name="P104"/>
          </table:table-cell>
        </table:table-row>
        <table:table-row table:style-name="Tabela10.1">
          <table:table-cell table:style-name="Tabela10.A7" office:value-type="string">
            <text:p text:style-name="P102">505<text:span text:style-name="T9"/></text:p>
          </table:table-cell>
          <table:table-cell table:style-name="Tabela10.B7" office:value-type="string">
            <text:p text:style-name="P77"><text:bookmark-start text:name="OLE_LINK132"/><text:bookmark-start text:name="OLE_LINK133"/><text:span text:style-name="T9">逆变器电网侧</text:span><text:span text:style-name="T9">总有功发电量高字</text:span><text:bookmark-end text:name="OLE_LINK132"/><text:bookmark-end text:name="OLE_LINK133"/></text:p>
            <text:p text:style-name="P103">active power generation of total high byte<text:span text:style-name="T9"/></text:p>
          </table:table-cell>
          <table:table-cell table:style-name="Tabela10.C7" office:value-type="string">
            <text:p text:style-name="P103">R</text:p>
          </table:table-cell>
          <table:covered-table-cell table:style-name="Tabela10.D6"/>
          <table:covered-table-cell table:style-name="Tabela10.E6"/>
          <table:covered-table-cell table:style-name="Tabela10.F6"/>
        </table:table-row>
        <table:table-row table:style-name="Tabela10.1">
          <table:table-cell table:style-name="Tabela10.A8" office:value-type="string">
            <text:p text:style-name="P102">506<text:span text:style-name="T9"/></text:p>
          </table:table-cell>
          <table:table-cell table:style-name="Tabela10.B8" office:value-type="string">
            <text:p text:style-name="P77"><text:span text:style-name="T9">逆变器电网侧</text:span><text:span text:style-name="T9">总无功发电量低字</text:span></text:p>
            <text:p text:style-name="P103">reactive power generation of total low byte<text:span text:style-name="T9"/></text:p>
          </table:table-cell>
          <table:table-cell table:style-name="Tabela10.C8" office:value-type="string">
            <text:p text:style-name="P104"/>
          </table:table-cell>
          <table:table-cell table:style-name="Tabela10.D8" office:value-type="string">
            <text:p text:style-name="P104"/>
          </table:table-cell>
          <table:table-cell table:style-name="Tabela10.E8" office:value-type="string">
            <text:p text:style-name="P104"/>
          </table:table-cell>
          <table:table-cell table:style-name="Tabela10.F8" office:value-type="string">
            <text:p text:style-name="P104"/>
          </table:table-cell>
        </table:table-row>
        <table:table-row table:style-name="Tabela10.1">
          <table:table-cell table:style-name="Tabela10.A9" office:value-type="string">
            <text:p text:style-name="P102">507<text:span text:style-name="T9"/></text:p>
          </table:table-cell>
          <table:table-cell table:style-name="Tabela10.B9" office:value-type="string">
            <text:p text:style-name="P77"><text:span text:style-name="T9">逆变器电网侧</text:span><text:span text:style-name="T9">总无功发电量高字</text:span></text:p>
            <text:p text:style-name="P103">reactive power generation of total high byte<text:span text:style-name="T9"/></text:p>
          </table:table-cell>
          <table:table-cell table:style-name="Tabela10.C9" office:value-type="string">
            <text:p text:style-name="P104"/>
          </table:table-cell>
          <table:table-cell table:style-name="Tabela10.D9" office:value-type="string">
            <text:p text:style-name="P104"/>
          </table:table-cell>
          <table:table-cell table:style-name="Tabela10.E9" office:value-type="string">
            <text:p text:style-name="P104"/>
          </table:table-cell>
          <table:table-cell table:style-name="Tabela10.F9" office:value-type="string">
            <text:p text:style-name="P104"/>
          </table:table-cell>
        </table:table-row>
        <table:table-row table:style-name="Tabela10.1">
          <table:table-cell table:style-name="Tabela10.A10" office:value-type="string">
            <text:p text:style-name="P102">508<text:span text:style-name="T9"/></text:p>
          </table:table-cell>
          <table:table-cell table:style-name="Tabela10.B10" office:value-type="string">
            <text:p text:style-name="P105">逆变器状态位1<text:span text:style-name="T46"/></text:p>
          </table:table-cell>
          <table:table-cell table:style-name="Tabela10.C10" office:value-type="string">
            <text:p text:style-name="P103">R</text:p>
          </table:table-cell>
          <table:table-cell table:style-name="Tabela10.D10" office:value-type="string">
            <text:p text:style-name="P104"/>
          </table:table-cell>
          <table:table-cell table:style-name="Tabela10.E10" office:value-type="string">
            <text:p text:style-name="P104"/>
          </table:table-cell>
          <table:table-cell table:style-name="Tabela10.F10" office:value-type="string">
            <text:p text:style-name="P77"><text:span text:style-name="T12">D</text:span><text:span text:style-name="T12">ebug only 调试用，无意义</text:span></text:p>
            <text:p text:style-name="P77"><text:soft-page-break/><text:span text:style-name="T9">B</text:span><text:span text:style-name="T9">it0:内部风扇存在位；1有</text:span><text:span text:style-name="T10"> <text:s/></text:span><text:span text:style-name="T9">0无</text:span></text:p>
            <text:p text:style-name="P77"><text:span text:style-name="T9">B</text:span><text:span text:style-name="T9">it1:外部风扇存在位；1有</text:span><text:span text:style-name="T10"> <text:s/></text:span><text:span text:style-name="T9">0无</text:span></text:p>
          </table:table-cell>
        </table:table-row>
        <table:table-row table:style-name="Tabela10.1">
          <table:table-cell table:style-name="Tabela10.A11" office:value-type="string">
            <text:p text:style-name="P102">509<text:span text:style-name="T9"/></text:p>
          </table:table-cell>
          <table:table-cell table:style-name="Tabela10.B11" office:value-type="string">
            <text:p text:style-name="P105">逆变器状态位1<text:span text:style-name="T46"/></text:p>
          </table:table-cell>
          <table:table-cell table:style-name="Tabela10.C11" office:value-type="string">
            <text:p text:style-name="P103">R</text:p>
          </table:table-cell>
          <table:table-cell table:style-name="Tabela10.D11" office:value-type="string">
            <text:p text:style-name="P104"/>
          </table:table-cell>
          <table:table-cell table:style-name="Tabela10.E11" office:value-type="string">
            <text:p text:style-name="P104"/>
          </table:table-cell>
          <table:table-cell table:style-name="Tabela10.F11" office:value-type="string">
            <text:p text:style-name="P77"><text:span text:style-name="T12">D</text:span><text:span text:style-name="T12">ebug only 调试用，无意义</text:span></text:p>
          </table:table-cell>
        </table:table-row>
        <table:table-row table:style-name="Tabela10.1">
          <table:table-cell table:style-name="Tabela10.A12" office:value-type="string">
            <text:p text:style-name="P102">510</text:p>
          </table:table-cell>
          <table:table-cell table:style-name="Tabela10.B12" office:value-type="string">
            <text:p text:style-name="P103">发电量数据-预留<text:span text:style-name="T9"/></text:p>
          </table:table-cell>
          <table:table-cell table:style-name="Tabela10.C12" office:value-type="string">
            <text:p text:style-name="P103">R<text:span text:style-name="T9"/></text:p>
          </table:table-cell>
          <table:table-cell table:style-name="Tabela10.D12" office:value-type="string">
            <text:p text:style-name="P104"/>
          </table:table-cell>
          <table:table-cell table:style-name="Tabela10.E12" office:value-type="string">
            <text:p text:style-name="P104"/>
          </table:table-cell>
          <table:table-cell table:style-name="Tabela10.F12" office:value-type="string">
            <text:p text:style-name="P104"/>
          </table:table-cell>
        </table:table-row>
        <table:table-row table:style-name="Tabela10.1">
          <table:table-cell table:style-name="Tabela10.A13" office:value-type="string">
            <text:p text:style-name="P102">511<text:span text:style-name="T9"/></text:p>
          </table:table-cell>
          <table:table-cell table:style-name="Tabela10.B13" office:value-type="string">
            <text:p text:style-name="P103">发电量数据-预留<text:span text:style-name="T9"/></text:p>
          </table:table-cell>
          <table:table-cell table:style-name="Tabela10.C13" office:value-type="string">
            <text:p text:style-name="P103">R<text:span text:style-name="T9"/></text:p>
          </table:table-cell>
          <table:table-cell table:style-name="Tabela10.D13" office:value-type="string">
            <text:p text:style-name="P104"/>
          </table:table-cell>
          <table:table-cell table:style-name="Tabela10.E13" office:value-type="string">
            <text:p text:style-name="P104"/>
          </table:table-cell>
          <table:table-cell table:style-name="Tabela10.F13" office:value-type="string">
            <text:p text:style-name="P104"/>
          </table:table-cell>
        </table:table-row>
        <table:table-row table:style-name="Tabela10.1">
          <table:table-cell table:style-name="Tabela10.A14" office:value-type="string">
            <text:p text:style-name="P102">512<text:span text:style-name="T9"/></text:p>
          </table:table-cell>
          <table:table-cell table:style-name="Tabela10.B14" office:value-type="string">
            <text:p text:style-name="P106">发电机历史工作时间低字节<text:span text:style-name="T47"/></text:p>
          </table:table-cell>
          <table:table-cell table:style-name="Tabela10.C14" office:value-type="string">
            <text:p text:style-name="P103">R</text:p>
          </table:table-cell>
          <table:table-cell table:style-name="Tabela10.D14" office:value-type="string">
            <text:p text:style-name="P104"/>
          </table:table-cell>
          <table:table-cell table:style-name="Tabela10.E14" office:value-type="string">
            <text:p text:style-name="P103">0.1h<text:span text:style-name="T9"/></text:p>
          </table:table-cell>
          <table:table-cell table:style-name="Tabela10.F14" office:value-type="string">
            <text:p text:style-name="P104"/>
          </table:table-cell>
        </table:table-row>
        <table:table-row table:style-name="Tabela10.1">
          <table:table-cell table:style-name="Tabela10.A15" office:value-type="string">
            <text:p text:style-name="P102">513<text:span text:style-name="T9"/></text:p>
          </table:table-cell>
          <table:table-cell table:style-name="Tabela10.B15" office:value-type="string">
            <text:p text:style-name="P106">发电机历史工作时间高字节<text:span text:style-name="T47"/></text:p>
          </table:table-cell>
          <table:table-cell table:style-name="Tabela10.C15" office:value-type="string">
            <text:p text:style-name="P103">R</text:p>
          </table:table-cell>
          <table:table-cell table:style-name="Tabela10.D15" office:value-type="string">
            <text:p text:style-name="P104"/>
          </table:table-cell>
          <table:table-cell table:style-name="Tabela10.E15" office:value-type="string">
            <text:p text:style-name="P103">0.1h<text:span text:style-name="T9"/></text:p>
          </table:table-cell>
          <table:table-cell table:style-name="Tabela10.F15" office:value-type="string">
            <text:p text:style-name="P104"/>
          </table:table-cell>
        </table:table-row>
        <table:table-row table:style-name="Tabela10.1">
          <table:table-cell table:style-name="Tabela10.A16" office:value-type="string">
            <text:p text:style-name="P107">514<text:span text:style-name="T48"/></text:p>
          </table:table-cell>
          <table:table-cell table:style-name="Tabela10.B16" office:value-type="string">
            <text:p text:style-name="P106">电池当日充电量<text:span text:style-name="T48"/></text:p>
            <text:p text:style-name="P106">Today charge of the battery<text:span text:style-name="T48"/></text:p>
          </table:table-cell>
          <table:table-cell table:style-name="Tabela10.C16" office:value-type="string">
            <text:p text:style-name="P103">R</text:p>
          </table:table-cell>
          <table:table-cell table:style-name="Tabela10.D16" office:value-type="string">
            <text:p text:style-name="P104"/>
          </table:table-cell>
          <table:table-cell table:style-name="Tabela10.E16" office:value-type="string">
            <text:p text:style-name="P103">0.1kwh<text:span text:style-name="T9"/></text:p>
          </table:table-cell>
          <table:table-cell table:style-name="Tabela10.F16" office:value-type="string">
            <text:p text:style-name="P104"/>
          </table:table-cell>
        </table:table-row>
        <table:table-row table:style-name="Tabela10.1">
          <table:table-cell table:style-name="Tabela10.A17" office:value-type="string">
            <text:p text:style-name="P102">515<text:span text:style-name="T9"/></text:p>
          </table:table-cell>
          <table:table-cell table:style-name="Tabela10.B17" office:value-type="string">
            <text:p text:style-name="P106">电池当日放电量<text:span text:style-name="T48"/></text:p>
            <text:p text:style-name="P106">Today discharge of the battery<text:span text:style-name="T9"/></text:p>
          </table:table-cell>
          <table:table-cell table:style-name="Tabela10.C17" office:value-type="string">
            <text:p text:style-name="P103">R<text:span text:style-name="T9"/></text:p>
          </table:table-cell>
          <table:table-cell table:style-name="Tabela10.D17" office:value-type="string">
            <text:p text:style-name="P104"/>
          </table:table-cell>
          <table:table-cell table:style-name="Tabela10.E17" office:value-type="string">
            <text:p text:style-name="P103">0.1kwh<text:span text:style-name="T9"/></text:p>
          </table:table-cell>
          <table:table-cell table:style-name="Tabela10.F17" office:value-type="string">
            <text:p text:style-name="P104"/>
          </table:table-cell>
        </table:table-row>
        <table:table-row table:style-name="Tabela10.1">
          <table:table-cell table:style-name="Tabela10.A18" office:value-type="string">
            <text:p text:style-name="P102">516<text:span text:style-name="T9"/></text:p>
          </table:table-cell>
          <table:table-cell table:style-name="Tabela10.B18" office:value-type="string">
            <text:p text:style-name="P106">电池累计充电量低字<text:span text:style-name="T48"/></text:p>
            <text:p text:style-name="P106">Total charge of the battery low byte<text:span text:style-name="T48"/></text:p>
          </table:table-cell>
          <table:table-cell table:style-name="Tabela10.C18" office:value-type="string">
            <text:p text:style-name="P103">R</text:p>
          </table:table-cell>
          <table:table-cell table:style-name="Tabela10.D18" office:value-type="string">
            <text:p text:style-name="P104"/>
          </table:table-cell>
          <table:table-cell table:style-name="Tabela10.E18" office:value-type="string">
            <text:p text:style-name="P103">0.1kwh<text:span text:style-name="T9"/></text:p>
          </table:table-cell>
          <table:table-cell table:style-name="Tabela10.F18" office:value-type="string">
            <text:p text:style-name="P104"/>
          </table:table-cell>
        </table:table-row>
        <table:table-row table:style-name="Tabela10.1">
          <table:table-cell table:style-name="Tabela10.A19" office:value-type="string">
            <text:p text:style-name="P102">517<text:span text:style-name="T9"/></text:p>
          </table:table-cell>
          <table:table-cell table:style-name="Tabela10.B19" office:value-type="string">
            <text:p text:style-name="P106">电池累计充电量高字<text:span text:style-name="T48"/></text:p>
            <text:p text:style-name="P106">Total charge of the battery high byte<text:span text:style-name="T48"/></text:p>
          </table:table-cell>
          <table:table-cell table:style-name="Tabela10.C19" office:value-type="string">
            <text:p text:style-name="P103">R</text:p>
          </table:table-cell>
          <table:table-cell table:style-name="Tabela10.D19" office:value-type="string">
            <text:p text:style-name="P104"/>
          </table:table-cell>
          <table:table-cell table:style-name="Tabela10.E19" office:value-type="string">
            <text:p text:style-name="P103">0.1kwh<text:span text:style-name="T9"/></text:p>
          </table:table-cell>
          <table:table-cell table:style-name="Tabela10.F19" office:value-type="string">
            <text:p text:style-name="P104"/>
          </table:table-cell>
        </table:table-row>
        <table:table-row table:style-name="Tabela10.1">
          <table:table-cell table:style-name="Tabela10.A20" office:value-type="string">
            <text:p text:style-name="P102">518<text:span text:style-name="T9"/></text:p>
          </table:table-cell>
          <table:table-cell table:style-name="Tabela10.B20" office:value-type="string">
            <text:p text:style-name="P106">电池累计放电量低字<text:span text:style-name="T48"/></text:p>
            <text:p text:style-name="P106">Total discharge of the battery low byte<text:span text:style-name="T48"/></text:p>
          </table:table-cell>
          <table:table-cell table:style-name="Tabela10.C20" office:value-type="string">
            <text:p text:style-name="P103">R</text:p>
          </table:table-cell>
          <table:table-cell table:style-name="Tabela10.D20" office:value-type="string">
            <text:p text:style-name="P104"/>
          </table:table-cell>
          <table:table-cell table:style-name="Tabela10.E20" office:value-type="string">
            <text:p text:style-name="P103">0.1kwh<text:span text:style-name="T9"/></text:p>
          </table:table-cell>
          <table:table-cell table:style-name="Tabela10.F20" office:value-type="string">
            <text:p text:style-name="P104"/>
          </table:table-cell>
        </table:table-row>
        <table:table-row table:style-name="Tabela10.1">
          <table:table-cell table:style-name="Tabela10.A21" office:value-type="string">
            <text:p text:style-name="P108">519</text:p>
          </table:table-cell>
          <table:table-cell table:style-name="Tabela10.B21" office:value-type="string">
            <text:p text:style-name="P106">电池累计放电量高字<text:span text:style-name="T48"/></text:p>
            <text:p text:style-name="P106">Total discharge of the battery high byte<text:span text:style-name="T48"/></text:p>
          </table:table-cell>
          <table:table-cell table:style-name="Tabela10.C21" office:value-type="string">
            <text:p text:style-name="P103">R</text:p>
          </table:table-cell>
          <table:table-cell table:style-name="Tabela10.D21" office:value-type="string">
            <text:p text:style-name="P104"/>
          </table:table-cell>
          <table:table-cell table:style-name="Tabela10.E21" office:value-type="string">
            <text:p text:style-name="P103">0.1kwh<text:span text:style-name="T9"/></text:p>
          </table:table-cell>
          <table:table-cell table:style-name="Tabela10.F21" office:value-type="string">
            <text:p text:style-name="P104"/>
          </table:table-cell>
        </table:table-row>
        <table:table-row table:style-name="Tabela10.1">
          <table:table-cell table:style-name="Tabela10.A22" office:value-type="string">
            <text:p text:style-name="P108">520</text:p>
          </table:table-cell>
          <table:table-cell table:style-name="Tabela10.B22" office:value-type="string">
            <text:p text:style-name="P106">电网当日购电量<text:span text:style-name="T48"/></text:p>
            <text:p text:style-name="P106">Day_GridBuy_Power Wh<text:span text:style-name="T48"/></text:p>
          </table:table-cell>
          <table:table-cell table:style-name="Tabela10.C22" office:value-type="string">
            <text:p text:style-name="P103">R</text:p>
          </table:table-cell>
          <table:table-cell table:style-name="Tabela10.D22" office:value-type="string">
            <text:p text:style-name="P104"/>
          </table:table-cell>
          <table:table-cell table:style-name="Tabela10.E22" office:value-type="string">
            <text:p text:style-name="P103">0.1kwh<text:span text:style-name="T9"/></text:p>
          </table:table-cell>
          <table:table-cell table:style-name="Tabela10.F22" office:value-type="string">
            <text:p text:style-name="P104"/>
          </table:table-cell>
        </table:table-row>
        <table:table-row table:style-name="Tabela10.1">
          <table:table-cell table:style-name="Tabela10.A23" office:value-type="string">
            <text:p text:style-name="P108">521</text:p>
          </table:table-cell>
          <table:table-cell table:style-name="Tabela10.B23" office:value-type="string">
            <text:p text:style-name="P106">电网当日卖电量<text:span text:style-name="T48"/></text:p>
            <text:p text:style-name="P106">Day_GridSell_Power Wh<text:span text:style-name="T48"/></text:p>
          </table:table-cell>
          <table:table-cell table:style-name="Tabela10.C23" office:value-type="string">
            <text:p text:style-name="P103">R</text:p>
          </table:table-cell>
          <table:table-cell table:style-name="Tabela10.D23" office:value-type="string">
            <text:p text:style-name="P104"/>
          </table:table-cell>
          <table:table-cell table:style-name="Tabela10.E23" office:value-type="string">
            <text:p text:style-name="P103">0.1kwh<text:span text:style-name="T9"/></text:p>
          </table:table-cell>
          <table:table-cell table:style-name="Tabela10.F23" office:value-type="string">
            <text:p text:style-name="P104"/>
          </table:table-cell>
        </table:table-row>
        <table:table-row table:style-name="Tabela10.1">
          <table:table-cell table:style-name="Tabela10.A24" office:value-type="string">
            <text:p text:style-name="P108">522</text:p>
          </table:table-cell>
          <table:table-cell table:style-name="Tabela10.B24" office:value-type="string">
            <text:p text:style-name="P106">电网累计购电量低字<text:span text:style-name="T48"/></text:p>
            <text:p text:style-name="P106">Total_GridBuy_Power Wh_low word<text:span text:style-name="T48"/></text:p>
          </table:table-cell>
          <table:table-cell table:style-name="Tabela10.C24" office:value-type="string">
            <text:p text:style-name="P103">R</text:p>
          </table:table-cell>
          <table:table-cell table:style-name="Tabela10.D24" office:value-type="string">
            <text:p text:style-name="P104"/>
          </table:table-cell>
          <table:table-cell table:style-name="Tabela10.E24" office:value-type="string">
            <text:p text:style-name="P103">0.1kwh<text:span text:style-name="T9"/></text:p>
          </table:table-cell>
          <table:table-cell table:style-name="Tabela10.F24" office:value-type="string">
            <text:p text:style-name="P104"/>
          </table:table-cell>
        </table:table-row>
        <table:table-row table:style-name="Tabela10.1">
          <table:table-cell table:style-name="Tabela10.A25" office:value-type="string">
            <text:p text:style-name="P108">523</text:p>
          </table:table-cell>
          <table:table-cell table:style-name="Tabela10.B25" office:value-type="string">
            <text:p text:style-name="P106">电网累计购电量高字<text:span text:style-name="T48"/></text:p>
            <text:p text:style-name="P106">Total_GridBuy_Power Wh_high word<text:span text:style-name="T48"/></text:p>
          </table:table-cell>
          <table:table-cell table:style-name="Tabela10.C25" office:value-type="string">
            <text:p text:style-name="P103">R</text:p>
          </table:table-cell>
          <table:table-cell table:style-name="Tabela10.D25" office:value-type="string">
            <text:p text:style-name="P104"/>
          </table:table-cell>
          <table:table-cell table:style-name="Tabela10.E25" office:value-type="string">
            <text:p text:style-name="P103">0.1kwh<text:span text:style-name="T9"/></text:p>
          </table:table-cell>
          <table:table-cell table:style-name="Tabela10.F25" office:value-type="string">
            <text:p text:style-name="P104"/>
          </table:table-cell>
        </table:table-row>
        <table:table-row table:style-name="Tabela10.1">
          <table:table-cell table:style-name="Tabela10.A26" office:value-type="string">
            <text:p text:style-name="P108">524</text:p>
          </table:table-cell>
          <table:table-cell table:style-name="Tabela10.B26" office:value-type="string">
            <text:p text:style-name="P106">电网累计卖电量低字<text:span text:style-name="T48"/></text:p>
            <text:p text:style-name="P106">Total_GridSell_Power Wh_low word<text:span text:style-name="T48"/></text:p>
          </table:table-cell>
          <table:table-cell table:style-name="Tabela10.C26" office:value-type="string">
            <text:p text:style-name="P103">R</text:p>
          </table:table-cell>
          <table:table-cell table:style-name="Tabela10.D26" office:value-type="string">
            <text:p text:style-name="P104"/>
          </table:table-cell>
          <table:table-cell table:style-name="Tabela10.E26" office:value-type="string">
            <text:p text:style-name="P103">0.1kwh<text:span text:style-name="T9"/></text:p>
          </table:table-cell>
          <table:table-cell table:style-name="Tabela10.F26" office:value-type="string">
            <text:p text:style-name="P104"/>
          </table:table-cell>
        </table:table-row>
        <table:table-row table:style-name="Tabela10.1">
          <table:table-cell table:style-name="Tabela10.A27" office:value-type="string">
            <text:p text:style-name="P108">525</text:p>
          </table:table-cell>
          <table:table-cell table:style-name="Tabela10.B27" office:value-type="string">
            <text:p text:style-name="P106">电网累计卖电量高字<text:span text:style-name="T48"/></text:p>
            <text:p text:style-name="P106">Total_GridSell_Power Wh_high word<text:span text:style-name="T48"/></text:p>
          </table:table-cell>
          <table:table-cell table:style-name="Tabela10.C27" office:value-type="string">
            <text:p text:style-name="P103">R</text:p>
          </table:table-cell>
          <table:table-cell table:style-name="Tabela10.D27" office:value-type="string">
            <text:p text:style-name="P104"/>
          </table:table-cell>
          <table:table-cell table:style-name="Tabela10.E27" office:value-type="string">
            <text:p text:style-name="P103">0.1kwh<text:span text:style-name="T9"/></text:p>
          </table:table-cell>
          <table:table-cell table:style-name="Tabela10.F27" office:value-type="string">
            <text:p text:style-name="P104"/>
          </table:table-cell>
        </table:table-row>
        <table:table-row table:style-name="Tabela10.1">
          <table:table-cell table:style-name="Tabela10.A28" office:value-type="string">
            <text:p text:style-name="P108">526</text:p>
          </table:table-cell>
          <table:table-cell table:style-name="Tabela10.B28" office:value-type="string">
            <text:p text:style-name="P106">当日用电量<text:span text:style-name="T48"/></text:p>
            <text:p text:style-name="P106">Day_Load_Power Wh<text:span text:style-name="T48"/></text:p>
          </table:table-cell>
          <table:table-cell table:style-name="Tabela10.C28" office:value-type="string">
            <text:p text:style-name="P103">R</text:p>
          </table:table-cell>
          <table:table-cell table:style-name="Tabela10.D28" office:value-type="string">
            <text:p text:style-name="P104"/>
          </table:table-cell>
          <table:table-cell table:style-name="Tabela10.E28" office:value-type="string">
            <text:p text:style-name="P103">0.1kwh<text:span text:style-name="T9"/></text:p>
          </table:table-cell>
          <table:table-cell table:style-name="Tabela10.F28" office:value-type="string">
            <text:p text:style-name="P104"/>
          </table:table-cell>
        </table:table-row>
        <table:table-row table:style-name="Tabela10.1">
          <table:table-cell table:style-name="Tabela10.A29" office:value-type="string">
            <text:p text:style-name="P108">527</text:p>
          </table:table-cell>
          <table:table-cell table:style-name="Tabela10.B29" office:value-type="string">
            <text:p text:style-name="P106">累计用电量低字<text:span text:style-name="T48"/></text:p>
            <text:p text:style-name="P106">Total_Load_Power Wh_low <text:soft-page-break/>word<text:span text:style-name="T48"/></text:p>
          </table:table-cell>
          <table:table-cell table:style-name="Tabela10.C29" office:value-type="string">
            <text:p text:style-name="P103">R</text:p>
          </table:table-cell>
          <table:table-cell table:style-name="Tabela10.D29" office:value-type="string">
            <text:p text:style-name="P104"/>
          </table:table-cell>
          <table:table-cell table:style-name="Tabela10.E29" office:value-type="string">
            <text:p text:style-name="P103">0.1kwh<text:span text:style-name="T9"/></text:p>
          </table:table-cell>
          <table:table-cell table:style-name="Tabela10.F29" office:value-type="string">
            <text:p text:style-name="P104"/>
          </table:table-cell>
        </table:table-row>
        <table:table-row table:style-name="Tabela10.1">
          <table:table-cell table:style-name="Tabela10.A30" office:value-type="string">
            <text:p text:style-name="P108">528</text:p>
          </table:table-cell>
          <table:table-cell table:style-name="Tabela10.B30" office:value-type="string">
            <text:p text:style-name="P106">累计用电量高字<text:span text:style-name="T48"/></text:p>
            <text:p text:style-name="P106">Total_Load_Power Wh_high word<text:span text:style-name="T48"/></text:p>
          </table:table-cell>
          <table:table-cell table:style-name="Tabela10.C30" office:value-type="string">
            <text:p text:style-name="P103">R</text:p>
          </table:table-cell>
          <table:table-cell table:style-name="Tabela10.D30" office:value-type="string">
            <text:p text:style-name="P104"/>
          </table:table-cell>
          <table:table-cell table:style-name="Tabela10.E30" office:value-type="string">
            <text:p text:style-name="P103">0.1kwh<text:span text:style-name="T9"/></text:p>
          </table:table-cell>
          <table:table-cell table:style-name="Tabela10.F30" office:value-type="string">
            <text:p text:style-name="P104"/>
          </table:table-cell>
        </table:table-row>
        <table:table-row table:style-name="Tabela10.1">
          <table:table-cell table:style-name="Tabela10.A31" office:value-type="string">
            <text:p text:style-name="P108">529</text:p>
          </table:table-cell>
          <table:table-cell table:style-name="Tabela10.B31" office:value-type="string">
            <text:p text:style-name="P106"><text:bookmark-start text:name="OLE_LINK1"/><text:bookmark-start text:name="OLE_LINK2"/>当日总PV发电量<text:bookmark-end text:name="OLE_LINK1"/><text:bookmark-end text:name="OLE_LINK2"/><text:span text:style-name="T48"/></text:p>
            <text:p text:style-name="P106">Day_PV_Power Wh<text:span text:style-name="T48"/></text:p>
          </table:table-cell>
          <table:table-cell table:style-name="Tabela10.C31" office:value-type="string">
            <text:p text:style-name="P103">R</text:p>
          </table:table-cell>
          <table:table-cell table:style-name="Tabela10.D31" office:value-type="string">
            <text:p text:style-name="P103">[0,65535]<text:span text:style-name="T9"/></text:p>
          </table:table-cell>
          <table:table-cell table:style-name="Tabela10.E31" office:value-type="string">
            <text:p text:style-name="P103">0.1kWh<text:span text:style-name="T9"/></text:p>
          </table:table-cell>
          <table:table-cell table:style-name="Tabela10.F31" office:value-type="string">
            <text:p text:style-name="P104"/>
          </table:table-cell>
        </table:table-row>
        <table:table-row table:style-name="Tabela10.1">
          <table:table-cell table:style-name="Tabela10.A32" office:value-type="string">
            <text:p text:style-name="P108">530</text:p>
          </table:table-cell>
          <table:table-cell table:style-name="Tabela10.B32" office:value-type="string">
            <text:p text:style-name="P106">当日PV-1发电量<text:span text:style-name="T48"/></text:p>
            <text:p text:style-name="P106">Day_PV-1_Power Wh<text:span text:style-name="T48"/></text:p>
          </table:table-cell>
          <table:table-cell table:style-name="Tabela10.C32" office:value-type="string">
            <text:p text:style-name="P103">R</text:p>
          </table:table-cell>
          <table:table-cell table:style-name="Tabela10.D32" office:value-type="string">
            <text:p text:style-name="P104"/>
          </table:table-cell>
          <table:table-cell table:style-name="Tabela10.E32" office:value-type="string">
            <text:p text:style-name="P103">0.1kWh<text:span text:style-name="T9"/></text:p>
          </table:table-cell>
          <table:table-cell table:style-name="Tabela10.F32" office:value-type="string">
            <text:p text:style-name="P103">预留<text:span text:style-name="T9"/></text:p>
          </table:table-cell>
        </table:table-row>
        <table:table-row table:style-name="Tabela10.1">
          <table:table-cell table:style-name="Tabela10.A33" office:value-type="string">
            <text:p text:style-name="P108">531</text:p>
          </table:table-cell>
          <table:table-cell table:style-name="Tabela10.B33" office:value-type="string">
            <text:p text:style-name="P106">当日PV-2发电量<text:span text:style-name="T48"/></text:p>
            <text:p text:style-name="P106">Day_PV-2_Power Wh<text:span text:style-name="T48"/></text:p>
          </table:table-cell>
          <table:table-cell table:style-name="Tabela10.C33" office:value-type="string">
            <text:p text:style-name="P103">R</text:p>
          </table:table-cell>
          <table:table-cell table:style-name="Tabela10.D33" office:value-type="string">
            <text:p text:style-name="P104"/>
          </table:table-cell>
          <table:table-cell table:style-name="Tabela10.E33" office:value-type="string">
            <text:p text:style-name="P103">0.1kWh<text:span text:style-name="T9"/></text:p>
          </table:table-cell>
          <table:table-cell table:style-name="Tabela10.F33" office:value-type="string">
            <text:p text:style-name="P103">预留<text:span text:style-name="T9"/></text:p>
          </table:table-cell>
        </table:table-row>
        <table:table-row table:style-name="Tabela10.1">
          <table:table-cell table:style-name="Tabela10.A34" office:value-type="string">
            <text:p text:style-name="P108">532</text:p>
          </table:table-cell>
          <table:table-cell table:style-name="Tabela10.B34" office:value-type="string">
            <text:p text:style-name="P106">当日PV-3发电量<text:span text:style-name="T48"/></text:p>
            <text:p text:style-name="P106">Day_PV-3_Power Wh<text:span text:style-name="T48"/></text:p>
          </table:table-cell>
          <table:table-cell table:style-name="Tabela10.C34" office:value-type="string">
            <text:p text:style-name="P103">R</text:p>
          </table:table-cell>
          <table:table-cell table:style-name="Tabela10.D34" office:value-type="string">
            <text:p text:style-name="P104"/>
          </table:table-cell>
          <table:table-cell table:style-name="Tabela10.E34" office:value-type="string">
            <text:p text:style-name="P103">0.1kWh<text:span text:style-name="T9"/></text:p>
          </table:table-cell>
          <table:table-cell table:style-name="Tabela10.F34" office:value-type="string">
            <text:p text:style-name="P103">预留<text:span text:style-name="T9"/></text:p>
          </table:table-cell>
        </table:table-row>
        <table:table-row table:style-name="Tabela10.1">
          <table:table-cell table:style-name="Tabela10.A35" office:value-type="string">
            <text:p text:style-name="P108">533</text:p>
          </table:table-cell>
          <table:table-cell table:style-name="Tabela10.B35" office:value-type="string">
            <text:p text:style-name="P106">当日PV-4发电量<text:span text:style-name="T48"/></text:p>
            <text:p text:style-name="P106">Day_PV-4_Power Wh<text:span text:style-name="T48"/></text:p>
          </table:table-cell>
          <table:table-cell table:style-name="Tabela10.C35" office:value-type="string">
            <text:p text:style-name="P103">R</text:p>
          </table:table-cell>
          <table:table-cell table:style-name="Tabela10.D35" office:value-type="string">
            <text:p text:style-name="P104"/>
          </table:table-cell>
          <table:table-cell table:style-name="Tabela10.E35" office:value-type="string">
            <text:p text:style-name="P103">0.1kWh<text:span text:style-name="T9"/></text:p>
          </table:table-cell>
          <table:table-cell table:style-name="Tabela10.F35" office:value-type="string">
            <text:p text:style-name="P103">预留<text:span text:style-name="T9"/></text:p>
          </table:table-cell>
        </table:table-row>
        <table:table-row table:style-name="Tabela10.1">
          <table:table-cell table:style-name="Tabela10.A36" office:value-type="string">
            <text:p text:style-name="P108">534</text:p>
          </table:table-cell>
          <table:table-cell table:style-name="Tabela10.B36" office:value-type="string">
            <text:p text:style-name="P106">历史PV发电量低字<text:span text:style-name="T48"/></text:p>
            <text:p text:style-name="P106">Total PV_power Wh_low word<text:span text:style-name="T48"/></text:p>
          </table:table-cell>
          <table:table-cell table:style-name="Tabela10.C36" office:value-type="string">
            <text:p text:style-name="P103">R</text:p>
          </table:table-cell>
          <table:table-cell table:style-name="Tabela10.D36" office:value-type="string">
            <text:p text:style-name="P104"/>
          </table:table-cell>
          <table:table-cell table:style-name="Tabela10.E36" office:value-type="string">
            <text:p text:style-name="P103">0.1kWh<text:span text:style-name="T9"/></text:p>
          </table:table-cell>
          <table:table-cell table:style-name="Tabela10.F36" office:value-type="string">
            <text:p text:style-name="P109">预留<text:span text:style-name="T38"/></text:p>
          </table:table-cell>
        </table:table-row>
        <table:table-row table:style-name="Tabela10.1">
          <table:table-cell table:style-name="Tabela10.A37" office:value-type="string">
            <text:p text:style-name="P102">535</text:p>
          </table:table-cell>
          <table:table-cell table:style-name="Tabela10.B37" office:value-type="string">
            <text:p text:style-name="P106">历史PV发电量高字<text:span text:style-name="T48"/></text:p>
            <text:p text:style-name="P106">Total PV_power Wh_high word<text:span text:style-name="T48"/></text:p>
          </table:table-cell>
          <table:table-cell table:style-name="Tabela10.C37" office:value-type="string">
            <text:p text:style-name="P103">R</text:p>
          </table:table-cell>
          <table:table-cell table:style-name="Tabela10.D37" office:value-type="string">
            <text:p text:style-name="P104"/>
          </table:table-cell>
          <table:table-cell table:style-name="Tabela10.E37" office:value-type="string">
            <text:p text:style-name="P103">0.1kWh<text:span text:style-name="T9"/></text:p>
          </table:table-cell>
          <table:table-cell table:style-name="Tabela10.F37" office:value-type="string">
            <text:p text:style-name="P110"/>
          </table:table-cell>
        </table:table-row>
        <table:table-row table:style-name="Tabela10.1">
          <table:table-cell table:style-name="Tabela10.A38" office:value-type="string">
            <text:p text:style-name="P102">536</text:p>
          </table:table-cell>
          <table:table-cell table:style-name="Tabela10.B38" office:value-type="string">
            <text:p text:style-name="P106">发电机日发电量<text:span text:style-name="T48"/></text:p>
          </table:table-cell>
          <table:table-cell table:style-name="Tabela10.C38" office:value-type="string">
            <text:p text:style-name="P103">R</text:p>
          </table:table-cell>
          <table:table-cell table:style-name="Tabela10.D38" office:value-type="string">
            <text:p text:style-name="P104"/>
          </table:table-cell>
          <table:table-cell table:style-name="Tabela10.E38" office:value-type="string">
            <text:p text:style-name="P103">0.1kWh<text:span text:style-name="T9"/></text:p>
          </table:table-cell>
          <table:table-cell table:style-name="Tabela10.F38" office:value-type="string">
            <text:p text:style-name="P104"/>
          </table:table-cell>
        </table:table-row>
        <table:table-row table:style-name="Tabela10.1">
          <table:table-cell table:style-name="Tabela10.A39" office:value-type="string">
            <text:p text:style-name="P102">537<text:span text:style-name="T9"/></text:p>
          </table:table-cell>
          <table:table-cell table:style-name="Tabela10.B39" office:value-type="string">
            <text:p text:style-name="P106">发电机总发电量低字节<text:span text:style-name="T48"/></text:p>
          </table:table-cell>
          <table:table-cell table:style-name="Tabela10.C39" office:value-type="string">
            <text:p text:style-name="P103">R</text:p>
          </table:table-cell>
          <table:table-cell table:style-name="Tabela10.D39" office:value-type="string">
            <text:p text:style-name="P104"/>
          </table:table-cell>
          <table:table-cell table:style-name="Tabela10.E39" office:value-type="string">
            <text:p text:style-name="P103">0.1kWh<text:span text:style-name="T9"/></text:p>
          </table:table-cell>
          <table:table-cell table:style-name="Tabela10.F39" office:value-type="string">
            <text:p text:style-name="P104"/>
          </table:table-cell>
        </table:table-row>
        <table:table-row table:style-name="Tabela10.1">
          <table:table-cell table:style-name="Tabela10.A40" office:value-type="string">
            <text:p text:style-name="P102">538<text:span text:style-name="T9"/></text:p>
          </table:table-cell>
          <table:table-cell table:style-name="Tabela10.B40" office:value-type="string">
            <text:p text:style-name="P106">发电机总发电量高字节<text:span text:style-name="T48"/></text:p>
          </table:table-cell>
          <table:table-cell table:style-name="Tabela10.C40" office:value-type="string">
            <text:p text:style-name="P103">R</text:p>
          </table:table-cell>
          <table:table-cell table:style-name="Tabela10.D40" office:value-type="string">
            <text:p text:style-name="P104"/>
          </table:table-cell>
          <table:table-cell table:style-name="Tabela10.E40" office:value-type="string">
            <text:p text:style-name="P103">0.1kWh<text:span text:style-name="T9"/></text:p>
          </table:table-cell>
          <table:table-cell table:style-name="Tabela10.F40" office:value-type="string">
            <text:p text:style-name="P104"/>
          </table:table-cell>
        </table:table-row>
        <table:table-row table:style-name="Tabela10.1">
          <table:table-cell table:style-name="Tabela10.A41" office:value-type="string">
            <text:p text:style-name="P103">539<text:span text:style-name="T9"/></text:p>
          </table:table-cell>
          <table:table-cell table:style-name="Tabela10.B41" office:value-type="string">
            <text:p text:style-name="P106">发电机日工作时间<text:span text:style-name="T48"/></text:p>
            <text:p text:style-name="P106">Generator working hours per day<text:span text:style-name="T48"/></text:p>
          </table:table-cell>
          <table:table-cell table:style-name="Tabela10.C41" office:value-type="string">
            <text:p text:style-name="P103">R</text:p>
          </table:table-cell>
          <table:table-cell table:style-name="Tabela10.D41" office:value-type="string">
            <text:p text:style-name="P104"/>
          </table:table-cell>
          <table:table-cell table:style-name="Tabela10.E41" office:value-type="string">
            <text:p text:style-name="P103">0.1h<text:span text:style-name="T9"/></text:p>
          </table:table-cell>
          <table:table-cell table:style-name="Tabela10.F41" office:value-type="string">
            <text:p text:style-name="P104"/>
          </table:table-cell>
        </table:table-row>
        <table:table-row table:style-name="Tabela10.1">
          <table:table-cell table:style-name="Tabela10.A42" office:value-type="string">
            <text:p text:style-name="P102">540<text:span text:style-name="T9"/></text:p>
          </table:table-cell>
          <table:table-cell table:style-name="Tabela10.B42" office:value-type="string">
            <text:p text:style-name="P111"><text:span text:style-name="T4"><text:s/></text:span><text:span text:style-name="T40">DC变压器温度</text:span></text:p>
            <text:p text:style-name="P58"><text:span text:style-name="T48">(DC</text:span><text:span text:style-name="T48">Transformer temperature</text:span><text:span text:style-name="T48">)</text:span></text:p>
          </table:table-cell>
          <table:table-cell table:style-name="Tabela10.C42" office:value-type="string">
            <text:p text:style-name="P103">R</text:p>
          </table:table-cell>
          <table:table-cell table:style-name="Tabela10.D42" office:value-type="string">
            <text:p text:style-name="P103">[0,3000]<text:span text:style-name="T9"/></text:p>
          </table:table-cell>
          <table:table-cell table:style-name="Tabela10.E42" office:value-type="string">
            <text:p text:style-name="P77"><text:span text:style-name="T9">0.1</text:span><text:span text:style-name="T13">℃</text:span></text:p>
          </table:table-cell>
          <table:table-cell table:style-name="Tabela10.F42" office:value-type="string">
            <text:p text:style-name="P103">偏移1000<text:span text:style-name="T9"/></text:p>
          </table:table-cell>
        </table:table-row>
        <table:table-row table:style-name="Tabela10.1">
          <table:table-cell table:style-name="Tabela10.A43" office:value-type="string">
            <text:p text:style-name="P102">541<text:span text:style-name="T9"/></text:p>
          </table:table-cell>
          <table:table-cell table:style-name="Tabela10.B43" office:value-type="string">
            <text:p text:style-name="P106">散热片温度<text:span text:style-name="T48"/></text:p>
            <text:p text:style-name="P106">Heat sink temperature<text:span text:style-name="T48"/></text:p>
          </table:table-cell>
          <table:table-cell table:style-name="Tabela10.C43" office:value-type="string">
            <text:p text:style-name="P103">R</text:p>
          </table:table-cell>
          <table:table-cell table:style-name="Tabela10.D43" office:value-type="string">
            <text:p text:style-name="P103">[0,3000]<text:span text:style-name="T9"/></text:p>
          </table:table-cell>
          <table:table-cell table:style-name="Tabela10.E43" office:value-type="string">
            <text:p text:style-name="P77"><text:span text:style-name="T9">0.1</text:span><text:span text:style-name="T13">℃</text:span></text:p>
          </table:table-cell>
          <table:table-cell table:style-name="Tabela10.F43" office:value-type="string">
            <text:p text:style-name="P104"/>
          </table:table-cell>
        </table:table-row>
        <table:table-row table:style-name="Tabela10.1">
          <table:table-cell table:style-name="Tabela10.A44" office:value-type="string">
            <text:p text:style-name="P102">542<text:span text:style-name="T9"/></text:p>
          </table:table-cell>
          <table:table-cell table:style-name="Tabela10.B44" office:value-type="string">
            <text:p text:style-name="P106">预留温度1<text:span text:style-name="T48"/></text:p>
            <text:p text:style-name="P106">undefine<text:span text:style-name="T48"/></text:p>
          </table:table-cell>
          <table:table-cell table:style-name="Tabela10.C44" office:value-type="string">
            <text:p text:style-name="P103">R</text:p>
          </table:table-cell>
          <table:table-cell table:style-name="Tabela10.D44" office:value-type="string">
            <text:p text:style-name="P103">[0,3000]<text:span text:style-name="T9"/></text:p>
          </table:table-cell>
          <table:table-cell table:style-name="Tabela10.E44" office:value-type="string">
            <text:p text:style-name="P77"><text:span text:style-name="T9">0.1</text:span><text:span text:style-name="T13">℃</text:span></text:p>
          </table:table-cell>
          <table:table-cell table:style-name="Tabela10.F44" office:value-type="string">
            <text:p text:style-name="P104"/>
          </table:table-cell>
        </table:table-row>
        <table:table-row table:style-name="Tabela10.1">
          <table:table-cell table:style-name="Tabela10.A45" office:value-type="string">
            <text:p text:style-name="P102">543<text:span text:style-name="T9"/></text:p>
          </table:table-cell>
          <table:table-cell table:style-name="Tabela10.B45" office:value-type="string">
            <text:p text:style-name="P106">预留温度2<text:span text:style-name="T48"/></text:p>
            <text:p text:style-name="P106">undefine<text:span text:style-name="T48"/></text:p>
          </table:table-cell>
          <table:table-cell table:style-name="Tabela10.C45" office:value-type="string">
            <text:p text:style-name="P103">R</text:p>
          </table:table-cell>
          <table:table-cell table:style-name="Tabela10.D45" office:value-type="string">
            <text:p text:style-name="P103">[0,3000]<text:span text:style-name="T9"/></text:p>
          </table:table-cell>
          <table:table-cell table:style-name="Tabela10.E45" office:value-type="string">
            <text:p text:style-name="P77"><text:span text:style-name="T9">0.1</text:span><text:span text:style-name="T13">℃</text:span></text:p>
          </table:table-cell>
          <table:table-cell table:style-name="Tabela10.F45" office:value-type="string">
            <text:p text:style-name="P104"/>
          </table:table-cell>
        </table:table-row>
        <table:table-row table:style-name="Tabela10.1">
          <table:table-cell table:style-name="Tabela10.A46" office:value-type="string">
            <text:p text:style-name="P102">544<text:span text:style-name="T9"/></text:p>
          </table:table-cell>
          <table:table-cell table:style-name="Tabela10.B46" office:value-type="string">
            <text:p text:style-name="P112">DRMs_Data<text:span text:style-name="T38"/></text:p>
          </table:table-cell>
          <table:table-cell table:style-name="Tabela10.C46" office:value-type="string">
            <text:p text:style-name="P103">R</text:p>
          </table:table-cell>
          <table:table-cell table:style-name="Tabela10.D46" office:value-type="string">
            <text:p text:style-name="P103">[0,3000]<text:span text:style-name="T9"/></text:p>
          </table:table-cell>
          <table:table-cell table:style-name="Tabela10.E46" office:value-type="string">
            <text:p text:style-name="P77"><text:span text:style-name="T9">0.1</text:span><text:span text:style-name="T13">℃</text:span></text:p>
          </table:table-cell>
          <table:table-cell table:style-name="Tabela10.F46" office:value-type="string">
            <text:p text:style-name="P103">bit0-bit8依次表示DRM0-DRM8<text:span text:style-name="T9"/></text:p>
          </table:table-cell>
        </table:table-row>
        <table:table-row table:style-name="Tabela10.1">
          <table:table-cell table:style-name="Tabela10.A47" office:value-type="string">
            <text:p text:style-name="P102">545<text:span text:style-name="T9"/></text:p>
          </table:table-cell>
          <table:table-cell table:style-name="Tabela10.B47" office:value-type="string">
            <text:p text:style-name="P113">负载年用电量低字节</text:p>
            <text:p text:style-name="P114">Yer_Loadwh_L</text:p>
          </table:table-cell>
          <table:table-cell table:style-name="Tabela10.C47" office:value-type="string">
            <text:p text:style-name="P103">R</text:p>
          </table:table-cell>
          <table:table-cell table:style-name="Tabela10.D47" office:value-type="string">
            <text:p text:style-name="P77"><text:span text:style-name="T9">[0</text:span><text:span text:style-name="T9">,0xFFFF</text:span><text:span text:style-name="T9">]</text:span></text:p>
          </table:table-cell>
          <table:table-cell table:style-name="Tabela10.E47" office:value-type="string">
            <text:p text:style-name="P103">0.1KWH<text:span text:style-name="T9"/></text:p>
          </table:table-cell>
          <table:table-cell table:style-name="Tabela10.F47" office:value-type="string">
            <text:p text:style-name="P104"/>
          </table:table-cell>
        </table:table-row>
        <table:table-row table:style-name="Tabela10.1">
          <table:table-cell table:style-name="Tabela10.A48" office:value-type="string">
            <text:p text:style-name="P102">546<text:span text:style-name="T9"/></text:p>
          </table:table-cell>
          <table:table-cell table:style-name="Tabela10.B48" office:value-type="string">
            <text:p text:style-name="P113">负载年用电量高字节</text:p>
            <text:p text:style-name="P114">Yer_Loadwh_H</text:p>
          </table:table-cell>
          <table:table-cell table:style-name="Tabela10.C48" office:value-type="string">
            <text:p text:style-name="P103">R</text:p>
          </table:table-cell>
          <table:table-cell table:style-name="Tabela10.D48" office:value-type="string">
            <text:p text:style-name="P77"><text:span text:style-name="T9">[0</text:span><text:span text:style-name="T9">,0xFFFF</text:span><text:span text:style-name="T9">]</text:span></text:p>
          </table:table-cell>
          <table:table-cell table:style-name="Tabela10.E48" office:value-type="string">
            <text:p text:style-name="P103">0.1KWH<text:span text:style-name="T9"/></text:p>
          </table:table-cell>
          <table:table-cell table:style-name="Tabela10.F48" office:value-type="string">
            <text:p text:style-name="P104"/>
          </table:table-cell>
        </table:table-row>
        <table:table-row table:style-name="Tabela10.1">
          <table:table-cell table:style-name="Tabela10.A49" office:value-type="string">
            <text:p text:style-name="P102">547<text:span text:style-name="T9"/></text:p>
          </table:table-cell>
          <table:table-cell table:style-name="Tabela10.B49" office:value-type="string">
            <text:p text:style-name="P115"><text:span text:style-name="T48">测试模式下步骤</text:span><text:span text:style-name="T9">Test_State</text:span></text:p>
          </table:table-cell>
          <table:table-cell table:style-name="Tabela10.C49" office:value-type="string">
            <text:p text:style-name="P116"/>
          </table:table-cell>
          <table:table-cell table:style-name="Tabela10.D49" office:value-type="string">
            <text:p text:style-name="P104"/>
          </table:table-cell>
          <table:table-cell table:style-name="Tabela10.E49" office:value-type="string">
            <text:p text:style-name="P104"/>
          </table:table-cell>
          <table:table-cell table:style-name="Tabela10.F49" office:value-type="string">
            <text:p text:style-name="P104"/>
          </table:table-cell>
        </table:table-row>
        <table:table-row table:style-name="Tabela10.1">
          <table:table-cell table:style-name="Tabela10.A50" office:value-type="string">
            <text:p text:style-name="P102">548<text:span text:style-name="T9"/></text:p>
          </table:table-cell>
          <table:table-cell table:style-name="Tabela10.B50" office:value-type="string">
            <text:p text:style-name="P106">通讯板的故障状态<text:span text:style-name="T48"/></text:p>
            <text:p text:style-name="P106">Failure status of communication board<text:span text:style-name="T48"/></text:p>
          </table:table-cell>
          <table:table-cell table:style-name="Tabela10.C50" office:value-type="string">
            <text:p text:style-name="P103">R</text:p>
          </table:table-cell>
          <table:table-cell table:style-name="Tabela10.D50" office:value-type="string">
            <text:p text:style-name="P77"><text:span text:style-name="T9">[0</text:span><text:span text:style-name="T9">,0xFFFF</text:span><text:span text:style-name="T9">]</text:span></text:p>
          </table:table-cell>
          <table:table-cell table:style-name="Tabela10.E50" office:value-type="string">
            <text:p text:style-name="P104"/>
          </table:table-cell>
          <table:table-cell table:style-name="Tabela10.F50" office:value-type="string">
            <text:p text:style-name="P86"><text:span text:style-name="T47">B</text:span><text:span text:style-name="T47">it0 <text:s text:c="2"/>Flash chip error</text:span></text:p>
            <text:p text:style-name="P86"><text:span text:style-name="T47">B</text:span><text:span text:style-name="T47">it1 <text:s text:c="2"/>time error</text:span></text:p>
            <text:p text:style-name="P86"><text:span text:style-name="T47">B</text:span><text:span text:style-name="T47">it2 <text:s text:c="2"/>EEPROM error</text:span></text:p>
          </table:table-cell>
        </table:table-row>
        <text:soft-page-break/>
        <table:table-row table:style-name="Tabela10.1">
          <table:table-cell table:style-name="Tabela10.A51" office:value-type="string">
            <text:p text:style-name="P102">549</text:p>
          </table:table-cell>
          <table:table-cell table:style-name="Tabela10.B51" office:value-type="string">
            <text:p text:style-name="P117">MCU测试标志位</text:p>
            <text:p text:style-name="P86"><text:span text:style-name="T47">M</text:span><text:span text:style-name="T47">CU test flag</text:span></text:p>
          </table:table-cell>
          <table:table-cell table:style-name="Tabela10.C51" office:value-type="string">
            <text:p text:style-name="P103">R</text:p>
          </table:table-cell>
          <table:table-cell table:style-name="Tabela10.D51" office:value-type="string">
            <text:p text:style-name="P104"/>
          </table:table-cell>
          <table:table-cell table:style-name="Tabela10.E51" office:value-type="string">
            <text:p text:style-name="P104"/>
          </table:table-cell>
          <table:table-cell table:style-name="Tabela10.F51" office:value-type="string">
            <text:p text:style-name="P86"><text:span text:style-name="T47">B</text:span><text:span text:style-name="T47">it0 <text:s text:c="2"/>拉弧通讯标志 </text:span><text:span text:style-name="T47">Arc pull communication sign</text:span></text:p>
            <text:p text:style-name="P86"><text:span text:style-name="T47">Bit1</text:span><text:span text:style-name="T47"> <text:s text:c="2"/>可并联CAN通讯 </text:span><text:span text:style-name="T47">Parallel CAN communication</text:span></text:p>
            <text:p text:style-name="P117">Bit2 <text:s text:c="2"/>OutSide Fan_FG<text:span text:style-name="T47"/></text:p>
            <text:p text:style-name="P117">Bit3 <text:s text:c="2"/>InSide <text:s/>Fan_FG<text:span text:style-name="T47"/></text:p>
            <text:p text:style-name="P86"><text:span text:style-name="T47">B</text:span><text:span text:style-name="T47">it4 <text:s text:c="2"/>Meter FG</text:span></text:p>
            <text:p text:style-name="P86"><text:span text:style-name="T47">B</text:span><text:span text:style-name="T47">it5 <text:s text:c="2"/>拉弧触发标识</text:span></text:p>
            <text:p text:style-name="P86"><text:span text:style-name="T47">B</text:span><text:span text:style-name="T47">it6 <text:s text:c="2"/>拉弧磁环1自检</text:span></text:p>
            <text:p text:style-name="P118">……<text:span text:style-name="T47"/></text:p>
            <text:p text:style-name="P86"><text:span text:style-name="T47">B</text:span><text:span text:style-name="T47">it13 <text:s/>拉弧磁环8自检</text:span></text:p>
            <text:p text:style-name="P117"/>
            <text:p text:style-name="P117">ATE拉弧自检测试使用Bit说明<text:span text:style-name="T47"/></text:p>
            <text:p text:style-name="P117">低压三相（1磁环）：<text:span text:style-name="T47"/></text:p>
            <text:p text:style-name="P117">Bit6 <text:s text:c="2"/>拉弧磁环1自检<text:span text:style-name="T47"/></text:p>
            <text:p text:style-name="P117">高压（2磁环）：<text:span text:style-name="T47"/></text:p>
            <text:p text:style-name="P117">Bit8 <text:s text:c="2"/>拉弧磁环1自检<text:span text:style-name="T47"/></text:p>
            <text:p text:style-name="P117">Bit9 <text:s text:c="2"/>拉弧磁环2自检<text:span text:style-name="T47"/></text:p>
            <text:p text:style-name="P117"/>
          </table:table-cell>
        </table:table-row>
        <table:table-row table:style-name="Tabela10.1">
          <table:table-cell table:style-name="Tabela10.A52" office:value-type="string">
            <text:p text:style-name="P102">550</text:p>
          </table:table-cell>
          <table:table-cell table:style-name="Tabela10.B52" office:value-type="string">
            <text:p text:style-name="P106">LCD测试标志位<text:span text:style-name="T48"/></text:p>
            <text:p text:style-name="P58"><text:span text:style-name="T48">L</text:span><text:span text:style-name="T48">CD test flag</text:span></text:p>
          </table:table-cell>
          <table:table-cell table:style-name="Tabela10.C52" office:value-type="string">
            <text:p text:style-name="P106">R<text:span text:style-name="T48"/></text:p>
          </table:table-cell>
          <table:table-cell table:style-name="Tabela10.D52" office:value-type="string">
            <text:p text:style-name="P106">0x0000<text:span text:style-name="T48"/></text:p>
          </table:table-cell>
          <table:table-cell table:style-name="Tabela10.E52" office:value-type="string">
            <text:p text:style-name="P119"/>
          </table:table-cell>
          <table:table-cell table:style-name="Tabela10.F52" office:value-type="string">
            <text:p text:style-name="P58"><text:span text:style-name="T48">B</text:span><text:span text:style-name="T48">it8 <text:s text:c="2"/>锂电接口RS485</text:span><text:span text:style-name="T48"> Lithium electric interface RS485</text:span></text:p>
            <text:p text:style-name="P58"><text:span text:style-name="T48">B</text:span><text:span text:style-name="T48">it9 <text:s text:c="2"/>锂电接口CAN</text:span><text:span text:style-name="T48"> Lithium electric interface CAN</text:span></text:p>
            <text:p text:style-name="P106"/>
            <text:p text:style-name="P58"><text:span text:style-name="T48">B</text:span><text:span text:style-name="T48">it10 <text:s/>按键1234</text:span><text:span text:style-name="T48"> key1234</text:span></text:p>
            <text:p text:style-name="P58"><text:span text:style-name="T48">Bit1</text:span><text:span text:style-name="T48">1 <text:s/>液晶中断状态</text:span><text:span text:style-name="T49"> </text:span><text:span text:style-name="T48">lcd interrupt status</text:span></text:p>
          </table:table-cell>
        </table:table-row>
        <table:table-row table:style-name="Tabela10.1">
          <table:table-cell table:style-name="Tabela10.A53" office:value-type="string">
            <text:p text:style-name="P120">551</text:p>
          </table:table-cell>
          <table:table-cell table:style-name="Tabela10.B53" office:value-type="string">
            <text:p text:style-name="P106">开关机状态<text:span text:style-name="T48"/></text:p>
            <text:p text:style-name="P58"><text:span text:style-name="T48">Turn off</text:span><text:span text:style-name="T48">/</text:span><text:span text:style-name="T48">on status</text:span></text:p>
          </table:table-cell>
          <table:table-cell table:style-name="Tabela10.C53" office:value-type="string">
            <text:p text:style-name="P106">R<text:span text:style-name="T48"/></text:p>
          </table:table-cell>
          <table:table-cell table:style-name="Tabela10.D53" office:value-type="string">
            <text:p text:style-name="P119"/>
          </table:table-cell>
          <table:table-cell table:style-name="Tabela10.E53" office:value-type="string">
            <text:p text:style-name="P119"/>
          </table:table-cell>
          <table:table-cell table:style-name="Tabela10.F53" office:value-type="string">
            <text:p text:style-name="P106">低4位表示开关信号<text:span text:style-name="T48"/></text:p>
            <text:p text:style-name="P58"><text:span text:style-name="T48">0000 关机</text:span><text:span text:style-name="T49"> </text:span><text:span text:style-name="T49"><text:s/></text:span><text:span text:style-name="T49"><text:s/></text:span><text:span text:style-name="T48">power off</text:span></text:p>
            <text:p text:style-name="P58"><text:span text:style-name="T48">0001 开机</text:span><text:span text:style-name="T49"> </text:span><text:span text:style-name="T49"><text:s/></text:span><text:span text:style-name="T49"><text:s text:c="2"/></text:span><text:span text:style-name="T48">power o</text:span><text:span text:style-name="T48">n</text:span></text:p>
          </table:table-cell>
        </table:table-row>
        <table:table-row table:style-name="Tabela10.1">
          <table:table-cell table:style-name="Tabela10.A54" office:value-type="string">
            <text:p text:style-name="P120">552</text:p>
          </table:table-cell>
          <table:table-cell table:style-name="Tabela10.B54" office:value-type="string">
            <text:p text:style-name="P121">AC侧继电器状态<text:span text:style-name="T23"/></text:p>
            <text:p text:style-name="P82"><text:span text:style-name="T23">A</text:span><text:span text:style-name="T23">C realy status</text:span></text:p>
          </table:table-cell>
          <table:table-cell table:style-name="Tabela10.C54" office:value-type="string">
            <text:p text:style-name="P12">R</text:p>
          </table:table-cell>
          <table:table-cell table:style-name="Tabela10.D54" office:value-type="string">
            <text:p text:style-name="P122"/>
          </table:table-cell>
          <table:table-cell table:style-name="Tabela10.E54" office:value-type="string">
            <text:p text:style-name="P123"/>
          </table:table-cell>
          <table:table-cell table:style-name="Tabela10.F54" office:value-type="string">
            <text:list text:style-name="WW8Num3">
              <text:list-item>
                <text:p text:style-name="P124" loext:marker-style-name="T50">off<text:span text:style-name="T50"/></text:p>
              </text:list-item>
              <text:list-item>
                <text:p text:style-name="P124" loext:marker-style-name="T50">on<text:span text:style-name="T50"/></text:p>
              </text:list-item>
            </text:list>
            <text:p text:style-name="P125"><text:span text:style-name="T50">B</text:span><text:span text:style-name="T50">it0 <text:s text:c="4"/>INV继电器</text:span><text:span text:style-name="T51"> </text:span><text:span text:style-name="T50">INV relay</text:span></text:p>
            <text:p text:style-name="P125"><text:span text:style-name="T50">B</text:span><text:span text:style-name="T50">it1 <text:s text:c="4"/>负载继电器</text:span><text:span text:style-name="T51"> <text:s/></text:span><text:span text:style-name="T50">预留</text:span><text:span text:style-name="T51"> </text:span><text:span text:style-name="T50">undefine</text:span></text:p>
            <text:p text:style-name="P125"><text:span text:style-name="T50">B</text:span><text:span text:style-name="T50">it2 <text:s text:c="4"/>电网继电器</text:span><text:span text:style-name="T51"> </text:span><text:span text:style-name="T50">grid relay</text:span></text:p>
            <text:p text:style-name="P125"><text:span text:style-name="T50">B</text:span><text:span text:style-name="T50">it3 <text:s text:c="4"/>发电机继电器</text:span><text:span text:style-name="T51"> </text:span><text:span text:style-name="T50">gen relay</text:span></text:p>
            <text:p text:style-name="P125"><text:span text:style-name="T50">B</text:span><text:span text:style-name="T50">it4 <text:s text:c="4"/>电网供电继电器</text:span><text:span text:style-name="T51"> </text:span><text:span text:style-name="T50">grid give power to relay</text:span></text:p>
            <text:p text:style-name="P125"><text:span text:style-name="T50">B</text:span><text:span text:style-name="T50">it7 <text:s text:c="4"/>干接点</text:span><text:span text:style-name="T51"> </text:span><text:span text:style-name="T50">Dry contact</text:span><text:span text:style-name="T50">1</text:span></text:p>
            <text:p text:style-name="P125"><text:span text:style-name="T50">Bit8 <text:s text:c="4"/>干接点</text:span><text:span text:style-name="T51"> </text:span><text:span text:style-name="T50">Dry contact</text:span><text:span text:style-name="T50">2()</text:span></text:p>
            <text:p text:style-name="P126"/>
          </table:table-cell>
        </table:table-row>
        <table:table-row table:style-name="Tabela10.1">
          <table:table-cell table:style-name="Tabela10.A55" office:value-type="string">
            <text:p text:style-name="P103">553</text:p>
          </table:table-cell>
          <table:table-cell table:style-name="Tabela10.B55" office:value-type="string">
            <text:p text:style-name="P103">告警信息第<text:span text:style-name="T4"> </text:span>1 字</text:p>
            <text:p text:style-name="P127">Warning message word 1<text:span text:style-name="T9"/></text:p>
          </table:table-cell>
          <table:table-cell table:style-name="Tabela10.C55" office:value-type="string">
            <text:p text:style-name="P103">R<text:span text:style-name="T9"/></text:p>
          </table:table-cell>
          <table:table-cell table:style-name="Tabela10.D55" office:value-type="string">
            <text:p text:style-name="P103">[0,65535]<text:span text:style-name="T9"/></text:p>
          </table:table-cell>
          <table:table-cell table:style-name="Tabela10.E55" office:value-type="string">
            <text:p text:style-name="P104"/>
          </table:table-cell>
          <table:table-cell table:style-name="Tabela10.F55" office:value-type="string">
            <text:p text:style-name="P87"><text:span text:style-name="T47">B</text:span><text:span text:style-name="T47">it0: </text:span><text:span text:style-name="T47">reserved</text:span></text:p>
            <text:p text:style-name="P87"><text:span text:style-name="T47">B</text:span><text:span text:style-name="T47">it1:风扇故障 <text:s text:c="2"/>FAN_WARN</text:span></text:p>
            <text:p text:style-name="P87"><text:span text:style-name="T47">B</text:span><text:span text:style-name="T47">it2:电网相位错误 <text:s/>grid phase wrong</text:span></text:p>
            <text:p text:style-name="P87"><text:soft-page-break/><text:span text:style-name="T47">B</text:span><text:span text:style-name="T47">it3:</text:span></text:p>
            <text:p text:style-name="P128">……<text:span text:style-name="T47"/></text:p>
            <text:p text:style-name="P129">Bit15<text:span text:style-name="T47"/></text:p>
          </table:table-cell>
        </table:table-row>
        <table:table-row table:style-name="Tabela10.1">
          <table:table-cell table:style-name="Tabela10.A56" office:value-type="string">
            <text:p text:style-name="P102">554</text:p>
          </table:table-cell>
          <table:table-cell table:style-name="Tabela10.B56" office:value-type="string">
            <text:p text:style-name="P103">告警信息第<text:span text:style-name="T4"> </text:span>2 字</text:p>
            <text:p text:style-name="P77"><text:span text:style-name="T19">Warning message word </text:span><text:span text:style-name="T19">2</text:span></text:p>
          </table:table-cell>
          <table:table-cell table:style-name="Tabela10.C56" office:value-type="string">
            <text:p text:style-name="P103">R<text:span text:style-name="T9"/></text:p>
          </table:table-cell>
          <table:table-cell table:style-name="Tabela10.D56" office:value-type="string">
            <text:p text:style-name="P103">[0,65535]<text:span text:style-name="T9"/></text:p>
          </table:table-cell>
          <table:table-cell table:style-name="Tabela10.E56" office:value-type="string">
            <text:p text:style-name="P104"/>
          </table:table-cell>
          <table:table-cell table:style-name="Tabela10.F56" office:value-type="string">
            <text:p text:style-name="P130">Bit0</text:p>
            <text:p text:style-name="P130">Bit1<text:span text:style-name="T47"/></text:p>
            <text:p text:style-name="P131">……<text:span text:style-name="T47"/></text:p>
            <text:p text:style-name="P130">Bit14 锂电池丢失告警<text:span text:style-name="T47"/></text:p>
            <text:p text:style-name="P130">Bit15 并联通讯质量告警<text:span text:style-name="T47"/></text:p>
          </table:table-cell>
        </table:table-row>
        <table:table-row table:style-name="Tabela10.1">
          <table:table-cell table:style-name="Tabela10.A57" office:value-type="string">
            <text:p text:style-name="P102">555</text:p>
          </table:table-cell>
          <table:table-cell table:style-name="Tabela10.B57" office:value-type="string">
            <text:p text:style-name="P77"><text:span text:style-name="T9">故障信息第</text:span><text:span text:style-name="T10"> </text:span><text:span text:style-name="T9">1</text:span><text:span text:style-name="T9">字</text:span></text:p>
            <text:p text:style-name="P127">Fault information word 1<text:span text:style-name="T9"/></text:p>
          </table:table-cell>
          <table:table-cell table:style-name="Tabela10.C57" office:value-type="string">
            <text:p text:style-name="P103">R<text:span text:style-name="T9"/></text:p>
          </table:table-cell>
          <table:table-cell table:style-name="Tabela10.D57" office:value-type="string">
            <text:p text:style-name="P103">[0,65535]<text:span text:style-name="T9"/></text:p>
          </table:table-cell>
          <table:table-cell table:style-name="Tabela10.E57" office:value-type="string">
            <text:p text:style-name="P104"/>
          </table:table-cell>
          <table:table-cell table:style-name="Tabela10.F57" table:number-rows-spanned="4" office:value-type="string">
            <text:p text:style-name="P117">见故障信息编码表</text:p>
          </table:table-cell>
        </table:table-row>
        <table:table-row table:style-name="Tabela10.1">
          <table:table-cell table:style-name="Tabela10.A58" office:value-type="string">
            <text:p text:style-name="P102">556</text:p>
          </table:table-cell>
          <table:table-cell table:style-name="Tabela10.B58" office:value-type="string">
            <text:p text:style-name="P77"><text:span text:style-name="T9">故障信息第</text:span><text:span text:style-name="T10"> </text:span><text:span text:style-name="T9">2</text:span><text:span text:style-name="T9">字</text:span></text:p>
            <text:p text:style-name="P77"><text:span text:style-name="T19">Fault information word </text:span><text:span text:style-name="T19">2</text:span></text:p>
          </table:table-cell>
          <table:table-cell table:style-name="Tabela10.C58" office:value-type="string">
            <text:p text:style-name="P103">R<text:span text:style-name="T9"/></text:p>
          </table:table-cell>
          <table:table-cell table:style-name="Tabela10.D58" office:value-type="string">
            <text:p text:style-name="P103">[0,65535]<text:span text:style-name="T9"/></text:p>
          </table:table-cell>
          <table:table-cell table:style-name="Tabela10.E58" office:value-type="string">
            <text:p text:style-name="P104"/>
          </table:table-cell>
          <table:covered-table-cell table:style-name="Tabela10.F57"/>
        </table:table-row>
        <table:table-row table:style-name="Tabela10.1">
          <table:table-cell table:style-name="Tabela10.A59" office:value-type="string">
            <text:p text:style-name="P102">557</text:p>
          </table:table-cell>
          <table:table-cell table:style-name="Tabela10.B59" office:value-type="string">
            <text:p text:style-name="P103">故障信息第<text:span text:style-name="T4"> </text:span>3 字</text:p>
            <text:p text:style-name="P77"><text:span text:style-name="T19">Fault information word </text:span><text:span text:style-name="T19">3</text:span></text:p>
          </table:table-cell>
          <table:table-cell table:style-name="Tabela10.C59" office:value-type="string">
            <text:p text:style-name="P103">R<text:span text:style-name="T9"/></text:p>
          </table:table-cell>
          <table:table-cell table:style-name="Tabela10.D59" office:value-type="string">
            <text:p text:style-name="P103">[0,65535]<text:span text:style-name="T9"/></text:p>
          </table:table-cell>
          <table:table-cell table:style-name="Tabela10.E59" office:value-type="string">
            <text:p text:style-name="P104"/>
          </table:table-cell>
          <table:covered-table-cell table:style-name="Tabela10.F57"/>
        </table:table-row>
        <table:table-row table:style-name="Tabela10.1">
          <table:table-cell table:style-name="Tabela10.A60" office:value-type="string">
            <text:p text:style-name="P102">558</text:p>
          </table:table-cell>
          <table:table-cell table:style-name="Tabela10.B60" office:value-type="string">
            <text:p text:style-name="P103">故障信息第<text:span text:style-name="T4"> </text:span>4 字</text:p>
            <text:p text:style-name="P77"><text:span text:style-name="T19">Fault information word </text:span><text:span text:style-name="T19">4</text:span></text:p>
          </table:table-cell>
          <table:table-cell table:style-name="Tabela10.C60" office:value-type="string">
            <text:p text:style-name="P103">R<text:span text:style-name="T9"/></text:p>
          </table:table-cell>
          <table:table-cell table:style-name="Tabela10.D60" office:value-type="string">
            <text:p text:style-name="P103">[0,65535]<text:span text:style-name="T9"/></text:p>
          </table:table-cell>
          <table:table-cell table:style-name="Tabela10.E60" office:value-type="string">
            <text:p text:style-name="P104"/>
          </table:table-cell>
          <table:covered-table-cell table:style-name="Tabela10.F57"/>
        </table:table-row>
        <table:table-row table:style-name="Tabela10.1">
          <table:table-cell table:style-name="Tabela10.A61" office:value-type="string">
            <text:p text:style-name="P102">559</text:p>
          </table:table-cell>
          <table:table-cell table:style-name="Tabela10.B61" office:value-type="string">
            <text:p text:style-name="P77"><text:span text:style-name="T52">WorkFlag.</text:span><text:span text:style-name="T53">ON_OFF_Trip_DATA</text:span></text:p>
          </table:table-cell>
          <table:table-cell table:style-name="Tabela10.C61" office:value-type="string">
            <text:p text:style-name="P103">R<text:span text:style-name="T9"/></text:p>
          </table:table-cell>
          <table:table-cell table:style-name="Tabela10.D61" office:value-type="string">
            <text:p text:style-name="P104"/>
          </table:table-cell>
          <table:table-cell table:style-name="Tabela10.E61" office:value-type="string">
            <text:p text:style-name="P104"/>
          </table:table-cell>
          <table:table-cell table:style-name="Tabela10.F61" office:value-type="string">
            <text:p text:style-name="P104"/>
          </table:table-cell>
        </table:table-row>
        <table:table-row table:style-name="Tabela10.1">
          <table:table-cell table:style-name="Tabela10.A1" office:value-type="string">
            <text:p text:style-name="P102">560<text:span text:style-name="T9"/></text:p>
          </table:table-cell>
          <table:table-cell table:style-name="Tabela10.A1" office:value-type="string">
            <text:p text:style-name="P77"><text:span text:style-name="T9">调试数据</text:span><text:span text:style-name="T54">Debug Data</text:span></text:p>
          </table:table-cell>
          <table:table-cell table:style-name="Tabela10.A1" office:value-type="string">
            <text:p text:style-name="P103">R<text:span text:style-name="T9"/></text:p>
          </table:table-cell>
          <table:table-cell table:style-name="Tabela10.A1" office:value-type="string">
            <text:p text:style-name="P104"/>
          </table:table-cell>
          <table:table-cell table:style-name="Tabela10.A1" office:value-type="string">
            <text:p text:style-name="P104"/>
          </table:table-cell>
          <table:table-cell table:style-name="Tabela10.F62" table:number-rows-spanned="3" office:value-type="string">
            <text:p text:style-name="P77"><text:span text:style-name="T9">F</text:span><text:span text:style-name="T9">actory test only</text:span></text:p>
          </table:table-cell>
        </table:table-row>
        <table:table-row table:style-name="Tabela10.1">
          <table:table-cell table:style-name="Tabela10.A1" office:value-type="string">
            <text:p text:style-name="P132">……<text:span text:style-name="T9"/></text:p>
          </table:table-cell>
          <table:table-cell table:style-name="Tabela10.A1" office:value-type="string">
            <text:p text:style-name="P103"><text:span text:style-name="T24">……</text:span>共24个寄存器</text:p>
          </table:table-cell>
          <table:table-cell table:style-name="Tabela10.A1" office:value-type="string">
            <text:p text:style-name="P104"/>
          </table:table-cell>
          <table:table-cell table:style-name="Tabela10.A1" office:value-type="string">
            <text:p text:style-name="P104"/>
          </table:table-cell>
          <table:table-cell table:style-name="Tabela10.A1" office:value-type="string">
            <text:p text:style-name="P104"/>
          </table:table-cell>
          <table:covered-table-cell table:style-name="Tabela10.F62"/>
        </table:table-row>
        <table:table-row table:style-name="Tabela10.1">
          <table:table-cell table:style-name="Tabela10.A1" office:value-type="string">
            <text:p text:style-name="P102">583<text:span text:style-name="T9"/></text:p>
          </table:table-cell>
          <table:table-cell table:style-name="Tabela10.A1" office:value-type="string">
            <text:p text:style-name="P77"><text:span text:style-name="T9">调试数据</text:span><text:span text:style-name="T54">Debug Data</text:span></text:p>
          </table:table-cell>
          <table:table-cell table:style-name="Tabela10.A1" office:value-type="string">
            <text:p text:style-name="P103">R<text:span text:style-name="T9"/></text:p>
          </table:table-cell>
          <table:table-cell table:style-name="Tabela10.A1" office:value-type="string">
            <text:p text:style-name="P103">0<text:span text:style-name="T9"/></text:p>
          </table:table-cell>
          <table:table-cell table:style-name="Tabela10.A1" office:value-type="string">
            <text:p text:style-name="P104"/>
          </table:table-cell>
          <table:covered-table-cell table:style-name="Tabela10.F62"/>
        </table:table-row>
        <table:table-row table:style-name="Tabela10.1">
          <table:table-cell table:style-name="Tabela10.A65" office:value-type="string">
            <text:p text:style-name="P102">584<text:span text:style-name="T9"/></text:p>
          </table:table-cell>
          <table:table-cell table:style-name="Tabela10.B65" office:value-type="string">
            <text:p text:style-name="P104"/>
          </table:table-cell>
          <table:table-cell table:style-name="Tabela10.C65" office:value-type="string">
            <text:p text:style-name="P104"/>
          </table:table-cell>
          <table:table-cell table:style-name="Tabela10.D65" office:value-type="string">
            <text:p text:style-name="P104"/>
          </table:table-cell>
          <table:table-cell table:style-name="Tabela10.E65" office:value-type="string">
            <text:p text:style-name="P104"/>
          </table:table-cell>
          <table:table-cell table:style-name="Tabela10.F65" office:value-type="string">
            <text:p text:style-name="P104"/>
          </table:table-cell>
        </table:table-row>
        <table:table-row table:style-name="Tabela10.1">
          <table:table-cell table:style-name="Tabela10.A66" office:value-type="string">
            <text:p text:style-name="P102">585<text:span text:style-name="T9"/></text:p>
          </table:table-cell>
          <table:table-cell table:style-name="Tabela10.B66" office:value-type="string">
            <text:p text:style-name="P103">预留的电池温度传感器值<text:span text:style-name="T9"/></text:p>
          </table:table-cell>
          <table:table-cell table:style-name="Tabela10.C66" office:value-type="string">
            <text:p text:style-name="P103">R<text:span text:style-name="T9"/></text:p>
          </table:table-cell>
          <table:table-cell table:style-name="Tabela10.D66" office:value-type="string">
            <text:p text:style-name="P104"/>
          </table:table-cell>
          <table:table-cell table:style-name="Tabela10.E66" office:value-type="string">
            <text:p text:style-name="P104"/>
          </table:table-cell>
          <table:table-cell table:style-name="Tabela10.F66" office:value-type="string">
            <text:p text:style-name="P104"/>
          </table:table-cell>
        </table:table-row>
        <table:table-row table:style-name="Tabela10.1">
          <table:table-cell table:style-name="Tabela10.A67" office:value-type="string">
            <text:p text:style-name="P102">586<text:span text:style-name="T9"/></text:p>
          </table:table-cell>
          <table:table-cell table:style-name="Tabela10.B67" office:value-type="string">
            <text:p text:style-name="P103">电池1温度<text:span text:style-name="T9"/></text:p>
            <text:p text:style-name="P77"><text:span text:style-name="T9">Battery</text:span><text:span text:style-name="T9">1</text:span><text:span text:style-name="T9"> temperature</text:span></text:p>
          </table:table-cell>
          <table:table-cell table:style-name="Tabela10.C67" office:value-type="string">
            <text:p text:style-name="P133">R<text:span text:style-name="T9"/></text:p>
          </table:table-cell>
          <table:table-cell table:style-name="Tabela10.D67" office:value-type="string">
            <text:p text:style-name="P103">[0,3000]<text:span text:style-name="T9"/></text:p>
          </table:table-cell>
          <table:table-cell table:style-name="Tabela10.E67" office:value-type="string">
            <text:p text:style-name="P103">0.1<text:span text:style-name="T24">℃</text:span><text:span text:style-name="T13"/></text:p>
          </table:table-cell>
          <table:table-cell table:style-name="Tabela10.F67" office:value-type="string">
            <text:p text:style-name="P104"/>
          </table:table-cell>
        </table:table-row>
        <table:table-row table:style-name="Tabela10.1">
          <table:table-cell table:style-name="Tabela10.A68" office:value-type="string">
            <text:p text:style-name="P102">587<text:span text:style-name="T9"/></text:p>
          </table:table-cell>
          <table:table-cell table:style-name="Tabela10.B68" office:value-type="string">
            <text:p text:style-name="P103">电池1电压<text:span text:style-name="T9"/></text:p>
            <text:p text:style-name="P77"><text:span text:style-name="T9">Battery</text:span><text:span text:style-name="T9">-1</text:span><text:span text:style-name="T9"> voltage</text:span></text:p>
          </table:table-cell>
          <table:table-cell table:style-name="Tabela10.C68" office:value-type="string">
            <text:p text:style-name="P133">R<text:span text:style-name="T9"/></text:p>
          </table:table-cell>
          <table:table-cell table:style-name="Tabela10.D68" office:value-type="string">
            <text:p text:style-name="P104"/>
          </table:table-cell>
          <table:table-cell table:style-name="Tabela10.E68" office:value-type="string">
            <text:p text:style-name="P103">L：0.01V<text:span text:style-name="T9"/></text:p>
            <text:p text:style-name="P103">H：0.1V<text:span text:style-name="T9"/></text:p>
          </table:table-cell>
          <table:table-cell table:style-name="Tabela10.F68" office:value-type="string">
            <text:p text:style-name="P104"/>
          </table:table-cell>
        </table:table-row>
        <table:table-row table:style-name="Tabela10.1">
          <table:table-cell table:style-name="Tabela10.A69" office:value-type="string">
            <text:p text:style-name="P85">588<text:span text:style-name="T38"/></text:p>
          </table:table-cell>
          <table:table-cell table:style-name="Tabela10.B69" office:value-type="string">
            <text:p text:style-name="P81">电池1的电量<text:span text:style-name="T38"/></text:p>
            <text:p text:style-name="P82"><text:span text:style-name="T38">B</text:span><text:span text:style-name="T38">attery-1 SOC</text:span></text:p>
          </table:table-cell>
          <table:table-cell table:style-name="Tabela10.C69" office:value-type="string">
            <text:p text:style-name="P81">R<text:span text:style-name="T38"/></text:p>
          </table:table-cell>
          <table:table-cell table:style-name="Tabela10.D69" office:value-type="string">
            <text:p text:style-name="P87"><text:span text:style-name="T38">[0,</text:span><text:span text:style-name="T38">100</text:span><text:span text:style-name="T38">]</text:span></text:p>
          </table:table-cell>
          <table:table-cell table:style-name="Tabela10.E69" office:value-type="string">
            <text:p text:style-name="P134">1%<text:span text:style-name="T38"/></text:p>
          </table:table-cell>
          <table:table-cell table:style-name="Tabela10.F69" office:value-type="string">
            <text:p text:style-name="P83"/>
          </table:table-cell>
        </table:table-row>
        <table:table-row table:style-name="Tabela10.1">
          <table:table-cell table:style-name="Tabela10.A70" office:value-type="string">
            <text:p text:style-name="P85">589<text:span text:style-name="T38"/></text:p>
          </table:table-cell>
          <table:table-cell table:style-name="Tabela10.B70" office:value-type="string">
            <text:p text:style-name="P81">电池2的电量<text:span text:style-name="T38"/></text:p>
            <text:p text:style-name="P82"><text:span text:style-name="T38">B</text:span><text:span text:style-name="T38">attery-2 SOC</text:span></text:p>
          </table:table-cell>
          <table:table-cell table:style-name="Tabela10.C70" office:value-type="string">
            <text:p text:style-name="P81">R<text:span text:style-name="T38"/></text:p>
          </table:table-cell>
          <table:table-cell table:style-name="Tabela10.D70" office:value-type="string">
            <text:p text:style-name="P87"><text:span text:style-name="T38">[0,</text:span><text:span text:style-name="T38">100</text:span><text:span text:style-name="T38">]</text:span></text:p>
          </table:table-cell>
          <table:table-cell table:style-name="Tabela10.E70" office:value-type="string">
            <text:p text:style-name="P134">1%<text:span text:style-name="T38"/></text:p>
          </table:table-cell>
          <table:table-cell table:style-name="Tabela10.F70" office:value-type="string">
            <text:p text:style-name="P83"/>
          </table:table-cell>
        </table:table-row>
        <table:table-row table:style-name="Tabela10.1">
          <table:table-cell table:style-name="Tabela10.A71" office:value-type="string">
            <text:p text:style-name="P102">590</text:p>
          </table:table-cell>
          <table:table-cell table:style-name="Tabela10.B71" office:value-type="string">
            <text:p text:style-name="P103">电池输出功率<text:span text:style-name="T9"/></text:p>
            <text:p text:style-name="P77"><text:span text:style-name="T9">Battery output</text:span><text:span text:style-name="T9"> </text:span><text:span text:style-name="T9"><text:s/>power</text:span></text:p>
          </table:table-cell>
          <table:table-cell table:style-name="Tabela10.C71" office:value-type="string">
            <text:p text:style-name="P133">R<text:span text:style-name="T9"/></text:p>
          </table:table-cell>
          <table:table-cell table:style-name="Tabela10.D71" office:value-type="string">
            <text:p text:style-name="P104"/>
          </table:table-cell>
          <table:table-cell table:style-name="Tabela10.E71" office:value-type="string">
            <text:p text:style-name="P103">H:1W<text:span text:style-name="T9"/></text:p>
            <text:p text:style-name="P103">H:10W<text:span text:style-name="T9"/></text:p>
          </table:table-cell>
          <table:table-cell table:style-name="Tabela10.F71" office:value-type="string">
            <text:p text:style-name="P103">S16<text:span text:style-name="T9"/></text:p>
          </table:table-cell>
        </table:table-row>
        <table:table-row table:style-name="Tabela10.1">
          <table:table-cell table:style-name="Tabela10.A72" office:value-type="string">
            <text:p text:style-name="P102">591<text:span text:style-name="T9"/></text:p>
          </table:table-cell>
          <table:table-cell table:style-name="Tabela10.B72" office:value-type="string">
            <text:p text:style-name="P103">电池1电流<text:span text:style-name="T9"/></text:p>
            <text:p text:style-name="P77"><text:span text:style-name="T9">Battery</text:span><text:span text:style-name="T9">1 C</text:span><text:span text:style-name="T9">urrent</text:span></text:p>
          </table:table-cell>
          <table:table-cell table:style-name="Tabela10.C72" office:value-type="string">
            <text:p text:style-name="P133">R<text:span text:style-name="T9"/></text:p>
          </table:table-cell>
          <table:table-cell table:style-name="Tabela10.D72" office:value-type="string">
            <text:p text:style-name="P104"/>
          </table:table-cell>
          <table:table-cell table:style-name="Tabela10.E72" office:value-type="string">
            <text:p text:style-name="P103">0.01A<text:span text:style-name="T9"/></text:p>
          </table:table-cell>
          <table:table-cell table:style-name="Tabela10.F72" office:value-type="string">
            <text:p text:style-name="P103">S16<text:span text:style-name="T9"/></text:p>
          </table:table-cell>
        </table:table-row>
        <table:table-row table:style-name="Tabela10.1">
          <table:table-cell table:style-name="Tabela10.A73" office:value-type="string">
            <text:p text:style-name="P102">592<text:span text:style-name="T9"/></text:p>
          </table:table-cell>
          <table:table-cell table:style-name="Tabela10.B73" office:value-type="string">
            <text:p text:style-name="P77"><text:span text:style-name="T9">电池校正后的容量</text:span><text:span text:style-name="T9">Corrected_AH</text:span></text:p>
          </table:table-cell>
          <table:table-cell table:style-name="Tabela10.C73" office:value-type="string">
            <text:p text:style-name="P133">R<text:span text:style-name="T9"/></text:p>
          </table:table-cell>
          <table:table-cell table:style-name="Tabela10.D73" office:value-type="string">
            <text:p text:style-name="P77"><text:span text:style-name="T9">[0,</text:span><text:span text:style-name="T9">3000</text:span><text:span text:style-name="T9">]</text:span></text:p>
          </table:table-cell>
          <table:table-cell table:style-name="Tabela10.E73" office:value-type="string">
            <text:p text:style-name="P103">1AH<text:span text:style-name="T9"/></text:p>
          </table:table-cell>
          <table:table-cell table:style-name="Tabela10.F73" office:value-type="string">
            <text:p text:style-name="P103">100 is 100AH<text:span text:style-name="T9"/></text:p>
          </table:table-cell>
        </table:table-row>
        <table:table-row table:style-name="Tabela10.1">
          <table:table-cell table:style-name="Tabela10.A74" office:value-type="string">
            <text:p text:style-name="P102">593<text:span text:style-name="T9"/></text:p>
          </table:table-cell>
          <table:table-cell table:style-name="Tabela10.B74" office:value-type="string">
            <text:p text:style-name="P81">电池2电压<text:span text:style-name="T38"/></text:p>
            <text:p text:style-name="P82"><text:span text:style-name="T38">Battery</text:span><text:span text:style-name="T38">-2</text:span><text:span text:style-name="T38"> voltage</text:span></text:p>
          </table:table-cell>
          <table:table-cell table:style-name="Tabela10.C74" office:value-type="string">
            <text:p text:style-name="P81">R<text:span text:style-name="T38"/></text:p>
          </table:table-cell>
          <table:table-cell table:style-name="Tabela10.D74" office:value-type="string">
            <text:p text:style-name="P83"/>
          </table:table-cell>
          <table:table-cell table:style-name="Tabela10.E74" office:value-type="string">
            <text:p text:style-name="P85">L：0.01V<text:span text:style-name="T38"/></text:p>
            <text:p text:style-name="P85">H：0.1V<text:span text:style-name="T38"/></text:p>
          </table:table-cell>
          <table:table-cell table:style-name="Tabela10.F74" office:value-type="string">
            <text:p text:style-name="P83"/>
          </table:table-cell>
        </table:table-row>
        <table:table-row table:style-name="Tabela10.1">
          <table:table-cell table:style-name="Tabela10.A75" office:value-type="string">
            <text:p text:style-name="P102">594</text:p>
          </table:table-cell>
          <table:table-cell table:style-name="Tabela10.B75" office:value-type="string">
            <text:p text:style-name="P103">电池2电流<text:span text:style-name="T9"/></text:p>
            <text:p text:style-name="P82"><text:span text:style-name="T9">Battery</text:span><text:span text:style-name="T38">2 C</text:span><text:span text:style-name="T9">urrent</text:span></text:p>
          </table:table-cell>
          <table:table-cell table:style-name="Tabela10.C75" office:value-type="string">
            <text:p text:style-name="P135">R</text:p>
          </table:table-cell>
          <table:table-cell table:style-name="Tabela10.D75" office:value-type="string">
            <text:p text:style-name="P136"/>
          </table:table-cell>
          <table:table-cell table:style-name="Tabela10.E75" office:value-type="string">
            <text:p text:style-name="P137"/>
          </table:table-cell>
          <table:table-cell table:style-name="Tabela10.F75" office:value-type="string">
            <text:p text:style-name="P138"/>
          </table:table-cell>
        </table:table-row>
        <table:table-row table:style-name="Tabela10.1">
          <table:table-cell table:style-name="Tabela10.A76" office:value-type="string">
            <text:p text:style-name="P102">595</text:p>
          </table:table-cell>
          <table:table-cell table:style-name="Tabela10.B76" office:value-type="string">
            <text:p text:style-name="P103">电池2功率<text:span text:style-name="T9"/></text:p>
            <text:p text:style-name="P58"><text:span text:style-name="T9">Battery</text:span><text:span text:style-name="T38">2 P</text:span><text:span text:style-name="T9">ower</text:span></text:p>
          </table:table-cell>
          <table:table-cell table:style-name="Tabela10.C76" office:value-type="string">
            <text:p text:style-name="P133">R</text:p>
          </table:table-cell>
          <table:table-cell table:style-name="Tabela10.D76" office:value-type="string">
            <text:p text:style-name="P139"/>
          </table:table-cell>
          <table:table-cell table:style-name="Tabela10.E76" office:value-type="string">
            <text:p text:style-name="P140">L:1W<text:span text:style-name="T38"/></text:p>
            <text:p text:style-name="P140">H:10W<text:span text:style-name="T38"/></text:p>
          </table:table-cell>
          <table:table-cell table:style-name="Tabela10.F76" office:value-type="string">
            <text:p text:style-name="P141"/>
          </table:table-cell>
        </table:table-row>
        <text:soft-page-break/>
        <table:table-row table:style-name="Tabela10.1">
          <table:table-cell table:style-name="Tabela10.A77" office:value-type="string">
            <text:p text:style-name="P102">596</text:p>
          </table:table-cell>
          <table:table-cell table:style-name="Tabela10.B77" office:value-type="string">
            <text:p text:style-name="P103">电池2温度<text:span text:style-name="T9"/></text:p>
            <text:p text:style-name="P58"><text:span text:style-name="T9">Battery</text:span><text:span text:style-name="T38">2</text:span><text:span text:style-name="T9"> temperature</text:span></text:p>
          </table:table-cell>
          <table:table-cell table:style-name="Tabela10.C77" office:value-type="string">
            <text:p text:style-name="P133">R</text:p>
          </table:table-cell>
          <table:table-cell table:style-name="Tabela10.D77" office:value-type="string">
            <text:p text:style-name="P139"/>
          </table:table-cell>
          <table:table-cell table:style-name="Tabela10.E77" office:value-type="string">
            <text:p text:style-name="P142"/>
          </table:table-cell>
          <table:table-cell table:style-name="Tabela10.F77" office:value-type="string">
            <text:p text:style-name="P141"/>
          </table:table-cell>
        </table:table-row>
        <table:table-row table:style-name="Tabela10.1">
          <table:table-cell table:style-name="Tabela10.A78" office:value-type="string">
            <text:p text:style-name="P102">597</text:p>
          </table:table-cell>
          <table:table-cell table:style-name="Tabela10.B78" office:value-type="string">
            <text:p text:style-name="P143">CT自检结果</text:p>
          </table:table-cell>
          <table:table-cell table:style-name="Tabela10.C78" office:value-type="string">
            <text:p text:style-name="P103">R<text:span text:style-name="T9"/></text:p>
          </table:table-cell>
          <table:table-cell table:style-name="Tabela10.D78" office:value-type="string">
            <text:p text:style-name="P104"/>
          </table:table-cell>
          <table:table-cell table:style-name="Tabela10.E78" office:value-type="string">
            <text:p text:style-name="P104"/>
          </table:table-cell>
          <table:table-cell table:style-name="Tabela10.F78" office:value-type="string">
            <text:p text:style-name="P44"><text:span text:style-name="T18">Bit</text:span><text:span text:style-name="T18">0 <text:s/>CTA <text:s text:c="2"/>1 SUCC <text:s/>0 FAIL</text:span></text:p>
            <text:p text:style-name="P46">Bit1 <text:s/>CTB<text:span text:style-name="T18"/></text:p>
            <text:p text:style-name="P77"><text:span text:style-name="T18">B</text:span><text:span text:style-name="T18">it2 <text:s/>CTC</text:span></text:p>
          </table:table-cell>
        </table:table-row>
        <table:table-row table:style-name="Tabela10.1">
          <table:table-cell table:style-name="Tabela10.A79" office:value-type="string">
            <text:p text:style-name="P102">598<text:span text:style-name="T9"/></text:p>
          </table:table-cell>
          <table:table-cell table:style-name="Tabela10.B79" office:value-type="string">
            <text:p text:style-name="P144">电网侧相电压A<text:span text:style-name="T38"/></text:p>
            <text:p text:style-name="P115"><text:span text:style-name="T38">G</text:span><text:span text:style-name="T38">rid phase voltage A</text:span></text:p>
          </table:table-cell>
          <table:table-cell table:style-name="Tabela10.C79" office:value-type="string">
            <text:p text:style-name="P102">R</text:p>
          </table:table-cell>
          <table:table-cell table:style-name="Tabela10.D79" office:value-type="string">
            <text:p text:style-name="P139"/>
          </table:table-cell>
          <table:table-cell table:style-name="Tabela10.E79" office:value-type="string">
            <text:p text:style-name="P140">0.1V<text:span text:style-name="T38"/></text:p>
          </table:table-cell>
          <table:table-cell table:style-name="Tabela10.F79" office:value-type="string">
            <text:p text:style-name="P141"/>
          </table:table-cell>
        </table:table-row>
        <table:table-row table:style-name="Tabela10.1">
          <table:table-cell table:style-name="Tabela10.A80" office:value-type="string">
            <text:p text:style-name="P102">599</text:p>
          </table:table-cell>
          <table:table-cell table:style-name="Tabela10.B80" office:value-type="string">
            <text:p text:style-name="P85">电网侧相电压B<text:span text:style-name="T38"/></text:p>
            <text:p text:style-name="P86"><text:span text:style-name="T38">G</text:span><text:span text:style-name="T38">rid phase voltage B</text:span></text:p>
          </table:table-cell>
          <table:table-cell table:style-name="Tabela10.C80" office:value-type="string">
            <text:p text:style-name="P102">R</text:p>
          </table:table-cell>
          <table:table-cell table:style-name="Tabela10.D80" office:value-type="string">
            <text:p text:style-name="P145"/>
          </table:table-cell>
          <table:table-cell table:style-name="Tabela10.E80" office:value-type="string">
            <text:p text:style-name="P146">0.1V<text:span text:style-name="T38"/></text:p>
          </table:table-cell>
          <table:table-cell table:style-name="Tabela10.F80" office:value-type="string">
            <text:p text:style-name="P110"/>
          </table:table-cell>
        </table:table-row>
        <table:table-row table:style-name="Tabela10.1">
          <table:table-cell table:style-name="Tabela10.A81" office:value-type="string">
            <text:p text:style-name="P102">600</text:p>
          </table:table-cell>
          <table:table-cell table:style-name="Tabela10.B81" office:value-type="string">
            <text:p text:style-name="P85">电网侧相电压C<text:span text:style-name="T38"/></text:p>
            <text:p text:style-name="P86"><text:span text:style-name="T38">G</text:span><text:span text:style-name="T38">rid phase voltage C</text:span></text:p>
          </table:table-cell>
          <table:table-cell table:style-name="Tabela10.C81" office:value-type="string">
            <text:p text:style-name="P102">R</text:p>
          </table:table-cell>
          <table:table-cell table:style-name="Tabela10.D81" office:value-type="string">
            <text:p text:style-name="P145"/>
          </table:table-cell>
          <table:table-cell table:style-name="Tabela10.E81" office:value-type="string">
            <text:p text:style-name="P146">0.1V<text:span text:style-name="T38"/></text:p>
          </table:table-cell>
          <table:table-cell table:style-name="Tabela10.F81" office:value-type="string">
            <text:p text:style-name="P110"/>
          </table:table-cell>
        </table:table-row>
        <table:table-row table:style-name="Tabela10.1">
          <table:table-cell table:style-name="Tabela10.A82" office:value-type="string">
            <text:p text:style-name="P102">601</text:p>
          </table:table-cell>
          <table:table-cell table:style-name="Tabela10.B82" office:value-type="string">
            <text:p text:style-name="P144">电池1的负电流<text:span text:style-name="T38"/></text:p>
            <text:p text:style-name="P144"/>
          </table:table-cell>
          <table:table-cell table:style-name="Tabela10.C82" office:value-type="string">
            <text:p text:style-name="P102">R</text:p>
          </table:table-cell>
          <table:table-cell table:style-name="Tabela10.D82" office:value-type="string">
            <text:p text:style-name="P145"/>
          </table:table-cell>
          <table:table-cell table:style-name="Tabela10.E82" office:value-type="string">
            <text:p text:style-name="P140">0.1V<text:span text:style-name="T38"/></text:p>
          </table:table-cell>
          <table:table-cell table:style-name="Tabela10.F82" office:value-type="string">
            <text:p text:style-name="P110"/>
          </table:table-cell>
        </table:table-row>
        <table:table-row table:style-name="Tabela10.1">
          <table:table-cell table:style-name="Tabela10.A83" office:value-type="string">
            <text:p text:style-name="P102">602</text:p>
          </table:table-cell>
          <table:table-cell table:style-name="Tabela10.B83" office:value-type="string">
            <text:p text:style-name="P144">电池2的负电流<text:span text:style-name="T38"/></text:p>
            <text:p text:style-name="P85"/>
          </table:table-cell>
          <table:table-cell table:style-name="Tabela10.C83" office:value-type="string">
            <text:p text:style-name="P102">R</text:p>
          </table:table-cell>
          <table:table-cell table:style-name="Tabela10.D83" office:value-type="string">
            <text:p text:style-name="P145"/>
          </table:table-cell>
          <table:table-cell table:style-name="Tabela10.E83" office:value-type="string">
            <text:p text:style-name="P146">0.1V<text:span text:style-name="T38"/></text:p>
          </table:table-cell>
          <table:table-cell table:style-name="Tabela10.F83" office:value-type="string">
            <text:p text:style-name="P110"/>
          </table:table-cell>
        </table:table-row>
        <table:table-row table:style-name="Tabela10.1">
          <table:table-cell table:style-name="Tabela10.A84" office:value-type="string">
            <text:p text:style-name="P102">603</text:p>
          </table:table-cell>
          <table:table-cell table:style-name="Tabela10.B84" office:value-type="string">
            <text:p text:style-name="P85">电网侧线电压CA<text:span text:style-name="T38"/></text:p>
            <text:p text:style-name="P85">Grid line voltage CA<text:span text:style-name="T38"/></text:p>
          </table:table-cell>
          <table:table-cell table:style-name="Tabela10.C84" office:value-type="string">
            <text:p text:style-name="P102">R</text:p>
          </table:table-cell>
          <table:table-cell table:style-name="Tabela10.D84" office:value-type="string">
            <text:p text:style-name="P145"/>
          </table:table-cell>
          <table:table-cell table:style-name="Tabela10.E84" office:value-type="string">
            <text:p text:style-name="P146">0.1V<text:span text:style-name="T38"/></text:p>
          </table:table-cell>
          <table:table-cell table:style-name="Tabela10.F84" office:value-type="string">
            <text:p text:style-name="P110"/>
          </table:table-cell>
        </table:table-row>
        <table:table-row table:style-name="Tabela10.1">
          <table:table-cell table:style-name="Tabela10.A85" office:value-type="string">
            <text:p text:style-name="P102">604</text:p>
          </table:table-cell>
          <table:table-cell table:style-name="Tabela10.B85" office:value-type="string">
            <text:p text:style-name="P85">电网侧内侧A相功率低16位<text:span text:style-name="T38"/></text:p>
            <text:p text:style-name="P85">A phase power on the inner side of the grid<text:span text:style-name="T38"/></text:p>
          </table:table-cell>
          <table:table-cell table:style-name="Tabela10.C85" office:value-type="string">
            <text:p text:style-name="P102">R</text:p>
          </table:table-cell>
          <table:table-cell table:style-name="Tabela10.B85" office:value-type="string">
            <text:p text:style-name="P145"/>
          </table:table-cell>
          <table:table-cell table:style-name="Tabela10.C85" office:value-type="string">
            <text:p text:style-name="P146">1W<text:span text:style-name="T38"/></text:p>
          </table:table-cell>
          <table:table-cell table:style-name="Tabela10.B85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85" office:value-type="string">
            <text:p text:style-name="P102">605</text:p>
          </table:table-cell>
          <table:table-cell table:style-name="Tabela10.B85" office:value-type="string">
            <text:p text:style-name="P85">电网侧内侧B相功率低16位<text:span text:style-name="T38"/></text:p>
            <text:p text:style-name="P85">B phase power on the inner side of the grid<text:span text:style-name="T38"/></text:p>
          </table:table-cell>
          <table:table-cell table:style-name="Tabela10.B85" office:value-type="string">
            <text:p text:style-name="P102">R</text:p>
          </table:table-cell>
          <table:table-cell table:style-name="Tabela10.B85" office:value-type="string">
            <text:p text:style-name="P145"/>
          </table:table-cell>
          <table:table-cell table:style-name="Tabela10.C85" office:value-type="string">
            <text:p text:style-name="P146">1W<text:span text:style-name="T38"/></text:p>
          </table:table-cell>
          <table:table-cell table:style-name="Tabela10.B85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85" office:value-type="string">
            <text:p text:style-name="P102">606</text:p>
          </table:table-cell>
          <table:table-cell table:style-name="Tabela10.B85" office:value-type="string">
            <text:p text:style-name="P85">电网侧内侧C相功率低16位<text:span text:style-name="T38"/></text:p>
            <text:p text:style-name="P85">C phase power on the inner side of the grid<text:span text:style-name="T38"/></text:p>
          </table:table-cell>
          <table:table-cell table:style-name="Tabela10.B85" office:value-type="string">
            <text:p text:style-name="P102">R</text:p>
          </table:table-cell>
          <table:table-cell table:style-name="Tabela10.B85" office:value-type="string">
            <text:p text:style-name="P145"/>
          </table:table-cell>
          <table:table-cell table:style-name="Tabela10.C85" office:value-type="string">
            <text:p text:style-name="P146">1W<text:span text:style-name="T38"/></text:p>
          </table:table-cell>
          <table:table-cell table:style-name="Tabela10.B85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85" office:value-type="string">
            <text:p text:style-name="P102">607</text:p>
          </table:table-cell>
          <table:table-cell table:style-name="Tabela10.B85" office:value-type="string">
            <text:p text:style-name="P148"><text:span text:style-name="T40">电网侧-内侧总有功功率低16位</text:span><text:span text:style-name="T4"> </text:span></text:p>
            <text:p text:style-name="P85">Total active power from side to side of the grid<text:span text:style-name="T38"/></text:p>
          </table:table-cell>
          <table:table-cell table:style-name="Tabela10.C85" office:value-type="string">
            <text:p text:style-name="P102">R</text:p>
          </table:table-cell>
          <table:table-cell table:style-name="Tabela10.B85" office:value-type="string">
            <text:p text:style-name="P145"/>
          </table:table-cell>
          <table:table-cell table:style-name="Tabela10.C85" office:value-type="string">
            <text:p text:style-name="P146">1W<text:span text:style-name="T38"/></text:p>
          </table:table-cell>
          <table:table-cell table:style-name="Tabela10.B85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85" office:value-type="string">
            <text:p text:style-name="P102">608</text:p>
          </table:table-cell>
          <table:table-cell table:style-name="Tabela10.B85" office:value-type="string">
            <text:p text:style-name="P148"><text:span text:style-name="T40">电网侧-内侧总视在功率低16位</text:span><text:span text:style-name="T4"> </text:span></text:p>
            <text:p text:style-name="P85">Grid side - inside total apparent power<text:span text:style-name="T38"/></text:p>
          </table:table-cell>
          <table:table-cell table:style-name="Tabela10.C85" office:value-type="string">
            <text:p text:style-name="P102">R</text:p>
          </table:table-cell>
          <table:table-cell table:style-name="Tabela10.B85" office:value-type="string">
            <text:p text:style-name="P145"/>
          </table:table-cell>
          <table:table-cell table:style-name="Tabela10.C85" office:value-type="string">
            <text:p text:style-name="P146">1W<text:span text:style-name="T38"/></text:p>
          </table:table-cell>
          <table:table-cell table:style-name="Tabela10.B85" office:value-type="string">
            <text:p text:style-name="P147">预留<text:span text:style-name="T38"/></text:p>
          </table:table-cell>
        </table:table-row>
        <table:table-row table:style-name="Tabela10.1">
          <table:table-cell table:style-name="Tabela10.A90" office:value-type="string">
            <text:p text:style-name="P85">609<text:span text:style-name="T38"/></text:p>
          </table:table-cell>
          <table:table-cell table:style-name="Tabela10.B90" office:value-type="string">
            <text:p text:style-name="P149">电网侧频率<text:span text:style-name="T38"/></text:p>
            <text:p text:style-name="P85">Grid-side frequency<text:span text:style-name="T38"/></text:p>
          </table:table-cell>
          <table:table-cell table:style-name="Tabela10.C90" office:value-type="string">
            <text:p text:style-name="P102">R</text:p>
          </table:table-cell>
          <table:table-cell table:style-name="Tabela10.D90" office:value-type="string">
            <text:p text:style-name="P145"/>
          </table:table-cell>
          <table:table-cell table:style-name="Tabela10.E90" office:value-type="string">
            <text:p text:style-name="P150"/>
          </table:table-cell>
          <table:table-cell table:style-name="Tabela10.F90" office:value-type="string">
            <text:p text:style-name="P110"/>
          </table:table-cell>
        </table:table-row>
        <table:table-row table:style-name="Tabela10.1">
          <table:table-cell table:style-name="Tabela10.A91" office:value-type="string">
            <text:p text:style-name="P85">610<text:span text:style-name="T38"/></text:p>
          </table:table-cell>
          <table:table-cell table:style-name="Tabela10.B91" office:value-type="string">
            <text:p text:style-name="P85">电网侧内侧电流A<text:span text:style-name="T38"/></text:p>
            <text:p text:style-name="P85">grid side inner current A<text:span text:style-name="T38"/></text:p>
          </table:table-cell>
          <table:table-cell table:style-name="Tabela10.C91" office:value-type="string">
            <text:p text:style-name="P102">R</text:p>
          </table:table-cell>
          <table:table-cell table:style-name="Tabela10.D91" office:value-type="string">
            <text:p text:style-name="P145"/>
          </table:table-cell>
          <table:table-cell table:style-name="Tabela10.E91" office:value-type="string">
            <text:p text:style-name="P151">0.01A<text:span text:style-name="T38"/></text:p>
          </table:table-cell>
          <table:table-cell table:style-name="Tabela10.F91" office:value-type="string">
            <text:p text:style-name="P103">S16</text:p>
          </table:table-cell>
        </table:table-row>
        <table:table-row table:style-name="Tabela10.1">
          <table:table-cell table:style-name="Tabela10.A92" office:value-type="string">
            <text:p text:style-name="P85">611<text:span text:style-name="T38"/></text:p>
          </table:table-cell>
          <table:table-cell table:style-name="Tabela10.B92" office:value-type="string">
            <text:p text:style-name="P85">电网侧内侧电流B<text:span text:style-name="T38"/></text:p>
            <text:p text:style-name="P86"><text:span text:style-name="T38">grid side inner current </text:span><text:span text:style-name="T38">B</text:span></text:p>
          </table:table-cell>
          <table:table-cell table:style-name="Tabela10.C92" office:value-type="string">
            <text:p text:style-name="P102">R</text:p>
          </table:table-cell>
          <table:table-cell table:style-name="Tabela10.D92" office:value-type="string">
            <text:p text:style-name="P145"/>
          </table:table-cell>
          <table:table-cell table:style-name="Tabela10.E92" office:value-type="string">
            <text:p text:style-name="P151">0.01A<text:span text:style-name="T38"/></text:p>
          </table:table-cell>
          <table:table-cell table:style-name="Tabela10.F92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93" office:value-type="string">
            <text:p text:style-name="P85">612<text:span text:style-name="T38"/></text:p>
          </table:table-cell>
          <table:table-cell table:style-name="Tabela10.B93" office:value-type="string">
            <text:p text:style-name="P85">电网侧内侧电流C<text:span text:style-name="T38"/></text:p>
            <text:p text:style-name="P86"><text:span text:style-name="T38">grid side inner current </text:span><text:span text:style-name="T38">C</text:span></text:p>
          </table:table-cell>
          <table:table-cell table:style-name="Tabela10.C93" office:value-type="string">
            <text:p text:style-name="P102">R</text:p>
          </table:table-cell>
          <table:table-cell table:style-name="Tabela10.D93" office:value-type="string">
            <text:p text:style-name="P145"/>
          </table:table-cell>
          <table:table-cell table:style-name="Tabela10.E93" office:value-type="string">
            <text:p text:style-name="P151">0.01A<text:span text:style-name="T38"/></text:p>
          </table:table-cell>
          <table:table-cell table:style-name="Tabela10.F93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94" office:value-type="string">
            <text:p text:style-name="P85">613<text:span text:style-name="T38"/></text:p>
          </table:table-cell>
          <table:table-cell table:style-name="Tabela10.B94" office:value-type="string">
            <text:p text:style-name="P85">电网外置-电流A<text:span text:style-name="T38"/></text:p>
            <text:p text:style-name="P85"><text:soft-page-break/>Out-of-grid - current A<text:span text:style-name="T38"/></text:p>
          </table:table-cell>
          <table:table-cell table:style-name="Tabela10.C94" office:value-type="string">
            <text:p text:style-name="P102">R</text:p>
          </table:table-cell>
          <table:table-cell table:style-name="Tabela10.D94" office:value-type="string">
            <text:p text:style-name="P145"/>
          </table:table-cell>
          <table:table-cell table:style-name="Tabela10.E94" office:value-type="string">
            <text:p text:style-name="P146">0.01A<text:span text:style-name="T38"/></text:p>
          </table:table-cell>
          <table:table-cell table:style-name="Tabela10.F94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95" office:value-type="string">
            <text:p text:style-name="P85">614<text:span text:style-name="T38"/></text:p>
          </table:table-cell>
          <table:table-cell table:style-name="Tabela10.B95" office:value-type="string">
            <text:p text:style-name="P85">电网外置-电流B<text:span text:style-name="T38"/></text:p>
            <text:p text:style-name="P86"><text:span text:style-name="T38">Out-of-grid - current </text:span><text:span text:style-name="T38">B</text:span></text:p>
          </table:table-cell>
          <table:table-cell table:style-name="Tabela10.C95" office:value-type="string">
            <text:p text:style-name="P102">R</text:p>
          </table:table-cell>
          <table:table-cell table:style-name="Tabela10.D95" office:value-type="string">
            <text:p text:style-name="P145"/>
          </table:table-cell>
          <table:table-cell table:style-name="Tabela10.E95" office:value-type="string">
            <text:p text:style-name="P146">0.01A<text:span text:style-name="T38"/></text:p>
          </table:table-cell>
          <table:table-cell table:style-name="Tabela10.F95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96" office:value-type="string">
            <text:p text:style-name="P85">615<text:span text:style-name="T38"/></text:p>
          </table:table-cell>
          <table:table-cell table:style-name="Tabela10.B96" office:value-type="string">
            <text:p text:style-name="P85">电网外置-电流C<text:span text:style-name="T38"/></text:p>
            <text:p text:style-name="P86"><text:span text:style-name="T38">Out-of-grid - current </text:span><text:span text:style-name="T38">C</text:span></text:p>
          </table:table-cell>
          <table:table-cell table:style-name="Tabela10.C96" office:value-type="string">
            <text:p text:style-name="P102">R</text:p>
          </table:table-cell>
          <table:table-cell table:style-name="Tabela10.D96" office:value-type="string">
            <text:p text:style-name="P145"/>
          </table:table-cell>
          <table:table-cell table:style-name="Tabela10.E96" office:value-type="string">
            <text:p text:style-name="P146">0.01A<text:span text:style-name="T38"/></text:p>
          </table:table-cell>
          <table:table-cell table:style-name="Tabela10.F96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97" office:value-type="string">
            <text:p text:style-name="P85">616<text:span text:style-name="T38"/></text:p>
          </table:table-cell>
          <table:table-cell table:style-name="Tabela10.B97" office:value-type="string">
            <text:p text:style-name="P86"><text:span text:style-name="T38">电网外置-功率A低16位</text:span><text:span text:style-name="T55"> </text:span></text:p>
            <text:p text:style-name="P86"><text:span text:style-name="T38">Out-of-grid -</text:span><text:span text:style-name="T38">power</text:span><text:span text:style-name="T38"> A</text:span></text:p>
          </table:table-cell>
          <table:table-cell table:style-name="Tabela10.B97" office:value-type="string">
            <text:p text:style-name="P102">R</text:p>
          </table:table-cell>
          <table:table-cell table:style-name="Tabela10.B97" office:value-type="string">
            <text:p text:style-name="P145"/>
          </table:table-cell>
          <table:table-cell table:style-name="Tabela10.E97" office:value-type="string">
            <text:p text:style-name="P146">1W<text:span text:style-name="T38"/></text:p>
          </table:table-cell>
          <table:table-cell table:style-name="Tabela10.B97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97" office:value-type="string">
            <text:p text:style-name="P85">617<text:span text:style-name="T38"/></text:p>
          </table:table-cell>
          <table:table-cell table:style-name="Tabela10.B97" office:value-type="string">
            <text:p text:style-name="P85">电网外置-功率B低16位<text:span text:style-name="T38"/></text:p>
            <text:p text:style-name="P86"><text:span text:style-name="T38">Out-of-grid -</text:span><text:span text:style-name="T38">power</text:span><text:span text:style-name="T38"> B</text:span></text:p>
          </table:table-cell>
          <table:table-cell table:style-name="Tabela10.B97" office:value-type="string">
            <text:p text:style-name="P102">R</text:p>
          </table:table-cell>
          <table:table-cell table:style-name="Tabela10.B97" office:value-type="string">
            <text:p text:style-name="P145"/>
          </table:table-cell>
          <table:table-cell table:style-name="Tabela10.E97" office:value-type="string">
            <text:p text:style-name="P146">1W<text:span text:style-name="T38"/></text:p>
          </table:table-cell>
          <table:table-cell table:style-name="Tabela10.B97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97" office:value-type="string">
            <text:p text:style-name="P85">618<text:span text:style-name="T38"/></text:p>
          </table:table-cell>
          <table:table-cell table:style-name="Tabela10.B97" office:value-type="string">
            <text:p text:style-name="P85">电网外置-功率C低16位<text:span text:style-name="T38"/></text:p>
            <text:p text:style-name="P86"><text:span text:style-name="T38">Out-of-grid -</text:span><text:span text:style-name="T38">power</text:span><text:span text:style-name="T38"> C</text:span><text:span text:style-name="T38">高16位</text:span></text:p>
          </table:table-cell>
          <table:table-cell table:style-name="Tabela10.B97" office:value-type="string">
            <text:p text:style-name="P102">R</text:p>
          </table:table-cell>
          <table:table-cell table:style-name="Tabela10.B97" office:value-type="string">
            <text:p text:style-name="P145"/>
          </table:table-cell>
          <table:table-cell table:style-name="Tabela10.E97" office:value-type="string">
            <text:p text:style-name="P146">1W<text:span text:style-name="T38"/></text:p>
          </table:table-cell>
          <table:table-cell table:style-name="Tabela10.B97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97" office:value-type="string">
            <text:p text:style-name="P85">619<text:span text:style-name="T38"/></text:p>
          </table:table-cell>
          <table:table-cell table:style-name="Tabela10.B97" office:value-type="string">
            <text:p text:style-name="P85">电网外置-总有功功率低16位<text:span text:style-name="T38"/></text:p>
            <text:p text:style-name="P86"><text:span text:style-name="T38">Out-of-grid –total </text:span><text:span text:style-name="T38">power</text:span><text:span text:style-name="T38"> </text:span></text:p>
          </table:table-cell>
          <table:table-cell table:style-name="Tabela10.E97" office:value-type="string">
            <text:p text:style-name="P102">R</text:p>
          </table:table-cell>
          <table:table-cell table:style-name="Tabela10.B97" office:value-type="string">
            <text:p text:style-name="P145"/>
          </table:table-cell>
          <table:table-cell table:style-name="Tabela10.E97" office:value-type="string">
            <text:p text:style-name="P146">1W<text:span text:style-name="T38"/></text:p>
          </table:table-cell>
          <table:table-cell table:style-name="Tabela10.B97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97" office:value-type="string">
            <text:p text:style-name="P85">620<text:span text:style-name="T38"/></text:p>
          </table:table-cell>
          <table:table-cell table:style-name="Tabela10.B97" office:value-type="string">
            <text:p text:style-name="P86"><text:span text:style-name="T38">电网外置-总视在功率低16位</text:span><text:span text:style-name="T38">Out-of-grid –total apparent</text:span><text:span text:style-name="T38"> power</text:span></text:p>
          </table:table-cell>
          <table:table-cell table:style-name="Tabela10.E97" office:value-type="string">
            <text:p text:style-name="P102">R</text:p>
          </table:table-cell>
          <table:table-cell table:style-name="Tabela10.B97" office:value-type="string">
            <text:p text:style-name="P145"/>
          </table:table-cell>
          <table:table-cell table:style-name="Tabela10.E97" office:value-type="string">
            <text:p text:style-name="P146">1VA<text:span text:style-name="T38"/></text:p>
          </table:table-cell>
          <table:table-cell table:style-name="Tabela10.B97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102" office:value-type="string">
            <text:p text:style-name="P85">621<text:span text:style-name="T38"/></text:p>
          </table:table-cell>
          <table:table-cell table:style-name="Tabela10.B102" office:value-type="string">
            <text:p text:style-name="P152">并网功率因数<text:span text:style-name="T4"> </text:span>PF</text:p>
            <text:p text:style-name="P85">Grid-connected power factor PF<text:span text:style-name="T9"/></text:p>
          </table:table-cell>
          <table:table-cell table:style-name="Tabela10.C102" office:value-type="string">
            <text:p text:style-name="P153">R<text:span text:style-name="T9"/></text:p>
          </table:table-cell>
          <table:table-cell table:style-name="Tabela10.D102" office:value-type="string">
            <text:p text:style-name="P103">R/W<text:span text:style-name="T9"/></text:p>
          </table:table-cell>
          <table:table-cell table:style-name="Tabela10.E102" office:value-type="string">
            <text:p text:style-name="P103">[0,1000]<text:span text:style-name="T9"/></text:p>
          </table:table-cell>
          <table:table-cell table:style-name="Tabela10.F102" office:value-type="string">
            <text:p text:style-name="P103">真实值*1000<text:span text:style-name="T9"/></text:p>
          </table:table-cell>
        </table:table-row>
        <table:table-row table:style-name="Tabela10.1">
          <table:table-cell table:style-name="Tabela10.A85" office:value-type="string">
            <text:p text:style-name="P85">622<text:span text:style-name="T38"/></text:p>
          </table:table-cell>
          <table:table-cell table:style-name="Tabela10.B85" office:value-type="string">
            <text:p text:style-name="P85">电网侧A相功率低16位<text:span text:style-name="T38"/></text:p>
            <text:p text:style-name="P85">Grid side A-phase power<text:span text:style-name="T38"/></text:p>
            <text:p text:style-name="P85">Low_Word<text:span text:style-name="T38"/></text:p>
          </table:table-cell>
          <table:table-cell table:style-name="Tabela10.B85" office:value-type="string">
            <text:p text:style-name="P102">R</text:p>
          </table:table-cell>
          <table:table-cell table:style-name="Tabela10.B85" office:value-type="string">
            <text:p text:style-name="P145"/>
          </table:table-cell>
          <table:table-cell table:style-name="Tabela10.C85" office:value-type="string">
            <text:p text:style-name="P146">1W<text:span text:style-name="T38"/></text:p>
          </table:table-cell>
          <table:table-cell table:style-name="Tabela10.B85" office:value-type="string">
            <text:p text:style-name="P147">以下三个寄存器根据内置外置设置变化<text:span text:style-name="T38"/></text:p>
            <text:p text:style-name="P85">The following three registers vary according to the built-in and external Settings<text:span text:style-name="T38"/></text:p>
          </table:table-cell>
        </table:table-row>
        <table:table-row table:style-name="Tabela10.1">
          <table:table-cell table:style-name="Tabela10.A85" office:value-type="string">
            <text:p text:style-name="P85">623</text:p>
          </table:table-cell>
          <table:table-cell table:style-name="Tabela10.B85" office:value-type="string">
            <text:p text:style-name="P85">电网侧B相功率低16位<text:span text:style-name="T38"/></text:p>
            <text:p text:style-name="P85">Grid side B-phase power<text:span text:style-name="T38"/></text:p>
            <text:p text:style-name="P85">Low_Word<text:span text:style-name="T38"/></text:p>
          </table:table-cell>
          <table:table-cell table:style-name="Tabela10.B85" office:value-type="string">
            <text:p text:style-name="P102">R</text:p>
          </table:table-cell>
          <table:table-cell table:style-name="Tabela10.B85" office:value-type="string">
            <text:p text:style-name="P145"/>
          </table:table-cell>
          <table:table-cell table:style-name="Tabela10.C85" office:value-type="string">
            <text:p text:style-name="P146">1W<text:span text:style-name="T38"/></text:p>
          </table:table-cell>
          <table:table-cell table:style-name="Tabela10.B85" office:value-type="string">
            <text:p text:style-name="P110"/>
          </table:table-cell>
        </table:table-row>
        <table:table-row table:style-name="Tabela10.1">
          <table:table-cell table:style-name="Tabela10.A85" office:value-type="string">
            <text:p text:style-name="P85">624<text:span text:style-name="T38"/></text:p>
          </table:table-cell>
          <table:table-cell table:style-name="Tabela10.B85" office:value-type="string">
            <text:p text:style-name="P85">电网侧C相功率低16位<text:span text:style-name="T38"/></text:p>
            <text:p text:style-name="P85">Grid side C-phase power<text:span text:style-name="T38"/></text:p>
            <text:p text:style-name="P85">Low_Word<text:span text:style-name="T38"/></text:p>
          </table:table-cell>
          <table:table-cell table:style-name="Tabela10.B85" office:value-type="string">
            <text:p text:style-name="P102">R</text:p>
          </table:table-cell>
          <table:table-cell table:style-name="Tabela10.B85" office:value-type="string">
            <text:p text:style-name="P145"/>
          </table:table-cell>
          <table:table-cell table:style-name="Tabela10.C85" office:value-type="string">
            <text:p text:style-name="P146">1W<text:span text:style-name="T38"/></text:p>
          </table:table-cell>
          <table:table-cell table:style-name="Tabela10.B85" office:value-type="string">
            <text:p text:style-name="P110"/>
          </table:table-cell>
        </table:table-row>
        <table:table-row table:style-name="Tabela10.1">
          <table:table-cell table:style-name="Tabela10.A85" office:value-type="string">
            <text:p text:style-name="P85">625<text:span text:style-name="T38"/></text:p>
          </table:table-cell>
          <table:table-cell table:style-name="Tabela10.B85" office:value-type="string">
            <text:p text:style-name="P85">电网侧-总有功功率低16位<text:span text:style-name="T38"/></text:p>
            <text:p text:style-name="P86"><text:span text:style-name="T38">Grid side total power</text:span><text:span text:style-name="T38"> </text:span></text:p>
            <text:p text:style-name="P85">Low_Word<text:span text:style-name="T38"/></text:p>
          </table:table-cell>
          <table:table-cell table:style-name="Tabela10.B85" office:value-type="string">
            <text:p text:style-name="P102">R</text:p>
          </table:table-cell>
          <table:table-cell table:style-name="Tabela10.B85" office:value-type="string">
            <text:p text:style-name="P145"/>
          </table:table-cell>
          <table:table-cell table:style-name="Tabela10.C85" office:value-type="string">
            <text:p text:style-name="P146">1W<text:span text:style-name="T38"/></text:p>
          </table:table-cell>
          <table:table-cell table:style-name="Tabela10.B85" office:value-type="string">
            <text:p text:style-name="P110"/>
          </table:table-cell>
        </table:table-row>
        <table:table-row table:style-name="Tabela10.1">
          <table:table-cell table:style-name="Tabela10.A107" office:value-type="string">
            <text:p text:style-name="P85">626<text:span text:style-name="T38"/></text:p>
          </table:table-cell>
          <table:table-cell table:style-name="Tabela10.B107" office:value-type="string">
            <text:p text:style-name="P154"/>
          </table:table-cell>
          <table:table-cell table:style-name="Tabela10.C107" office:value-type="string">
            <text:p text:style-name="P155"/>
          </table:table-cell>
          <table:table-cell table:style-name="Tabela10.D107" office:value-type="string">
            <text:p text:style-name="P145"/>
          </table:table-cell>
          <table:table-cell table:style-name="Tabela10.E107" office:value-type="string">
            <text:p text:style-name="P150"/>
          </table:table-cell>
          <table:table-cell table:style-name="Tabela10.F107" office:value-type="string">
            <text:p text:style-name="P110"/>
          </table:table-cell>
        </table:table-row>
        <table:table-row table:style-name="Tabela10.1">
          <table:table-cell table:style-name="Tabela10.A108" office:value-type="string">
            <text:p text:style-name="P85">627<text:span text:style-name="T38"/></text:p>
          </table:table-cell>
          <table:table-cell table:style-name="Tabela10.B108" office:value-type="string">
            <text:p text:style-name="P156">逆变器输出相电压A<text:span text:style-name="T38"/></text:p>
            <text:p text:style-name="P85">Inverter output phase voltage A<text:span text:style-name="T38"/></text:p>
          </table:table-cell>
          <table:table-cell table:style-name="Tabela10.C108" office:value-type="string">
            <text:p text:style-name="P102">R</text:p>
          </table:table-cell>
          <table:table-cell table:style-name="Tabela10.D108" office:value-type="string">
            <text:p text:style-name="P157"/>
          </table:table-cell>
          <table:table-cell table:style-name="Tabela10.E108" office:value-type="string">
            <text:p text:style-name="P158">0.1V<text:span text:style-name="T38"/></text:p>
          </table:table-cell>
          <table:table-cell table:style-name="Tabela10.F108" office:value-type="string">
            <text:p text:style-name="P159"/>
          </table:table-cell>
        </table:table-row>
        <table:table-row table:style-name="Tabela10.1">
          <table:table-cell table:style-name="Tabela10.A109" office:value-type="string">
            <text:p text:style-name="P85">628<text:span text:style-name="T38"/></text:p>
          </table:table-cell>
          <table:table-cell table:style-name="Tabela10.B109" office:value-type="string">
            <text:p text:style-name="P160"><text:span text:style-name="T38">逆变器输出相电压</text:span><text:span text:style-name="T38">B</text:span></text:p>
            <text:p text:style-name="P156">Inverter output phase voltage B<text:span text:style-name="T9"/></text:p>
          </table:table-cell>
          <table:table-cell table:style-name="Tabela10.C109" office:value-type="string">
            <text:p text:style-name="P102">R<text:span text:style-name="T9"/></text:p>
          </table:table-cell>
          <table:table-cell table:style-name="Tabela10.D109" office:value-type="string">
            <text:p text:style-name="P139"/>
          </table:table-cell>
          <table:table-cell table:style-name="Tabela10.E109" office:value-type="string">
            <text:p text:style-name="P161">0.1V<text:span text:style-name="T38"/></text:p>
          </table:table-cell>
          <table:table-cell table:style-name="Tabela10.F109" office:value-type="string">
            <text:p text:style-name="P162"/>
          </table:table-cell>
        </table:table-row>
        <table:table-row table:style-name="Tabela10.1">
          <table:table-cell table:style-name="Tabela10.A110" office:value-type="string">
            <text:p text:style-name="P85">629<text:span text:style-name="T38"/></text:p>
          </table:table-cell>
          <table:table-cell table:style-name="Tabela10.B110" office:value-type="string">
            <text:p text:style-name="P160"><text:span text:style-name="T38">逆变器输出相电压</text:span><text:span text:style-name="T38">C</text:span></text:p>
            <text:p text:style-name="P85">Inverter output phase voltage <text:soft-page-break/>C<text:span text:style-name="T38"/></text:p>
          </table:table-cell>
          <table:table-cell table:style-name="Tabela10.C110" office:value-type="string">
            <text:p text:style-name="P102">R</text:p>
          </table:table-cell>
          <table:table-cell table:style-name="Tabela10.D110" office:value-type="string">
            <text:p text:style-name="P163"/>
          </table:table-cell>
          <table:table-cell table:style-name="Tabela10.E110" office:value-type="string">
            <text:p text:style-name="P164">0.1V<text:span text:style-name="T38"/></text:p>
          </table:table-cell>
          <table:table-cell table:style-name="Tabela10.F110" office:value-type="string">
            <text:p text:style-name="P116"/>
          </table:table-cell>
        </table:table-row>
        <table:table-row table:style-name="Tabela10.1">
          <table:table-cell table:style-name="Tabela10.A111" office:value-type="string">
            <text:p text:style-name="P85">630<text:span text:style-name="T38"/></text:p>
          </table:table-cell>
          <table:table-cell table:style-name="Tabela10.B111" office:value-type="string">
            <text:p text:style-name="P156">逆变器输出相电流A<text:span text:style-name="T38"/></text:p>
            <text:p text:style-name="P156">Inverter output phase current A<text:span text:style-name="T38"/></text:p>
          </table:table-cell>
          <table:table-cell table:style-name="Tabela10.C111" office:value-type="string">
            <text:p text:style-name="P102">R</text:p>
          </table:table-cell>
          <table:table-cell table:style-name="Tabela10.D111" office:value-type="string">
            <text:p text:style-name="P163"/>
          </table:table-cell>
          <table:table-cell table:style-name="Tabela10.E111" office:value-type="string">
            <text:p text:style-name="P164">0.01A<text:span text:style-name="T38"/></text:p>
          </table:table-cell>
          <table:table-cell table:style-name="Tabela10.F111" office:value-type="string">
            <text:p text:style-name="P77"><text:span text:style-name="T9">S</text:span><text:span text:style-name="T9">16</text:span></text:p>
          </table:table-cell>
        </table:table-row>
        <table:table-row table:style-name="Tabela10.1">
          <table:table-cell table:style-name="Tabela10.A112" office:value-type="string">
            <text:p text:style-name="P85">631<text:span text:style-name="T38"/></text:p>
          </table:table-cell>
          <table:table-cell table:style-name="Tabela10.B112" office:value-type="string">
            <text:p text:style-name="P152">逆变器输出相电流B</text:p>
            <text:p text:style-name="P152">Inverter output phase <text:span text:style-name="T9"/></text:p>
            <text:p text:style-name="P152">current B<text:span text:style-name="T9"/></text:p>
          </table:table-cell>
          <table:table-cell table:style-name="Tabela10.C112" office:value-type="string">
            <text:p text:style-name="P102">R<text:span text:style-name="T9"/></text:p>
          </table:table-cell>
          <table:table-cell table:style-name="Tabela10.D112" office:value-type="string">
            <text:p text:style-name="P163"/>
          </table:table-cell>
          <table:table-cell table:style-name="Tabela10.E112" office:value-type="string">
            <text:p text:style-name="P164">0.01A<text:span text:style-name="T38"/></text:p>
          </table:table-cell>
          <table:table-cell table:style-name="Tabela10.F112" office:value-type="string">
            <text:p text:style-name="P77"><text:span text:style-name="T9">S</text:span><text:span text:style-name="T9">16</text:span></text:p>
          </table:table-cell>
        </table:table-row>
        <table:table-row table:style-name="Tabela10.1">
          <table:table-cell table:style-name="Tabela10.A113" office:value-type="string">
            <text:p text:style-name="P85">632<text:span text:style-name="T38"/></text:p>
          </table:table-cell>
          <table:table-cell table:style-name="Tabela10.B113" office:value-type="string">
            <text:p text:style-name="P85">逆变器输出相电流C<text:span text:style-name="T38"/></text:p>
            <text:p text:style-name="P85">Inverter output phase current C<text:span text:style-name="T38"/></text:p>
          </table:table-cell>
          <table:table-cell table:style-name="Tabela10.B113" office:value-type="string">
            <text:p text:style-name="P102">R</text:p>
          </table:table-cell>
          <table:table-cell table:style-name="Tabela10.B113" office:value-type="string">
            <text:p text:style-name="P163"/>
          </table:table-cell>
          <table:table-cell table:style-name="Tabela10.B113" office:value-type="string">
            <text:p text:style-name="P164">0.01A<text:span text:style-name="T38"/></text:p>
          </table:table-cell>
          <table:table-cell table:style-name="Tabela10.F113" office:value-type="string">
            <text:p text:style-name="P77"><text:span text:style-name="T9">S</text:span><text:span text:style-name="T9">16</text:span></text:p>
          </table:table-cell>
        </table:table-row>
        <table:table-row table:style-name="Tabela10.1">
          <table:table-cell table:style-name="Tabela10.A114" office:value-type="string">
            <text:p text:style-name="P85">633<text:span text:style-name="T38"/></text:p>
          </table:table-cell>
          <table:table-cell table:style-name="Tabela10.B114" office:value-type="string">
            <text:p text:style-name="P85">逆变器输出相功率A低16位<text:span text:style-name="T38"/></text:p>
            <text:p text:style-name="P85">Inverter output phase <text:span text:style-name="T38"/></text:p>
            <text:p text:style-name="P86"><text:span text:style-name="T38">power A </text:span><text:span text:style-name="T38">Low_</text:span><text:span text:style-name="T38">Word</text:span></text:p>
          </table:table-cell>
          <table:table-cell table:style-name="Tabela10.B114" office:value-type="string">
            <text:p text:style-name="P102">R</text:p>
          </table:table-cell>
          <table:table-cell table:style-name="Tabela10.B114" office:value-type="string">
            <text:p text:style-name="P145"/>
          </table:table-cell>
          <table:table-cell table:style-name="Tabela10.E114" office:value-type="string">
            <text:p text:style-name="P146">1W<text:span text:style-name="T38"/></text:p>
          </table:table-cell>
          <table:table-cell table:style-name="Tabela10.B114" office:value-type="string">
            <text:p text:style-name="P125"><text:span text:style-name="T38">S</text:span><text:span text:style-name="T38">16</text:span></text:p>
          </table:table-cell>
        </table:table-row>
        <table:table-row table:style-name="Tabela10.1">
          <table:table-cell table:style-name="Tabela10.A114" office:value-type="string">
            <text:p text:style-name="P85">634<text:span text:style-name="T38"/></text:p>
          </table:table-cell>
          <table:table-cell table:style-name="Tabela10.B114" office:value-type="string">
            <text:p text:style-name="P85">逆变器输出相功率B<text:span text:style-name="T38"/></text:p>
            <text:p text:style-name="P86"><text:span text:style-name="T38">Inverter output phase</text:span><text:span text:style-name="T38">低16位</text:span><text:span text:style-name="T55"> </text:span></text:p>
            <text:p text:style-name="P86"><text:span text:style-name="T38">power B </text:span><text:span text:style-name="T38">Low_</text:span><text:span text:style-name="T38">Word</text:span></text:p>
          </table:table-cell>
          <table:table-cell table:style-name="Tabela10.E114" office:value-type="string">
            <text:p text:style-name="P102">R</text:p>
          </table:table-cell>
          <table:table-cell table:style-name="Tabela10.B114" office:value-type="string">
            <text:p text:style-name="P145"/>
          </table:table-cell>
          <table:table-cell table:style-name="Tabela10.E114" office:value-type="string">
            <text:p text:style-name="P146">1W<text:span text:style-name="T38"/></text:p>
          </table:table-cell>
          <table:table-cell table:style-name="Tabela10.B114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114" office:value-type="string">
            <text:p text:style-name="P85">635<text:span text:style-name="T38"/></text:p>
          </table:table-cell>
          <table:table-cell table:style-name="Tabela10.B114" office:value-type="string">
            <text:p text:style-name="P85">逆变器输出相功率C低16位<text:span text:style-name="T38"/></text:p>
            <text:p text:style-name="P85">Inverter output phase <text:span text:style-name="T38"/></text:p>
            <text:p text:style-name="P86"><text:span text:style-name="T38">power C </text:span><text:span text:style-name="T38">Low_</text:span><text:span text:style-name="T38">Word</text:span></text:p>
          </table:table-cell>
          <table:table-cell table:style-name="Tabela10.E114" office:value-type="string">
            <text:p text:style-name="P155"/>
          </table:table-cell>
          <table:table-cell table:style-name="Tabela10.B114" office:value-type="string">
            <text:p text:style-name="P145"/>
          </table:table-cell>
          <table:table-cell table:style-name="Tabela10.E114" office:value-type="string">
            <text:p text:style-name="P146">1W<text:span text:style-name="T38"/></text:p>
          </table:table-cell>
          <table:table-cell table:style-name="Tabela10.B114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114" office:value-type="string">
            <text:p text:style-name="P85">636<text:span text:style-name="T38"/></text:p>
          </table:table-cell>
          <table:table-cell table:style-name="Tabela10.B114" office:value-type="string">
            <text:p text:style-name="P85">逆变器输出总有功功率低16位<text:span text:style-name="T38"/></text:p>
            <text:p text:style-name="P85">Inverter output total <text:span text:style-name="T38"/></text:p>
            <text:p text:style-name="P86"><text:span text:style-name="T38">power </text:span><text:span text:style-name="T38">Low_</text:span><text:span text:style-name="T38">Word</text:span></text:p>
          </table:table-cell>
          <table:table-cell table:style-name="Tabela10.B114" office:value-type="string">
            <text:p text:style-name="P102">R</text:p>
          </table:table-cell>
          <table:table-cell table:style-name="Tabela10.B114" office:value-type="string">
            <text:p text:style-name="P145"/>
          </table:table-cell>
          <table:table-cell table:style-name="Tabela10.E114" office:value-type="string">
            <text:p text:style-name="P146">1W<text:span text:style-name="T38"/></text:p>
          </table:table-cell>
          <table:table-cell table:style-name="Tabela10.B114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114" office:value-type="string">
            <text:p text:style-name="P85">637<text:span text:style-name="T38"/></text:p>
          </table:table-cell>
          <table:table-cell table:style-name="Tabela10.E114" office:value-type="string">
            <text:p text:style-name="P85">逆变器输出总视在功率低16位<text:span text:style-name="T38"/></text:p>
            <text:p text:style-name="P86"><text:span text:style-name="T38">Inverter output total apparent</text:span><text:span text:style-name="T38"> </text:span><text:span text:style-name="T38">power </text:span><text:span text:style-name="T38">Low_</text:span><text:span text:style-name="T38">Word</text:span></text:p>
          </table:table-cell>
          <table:table-cell table:style-name="Tabela10.E114" office:value-type="string">
            <text:p text:style-name="P102">R</text:p>
          </table:table-cell>
          <table:table-cell table:style-name="Tabela10.E114" office:value-type="string">
            <text:p text:style-name="P163"/>
          </table:table-cell>
          <table:table-cell table:style-name="Tabela10.E114" office:value-type="string">
            <text:p text:style-name="P164">1W<text:span text:style-name="T38"/></text:p>
          </table:table-cell>
          <table:table-cell table:style-name="Tabela10.B114" office:value-type="string">
            <text:p text:style-name="P103">S16</text:p>
          </table:table-cell>
        </table:table-row>
        <table:table-row table:style-name="Tabela10.1">
          <table:table-cell table:style-name="Tabela10.A119" office:value-type="string">
            <text:p text:style-name="P85">638<text:span text:style-name="T38"/></text:p>
          </table:table-cell>
          <table:table-cell table:style-name="Tabela10.B119" office:value-type="string">
            <text:p text:style-name="P85">逆变器频率<text:span text:style-name="T38"/></text:p>
            <text:p text:style-name="P85">Inverter frequency<text:span text:style-name="T38"/></text:p>
          </table:table-cell>
          <table:table-cell table:style-name="Tabela10.C119" office:value-type="string">
            <text:p text:style-name="P102">R</text:p>
          </table:table-cell>
          <table:table-cell table:style-name="Tabela10.D119" office:value-type="string">
            <text:p text:style-name="P163"/>
          </table:table-cell>
          <table:table-cell table:style-name="Tabela10.E119" office:value-type="string">
            <text:p text:style-name="P165">0.01Hz</text:p>
          </table:table-cell>
          <table:table-cell table:style-name="Tabela10.F119" office:value-type="string">
            <text:p text:style-name="P77"><text:span text:style-name="T9">U</text:span><text:span text:style-name="T9">16</text:span></text:p>
          </table:table-cell>
        </table:table-row>
        <table:table-row table:style-name="Tabela10.1">
          <table:table-cell table:style-name="Tabela10.A120" office:value-type="string">
            <text:p text:style-name="P85">639<text:span text:style-name="T38"/></text:p>
          </table:table-cell>
          <table:table-cell table:style-name="Tabela10.B120" office:value-type="string">
            <text:p text:style-name="P83"/>
          </table:table-cell>
          <table:table-cell table:style-name="Tabela10.C120" office:value-type="string">
            <text:p text:style-name="P102">R</text:p>
          </table:table-cell>
          <table:table-cell table:style-name="Tabela10.D120" office:value-type="string">
            <text:p text:style-name="P163"/>
          </table:table-cell>
          <table:table-cell table:style-name="Tabela10.E120" office:value-type="string">
            <text:p text:style-name="P163"/>
          </table:table-cell>
          <table:table-cell table:style-name="Tabela10.F120" office:value-type="string">
            <text:p text:style-name="P116"/>
          </table:table-cell>
        </table:table-row>
        <table:table-row table:style-name="Tabela10.1">
          <table:table-cell table:style-name="Tabela10.A121" office:value-type="string">
            <text:p text:style-name="P85">640<text:span text:style-name="T38"/></text:p>
          </table:table-cell>
          <table:table-cell table:style-name="Tabela10.B121" office:value-type="string">
            <text:p text:style-name="P85">UPS负载侧相功率A低16位<text:span text:style-name="T38"/></text:p>
            <text:p text:style-name="P86"><text:span text:style-name="T38">UPS load-side phase power A </text:span><text:span text:style-name="T38">Low_Word</text:span></text:p>
          </table:table-cell>
          <table:table-cell table:style-name="Tabela10.C121" office:value-type="string">
            <text:p text:style-name="P102">R</text:p>
          </table:table-cell>
          <table:table-cell table:style-name="Tabela10.C121" office:value-type="string">
            <text:p text:style-name="P163"/>
          </table:table-cell>
          <table:table-cell table:style-name="Tabela10.C121" office:value-type="string">
            <text:p text:style-name="P164">1W<text:span text:style-name="T38"/></text:p>
          </table:table-cell>
          <table:table-cell table:style-name="Tabela10.B121" office:value-type="string">
            <text:p text:style-name="P77"><text:span text:style-name="T9">U</text:span><text:span text:style-name="T9">16</text:span></text:p>
          </table:table-cell>
        </table:table-row>
        <table:table-row table:style-name="Tabela10.1">
          <table:table-cell table:style-name="Tabela10.A121" office:value-type="string">
            <text:p text:style-name="P85">641<text:span text:style-name="T38"/></text:p>
          </table:table-cell>
          <table:table-cell table:style-name="Tabela10.B121" office:value-type="string">
            <text:p text:style-name="P85">UPS负载侧相功率B低16位<text:span text:style-name="T38"/></text:p>
            <text:p text:style-name="P85">UPS load-side phase power B<text:span text:style-name="T38"/></text:p>
            <text:p text:style-name="P85">Low_Word<text:span text:style-name="T38"/></text:p>
          </table:table-cell>
          <table:table-cell table:style-name="Tabela10.C121" office:value-type="string">
            <text:p text:style-name="P102">R</text:p>
          </table:table-cell>
          <table:table-cell table:style-name="Tabela10.C121" office:value-type="string">
            <text:p text:style-name="P163"/>
          </table:table-cell>
          <table:table-cell table:style-name="Tabela10.C121" office:value-type="string">
            <text:p text:style-name="P164">1W<text:span text:style-name="T38"/></text:p>
          </table:table-cell>
          <table:table-cell table:style-name="Tabela10.B121" office:value-type="string">
            <text:p text:style-name="P77"><text:span text:style-name="T9">U</text:span><text:span text:style-name="T9">16</text:span></text:p>
          </table:table-cell>
        </table:table-row>
        <table:table-row table:style-name="Tabela10.1">
          <table:table-cell table:style-name="Tabela10.A121" office:value-type="string">
            <text:p text:style-name="P85">642<text:span text:style-name="T38"/></text:p>
          </table:table-cell>
          <table:table-cell table:style-name="Tabela10.B121" office:value-type="string">
            <text:p text:style-name="P85">UPS负载侧相功率C低16位<text:span text:style-name="T38"/></text:p>
            <text:p text:style-name="P85">UPS load-side phase power C<text:span text:style-name="T38"/></text:p>
            <text:p text:style-name="P85">Low_Word<text:span text:style-name="T38"/></text:p>
          </table:table-cell>
          <table:table-cell table:style-name="Tabela10.C121" office:value-type="string">
            <text:p text:style-name="P102">R</text:p>
          </table:table-cell>
          <table:table-cell table:style-name="Tabela10.C121" office:value-type="string">
            <text:p text:style-name="P163"/>
          </table:table-cell>
          <table:table-cell table:style-name="Tabela10.C121" office:value-type="string">
            <text:p text:style-name="P164">1W<text:span text:style-name="T38"/></text:p>
          </table:table-cell>
          <table:table-cell table:style-name="Tabela10.B121" office:value-type="string">
            <text:p text:style-name="P77"><text:span text:style-name="T9">U</text:span><text:span text:style-name="T9">16</text:span></text:p>
          </table:table-cell>
        </table:table-row>
        <table:table-row table:style-name="Tabela10.1">
          <table:table-cell table:style-name="Tabela10.A121" office:value-type="string">
            <text:p text:style-name="P85">643<text:span text:style-name="T38"/></text:p>
          </table:table-cell>
          <table:table-cell table:style-name="Tabela10.B121" office:value-type="string">
            <text:p text:style-name="P85">UPS负载侧总功率低16位<text:span text:style-name="T38"/></text:p>
            <text:p text:style-name="P85"><text:soft-page-break/>UPS load-sidetotal power<text:span text:style-name="T38"/></text:p>
            <text:p text:style-name="P85">Low_Word<text:span text:style-name="T38"/></text:p>
          </table:table-cell>
          <table:table-cell table:style-name="Tabela10.C121" office:value-type="string">
            <text:p text:style-name="P102">R</text:p>
          </table:table-cell>
          <table:table-cell table:style-name="Tabela10.C121" office:value-type="string">
            <text:p text:style-name="P163"/>
          </table:table-cell>
          <table:table-cell table:style-name="Tabela10.C121" office:value-type="string">
            <text:p text:style-name="P164">1W<text:span text:style-name="T38"/></text:p>
          </table:table-cell>
          <table:table-cell table:style-name="Tabela10.B121" office:value-type="string">
            <text:p text:style-name="P77"><text:span text:style-name="T9">U</text:span><text:span text:style-name="T9">16</text:span></text:p>
          </table:table-cell>
        </table:table-row>
        <table:table-row table:style-name="Tabela10.1">
          <table:table-cell table:style-name="Tabela10.A85" office:value-type="string">
            <text:p text:style-name="P85">644<text:span text:style-name="T38"/></text:p>
          </table:table-cell>
          <table:table-cell table:style-name="Tabela10.C85" office:value-type="string">
            <text:p text:style-name="P144">负载测相电压A<text:span text:style-name="T38"/></text:p>
            <text:p text:style-name="P85">Load phase voltage A<text:span text:style-name="T38"/></text:p>
          </table:table-cell>
          <table:table-cell table:style-name="Tabela10.C85" office:value-type="string">
            <text:p text:style-name="P102">R</text:p>
          </table:table-cell>
          <table:table-cell table:style-name="Tabela10.C85" office:value-type="string">
            <text:p text:style-name="P139"/>
          </table:table-cell>
          <table:table-cell table:style-name="Tabela10.C85" office:value-type="string">
            <text:p text:style-name="P140">0.1V<text:span text:style-name="T38"/></text:p>
          </table:table-cell>
          <table:table-cell table:style-name="Tabela10.B85" office:value-type="string">
            <text:p text:style-name="P77"><text:span text:style-name="T9">U</text:span><text:span text:style-name="T9">16</text:span></text:p>
          </table:table-cell>
        </table:table-row>
        <table:table-row table:style-name="Tabela10.1">
          <table:table-cell table:style-name="Tabela10.A85" office:value-type="string">
            <text:p text:style-name="P144">645<text:span text:style-name="T38"/></text:p>
          </table:table-cell>
          <table:table-cell table:style-name="Tabela10.C85" office:value-type="string">
            <text:p text:style-name="P144">负载测相电压B<text:span text:style-name="T38"/></text:p>
            <text:p text:style-name="P144">Load phase voltage B<text:span text:style-name="T38"/></text:p>
          </table:table-cell>
          <table:table-cell table:style-name="Tabela10.C85" office:value-type="string">
            <text:p text:style-name="P102">R</text:p>
          </table:table-cell>
          <table:table-cell table:style-name="Tabela10.C85" office:value-type="string">
            <text:p text:style-name="P139"/>
          </table:table-cell>
          <table:table-cell table:style-name="Tabela10.C85" office:value-type="string">
            <text:p text:style-name="P166">0.1V<text:span text:style-name="T38"/></text:p>
          </table:table-cell>
          <table:table-cell table:style-name="Tabela10.B85" office:value-type="string">
            <text:p text:style-name="P77"><text:span text:style-name="T9">U</text:span><text:span text:style-name="T9">16</text:span></text:p>
          </table:table-cell>
        </table:table-row>
        <table:table-row table:style-name="Tabela10.1">
          <table:table-cell table:style-name="Tabela10.A85" office:value-type="string">
            <text:p text:style-name="P144">646<text:span text:style-name="T38"/></text:p>
          </table:table-cell>
          <table:table-cell table:style-name="Tabela10.C85" office:value-type="string">
            <text:p text:style-name="P144">负载测相电压C<text:span text:style-name="T38"/></text:p>
            <text:p text:style-name="P144">Load phase voltage C<text:span text:style-name="T38"/></text:p>
          </table:table-cell>
          <table:table-cell table:style-name="Tabela10.C85" office:value-type="string">
            <text:p text:style-name="P155"/>
          </table:table-cell>
          <table:table-cell table:style-name="Tabela10.C85" office:value-type="string">
            <text:p text:style-name="P139"/>
          </table:table-cell>
          <table:table-cell table:style-name="Tabela10.C85" office:value-type="string">
            <text:p text:style-name="P167">0.1V<text:span text:style-name="T38"/></text:p>
          </table:table-cell>
          <table:table-cell table:style-name="Tabela10.B85" office:value-type="string">
            <text:p text:style-name="P77"><text:span text:style-name="T9">U</text:span><text:span text:style-name="T9">16</text:span></text:p>
          </table:table-cell>
        </table:table-row>
        <table:table-row table:style-name="Tabela10.1">
          <table:table-cell table:style-name="Tabela10.A85" office:value-type="string">
            <text:p text:style-name="P144">647<text:span text:style-name="T38"/></text:p>
          </table:table-cell>
          <table:table-cell table:style-name="Tabela10.B85" office:value-type="string">
            <text:p text:style-name="P85">负载测电流A <text:s/>无效<text:span text:style-name="T38"/></text:p>
            <text:p text:style-name="P85">Load phase current A no use<text:span text:style-name="T38"/></text:p>
          </table:table-cell>
          <table:table-cell table:style-name="Tabela10.B85" office:value-type="string">
            <text:p text:style-name="P102">R</text:p>
          </table:table-cell>
          <table:table-cell table:style-name="Tabela10.B85" office:value-type="string">
            <text:p text:style-name="P145"/>
          </table:table-cell>
          <table:table-cell table:style-name="Tabela10.C85" office:value-type="string">
            <text:p text:style-name="P146">0.01A<text:span text:style-name="T38"/></text:p>
          </table:table-cell>
          <table:table-cell table:style-name="Tabela10.B85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85" office:value-type="string">
            <text:p text:style-name="P144">648<text:span text:style-name="T38"/></text:p>
          </table:table-cell>
          <table:table-cell table:style-name="Tabela10.B85" office:value-type="string">
            <text:p text:style-name="P85">负载测电流B <text:s/>无效<text:span text:style-name="T38"/></text:p>
            <text:p text:style-name="P85">Load phase current B no use<text:span text:style-name="T38"/></text:p>
          </table:table-cell>
          <table:table-cell table:style-name="Tabela10.B85" office:value-type="string">
            <text:p text:style-name="P102">R</text:p>
          </table:table-cell>
          <table:table-cell table:style-name="Tabela10.B85" office:value-type="string">
            <text:p text:style-name="P145"/>
          </table:table-cell>
          <table:table-cell table:style-name="Tabela10.C85" office:value-type="string">
            <text:p text:style-name="P146">0.01A<text:span text:style-name="T38"/></text:p>
          </table:table-cell>
          <table:table-cell table:style-name="Tabela10.B85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85" office:value-type="string">
            <text:p text:style-name="P144">649<text:span text:style-name="T38"/></text:p>
          </table:table-cell>
          <table:table-cell table:style-name="Tabela10.B85" office:value-type="string">
            <text:p text:style-name="P85">负载测电流C <text:s/>无效<text:span text:style-name="T38"/></text:p>
            <text:p text:style-name="P85">Load phase current C no use<text:span text:style-name="T38"/></text:p>
          </table:table-cell>
          <table:table-cell table:style-name="Tabela10.B85" office:value-type="string">
            <text:p text:style-name="P102">R</text:p>
          </table:table-cell>
          <table:table-cell table:style-name="Tabela10.B85" office:value-type="string">
            <text:p text:style-name="P145"/>
          </table:table-cell>
          <table:table-cell table:style-name="Tabela10.C85" office:value-type="string">
            <text:p text:style-name="P146">0.01A<text:span text:style-name="T38"/></text:p>
          </table:table-cell>
          <table:table-cell table:style-name="Tabela10.B85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85" office:value-type="string">
            <text:p text:style-name="P85">650<text:span text:style-name="T38"/></text:p>
          </table:table-cell>
          <table:table-cell table:style-name="Tabela10.B85" office:value-type="string">
            <text:p text:style-name="P85">负载侧相功率A低16位<text:span text:style-name="T38"/></text:p>
            <text:p text:style-name="P86"><text:span text:style-name="T38">Load phase power A</text:span><text:span text:style-name="T38">_L</text:span><text:span text:style-name="T38">_</text:span><text:span text:style-name="T38">Word</text:span></text:p>
          </table:table-cell>
          <table:table-cell table:style-name="Tabela10.B85" office:value-type="string">
            <text:p text:style-name="P102">R</text:p>
          </table:table-cell>
          <table:table-cell table:style-name="Tabela10.B85" office:value-type="string">
            <text:p text:style-name="P145"/>
          </table:table-cell>
          <table:table-cell table:style-name="Tabela10.C85" office:value-type="string">
            <text:p text:style-name="P146">1W<text:span text:style-name="T38"/></text:p>
          </table:table-cell>
          <table:table-cell table:style-name="Tabela10.B85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85" office:value-type="string">
            <text:p text:style-name="P85">651<text:span text:style-name="T38"/></text:p>
          </table:table-cell>
          <table:table-cell table:style-name="Tabela10.B85" office:value-type="string">
            <text:p text:style-name="P85">负载侧相功率B低16位<text:span text:style-name="T38"/></text:p>
            <text:p text:style-name="P85">Load phasepowerB<text:span text:style-name="T38"/></text:p>
            <text:p text:style-name="P86"><text:span text:style-name="T38">Low_</text:span><text:span text:style-name="T38">Word</text:span></text:p>
          </table:table-cell>
          <table:table-cell table:style-name="Tabela10.C85" office:value-type="string">
            <text:p text:style-name="P102">R</text:p>
          </table:table-cell>
          <table:table-cell table:style-name="Tabela10.B85" office:value-type="string">
            <text:p text:style-name="P145"/>
          </table:table-cell>
          <table:table-cell table:style-name="Tabela10.C85" office:value-type="string">
            <text:p text:style-name="P146">1W<text:span text:style-name="T38"/></text:p>
          </table:table-cell>
          <table:table-cell table:style-name="Tabela10.B85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85" office:value-type="string">
            <text:p text:style-name="P85">652<text:span text:style-name="T38"/></text:p>
          </table:table-cell>
          <table:table-cell table:style-name="Tabela10.B85" office:value-type="string">
            <text:p text:style-name="P85">负载侧相功率C低16位<text:span text:style-name="T38"/></text:p>
            <text:p text:style-name="P85">Load phase poweC<text:span text:style-name="T38"/></text:p>
            <text:p text:style-name="P86"><text:span text:style-name="T38">Low_</text:span><text:span text:style-name="T38">Word</text:span></text:p>
          </table:table-cell>
          <table:table-cell table:style-name="Tabela10.C85" office:value-type="string">
            <text:p text:style-name="P102">R</text:p>
          </table:table-cell>
          <table:table-cell table:style-name="Tabela10.B85" office:value-type="string">
            <text:p text:style-name="P145"/>
          </table:table-cell>
          <table:table-cell table:style-name="Tabela10.C85" office:value-type="string">
            <text:p text:style-name="P146">1W<text:span text:style-name="T38"/></text:p>
          </table:table-cell>
          <table:table-cell table:style-name="Tabela10.B85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85" office:value-type="string">
            <text:p text:style-name="P85">653<text:span text:style-name="T38"/></text:p>
          </table:table-cell>
          <table:table-cell table:style-name="Tabela10.B85" office:value-type="string">
            <text:p text:style-name="P85">负载侧总有功功率低16位<text:span text:style-name="T38"/></text:p>
            <text:p text:style-name="P85">Load totalpower<text:span text:style-name="T38"/></text:p>
            <text:p text:style-name="P86"><text:span text:style-name="T38">Low_</text:span><text:span text:style-name="T38">Word</text:span></text:p>
          </table:table-cell>
          <table:table-cell table:style-name="Tabela10.B85" office:value-type="string">
            <text:p text:style-name="P102">R</text:p>
          </table:table-cell>
          <table:table-cell table:style-name="Tabela10.B85" office:value-type="string">
            <text:p text:style-name="P145"/>
          </table:table-cell>
          <table:table-cell table:style-name="Tabela10.C85" office:value-type="string">
            <text:p text:style-name="P146">1W<text:span text:style-name="T38"/></text:p>
          </table:table-cell>
          <table:table-cell table:style-name="Tabela10.B85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85" office:value-type="string">
            <text:p text:style-name="P85">654<text:span text:style-name="T38"/></text:p>
          </table:table-cell>
          <table:table-cell table:style-name="Tabela10.B85" office:value-type="string">
            <text:p text:style-name="P148"><text:span text:style-name="T40">负载侧总视在功率</text:span><text:span text:style-name="T4"> <text:s/></text:span><text:span text:style-name="T40">预留</text:span></text:p>
            <text:p text:style-name="P86"><text:span text:style-name="T38">Load phase apparent power undefine <text:s/>Low_</text:span><text:span text:style-name="T38">Word</text:span></text:p>
          </table:table-cell>
          <table:table-cell table:style-name="Tabela10.B85" office:value-type="string">
            <text:p text:style-name="P102">R</text:p>
          </table:table-cell>
          <table:table-cell table:style-name="Tabela10.B85" office:value-type="string">
            <text:p text:style-name="P145"/>
          </table:table-cell>
          <table:table-cell table:style-name="Tabela10.C85" office:value-type="string">
            <text:p text:style-name="P146">1W<text:span text:style-name="T38"/></text:p>
          </table:table-cell>
          <table:table-cell table:style-name="Tabela10.B85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136" office:value-type="string">
            <text:p text:style-name="P85">655<text:span text:style-name="T38"/></text:p>
          </table:table-cell>
          <table:table-cell table:style-name="Tabela10.B136" office:value-type="string">
            <text:p text:style-name="P152">负载频率</text:p>
            <text:p text:style-name="P85">Load frequency<text:span text:style-name="T9"/></text:p>
          </table:table-cell>
          <table:table-cell table:style-name="Tabela10.C136" office:value-type="string">
            <text:p text:style-name="P102">R<text:span text:style-name="T9"/></text:p>
          </table:table-cell>
          <table:table-cell table:style-name="Tabela10.D136" office:value-type="string">
            <text:p text:style-name="P104"/>
          </table:table-cell>
          <table:table-cell table:style-name="Tabela10.E136" office:value-type="string">
            <text:p text:style-name="P103">0.01Hz<text:span text:style-name="T9"/></text:p>
          </table:table-cell>
          <table:table-cell table:style-name="Tabela10.F136" office:value-type="string">
            <text:p text:style-name="P104"/>
          </table:table-cell>
        </table:table-row>
        <table:table-row table:style-name="Tabela10.1">
          <table:table-cell table:style-name="Tabela10.A85" office:value-type="string">
            <text:p text:style-name="P85">656<text:span text:style-name="T38"/></text:p>
          </table:table-cell>
          <table:table-cell table:style-name="Tabela10.B85" office:value-type="string">
            <text:p text:style-name="P168">负载侧相功率A高16位<text:span text:style-name="T38"/></text:p>
            <text:p text:style-name="P85">Load phase power A<text:span text:style-name="T38"/></text:p>
            <text:p text:style-name="P85">High_Word<text:span text:style-name="T38"/></text:p>
          </table:table-cell>
          <table:table-cell table:style-name="Tabela10.B85" office:value-type="string">
            <text:p text:style-name="P102">R</text:p>
          </table:table-cell>
          <table:table-cell table:style-name="Tabela10.B85" office:value-type="string">
            <text:p text:style-name="P145"/>
          </table:table-cell>
          <table:table-cell table:style-name="Tabela10.C85" office:value-type="string">
            <text:p text:style-name="P146">1W<text:span text:style-name="T38"/></text:p>
          </table:table-cell>
          <table:table-cell table:style-name="Tabela10.B85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85" office:value-type="string">
            <text:p text:style-name="P85">657<text:span text:style-name="T38"/></text:p>
          </table:table-cell>
          <table:table-cell table:style-name="Tabela10.B85" office:value-type="string">
            <text:p text:style-name="P168">负载侧相功率B高16位<text:span text:style-name="T38"/></text:p>
            <text:p text:style-name="P85">Load phase power B<text:span text:style-name="T38"/></text:p>
            <text:p text:style-name="P85">High_Word<text:span text:style-name="T38"/></text:p>
          </table:table-cell>
          <table:table-cell table:style-name="Tabela10.C85" office:value-type="string">
            <text:p text:style-name="P102">R</text:p>
          </table:table-cell>
          <table:table-cell table:style-name="Tabela10.B85" office:value-type="string">
            <text:p text:style-name="P145"/>
          </table:table-cell>
          <table:table-cell table:style-name="Tabela10.C85" office:value-type="string">
            <text:p text:style-name="P146">1W<text:span text:style-name="T38"/></text:p>
          </table:table-cell>
          <table:table-cell table:style-name="Tabela10.B85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85" office:value-type="string">
            <text:p text:style-name="P85">658<text:span text:style-name="T38"/></text:p>
          </table:table-cell>
          <table:table-cell table:style-name="Tabela10.B85" office:value-type="string">
            <text:p text:style-name="P86"><text:span text:style-name="T56">负载侧相功率C高16位</text:span><text:span text:style-name="T57"> </text:span><text:span text:style-name="T57"><text:s text:c="3"/></text:span></text:p>
            <text:p text:style-name="P85">Load phase power C<text:span text:style-name="T38"/></text:p>
            <text:p text:style-name="P85">High_Word<text:span text:style-name="T38"/></text:p>
          </table:table-cell>
          <table:table-cell table:style-name="Tabela10.C85" office:value-type="string">
            <text:p text:style-name="P102">R</text:p>
          </table:table-cell>
          <table:table-cell table:style-name="Tabela10.B85" office:value-type="string">
            <text:p text:style-name="P145"/>
          </table:table-cell>
          <table:table-cell table:style-name="Tabela10.C85" office:value-type="string">
            <text:p text:style-name="P146">1W<text:span text:style-name="T38"/></text:p>
          </table:table-cell>
          <table:table-cell table:style-name="Tabela10.B85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85" office:value-type="string">
            <text:p text:style-name="P85">659<text:span text:style-name="T38"/></text:p>
          </table:table-cell>
          <table:table-cell table:style-name="Tabela10.B85" office:value-type="string">
            <text:p text:style-name="P168">负载侧总有功功率高16位<text:span text:style-name="T38"/></text:p>
            <text:p text:style-name="P85">Load totalpower<text:span text:style-name="T38"/></text:p>
            <text:p text:style-name="P85">High_Word<text:span text:style-name="T38"/></text:p>
          </table:table-cell>
          <table:table-cell table:style-name="Tabela10.B85" office:value-type="string">
            <text:p text:style-name="P102">R</text:p>
          </table:table-cell>
          <table:table-cell table:style-name="Tabela10.B85" office:value-type="string">
            <text:p text:style-name="P145"/>
          </table:table-cell>
          <table:table-cell table:style-name="Tabela10.C85" office:value-type="string">
            <text:p text:style-name="P146">1W<text:span text:style-name="T38"/></text:p>
          </table:table-cell>
          <table:table-cell table:style-name="Tabela10.B85" office:value-type="string">
            <text:p text:style-name="P147">S16<text:span text:style-name="T38"/></text:p>
          </table:table-cell>
        </table:table-row>
        <text:soft-page-break/>
        <table:table-row table:style-name="Tabela10.1">
          <table:table-cell table:style-name="Tabela10.A85" office:value-type="string">
            <text:p text:style-name="P85">660<text:span text:style-name="T38"/></text:p>
          </table:table-cell>
          <table:table-cell table:style-name="Tabela10.B85" office:value-type="string">
            <text:p text:style-name="P169"><text:span text:style-name="T56">负载侧总视在功率高16位</text:span><text:span text:style-name="T57"> </text:span><text:span text:style-name="T57"><text:s text:c="2"/></text:span></text:p>
            <text:p text:style-name="P170">预留</text:p>
            <text:p text:style-name="P85">Load phase apparent power undefine<text:span text:style-name="T38"/></text:p>
            <text:p text:style-name="P85">High_Word<text:span text:style-name="T38"/></text:p>
          </table:table-cell>
          <table:table-cell table:style-name="Tabela10.B85" office:value-type="string">
            <text:p text:style-name="P102">R</text:p>
          </table:table-cell>
          <table:table-cell table:style-name="Tabela10.B85" office:value-type="string">
            <text:p text:style-name="P145"/>
          </table:table-cell>
          <table:table-cell table:style-name="Tabela10.C85" office:value-type="string">
            <text:p text:style-name="P146">1W<text:span text:style-name="T38"/></text:p>
          </table:table-cell>
          <table:table-cell table:style-name="Tabela10.B85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114" office:value-type="string">
            <text:p text:style-name="P85">661<text:span text:style-name="T38"/></text:p>
          </table:table-cell>
          <table:table-cell table:style-name="Tabela10.E114" office:value-type="string">
            <text:p text:style-name="P85">Gen端口的相电压A<text:span text:style-name="T38"/></text:p>
            <text:p text:style-name="P85">Phase voltage of Gen port A<text:span text:style-name="T38"/></text:p>
          </table:table-cell>
          <table:table-cell table:style-name="Tabela10.B114" office:value-type="string">
            <text:p text:style-name="P102">R</text:p>
          </table:table-cell>
          <table:table-cell table:style-name="Tabela10.B114" office:value-type="string">
            <text:p text:style-name="P145"/>
          </table:table-cell>
          <table:table-cell table:style-name="Tabela10.E114" office:value-type="string">
            <text:p text:style-name="P151">0.1V<text:span text:style-name="T38"/></text:p>
          </table:table-cell>
          <table:table-cell table:style-name="Tabela10.B114" office:value-type="string">
            <text:p text:style-name="P110"/>
          </table:table-cell>
        </table:table-row>
        <table:table-row table:style-name="Tabela10.1">
          <table:table-cell table:style-name="Tabela10.A114" office:value-type="string">
            <text:p text:style-name="P85">662<text:span text:style-name="T38"/></text:p>
          </table:table-cell>
          <table:table-cell table:style-name="Tabela10.E114" office:value-type="string">
            <text:p text:style-name="P85">Gen端口的相电压B<text:span text:style-name="T38"/></text:p>
            <text:p text:style-name="P85">Phase voltage of Gen port B<text:span text:style-name="T38"/></text:p>
          </table:table-cell>
          <table:table-cell table:style-name="Tabela10.E114" office:value-type="string">
            <text:p text:style-name="P102">R</text:p>
          </table:table-cell>
          <table:table-cell table:style-name="Tabela10.B114" office:value-type="string">
            <text:p text:style-name="P145"/>
          </table:table-cell>
          <table:table-cell table:style-name="Tabela10.E114" office:value-type="string">
            <text:p text:style-name="P146">0.1V<text:span text:style-name="T38"/></text:p>
          </table:table-cell>
          <table:table-cell table:style-name="Tabela10.B114" office:value-type="string">
            <text:p text:style-name="P110"/>
          </table:table-cell>
        </table:table-row>
        <table:table-row table:style-name="Tabela10.1">
          <table:table-cell table:style-name="Tabela10.A114" office:value-type="string">
            <text:p text:style-name="P85">663<text:span text:style-name="T38"/></text:p>
          </table:table-cell>
          <table:table-cell table:style-name="Tabela10.E114" office:value-type="string">
            <text:p text:style-name="P86"><text:span text:style-name="T38">Gen端口的相电压</text:span><text:span text:style-name="T38">C</text:span></text:p>
            <text:p text:style-name="P152">Phase voltage of Gen port C</text:p>
          </table:table-cell>
          <table:table-cell table:style-name="Tabela10.B114" office:value-type="string">
            <text:p text:style-name="P153">R<text:span text:style-name="T9"/></text:p>
          </table:table-cell>
          <table:table-cell table:style-name="Tabela10.B114" office:value-type="string">
            <text:p text:style-name="P104"/>
          </table:table-cell>
          <table:table-cell table:style-name="Tabela10.E114" office:value-type="string">
            <text:p text:style-name="P152">0.1V<text:span text:style-name="T9"/></text:p>
          </table:table-cell>
          <table:table-cell table:style-name="Tabela10.B114" office:value-type="string">
            <text:p text:style-name="P104"/>
          </table:table-cell>
        </table:table-row>
        <table:table-row table:style-name="Tabela10.1">
          <table:table-cell table:style-name="Tabela10.A114" office:value-type="string">
            <text:p text:style-name="P85">664<text:span text:style-name="T38"/></text:p>
          </table:table-cell>
          <table:table-cell table:style-name="Tabela10.E114" office:value-type="string">
            <text:p text:style-name="P85">Gen端口的功率A低16位<text:span text:style-name="T38"/></text:p>
            <text:p text:style-name="P85">Phase power of Gen port A<text:span text:style-name="T38"/></text:p>
            <text:p text:style-name="P86"><text:span text:style-name="T38">Low</text:span><text:span text:style-name="T38">_Word</text:span></text:p>
          </table:table-cell>
          <table:table-cell table:style-name="Tabela10.B114" office:value-type="string">
            <text:p text:style-name="P102">R</text:p>
          </table:table-cell>
          <table:table-cell table:style-name="Tabela10.B114" office:value-type="string">
            <text:p text:style-name="P145"/>
          </table:table-cell>
          <table:table-cell table:style-name="Tabela10.E114" office:value-type="string">
            <text:p text:style-name="P146">1W<text:span text:style-name="T38"/></text:p>
          </table:table-cell>
          <table:table-cell table:style-name="Tabela10.B114" office:value-type="string">
            <text:p text:style-name="P110"/>
          </table:table-cell>
        </table:table-row>
        <table:table-row table:style-name="Tabela10.1">
          <table:table-cell table:style-name="Tabela10.A114" office:value-type="string">
            <text:p text:style-name="P85">665<text:span text:style-name="T38"/></text:p>
          </table:table-cell>
          <table:table-cell table:style-name="Tabela10.E114" office:value-type="string">
            <text:p text:style-name="P85">Gen端口的功率B低16位<text:span text:style-name="T38"/></text:p>
            <text:p text:style-name="P85">Phase power of Gen port B<text:span text:style-name="T38"/></text:p>
            <text:p text:style-name="P86"><text:span text:style-name="T38">Low</text:span><text:span text:style-name="T38">_Word</text:span></text:p>
          </table:table-cell>
          <table:table-cell table:style-name="Tabela10.B114" office:value-type="string">
            <text:p text:style-name="P102">R</text:p>
          </table:table-cell>
          <table:table-cell table:style-name="Tabela10.B114" office:value-type="string">
            <text:p text:style-name="P145"/>
          </table:table-cell>
          <table:table-cell table:style-name="Tabela10.E114" office:value-type="string">
            <text:p text:style-name="P146">1W<text:span text:style-name="T38"/></text:p>
          </table:table-cell>
          <table:table-cell table:style-name="Tabela10.B114" office:value-type="string">
            <text:p text:style-name="P110"/>
          </table:table-cell>
        </table:table-row>
        <table:table-row table:style-name="Tabela10.1">
          <table:table-cell table:style-name="Tabela10.A114" office:value-type="string">
            <text:p text:style-name="P85">666<text:span text:style-name="T38"/></text:p>
          </table:table-cell>
          <table:table-cell table:style-name="Tabela10.E114" office:value-type="string">
            <text:p text:style-name="P85">Gen端口的功率C低16位<text:span text:style-name="T38"/></text:p>
            <text:p text:style-name="P85">Phase power of Gen port C<text:span text:style-name="T38"/></text:p>
            <text:p text:style-name="P86"><text:span text:style-name="T38">Low</text:span><text:span text:style-name="T38">_Word</text:span></text:p>
          </table:table-cell>
          <table:table-cell table:style-name="Tabela10.B114" office:value-type="string">
            <text:p text:style-name="P102">R</text:p>
          </table:table-cell>
          <table:table-cell table:style-name="Tabela10.B114" office:value-type="string">
            <text:p text:style-name="P145"/>
          </table:table-cell>
          <table:table-cell table:style-name="Tabela10.E114" office:value-type="string">
            <text:p text:style-name="P146">1W<text:span text:style-name="T38"/></text:p>
          </table:table-cell>
          <table:table-cell table:style-name="Tabela10.B114" office:value-type="string">
            <text:p text:style-name="P110"/>
          </table:table-cell>
        </table:table-row>
        <table:table-row table:style-name="Tabela10.1">
          <table:table-cell table:style-name="Tabela10.A114" office:value-type="string">
            <text:p text:style-name="P85">667<text:span text:style-name="T38"/></text:p>
          </table:table-cell>
          <table:table-cell table:style-name="Tabela10.E114" office:value-type="string">
            <text:p text:style-name="P171"><text:span text:style-name="T58">Gen端口的总功率低16位</text:span><text:span text:style-name="T59"> </text:span><text:span text:style-name="T59"><text:s/></text:span></text:p>
            <text:p text:style-name="P85">total power of Gen port<text:span text:style-name="T38"/></text:p>
            <text:p text:style-name="P86"><text:span text:style-name="T38">Low</text:span><text:span text:style-name="T38">_Word</text:span></text:p>
          </table:table-cell>
          <table:table-cell table:style-name="Tabela10.B114" office:value-type="string">
            <text:p text:style-name="P102">R</text:p>
          </table:table-cell>
          <table:table-cell table:style-name="Tabela10.B114" office:value-type="string">
            <text:p text:style-name="P145"/>
          </table:table-cell>
          <table:table-cell table:style-name="Tabela10.E114" office:value-type="string">
            <text:p text:style-name="P146">1W<text:span text:style-name="T38"/></text:p>
          </table:table-cell>
          <table:table-cell table:style-name="Tabela10.B114" office:value-type="string">
            <text:p text:style-name="P110"/>
          </table:table-cell>
        </table:table-row>
        <table:table-row table:style-name="Tabela10.1">
          <table:table-cell table:style-name="Tabela10.A114" office:value-type="string">
            <text:p text:style-name="P85">668<text:span text:style-name="T38"/></text:p>
          </table:table-cell>
          <table:table-cell table:style-name="Tabela10.E114" office:value-type="string">
            <text:p text:style-name="P168">Gen端口的功率A高16位<text:span text:style-name="T38"/></text:p>
            <text:p text:style-name="P85">Phase power of Gen port A<text:span text:style-name="T38"/></text:p>
            <text:p text:style-name="P85">High_Word<text:span text:style-name="T38"/></text:p>
          </table:table-cell>
          <table:table-cell table:style-name="Tabela10.B114" office:value-type="string">
            <text:p text:style-name="P102">R</text:p>
          </table:table-cell>
          <table:table-cell table:style-name="Tabela10.B114" office:value-type="string">
            <text:p text:style-name="P145"/>
          </table:table-cell>
          <table:table-cell table:style-name="Tabela10.E114" office:value-type="string">
            <text:p text:style-name="P146">1W<text:span text:style-name="T38"/></text:p>
          </table:table-cell>
          <table:table-cell table:style-name="Tabela10.B114" office:value-type="string">
            <text:p text:style-name="P110"/>
          </table:table-cell>
        </table:table-row>
        <table:table-row table:style-name="Tabela10.1">
          <table:table-cell table:style-name="Tabela10.A114" office:value-type="string">
            <text:p text:style-name="P85">669<text:span text:style-name="T38"/></text:p>
          </table:table-cell>
          <table:table-cell table:style-name="Tabela10.E114" office:value-type="string">
            <text:p text:style-name="P168">Gen端口的功率B高16位<text:span text:style-name="T38"/></text:p>
            <text:p text:style-name="P85">Phase power of Gen port B<text:span text:style-name="T38"/></text:p>
            <text:p text:style-name="P85">High_Word<text:span text:style-name="T38"/></text:p>
          </table:table-cell>
          <table:table-cell table:style-name="Tabela10.B114" office:value-type="string">
            <text:p text:style-name="P102">R</text:p>
          </table:table-cell>
          <table:table-cell table:style-name="Tabela10.B114" office:value-type="string">
            <text:p text:style-name="P145"/>
          </table:table-cell>
          <table:table-cell table:style-name="Tabela10.E114" office:value-type="string">
            <text:p text:style-name="P146">1W<text:span text:style-name="T38"/></text:p>
          </table:table-cell>
          <table:table-cell table:style-name="Tabela10.B114" office:value-type="string">
            <text:p text:style-name="P110"/>
          </table:table-cell>
        </table:table-row>
        <table:table-row table:style-name="Tabela10.1">
          <table:table-cell table:style-name="Tabela10.A114" office:value-type="string">
            <text:p text:style-name="P85">670<text:span text:style-name="T38"/></text:p>
          </table:table-cell>
          <table:table-cell table:style-name="Tabela10.E114" office:value-type="string">
            <text:p text:style-name="P168">Gen端口的功率C高16位<text:span text:style-name="T38"/></text:p>
            <text:p text:style-name="P85">Phase power of Gen port C<text:span text:style-name="T38"/></text:p>
            <text:p text:style-name="P85">High_Word<text:span text:style-name="T38"/></text:p>
          </table:table-cell>
          <table:table-cell table:style-name="Tabela10.B114" office:value-type="string">
            <text:p text:style-name="P102">R</text:p>
          </table:table-cell>
          <table:table-cell table:style-name="Tabela10.B114" office:value-type="string">
            <text:p text:style-name="P145"/>
          </table:table-cell>
          <table:table-cell table:style-name="Tabela10.E114" office:value-type="string">
            <text:p text:style-name="P146">1W<text:span text:style-name="T38"/></text:p>
          </table:table-cell>
          <table:table-cell table:style-name="Tabela10.B114" office:value-type="string">
            <text:p text:style-name="P110"/>
          </table:table-cell>
        </table:table-row>
        <table:table-row table:style-name="Tabela10.1">
          <table:table-cell table:style-name="Tabela10.A114" office:value-type="string">
            <text:p text:style-name="P85">671<text:span text:style-name="T38"/></text:p>
          </table:table-cell>
          <table:table-cell table:style-name="Tabela10.E114" office:value-type="string">
            <text:p text:style-name="P168">Gen端口的总功率高16位<text:span text:style-name="T38"/></text:p>
            <text:p text:style-name="P85">total power of Gen port<text:span text:style-name="T38"/></text:p>
            <text:p text:style-name="P85">High_Word<text:span text:style-name="T38"/></text:p>
          </table:table-cell>
          <table:table-cell table:style-name="Tabela10.B114" office:value-type="string">
            <text:p text:style-name="P102">R</text:p>
          </table:table-cell>
          <table:table-cell table:style-name="Tabela10.B114" office:value-type="string">
            <text:p text:style-name="P145"/>
          </table:table-cell>
          <table:table-cell table:style-name="Tabela10.E114" office:value-type="string">
            <text:p text:style-name="P146">1W<text:span text:style-name="T38"/></text:p>
          </table:table-cell>
          <table:table-cell table:style-name="Tabela10.B114" office:value-type="string">
            <text:p text:style-name="P110"/>
          </table:table-cell>
        </table:table-row>
        <table:table-row table:style-name="Tabela10.1">
          <table:table-cell table:style-name="Tabela10.A153" office:value-type="string">
            <text:p text:style-name="P85">672<text:span text:style-name="T38"/></text:p>
          </table:table-cell>
          <table:table-cell table:style-name="Tabela10.B153" office:value-type="string">
            <text:p text:style-name="P103">PV1输入功率</text:p>
            <text:p text:style-name="P103">PV1 input power<text:span text:style-name="T9"/></text:p>
          </table:table-cell>
          <table:table-cell table:style-name="Tabela10.C153" office:value-type="string">
            <text:p text:style-name="P102">R<text:span text:style-name="T9"/></text:p>
          </table:table-cell>
          <table:table-cell table:style-name="Tabela10.D153" office:value-type="string">
            <text:p text:style-name="P104"/>
          </table:table-cell>
          <table:table-cell table:style-name="Tabela10.E153" office:value-type="string">
            <text:p text:style-name="P103">L:1W<text:span text:style-name="T9"/></text:p>
            <text:p text:style-name="P103">H:10W<text:span text:style-name="T9"/></text:p>
          </table:table-cell>
          <table:table-cell table:style-name="Tabela10.F153" office:value-type="string">
            <text:p text:style-name="P104"/>
          </table:table-cell>
        </table:table-row>
        <table:table-row table:style-name="Tabela10.1">
          <table:table-cell table:style-name="Tabela10.A154" office:value-type="string">
            <text:p text:style-name="P85">673<text:span text:style-name="T38"/></text:p>
          </table:table-cell>
          <table:table-cell table:style-name="Tabela10.B154" office:value-type="string">
            <text:p text:style-name="P77"><text:span text:style-name="T9">P</text:span><text:span text:style-name="T9">V2输入功率</text:span></text:p>
            <text:p text:style-name="P103">PV2 input power<text:span text:style-name="T9"/></text:p>
          </table:table-cell>
          <table:table-cell table:style-name="Tabela10.C154" office:value-type="string">
            <text:p text:style-name="P102">R<text:span text:style-name="T9"/></text:p>
          </table:table-cell>
          <table:table-cell table:style-name="Tabela10.D154" office:value-type="string">
            <text:p text:style-name="P104"/>
          </table:table-cell>
          <table:table-cell table:style-name="Tabela10.E154" office:value-type="string">
            <text:p text:style-name="P103">L:1W<text:span text:style-name="T9"/></text:p>
            <text:p text:style-name="P103">H:10W<text:span text:style-name="T9"/></text:p>
          </table:table-cell>
          <table:table-cell table:style-name="Tabela10.F154" office:value-type="string">
            <text:p text:style-name="P104"/>
          </table:table-cell>
        </table:table-row>
        <table:table-row table:style-name="Tabela10.1">
          <table:table-cell table:style-name="Tabela10.A155" office:value-type="string">
            <text:p text:style-name="P85">674<text:span text:style-name="T38"/></text:p>
          </table:table-cell>
          <table:table-cell table:style-name="Tabela10.B155" office:value-type="string">
            <text:p text:style-name="P77"><text:span text:style-name="T9">P</text:span><text:span text:style-name="T9">V3输入功率</text:span></text:p>
            <text:p text:style-name="P103">PV3 input power<text:span text:style-name="T9"/></text:p>
          </table:table-cell>
          <table:table-cell table:style-name="Tabela10.C155" office:value-type="string">
            <text:p text:style-name="P102">R<text:span text:style-name="T9"/></text:p>
          </table:table-cell>
          <table:table-cell table:style-name="Tabela10.D155" office:value-type="string">
            <text:p text:style-name="P104"/>
          </table:table-cell>
          <table:table-cell table:style-name="Tabela10.E155" office:value-type="string">
            <text:p text:style-name="P103">L:1W<text:span text:style-name="T9"/></text:p>
            <text:p text:style-name="P103">H:10W<text:span text:style-name="T9"/></text:p>
          </table:table-cell>
          <table:table-cell table:style-name="Tabela10.F155" office:value-type="string">
            <text:p text:style-name="P104"/>
          </table:table-cell>
        </table:table-row>
        <table:table-row table:style-name="Tabela10.1">
          <table:table-cell table:style-name="Tabela10.A156" office:value-type="string">
            <text:p text:style-name="P85">675<text:span text:style-name="T38"/></text:p>
          </table:table-cell>
          <table:table-cell table:style-name="Tabela10.B156" office:value-type="string">
            <text:p text:style-name="P77"><text:span text:style-name="T9">P</text:span><text:span text:style-name="T9">V4输入功率</text:span></text:p>
            <text:p text:style-name="P103">PV4 input power<text:span text:style-name="T9"/></text:p>
          </table:table-cell>
          <table:table-cell table:style-name="Tabela10.C156" office:value-type="string">
            <text:p text:style-name="P102">R<text:span text:style-name="T9"/></text:p>
          </table:table-cell>
          <table:table-cell table:style-name="Tabela10.D156" office:value-type="string">
            <text:p text:style-name="P104"/>
          </table:table-cell>
          <table:table-cell table:style-name="Tabela10.E156" office:value-type="string">
            <text:p text:style-name="P103">L:1W<text:span text:style-name="T9"/></text:p>
            <text:p text:style-name="P103">H:10W<text:span text:style-name="T9"/></text:p>
          </table:table-cell>
          <table:table-cell table:style-name="Tabela10.F156" office:value-type="string">
            <text:p text:style-name="P104"/>
          </table:table-cell>
        </table:table-row>
        <text:soft-page-break/>
        <table:table-row table:style-name="Tabela10.1">
          <table:table-cell table:style-name="Tabela10.A157" office:value-type="string">
            <text:p text:style-name="P85">676<text:span text:style-name="T38"/></text:p>
          </table:table-cell>
          <table:table-cell table:style-name="Tabela10.B157" office:value-type="string">
            <text:p text:style-name="P103">直流电压1</text:p>
            <text:p text:style-name="P103">Dc voltage 1<text:span text:style-name="T9"/></text:p>
          </table:table-cell>
          <table:table-cell table:style-name="Tabela10.C157" office:value-type="string">
            <text:p text:style-name="P102">R<text:span text:style-name="T9"/></text:p>
          </table:table-cell>
          <table:table-cell table:style-name="Tabela10.D157" office:value-type="string">
            <text:p text:style-name="P103">[0,65535]<text:span text:style-name="T9"/></text:p>
          </table:table-cell>
          <table:table-cell table:style-name="Tabela10.E157" office:value-type="string">
            <text:p text:style-name="P103">0.1V<text:span text:style-name="T9"/></text:p>
          </table:table-cell>
          <table:table-cell table:style-name="Tabela10.F157" office:value-type="string">
            <text:p text:style-name="P104"/>
          </table:table-cell>
        </table:table-row>
        <table:table-row table:style-name="Tabela10.1">
          <table:table-cell table:style-name="Tabela10.A158" office:value-type="string">
            <text:p text:style-name="P85">677<text:span text:style-name="T38"/></text:p>
          </table:table-cell>
          <table:table-cell table:style-name="Tabela10.B158" office:value-type="string">
            <text:p text:style-name="P77"><text:span text:style-name="T9">直流电流</text:span><text:span text:style-name="T9">1</text:span></text:p>
            <text:p text:style-name="P77"><text:span text:style-name="T9">Dc current</text:span><text:span text:style-name="T9"> 1</text:span></text:p>
          </table:table-cell>
          <table:table-cell table:style-name="Tabela10.C158" office:value-type="string">
            <text:p text:style-name="P102">R<text:span text:style-name="T9"/></text:p>
          </table:table-cell>
          <table:table-cell table:style-name="Tabela10.D158" office:value-type="string">
            <text:p text:style-name="P103">[0,65535]<text:span text:style-name="T9"/></text:p>
          </table:table-cell>
          <table:table-cell table:style-name="Tabela10.E158" office:value-type="string">
            <text:p text:style-name="P103">0.1A<text:span text:style-name="T9"/></text:p>
          </table:table-cell>
          <table:table-cell table:style-name="Tabela10.F158" office:value-type="string">
            <text:p text:style-name="P104"/>
          </table:table-cell>
        </table:table-row>
        <table:table-row table:style-name="Tabela10.1">
          <table:table-cell table:style-name="Tabela10.A159" office:value-type="string">
            <text:p text:style-name="P85">678<text:span text:style-name="T38"/></text:p>
          </table:table-cell>
          <table:table-cell table:style-name="Tabela10.B159" office:value-type="string">
            <text:p text:style-name="P103">直流电压2</text:p>
            <text:p text:style-name="P77"><text:span text:style-name="T9">Dc voltage </text:span><text:span text:style-name="T9">2</text:span></text:p>
          </table:table-cell>
          <table:table-cell table:style-name="Tabela10.C159" office:value-type="string">
            <text:p text:style-name="P102">R<text:span text:style-name="T9"/></text:p>
          </table:table-cell>
          <table:table-cell table:style-name="Tabela10.D159" office:value-type="string">
            <text:p text:style-name="P103">[0,65535]<text:span text:style-name="T9"/></text:p>
          </table:table-cell>
          <table:table-cell table:style-name="Tabela10.E159" office:value-type="string">
            <text:p text:style-name="P103">0.1V<text:span text:style-name="T9"/></text:p>
          </table:table-cell>
          <table:table-cell table:style-name="Tabela10.F159" office:value-type="string">
            <text:p text:style-name="P104"/>
          </table:table-cell>
        </table:table-row>
        <table:table-row table:style-name="Tabela10.1">
          <table:table-cell table:style-name="Tabela10.A160" office:value-type="string">
            <text:p text:style-name="P85">679<text:span text:style-name="T38"/></text:p>
          </table:table-cell>
          <table:table-cell table:style-name="Tabela10.B160" office:value-type="string">
            <text:p text:style-name="P103">直流电流2</text:p>
            <text:p text:style-name="P77"><text:span text:style-name="T9">Dc current</text:span><text:span text:style-name="T9"> 2</text:span></text:p>
          </table:table-cell>
          <table:table-cell table:style-name="Tabela10.C160" office:value-type="string">
            <text:p text:style-name="P102">R<text:span text:style-name="T9"/></text:p>
          </table:table-cell>
          <table:table-cell table:style-name="Tabela10.D160" office:value-type="string">
            <text:p text:style-name="P103">[0,65535]<text:span text:style-name="T9"/></text:p>
          </table:table-cell>
          <table:table-cell table:style-name="Tabela10.E160" office:value-type="string">
            <text:p text:style-name="P103">0.1A<text:span text:style-name="T9"/></text:p>
          </table:table-cell>
          <table:table-cell table:style-name="Tabela10.F160" office:value-type="string">
            <text:p text:style-name="P104"/>
          </table:table-cell>
        </table:table-row>
        <table:table-row table:style-name="Tabela10.1">
          <table:table-cell table:style-name="Tabela10.A161" office:value-type="string">
            <text:p text:style-name="P85">680<text:span text:style-name="T38"/></text:p>
          </table:table-cell>
          <table:table-cell table:style-name="Tabela10.B161" office:value-type="string">
            <text:p text:style-name="P103">直流电压3</text:p>
            <text:p text:style-name="P77"><text:span text:style-name="T9">Dc voltage </text:span><text:span text:style-name="T9">3</text:span></text:p>
          </table:table-cell>
          <table:table-cell table:style-name="Tabela10.C161" office:value-type="string">
            <text:p text:style-name="P102">R<text:span text:style-name="T9"/></text:p>
          </table:table-cell>
          <table:table-cell table:style-name="Tabela10.D161" office:value-type="string">
            <text:p text:style-name="P103">[0,65535]<text:span text:style-name="T9"/></text:p>
          </table:table-cell>
          <table:table-cell table:style-name="Tabela10.E161" office:value-type="string">
            <text:p text:style-name="P103">0.1V<text:span text:style-name="T9"/></text:p>
          </table:table-cell>
          <table:table-cell table:style-name="Tabela10.F161" office:value-type="string">
            <text:p text:style-name="P104"/>
          </table:table-cell>
        </table:table-row>
        <table:table-row table:style-name="Tabela10.1">
          <table:table-cell table:style-name="Tabela10.A162" office:value-type="string">
            <text:p text:style-name="P85">681<text:span text:style-name="T38"/></text:p>
          </table:table-cell>
          <table:table-cell table:style-name="Tabela10.B162" office:value-type="string">
            <text:p text:style-name="P103">直流电流3</text:p>
            <text:p text:style-name="P77"><text:span text:style-name="T9">Dc current</text:span><text:span text:style-name="T9"> 3</text:span></text:p>
          </table:table-cell>
          <table:table-cell table:style-name="Tabela10.C162" office:value-type="string">
            <text:p text:style-name="P102">R<text:span text:style-name="T9"/></text:p>
          </table:table-cell>
          <table:table-cell table:style-name="Tabela10.D162" office:value-type="string">
            <text:p text:style-name="P103">[0,65535]<text:span text:style-name="T9"/></text:p>
          </table:table-cell>
          <table:table-cell table:style-name="Tabela10.E162" office:value-type="string">
            <text:p text:style-name="P103">0.1A<text:span text:style-name="T9"/></text:p>
          </table:table-cell>
          <table:table-cell table:style-name="Tabela10.F162" office:value-type="string">
            <text:p text:style-name="P104"/>
          </table:table-cell>
        </table:table-row>
        <table:table-row table:style-name="Tabela10.1">
          <table:table-cell table:style-name="Tabela10.A163" office:value-type="string">
            <text:p text:style-name="P85">682<text:span text:style-name="T38"/></text:p>
          </table:table-cell>
          <table:table-cell table:style-name="Tabela10.B163" office:value-type="string">
            <text:p text:style-name="P103">直流电压4</text:p>
            <text:p text:style-name="P77"><text:span text:style-name="T9">Dc voltage </text:span><text:span text:style-name="T9">4</text:span></text:p>
          </table:table-cell>
          <table:table-cell table:style-name="Tabela10.C163" office:value-type="string">
            <text:p text:style-name="P102">R<text:span text:style-name="T9"/></text:p>
          </table:table-cell>
          <table:table-cell table:style-name="Tabela10.D163" office:value-type="string">
            <text:p text:style-name="P103">[0,65535]<text:span text:style-name="T9"/></text:p>
          </table:table-cell>
          <table:table-cell table:style-name="Tabela10.E163" office:value-type="string">
            <text:p text:style-name="P103">0.1V<text:span text:style-name="T9"/></text:p>
          </table:table-cell>
          <table:table-cell table:style-name="Tabela10.F163" office:value-type="string">
            <text:p text:style-name="P104"/>
          </table:table-cell>
        </table:table-row>
        <table:table-row table:style-name="Tabela10.1">
          <table:table-cell table:style-name="Tabela10.A164" office:value-type="string">
            <text:p text:style-name="P86"><text:span text:style-name="T38">6</text:span><text:span text:style-name="T38">83</text:span></text:p>
          </table:table-cell>
          <table:table-cell table:style-name="Tabela10.B164" office:value-type="string">
            <text:p text:style-name="P103">直流电流4</text:p>
            <text:p text:style-name="P77"><text:span text:style-name="T9">Dc current</text:span><text:span text:style-name="T9"> 4</text:span></text:p>
          </table:table-cell>
          <table:table-cell table:style-name="Tabela10.C164" office:value-type="string">
            <text:p text:style-name="P102">R<text:span text:style-name="T9"/></text:p>
          </table:table-cell>
          <table:table-cell table:style-name="Tabela10.D164" office:value-type="string">
            <text:p text:style-name="P103">[0,65535]<text:span text:style-name="T9"/></text:p>
          </table:table-cell>
          <table:table-cell table:style-name="Tabela10.E164" office:value-type="string">
            <text:p text:style-name="P103">0.1A<text:span text:style-name="T9"/></text:p>
          </table:table-cell>
          <table:table-cell table:style-name="Tabela10.F164" office:value-type="string">
            <text:p text:style-name="P104"/>
          </table:table-cell>
        </table:table-row>
        <table:table-row table:style-name="Tabela10.1">
          <table:table-cell table:style-name="Tabela10.A165" office:value-type="string">
            <text:p text:style-name="P77"><text:span text:style-name="T9">6</text:span><text:span text:style-name="T9">84</text:span></text:p>
          </table:table-cell>
          <table:table-cell table:style-name="Tabela10.B165" office:value-type="string">
            <text:p text:style-name="P103">预留<text:span text:style-name="T9"/></text:p>
          </table:table-cell>
          <table:table-cell table:style-name="Tabela10.C165" office:value-type="string">
            <text:p text:style-name="P102">R<text:span text:style-name="T9"/></text:p>
          </table:table-cell>
          <table:table-cell table:style-name="Tabela10.D165" office:value-type="string">
            <text:p text:style-name="P104"/>
          </table:table-cell>
          <table:table-cell table:style-name="Tabela10.E165" office:value-type="string">
            <text:p text:style-name="P104"/>
          </table:table-cell>
          <table:table-cell table:style-name="Tabela10.F165" office:value-type="string">
            <text:p text:style-name="P104"/>
          </table:table-cell>
        </table:table-row>
        <table:table-row table:style-name="Tabela10.1">
          <table:table-cell table:style-name="Tabela10.A166" office:value-type="string">
            <text:p text:style-name="P77"><text:span text:style-name="T9">6</text:span><text:span text:style-name="T9">85</text:span></text:p>
          </table:table-cell>
          <table:table-cell table:style-name="Tabela10.B166" office:value-type="string">
            <text:p text:style-name="P103">预留<text:span text:style-name="T9"/></text:p>
          </table:table-cell>
          <table:table-cell table:style-name="Tabela10.C166" office:value-type="string">
            <text:p text:style-name="P102">R<text:span text:style-name="T9"/></text:p>
          </table:table-cell>
          <table:table-cell table:style-name="Tabela10.D166" office:value-type="string">
            <text:p text:style-name="P104"/>
          </table:table-cell>
          <table:table-cell table:style-name="Tabela10.E166" office:value-type="string">
            <text:p text:style-name="P104"/>
          </table:table-cell>
          <table:table-cell table:style-name="Tabela10.F166" office:value-type="string">
            <text:p text:style-name="P104"/>
          </table:table-cell>
        </table:table-row>
        <table:table-row table:style-name="Tabela10.1">
          <table:table-cell table:style-name="Tabela10.A167" office:value-type="string">
            <text:p text:style-name="P77"><text:span text:style-name="T9">6</text:span><text:span text:style-name="T9">86</text:span></text:p>
          </table:table-cell>
          <table:table-cell table:style-name="Tabela10.B167" office:value-type="string">
            <text:p text:style-name="P103">预留<text:span text:style-name="T9"/></text:p>
          </table:table-cell>
          <table:table-cell table:style-name="Tabela10.C167" office:value-type="string">
            <text:p text:style-name="P102">R<text:span text:style-name="T9"/></text:p>
          </table:table-cell>
          <table:table-cell table:style-name="Tabela10.D167" office:value-type="string">
            <text:p text:style-name="P104"/>
          </table:table-cell>
          <table:table-cell table:style-name="Tabela10.E167" office:value-type="string">
            <text:p text:style-name="P104"/>
          </table:table-cell>
          <table:table-cell table:style-name="Tabela10.F167" office:value-type="string">
            <text:p text:style-name="P104"/>
          </table:table-cell>
        </table:table-row>
        <table:table-row table:style-name="Tabela10.1">
          <table:table-cell table:style-name="Tabela10.A85" office:value-type="string">
            <text:p text:style-name="P77"><text:span text:style-name="T9">6</text:span><text:span text:style-name="T9">87</text:span></text:p>
          </table:table-cell>
          <table:table-cell table:style-name="Tabela10.B85" office:value-type="string">
            <text:p text:style-name="P85">电网侧A相功率高16位<text:span text:style-name="T38"/></text:p>
            <text:p text:style-name="P85">Grid side A-phase power<text:span text:style-name="T38"/></text:p>
            <text:p text:style-name="P152">high _Word</text:p>
          </table:table-cell>
          <table:table-cell table:style-name="Tabela10.B85" office:value-type="string">
            <text:p text:style-name="P102">R<text:span text:style-name="T9"/></text:p>
          </table:table-cell>
          <table:table-cell table:style-name="Tabela10.B85" office:value-type="string">
            <text:p text:style-name="P104"/>
          </table:table-cell>
          <table:table-cell table:style-name="Tabela10.C85" office:value-type="string">
            <text:p text:style-name="P103">1W<text:span text:style-name="T9"/></text:p>
          </table:table-cell>
          <table:table-cell table:style-name="Tabela10.B85" office:value-type="string">
            <text:p text:style-name="P147">以下三个寄存器根据内置外置设置变化<text:span text:style-name="T38"/></text:p>
            <text:p text:style-name="P103">The following three registers vary according to the built-in and external Settings</text:p>
          </table:table-cell>
        </table:table-row>
        <table:table-row table:style-name="Tabela10.1">
          <table:table-cell table:style-name="Tabela10.A85" office:value-type="string">
            <text:p text:style-name="P77"><text:span text:style-name="T9">6</text:span><text:span text:style-name="T9">88</text:span></text:p>
          </table:table-cell>
          <table:table-cell table:style-name="Tabela10.B85" office:value-type="string">
            <text:p text:style-name="P85">电网侧B相功率高16位<text:span text:style-name="T38"/></text:p>
            <text:p text:style-name="P85">Grid side B-phase power<text:span text:style-name="T38"/></text:p>
            <text:p text:style-name="P85">high _Word<text:span text:style-name="T38"/></text:p>
          </table:table-cell>
          <table:table-cell table:style-name="Tabela10.B85" office:value-type="string">
            <text:p text:style-name="P102">R</text:p>
          </table:table-cell>
          <table:table-cell table:style-name="Tabela10.B85" office:value-type="string">
            <text:p text:style-name="P145"/>
          </table:table-cell>
          <table:table-cell table:style-name="Tabela10.C85" office:value-type="string">
            <text:p text:style-name="P146">1W<text:span text:style-name="T38"/></text:p>
          </table:table-cell>
          <table:table-cell table:style-name="Tabela10.B85" office:value-type="string">
            <text:p text:style-name="P83"/>
          </table:table-cell>
        </table:table-row>
        <table:table-row table:style-name="Tabela10.1">
          <table:table-cell table:style-name="Tabela10.A85" office:value-type="string">
            <text:p text:style-name="P77"><text:span text:style-name="T9">6</text:span><text:span text:style-name="T9">89</text:span></text:p>
          </table:table-cell>
          <table:table-cell table:style-name="Tabela10.B85" office:value-type="string">
            <text:p text:style-name="P85">电网侧C相功率高16位<text:span text:style-name="T38"/></text:p>
            <text:p text:style-name="P85">Grid side C-phase power<text:span text:style-name="T38"/></text:p>
            <text:p text:style-name="P85">high _Word<text:span text:style-name="T38"/></text:p>
          </table:table-cell>
          <table:table-cell table:style-name="Tabela10.B85" office:value-type="string">
            <text:p text:style-name="P102">R</text:p>
          </table:table-cell>
          <table:table-cell table:style-name="Tabela10.B85" office:value-type="string">
            <text:p text:style-name="P145"/>
          </table:table-cell>
          <table:table-cell table:style-name="Tabela10.C85" office:value-type="string">
            <text:p text:style-name="P146">1W<text:span text:style-name="T38"/></text:p>
          </table:table-cell>
          <table:table-cell table:style-name="Tabela10.B85" office:value-type="string">
            <text:p text:style-name="P110"/>
          </table:table-cell>
        </table:table-row>
        <table:table-row table:style-name="Tabela10.1">
          <table:table-cell table:style-name="Tabela10.A85" office:value-type="string">
            <text:p text:style-name="P77"><text:span text:style-name="T9">6</text:span><text:span text:style-name="T9">90</text:span></text:p>
          </table:table-cell>
          <table:table-cell table:style-name="Tabela10.B85" office:value-type="string">
            <text:p text:style-name="P85">电网侧-总有功功率高16位<text:span text:style-name="T38"/></text:p>
            <text:p text:style-name="P86"><text:span text:style-name="T38">Grid side total power</text:span><text:span text:style-name="T38"> </text:span></text:p>
            <text:p text:style-name="P85">high_Word<text:span text:style-name="T38"/></text:p>
          </table:table-cell>
          <table:table-cell table:style-name="Tabela10.B85" office:value-type="string">
            <text:p text:style-name="P102">R</text:p>
          </table:table-cell>
          <table:table-cell table:style-name="Tabela10.B85" office:value-type="string">
            <text:p text:style-name="P145"/>
          </table:table-cell>
          <table:table-cell table:style-name="Tabela10.C85" office:value-type="string">
            <text:p text:style-name="P146">1W<text:span text:style-name="T38"/></text:p>
          </table:table-cell>
          <table:table-cell table:style-name="Tabela10.B85" office:value-type="string">
            <text:p text:style-name="P110"/>
          </table:table-cell>
        </table:table-row>
        <table:table-row table:style-name="Tabela10.1">
          <table:table-cell table:style-name="Tabela10.A114" office:value-type="string">
            <text:p text:style-name="P77"><text:span text:style-name="T9">6</text:span><text:span text:style-name="T9">91</text:span></text:p>
          </table:table-cell>
          <table:table-cell table:style-name="Tabela10.B114" office:value-type="string">
            <text:p text:style-name="P85">逆变器输出相功率A高16位<text:span text:style-name="T38"/></text:p>
            <text:p text:style-name="P85">Inverter output phase <text:span text:style-name="T38"/></text:p>
            <text:p text:style-name="P86"><text:span text:style-name="T38">power A </text:span><text:span text:style-name="T38">high_</text:span><text:span text:style-name="T38">Word</text:span></text:p>
          </table:table-cell>
          <table:table-cell table:style-name="Tabela10.B114" office:value-type="string">
            <text:p text:style-name="P102">R</text:p>
          </table:table-cell>
          <table:table-cell table:style-name="Tabela10.B114" office:value-type="string">
            <text:p text:style-name="P145"/>
          </table:table-cell>
          <table:table-cell table:style-name="Tabela10.E114" office:value-type="string">
            <text:p text:style-name="P146">1W<text:span text:style-name="T38"/></text:p>
          </table:table-cell>
          <table:table-cell table:style-name="Tabela10.B114" office:value-type="string">
            <text:p text:style-name="P125"><text:span text:style-name="T38">S</text:span><text:span text:style-name="T38">16</text:span></text:p>
          </table:table-cell>
        </table:table-row>
        <table:table-row table:style-name="Tabela10.1">
          <table:table-cell table:style-name="Tabela10.A114" office:value-type="string">
            <text:p text:style-name="P77"><text:span text:style-name="T9">6</text:span><text:span text:style-name="T9">92</text:span></text:p>
          </table:table-cell>
          <table:table-cell table:style-name="Tabela10.B114" office:value-type="string">
            <text:p text:style-name="P85">逆变器输出相功率B高16位<text:span text:style-name="T38"/></text:p>
            <text:p text:style-name="P86"><text:span text:style-name="T38">Inverter output phase power B </text:span><text:span text:style-name="T38">Low_</text:span><text:span text:style-name="T38">Word</text:span></text:p>
          </table:table-cell>
          <table:table-cell table:style-name="Tabela10.E114" office:value-type="string">
            <text:p text:style-name="P102">R</text:p>
          </table:table-cell>
          <table:table-cell table:style-name="Tabela10.B114" office:value-type="string">
            <text:p text:style-name="P145"/>
          </table:table-cell>
          <table:table-cell table:style-name="Tabela10.E114" office:value-type="string">
            <text:p text:style-name="P146">1W<text:span text:style-name="T38"/></text:p>
          </table:table-cell>
          <table:table-cell table:style-name="Tabela10.B114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114" office:value-type="string">
            <text:p text:style-name="P77"><text:span text:style-name="T9">6</text:span><text:span text:style-name="T9">93</text:span></text:p>
          </table:table-cell>
          <table:table-cell table:style-name="Tabela10.B114" office:value-type="string">
            <text:p text:style-name="P85">逆变器输出相功率C高16位<text:span text:style-name="T38"/></text:p>
            <text:p text:style-name="P85">Inverter output phase <text:span text:style-name="T38"/></text:p>
            <text:p text:style-name="P86"><text:span text:style-name="T38">power C </text:span><text:span text:style-name="T38">high _</text:span><text:span text:style-name="T38">Word</text:span></text:p>
          </table:table-cell>
          <table:table-cell table:style-name="Tabela10.E114" office:value-type="string">
            <text:p text:style-name="P155"/>
          </table:table-cell>
          <table:table-cell table:style-name="Tabela10.B114" office:value-type="string">
            <text:p text:style-name="P145"/>
          </table:table-cell>
          <table:table-cell table:style-name="Tabela10.E114" office:value-type="string">
            <text:p text:style-name="P146">1W<text:span text:style-name="T38"/></text:p>
          </table:table-cell>
          <table:table-cell table:style-name="Tabela10.B114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114" office:value-type="string">
            <text:p text:style-name="P77"><text:span text:style-name="T9">6</text:span><text:span text:style-name="T9">94</text:span></text:p>
          </table:table-cell>
          <table:table-cell table:style-name="Tabela10.B114" office:value-type="string">
            <text:p text:style-name="P85">逆变器输出总有功功率高16位<text:span text:style-name="T38"/></text:p>
            <text:p text:style-name="P85">Inverter output total <text:span text:style-name="T38"/></text:p>
            <text:p text:style-name="P86"><text:soft-page-break/><text:span text:style-name="T38">power </text:span><text:span text:style-name="T38">high _</text:span><text:span text:style-name="T38">Word</text:span></text:p>
          </table:table-cell>
          <table:table-cell table:style-name="Tabela10.B114" office:value-type="string">
            <text:p text:style-name="P102">R</text:p>
          </table:table-cell>
          <table:table-cell table:style-name="Tabela10.B114" office:value-type="string">
            <text:p text:style-name="P145"/>
          </table:table-cell>
          <table:table-cell table:style-name="Tabela10.E114" office:value-type="string">
            <text:p text:style-name="P146">1W<text:span text:style-name="T38"/></text:p>
          </table:table-cell>
          <table:table-cell table:style-name="Tabela10.B114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114" office:value-type="string">
            <text:p text:style-name="P77"><text:span text:style-name="T9">6</text:span><text:span text:style-name="T9">95</text:span></text:p>
          </table:table-cell>
          <table:table-cell table:style-name="Tabela10.E114" office:value-type="string">
            <text:p text:style-name="P85">逆变器输出总视在功率高16位<text:span text:style-name="T38"/></text:p>
            <text:p text:style-name="P86"><text:span text:style-name="T38">Inverter output total apparent</text:span><text:span text:style-name="T38"> </text:span><text:span text:style-name="T38">power </text:span><text:span text:style-name="T38">high _</text:span><text:span text:style-name="T38">Word</text:span></text:p>
          </table:table-cell>
          <table:table-cell table:style-name="Tabela10.E114" office:value-type="string">
            <text:p text:style-name="P102">R</text:p>
          </table:table-cell>
          <table:table-cell table:style-name="Tabela10.E114" office:value-type="string">
            <text:p text:style-name="P145"/>
          </table:table-cell>
          <table:table-cell table:style-name="Tabela10.E114" office:value-type="string">
            <text:p text:style-name="P146">1W<text:span text:style-name="T38"/></text:p>
          </table:table-cell>
          <table:table-cell table:style-name="Tabela10.B114" office:value-type="string">
            <text:p text:style-name="P109">S16</text:p>
          </table:table-cell>
        </table:table-row>
        <table:table-row table:style-name="Tabela10.1">
          <table:table-cell table:style-name="Tabela10.A121" office:value-type="string">
            <text:p text:style-name="P77"><text:span text:style-name="T9">6</text:span><text:span text:style-name="T9">96</text:span></text:p>
          </table:table-cell>
          <table:table-cell table:style-name="Tabela10.B121" office:value-type="string">
            <text:p text:style-name="P85">UPS负载侧相功率A高16位<text:span text:style-name="T38"/></text:p>
            <text:p text:style-name="P86"><text:span text:style-name="T38">UPS load-side phase power A </text:span><text:span text:style-name="T38">high _Word</text:span></text:p>
          </table:table-cell>
          <table:table-cell table:style-name="Tabela10.C121" office:value-type="string">
            <text:p text:style-name="P102">R</text:p>
          </table:table-cell>
          <table:table-cell table:style-name="Tabela10.C121" office:value-type="string">
            <text:p text:style-name="P163"/>
          </table:table-cell>
          <table:table-cell table:style-name="Tabela10.C121" office:value-type="string">
            <text:p text:style-name="P164">1W<text:span text:style-name="T38"/></text:p>
          </table:table-cell>
          <table:table-cell table:style-name="Tabela10.B121" office:value-type="string">
            <text:p text:style-name="P77"><text:span text:style-name="T9">U</text:span><text:span text:style-name="T9">16</text:span></text:p>
          </table:table-cell>
        </table:table-row>
        <table:table-row table:style-name="Tabela10.1">
          <table:table-cell table:style-name="Tabela10.A121" office:value-type="string">
            <text:p text:style-name="P77"><text:span text:style-name="T9">6</text:span><text:span text:style-name="T9">97</text:span></text:p>
          </table:table-cell>
          <table:table-cell table:style-name="Tabela10.B121" office:value-type="string">
            <text:p text:style-name="P85">UPS负载侧相功率B高16位<text:span text:style-name="T38"/></text:p>
            <text:p text:style-name="P86"><text:span text:style-name="T38">UPS load-side phase power B</text:span><text:span text:style-name="T38"> high _Word</text:span></text:p>
          </table:table-cell>
          <table:table-cell table:style-name="Tabela10.C121" office:value-type="string">
            <text:p text:style-name="P102">R</text:p>
          </table:table-cell>
          <table:table-cell table:style-name="Tabela10.C121" office:value-type="string">
            <text:p text:style-name="P163"/>
          </table:table-cell>
          <table:table-cell table:style-name="Tabela10.C121" office:value-type="string">
            <text:p text:style-name="P164">1W<text:span text:style-name="T38"/></text:p>
          </table:table-cell>
          <table:table-cell table:style-name="Tabela10.B121" office:value-type="string">
            <text:p text:style-name="P77"><text:span text:style-name="T9">U</text:span><text:span text:style-name="T9">16</text:span></text:p>
          </table:table-cell>
        </table:table-row>
        <table:table-row table:style-name="Tabela10.1">
          <table:table-cell table:style-name="Tabela10.A121" office:value-type="string">
            <text:p text:style-name="P77"><text:span text:style-name="T9">6</text:span><text:span text:style-name="T9">98</text:span></text:p>
          </table:table-cell>
          <table:table-cell table:style-name="Tabela10.B121" office:value-type="string">
            <text:p text:style-name="P85">UPS负载侧相功率C高16位<text:span text:style-name="T38"/></text:p>
            <text:p text:style-name="P86"><text:span text:style-name="T38">UPS load-side phase power C</text:span><text:span text:style-name="T38"> high _Word</text:span></text:p>
          </table:table-cell>
          <table:table-cell table:style-name="Tabela10.C121" office:value-type="string">
            <text:p text:style-name="P102">R</text:p>
          </table:table-cell>
          <table:table-cell table:style-name="Tabela10.C121" office:value-type="string">
            <text:p text:style-name="P163"/>
          </table:table-cell>
          <table:table-cell table:style-name="Tabela10.C121" office:value-type="string">
            <text:p text:style-name="P164">1W<text:span text:style-name="T38"/></text:p>
          </table:table-cell>
          <table:table-cell table:style-name="Tabela10.B121" office:value-type="string">
            <text:p text:style-name="P77"><text:span text:style-name="T9">U</text:span><text:span text:style-name="T9">16</text:span></text:p>
          </table:table-cell>
        </table:table-row>
        <table:table-row table:style-name="Tabela10.1">
          <table:table-cell table:style-name="Tabela10.A121" office:value-type="string">
            <text:p text:style-name="P77"><text:span text:style-name="T9">6</text:span><text:span text:style-name="T9">99</text:span></text:p>
          </table:table-cell>
          <table:table-cell table:style-name="Tabela10.B121" office:value-type="string">
            <text:p text:style-name="P85">UPS负载侧总功率高16位<text:span text:style-name="T38"/></text:p>
            <text:p text:style-name="P85">UPS load-sidetotal power<text:span text:style-name="T38"/></text:p>
            <text:p text:style-name="P85">high _Word<text:span text:style-name="T38"/></text:p>
          </table:table-cell>
          <table:table-cell table:style-name="Tabela10.C121" office:value-type="string">
            <text:p text:style-name="P102">R</text:p>
          </table:table-cell>
          <table:table-cell table:style-name="Tabela10.C121" office:value-type="string">
            <text:p text:style-name="P163"/>
          </table:table-cell>
          <table:table-cell table:style-name="Tabela10.C121" office:value-type="string">
            <text:p text:style-name="P164">1W<text:span text:style-name="T38"/></text:p>
          </table:table-cell>
          <table:table-cell table:style-name="Tabela10.B121" office:value-type="string">
            <text:p text:style-name="P77"><text:span text:style-name="T9">U</text:span><text:span text:style-name="T9">16</text:span></text:p>
          </table:table-cell>
        </table:table-row>
        <table:table-row table:style-name="Tabela10.1">
          <table:table-cell table:style-name="Tabela10.A97" office:value-type="string">
            <text:p text:style-name="P103">700<text:span text:style-name="T9"/></text:p>
          </table:table-cell>
          <table:table-cell table:style-name="Tabela10.B97" office:value-type="string">
            <text:p text:style-name="P85">电网侧内侧A相功率高16位<text:span text:style-name="T38"/></text:p>
            <text:p text:style-name="P86"><text:span text:style-name="T38">A phase power on the inner side of the grid </text:span><text:span text:style-name="T38">high _Word</text:span></text:p>
          </table:table-cell>
          <table:table-cell table:style-name="Tabela10.E97" office:value-type="string">
            <text:p text:style-name="P102">R</text:p>
          </table:table-cell>
          <table:table-cell table:style-name="Tabela10.B97" office:value-type="string">
            <text:p text:style-name="P145"/>
          </table:table-cell>
          <table:table-cell table:style-name="Tabela10.E97" office:value-type="string">
            <text:p text:style-name="P146">1W<text:span text:style-name="T38"/></text:p>
          </table:table-cell>
          <table:table-cell table:style-name="Tabela10.B97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97" office:value-type="string">
            <text:p text:style-name="P77"><text:span text:style-name="T9">7</text:span><text:span text:style-name="T9">01</text:span></text:p>
          </table:table-cell>
          <table:table-cell table:style-name="Tabela10.B97" office:value-type="string">
            <text:p text:style-name="P85">电网侧内侧B相功率高16位<text:span text:style-name="T38"/></text:p>
            <text:p text:style-name="P86"><text:span text:style-name="T38">B phase power on the inner side of the grid </text:span><text:span text:style-name="T38">high _Word</text:span></text:p>
          </table:table-cell>
          <table:table-cell table:style-name="Tabela10.B97" office:value-type="string">
            <text:p text:style-name="P102">R</text:p>
          </table:table-cell>
          <table:table-cell table:style-name="Tabela10.B97" office:value-type="string">
            <text:p text:style-name="P145"/>
          </table:table-cell>
          <table:table-cell table:style-name="Tabela10.E97" office:value-type="string">
            <text:p text:style-name="P146">1W<text:span text:style-name="T38"/></text:p>
          </table:table-cell>
          <table:table-cell table:style-name="Tabela10.B97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97" office:value-type="string">
            <text:p text:style-name="P77"><text:span text:style-name="T9">7</text:span><text:span text:style-name="T9">02</text:span></text:p>
          </table:table-cell>
          <table:table-cell table:style-name="Tabela10.B97" office:value-type="string">
            <text:p text:style-name="P85">电网侧内侧C相功率高16位<text:span text:style-name="T38"/></text:p>
            <text:p text:style-name="P86"><text:span text:style-name="T38">C phase power on the inner side of the grid </text:span><text:span text:style-name="T38">high _Word</text:span></text:p>
          </table:table-cell>
          <table:table-cell table:style-name="Tabela10.B97" office:value-type="string">
            <text:p text:style-name="P102">R</text:p>
          </table:table-cell>
          <table:table-cell table:style-name="Tabela10.B97" office:value-type="string">
            <text:p text:style-name="P145"/>
          </table:table-cell>
          <table:table-cell table:style-name="Tabela10.E97" office:value-type="string">
            <text:p text:style-name="P146">1W<text:span text:style-name="T38"/></text:p>
          </table:table-cell>
          <table:table-cell table:style-name="Tabela10.B97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97" office:value-type="string">
            <text:p text:style-name="P77"><text:span text:style-name="T9">7</text:span><text:span text:style-name="T9">03</text:span></text:p>
          </table:table-cell>
          <table:table-cell table:style-name="Tabela10.B97" office:value-type="string">
            <text:p text:style-name="P148"><text:span text:style-name="T40">电网侧-内侧总有功功率</text:span><text:span text:style-name="T4"> </text:span><text:span text:style-name="T40">高16位</text:span></text:p>
            <text:p text:style-name="P86"><text:span text:style-name="T38">Total active power from side to side of the grid </text:span><text:span text:style-name="T38">high _Word</text:span></text:p>
          </table:table-cell>
          <table:table-cell table:style-name="Tabela10.E97" office:value-type="string">
            <text:p text:style-name="P102">R</text:p>
          </table:table-cell>
          <table:table-cell table:style-name="Tabela10.B97" office:value-type="string">
            <text:p text:style-name="P145"/>
          </table:table-cell>
          <table:table-cell table:style-name="Tabela10.E97" office:value-type="string">
            <text:p text:style-name="P146">1W<text:span text:style-name="T38"/></text:p>
          </table:table-cell>
          <table:table-cell table:style-name="Tabela10.B97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97" office:value-type="string">
            <text:p text:style-name="P77"><text:span text:style-name="T9">7</text:span><text:span text:style-name="T9">04</text:span></text:p>
          </table:table-cell>
          <table:table-cell table:style-name="Tabela10.B97" office:value-type="string">
            <text:p text:style-name="P148"><text:span text:style-name="T40">电网侧-内侧总视在功率高16位</text:span><text:span text:style-name="T4"> </text:span></text:p>
            <text:p text:style-name="P86"><text:span text:style-name="T38">Grid side - inside total apparent power </text:span><text:span text:style-name="T38">high _Word</text:span></text:p>
          </table:table-cell>
          <table:table-cell table:style-name="Tabela10.E97" office:value-type="string">
            <text:p text:style-name="P102">R</text:p>
          </table:table-cell>
          <table:table-cell table:style-name="Tabela10.B97" office:value-type="string">
            <text:p text:style-name="P145"/>
          </table:table-cell>
          <table:table-cell table:style-name="Tabela10.E97" office:value-type="string">
            <text:p text:style-name="P146">1W<text:span text:style-name="T38"/></text:p>
          </table:table-cell>
          <table:table-cell table:style-name="Tabela10.B97" office:value-type="string">
            <text:p text:style-name="P147">预留<text:span text:style-name="T38"/></text:p>
          </table:table-cell>
        </table:table-row>
        <table:table-row table:style-name="Tabela10.1">
          <table:table-cell table:style-name="Tabela10.A85" office:value-type="string">
            <text:p text:style-name="P77"><text:span text:style-name="T9">7</text:span><text:span text:style-name="T9">05</text:span></text:p>
          </table:table-cell>
          <table:table-cell table:style-name="Tabela10.B85" office:value-type="string">
            <text:p text:style-name="P85">电网外置-功率A高16位<text:span text:style-name="T38"/></text:p>
            <text:p text:style-name="P86"><text:span text:style-name="T38">Out-of-grid -</text:span><text:span text:style-name="T38">power</text:span><text:span text:style-name="T38"> A </text:span><text:span text:style-name="T38">high _Word</text:span></text:p>
          </table:table-cell>
          <table:table-cell table:style-name="Tabela10.B85" office:value-type="string">
            <text:p text:style-name="P102">R</text:p>
          </table:table-cell>
          <table:table-cell table:style-name="Tabela10.B85" office:value-type="string">
            <text:p text:style-name="P145"/>
          </table:table-cell>
          <table:table-cell table:style-name="Tabela10.C85" office:value-type="string">
            <text:p text:style-name="P146">1W<text:span text:style-name="T38"/></text:p>
          </table:table-cell>
          <table:table-cell table:style-name="Tabela10.B85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85" office:value-type="string">
            <text:p text:style-name="P77"><text:span text:style-name="T9">7</text:span><text:span text:style-name="T9">06</text:span></text:p>
          </table:table-cell>
          <table:table-cell table:style-name="Tabela10.B85" office:value-type="string">
            <text:p text:style-name="P85">电网外置-功率B高16位<text:span text:style-name="T38"/></text:p>
            <text:p text:style-name="P86"><text:span text:style-name="T38">Out-of-grid -</text:span><text:span text:style-name="T38">power</text:span><text:span text:style-name="T38"> B </text:span><text:span text:style-name="T38">high _Word</text:span></text:p>
          </table:table-cell>
          <table:table-cell table:style-name="Tabela10.B85" office:value-type="string">
            <text:p text:style-name="P102">R</text:p>
          </table:table-cell>
          <table:table-cell table:style-name="Tabela10.B85" office:value-type="string">
            <text:p text:style-name="P145"/>
          </table:table-cell>
          <table:table-cell table:style-name="Tabela10.C85" office:value-type="string">
            <text:p text:style-name="P146">1W<text:span text:style-name="T38"/></text:p>
          </table:table-cell>
          <table:table-cell table:style-name="Tabela10.B85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85" office:value-type="string">
            <text:p text:style-name="P77"><text:span text:style-name="T9">7</text:span><text:span text:style-name="T9">07</text:span></text:p>
          </table:table-cell>
          <table:table-cell table:style-name="Tabela10.B85" office:value-type="string">
            <text:p text:style-name="P85">电网外置-功率C高16位<text:span text:style-name="T38"/></text:p>
            <text:p text:style-name="P86"><text:span text:style-name="T38">Out-of-grid -</text:span><text:span text:style-name="T38">power</text:span><text:span text:style-name="T38"> C </text:span><text:span text:style-name="T38">high </text:span><text:soft-page-break/><text:span text:style-name="T38">_Word</text:span></text:p>
          </table:table-cell>
          <table:table-cell table:style-name="Tabela10.B85" office:value-type="string">
            <text:p text:style-name="P102">R</text:p>
          </table:table-cell>
          <table:table-cell table:style-name="Tabela10.B85" office:value-type="string">
            <text:p text:style-name="P145"/>
          </table:table-cell>
          <table:table-cell table:style-name="Tabela10.C85" office:value-type="string">
            <text:p text:style-name="P146">1W<text:span text:style-name="T38"/></text:p>
          </table:table-cell>
          <table:table-cell table:style-name="Tabela10.B85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85" office:value-type="string">
            <text:p text:style-name="P77"><text:span text:style-name="T9">7</text:span><text:span text:style-name="T9">08</text:span></text:p>
          </table:table-cell>
          <table:table-cell table:style-name="Tabela10.B85" office:value-type="string">
            <text:p text:style-name="P85">电网外置-总有功功率高16位<text:span text:style-name="T38"/></text:p>
            <text:p text:style-name="P86"><text:span text:style-name="T38">Out-of-grid –total </text:span><text:span text:style-name="T38">power</text:span><text:span text:style-name="T38"> </text:span><text:span text:style-name="T38">high _Word</text:span></text:p>
          </table:table-cell>
          <table:table-cell table:style-name="Tabela10.C85" office:value-type="string">
            <text:p text:style-name="P102">R</text:p>
          </table:table-cell>
          <table:table-cell table:style-name="Tabela10.B85" office:value-type="string">
            <text:p text:style-name="P145"/>
          </table:table-cell>
          <table:table-cell table:style-name="Tabela10.C85" office:value-type="string">
            <text:p text:style-name="P146">1W<text:span text:style-name="T38"/></text:p>
          </table:table-cell>
          <table:table-cell table:style-name="Tabela10.B85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85" office:value-type="string">
            <text:p text:style-name="P77"><text:span text:style-name="T9">7</text:span><text:span text:style-name="T9">09</text:span></text:p>
          </table:table-cell>
          <table:table-cell table:style-name="Tabela10.B85" office:value-type="string">
            <text:p text:style-name="P85">电网外置-总视在功率高16位<text:span text:style-name="T38"/></text:p>
            <text:p text:style-name="P86"><text:span text:style-name="T38">Out-of-grid –total apparent</text:span><text:span text:style-name="T38"> power</text:span><text:span text:style-name="T38"> </text:span><text:span text:style-name="T38">high _Word</text:span></text:p>
          </table:table-cell>
          <table:table-cell table:style-name="Tabela10.C85" office:value-type="string">
            <text:p text:style-name="P102">R</text:p>
          </table:table-cell>
          <table:table-cell table:style-name="Tabela10.B85" office:value-type="string">
            <text:p text:style-name="P145"/>
          </table:table-cell>
          <table:table-cell table:style-name="Tabela10.C85" office:value-type="string">
            <text:p text:style-name="P146">1VA<text:span text:style-name="T38"/></text:p>
          </table:table-cell>
          <table:table-cell table:style-name="Tabela10.B85" office:value-type="string">
            <text:p text:style-name="P147">S16<text:span text:style-name="T38"/></text:p>
          </table:table-cell>
        </table:table-row>
        <table:table-row table:style-name="Tabela10.1">
          <table:table-cell table:style-name="Tabela10.A1" office:value-type="string">
            <text:p text:style-name="P103">710</text:p>
          </table:table-cell>
          <table:table-cell table:style-name="Tabela10.A1" table:number-rows-spanned="2" office:value-type="string">
            <text:p text:style-name="P103">Grid side A phase reactive power。<text:span text:style-name="T4"> </text:span><text:span text:style-name="T10"/></text:p>
          </table:table-cell>
          <table:table-cell table:style-name="Tabela10.A1" office:value-type="string">
            <text:p text:style-name="P172"/>
          </table:table-cell>
          <table:table-cell table:style-name="Tabela10.A1" office:value-type="string">
            <text:p text:style-name="P104"/>
          </table:table-cell>
          <table:table-cell table:style-name="Tabela10.A1" office:value-type="string">
            <text:p text:style-name="P104"/>
          </table:table-cell>
          <table:table-cell table:style-name="Tabela10.A1" office:value-type="string">
            <text:p text:style-name="P77"><text:span text:style-name="T9">L</text:span><text:span text:style-name="T9">ow byte</text:span></text:p>
          </table:table-cell>
        </table:table-row>
        <table:table-row table:style-name="Tabela10.1">
          <table:table-cell table:style-name="Tabela10.A1" office:value-type="string">
            <text:p text:style-name="P103">711<text:span text:style-name="T9"/></text:p>
          </table:table-cell>
          <table:covered-table-cell table:style-name="Tabela10.A1"/>
          <table:table-cell table:style-name="Tabela10.A1" office:value-type="string">
            <text:p text:style-name="P172"/>
          </table:table-cell>
          <table:table-cell table:style-name="Tabela10.A1" office:value-type="string">
            <text:p text:style-name="P104"/>
          </table:table-cell>
          <table:table-cell table:style-name="Tabela10.A1" office:value-type="string">
            <text:p text:style-name="P104"/>
          </table:table-cell>
          <table:table-cell table:style-name="Tabela10.A1" office:value-type="string">
            <text:p text:style-name="P103">High byte<text:span text:style-name="T9"/></text:p>
          </table:table-cell>
        </table:table-row>
        <table:table-row table:style-name="Tabela10.1">
          <table:table-cell table:style-name="Tabela10.A1" office:value-type="string">
            <text:p text:style-name="P103">712<text:span text:style-name="T9"/></text:p>
          </table:table-cell>
          <table:table-cell table:style-name="Tabela10.A1" table:number-rows-spanned="2" office:value-type="string">
            <text:p text:style-name="P103">Grid side B phase reactive power。<text:span text:style-name="T9"/></text:p>
          </table:table-cell>
          <table:table-cell table:style-name="Tabela10.A1" office:value-type="string">
            <text:p text:style-name="P172"/>
          </table:table-cell>
          <table:table-cell table:style-name="Tabela10.A1" office:value-type="string">
            <text:p text:style-name="P104"/>
          </table:table-cell>
          <table:table-cell table:style-name="Tabela10.A1" office:value-type="string">
            <text:p text:style-name="P104"/>
          </table:table-cell>
          <table:table-cell table:style-name="Tabela10.A1" office:value-type="string">
            <text:p text:style-name="P104"/>
          </table:table-cell>
        </table:table-row>
        <table:table-row table:style-name="Tabela10.1">
          <table:table-cell table:style-name="Tabela10.A1" office:value-type="string">
            <text:p text:style-name="P103">713<text:span text:style-name="T9"/></text:p>
          </table:table-cell>
          <table:covered-table-cell table:style-name="Tabela10.A1"/>
          <table:table-cell table:style-name="Tabela10.A1" office:value-type="string">
            <text:p text:style-name="P172"/>
          </table:table-cell>
          <table:table-cell table:style-name="Tabela10.A1" office:value-type="string">
            <text:p text:style-name="P104"/>
          </table:table-cell>
          <table:table-cell table:style-name="Tabela10.A1" office:value-type="string">
            <text:p text:style-name="P104"/>
          </table:table-cell>
          <table:table-cell table:style-name="Tabela10.A1" office:value-type="string">
            <text:p text:style-name="P104"/>
          </table:table-cell>
        </table:table-row>
        <table:table-row table:style-name="Tabela10.1">
          <table:table-cell table:style-name="Tabela10.A1" office:value-type="string">
            <text:p text:style-name="P103">714<text:span text:style-name="T9"/></text:p>
          </table:table-cell>
          <table:table-cell table:style-name="Tabela10.A1" table:number-rows-spanned="2" office:value-type="string">
            <text:p text:style-name="P103">Grid side C phase reactive power。<text:span text:style-name="T9"/></text:p>
          </table:table-cell>
          <table:table-cell table:style-name="Tabela10.A1" office:value-type="string">
            <text:p text:style-name="P172"/>
          </table:table-cell>
          <table:table-cell table:style-name="Tabela10.A1" office:value-type="string">
            <text:p text:style-name="P104"/>
          </table:table-cell>
          <table:table-cell table:style-name="Tabela10.A1" office:value-type="string">
            <text:p text:style-name="P104"/>
          </table:table-cell>
          <table:table-cell table:style-name="Tabela10.A1" office:value-type="string">
            <text:p text:style-name="P104"/>
          </table:table-cell>
        </table:table-row>
        <table:table-row table:style-name="Tabela10.1">
          <table:table-cell table:style-name="Tabela10.A1" office:value-type="string">
            <text:p text:style-name="P103">715<text:span text:style-name="T9"/></text:p>
          </table:table-cell>
          <table:covered-table-cell table:style-name="Tabela10.A1"/>
          <table:table-cell table:style-name="Tabela10.A1" office:value-type="string">
            <text:p text:style-name="P172"/>
          </table:table-cell>
          <table:table-cell table:style-name="Tabela10.A1" office:value-type="string">
            <text:p text:style-name="P104"/>
          </table:table-cell>
          <table:table-cell table:style-name="Tabela10.A1" office:value-type="string">
            <text:p text:style-name="P104"/>
          </table:table-cell>
          <table:table-cell table:style-name="Tabela10.A1" office:value-type="string">
            <text:p text:style-name="P104"/>
          </table:table-cell>
        </table:table-row>
        <table:table-row table:style-name="Tabela10.1">
          <table:table-cell table:style-name="Tabela10.A1" office:value-type="string">
            <text:p text:style-name="P172"/>
          </table:table-cell>
          <table:table-cell table:style-name="Tabela10.A1" office:value-type="string">
            <text:p text:style-name="P104"/>
          </table:table-cell>
          <table:table-cell table:style-name="Tabela10.A1" office:value-type="string">
            <text:p text:style-name="P172"/>
          </table:table-cell>
          <table:table-cell table:style-name="Tabela10.A1" office:value-type="string">
            <text:p text:style-name="P104"/>
          </table:table-cell>
          <table:table-cell table:style-name="Tabela10.A1" office:value-type="string">
            <text:p text:style-name="P104"/>
          </table:table-cell>
          <table:table-cell table:style-name="Tabela10.A1" office:value-type="string">
            <text:p text:style-name="P77"><text:span text:style-name="T9">F</text:span><text:span text:style-name="T9">actory test only</text:span></text:p>
            <text:p text:style-name="P85">BIT00:<text:span text:style-name="T38"/></text:p>
            <text:p text:style-name="P86"><text:span text:style-name="T38">0</text:span><text:span text:style-name="T38">：</text:span><text:span text:style-name="T38">CT</text:span></text:p>
            <text:p text:style-name="P86"><text:span text:style-name="T38">1</text:span><text:span text:style-name="T38">：</text:span><text:span text:style-name="T38">Meter</text:span><text:span text:style-name="T38"> <text:s text:c="2"/></text:span></text:p>
            <text:p text:style-name="P77"><text:span text:style-name="T9">BIT01-BIT15: u</text:span><text:span text:style-name="T9">ndefine</text:span></text:p>
          </table:table-cell>
        </table:table-row>
        <table:table-row table:style-name="Tabela10.1">
          <table:table-cell table:style-name="Tabela10.A1" office:value-type="string">
            <text:p text:style-name="P102">738<text:span text:style-name="T9"/></text:p>
          </table:table-cell>
          <table:table-cell table:style-name="Tabela10.A1" office:value-type="string">
            <text:p text:style-name="P103">内部风扇返回AD值<text:span text:style-name="T9"/></text:p>
          </table:table-cell>
          <table:table-cell table:style-name="Tabela10.A1" office:value-type="string">
            <text:p text:style-name="P172"/>
          </table:table-cell>
          <table:table-cell table:style-name="Tabela10.A1" office:value-type="string">
            <text:p text:style-name="P104"/>
          </table:table-cell>
          <table:table-cell table:style-name="Tabela10.A1" office:value-type="string">
            <text:p text:style-name="P104"/>
          </table:table-cell>
          <table:table-cell table:style-name="Tabela10.A1" office:value-type="string">
            <text:p text:style-name="P104"/>
          </table:table-cell>
        </table:table-row>
        <table:table-row table:style-name="Tabela10.1">
          <table:table-cell table:style-name="Tabela10.A1" office:value-type="string">
            <text:p text:style-name="P102">739<text:span text:style-name="T9"/></text:p>
          </table:table-cell>
          <table:table-cell table:style-name="Tabela10.A1" office:value-type="string">
            <text:p text:style-name="P103">外部风扇返回AD值<text:span text:style-name="T9"/></text:p>
          </table:table-cell>
          <table:table-cell table:style-name="Tabela10.A1" office:value-type="string">
            <text:p text:style-name="P172"/>
          </table:table-cell>
          <table:table-cell table:style-name="Tabela10.A1" office:value-type="string">
            <text:p text:style-name="P104"/>
          </table:table-cell>
          <table:table-cell table:style-name="Tabela10.A1" office:value-type="string">
            <text:p text:style-name="P104"/>
          </table:table-cell>
          <table:table-cell table:style-name="Tabela10.A1" office:value-type="string">
            <text:p text:style-name="P104"/>
          </table:table-cell>
        </table:table-row>
        <table:table-row table:style-name="Tabela10.1">
          <table:table-cell table:style-name="Tabela10.A1" office:value-type="string">
            <text:p text:style-name="P172"/>
          </table:table-cell>
          <table:table-cell table:style-name="Tabela10.A1" office:value-type="string">
            <text:p text:style-name="P104"/>
          </table:table-cell>
          <table:table-cell table:style-name="Tabela10.A1" office:value-type="string">
            <text:p text:style-name="P172"/>
          </table:table-cell>
          <table:table-cell table:style-name="Tabela10.A1" office:value-type="string">
            <text:p text:style-name="P104"/>
          </table:table-cell>
          <table:table-cell table:style-name="Tabela10.A1" office:value-type="string">
            <text:p text:style-name="P104"/>
          </table:table-cell>
          <table:table-cell table:style-name="Tabela10.A1" office:value-type="string">
            <text:p text:style-name="P104"/>
          </table:table-cell>
        </table:table-row>
        <table:table-row table:style-name="Tabela10.1">
          <table:table-cell table:style-name="Tabela10.A1" office:value-type="string">
            <text:p text:style-name="P102">800<text:span text:style-name="T9"/></text:p>
          </table:table-cell>
          <table:table-cell table:style-name="Tabela10.A1" office:value-type="string">
            <text:p text:style-name="P103">厂内自检<text:span text:style-name="T9"/></text:p>
          </table:table-cell>
          <table:table-cell table:style-name="Tabela10.A1" office:value-type="string">
            <text:p text:style-name="P102">R<text:span text:style-name="T9"/></text:p>
          </table:table-cell>
          <table:table-cell table:style-name="Tabela10.A1" office:value-type="string">
            <text:p text:style-name="P104"/>
          </table:table-cell>
          <table:table-cell table:style-name="Tabela10.A1" office:value-type="string">
            <text:p text:style-name="P104"/>
          </table:table-cell>
          <table:table-cell table:style-name="Tabela10.A1" office:value-type="string">
            <text:p text:style-name="P104"/>
          </table:table-cell>
        </table:table-row>
        <table:table-row table:style-name="Tabela10.1">
          <table:table-cell table:style-name="Tabela10.A202" office:value-type="string">
            <text:p text:style-name="P172"/>
          </table:table-cell>
          <table:table-cell table:style-name="Tabela10.B202" office:value-type="string">
            <text:p text:style-name="P103">预留</text:p>
          </table:table-cell>
          <table:table-cell table:style-name="Tabela10.C202" office:value-type="string">
            <text:p text:style-name="P172"/>
          </table:table-cell>
          <table:table-cell table:style-name="Tabela10.D202" office:value-type="string">
            <text:p text:style-name="P104"/>
          </table:table-cell>
          <table:table-cell table:style-name="Tabela10.E202" office:value-type="string">
            <text:p text:style-name="P104"/>
          </table:table-cell>
          <table:table-cell table:style-name="Tabela10.A1" office:value-type="string">
            <text:p text:style-name="P104"/>
          </table:table-cell>
        </table:table-row>
      </table:table>
      <text:p text:style-name="P173"/>
      <table:table table:name="Tabela11" table:style-name="Tabela11">
        <table:table-column table:style-name="Tabela11.A"/>
        <table:table-column table:style-name="Tabela11.B"/>
        <table:table-column table:style-name="Tabela11.A"/>
        <table:table-column table:style-name="Tabela11.D"/>
        <table:table-column table:style-name="Tabela11.E"/>
        <table:table-column table:style-name="Tabela11.F"/>
        <table:table-row table:style-name="Tabela11.1">
          <table:table-cell table:style-name="Tabela11.A1" table:number-columns-spanned="6" office:value-type="string">
            <text:p text:style-name="P77"><text:span text:style-name="T9">Customized</text:span><text:span text:style-name="T9"> registe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1.2">
          <table:table-cell table:style-name="Tabela11.A2" office:value-type="string">
            <text:p text:style-name="P133">Addr<text:span text:style-name="T9"/></text:p>
          </table:table-cell>
          <table:table-cell table:style-name="Tabela11.A2" office:value-type="string">
            <text:p text:style-name="P16">Register meaning<text:span text:style-name="T9"/></text:p>
          </table:table-cell>
          <table:table-cell table:style-name="Tabela11.A2" office:value-type="string">
            <text:p text:style-name="P102">R/W<text:span text:style-name="T9"/></text:p>
          </table:table-cell>
          <table:table-cell table:style-name="Tabela11.A2" office:value-type="string">
            <text:p text:style-name="P103">data range<text:span text:style-name="T9"/></text:p>
          </table:table-cell>
          <table:table-cell table:style-name="Tabela11.A2" office:value-type="string">
            <text:p text:style-name="P77"><text:span text:style-name="T9">U</text:span><text:span text:style-name="T9">nit</text:span></text:p>
          </table:table-cell>
          <table:table-cell table:style-name="Tabela11.A2" office:value-type="string">
            <text:p text:style-name="P77"><text:span text:style-name="T9">N</text:span><text:span text:style-name="T9">ote</text:span></text:p>
          </table:table-cell>
        </table:table-row>
        <table:table-row table:style-name="Tabela11.2">
          <table:table-cell table:style-name="Tabela11.A3" table:number-rows-spanned="2" office:value-type="string">
            <text:p text:style-name="P133">1000<text:span text:style-name="T9"/></text:p>
          </table:table-cell>
          <table:table-cell table:style-name="Tabela11.B3" office:value-type="string">
            <text:p text:style-name="P103">Spain_timer1_mode1 <text:s/><text:span text:style-name="T9"/></text:p>
          </table:table-cell>
          <table:table-cell table:style-name="Tabela11.C3" office:value-type="string">
            <text:p text:style-name="P172"/>
          </table:table-cell>
          <table:table-cell table:style-name="Tabela11.D3" office:value-type="string">
            <text:p text:style-name="P77"><text:span text:style-name="T9">L</text:span><text:span text:style-name="T9">ow </text:span><text:span text:style-name="T9">B</text:span><text:span text:style-name="T9">it0-7</text:span></text:p>
          </table:table-cell>
          <table:table-cell table:style-name="Tabela11.E3" office:value-type="string">
            <text:p text:style-name="P104"/>
          </table:table-cell>
          <table:table-cell table:style-name="Tabela11.F3" table:number-rows-spanned="6" office:value-type="string">
            <text:p text:style-name="P103">Mon to Fri<text:span text:style-name="T9"/></text:p>
            <text:p text:style-name="P77"><text:span text:style-name="T9">B</text:span><text:span text:style-name="T9">it0：GM</text:span></text:p>
            <text:p text:style-name="P77"><text:span text:style-name="T9">B</text:span><text:span text:style-name="T9">it1：BK</text:span></text:p>
            <text:p text:style-name="P77"><text:span text:style-name="T9">B</text:span><text:span text:style-name="T9">it2</text:span><text:span text:style-name="T9">：</text:span><text:span text:style-name="T9">PS</text:span></text:p>
            <text:p text:style-name="P77"><text:span text:style-name="T9">B</text:span><text:span text:style-name="T9">it3：BF <text:s text:c="2"/>Battery First</text:span></text:p>
            <text:p text:style-name="P77"><text:span text:style-name="T9">B</text:span><text:span text:style-name="T9">it4：Gen Charge EN</text:span></text:p>
          </table:table-cell>
        </table:table-row>
        <table:table-row table:style-name="Tabela11.2">
          <table:covered-table-cell table:style-name="Tabela11.A3"/>
          <table:table-cell table:style-name="Tabela11.B4" office:value-type="string">
            <text:p text:style-name="P103">Spain_timer2_mode1<text:span text:style-name="T9"/></text:p>
          </table:table-cell>
          <table:table-cell table:style-name="Tabela11.C4" office:value-type="string">
            <text:p text:style-name="P172"/>
          </table:table-cell>
          <table:table-cell table:style-name="Tabela11.D4" office:value-type="string">
            <text:p text:style-name="P77"><text:span text:style-name="T9">High </text:span><text:span text:style-name="T9">B</text:span><text:span text:style-name="T9">it0-7</text:span></text:p>
          </table:table-cell>
          <table:table-cell table:style-name="Tabela11.E4" office:value-type="string">
            <text:p text:style-name="P104"/>
          </table:table-cell>
          <table:covered-table-cell table:style-name="Tabela11.F3"/>
        </table:table-row>
        <table:table-row table:style-name="Tabela11.2">
          <table:table-cell table:style-name="Tabela11.A5" table:number-rows-spanned="2" office:value-type="string">
            <text:p text:style-name="P133">1001</text:p>
          </table:table-cell>
          <table:table-cell table:style-name="Tabela11.B5" office:value-type="string">
            <text:p text:style-name="P103">Spain_timer3_mode1<text:span text:style-name="T9"/></text:p>
          </table:table-cell>
          <table:table-cell table:style-name="Tabela11.C5" office:value-type="string">
            <text:p text:style-name="P172"/>
          </table:table-cell>
          <table:table-cell table:style-name="Tabela11.D5" office:value-type="string">
            <text:p text:style-name="P77"><text:span text:style-name="T9">L</text:span><text:span text:style-name="T9">ow </text:span><text:span text:style-name="T9">B</text:span><text:span text:style-name="T9">it0-7</text:span></text:p>
          </table:table-cell>
          <table:table-cell table:style-name="Tabela11.E5" office:value-type="string">
            <text:p text:style-name="P104"/>
          </table:table-cell>
          <table:covered-table-cell table:style-name="Tabela11.F3"/>
        </table:table-row>
        <table:table-row table:style-name="Tabela11.2">
          <table:covered-table-cell table:style-name="Tabela11.A5"/>
          <table:table-cell table:style-name="Tabela11.B6" office:value-type="string">
            <text:p text:style-name="P103">Spain_timer4_mode1<text:span text:style-name="T9"/></text:p>
          </table:table-cell>
          <table:table-cell table:style-name="Tabela11.C6" office:value-type="string">
            <text:p text:style-name="P172"/>
          </table:table-cell>
          <table:table-cell table:style-name="Tabela11.D6" office:value-type="string">
            <text:p text:style-name="P77"><text:span text:style-name="T9">High </text:span><text:span text:style-name="T9">B</text:span><text:span text:style-name="T9">it0-7</text:span></text:p>
          </table:table-cell>
          <table:table-cell table:style-name="Tabela11.E6" office:value-type="string">
            <text:p text:style-name="P104"/>
          </table:table-cell>
          <table:covered-table-cell table:style-name="Tabela11.F3"/>
        </table:table-row>
        <table:table-row table:style-name="Tabela11.2">
          <table:table-cell table:style-name="Tabela11.A7" table:number-rows-spanned="2" office:value-type="string">
            <text:p text:style-name="P133">1002<text:span text:style-name="T9"/></text:p>
          </table:table-cell>
          <table:table-cell table:style-name="Tabela11.B7" office:value-type="string">
            <text:p text:style-name="P103">Spain_timer5_mode1<text:span text:style-name="T9"/></text:p>
          </table:table-cell>
          <table:table-cell table:style-name="Tabela11.C7" office:value-type="string">
            <text:p text:style-name="P172"/>
          </table:table-cell>
          <table:table-cell table:style-name="Tabela11.D7" office:value-type="string">
            <text:p text:style-name="P77"><text:span text:style-name="T9">L</text:span><text:span text:style-name="T9">ow </text:span><text:span text:style-name="T9">B</text:span><text:span text:style-name="T9">it0-7</text:span></text:p>
          </table:table-cell>
          <table:table-cell table:style-name="Tabela11.E7" office:value-type="string">
            <text:p text:style-name="P104"/>
          </table:table-cell>
          <table:covered-table-cell table:style-name="Tabela11.F3"/>
        </table:table-row>
        <table:table-row table:style-name="Tabela11.2">
          <table:covered-table-cell table:style-name="Tabela11.A7"/>
          <table:table-cell table:style-name="Tabela11.B8" office:value-type="string">
            <text:p text:style-name="P103">Spain_timer6_mode1<text:span text:style-name="T9"/></text:p>
          </table:table-cell>
          <table:table-cell table:style-name="Tabela11.C8" office:value-type="string">
            <text:p text:style-name="P172"/>
          </table:table-cell>
          <table:table-cell table:style-name="Tabela11.D8" office:value-type="string">
            <text:p text:style-name="P77"><text:span text:style-name="T9">High </text:span><text:span text:style-name="T9">B</text:span><text:span text:style-name="T9">it0-7</text:span></text:p>
          </table:table-cell>
          <table:table-cell table:style-name="Tabela11.E8" office:value-type="string">
            <text:p text:style-name="P104"/>
          </table:table-cell>
          <table:covered-table-cell table:style-name="Tabela11.F3"/>
        </table:table-row>
        <table:table-row table:style-name="Tabela11.2">
          <table:table-cell table:style-name="Tabela11.A9" table:number-rows-spanned="2" office:value-type="string">
            <text:p text:style-name="P174"><text:span text:style-name="T9">100</text:span><text:span text:style-name="T9">3</text:span></text:p>
          </table:table-cell>
          <table:table-cell table:style-name="Tabela11.B9" office:value-type="string">
            <text:p text:style-name="P103">Spain_timer1_mode2<text:span text:style-name="T9"/></text:p>
          </table:table-cell>
          <table:table-cell table:style-name="Tabela11.C9" office:value-type="string">
            <text:p text:style-name="P172"/>
          </table:table-cell>
          <table:table-cell table:style-name="Tabela11.D9" office:value-type="string">
            <text:p text:style-name="P77"><text:span text:style-name="T9">L</text:span><text:span text:style-name="T9">ow </text:span><text:span text:style-name="T9">B</text:span><text:span text:style-name="T9">it0-7</text:span></text:p>
          </table:table-cell>
          <table:table-cell table:style-name="Tabela11.E9" office:value-type="string">
            <text:p text:style-name="P104"/>
          </table:table-cell>
          <table:table-cell table:style-name="Tabela11.F3" table:number-rows-spanned="6" office:value-type="string">
            <text:p text:style-name="P103">Sat to Sun<text:span text:style-name="T9"/></text:p>
            <text:p text:style-name="P77"><text:span text:style-name="T9">B</text:span><text:span text:style-name="T9">it0：GM</text:span></text:p>
            <text:p text:style-name="P77"><text:span text:style-name="T9">B</text:span><text:span text:style-name="T9">it1：BK</text:span></text:p>
            <text:p text:style-name="P77"><text:span text:style-name="T9">B</text:span><text:span text:style-name="T9">it2</text:span><text:span text:style-name="T9">：</text:span><text:span text:style-name="T9">PS</text:span></text:p>
            <text:p text:style-name="P77"><text:span text:style-name="T9">B</text:span><text:span text:style-name="T9">it3：BF <text:s text:c="2"/>Battery First</text:span></text:p>
          </table:table-cell>
        </table:table-row>
        <table:table-row table:style-name="Tabela11.2">
          <table:covered-table-cell table:style-name="Tabela11.A9"/>
          <table:table-cell table:style-name="Tabela11.B10" office:value-type="string">
            <text:p text:style-name="P103">Spain_timer2_mode2<text:span text:style-name="T9"/></text:p>
          </table:table-cell>
          <table:table-cell table:style-name="Tabela11.C10" office:value-type="string">
            <text:p text:style-name="P172"/>
          </table:table-cell>
          <table:table-cell table:style-name="Tabela11.D10" office:value-type="string">
            <text:p text:style-name="P77"><text:span text:style-name="T9">High </text:span><text:span text:style-name="T9">B</text:span><text:span text:style-name="T9">it0-7</text:span></text:p>
          </table:table-cell>
          <table:table-cell table:style-name="Tabela11.E10" office:value-type="string">
            <text:p text:style-name="P104"/>
          </table:table-cell>
          <table:covered-table-cell table:style-name="Tabela11.F3"/>
        </table:table-row>
        <table:table-row table:style-name="Tabela11.2">
          <table:table-cell table:style-name="Tabela11.A11" table:number-rows-spanned="2" office:value-type="string">
            <text:p text:style-name="P133">1004<text:span text:style-name="T9"/></text:p>
          </table:table-cell>
          <table:table-cell table:style-name="Tabela11.B11" office:value-type="string">
            <text:p text:style-name="P103">Spain_timer3_mode2<text:span text:style-name="T9"/></text:p>
          </table:table-cell>
          <table:table-cell table:style-name="Tabela11.C11" office:value-type="string">
            <text:p text:style-name="P172"/>
          </table:table-cell>
          <table:table-cell table:style-name="Tabela11.D11" office:value-type="string">
            <text:p text:style-name="P77"><text:span text:style-name="T9">L</text:span><text:span text:style-name="T9">ow </text:span><text:span text:style-name="T9">B</text:span><text:span text:style-name="T9">it0-7</text:span></text:p>
          </table:table-cell>
          <table:table-cell table:style-name="Tabela11.E11" office:value-type="string">
            <text:p text:style-name="P104"/>
          </table:table-cell>
          <table:covered-table-cell table:style-name="Tabela11.F3"/>
        </table:table-row>
        <table:table-row table:style-name="Tabela11.2">
          <table:covered-table-cell table:style-name="Tabela11.A11"/>
          <table:table-cell table:style-name="Tabela11.B12" office:value-type="string">
            <text:p text:style-name="P103">Spain_timer4_mode2<text:span text:style-name="T9"/></text:p>
          </table:table-cell>
          <table:table-cell table:style-name="Tabela11.C12" office:value-type="string">
            <text:p text:style-name="P172"/>
          </table:table-cell>
          <table:table-cell table:style-name="Tabela11.D12" office:value-type="string">
            <text:p text:style-name="P77"><text:span text:style-name="T9">High </text:span><text:span text:style-name="T9">B</text:span><text:span text:style-name="T9">it0-7</text:span></text:p>
          </table:table-cell>
          <table:table-cell table:style-name="Tabela11.E12" office:value-type="string">
            <text:p text:style-name="P104"/>
          </table:table-cell>
          <table:covered-table-cell table:style-name="Tabela11.F3"/>
        </table:table-row>
        <table:table-row table:style-name="Tabela11.2">
          <table:table-cell table:style-name="Tabela11.A13" table:number-rows-spanned="2" office:value-type="string">
            <text:p text:style-name="P133">1005<text:span text:style-name="T9"/></text:p>
          </table:table-cell>
          <table:table-cell table:style-name="Tabela11.B13" office:value-type="string">
            <text:p text:style-name="P103">Spain_timer5_mode2<text:span text:style-name="T9"/></text:p>
          </table:table-cell>
          <table:table-cell table:style-name="Tabela11.C13" office:value-type="string">
            <text:p text:style-name="P172"/>
          </table:table-cell>
          <table:table-cell table:style-name="Tabela11.D13" office:value-type="string">
            <text:p text:style-name="P77"><text:span text:style-name="T9">L</text:span><text:span text:style-name="T9">ow </text:span><text:span text:style-name="T9">B</text:span><text:span text:style-name="T9">it0-7</text:span></text:p>
          </table:table-cell>
          <table:table-cell table:style-name="Tabela11.E13" office:value-type="string">
            <text:p text:style-name="P104"/>
          </table:table-cell>
          <table:covered-table-cell table:style-name="Tabela11.F3"/>
        </table:table-row>
        <table:table-row table:style-name="Tabela11.2">
          <table:covered-table-cell table:style-name="Tabela11.A13"/>
          <table:table-cell table:style-name="Tabela11.B14" office:value-type="string">
            <text:p text:style-name="P103">Spain_timer6_mode2<text:span text:style-name="T9"/></text:p>
          </table:table-cell>
          <table:table-cell table:style-name="Tabela11.C14" office:value-type="string">
            <text:p text:style-name="P172"/>
          </table:table-cell>
          <table:table-cell table:style-name="Tabela11.D14" office:value-type="string">
            <text:p text:style-name="P77"><text:span text:style-name="T9">High </text:span><text:span text:style-name="T9">B</text:span><text:span text:style-name="T9">it0-7</text:span></text:p>
          </table:table-cell>
          <table:table-cell table:style-name="Tabela11.E14" office:value-type="string">
            <text:p text:style-name="P104"/>
          </table:table-cell>
          <table:covered-table-cell table:style-name="Tabela11.F3"/>
        </table:table-row>
        <table:table-row table:style-name="Tabela11.2">
          <table:table-cell table:style-name="Tabela11.A15" office:value-type="string">
            <text:p text:style-name="P133">1006<text:span text:style-name="T9"/></text:p>
          </table:table-cell>
          <table:table-cell table:style-name="Tabela11.B15" office:value-type="string">
            <text:p text:style-name="P103">SOC2-1 <text:s text:c="3"/>MON TO FRI<text:span text:style-name="T9"/></text:p>
          </table:table-cell>
          <table:table-cell table:style-name="Tabela11.C15" office:value-type="string">
            <text:p text:style-name="P172"/>
          </table:table-cell>
          <table:table-cell table:style-name="Tabela11.D15" office:value-type="string">
            <text:p text:style-name="P103">0-100%<text:span text:style-name="T9"/></text:p>
          </table:table-cell>
          <table:table-cell table:style-name="Tabela11.E15" office:value-type="string">
            <text:p text:style-name="P104"/>
          </table:table-cell>
          <table:table-cell table:style-name="Tabela11.F3" office:value-type="string">
            <text:p text:style-name="P104"/>
          </table:table-cell>
        </table:table-row>
        <table:table-row table:style-name="Tabela11.2">
          <table:table-cell table:style-name="Tabela11.A16" office:value-type="string">
            <text:p text:style-name="P133">1007<text:span text:style-name="T9"/></text:p>
          </table:table-cell>
          <table:table-cell table:style-name="Tabela11.B16" office:value-type="string">
            <text:p text:style-name="P103">SOC2-2<text:span text:style-name="T9"/></text:p>
          </table:table-cell>
          <table:table-cell table:style-name="Tabela11.C16" office:value-type="string">
            <text:p text:style-name="P172"/>
          </table:table-cell>
          <table:table-cell table:style-name="Tabela11.D16" office:value-type="string">
            <text:p text:style-name="P104"/>
          </table:table-cell>
          <table:table-cell table:style-name="Tabela11.E16" office:value-type="string">
            <text:p text:style-name="P104"/>
          </table:table-cell>
          <table:table-cell table:style-name="Tabela11.F16" office:value-type="string">
            <text:p text:style-name="P104"/>
          </table:table-cell>
        </table:table-row>
        <table:table-row table:style-name="Tabela11.2">
          <table:table-cell table:style-name="Tabela11.A17" office:value-type="string">
            <text:p text:style-name="P91"/>
          </table:table-cell>
          <table:table-cell table:style-name="Tabela11.B17" office:value-type="string">
            <text:p text:style-name="P82"><text:span text:style-name="T9">SOC2-</text:span><text:span text:style-name="T38">3</text:span></text:p>
          </table:table-cell>
          <table:table-cell table:style-name="Tabela11.C17" office:value-type="string">
            <text:p text:style-name="P155"/>
          </table:table-cell>
          <table:table-cell table:style-name="Tabela11.D17" office:value-type="string">
            <text:p text:style-name="P83"/>
          </table:table-cell>
          <table:table-cell table:style-name="Tabela11.E17" office:value-type="string">
            <text:p text:style-name="P83"/>
          </table:table-cell>
          <table:table-cell table:style-name="Tabela11.F17" office:value-type="string">
            <text:p text:style-name="P83"/>
          </table:table-cell>
        </table:table-row>
        <table:table-row table:style-name="Tabela11.2">
          <table:table-cell table:style-name="Tabela11.A18" office:value-type="string">
            <text:p text:style-name="P91"/>
          </table:table-cell>
          <table:table-cell table:style-name="Tabela11.B18" office:value-type="string">
            <text:p text:style-name="P82"><text:span text:style-name="T9">SOC2-</text:span><text:span text:style-name="T38">4</text:span></text:p>
          </table:table-cell>
          <table:table-cell table:style-name="Tabela11.C18" office:value-type="string">
            <text:p text:style-name="P155"/>
          </table:table-cell>
          <table:table-cell table:style-name="Tabela11.D18" office:value-type="string">
            <text:p text:style-name="P83"/>
          </table:table-cell>
          <table:table-cell table:style-name="Tabela11.E18" office:value-type="string">
            <text:p text:style-name="P83"/>
          </table:table-cell>
          <table:table-cell table:style-name="Tabela11.F18" office:value-type="string">
            <text:p text:style-name="P83"/>
          </table:table-cell>
        </table:table-row>
        <table:table-row table:style-name="Tabela11.2">
          <table:table-cell table:style-name="Tabela11.A19" office:value-type="string">
            <text:p text:style-name="P91"/>
          </table:table-cell>
          <table:table-cell table:style-name="Tabela11.B19" office:value-type="string">
            <text:p text:style-name="P82"><text:span text:style-name="T9">SOC2-</text:span><text:span text:style-name="T38">5</text:span></text:p>
          </table:table-cell>
          <table:table-cell table:style-name="Tabela11.C19" office:value-type="string">
            <text:p text:style-name="P155"/>
          </table:table-cell>
          <table:table-cell table:style-name="Tabela11.D19" office:value-type="string">
            <text:p text:style-name="P83"/>
          </table:table-cell>
          <table:table-cell table:style-name="Tabela11.E19" office:value-type="string">
            <text:p text:style-name="P83"/>
          </table:table-cell>
          <table:table-cell table:style-name="Tabela11.F19" office:value-type="string">
            <text:p text:style-name="P83"/>
          </table:table-cell>
        </table:table-row>
        <table:table-row table:style-name="Tabela11.2">
          <table:table-cell table:style-name="Tabela11.A20" office:value-type="string">
            <text:p text:style-name="P91"/>
          </table:table-cell>
          <table:table-cell table:style-name="Tabela11.B20" office:value-type="string">
            <text:p text:style-name="P82"><text:span text:style-name="T9">SOC2-</text:span><text:span text:style-name="T38">6</text:span></text:p>
          </table:table-cell>
          <table:table-cell table:style-name="Tabela11.C20" office:value-type="string">
            <text:p text:style-name="P175"/>
          </table:table-cell>
          <table:table-cell table:style-name="Tabela11.D20" office:value-type="string">
            <text:p text:style-name="P83"/>
          </table:table-cell>
          <table:table-cell table:style-name="Tabela11.E20" office:value-type="string">
            <text:p text:style-name="P83"/>
          </table:table-cell>
          <table:table-cell table:style-name="Tabela11.F20" office:value-type="string">
            <text:p text:style-name="P83"/>
          </table:table-cell>
        </table:table-row>
        <table:table-row table:style-name="Tabela11.2">
          <table:table-cell table:style-name="Tabela11.A21" office:value-type="string">
            <text:p text:style-name="P81">1012<text:span text:style-name="T38"/></text:p>
          </table:table-cell>
          <table:table-cell table:style-name="Tabela11.B21" office:value-type="string">
            <text:p text:style-name="P103">SOC2-1 <text:s text:c="3"/>SAT TO SUN</text:p>
          </table:table-cell>
          <table:table-cell table:style-name="Tabela11.C21" office:value-type="string">
            <text:p text:style-name="P175"/>
          </table:table-cell>
          <table:table-cell table:style-name="Tabela11.D21" office:value-type="string">
            <text:p text:style-name="P83"/>
          </table:table-cell>
          <table:table-cell table:style-name="Tabela11.E21" office:value-type="string">
            <text:p text:style-name="P83"/>
          </table:table-cell>
          <table:table-cell table:style-name="Tabela11.F21" office:value-type="string">
            <text:p text:style-name="P83"/>
          </table:table-cell>
        </table:table-row>
        <table:table-row table:style-name="Tabela11.2">
          <table:table-cell table:style-name="Tabela11.A22" office:value-type="string">
            <text:p text:style-name="P81">1013<text:span text:style-name="T38"/></text:p>
          </table:table-cell>
          <table:table-cell table:style-name="Tabela11.B22" office:value-type="string">
            <text:p text:style-name="P103">SOC2-2</text:p>
          </table:table-cell>
          <table:table-cell table:style-name="Tabela11.C22" office:value-type="string">
            <text:p text:style-name="P175"/>
          </table:table-cell>
          <table:table-cell table:style-name="Tabela11.D22" office:value-type="string">
            <text:p text:style-name="P83"/>
          </table:table-cell>
          <table:table-cell table:style-name="Tabela11.E22" office:value-type="string">
            <text:p text:style-name="P83"/>
          </table:table-cell>
          <table:table-cell table:style-name="Tabela11.F22" office:value-type="string">
            <text:p text:style-name="P83"/>
          </table:table-cell>
        </table:table-row>
        <table:table-row table:style-name="Tabela11.2">
          <table:table-cell table:style-name="Tabela11.A23" office:value-type="string">
            <text:p text:style-name="P81">1014<text:span text:style-name="T38"/></text:p>
          </table:table-cell>
          <table:table-cell table:style-name="Tabela11.B23" office:value-type="string">
            <text:p text:style-name="P82"><text:span text:style-name="T9">SOC2-</text:span><text:span text:style-name="T38">3</text:span></text:p>
          </table:table-cell>
          <table:table-cell table:style-name="Tabela11.C23" office:value-type="string">
            <text:p text:style-name="P175"/>
          </table:table-cell>
          <table:table-cell table:style-name="Tabela11.D23" office:value-type="string">
            <text:p text:style-name="P83"/>
          </table:table-cell>
          <table:table-cell table:style-name="Tabela11.E23" office:value-type="string">
            <text:p text:style-name="P83"/>
          </table:table-cell>
          <table:table-cell table:style-name="Tabela11.F23" office:value-type="string">
            <text:p text:style-name="P83"/>
          </table:table-cell>
        </table:table-row>
        <table:table-row table:style-name="Tabela11.2">
          <table:table-cell table:style-name="Tabela11.A24" office:value-type="string">
            <text:p text:style-name="P81">1015<text:span text:style-name="T38"/></text:p>
          </table:table-cell>
          <table:table-cell table:style-name="Tabela11.B24" office:value-type="string">
            <text:p text:style-name="P82"><text:span text:style-name="T9">SOC2-</text:span><text:span text:style-name="T38">4</text:span></text:p>
          </table:table-cell>
          <table:table-cell table:style-name="Tabela11.C24" office:value-type="string">
            <text:p text:style-name="P175"/>
          </table:table-cell>
          <table:table-cell table:style-name="Tabela11.D24" office:value-type="string">
            <text:p text:style-name="P83"/>
          </table:table-cell>
          <table:table-cell table:style-name="Tabela11.E24" office:value-type="string">
            <text:p text:style-name="P83"/>
          </table:table-cell>
          <table:table-cell table:style-name="Tabela11.F24" office:value-type="string">
            <text:p text:style-name="P83"/>
          </table:table-cell>
        </table:table-row>
        <table:table-row table:style-name="Tabela11.2">
          <table:table-cell table:style-name="Tabela11.A25" office:value-type="string">
            <text:p text:style-name="P81">1016<text:span text:style-name="T38"/></text:p>
          </table:table-cell>
          <table:table-cell table:style-name="Tabela11.B25" office:value-type="string">
            <text:p text:style-name="P82"><text:span text:style-name="T9">SOC2-</text:span><text:span text:style-name="T38">5</text:span></text:p>
          </table:table-cell>
          <table:table-cell table:style-name="Tabela11.C25" office:value-type="string">
            <text:p text:style-name="P175"/>
          </table:table-cell>
          <table:table-cell table:style-name="Tabela11.D25" office:value-type="string">
            <text:p text:style-name="P83"/>
          </table:table-cell>
          <table:table-cell table:style-name="Tabela11.E25" office:value-type="string">
            <text:p text:style-name="P83"/>
          </table:table-cell>
          <table:table-cell table:style-name="Tabela11.F25" office:value-type="string">
            <text:p text:style-name="P83"/>
          </table:table-cell>
        </table:table-row>
        <table:table-row table:style-name="Tabela11.2">
          <table:table-cell table:style-name="Tabela11.A26" office:value-type="string">
            <text:p text:style-name="P81">1017<text:span text:style-name="T38"/></text:p>
          </table:table-cell>
          <table:table-cell table:style-name="Tabela11.B26" office:value-type="string">
            <text:p text:style-name="P82"><text:span text:style-name="T9">SOC2-</text:span><text:span text:style-name="T38">6</text:span></text:p>
          </table:table-cell>
          <table:table-cell table:style-name="Tabela11.C26" office:value-type="string">
            <text:p text:style-name="P175"/>
          </table:table-cell>
          <table:table-cell table:style-name="Tabela11.D26" office:value-type="string">
            <text:p text:style-name="P83"/>
          </table:table-cell>
          <table:table-cell table:style-name="Tabela11.E26" office:value-type="string">
            <text:p text:style-name="P83"/>
          </table:table-cell>
          <table:table-cell table:style-name="Tabela11.F26" office:value-type="string">
            <text:p text:style-name="P83"/>
          </table:table-cell>
        </table:table-row>
        <table:table-row table:style-name="Tabela11.2">
          <table:table-cell table:style-name="Tabela11.A27" office:value-type="string">
            <text:p text:style-name="P133">1018</text:p>
          </table:table-cell>
          <table:table-cell table:style-name="Tabela11.B27" office:value-type="string">
            <text:p text:style-name="P103">SOC3-1 <text:s text:c="3"/>MON TO FRI<text:span text:style-name="T9"/></text:p>
          </table:table-cell>
          <table:table-cell table:style-name="Tabela11.C27" office:value-type="string">
            <text:p text:style-name="P172"/>
          </table:table-cell>
          <table:table-cell table:style-name="Tabela11.D27" office:value-type="string">
            <text:p text:style-name="P104"/>
          </table:table-cell>
          <table:table-cell table:style-name="Tabela11.E27" office:value-type="string">
            <text:p text:style-name="P176"><text:s text:c="5"/><text:span text:style-name="T9"/></text:p>
          </table:table-cell>
          <table:table-cell table:style-name="Tabela11.F27" office:value-type="string">
            <text:p text:style-name="P104"/>
          </table:table-cell>
        </table:table-row>
        <table:table-row table:style-name="Tabela11.2">
          <table:table-cell table:style-name="Tabela11.A28" office:value-type="string">
            <text:p text:style-name="P177"/>
          </table:table-cell>
          <table:table-cell table:style-name="Tabela11.B28" office:value-type="string">
            <text:p text:style-name="P103">SOC3-2<text:span text:style-name="T9"/></text:p>
          </table:table-cell>
          <table:table-cell table:style-name="Tabela11.C28" office:value-type="string">
            <text:p text:style-name="P172"/>
          </table:table-cell>
          <table:table-cell table:style-name="Tabela11.D28" office:value-type="string">
            <text:p text:style-name="P104"/>
          </table:table-cell>
          <table:table-cell table:style-name="Tabela11.E28" office:value-type="string">
            <text:p text:style-name="P104"/>
          </table:table-cell>
          <table:table-cell table:style-name="Tabela11.F28" office:value-type="string">
            <text:p text:style-name="P104"/>
          </table:table-cell>
        </table:table-row>
        <table:table-row table:style-name="Tabela11.2">
          <table:table-cell table:style-name="Tabela11.A29" office:value-type="string">
            <text:p text:style-name="P91"/>
          </table:table-cell>
          <table:table-cell table:style-name="Tabela11.B29" office:value-type="string">
            <text:p text:style-name="P82"><text:span text:style-name="T9">SOC</text:span><text:span text:style-name="T38">3</text:span><text:span text:style-name="T9">-</text:span><text:span text:style-name="T38">3</text:span></text:p>
          </table:table-cell>
          <table:table-cell table:style-name="Tabela11.C29" office:value-type="string">
            <text:p text:style-name="P155"/>
          </table:table-cell>
          <table:table-cell table:style-name="Tabela11.D29" office:value-type="string">
            <text:p text:style-name="P83"/>
          </table:table-cell>
          <table:table-cell table:style-name="Tabela11.E29" office:value-type="string">
            <text:p text:style-name="P83"/>
          </table:table-cell>
          <table:table-cell table:style-name="Tabela11.F29" office:value-type="string">
            <text:p text:style-name="P83"/>
          </table:table-cell>
        </table:table-row>
        <table:table-row table:style-name="Tabela11.2">
          <table:table-cell table:style-name="Tabela11.A30" office:value-type="string">
            <text:p text:style-name="P91"/>
          </table:table-cell>
          <table:table-cell table:style-name="Tabela11.B30" office:value-type="string">
            <text:p text:style-name="P82"><text:span text:style-name="T9">SOC</text:span><text:span text:style-name="T38">3</text:span><text:span text:style-name="T9">-</text:span><text:span text:style-name="T38">4</text:span></text:p>
          </table:table-cell>
          <table:table-cell table:style-name="Tabela11.C30" office:value-type="string">
            <text:p text:style-name="P155"/>
          </table:table-cell>
          <table:table-cell table:style-name="Tabela11.D30" office:value-type="string">
            <text:p text:style-name="P83"/>
          </table:table-cell>
          <table:table-cell table:style-name="Tabela11.E30" office:value-type="string">
            <text:p text:style-name="P83"/>
          </table:table-cell>
          <table:table-cell table:style-name="Tabela11.F30" office:value-type="string">
            <text:p text:style-name="P83"/>
          </table:table-cell>
        </table:table-row>
        <table:table-row table:style-name="Tabela11.2">
          <table:table-cell table:style-name="Tabela11.A31" office:value-type="string">
            <text:p text:style-name="P91"/>
          </table:table-cell>
          <table:table-cell table:style-name="Tabela11.B31" office:value-type="string">
            <text:p text:style-name="P82"><text:span text:style-name="T9">SOC</text:span><text:span text:style-name="T38">3</text:span><text:span text:style-name="T9">-</text:span><text:span text:style-name="T38">5</text:span></text:p>
          </table:table-cell>
          <table:table-cell table:style-name="Tabela11.C31" office:value-type="string">
            <text:p text:style-name="P155"/>
          </table:table-cell>
          <table:table-cell table:style-name="Tabela11.D31" office:value-type="string">
            <text:p text:style-name="P83"/>
          </table:table-cell>
          <table:table-cell table:style-name="Tabela11.E31" office:value-type="string">
            <text:p text:style-name="P83"/>
          </table:table-cell>
          <table:table-cell table:style-name="Tabela11.F31" office:value-type="string">
            <text:p text:style-name="P83"/>
          </table:table-cell>
        </table:table-row>
        <table:table-row table:style-name="Tabela11.2">
          <table:table-cell table:style-name="Tabela11.A32" office:value-type="string">
            <text:p text:style-name="P91"/>
          </table:table-cell>
          <table:table-cell table:style-name="Tabela11.B32" office:value-type="string">
            <text:p text:style-name="P82"><text:span text:style-name="T9">SOC</text:span><text:span text:style-name="T38">3</text:span><text:span text:style-name="T9">-</text:span><text:span text:style-name="T38">6</text:span></text:p>
          </table:table-cell>
          <table:table-cell table:style-name="Tabela11.C32" office:value-type="string">
            <text:p text:style-name="P175"/>
          </table:table-cell>
          <table:table-cell table:style-name="Tabela11.D32" office:value-type="string">
            <text:p text:style-name="P83"/>
          </table:table-cell>
          <table:table-cell table:style-name="Tabela11.E32" office:value-type="string">
            <text:p text:style-name="P83"/>
          </table:table-cell>
          <table:table-cell table:style-name="Tabela11.F32" office:value-type="string">
            <text:p text:style-name="P83"/>
          </table:table-cell>
        </table:table-row>
        <table:table-row table:style-name="Tabela11.2">
          <table:table-cell table:style-name="Tabela11.A33" office:value-type="string">
            <text:p text:style-name="P81">1024<text:span text:style-name="T38"/></text:p>
          </table:table-cell>
          <table:table-cell table:style-name="Tabela11.B33" office:value-type="string">
            <text:p text:style-name="P103">SOC3-1 <text:s text:c="3"/>SAT TO SUN</text:p>
          </table:table-cell>
          <table:table-cell table:style-name="Tabela11.C33" office:value-type="string">
            <text:p text:style-name="P175"/>
          </table:table-cell>
          <table:table-cell table:style-name="Tabela11.D33" office:value-type="string">
            <text:p text:style-name="P83"/>
          </table:table-cell>
          <table:table-cell table:style-name="Tabela11.E33" office:value-type="string">
            <text:p text:style-name="P83"/>
          </table:table-cell>
          <table:table-cell table:style-name="Tabela11.F33" office:value-type="string">
            <text:p text:style-name="P83"/>
          </table:table-cell>
        </table:table-row>
        <table:table-row table:style-name="Tabela11.2">
          <table:table-cell table:style-name="Tabela11.A34" office:value-type="string">
            <text:p text:style-name="P91"/>
          </table:table-cell>
          <table:table-cell table:style-name="Tabela11.B34" office:value-type="string">
            <text:p text:style-name="P103">SOC3-2</text:p>
          </table:table-cell>
          <table:table-cell table:style-name="Tabela11.C34" office:value-type="string">
            <text:p text:style-name="P175"/>
          </table:table-cell>
          <table:table-cell table:style-name="Tabela11.D34" office:value-type="string">
            <text:p text:style-name="P83"/>
          </table:table-cell>
          <table:table-cell table:style-name="Tabela11.E34" office:value-type="string">
            <text:p text:style-name="P83"/>
          </table:table-cell>
          <table:table-cell table:style-name="Tabela11.F34" office:value-type="string">
            <text:p text:style-name="P83"/>
          </table:table-cell>
        </table:table-row>
        <table:table-row table:style-name="Tabela11.2">
          <table:table-cell table:style-name="Tabela11.A35" office:value-type="string">
            <text:p text:style-name="P91"/>
          </table:table-cell>
          <table:table-cell table:style-name="Tabela11.B35" office:value-type="string">
            <text:p text:style-name="P82"><text:span text:style-name="T9">SOC</text:span><text:span text:style-name="T38">3</text:span><text:span text:style-name="T9">-</text:span><text:span text:style-name="T38">3</text:span></text:p>
          </table:table-cell>
          <table:table-cell table:style-name="Tabela11.C35" office:value-type="string">
            <text:p text:style-name="P175"/>
          </table:table-cell>
          <table:table-cell table:style-name="Tabela11.D35" office:value-type="string">
            <text:p text:style-name="P83"/>
          </table:table-cell>
          <table:table-cell table:style-name="Tabela11.E35" office:value-type="string">
            <text:p text:style-name="P83"/>
          </table:table-cell>
          <table:table-cell table:style-name="Tabela11.F35" office:value-type="string">
            <text:p text:style-name="P83"/>
          </table:table-cell>
        </table:table-row>
        <table:table-row table:style-name="Tabela11.2">
          <table:table-cell table:style-name="Tabela11.A36" office:value-type="string">
            <text:p text:style-name="P91"/>
          </table:table-cell>
          <table:table-cell table:style-name="Tabela11.B36" office:value-type="string">
            <text:p text:style-name="P82"><text:span text:style-name="T9">SOC</text:span><text:span text:style-name="T38">3</text:span><text:span text:style-name="T9">-</text:span><text:span text:style-name="T38">4</text:span></text:p>
          </table:table-cell>
          <table:table-cell table:style-name="Tabela11.C36" office:value-type="string">
            <text:p text:style-name="P175"/>
          </table:table-cell>
          <table:table-cell table:style-name="Tabela11.D36" office:value-type="string">
            <text:p text:style-name="P83"/>
          </table:table-cell>
          <table:table-cell table:style-name="Tabela11.E36" office:value-type="string">
            <text:p text:style-name="P83"/>
          </table:table-cell>
          <table:table-cell table:style-name="Tabela11.F36" office:value-type="string">
            <text:p text:style-name="P83"/>
          </table:table-cell>
        </table:table-row>
        <table:table-row table:style-name="Tabela11.2">
          <table:table-cell table:style-name="Tabela11.A37" office:value-type="string">
            <text:p text:style-name="P91"/>
          </table:table-cell>
          <table:table-cell table:style-name="Tabela11.B37" office:value-type="string">
            <text:p text:style-name="P82"><text:span text:style-name="T9">SOC</text:span><text:span text:style-name="T38">3</text:span><text:span text:style-name="T9">-</text:span><text:span text:style-name="T38">5</text:span></text:p>
          </table:table-cell>
          <table:table-cell table:style-name="Tabela11.C37" office:value-type="string">
            <text:p text:style-name="P175"/>
          </table:table-cell>
          <table:table-cell table:style-name="Tabela11.D37" office:value-type="string">
            <text:p text:style-name="P83"/>
          </table:table-cell>
          <table:table-cell table:style-name="Tabela11.E37" office:value-type="string">
            <text:p text:style-name="P83"/>
          </table:table-cell>
          <table:table-cell table:style-name="Tabela11.F37" office:value-type="string">
            <text:p text:style-name="P83"/>
          </table:table-cell>
        </table:table-row>
        <table:table-row table:style-name="Tabela11.2">
          <table:table-cell table:style-name="Tabela11.A38" office:value-type="string">
            <text:p text:style-name="P91"/>
          </table:table-cell>
          <table:table-cell table:style-name="Tabela11.B38" office:value-type="string">
            <text:p text:style-name="P82"><text:span text:style-name="T9">SOC</text:span><text:span text:style-name="T38">3</text:span><text:span text:style-name="T9">-</text:span><text:span text:style-name="T38">6</text:span></text:p>
          </table:table-cell>
          <table:table-cell table:style-name="Tabela11.C38" office:value-type="string">
            <text:p text:style-name="P175"/>
          </table:table-cell>
          <table:table-cell table:style-name="Tabela11.D38" office:value-type="string">
            <text:p text:style-name="P83"/>
          </table:table-cell>
          <table:table-cell table:style-name="Tabela11.E38" office:value-type="string">
            <text:p text:style-name="P83"/>
          </table:table-cell>
          <table:table-cell table:style-name="Tabela11.F38" office:value-type="string">
            <text:p text:style-name="P83"/>
          </table:table-cell>
        </table:table-row>
        <table:table-row table:style-name="Tabela11.2">
          <table:table-cell table:style-name="Tabela11.A39" office:value-type="string">
            <text:p text:style-name="P81">1030<text:span text:style-name="T38"/></text:p>
          </table:table-cell>
          <table:table-cell table:style-name="Tabela11.B39" office:value-type="string">
            <text:p text:style-name="P82"><text:span text:style-name="T9">GPS-</text:span><text:span text:style-name="T38">1</text:span><text:span text:style-name="T9"> </text:span><text:span text:style-name="T38"><text:s text:c="4"/></text:span><text:span text:style-name="T9">MON TO FRI</text:span></text:p>
          </table:table-cell>
          <table:table-cell table:style-name="Tabela11.C39" office:value-type="string">
            <text:p text:style-name="P175"/>
          </table:table-cell>
          <table:table-cell table:style-name="Tabela11.D39" office:value-type="string">
            <text:p text:style-name="P86"><text:span text:style-name="T38">0-</text:span><text:span text:style-name="T38">xxRated</text:span></text:p>
          </table:table-cell>
          <table:table-cell table:style-name="Tabela11.E39" office:value-type="string">
            <text:p text:style-name="P86"><text:span text:style-name="T38">10</text:span><text:span text:style-name="T38">W</text:span></text:p>
          </table:table-cell>
          <table:table-cell table:style-name="Tabela11.F39" office:value-type="string">
            <text:p text:style-name="P83"/>
          </table:table-cell>
        </table:table-row>
        <table:table-row table:style-name="Tabela11.2">
          <table:table-cell table:style-name="Tabela11.A40" office:value-type="string">
            <text:p text:style-name="P91"/>
          </table:table-cell>
          <table:table-cell table:style-name="Tabela11.B40" office:value-type="string">
            <text:p text:style-name="P82"><text:span text:style-name="T9">GPS-</text:span><text:span text:style-name="T38">2</text:span></text:p>
          </table:table-cell>
          <table:table-cell table:style-name="Tabela11.C40" office:value-type="string">
            <text:p text:style-name="P175"/>
          </table:table-cell>
          <table:table-cell table:style-name="Tabela11.D40" office:value-type="string">
            <text:p text:style-name="P83"/>
          </table:table-cell>
          <table:table-cell table:style-name="Tabela11.E40" office:value-type="string">
            <text:p text:style-name="P83"/>
          </table:table-cell>
          <table:table-cell table:style-name="Tabela11.F40" office:value-type="string">
            <text:p text:style-name="P83"/>
          </table:table-cell>
        </table:table-row>
        <table:table-row table:style-name="Tabela11.2">
          <table:table-cell table:style-name="Tabela11.A41" office:value-type="string">
            <text:p text:style-name="P91"/>
          </table:table-cell>
          <table:table-cell table:style-name="Tabela11.B41" office:value-type="string">
            <text:p text:style-name="P82"><text:span text:style-name="T9">GPS-</text:span><text:span text:style-name="T38">3</text:span></text:p>
          </table:table-cell>
          <table:table-cell table:style-name="Tabela11.C41" office:value-type="string">
            <text:p text:style-name="P175"/>
          </table:table-cell>
          <table:table-cell table:style-name="Tabela11.D41" office:value-type="string">
            <text:p text:style-name="P83"/>
          </table:table-cell>
          <table:table-cell table:style-name="Tabela11.E41" office:value-type="string">
            <text:p text:style-name="P83"/>
          </table:table-cell>
          <table:table-cell table:style-name="Tabela11.F41" office:value-type="string">
            <text:p text:style-name="P83"/>
          </table:table-cell>
        </table:table-row>
        <text:soft-page-break/>
        <table:table-row table:style-name="Tabela11.2">
          <table:table-cell table:style-name="Tabela11.A42" office:value-type="string">
            <text:p text:style-name="P91"/>
          </table:table-cell>
          <table:table-cell table:style-name="Tabela11.B42" office:value-type="string">
            <text:p text:style-name="P82"><text:span text:style-name="T9">GPS-</text:span><text:span text:style-name="T38">4</text:span></text:p>
          </table:table-cell>
          <table:table-cell table:style-name="Tabela11.C42" office:value-type="string">
            <text:p text:style-name="P175"/>
          </table:table-cell>
          <table:table-cell table:style-name="Tabela11.D42" office:value-type="string">
            <text:p text:style-name="P83"/>
          </table:table-cell>
          <table:table-cell table:style-name="Tabela11.E42" office:value-type="string">
            <text:p text:style-name="P83"/>
          </table:table-cell>
          <table:table-cell table:style-name="Tabela11.F42" office:value-type="string">
            <text:p text:style-name="P83"/>
          </table:table-cell>
        </table:table-row>
        <table:table-row table:style-name="Tabela11.2">
          <table:table-cell table:style-name="Tabela11.A43" office:value-type="string">
            <text:p text:style-name="P91"/>
          </table:table-cell>
          <table:table-cell table:style-name="Tabela11.B43" office:value-type="string">
            <text:p text:style-name="P82"><text:span text:style-name="T9">GPS-</text:span><text:span text:style-name="T38">5</text:span></text:p>
          </table:table-cell>
          <table:table-cell table:style-name="Tabela11.C43" office:value-type="string">
            <text:p text:style-name="P175"/>
          </table:table-cell>
          <table:table-cell table:style-name="Tabela11.D43" office:value-type="string">
            <text:p text:style-name="P83"/>
          </table:table-cell>
          <table:table-cell table:style-name="Tabela11.E43" office:value-type="string">
            <text:p text:style-name="P83"/>
          </table:table-cell>
          <table:table-cell table:style-name="Tabela11.F43" office:value-type="string">
            <text:p text:style-name="P83"/>
          </table:table-cell>
        </table:table-row>
        <table:table-row table:style-name="Tabela11.2">
          <table:table-cell table:style-name="Tabela11.A44" office:value-type="string">
            <text:p text:style-name="P91"/>
          </table:table-cell>
          <table:table-cell table:style-name="Tabela11.B44" office:value-type="string">
            <text:p text:style-name="P82"><text:span text:style-name="T9">GPS-</text:span><text:span text:style-name="T38">6</text:span></text:p>
          </table:table-cell>
          <table:table-cell table:style-name="Tabela11.C44" office:value-type="string">
            <text:p text:style-name="P175"/>
          </table:table-cell>
          <table:table-cell table:style-name="Tabela11.D44" office:value-type="string">
            <text:p text:style-name="P83"/>
          </table:table-cell>
          <table:table-cell table:style-name="Tabela11.E44" office:value-type="string">
            <text:p text:style-name="P83"/>
          </table:table-cell>
          <table:table-cell table:style-name="Tabela11.F44" office:value-type="string">
            <text:p text:style-name="P83"/>
          </table:table-cell>
        </table:table-row>
        <table:table-row table:style-name="Tabela11.2">
          <table:table-cell table:style-name="Tabela11.A45" office:value-type="string">
            <text:p text:style-name="P81">1036<text:span text:style-name="T38"/></text:p>
          </table:table-cell>
          <table:table-cell table:style-name="Tabela11.B45" office:value-type="string">
            <text:p text:style-name="P82"><text:span text:style-name="T9">GPS-</text:span><text:span text:style-name="T38">1</text:span><text:span text:style-name="T9"> </text:span><text:span text:style-name="T38"><text:s text:c="4"/>SAT</text:span><text:span text:style-name="T9"> TO </text:span><text:span text:style-name="T38">SUN</text:span></text:p>
          </table:table-cell>
          <table:table-cell table:style-name="Tabela11.C45" office:value-type="string">
            <text:p text:style-name="P175"/>
          </table:table-cell>
          <table:table-cell table:style-name="Tabela11.D45" office:value-type="string">
            <text:p text:style-name="P83"/>
          </table:table-cell>
          <table:table-cell table:style-name="Tabela11.E45" office:value-type="string">
            <text:p text:style-name="P83"/>
          </table:table-cell>
          <table:table-cell table:style-name="Tabela11.F45" office:value-type="string">
            <text:p text:style-name="P83"/>
          </table:table-cell>
        </table:table-row>
        <table:table-row table:style-name="Tabela11.2">
          <table:table-cell table:style-name="Tabela11.A46" office:value-type="string">
            <text:p text:style-name="P81">1037<text:span text:style-name="T38"/></text:p>
          </table:table-cell>
          <table:table-cell table:style-name="Tabela11.B46" office:value-type="string">
            <text:p text:style-name="P82"><text:span text:style-name="T9">GPS-</text:span><text:span text:style-name="T38">2</text:span></text:p>
          </table:table-cell>
          <table:table-cell table:style-name="Tabela11.C46" office:value-type="string">
            <text:p text:style-name="P175"/>
          </table:table-cell>
          <table:table-cell table:style-name="Tabela11.D46" office:value-type="string">
            <text:p text:style-name="P83"/>
          </table:table-cell>
          <table:table-cell table:style-name="Tabela11.E46" office:value-type="string">
            <text:p text:style-name="P83"/>
          </table:table-cell>
          <table:table-cell table:style-name="Tabela11.F46" office:value-type="string">
            <text:p text:style-name="P83"/>
          </table:table-cell>
        </table:table-row>
        <table:table-row table:style-name="Tabela11.2">
          <table:table-cell table:style-name="Tabela11.A47" office:value-type="string">
            <text:p text:style-name="P81">1038<text:span text:style-name="T38"/></text:p>
          </table:table-cell>
          <table:table-cell table:style-name="Tabela11.B47" office:value-type="string">
            <text:p text:style-name="P82"><text:span text:style-name="T9">GPS-</text:span><text:span text:style-name="T38">3</text:span></text:p>
          </table:table-cell>
          <table:table-cell table:style-name="Tabela11.C47" office:value-type="string">
            <text:p text:style-name="P175"/>
          </table:table-cell>
          <table:table-cell table:style-name="Tabela11.D47" office:value-type="string">
            <text:p text:style-name="P83"/>
          </table:table-cell>
          <table:table-cell table:style-name="Tabela11.E47" office:value-type="string">
            <text:p text:style-name="P83"/>
          </table:table-cell>
          <table:table-cell table:style-name="Tabela11.F47" office:value-type="string">
            <text:p text:style-name="P83"/>
          </table:table-cell>
        </table:table-row>
        <table:table-row table:style-name="Tabela11.2">
          <table:table-cell table:style-name="Tabela11.A48" office:value-type="string">
            <text:p text:style-name="P81">1039<text:span text:style-name="T38"/></text:p>
          </table:table-cell>
          <table:table-cell table:style-name="Tabela11.B48" office:value-type="string">
            <text:p text:style-name="P82"><text:span text:style-name="T9">GPS-</text:span><text:span text:style-name="T38">4</text:span></text:p>
          </table:table-cell>
          <table:table-cell table:style-name="Tabela11.C48" office:value-type="string">
            <text:p text:style-name="P175"/>
          </table:table-cell>
          <table:table-cell table:style-name="Tabela11.D48" office:value-type="string">
            <text:p text:style-name="P83"/>
          </table:table-cell>
          <table:table-cell table:style-name="Tabela11.E48" office:value-type="string">
            <text:p text:style-name="P83"/>
          </table:table-cell>
          <table:table-cell table:style-name="Tabela11.F48" office:value-type="string">
            <text:p text:style-name="P83"/>
          </table:table-cell>
        </table:table-row>
        <table:table-row table:style-name="Tabela11.2">
          <table:table-cell table:style-name="Tabela11.A49" office:value-type="string">
            <text:p text:style-name="P81">1040<text:span text:style-name="T38"/></text:p>
          </table:table-cell>
          <table:table-cell table:style-name="Tabela11.B49" office:value-type="string">
            <text:p text:style-name="P82"><text:span text:style-name="T9">GPS-</text:span><text:span text:style-name="T38">5</text:span></text:p>
          </table:table-cell>
          <table:table-cell table:style-name="Tabela11.C49" office:value-type="string">
            <text:p text:style-name="P175"/>
          </table:table-cell>
          <table:table-cell table:style-name="Tabela11.D49" office:value-type="string">
            <text:p text:style-name="P83"/>
          </table:table-cell>
          <table:table-cell table:style-name="Tabela11.E49" office:value-type="string">
            <text:p text:style-name="P83"/>
          </table:table-cell>
          <table:table-cell table:style-name="Tabela11.F49" office:value-type="string">
            <text:p text:style-name="P83"/>
          </table:table-cell>
        </table:table-row>
        <table:table-row table:style-name="Tabela11.2">
          <table:table-cell table:style-name="Tabela11.A50" office:value-type="string">
            <text:p text:style-name="P81">1041<text:span text:style-name="T38"/></text:p>
          </table:table-cell>
          <table:table-cell table:style-name="Tabela11.B50" office:value-type="string">
            <text:p text:style-name="P82"><text:span text:style-name="T9">GPS-</text:span><text:span text:style-name="T38">6</text:span></text:p>
          </table:table-cell>
          <table:table-cell table:style-name="Tabela11.C50" office:value-type="string">
            <text:p text:style-name="P175"/>
          </table:table-cell>
          <table:table-cell table:style-name="Tabela11.D50" office:value-type="string">
            <text:p text:style-name="P83"/>
          </table:table-cell>
          <table:table-cell table:style-name="Tabela11.E50" office:value-type="string">
            <text:p text:style-name="P83"/>
          </table:table-cell>
          <table:table-cell table:style-name="Tabela11.F50" office:value-type="string">
            <text:p text:style-name="P83"/>
          </table:table-cell>
        </table:table-row>
        <table:table-row table:style-name="Tabela11.2">
          <table:table-cell table:style-name="Tabela11.A51" office:value-type="string">
            <text:p text:style-name="P81">1042<text:span text:style-name="T38"/></text:p>
          </table:table-cell>
          <table:table-cell table:style-name="Tabela11.B51" office:value-type="string">
            <text:p text:style-name="P82"><text:span text:style-name="T9">Mode</text:span><text:span text:style-name="T38"> </text:span><text:span text:style-name="T9">T</text:span><text:span text:style-name="T9">ime</text:span><text:span text:style-name="T38">1</text:span></text:p>
          </table:table-cell>
          <table:table-cell table:style-name="Tabela11.C51" office:value-type="string">
            <text:p text:style-name="P175"/>
          </table:table-cell>
          <table:table-cell table:style-name="Tabela11.D51" office:value-type="string">
            <text:p text:style-name="P83"/>
          </table:table-cell>
          <table:table-cell table:style-name="Tabela11.E51" office:value-type="string">
            <text:p text:style-name="P83"/>
          </table:table-cell>
          <table:table-cell table:style-name="Tabela11.F51" office:value-type="string">
            <text:p text:style-name="P83"/>
          </table:table-cell>
        </table:table-row>
        <table:table-row table:style-name="Tabela11.2">
          <table:table-cell table:style-name="Tabela11.A52" office:value-type="string">
            <text:p text:style-name="P81">1043<text:span text:style-name="T38"/></text:p>
          </table:table-cell>
          <table:table-cell table:style-name="Tabela11.B52" office:value-type="string">
            <text:p text:style-name="P82"><text:span text:style-name="T9">Mode</text:span><text:span text:style-name="T38"> </text:span><text:span text:style-name="T9">T</text:span><text:span text:style-name="T9">ime</text:span><text:span text:style-name="T38">2</text:span></text:p>
          </table:table-cell>
          <table:table-cell table:style-name="Tabela11.C52" office:value-type="string">
            <text:p text:style-name="P175"/>
          </table:table-cell>
          <table:table-cell table:style-name="Tabela11.D52" office:value-type="string">
            <text:p text:style-name="P83"/>
          </table:table-cell>
          <table:table-cell table:style-name="Tabela11.E52" office:value-type="string">
            <text:p text:style-name="P83"/>
          </table:table-cell>
          <table:table-cell table:style-name="Tabela11.F52" office:value-type="string">
            <text:p text:style-name="P83"/>
          </table:table-cell>
        </table:table-row>
        <table:table-row table:style-name="Tabela11.2">
          <table:table-cell table:style-name="Tabela11.A53" office:value-type="string">
            <text:p text:style-name="P81">1044<text:span text:style-name="T38"/></text:p>
          </table:table-cell>
          <table:table-cell table:style-name="Tabela11.B53" office:value-type="string">
            <text:p text:style-name="P82"><text:span text:style-name="T9">Mode</text:span><text:span text:style-name="T38"> </text:span><text:span text:style-name="T9">T</text:span><text:span text:style-name="T9">ime</text:span><text:span text:style-name="T38">3</text:span></text:p>
          </table:table-cell>
          <table:table-cell table:style-name="Tabela11.C53" office:value-type="string">
            <text:p text:style-name="P175"/>
          </table:table-cell>
          <table:table-cell table:style-name="Tabela11.D53" office:value-type="string">
            <text:p text:style-name="P83"/>
          </table:table-cell>
          <table:table-cell table:style-name="Tabela11.E53" office:value-type="string">
            <text:p text:style-name="P83"/>
          </table:table-cell>
          <table:table-cell table:style-name="Tabela11.F53" office:value-type="string">
            <text:p text:style-name="P83"/>
          </table:table-cell>
        </table:table-row>
        <table:table-row table:style-name="Tabela11.2">
          <table:table-cell table:style-name="Tabela11.A54" office:value-type="string">
            <text:p text:style-name="P81">1045<text:span text:style-name="T38"/></text:p>
          </table:table-cell>
          <table:table-cell table:style-name="Tabela11.B54" office:value-type="string">
            <text:p text:style-name="P82"><text:span text:style-name="T9">Mode</text:span><text:span text:style-name="T38"> </text:span><text:span text:style-name="T9">T</text:span><text:span text:style-name="T9">ime</text:span><text:span text:style-name="T38">4</text:span></text:p>
          </table:table-cell>
          <table:table-cell table:style-name="Tabela11.C54" office:value-type="string">
            <text:p text:style-name="P175"/>
          </table:table-cell>
          <table:table-cell table:style-name="Tabela11.D54" office:value-type="string">
            <text:p text:style-name="P83"/>
          </table:table-cell>
          <table:table-cell table:style-name="Tabela11.E54" office:value-type="string">
            <text:p text:style-name="P83"/>
          </table:table-cell>
          <table:table-cell table:style-name="Tabela11.F54" office:value-type="string">
            <text:p text:style-name="P83"/>
          </table:table-cell>
        </table:table-row>
        <table:table-row table:style-name="Tabela11.2">
          <table:table-cell table:style-name="Tabela11.A55" office:value-type="string">
            <text:p text:style-name="P81">1046<text:span text:style-name="T38"/></text:p>
          </table:table-cell>
          <table:table-cell table:style-name="Tabela11.B55" office:value-type="string">
            <text:p text:style-name="P82"><text:span text:style-name="T9">Mode</text:span><text:span text:style-name="T38"> </text:span><text:span text:style-name="T9">T</text:span><text:span text:style-name="T9">ime</text:span><text:span text:style-name="T38">5</text:span></text:p>
          </table:table-cell>
          <table:table-cell table:style-name="Tabela11.C55" office:value-type="string">
            <text:p text:style-name="P175"/>
          </table:table-cell>
          <table:table-cell table:style-name="Tabela11.D55" office:value-type="string">
            <text:p text:style-name="P83"/>
          </table:table-cell>
          <table:table-cell table:style-name="Tabela11.E55" office:value-type="string">
            <text:p text:style-name="P83"/>
          </table:table-cell>
          <table:table-cell table:style-name="Tabela11.F55" office:value-type="string">
            <text:p text:style-name="P83"/>
          </table:table-cell>
        </table:table-row>
        <table:table-row table:style-name="Tabela11.2">
          <table:table-cell table:style-name="Tabela11.A56" office:value-type="string">
            <text:p text:style-name="P81">1047<text:span text:style-name="T38"/></text:p>
          </table:table-cell>
          <table:table-cell table:style-name="Tabela11.B56" office:value-type="string">
            <text:p text:style-name="P82"><text:span text:style-name="T9">Mode</text:span><text:span text:style-name="T38"> </text:span><text:span text:style-name="T9">T</text:span><text:span text:style-name="T9">ime</text:span><text:span text:style-name="T38">6</text:span></text:p>
          </table:table-cell>
          <table:table-cell table:style-name="Tabela11.C56" office:value-type="string">
            <text:p text:style-name="P175"/>
          </table:table-cell>
          <table:table-cell table:style-name="Tabela11.D56" office:value-type="string">
            <text:p text:style-name="P83"/>
          </table:table-cell>
          <table:table-cell table:style-name="Tabela11.E56" office:value-type="string">
            <text:p text:style-name="P83"/>
          </table:table-cell>
          <table:table-cell table:style-name="Tabela11.F56" office:value-type="string">
            <text:p text:style-name="P83"/>
          </table:table-cell>
        </table:table-row>
        <table:table-row table:style-name="Tabela11.2">
          <table:table-cell table:style-name="Tabela11.A57" office:value-type="string">
            <text:p text:style-name="P81">1048<text:span text:style-name="T38"/></text:p>
          </table:table-cell>
          <table:table-cell table:style-name="Tabela11.B57" office:value-type="string">
            <text:p text:style-name="P82"><text:span text:style-name="T9">Gen_charge</text:span><text:span text:style-name="T38"> FG</text:span></text:p>
          </table:table-cell>
          <table:table-cell table:style-name="Tabela11.C57" office:value-type="string">
            <text:p text:style-name="P175"/>
          </table:table-cell>
          <table:table-cell table:style-name="Tabela11.D57" office:value-type="string">
            <text:p text:style-name="P83"/>
          </table:table-cell>
          <table:table-cell table:style-name="Tabela11.E57" office:value-type="string">
            <text:p text:style-name="P83"/>
          </table:table-cell>
          <table:table-cell table:style-name="Tabela11.F57" office:value-type="string">
            <text:p text:style-name="P86"><text:span text:style-name="T38">B</text:span><text:span text:style-name="T38">it0 <text:s/>time1 gen charge EN</text:span></text:p>
            <text:p text:style-name="P86"><text:span text:style-name="T38">B</text:span><text:span text:style-name="T38">it1 <text:s/>time2 gen charge EN</text:span></text:p>
            <text:p text:style-name="P86"><text:span text:style-name="T38">B</text:span><text:span text:style-name="T38">it2 <text:s/>time3 gen charge EN</text:span></text:p>
            <text:p text:style-name="P86"><text:span text:style-name="T38">B</text:span><text:span text:style-name="T38">it3 <text:s/>time4 gen charge EN</text:span></text:p>
            <text:p text:style-name="P86"><text:span text:style-name="T38">B</text:span><text:span text:style-name="T38">it4 <text:s/>time5 gen charge EN</text:span></text:p>
            <text:p text:style-name="P86"><text:span text:style-name="T38">B</text:span><text:span text:style-name="T38">it5 <text:s/>time6 gen charge EN</text:span></text:p>
          </table:table-cell>
        </table:table-row>
        <table:table-row table:style-name="Tabela11.2">
          <table:table-cell table:style-name="Tabela11.A58" office:value-type="string">
            <text:p text:style-name="P81">1049<text:span text:style-name="T38"/></text:p>
          </table:table-cell>
          <table:table-cell table:style-name="Tabela11.B58" office:value-type="string">
            <text:p text:style-name="P81">GEN charge ON value<text:span text:style-name="T38"/></text:p>
          </table:table-cell>
          <table:table-cell table:style-name="Tabela11.C58" office:value-type="string">
            <text:p text:style-name="P175"/>
          </table:table-cell>
          <table:table-cell table:style-name="Tabela11.D58" office:value-type="string">
            <text:p text:style-name="P83"/>
          </table:table-cell>
          <table:table-cell table:style-name="Tabela11.E58" office:value-type="string">
            <text:p text:style-name="P83"/>
          </table:table-cell>
          <table:table-cell table:style-name="Tabela11.F58" office:value-type="string">
            <text:p text:style-name="P83"/>
          </table:table-cell>
        </table:table-row>
        <table:table-row table:style-name="Tabela11.2">
          <table:table-cell table:style-name="Tabela11.A59" office:value-type="string">
            <text:p text:style-name="P81">1050<text:span text:style-name="T38"/></text:p>
          </table:table-cell>
          <table:table-cell table:style-name="Tabela11.B59" office:value-type="string">
            <text:p text:style-name="P81">GEN charge OFF value<text:span text:style-name="T9"/></text:p>
          </table:table-cell>
          <table:table-cell table:style-name="Tabela11.C59" office:value-type="string">
            <text:p text:style-name="P175"/>
          </table:table-cell>
          <table:table-cell table:style-name="Tabela11.D59" office:value-type="string">
            <text:p text:style-name="P83"/>
          </table:table-cell>
          <table:table-cell table:style-name="Tabela11.E59" office:value-type="string">
            <text:p text:style-name="P83"/>
          </table:table-cell>
          <table:table-cell table:style-name="Tabela11.F59" office:value-type="string">
            <text:p text:style-name="P83"/>
          </table:table-cell>
        </table:table-row>
        <table:table-row table:style-name="Tabela11.2">
          <table:table-cell table:style-name="Tabela11.A60" office:value-type="string">
            <text:p text:style-name="P91"/>
          </table:table-cell>
          <table:table-cell table:style-name="Tabela11.B60" office:value-type="string">
            <text:p text:style-name="P91"/>
          </table:table-cell>
          <table:table-cell table:style-name="Tabela11.C60" office:value-type="string">
            <text:p text:style-name="P175"/>
          </table:table-cell>
          <table:table-cell table:style-name="Tabela11.D60" office:value-type="string">
            <text:p text:style-name="P83"/>
          </table:table-cell>
          <table:table-cell table:style-name="Tabela11.E60" office:value-type="string">
            <text:p text:style-name="P83"/>
          </table:table-cell>
          <table:table-cell table:style-name="Tabela11.F60" office:value-type="string">
            <text:p text:style-name="P83"/>
          </table:table-cell>
        </table:table-row>
        <table:table-row table:style-name="Tabela11.2">
          <table:table-cell table:style-name="Tabela11.A61" office:value-type="string">
            <text:p text:style-name="P91"/>
          </table:table-cell>
          <table:table-cell table:style-name="Tabela11.B61" office:value-type="string">
            <text:p text:style-name="P91"/>
          </table:table-cell>
          <table:table-cell table:style-name="Tabela11.C61" office:value-type="string">
            <text:p text:style-name="P175"/>
          </table:table-cell>
          <table:table-cell table:style-name="Tabela11.D61" office:value-type="string">
            <text:p text:style-name="P83"/>
          </table:table-cell>
          <table:table-cell table:style-name="Tabela11.E61" office:value-type="string">
            <text:p text:style-name="P83"/>
          </table:table-cell>
          <table:table-cell table:style-name="Tabela11.F61" office:value-type="string">
            <text:p text:style-name="P83"/>
          </table:table-cell>
        </table:table-row>
        <table:table-row table:style-name="Tabela11.2">
          <table:table-cell table:style-name="Tabela11.A62" office:value-type="string">
            <text:p text:style-name="P91"/>
          </table:table-cell>
          <table:table-cell table:style-name="Tabela11.B62" office:value-type="string">
            <text:p text:style-name="P91"/>
          </table:table-cell>
          <table:table-cell table:style-name="Tabela11.C62" office:value-type="string">
            <text:p text:style-name="P175"/>
          </table:table-cell>
          <table:table-cell table:style-name="Tabela11.D62" office:value-type="string">
            <text:p text:style-name="P83"/>
          </table:table-cell>
          <table:table-cell table:style-name="Tabela11.E62" office:value-type="string">
            <text:p text:style-name="P83"/>
          </table:table-cell>
          <table:table-cell table:style-name="Tabela11.F62" office:value-type="string">
            <text:p text:style-name="P83"/>
          </table:table-cell>
        </table:table-row>
        <table:table-row table:style-name="Tabela11.2">
          <table:table-cell table:style-name="Tabela11.A63" office:value-type="string">
            <text:p text:style-name="P91"/>
          </table:table-cell>
          <table:table-cell table:style-name="Tabela11.B63" office:value-type="string">
            <text:p text:style-name="P91"/>
          </table:table-cell>
          <table:table-cell table:style-name="Tabela11.C63" office:value-type="string">
            <text:p text:style-name="P175"/>
          </table:table-cell>
          <table:table-cell table:style-name="Tabela11.D63" office:value-type="string">
            <text:p text:style-name="P83"/>
          </table:table-cell>
          <table:table-cell table:style-name="Tabela11.E63" office:value-type="string">
            <text:p text:style-name="P83"/>
          </table:table-cell>
          <table:table-cell table:style-name="Tabela11.F63" office:value-type="string">
            <text:p text:style-name="P83"/>
          </table:table-cell>
        </table:table-row>
        <table:table-row table:style-name="Tabela11.2">
          <table:table-cell table:style-name="Tabela11.A64" office:value-type="string">
            <text:p text:style-name="P178">1100</text:p>
          </table:table-cell>
          <table:table-cell table:style-name="Tabela11.B64" office:value-type="string">
            <text:p text:style-name="P179">Remote mode<text:span text:style-name="T60"/></text:p>
          </table:table-cell>
          <table:table-cell table:style-name="Tabela11.C64" office:value-type="string">
            <text:p text:style-name="P180">R/W</text:p>
          </table:table-cell>
          <table:table-cell table:style-name="Tabela11.D64" office:value-type="string">
            <text:p text:style-name="P83"/>
          </table:table-cell>
          <table:table-cell table:style-name="Tabela11.E64" office:value-type="string">
            <text:p text:style-name="P83"/>
          </table:table-cell>
          <table:table-cell table:style-name="Tabela11.F64" office:value-type="string">
            <text:p text:style-name="P86"><text:span text:style-name="T38">0:</text:span><text:span text:style-name="T38">disable</text:span><text:span text:style-name="T38"> <text:s/>1: enable</text:span></text:p>
          </table:table-cell>
        </table:table-row>
        <table:table-row table:style-name="Tabela11.2">
          <table:table-cell table:style-name="Tabela11.A65" office:value-type="string">
            <text:p text:style-name="P178">1101</text:p>
          </table:table-cell>
          <table:table-cell table:style-name="Tabela11.B65" office:value-type="string">
            <text:p text:style-name="P179">Remote mode watch dog time<text:span text:style-name="T61"/></text:p>
          </table:table-cell>
          <table:table-cell table:style-name="Tabela11.C65" office:value-type="string">
            <text:p text:style-name="P180">R/W</text:p>
          </table:table-cell>
          <table:table-cell table:style-name="Tabela11.D65" office:value-type="string">
            <text:p text:style-name="P85">[10,18000]<text:span text:style-name="T38"/></text:p>
          </table:table-cell>
          <table:table-cell table:style-name="Tabela11.E65" office:value-type="string">
            <text:p text:style-name="P85">S<text:span text:style-name="T38"/></text:p>
          </table:table-cell>
          <table:table-cell table:style-name="Tabela11.F65" office:value-type="string">
            <text:p text:style-name="P90"><text:span text:style-name="T4"><text:s/></text:span><text:span text:style-name="T40">0xFFFF: mean watch dog off [default value]</text:span></text:p>
            <text:p text:style-name="P82"><text:span text:style-name="T38">I</text:span><text:span text:style-name="T38">f watch dog out of this setting vaule, inv will exit remote mode</text:span></text:p>
          </table:table-cell>
        </table:table-row>
        <table:table-row table:style-name="Tabela11.2">
          <table:table-cell table:style-name="Tabela11.A66" office:value-type="string">
            <text:p text:style-name="P181"/>
          </table:table-cell>
          <table:table-cell table:style-name="Tabela11.B66" office:value-type="string">
            <text:p text:style-name="P182"/>
          </table:table-cell>
          <table:table-cell table:style-name="Tabela11.C66" office:value-type="string">
            <text:p text:style-name="P183"/>
          </table:table-cell>
          <table:table-cell table:style-name="Tabela11.D66" office:value-type="string">
            <text:p text:style-name="P83"/>
          </table:table-cell>
          <table:table-cell table:style-name="Tabela11.E66" office:value-type="string">
            <text:p text:style-name="P83"/>
          </table:table-cell>
          <table:table-cell table:style-name="Tabela11.F66" office:value-type="string">
            <text:p text:style-name="P91"/>
          </table:table-cell>
        </table:table-row>
        <table:table-row table:style-name="Tabela11.2">
          <table:table-cell table:style-name="Tabela11.A67" office:value-type="string">
            <text:p text:style-name="P178">1106</text:p>
          </table:table-cell>
          <table:table-cell table:style-name="Tabela11.B67" office:value-type="string">
            <text:p text:style-name="P179">AC power control mode<text:span text:style-name="T60"/></text:p>
          </table:table-cell>
          <table:table-cell table:style-name="Tabela11.C67" office:value-type="string">
            <text:p text:style-name="P180">R/W</text:p>
          </table:table-cell>
          <table:table-cell table:style-name="Tabela11.D67" office:value-type="string">
            <text:p text:style-name="P83"/>
          </table:table-cell>
          <table:table-cell table:style-name="Tabela11.E67" office:value-type="string">
            <text:p text:style-name="P83"/>
          </table:table-cell>
          <table:table-cell table:style-name="Tabela11.F67" office:value-type="string">
            <text:p text:style-name="P85">0:control three pahse together<text:span text:style-name="T38"/></text:p>
            <text:p text:style-name="P86"><text:span text:style-name="T38">1: each phase </text:span><text:span text:style-name="T38">independent</text:span></text:p>
          </table:table-cell>
        </table:table-row>
        <table:table-row table:style-name="Tabela11.2">
          <table:table-cell table:style-name="Tabela11.A68" office:value-type="string">
            <text:p text:style-name="P91"/>
          </table:table-cell>
          <table:table-cell table:style-name="Tabela11.B68" office:value-type="string">
            <text:p text:style-name="P91"/>
          </table:table-cell>
          <table:table-cell table:style-name="Tabela11.C68" office:value-type="string">
            <text:p text:style-name="P175"/>
          </table:table-cell>
          <table:table-cell table:style-name="Tabela11.D68" office:value-type="string">
            <text:p text:style-name="P83"/>
          </table:table-cell>
          <table:table-cell table:style-name="Tabela11.E68" office:value-type="string">
            <text:p text:style-name="P83"/>
          </table:table-cell>
          <table:table-cell table:style-name="Tabela11.F68" office:value-type="string">
            <text:p text:style-name="P83"/>
          </table:table-cell>
        </table:table-row>
        <table:table-row table:style-name="Tabela11.2">
          <table:table-cell table:style-name="Tabela11.A69" office:value-type="string">
            <text:p text:style-name="P91"/>
          </table:table-cell>
          <table:table-cell table:style-name="Tabela11.B69" office:value-type="string">
            <text:p text:style-name="P91"/>
          </table:table-cell>
          <table:table-cell table:style-name="Tabela11.C69" office:value-type="string">
            <text:p text:style-name="P175"/>
          </table:table-cell>
          <table:table-cell table:style-name="Tabela11.D69" office:value-type="string">
            <text:p text:style-name="P83"/>
          </table:table-cell>
          <table:table-cell table:style-name="Tabela11.E69" office:value-type="string">
            <text:p text:style-name="P83"/>
          </table:table-cell>
          <table:table-cell table:style-name="Tabela11.F69" office:value-type="string">
            <text:p text:style-name="P83"/>
          </table:table-cell>
        </table:table-row>
        <table:table-row table:style-name="Tabela11.2">
          <table:table-cell table:style-name="Tabela11.A70" office:value-type="string">
            <text:p text:style-name="P81">1111<text:span text:style-name="T38"/></text:p>
          </table:table-cell>
          <table:table-cell table:style-name="Tabela11.B70" office:value-type="string">
            <text:p text:style-name="P179">setting INV output power, ABC 3 phase</text:p>
          </table:table-cell>
          <table:table-cell table:style-name="Tabela11.C70" office:value-type="string">
            <text:p text:style-name="P180">R/W</text:p>
          </table:table-cell>
          <table:table-cell table:style-name="Tabela11.D70" office:value-type="string">
            <text:p text:style-name="P85">[-1200,1200]<text:span text:style-name="T38"/></text:p>
          </table:table-cell>
          <table:table-cell table:style-name="Tabela11.E70" office:value-type="string">
            <text:p text:style-name="P85">0.1%<text:span text:style-name="T38"/></text:p>
          </table:table-cell>
          <table:table-cell table:style-name="Tabela11.F70" office:value-type="string">
            <text:p text:style-name="P83"/>
          </table:table-cell>
        </table:table-row>
        <table:table-row table:style-name="Tabela11.2">
          <table:table-cell table:style-name="Tabela11.A71" office:value-type="string">
            <text:p text:style-name="P81">1112<text:span text:style-name="T38"/></text:p>
          </table:table-cell>
          <table:table-cell table:style-name="Tabela11.B71" office:value-type="string">
            <text:p text:style-name="P179">setting INV output power, A phase</text:p>
          </table:table-cell>
          <table:table-cell table:style-name="Tabela11.C71" office:value-type="string">
            <text:p text:style-name="P180">R/W</text:p>
          </table:table-cell>
          <table:table-cell table:style-name="Tabela11.D71" office:value-type="string">
            <text:p text:style-name="P85">[-1200,1200]<text:span text:style-name="T38"/></text:p>
          </table:table-cell>
          <table:table-cell table:style-name="Tabela11.E71" office:value-type="string">
            <text:p text:style-name="P85">0.1%<text:span text:style-name="T38"/></text:p>
          </table:table-cell>
          <table:table-cell table:style-name="Tabela11.F71" office:value-type="string">
            <text:p text:style-name="P83"/>
          </table:table-cell>
        </table:table-row>
        <table:table-row table:style-name="Tabela11.2">
          <table:table-cell table:style-name="Tabela11.A72" office:value-type="string">
            <text:p text:style-name="P81">1113<text:span text:style-name="T38"/></text:p>
          </table:table-cell>
          <table:table-cell table:style-name="Tabela11.B72" office:value-type="string">
            <text:p text:style-name="P179">setting INV output power, B phase</text:p>
          </table:table-cell>
          <table:table-cell table:style-name="Tabela11.C72" office:value-type="string">
            <text:p text:style-name="P180">R/W</text:p>
          </table:table-cell>
          <table:table-cell table:style-name="Tabela11.D72" office:value-type="string">
            <text:p text:style-name="P85">[-1200,1200]<text:span text:style-name="T38"/></text:p>
          </table:table-cell>
          <table:table-cell table:style-name="Tabela11.E72" office:value-type="string">
            <text:p text:style-name="P85">0.1%<text:span text:style-name="T38"/></text:p>
          </table:table-cell>
          <table:table-cell table:style-name="Tabela11.F72" office:value-type="string">
            <text:p text:style-name="P83"/>
          </table:table-cell>
        </table:table-row>
        <table:table-row table:style-name="Tabela11.2">
          <table:table-cell table:style-name="Tabela11.A73" office:value-type="string">
            <text:p text:style-name="P81">1114<text:span text:style-name="T38"/></text:p>
          </table:table-cell>
          <table:table-cell table:style-name="Tabela11.B73" office:value-type="string">
            <text:p text:style-name="P179">setting INV output power, C phase</text:p>
          </table:table-cell>
          <table:table-cell table:style-name="Tabela11.C73" office:value-type="string">
            <text:p text:style-name="P180">R/W</text:p>
          </table:table-cell>
          <table:table-cell table:style-name="Tabela11.D73" office:value-type="string">
            <text:p text:style-name="P85">[-1200,1200]<text:span text:style-name="T38"/></text:p>
          </table:table-cell>
          <table:table-cell table:style-name="Tabela11.E73" office:value-type="string">
            <text:p text:style-name="P85">0.1%<text:span text:style-name="T38"/></text:p>
          </table:table-cell>
          <table:table-cell table:style-name="Tabela11.F73" office:value-type="string">
            <text:p text:style-name="P83"/>
          </table:table-cell>
        </table:table-row>
        <text:soft-page-break/>
        <table:table-row table:style-name="Tabela11.2">
          <table:table-cell table:style-name="Tabela11.A74" office:value-type="string">
            <text:p text:style-name="P91"/>
          </table:table-cell>
          <table:table-cell table:style-name="Tabela11.B74" office:value-type="string">
            <text:p text:style-name="P91"/>
          </table:table-cell>
          <table:table-cell table:style-name="Tabela11.C74" office:value-type="string">
            <text:p text:style-name="P175"/>
          </table:table-cell>
          <table:table-cell table:style-name="Tabela11.D74" office:value-type="string">
            <text:p text:style-name="P83"/>
          </table:table-cell>
          <table:table-cell table:style-name="Tabela11.E74" office:value-type="string">
            <text:p text:style-name="P83"/>
          </table:table-cell>
          <table:table-cell table:style-name="Tabela11.F74" office:value-type="string">
            <text:p text:style-name="P83"/>
          </table:table-cell>
        </table:table-row>
        <table:table-row table:style-name="Tabela11.2">
          <table:table-cell table:style-name="Tabela11.A75" office:value-type="string">
            <text:p text:style-name="P81">1117<text:span text:style-name="T38"/></text:p>
          </table:table-cell>
          <table:table-cell table:style-name="Tabela11.B75" office:value-type="string">
            <text:p text:style-name="P82"><text:span text:style-name="T9">R</text:span><text:span text:style-name="T9">eactive</text:span><text:span text:style-name="T38"> power mode</text:span></text:p>
          </table:table-cell>
          <table:table-cell table:style-name="Tabela11.C75" office:value-type="string">
            <text:p text:style-name="P175"/>
          </table:table-cell>
          <table:table-cell table:style-name="Tabela11.D75" office:value-type="string">
            <text:p text:style-name="P83"/>
          </table:table-cell>
          <table:table-cell table:style-name="Tabela11.E75" office:value-type="string">
            <text:p text:style-name="P83"/>
          </table:table-cell>
          <table:table-cell table:style-name="Tabela11.F75" office:value-type="string">
            <text:p text:style-name="P85">0: off<text:span text:style-name="T38"/></text:p>
            <text:p text:style-name="P85">1,PF mode<text:span text:style-name="T38"/></text:p>
            <text:p text:style-name="P85">2,Var <text:s/>%<text:span text:style-name="T38"/></text:p>
          </table:table-cell>
        </table:table-row>
        <table:table-row table:style-name="Tabela11.2">
          <table:table-cell table:style-name="Tabela11.A76" office:value-type="string">
            <text:p text:style-name="P81">1118<text:span text:style-name="T38"/></text:p>
          </table:table-cell>
          <table:table-cell table:style-name="Tabela11.B76" office:value-type="string">
            <text:p text:style-name="P82"><text:span text:style-name="T38">S</text:span><text:span text:style-name="T38">etting reactive vaule 3phase</text:span></text:p>
          </table:table-cell>
          <table:table-cell table:style-name="Tabela11.C76" office:value-type="string">
            <text:p text:style-name="P180">R/W<text:span text:style-name="T38"/></text:p>
          </table:table-cell>
          <table:table-cell table:style-name="Tabela11.D76" table:number-rows-spanned="4" office:value-type="string">
            <text:p text:style-name="P134">[-800,+800]<text:span text:style-name="T38"/></text:p>
            <text:p text:style-name="P134">[-1200,+1200]<text:span text:style-name="T38"/></text:p>
          </table:table-cell>
          <table:table-cell table:style-name="Tabela11.E76" table:number-rows-spanned="4" office:value-type="string">
            <text:p text:style-name="P85">PF:<text:span text:style-name="T38"/></text:p>
            <text:p text:style-name="P85">VAR:0.1%<text:span text:style-name="T38"/></text:p>
          </table:table-cell>
          <table:table-cell table:style-name="Tabela11.F76" table:number-rows-spanned="4" office:value-type="string">
            <text:p text:style-name="P85">PF: <text:s/>-800 <text:s text:c="2"/>-0.8<text:span text:style-name="T38"/></text:p>
            <text:p text:style-name="P148"><text:span text:style-name="T4"><text:s text:c="5"/></text:span><text:span text:style-name="T40">-990 <text:s text:c="2"/>-0.99</text:span></text:p>
            <text:p text:style-name="P148"><text:span text:style-name="T4"><text:s text:c="5"/></text:span><text:span text:style-name="T40">1000 <text:s text:c="2"/>1</text:span></text:p>
            <text:p text:style-name="P148"><text:span text:style-name="T4"><text:s text:c="5"/></text:span><text:span text:style-name="T40">999 <text:s text:c="3"/>0.99</text:span></text:p>
            <text:p text:style-name="P148"><text:span text:style-name="T4"><text:s text:c="5"/></text:span><text:span text:style-name="T40">800 <text:s text:c="3"/>0.8</text:span></text:p>
          </table:table-cell>
        </table:table-row>
        <table:table-row table:style-name="Tabela11.2">
          <table:table-cell table:style-name="Tabela11.A77" office:value-type="string">
            <text:p text:style-name="P81">1119<text:span text:style-name="T38"/></text:p>
          </table:table-cell>
          <table:table-cell table:style-name="Tabela11.B77" office:value-type="string">
            <text:p text:style-name="P82"><text:span text:style-name="T38">S</text:span><text:span text:style-name="T38">etting reactive vaule Aphase</text:span></text:p>
          </table:table-cell>
          <table:table-cell table:style-name="Tabela11.C77" office:value-type="string">
            <text:p text:style-name="P180">R/W<text:span text:style-name="T38"/></text:p>
          </table:table-cell>
          <table:covered-table-cell table:style-name="Tabela11.D76"/>
          <table:covered-table-cell table:style-name="Tabela11.E76"/>
          <table:covered-table-cell table:style-name="Tabela11.F76"/>
        </table:table-row>
        <table:table-row table:style-name="Tabela11.2">
          <table:table-cell table:style-name="Tabela11.A78" office:value-type="string">
            <text:p text:style-name="P81">1120<text:span text:style-name="T38"/></text:p>
          </table:table-cell>
          <table:table-cell table:style-name="Tabela11.B78" office:value-type="string">
            <text:p text:style-name="P82"><text:span text:style-name="T38">S</text:span><text:span text:style-name="T38">etting reactive vaule Bphase</text:span></text:p>
          </table:table-cell>
          <table:table-cell table:style-name="Tabela11.C78" office:value-type="string">
            <text:p text:style-name="P180">R/W<text:span text:style-name="T38"/></text:p>
          </table:table-cell>
          <table:covered-table-cell table:style-name="Tabela11.D76"/>
          <table:covered-table-cell table:style-name="Tabela11.E76"/>
          <table:covered-table-cell table:style-name="Tabela11.F76"/>
        </table:table-row>
        <table:table-row table:style-name="Tabela11.2">
          <table:table-cell table:style-name="Tabela11.A79" office:value-type="string">
            <text:p text:style-name="P81">1121<text:span text:style-name="T38"/></text:p>
          </table:table-cell>
          <table:table-cell table:style-name="Tabela11.B79" office:value-type="string">
            <text:p text:style-name="P82"><text:span text:style-name="T38">S</text:span><text:span text:style-name="T38">etting reactive vaule Cphase</text:span></text:p>
          </table:table-cell>
          <table:table-cell table:style-name="Tabela11.C79" office:value-type="string">
            <text:p text:style-name="P180">R/W<text:span text:style-name="T38"/></text:p>
          </table:table-cell>
          <table:covered-table-cell table:style-name="Tabela11.D76"/>
          <table:covered-table-cell table:style-name="Tabela11.E76"/>
          <table:covered-table-cell table:style-name="Tabela11.F76"/>
        </table:table-row>
        <table:table-row table:style-name="Tabela11.2">
          <table:table-cell table:style-name="Tabela11.A80" office:value-type="string">
            <text:p text:style-name="P91"/>
          </table:table-cell>
          <table:table-cell table:style-name="Tabela11.B80" office:value-type="string">
            <text:p text:style-name="P91"/>
          </table:table-cell>
          <table:table-cell table:style-name="Tabela11.C80" office:value-type="string">
            <text:p text:style-name="P175"/>
          </table:table-cell>
          <table:table-cell table:style-name="Tabela11.D80" office:value-type="string">
            <text:p text:style-name="P83"/>
          </table:table-cell>
          <table:table-cell table:style-name="Tabela11.E80" office:value-type="string">
            <text:p text:style-name="P83"/>
          </table:table-cell>
          <table:table-cell table:style-name="Tabela11.F80" office:value-type="string">
            <text:p text:style-name="P83"/>
          </table:table-cell>
        </table:table-row>
        <table:table-row table:style-name="Tabela11.2">
          <table:table-cell table:style-name="Tabela11.A81" office:value-type="string">
            <text:p text:style-name="P91"/>
          </table:table-cell>
          <table:table-cell table:style-name="Tabela11.B81" office:value-type="string">
            <text:p text:style-name="P91"/>
          </table:table-cell>
          <table:table-cell table:style-name="Tabela11.C81" office:value-type="string">
            <text:p text:style-name="P175"/>
          </table:table-cell>
          <table:table-cell table:style-name="Tabela11.D81" office:value-type="string">
            <text:p text:style-name="P83"/>
          </table:table-cell>
          <table:table-cell table:style-name="Tabela11.E81" office:value-type="string">
            <text:p text:style-name="P83"/>
          </table:table-cell>
          <table:table-cell table:style-name="Tabela11.F81" office:value-type="string">
            <text:p text:style-name="P83"/>
          </table:table-cell>
        </table:table-row>
      </table:table>
      <text:p text:style-name="P184"/>
      <text:p text:style-name="P184"/>
      <text:p text:style-name="P184"/>
      <text:list text:continue-list="list134844971869334" text:style-name="WW8Num1">
        <text:list-item>
          <text:list>
            <text:list-item>
              <text:h text:style-name="P9" text:outline-level="2">03德业电池只读区</text:h>
            </text:list-item>
          </text:list>
        </text:list-item>
      </text:list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row table:style-name="Tabela12.1">
          <table:table-cell table:style-name="Tabela12.A1" office:value-type="string">
            <text:p text:style-name="P15"><text:span text:style-name="T62">A</text:span><text:span text:style-name="T62">ddr.</text:span></text:p>
          </table:table-cell>
          <table:table-cell table:style-name="Tabela12.A1" table:number-columns-spanned="2" office:value-type="string">
            <text:p text:style-name="P185">寄存器含义<text:span text:style-name="T16"/></text:p>
          </table:table-cell>
          <table:covered-table-cell/>
          <table:table-cell table:style-name="Tabela12.A1" office:value-type="string">
            <text:p text:style-name="P185">R/W<text:span text:style-name="T16"/></text:p>
          </table:table-cell>
          <table:table-cell table:style-name="Tabela12.A1" office:value-type="string">
            <text:p text:style-name="P185">Range<text:span text:style-name="T16"/></text:p>
          </table:table-cell>
          <table:table-cell table:style-name="Tabela12.A1" office:value-type="string">
            <text:p text:style-name="P186">Unit<text:span text:style-name="T16"/></text:p>
          </table:table-cell>
          <table:table-cell table:style-name="Tabela12.A1" office:value-type="string">
            <text:p text:style-name="P186">note<text:span text:style-name="T16"/></text:p>
          </table:table-cell>
        </table:table-row>
        <table:table-row table:style-name="Tabela12.2">
          <table:table-cell table:style-name="Tabela12.A2" table:number-columns-spanned="7" office:value-type="string">
            <text:p text:style-name="P187">德业电池<text:span text:style-name="T6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2">
          <table:table-cell table:style-name="Tabela12.A3" table:number-columns-spanned="2" office:value-type="string">
            <text:p text:style-name="P185">10000<text:span text:style-name="T62"/></text:p>
          </table:table-cell>
          <table:covered-table-cell/>
          <table:table-cell table:style-name="Tabela12.A3" office:value-type="string">
            <text:p text:style-name="P188">设备类型<text:span text:style-name="T63"/></text:p>
            <text:p text:style-name="P188">Device Type<text:span text:style-name="T63"/></text:p>
          </table:table-cell>
          <table:table-cell table:style-name="Tabela12.A3" office:value-type="string">
            <text:p text:style-name="P185">R</text:p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90"/>
          </table:table-cell>
          <table:table-cell table:style-name="Tabela12.A3" office:value-type="string">
            <text:p text:style-name="P15"><text:span text:style-name="T63">0x700</text:span><text:span text:style-name="T63">:锂电池Pack协议</text:span></text:p>
          </table:table-cell>
        </table:table-row>
        <table:table-row table:style-name="Tabela12.2">
          <table:table-cell table:style-name="Tabela12.A3" table:number-columns-spanned="2" office:value-type="string">
            <text:p text:style-name="P185">10001<text:span text:style-name="T62"/></text:p>
          </table:table-cell>
          <table:covered-table-cell/>
          <table:table-cell table:style-name="Tabela12.A3" office:value-type="string">
            <text:p text:style-name="P188">协议版本号<text:span text:style-name="T63"/></text:p>
            <text:p text:style-name="P15"><text:span text:style-name="T63">P</text:span><text:span text:style-name="T63">rotocol Version</text:span></text:p>
          </table:table-cell>
          <table:table-cell table:style-name="Tabela12.A3" office:value-type="string">
            <text:p text:style-name="P191">R</text:p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90"/>
          </table:table-cell>
          <table:table-cell table:style-name="Tabela12.A3" office:value-type="string">
            <text:p text:style-name="P190"/>
          </table:table-cell>
        </table:table-row>
        <table:table-row table:style-name="Tabela12.2">
          <table:table-cell table:style-name="Tabela12.A3" table:number-columns-spanned="2" office:value-type="string">
            <text:p text:style-name="P185">10002<text:span text:style-name="T62"/></text:p>
          </table:table-cell>
          <table:covered-table-cell/>
          <table:table-cell table:style-name="Tabela12.A3" office:value-type="string">
            <text:p text:style-name="P188">电池PackNum数<text:span text:style-name="T63"/></text:p>
            <text:p text:style-name="P15"><text:span text:style-name="T63">P</text:span><text:span text:style-name="T63">acknum number</text:span></text:p>
          </table:table-cell>
          <table:table-cell table:style-name="Tabela12.A3" office:value-type="string">
            <text:p text:style-name="P191">R</text:p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88">1<text:span text:style-name="T63"/></text:p>
          </table:table-cell>
          <table:table-cell table:style-name="Tabela12.A3" office:value-type="string">
            <text:p text:style-name="P190"/>
          </table:table-cell>
        </table:table-row>
        <table:table-row table:style-name="Tabela12.2">
          <table:table-cell table:style-name="Tabela12.A3" table:number-columns-spanned="2" office:value-type="string">
            <text:p text:style-name="P185">10003<text:span text:style-name="T62"/></text:p>
          </table:table-cell>
          <table:covered-table-cell/>
          <table:table-cell table:style-name="Tabela12.A3" office:value-type="string">
            <text:p text:style-name="P188">电池电压<text:span text:style-name="T63"/></text:p>
            <text:p text:style-name="P188">Battery voltage<text:span text:style-name="T63"/></text:p>
          </table:table-cell>
          <table:table-cell table:style-name="Tabela12.A3" office:value-type="string">
            <text:p text:style-name="P191">R</text:p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5"><text:span text:style-name="T63">0</text:span><text:span text:style-name="T63">.1V</text:span></text:p>
          </table:table-cell>
          <table:table-cell table:style-name="Tabela12.A3" office:value-type="string">
            <text:p text:style-name="P190"/>
          </table:table-cell>
        </table:table-row>
        <table:table-row table:style-name="Tabela12.2">
          <table:table-cell table:style-name="Tabela12.A3" table:number-columns-spanned="2" office:value-type="string">
            <text:p text:style-name="P185">10004<text:span text:style-name="T62"/></text:p>
          </table:table-cell>
          <table:covered-table-cell/>
          <table:table-cell table:style-name="Tabela12.A3" office:value-type="string">
            <text:p text:style-name="P188">电池电流<text:span text:style-name="T63"/></text:p>
            <text:p text:style-name="P188">Battery current<text:span text:style-name="T63"/></text:p>
          </table:table-cell>
          <table:table-cell table:style-name="Tabela12.A3" office:value-type="string">
            <text:p text:style-name="P191">R</text:p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5"><text:span text:style-name="T63">0</text:span><text:span text:style-name="T63">.1A</text:span></text:p>
          </table:table-cell>
          <table:table-cell table:style-name="Tabela12.A3" office:value-type="string">
            <text:p text:style-name="P190"/>
          </table:table-cell>
        </table:table-row>
        <table:table-row table:style-name="Tabela12.2">
          <table:table-cell table:style-name="Tabela12.A3" table:number-columns-spanned="2" office:value-type="string">
            <text:p text:style-name="P185">10005<text:span text:style-name="T62"/></text:p>
          </table:table-cell>
          <table:covered-table-cell/>
          <table:table-cell table:style-name="Tabela12.A3" office:value-type="string">
            <text:p text:style-name="P188">电池容量SOC<text:span text:style-name="T63"/></text:p>
            <text:p text:style-name="P188">Battery SOC<text:span text:style-name="T63"/></text:p>
          </table:table-cell>
          <table:table-cell table:style-name="Tabela12.A3" office:value-type="string">
            <text:p text:style-name="P191">R</text:p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5"><text:span text:style-name="T63">1</text:span><text:span text:style-name="T63">%</text:span></text:p>
          </table:table-cell>
          <table:table-cell table:style-name="Tabela12.A3" office:value-type="string">
            <text:p text:style-name="P190"/>
          </table:table-cell>
        </table:table-row>
        <table:table-row table:style-name="Tabela12.2">
          <table:table-cell table:style-name="Tabela12.A3" table:number-columns-spanned="2" office:value-type="string">
            <text:p text:style-name="P185">10006<text:span text:style-name="T62"/></text:p>
          </table:table-cell>
          <table:covered-table-cell/>
          <table:table-cell table:style-name="Tabela12.A3" office:value-type="string">
            <text:p text:style-name="P188">电池健康度SOH<text:span text:style-name="T63"/></text:p>
            <text:p text:style-name="P188">Battery SOH<text:span text:style-name="T63"/></text:p>
          </table:table-cell>
          <table:table-cell table:style-name="Tabela12.A3" office:value-type="string">
            <text:p text:style-name="P191">R</text:p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5"><text:span text:style-name="T63">1</text:span><text:span text:style-name="T63">%</text:span></text:p>
          </table:table-cell>
          <table:table-cell table:style-name="Tabela12.A3" office:value-type="string">
            <text:p text:style-name="P190"/>
          </table:table-cell>
        </table:table-row>
        <table:table-row table:style-name="Tabela12.2">
          <table:table-cell table:style-name="Tabela12.A3" table:number-columns-spanned="2" office:value-type="string">
            <text:p text:style-name="P185">10007<text:span text:style-name="T62"/></text:p>
          </table:table-cell>
          <table:covered-table-cell/>
          <table:table-cell table:style-name="Tabela12.A3" office:value-type="string">
            <text:p text:style-name="P188">电池剩余容量<text:span text:style-name="T63"/></text:p>
            <text:p text:style-name="P15"><text:span text:style-name="T63">B</text:span><text:span text:style-name="T63">attery CApAH</text:span></text:p>
          </table:table-cell>
          <table:table-cell table:style-name="Tabela12.A3" office:value-type="string">
            <text:p text:style-name="P191">R</text:p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5"><text:span text:style-name="T63">1</text:span><text:span text:style-name="T63">AH</text:span></text:p>
          </table:table-cell>
          <table:table-cell table:style-name="Tabela12.A3" office:value-type="string">
            <text:p text:style-name="P190"/>
          </table:table-cell>
        </table:table-row>
        <table:table-row table:style-name="Tabela12.2">
          <table:table-cell table:style-name="Tabela12.A3" table:number-columns-spanned="2" office:value-type="string">
            <text:p text:style-name="P185">10008<text:span text:style-name="T62"/></text:p>
          </table:table-cell>
          <table:covered-table-cell/>
          <table:table-cell table:style-name="Tabela12.A3" office:value-type="string">
            <text:p text:style-name="P188">电池温度<text:span text:style-name="T63"/></text:p>
            <text:p text:style-name="P188">Battery Temp<text:span text:style-name="T63"/></text:p>
          </table:table-cell>
          <table:table-cell table:style-name="Tabela12.A3" office:value-type="string">
            <text:p text:style-name="P191">R</text:p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88">0.1C<text:span text:style-name="T63"/></text:p>
          </table:table-cell>
          <table:table-cell table:style-name="Tabela12.A3" office:value-type="string">
            <text:p text:style-name="P190"/>
          </table:table-cell>
        </table:table-row>
        <table:table-row table:style-name="Tabela12.2">
          <table:table-cell table:style-name="Tabela12.A3" table:number-columns-spanned="2" office:value-type="string">
            <text:p text:style-name="P185">10009<text:span text:style-name="T62"/></text:p>
          </table:table-cell>
          <table:covered-table-cell/>
          <table:table-cell table:style-name="Tabela12.A3" office:value-type="string">
            <text:p text:style-name="P188">电池充电电压<text:span text:style-name="T63"/></text:p>
            <text:p text:style-name="P15"><text:span text:style-name="T63">C</text:span><text:span text:style-name="T63">harge Voltage</text:span></text:p>
          </table:table-cell>
          <table:table-cell table:style-name="Tabela12.A3" office:value-type="string">
            <text:p text:style-name="P191">R</text:p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5"><text:span text:style-name="T63">0</text:span><text:span text:style-name="T63">.1V</text:span></text:p>
          </table:table-cell>
          <table:table-cell table:style-name="Tabela12.A3" office:value-type="string">
            <text:p text:style-name="P190"/>
          </table:table-cell>
        </table:table-row>
        <table:table-row table:style-name="Tabela12.2">
          <table:table-cell table:style-name="Tabela12.A3" table:number-columns-spanned="2" office:value-type="string">
            <text:p text:style-name="P185">10010<text:span text:style-name="T62"/></text:p>
          </table:table-cell>
          <table:covered-table-cell/>
          <table:table-cell table:style-name="Tabela12.A3" office:value-type="string">
            <text:p text:style-name="P188">电池放电电压<text:span text:style-name="T63"/></text:p>
            <text:p text:style-name="P188">Discharge voltage<text:span text:style-name="T63"/></text:p>
          </table:table-cell>
          <table:table-cell table:style-name="Tabela12.A3" office:value-type="string">
            <text:p text:style-name="P191">R</text:p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5"><text:span text:style-name="T63">0</text:span><text:span text:style-name="T63">.1V</text:span></text:p>
          </table:table-cell>
          <table:table-cell table:style-name="Tabela12.A3" office:value-type="string">
            <text:p text:style-name="P190"/>
          </table:table-cell>
        </table:table-row>
        <table:table-row table:style-name="Tabela12.2">
          <table:table-cell table:style-name="Tabela12.A3" table:number-columns-spanned="2" office:value-type="string">
            <text:p text:style-name="P185">10011<text:span text:style-name="T62"/></text:p>
          </table:table-cell>
          <table:covered-table-cell/>
          <table:table-cell table:style-name="Tabela12.A3" office:value-type="string">
            <text:p text:style-name="P188">电池充电截止电压<text:span text:style-name="T63"/></text:p>
            <text:p text:style-name="P188">Charge End voltage<text:span text:style-name="T63"/></text:p>
          </table:table-cell>
          <table:table-cell table:style-name="Tabela12.A3" office:value-type="string">
            <text:p text:style-name="P191">R</text:p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5"><text:span text:style-name="T63">1</text:span><text:span text:style-name="T63">V</text:span></text:p>
          </table:table-cell>
          <table:table-cell table:style-name="Tabela12.A3" office:value-type="string">
            <text:p text:style-name="P190"/>
          </table:table-cell>
        </table:table-row>
        <table:table-row table:style-name="Tabela12.2">
          <table:table-cell table:style-name="Tabela12.A3" table:number-columns-spanned="2" office:value-type="string">
            <text:p text:style-name="P185">10012<text:span text:style-name="T62"/></text:p>
          </table:table-cell>
          <table:covered-table-cell/>
          <table:table-cell table:style-name="Tabela12.A3" office:value-type="string">
            <text:p text:style-name="P188">电池放电截止电压<text:span text:style-name="T63"/></text:p>
            <text:p text:style-name="P192">Discharge End voltage<text:span text:style-name="T64"/></text:p>
          </table:table-cell>
          <table:table-cell table:style-name="Tabela12.A3" office:value-type="string">
            <text:p text:style-name="P191">R</text:p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5"><text:span text:style-name="T63">1</text:span><text:span text:style-name="T63">V</text:span></text:p>
          </table:table-cell>
          <table:table-cell table:style-name="Tabela12.A3" office:value-type="string">
            <text:p text:style-name="P190"/>
          </table:table-cell>
        </table:table-row>
        <text:soft-page-break/>
        <table:table-row table:style-name="Tabela12.2">
          <table:table-cell table:style-name="Tabela12.A3" table:number-columns-spanned="2" office:value-type="string">
            <text:p text:style-name="P185">10013<text:span text:style-name="T62"/></text:p>
          </table:table-cell>
          <table:covered-table-cell/>
          <table:table-cell table:style-name="Tabela12.A3" office:value-type="string">
            <text:p text:style-name="P188">电池充电限流<text:span text:style-name="T63"/></text:p>
            <text:p text:style-name="P188">Charge limit current<text:span text:style-name="T63"/></text:p>
          </table:table-cell>
          <table:table-cell table:style-name="Tabela12.A3" office:value-type="string">
            <text:p text:style-name="P191">R</text:p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88">1A<text:span text:style-name="T63"/></text:p>
          </table:table-cell>
          <table:table-cell table:style-name="Tabela12.A3" office:value-type="string">
            <text:p text:style-name="P190"/>
          </table:table-cell>
        </table:table-row>
        <table:table-row table:style-name="Tabela12.2">
          <table:table-cell table:style-name="Tabela12.A3" table:number-columns-spanned="2" office:value-type="string">
            <text:p text:style-name="P185">10014<text:span text:style-name="T62"/></text:p>
          </table:table-cell>
          <table:covered-table-cell/>
          <table:table-cell table:style-name="Tabela12.A3" office:value-type="string">
            <text:p text:style-name="P188">电池放电限流<text:span text:style-name="T63"/></text:p>
            <text:p text:style-name="P188">Discharge limit current<text:span text:style-name="T65"/></text:p>
          </table:table-cell>
          <table:table-cell table:style-name="Tabela12.A3" office:value-type="string">
            <text:p text:style-name="P191">R</text:p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5"><text:span text:style-name="T63">1</text:span><text:span text:style-name="T63">A</text:span></text:p>
          </table:table-cell>
          <table:table-cell table:style-name="Tabela12.A3" office:value-type="string">
            <text:p text:style-name="P190"/>
          </table:table-cell>
        </table:table-row>
        <table:table-row table:style-name="Tabela12.2">
          <table:table-cell table:style-name="Tabela12.A3" table:number-columns-spanned="2" office:value-type="string">
            <text:p text:style-name="P185">10015<text:span text:style-name="T62"/></text:p>
          </table:table-cell>
          <table:covered-table-cell/>
          <table:table-cell table:style-name="Tabela12.A3" office:value-type="string">
            <text:p text:style-name="P15"><text:span text:style-name="T63">电池离网</text:span><text:span text:style-name="T63">充</text:span><text:span text:style-name="T63">电限流</text:span></text:p>
            <text:p text:style-name="P188">Off grid Charge limit current<text:span text:style-name="T63"/></text:p>
          </table:table-cell>
          <table:table-cell table:style-name="Tabela12.A3" office:value-type="string">
            <text:p text:style-name="P191">R</text:p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5"><text:span text:style-name="T63">1</text:span><text:span text:style-name="T63">A</text:span></text:p>
          </table:table-cell>
          <table:table-cell table:style-name="Tabela12.A3" office:value-type="string">
            <text:p text:style-name="P190"/>
          </table:table-cell>
        </table:table-row>
        <table:table-row table:style-name="Tabela12.2">
          <table:table-cell table:style-name="Tabela12.A3" table:number-columns-spanned="2" office:value-type="string">
            <text:p text:style-name="P185">10016<text:span text:style-name="T62"/></text:p>
          </table:table-cell>
          <table:covered-table-cell/>
          <table:table-cell table:style-name="Tabela12.A3" office:value-type="string">
            <text:p text:style-name="P15"><text:span text:style-name="T63">电池离网</text:span><text:span text:style-name="T63">放</text:span><text:span text:style-name="T63">电电流</text:span></text:p>
            <text:p text:style-name="P188">Off grid Discharge limit current<text:span text:style-name="T63"/></text:p>
          </table:table-cell>
          <table:table-cell table:style-name="Tabela12.A3" office:value-type="string">
            <text:p text:style-name="P191">R</text:p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5"><text:span text:style-name="T63">1</text:span><text:span text:style-name="T63">A</text:span></text:p>
          </table:table-cell>
          <table:table-cell table:style-name="Tabela12.A3" office:value-type="string">
            <text:p text:style-name="P190"/>
          </table:table-cell>
        </table:table-row>
        <table:table-row table:style-name="Tabela12.2">
          <table:table-cell table:style-name="Tabela12.A3" table:number-columns-spanned="2" office:value-type="string">
            <text:p text:style-name="P185">10017<text:span text:style-name="T62"/></text:p>
          </table:table-cell>
          <table:covered-table-cell/>
          <table:table-cell table:style-name="Tabela12.A3" office:value-type="string">
            <text:p text:style-name="P15"><text:span text:style-name="T63">强充</text:span><text:span text:style-name="T63">标志</text:span></text:p>
            <text:p text:style-name="P188">Force Charge Flag<text:span text:style-name="T63"/></text:p>
          </table:table-cell>
          <table:table-cell table:style-name="Tabela12.A3" office:value-type="string">
            <text:p text:style-name="P191">R</text:p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90"/>
          </table:table-cell>
          <table:table-cell table:style-name="Tabela12.A3" office:value-type="string">
            <text:p text:style-name="P190"/>
          </table:table-cell>
        </table:table-row>
        <table:table-row table:style-name="Tabela12.2">
          <table:table-cell table:style-name="Tabela12.A3" table:number-columns-spanned="2" office:value-type="string">
            <text:p text:style-name="P185">10018<text:span text:style-name="T62"/></text:p>
          </table:table-cell>
          <table:covered-table-cell/>
          <table:table-cell table:style-name="Tabela12.A3" office:value-type="string">
            <text:p text:style-name="P188">校准容量标志<text:span text:style-name="T63"/></text:p>
            <text:p text:style-name="P188">Check SOC Flag<text:span text:style-name="T63"/></text:p>
          </table:table-cell>
          <table:table-cell table:style-name="Tabela12.A3" office:value-type="string">
            <text:p text:style-name="P191">R</text:p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90"/>
          </table:table-cell>
          <table:table-cell table:style-name="Tabela12.A3" office:value-type="string">
            <text:p text:style-name="P190"/>
          </table:table-cell>
        </table:table-row>
        <table:table-row table:style-name="Tabela12.2">
          <table:table-cell table:style-name="Tabela12.A3" table:number-columns-spanned="2" office:value-type="string">
            <text:p text:style-name="P185">10019<text:span text:style-name="T62"/></text:p>
          </table:table-cell>
          <table:covered-table-cell/>
          <table:table-cell table:style-name="Tabela12.A3" office:value-type="string">
            <text:p text:style-name="P15"><text:span text:style-name="T63">电池故障</text:span><text:span text:style-name="T63">1</text:span></text:p>
            <text:p text:style-name="P188">Battery Fault1<text:span text:style-name="T62"/></text:p>
          </table:table-cell>
          <table:table-cell table:style-name="Tabela12.A3" office:value-type="string">
            <text:p text:style-name="P191">R</text:p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90"/>
          </table:table-cell>
          <table:table-cell table:style-name="Tabela12.A3" office:value-type="string">
            <text:p text:style-name="P190"/>
          </table:table-cell>
        </table:table-row>
        <table:table-row table:style-name="Tabela12.2">
          <table:table-cell table:style-name="Tabela12.A3" table:number-columns-spanned="2" office:value-type="string">
            <text:p text:style-name="P185">10020<text:span text:style-name="T62"/></text:p>
          </table:table-cell>
          <table:covered-table-cell/>
          <table:table-cell table:style-name="Tabela12.A3" office:value-type="string">
            <text:p text:style-name="P15"><text:span text:style-name="T63">电池</text:span><text:span text:style-name="T63">故障2</text:span></text:p>
            <text:p text:style-name="P188">Battery Fault2<text:span text:style-name="T63"/></text:p>
          </table:table-cell>
          <table:table-cell table:style-name="Tabela12.A3" office:value-type="string">
            <text:p text:style-name="P191">R</text:p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90"/>
          </table:table-cell>
          <table:table-cell table:style-name="Tabela12.A3" office:value-type="string">
            <text:p text:style-name="P190"/>
          </table:table-cell>
        </table:table-row>
        <table:table-row table:style-name="Tabela12.2">
          <table:table-cell table:style-name="Tabela12.A3" table:number-columns-spanned="2" office:value-type="string">
            <text:p text:style-name="P185">10021<text:span text:style-name="T62"/></text:p>
          </table:table-cell>
          <table:covered-table-cell/>
          <table:table-cell table:style-name="Tabela12.A3" office:value-type="string">
            <text:p text:style-name="P15"><text:span text:style-name="T63">电池告警</text:span><text:span text:style-name="T63">1</text:span></text:p>
            <text:p text:style-name="P188">Battery Alarm1<text:span text:style-name="T63"/></text:p>
          </table:table-cell>
          <table:table-cell table:style-name="Tabela12.A3" office:value-type="string">
            <text:p text:style-name="P191">R</text:p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90"/>
          </table:table-cell>
          <table:table-cell table:style-name="Tabela12.A3" office:value-type="string">
            <text:p text:style-name="P190"/>
          </table:table-cell>
        </table:table-row>
        <table:table-row table:style-name="Tabela12.2">
          <table:table-cell table:style-name="Tabela12.A3" table:number-columns-spanned="2" office:value-type="string">
            <text:p text:style-name="P185">10022<text:span text:style-name="T62"/></text:p>
          </table:table-cell>
          <table:covered-table-cell/>
          <table:table-cell table:style-name="Tabela12.A3" office:value-type="string">
            <text:p text:style-name="P188">电池告警2<text:span text:style-name="T63"/></text:p>
            <text:p text:style-name="P188">Battery Alarm2<text:span text:style-name="T63"/></text:p>
          </table:table-cell>
          <table:table-cell table:style-name="Tabela12.A3" office:value-type="string">
            <text:p text:style-name="P191">R</text:p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90"/>
          </table:table-cell>
          <table:table-cell table:style-name="Tabela12.A3" office:value-type="string">
            <text:p text:style-name="P190"/>
          </table:table-cell>
        </table:table-row>
        <table:table-row table:style-name="Tabela12.2">
          <table:table-cell table:style-name="Tabela12.A3" table:number-columns-spanned="2" office:value-type="string">
            <text:p text:style-name="P185">10023<text:span text:style-name="T62"/></text:p>
          </table:table-cell>
          <table:covered-table-cell/>
          <table:table-cell table:style-name="Tabela12.A3" office:value-type="string">
            <text:p text:style-name="P15"><text:span text:style-name="T62">预留</text:span><text:span text:style-name="T62">1</text:span></text:p>
          </table:table-cell>
          <table:table-cell table:style-name="Tabela12.A3" office:value-type="string">
            <text:p text:style-name="P191">R</text:p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89"/>
          </table:table-cell>
        </table:table-row>
        <table:table-row table:style-name="Tabela12.2">
          <table:table-cell table:style-name="Tabela12.A3" table:number-columns-spanned="2" office:value-type="string">
            <text:p text:style-name="P185">10024<text:span text:style-name="T62"/></text:p>
          </table:table-cell>
          <table:covered-table-cell/>
          <table:table-cell table:style-name="Tabela12.A3" office:value-type="string">
            <text:p text:style-name="P15"><text:span text:style-name="T62">预留</text:span><text:span text:style-name="T62">2</text:span></text:p>
          </table:table-cell>
          <table:table-cell table:style-name="Tabela12.A3" office:value-type="string">
            <text:p text:style-name="P191">R</text:p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89"/>
          </table:table-cell>
        </table:table-row>
        <table:table-row table:style-name="Tabela12.2">
          <table:table-cell table:style-name="Tabela12.A3" table:number-columns-spanned="2" office:value-type="string">
            <text:p text:style-name="P185">10025<text:span text:style-name="T62"/></text:p>
          </table:table-cell>
          <table:covered-table-cell/>
          <table:table-cell table:style-name="Tabela12.A3" office:value-type="string">
            <text:p text:style-name="P15"><text:span text:style-name="T62">预留</text:span><text:span text:style-name="T62">3</text:span></text:p>
          </table:table-cell>
          <table:table-cell table:style-name="Tabela12.A3" office:value-type="string">
            <text:p text:style-name="P191">R</text:p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89"/>
          </table:table-cell>
        </table:table-row>
        <table:table-row table:style-name="Tabela12.2">
          <table:table-cell table:style-name="Tabela12.A3" table:number-columns-spanned="2" office:value-type="string">
            <text:p text:style-name="P185">10026<text:span text:style-name="T62"/></text:p>
          </table:table-cell>
          <table:covered-table-cell/>
          <table:table-cell table:style-name="Tabela12.A3" office:value-type="string">
            <text:p text:style-name="P15"><text:span text:style-name="T62">预留</text:span><text:span text:style-name="T62">4</text:span></text:p>
          </table:table-cell>
          <table:table-cell table:style-name="Tabela12.A3" office:value-type="string">
            <text:p text:style-name="P191">R</text:p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89"/>
          </table:table-cell>
        </table:table-row>
        <table:table-row table:style-name="Tabela12.2">
          <table:table-cell table:style-name="Tabela12.A3" table:number-columns-spanned="2" office:value-type="string">
            <text:p text:style-name="P185">10027<text:span text:style-name="T62"/></text:p>
          </table:table-cell>
          <table:covered-table-cell/>
          <table:table-cell table:style-name="Tabela12.A3" office:value-type="string">
            <text:p text:style-name="P15"><text:span text:style-name="T62">预留</text:span><text:span text:style-name="T62">5</text:span></text:p>
          </table:table-cell>
          <table:table-cell table:style-name="Tabela12.A3" office:value-type="string">
            <text:p text:style-name="P191">R</text:p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89"/>
          </table:table-cell>
        </table:table-row>
        <table:table-row table:style-name="Tabela12.2">
          <table:table-cell table:style-name="Tabela12.A3" table:number-columns-spanned="2" office:value-type="string">
            <text:p text:style-name="P185">10028<text:span text:style-name="T62"/></text:p>
          </table:table-cell>
          <table:covered-table-cell/>
          <table:table-cell table:style-name="Tabela12.A3" office:value-type="string">
            <text:p text:style-name="P15"><text:span text:style-name="T62">预留</text:span><text:span text:style-name="T62">6</text:span></text:p>
          </table:table-cell>
          <table:table-cell table:style-name="Tabela12.A3" office:value-type="string">
            <text:p text:style-name="P191">R</text:p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89"/>
          </table:table-cell>
        </table:table-row>
        <table:table-row table:style-name="Tabela12.2">
          <table:table-cell table:style-name="Tabela12.A3" table:number-columns-spanned="2" office:value-type="string">
            <text:p text:style-name="P185">10029<text:span text:style-name="T62"/></text:p>
          </table:table-cell>
          <table:covered-table-cell/>
          <table:table-cell table:style-name="Tabela12.A3" office:value-type="string">
            <text:p text:style-name="P15"><text:span text:style-name="T62">预留</text:span><text:span text:style-name="T62">7</text:span></text:p>
          </table:table-cell>
          <table:table-cell table:style-name="Tabela12.A3" office:value-type="string">
            <text:p text:style-name="P191">R</text:p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89"/>
          </table:table-cell>
        </table:table-row>
        <table:table-row table:style-name="Tabela12.2">
          <table:table-cell table:style-name="Tabela12.A3" table:number-columns-spanned="2" office:value-type="string">
            <text:p text:style-name="P185">10030<text:span text:style-name="T62"/></text:p>
          </table:table-cell>
          <table:covered-table-cell/>
          <table:table-cell table:style-name="Tabela12.A3" office:value-type="string">
            <text:p text:style-name="P15"><text:span text:style-name="T62">预留</text:span><text:span text:style-name="T62">8</text:span></text:p>
          </table:table-cell>
          <table:table-cell table:style-name="Tabela12.A3" office:value-type="string">
            <text:p text:style-name="P191">R</text:p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89"/>
          </table:table-cell>
        </table:table-row>
        <table:table-row table:style-name="Tabela12.2">
          <table:table-cell table:style-name="Tabela12.A3" table:number-columns-spanned="2" office:value-type="string">
            <text:p text:style-name="P185">10031<text:span text:style-name="T62"/></text:p>
          </table:table-cell>
          <table:covered-table-cell/>
          <table:table-cell table:style-name="Tabela12.A3" office:value-type="string">
            <text:p text:style-name="P15"><text:span text:style-name="T62">预留</text:span><text:span text:style-name="T62">9</text:span></text:p>
          </table:table-cell>
          <table:table-cell table:style-name="Tabela12.A3" office:value-type="string">
            <text:p text:style-name="P193"/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89"/>
          </table:table-cell>
          <table:table-cell table:style-name="Tabela12.A3" office:value-type="string">
            <text:p text:style-name="P189"/>
          </table:table-cell>
        </table:table-row>
        <table:table-row table:style-name="Tabela12.2">
          <table:table-cell table:style-name="Tabela12.A35" table:number-rows-spanned="2" table:number-columns-spanned="2" office:value-type="string">
            <text:p text:style-name="P185">10032<text:span text:style-name="T66"/></text:p>
          </table:table-cell>
          <table:covered-table-cell/>
          <table:table-cell table:style-name="Tabela12.C35" office:value-type="string">
            <text:p text:style-name="P185">1号1字节</text:p>
          </table:table-cell>
          <table:table-cell table:style-name="Tabela12.C35" table:number-rows-spanned="2" office:value-type="string">
            <text:p text:style-name="P185">R<text:span text:style-name="T62"/></text:p>
          </table:table-cell>
          <table:table-cell table:style-name="Tabela12.C35" table:number-rows-spanned="2" office:value-type="string">
            <text:p text:style-name="P15"><text:span text:style-name="T67">‘</text:span><text:span text:style-name="T67">0</text:span><text:span text:style-name="T67">’</text:span><text:span text:style-name="T67">- </text:span><text:span text:style-name="T67">‘</text:span><text:span text:style-name="T67">9</text:span><text:span text:style-name="T67">’</text:span><text:span text:style-name="T67"> </text:span><text:span text:style-name="T67">‘</text:span><text:span text:style-name="T67">A</text:span><text:span text:style-name="T67">’</text:span><text:span text:style-name="T67">- </text:span><text:span text:style-name="T67">‘</text:span><text:span text:style-name="T67">Z</text:span><text:span text:style-name="T67">’</text:span></text:p>
          </table:table-cell>
          <table:table-cell table:style-name="Tabela12.C35" table:number-rows-spanned="2" office:value-type="string">
            <text:p text:style-name="P194"/>
          </table:table-cell>
          <table:table-cell table:style-name="Tabela12.C35" table:number-rows-spanned="2" office:value-type="string">
            <text:p text:style-name="P185">ASCII字符<text:span text:style-name="T62"/></text:p>
          </table:table-cell>
        </table:table-row>
        <table:table-row table:style-name="Tabela12.36">
          <table:covered-table-cell table:style-name="Tabela12.A35"/>
          <table:covered-table-cell/>
          <table:table-cell table:style-name="Tabela12.C35" office:value-type="string">
            <text:p text:style-name="P185">1号2字节<text:span text:style-name="T62"/></text:p>
          </table:table-cell>
          <table:covered-table-cell table:style-name="Tabela12.C35"/>
          <table:covered-table-cell table:style-name="Tabela12.C35"/>
          <table:covered-table-cell table:style-name="Tabela12.C35"/>
          <table:covered-table-cell table:style-name="Tabela12.C35"/>
        </table:table-row>
        <table:table-row table:style-name="Tabela12.2">
          <table:table-cell table:style-name="Tabela12.A35" table:number-rows-spanned="2" table:number-columns-spanned="2" office:value-type="string">
            <text:p text:style-name="P185">10033<text:span text:style-name="T66"/></text:p>
          </table:table-cell>
          <table:covered-table-cell/>
          <table:table-cell table:style-name="Tabela12.C35" office:value-type="string">
            <text:p text:style-name="P185">1号3字节</text:p>
          </table:table-cell>
          <table:table-cell table:style-name="Tabela12.C35" table:number-rows-spanned="2" office:value-type="string">
            <text:p text:style-name="P185">R<text:span text:style-name="T62"/></text:p>
          </table:table-cell>
          <table:table-cell table:style-name="Tabela12.C35" table:number-rows-spanned="2" office:value-type="string">
            <text:p text:style-name="P15"><text:span text:style-name="T67">‘</text:span><text:span text:style-name="T67">0</text:span><text:span text:style-name="T67">’</text:span><text:span text:style-name="T67">- </text:span><text:span text:style-name="T67">‘</text:span><text:span text:style-name="T67">9</text:span><text:span text:style-name="T67">’</text:span><text:span text:style-name="T67"> </text:span><text:span text:style-name="T67">‘</text:span><text:span text:style-name="T67">A</text:span><text:span text:style-name="T67">’</text:span><text:span text:style-name="T67">- </text:span><text:span text:style-name="T67">‘</text:span><text:span text:style-name="T67">Z</text:span><text:span text:style-name="T67">’</text:span></text:p>
          </table:table-cell>
          <table:table-cell table:style-name="Tabela12.C35" table:number-rows-spanned="2" office:value-type="string">
            <text:p text:style-name="P189"/>
          </table:table-cell>
          <table:table-cell table:style-name="Tabela12.C35" table:number-rows-spanned="2" office:value-type="string">
            <text:p text:style-name="P185">ASCII字符<text:span text:style-name="T62"/></text:p>
          </table:table-cell>
        </table:table-row>
        <table:table-row table:style-name="Tabela12.36">
          <table:covered-table-cell table:style-name="Tabela12.A35"/>
          <table:covered-table-cell/>
          <table:table-cell table:style-name="Tabela12.C35" office:value-type="string">
            <text:p text:style-name="P185">1号4字节</text:p>
          </table:table-cell>
          <table:covered-table-cell table:style-name="Tabela12.C35"/>
          <table:covered-table-cell table:style-name="Tabela12.C35"/>
          <table:covered-table-cell table:style-name="Tabela12.C35"/>
          <table:covered-table-cell table:style-name="Tabela12.C35"/>
        </table:table-row>
        <table:table-row table:style-name="Tabela12.2">
          <table:table-cell table:style-name="Tabela12.A35" table:number-rows-spanned="2" table:number-columns-spanned="2" office:value-type="string">
            <text:p text:style-name="P185">10034<text:span text:style-name="T66"/></text:p>
          </table:table-cell>
          <table:covered-table-cell/>
          <table:table-cell table:style-name="Tabela12.C35" office:value-type="string">
            <text:p text:style-name="P185">1号5字节</text:p>
          </table:table-cell>
          <table:table-cell table:style-name="Tabela12.C35" table:number-rows-spanned="2" office:value-type="string">
            <text:p text:style-name="P185">R<text:span text:style-name="T62"/></text:p>
          </table:table-cell>
          <table:table-cell table:style-name="Tabela12.C35" table:number-rows-spanned="2" office:value-type="string">
            <text:p text:style-name="P15"><text:span text:style-name="T67">‘</text:span><text:span text:style-name="T67">0</text:span><text:span text:style-name="T67">’</text:span><text:span text:style-name="T67">- </text:span><text:span text:style-name="T67">‘</text:span><text:span text:style-name="T67">9</text:span><text:span text:style-name="T67">’</text:span><text:span text:style-name="T67"> </text:span><text:span text:style-name="T67">‘</text:span><text:span text:style-name="T67">A</text:span><text:span text:style-name="T67">’</text:span><text:span text:style-name="T67">- </text:span><text:span text:style-name="T67">‘</text:span><text:span text:style-name="T67">Z</text:span><text:span text:style-name="T67">’</text:span></text:p>
          </table:table-cell>
          <table:table-cell table:style-name="Tabela12.C35" table:number-rows-spanned="2" office:value-type="string">
            <text:p text:style-name="P189"/>
          </table:table-cell>
          <table:table-cell table:style-name="Tabela12.C35" table:number-rows-spanned="2" office:value-type="string">
            <text:p text:style-name="P185">ASCII字符<text:span text:style-name="T62"/></text:p>
          </table:table-cell>
        </table:table-row>
        <table:table-row table:style-name="Tabela12.36">
          <table:covered-table-cell table:style-name="Tabela12.A35"/>
          <table:covered-table-cell/>
          <table:table-cell table:style-name="Tabela12.C35" office:value-type="string">
            <text:p text:style-name="P185">1号6字节</text:p>
          </table:table-cell>
          <table:covered-table-cell table:style-name="Tabela12.C35"/>
          <table:covered-table-cell table:style-name="Tabela12.C35"/>
          <table:covered-table-cell table:style-name="Tabela12.C35"/>
          <table:covered-table-cell table:style-name="Tabela12.C35"/>
        </table:table-row>
        <text:soft-page-break/>
        <table:table-row table:style-name="Tabela12.2">
          <table:table-cell table:style-name="Tabela12.A35" table:number-rows-spanned="2" table:number-columns-spanned="2" office:value-type="string">
            <text:p text:style-name="P185">10035<text:span text:style-name="T66"/></text:p>
          </table:table-cell>
          <table:covered-table-cell/>
          <table:table-cell table:style-name="Tabela12.C35" office:value-type="string">
            <text:p text:style-name="P185">1号7字节</text:p>
          </table:table-cell>
          <table:table-cell table:style-name="Tabela12.C35" table:number-rows-spanned="2" office:value-type="string">
            <text:p text:style-name="P185">R<text:span text:style-name="T62"/></text:p>
          </table:table-cell>
          <table:table-cell table:style-name="Tabela12.C35" table:number-rows-spanned="2" office:value-type="string">
            <text:p text:style-name="P15"><text:span text:style-name="T67">‘</text:span><text:span text:style-name="T67">0</text:span><text:span text:style-name="T67">’</text:span><text:span text:style-name="T67">- </text:span><text:span text:style-name="T67">‘</text:span><text:span text:style-name="T67">9</text:span><text:span text:style-name="T67">’</text:span><text:span text:style-name="T67"> </text:span><text:span text:style-name="T67">‘</text:span><text:span text:style-name="T67">A</text:span><text:span text:style-name="T67">’</text:span><text:span text:style-name="T67">- </text:span><text:span text:style-name="T67">‘</text:span><text:span text:style-name="T67">Z</text:span><text:span text:style-name="T67">’</text:span></text:p>
          </table:table-cell>
          <table:table-cell table:style-name="Tabela12.C35" table:number-rows-spanned="2" office:value-type="string">
            <text:p text:style-name="P189"/>
          </table:table-cell>
          <table:table-cell table:style-name="Tabela12.C35" table:number-rows-spanned="2" office:value-type="string">
            <text:p text:style-name="P185">ASCII字符<text:span text:style-name="T62"/></text:p>
          </table:table-cell>
        </table:table-row>
        <table:table-row table:style-name="Tabela12.36">
          <table:covered-table-cell table:style-name="Tabela12.A35"/>
          <table:covered-table-cell/>
          <table:table-cell table:style-name="Tabela12.C35" office:value-type="string">
            <text:p text:style-name="P185">1号8字节</text:p>
          </table:table-cell>
          <table:covered-table-cell table:style-name="Tabela12.C35"/>
          <table:covered-table-cell table:style-name="Tabela12.C35"/>
          <table:covered-table-cell table:style-name="Tabela12.C35"/>
          <table:covered-table-cell table:style-name="Tabela12.C35"/>
        </table:table-row>
        <table:table-row table:style-name="Tabela12.2">
          <table:table-cell table:style-name="Tabela12.A35" table:number-rows-spanned="2" table:number-columns-spanned="2" office:value-type="string">
            <text:p text:style-name="P185">10036<text:span text:style-name="T66"/></text:p>
          </table:table-cell>
          <table:covered-table-cell/>
          <table:table-cell table:style-name="Tabela12.C35" office:value-type="string">
            <text:p text:style-name="P185">1号9字节</text:p>
          </table:table-cell>
          <table:table-cell table:style-name="Tabela12.C35" table:number-rows-spanned="2" office:value-type="string">
            <text:p text:style-name="P185">R<text:span text:style-name="T62"/></text:p>
          </table:table-cell>
          <table:table-cell table:style-name="Tabela12.C35" table:number-rows-spanned="2" office:value-type="string">
            <text:p text:style-name="P15"><text:span text:style-name="T67">‘</text:span><text:span text:style-name="T67">0</text:span><text:span text:style-name="T67">’</text:span><text:span text:style-name="T67">- </text:span><text:span text:style-name="T67">‘</text:span><text:span text:style-name="T67">9</text:span><text:span text:style-name="T67">’</text:span><text:span text:style-name="T67"> </text:span><text:span text:style-name="T67">‘</text:span><text:span text:style-name="T67">A</text:span><text:span text:style-name="T67">’</text:span><text:span text:style-name="T67">- </text:span><text:span text:style-name="T67">‘</text:span><text:span text:style-name="T67">Z</text:span><text:span text:style-name="T67">’</text:span></text:p>
          </table:table-cell>
          <table:table-cell table:style-name="Tabela12.C35" table:number-rows-spanned="2" office:value-type="string">
            <text:p text:style-name="P189"/>
          </table:table-cell>
          <table:table-cell table:style-name="Tabela12.C35" table:number-rows-spanned="2" office:value-type="string">
            <text:p text:style-name="P185">ASCII字符<text:span text:style-name="T62"/></text:p>
          </table:table-cell>
        </table:table-row>
        <table:table-row table:style-name="Tabela12.36">
          <table:covered-table-cell table:style-name="Tabela12.A35"/>
          <table:covered-table-cell/>
          <table:table-cell table:style-name="Tabela12.C35" office:value-type="string">
            <text:p text:style-name="P185">1号10字节</text:p>
          </table:table-cell>
          <table:covered-table-cell table:style-name="Tabela12.C35"/>
          <table:covered-table-cell table:style-name="Tabela12.C35"/>
          <table:covered-table-cell table:style-name="Tabela12.C35"/>
          <table:covered-table-cell table:style-name="Tabela12.C35"/>
        </table:table-row>
        <table:table-row table:style-name="Tabela12.2">
          <table:table-cell table:style-name="Tabela12.A35" table:number-rows-spanned="2" table:number-columns-spanned="2" office:value-type="string">
            <text:p text:style-name="P185">10037<text:span text:style-name="T66"/></text:p>
          </table:table-cell>
          <table:covered-table-cell/>
          <table:table-cell table:style-name="Tabela12.C35" office:value-type="string">
            <text:p text:style-name="P185">1号11字节</text:p>
          </table:table-cell>
          <table:table-cell table:style-name="Tabela12.C35" table:number-rows-spanned="2" office:value-type="string">
            <text:p text:style-name="P185">R<text:span text:style-name="T62"/></text:p>
          </table:table-cell>
          <table:table-cell table:style-name="Tabela12.C35" table:number-rows-spanned="2" office:value-type="string">
            <text:p text:style-name="P15"><text:span text:style-name="T67">‘</text:span><text:span text:style-name="T67">0</text:span><text:span text:style-name="T67">’</text:span><text:span text:style-name="T67">- </text:span><text:span text:style-name="T67">‘</text:span><text:span text:style-name="T67">9</text:span><text:span text:style-name="T67">’</text:span><text:span text:style-name="T67"> </text:span><text:span text:style-name="T67">‘</text:span><text:span text:style-name="T67">A</text:span><text:span text:style-name="T67">’</text:span><text:span text:style-name="T67">- </text:span><text:span text:style-name="T67">‘</text:span><text:span text:style-name="T67">Z</text:span><text:span text:style-name="T67">’</text:span></text:p>
          </table:table-cell>
          <table:table-cell table:style-name="Tabela12.C35" table:number-rows-spanned="2" office:value-type="string">
            <text:p text:style-name="P189"/>
          </table:table-cell>
          <table:table-cell table:style-name="Tabela12.C35" table:number-rows-spanned="2" office:value-type="string">
            <text:p text:style-name="P185">ASCII字符<text:span text:style-name="T62"/></text:p>
          </table:table-cell>
        </table:table-row>
        <table:table-row table:style-name="Tabela12.2">
          <table:covered-table-cell table:style-name="Tabela12.A35"/>
          <table:covered-table-cell/>
          <table:table-cell table:style-name="Tabela12.C35" office:value-type="string">
            <text:p text:style-name="P185">1号12字节</text:p>
          </table:table-cell>
          <table:covered-table-cell table:style-name="Tabela12.C35"/>
          <table:covered-table-cell table:style-name="Tabela12.C35"/>
          <table:covered-table-cell table:style-name="Tabela12.C35"/>
          <table:covered-table-cell table:style-name="Tabela12.C35"/>
        </table:table-row>
        <table:table-row table:style-name="Tabela12.2">
          <table:table-cell table:style-name="Tabela12.A35" table:number-rows-spanned="2" table:number-columns-spanned="2" office:value-type="string">
            <text:p text:style-name="P185">10038<text:span text:style-name="T66"/></text:p>
          </table:table-cell>
          <table:covered-table-cell/>
          <table:table-cell table:style-name="Tabela12.C35" office:value-type="string">
            <text:p text:style-name="P185">1号13字节</text:p>
          </table:table-cell>
          <table:table-cell table:style-name="Tabela12.C35" table:number-rows-spanned="2" office:value-type="string">
            <text:p text:style-name="P185">R<text:span text:style-name="T62"/></text:p>
          </table:table-cell>
          <table:table-cell table:style-name="Tabela12.C35" table:number-rows-spanned="2" office:value-type="string">
            <text:p text:style-name="P15"><text:span text:style-name="T67">‘</text:span><text:span text:style-name="T67">0</text:span><text:span text:style-name="T67">’</text:span><text:span text:style-name="T67">- </text:span><text:span text:style-name="T67">‘</text:span><text:span text:style-name="T67">9</text:span><text:span text:style-name="T67">’</text:span><text:span text:style-name="T67"> </text:span><text:span text:style-name="T67">‘</text:span><text:span text:style-name="T67">A</text:span><text:span text:style-name="T67">’</text:span><text:span text:style-name="T67">- </text:span><text:span text:style-name="T67">‘</text:span><text:span text:style-name="T67">Z</text:span><text:span text:style-name="T67">’</text:span></text:p>
          </table:table-cell>
          <table:table-cell table:style-name="Tabela12.C35" table:number-rows-spanned="2" office:value-type="string">
            <text:p text:style-name="P189"/>
          </table:table-cell>
          <table:table-cell table:style-name="Tabela12.C35" table:number-rows-spanned="2" office:value-type="string">
            <text:p text:style-name="P185">ASCII字符<text:span text:style-name="T62"/></text:p>
          </table:table-cell>
        </table:table-row>
        <table:table-row table:style-name="Tabela12.2">
          <table:covered-table-cell table:style-name="Tabela12.A35"/>
          <table:covered-table-cell/>
          <table:table-cell table:style-name="Tabela12.C35" office:value-type="string">
            <text:p text:style-name="P185">1号14字节</text:p>
          </table:table-cell>
          <table:covered-table-cell table:style-name="Tabela12.C35"/>
          <table:covered-table-cell table:style-name="Tabela12.C35"/>
          <table:covered-table-cell table:style-name="Tabela12.C35"/>
          <table:covered-table-cell table:style-name="Tabela12.C35"/>
        </table:table-row>
        <table:table-row table:style-name="Tabela12.2">
          <table:table-cell table:style-name="Tabela12.A35" table:number-columns-spanned="2" office:value-type="string">
            <text:p text:style-name="P185">10039<text:span text:style-name="T66"/></text:p>
          </table:table-cell>
          <table:covered-table-cell/>
          <table:table-cell table:style-name="Tabela12.C35" office:value-type="string">
            <text:p text:style-name="P185">1号15字节</text:p>
          </table:table-cell>
          <table:table-cell table:style-name="Tabela12.C35" office:value-type="string">
            <text:p text:style-name="P185">R<text:span text:style-name="T62"/></text:p>
          </table:table-cell>
          <table:table-cell table:style-name="Tabela12.C35" office:value-type="string">
            <text:p text:style-name="P15"><text:span text:style-name="T67">‘</text:span><text:span text:style-name="T67">0</text:span><text:span text:style-name="T67">’</text:span><text:span text:style-name="T67">- </text:span><text:span text:style-name="T67">‘</text:span><text:span text:style-name="T67">9</text:span><text:span text:style-name="T67">’</text:span><text:span text:style-name="T67"> </text:span><text:span text:style-name="T67">‘</text:span><text:span text:style-name="T67">A</text:span><text:span text:style-name="T67">’</text:span><text:span text:style-name="T67">- </text:span><text:span text:style-name="T67">‘</text:span><text:span text:style-name="T67">Z</text:span><text:span text:style-name="T67">’</text:span></text:p>
          </table:table-cell>
          <table:table-cell table:style-name="Tabela12.C35" office:value-type="string">
            <text:p text:style-name="P189"/>
          </table:table-cell>
          <table:table-cell table:style-name="Tabela12.C35" office:value-type="string">
            <text:p text:style-name="P185">ASCII字符<text:span text:style-name="T62"/></text:p>
          </table:table-cell>
        </table:table-row>
      </table:table>
      <text:p text:style-name="P31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column table:style-name="Tabela13.G"/>
        <table:table-row table:style-name="Tabela13.1">
          <table:table-cell table:style-name="Tabela13.A1" office:value-type="string">
            <text:p text:style-name="P195">10040<text:span text:style-name="T66"/></text:p>
          </table:table-cell>
          <table:table-cell table:style-name="Tabela13.A1" table:number-rows-spanned="30" office:value-type="string">
            <text:p text:style-name="P196"/>
            <text:p text:style-name="P197"/>
            <text:p text:style-name="P197"/>
            <text:p text:style-name="P197"/>
            <text:p text:style-name="P197"/>
            <text:p text:style-name="P197"/>
            <text:p text:style-name="P197"/>
            <text:p text:style-name="P197"/>
            <text:p text:style-name="P197"/>
            <text:p text:style-name="P197"/>
            <text:p text:style-name="P197"/>
            <text:p text:style-name="P197"/>
            <text:p text:style-name="P197"/>
            <text:p text:style-name="P197"/>
            <text:p text:style-name="P197"/>
            <text:p text:style-name="P34"><text:span text:style-name="T68">P</text:span><text:span text:style-name="T68">ACK1</text:span></text:p>
          </table:table-cell>
          <table:table-cell table:style-name="Tabela13.C1" office:value-type="string">
            <text:p text:style-name="P15"><text:span text:style-name="T68">Module</text:span><text:span text:style-name="T68"> Voltage</text:span></text:p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9">0.01V<text:span text:style-name="T68"/></text:p>
          </table:table-cell>
          <table:table-cell table:style-name="Tabela13.C1" office:value-type="string">
            <text:p text:style-name="P198"/>
          </table:table-cell>
        </table:table-row>
        <table:table-row table:style-name="Tabela13.1">
          <table:table-cell table:style-name="Tabela13.A1" office:value-type="string">
            <text:p text:style-name="P195">10041<text:span text:style-name="T66"/></text:p>
          </table:table-cell>
          <table:covered-table-cell table:style-name="Tabela13.A1"/>
          <table:table-cell table:style-name="Tabela13.C1" office:value-type="string">
            <text:p text:style-name="P15"><text:span text:style-name="T68">Module</text:span><text:span text:style-name="T68"> Current</text:span></text:p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9">0.1A<text:span text:style-name="T68"/></text:p>
          </table:table-cell>
          <table:table-cell table:style-name="Tabela13.C1" office:value-type="string">
            <text:p text:style-name="P198"/>
          </table:table-cell>
        </table:table-row>
        <table:table-row table:style-name="Tabela13.1">
          <table:table-cell table:style-name="Tabela13.A1" office:value-type="string">
            <text:p text:style-name="P195">10042<text:span text:style-name="T66"/></text:p>
          </table:table-cell>
          <table:covered-table-cell table:style-name="Tabela13.A1"/>
          <table:table-cell table:style-name="Tabela13.C1" office:value-type="string">
            <text:p text:style-name="P15"><text:span text:style-name="T68">Temperate</text:span><text:span text:style-name="T68">-AVE</text:span></text:p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9">1250 mean 25.0℃<text:span text:style-name="T68"/></text:p>
          </table:table-cell>
        </table:table-row>
        <table:table-row table:style-name="Tabela13.1">
          <table:table-cell table:style-name="Tabela13.A1" office:value-type="string">
            <text:p text:style-name="P195">10043<text:span text:style-name="T66"/></text:p>
          </table:table-cell>
          <table:covered-table-cell table:style-name="Tabela13.A1"/>
          <table:table-cell table:style-name="Tabela13.C1" office:value-type="string">
            <text:p text:style-name="P15"><text:span text:style-name="T68">Temperate</text:span><text:span text:style-name="T68">-CellMax</text:span></text:p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9">1250 mean 25.0℃<text:span text:style-name="T68"/></text:p>
          </table:table-cell>
        </table:table-row>
        <table:table-row table:style-name="Tabela13.1">
          <table:table-cell table:style-name="Tabela13.A1" office:value-type="string">
            <text:p text:style-name="P195">10044<text:span text:style-name="T66"/></text:p>
          </table:table-cell>
          <table:covered-table-cell table:style-name="Tabela13.A1"/>
          <table:table-cell table:style-name="Tabela13.C1" office:value-type="string">
            <text:p text:style-name="P15"><text:span text:style-name="T68">Temperate</text:span><text:span text:style-name="T68">-CellMin</text:span></text:p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9">1250 mean 25.0℃<text:span text:style-name="T68"/></text:p>
          </table:table-cell>
        </table:table-row>
        <table:table-row table:style-name="Tabela13.1">
          <table:table-cell table:style-name="Tabela13.A1" office:value-type="string">
            <text:p text:style-name="P195">10045<text:span text:style-name="T66"/></text:p>
          </table:table-cell>
          <table:covered-table-cell table:style-name="Tabela13.A1"/>
          <table:table-cell table:style-name="Tabela13.C1" office:value-type="string">
            <text:p text:style-name="P15"><text:span text:style-name="T68">Temperate</text:span><text:span text:style-name="T68">-MosMax</text:span></text:p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9">1250 mean 25.0℃<text:span text:style-name="T68"/></text:p>
          </table:table-cell>
        </table:table-row>
        <table:table-row table:style-name="Tabela13.1">
          <table:table-cell table:style-name="Tabela13.A1" office:value-type="string">
            <text:p text:style-name="P195">10046<text:span text:style-name="T66"/></text:p>
          </table:table-cell>
          <table:covered-table-cell table:style-name="Tabela13.A1"/>
          <table:table-cell table:style-name="Tabela13.C1" office:value-type="string">
            <text:p text:style-name="P15"><text:span text:style-name="T68">Temperate</text:span><text:span text:style-name="T68">-HeatMem</text:span></text:p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9">1250 mean 25.0℃<text:span text:style-name="T68"/></text:p>
          </table:table-cell>
        </table:table-row>
        <table:table-row table:style-name="Tabela13.1">
          <table:table-cell table:style-name="Tabela13.A1" office:value-type="string">
            <text:p text:style-name="P195">10047<text:span text:style-name="T66"/></text:p>
          </table:table-cell>
          <table:covered-table-cell table:style-name="Tabela13.A1"/>
          <table:table-cell table:style-name="Tabela13.C1" office:value-type="string">
            <text:p text:style-name="P199">SOC<text:span text:style-name="T68"/></text:p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9">0.1<text:span text:style-name="T68"/></text:p>
          </table:table-cell>
          <table:table-cell table:style-name="Tabela13.C1" office:value-type="string">
            <text:p text:style-name="P198"/>
          </table:table-cell>
        </table:table-row>
        <table:table-row table:style-name="Tabela13.1">
          <table:table-cell table:style-name="Tabela13.A1" office:value-type="string">
            <text:p text:style-name="P195">10048<text:span text:style-name="T66"/></text:p>
          </table:table-cell>
          <table:covered-table-cell table:style-name="Tabela13.A1"/>
          <table:table-cell table:style-name="Tabela13.C1" office:value-type="string">
            <text:p text:style-name="P199">SOH<text:span text:style-name="T68"/></text:p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9">0.1<text:span text:style-name="T68"/></text:p>
          </table:table-cell>
          <table:table-cell table:style-name="Tabela13.C1" office:value-type="string">
            <text:p text:style-name="P198"/>
          </table:table-cell>
        </table:table-row>
        <table:table-row table:style-name="Tabela13.1">
          <table:table-cell table:style-name="Tabela13.A1" office:value-type="string">
            <text:p text:style-name="P195">10049<text:span text:style-name="T66"/></text:p>
          </table:table-cell>
          <table:covered-table-cell table:style-name="Tabela13.A1"/>
          <table:table-cell table:style-name="Tabela13.C1" office:value-type="string">
            <text:p text:style-name="P15"><text:span text:style-name="T68">Remain </text:span><text:span text:style-name="T68">C</text:span><text:span text:style-name="T68">apacity</text:span></text:p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9">0.1AH<text:span text:style-name="T68"/></text:p>
          </table:table-cell>
          <table:table-cell table:style-name="Tabela13.C1" office:value-type="string">
            <text:p text:style-name="P198"/>
          </table:table-cell>
        </table:table-row>
        <table:table-row table:style-name="Tabela13.1">
          <table:table-cell table:style-name="Tabela13.A1" office:value-type="string">
            <text:p text:style-name="P195">10050<text:span text:style-name="T66"/></text:p>
          </table:table-cell>
          <table:covered-table-cell table:style-name="Tabela13.A1"/>
          <table:table-cell table:style-name="Tabela13.C1" office:value-type="string">
            <text:p text:style-name="P15"><text:span text:style-name="T68">T</text:span><text:span text:style-name="T68">otal </text:span><text:span text:style-name="T68">C</text:span><text:span text:style-name="T68">apacity</text:span></text:p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9">0.1AH<text:span text:style-name="T68"/></text:p>
          </table:table-cell>
          <table:table-cell table:style-name="Tabela13.C1" office:value-type="string">
            <text:p text:style-name="P198"/>
          </table:table-cell>
        </table:table-row>
        <table:table-row table:style-name="Tabela13.1">
          <table:table-cell table:style-name="Tabela13.A1" office:value-type="string">
            <text:p text:style-name="P195">10051<text:span text:style-name="T66"/></text:p>
          </table:table-cell>
          <table:covered-table-cell table:style-name="Tabela13.A1"/>
          <table:table-cell table:style-name="Tabela13.C1" office:value-type="string">
            <text:p text:style-name="P15"><text:span text:style-name="T68">C</text:span><text:span text:style-name="T68">harge Voltage</text:span></text:p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9">0.01V<text:span text:style-name="T68"/></text:p>
          </table:table-cell>
          <table:table-cell table:style-name="Tabela13.C1" office:value-type="string">
            <text:p text:style-name="P198"/>
          </table:table-cell>
        </table:table-row>
        <table:table-row table:style-name="Tabela13.1">
          <table:table-cell table:style-name="Tabela13.A1" office:value-type="string">
            <text:p text:style-name="P195">10052<text:span text:style-name="T66"/></text:p>
          </table:table-cell>
          <table:covered-table-cell table:style-name="Tabela13.A1"/>
          <table:table-cell table:style-name="Tabela13.C1" office:value-type="string">
            <text:p text:style-name="P199">Charge Current<text:span text:style-name="T68"/></text:p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9">0.1A<text:span text:style-name="T68"/></text:p>
          </table:table-cell>
          <table:table-cell table:style-name="Tabela13.C1" office:value-type="string">
            <text:p text:style-name="P198"/>
          </table:table-cell>
        </table:table-row>
        <table:table-row table:style-name="Tabela13.1">
          <table:table-cell table:style-name="Tabela13.A1" office:value-type="string">
            <text:p text:style-name="P195">10053<text:span text:style-name="T66"/></text:p>
          </table:table-cell>
          <table:covered-table-cell table:style-name="Tabela13.A1"/>
          <table:table-cell table:style-name="Tabela13.C1" office:value-type="string">
            <text:p text:style-name="P199">Discharge Current<text:span text:style-name="T68"/></text:p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9">0.1A<text:span text:style-name="T68"/></text:p>
          </table:table-cell>
          <table:table-cell table:style-name="Tabela13.C1" office:value-type="string">
            <text:p text:style-name="P198"/>
          </table:table-cell>
        </table:table-row>
        <table:table-row table:style-name="Tabela13.1">
          <table:table-cell table:style-name="Tabela13.A1" office:value-type="string">
            <text:p text:style-name="P195">10054<text:span text:style-name="T66"/></text:p>
          </table:table-cell>
          <table:covered-table-cell table:style-name="Tabela13.A1"/>
          <table:table-cell table:style-name="Tabela13.C1" office:value-type="string">
            <text:p text:style-name="P199">Max Cell V <text:span text:style-name="T68"/></text:p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9">0.01V<text:span text:style-name="T68"/></text:p>
          </table:table-cell>
          <table:table-cell table:style-name="Tabela13.C1" office:value-type="string">
            <text:p text:style-name="P198"/>
          </table:table-cell>
        </table:table-row>
        <table:table-row table:style-name="Tabela13.1">
          <table:table-cell table:style-name="Tabela13.A1" office:value-type="string">
            <text:p text:style-name="P195">10055<text:span text:style-name="T66"/></text:p>
          </table:table-cell>
          <table:covered-table-cell table:style-name="Tabela13.A1"/>
          <table:table-cell table:style-name="Tabela13.C1" office:value-type="string">
            <text:p text:style-name="P199">Min Cell V<text:span text:style-name="T68"/></text:p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9">0.01V<text:span text:style-name="T68"/></text:p>
          </table:table-cell>
          <table:table-cell table:style-name="Tabela13.C1" office:value-type="string">
            <text:p text:style-name="P198"/>
          </table:table-cell>
        </table:table-row>
        <table:table-row table:style-name="Tabela13.1">
          <table:table-cell table:style-name="Tabela13.A1" office:value-type="string">
            <text:p text:style-name="P195">10056<text:span text:style-name="T66"/></text:p>
          </table:table-cell>
          <table:covered-table-cell table:style-name="Tabela13.A1"/>
          <table:table-cell table:style-name="Tabela13.C1" office:value-type="string">
            <text:p text:style-name="P195">Cycle number<text:span text:style-name="T68"/></text:p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9">1<text:span text:style-name="T68"/></text:p>
          </table:table-cell>
          <table:table-cell table:style-name="Tabela13.C1" office:value-type="string">
            <text:p text:style-name="P198"/>
          </table:table-cell>
        </table:table-row>
        <table:table-row table:style-name="Tabela13.1">
          <table:table-cell table:style-name="Tabela13.A1" office:value-type="string">
            <text:p text:style-name="P195">10057<text:span text:style-name="T66"/></text:p>
          </table:table-cell>
          <table:covered-table-cell table:style-name="Tabela13.A1"/>
          <table:table-cell table:style-name="Tabela13.C1" office:value-type="string">
            <text:p text:style-name="P195">MOS Status<text:span text:style-name="T66"/></text:p>
          </table:table-cell>
          <table:table-cell table:style-name="Tabela13.C1" office:value-type="string">
            <text:p text:style-name="P200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9">1<text:span text:style-name="T68"/></text:p>
          </table:table-cell>
          <table:table-cell table:style-name="Tabela13.C1" office:value-type="string">
            <text:p text:style-name="P198"/>
          </table:table-cell>
        </table:table-row>
        <table:table-row table:style-name="Tabela13.1">
          <table:table-cell table:style-name="Tabela13.A1" office:value-type="string">
            <text:p text:style-name="P195">10058<text:span text:style-name="T66"/></text:p>
          </table:table-cell>
          <table:covered-table-cell table:style-name="Tabela13.A1"/>
          <table:table-cell table:style-name="Tabela13.C1" office:value-type="string">
            <text:p text:style-name="P15"><text:span text:style-name="T68">W</text:span><text:span text:style-name="T68">arming1</text:span></text:p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9">--<text:span text:style-name="T68"/></text:p>
          </table:table-cell>
          <table:table-cell table:style-name="Tabela13.C1" office:value-type="string">
            <text:p text:style-name="P198"/>
          </table:table-cell>
        </table:table-row>
        <table:table-row table:style-name="Tabela13.1">
          <table:table-cell table:style-name="Tabela13.A1" office:value-type="string">
            <text:p text:style-name="P195">10059<text:span text:style-name="T66"/></text:p>
          </table:table-cell>
          <table:covered-table-cell table:style-name="Tabela13.A1"/>
          <table:table-cell table:style-name="Tabela13.C1" office:value-type="string">
            <text:p text:style-name="P15"><text:span text:style-name="T68">W</text:span><text:span text:style-name="T68">arming2</text:span></text:p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9">--<text:span text:style-name="T68"/></text:p>
          </table:table-cell>
          <table:table-cell table:style-name="Tabela13.C1" office:value-type="string">
            <text:p text:style-name="P198"/>
          </table:table-cell>
        </table:table-row>
        <table:table-row table:style-name="Tabela13.1">
          <table:table-cell table:style-name="Tabela13.A1" office:value-type="string">
            <text:p text:style-name="P195">10060<text:span text:style-name="T66"/></text:p>
          </table:table-cell>
          <table:covered-table-cell table:style-name="Tabela13.A1"/>
          <table:table-cell table:style-name="Tabela13.C1" office:value-type="string">
            <text:p text:style-name="P15"><text:span text:style-name="T68">F</text:span><text:span text:style-name="T68">ault1</text:span></text:p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9">--<text:span text:style-name="T68"/></text:p>
          </table:table-cell>
          <table:table-cell table:style-name="Tabela13.C1" office:value-type="string">
            <text:p text:style-name="P198"/>
          </table:table-cell>
        </table:table-row>
        <table:table-row table:style-name="Tabela13.1">
          <table:table-cell table:style-name="Tabela13.A1" office:value-type="string">
            <text:p text:style-name="P195">10061<text:span text:style-name="T66"/></text:p>
          </table:table-cell>
          <table:covered-table-cell table:style-name="Tabela13.A1"/>
          <table:table-cell table:style-name="Tabela13.C1" office:value-type="string">
            <text:p text:style-name="P15"><text:span text:style-name="T68">F</text:span><text:span text:style-name="T68">ault2</text:span></text:p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9">--<text:span text:style-name="T68"/></text:p>
          </table:table-cell>
          <table:table-cell table:style-name="Tabela13.C1" office:value-type="string">
            <text:p text:style-name="P198"/>
          </table:table-cell>
        </table:table-row>
        <table:table-row table:style-name="Tabela13.1">
          <table:table-cell table:style-name="Tabela13.A1" office:value-type="string">
            <text:p text:style-name="P195">10062<text:span text:style-name="T66"/></text:p>
          </table:table-cell>
          <table:covered-table-cell table:style-name="Tabela13.A1"/>
          <table:table-cell table:style-name="Tabela13.C1" office:value-type="string">
            <text:p text:style-name="P199">软件版本号<text:span text:style-name="T68"/></text:p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9">--<text:span text:style-name="T68"/></text:p>
          </table:table-cell>
          <table:table-cell table:style-name="Tabela13.C1" office:value-type="string">
            <text:p text:style-name="P198"/>
          </table:table-cell>
        </table:table-row>
        <table:table-row table:style-name="Tabela13.1">
          <table:table-cell table:style-name="Tabela13.A1" office:value-type="string">
            <text:p text:style-name="P195">10063<text:span text:style-name="T66"/></text:p>
          </table:table-cell>
          <table:covered-table-cell table:style-name="Tabela13.A1"/>
          <table:table-cell table:style-name="Tabela13.C1" office:value-type="string">
            <text:p text:style-name="P199">硬件版本号<text:span text:style-name="T68"/></text:p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9">--<text:span text:style-name="T68"/></text:p>
          </table:table-cell>
          <table:table-cell table:style-name="Tabela13.C1" office:value-type="string">
            <text:p text:style-name="P198"/>
          </table:table-cell>
        </table:table-row>
        <table:table-row table:style-name="Tabela13.1">
          <table:table-cell table:style-name="Tabela13.A1" office:value-type="string">
            <text:p text:style-name="P195">10064<text:span text:style-name="T66"/></text:p>
          </table:table-cell>
          <table:covered-table-cell table:style-name="Tabela13.A1"/>
          <table:table-cell table:style-name="Tabela13.C1" office:value-type="string">
            <text:p text:style-name="P15"><text:span text:style-name="T68">预留</text:span><text:span text:style-name="T68">1</text:span></text:p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</table:table-row>
        <table:table-row table:style-name="Tabela13.1">
          <table:table-cell table:style-name="Tabela13.A1" office:value-type="string">
            <text:p text:style-name="P195">10065<text:span text:style-name="T66"/></text:p>
          </table:table-cell>
          <table:covered-table-cell table:style-name="Tabela13.A1"/>
          <table:table-cell table:style-name="Tabela13.C1" office:value-type="string">
            <text:p text:style-name="P15"><text:span text:style-name="T68">预留</text:span><text:span text:style-name="T68">2</text:span></text:p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</table:table-row>
        <table:table-row table:style-name="Tabela13.1">
          <table:table-cell table:style-name="Tabela13.A1" office:value-type="string">
            <text:p text:style-name="P195">10066<text:span text:style-name="T66"/></text:p>
          </table:table-cell>
          <table:covered-table-cell table:style-name="Tabela13.A1"/>
          <table:table-cell table:style-name="Tabela13.C1" office:value-type="string">
            <text:p text:style-name="P15"><text:span text:style-name="T68">预留</text:span><text:span text:style-name="T68">3</text:span></text:p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</table:table-row>
        <table:table-row table:style-name="Tabela13.1">
          <table:table-cell table:style-name="Tabela13.A1" office:value-type="string">
            <text:p text:style-name="P195">10067<text:span text:style-name="T66"/></text:p>
          </table:table-cell>
          <table:covered-table-cell table:style-name="Tabela13.A1"/>
          <table:table-cell table:style-name="Tabela13.C1" office:value-type="string">
            <text:p text:style-name="P15"><text:span text:style-name="T68">预留</text:span><text:span text:style-name="T68">4</text:span></text:p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</table:table-row>
        <table:table-row table:style-name="Tabela13.1">
          <table:table-cell table:style-name="Tabela13.A1" office:value-type="string">
            <text:p text:style-name="P195">10068<text:span text:style-name="T66"/></text:p>
          </table:table-cell>
          <table:covered-table-cell table:style-name="Tabela13.A1"/>
          <table:table-cell table:style-name="Tabela13.C1" office:value-type="string">
            <text:p text:style-name="P15"><text:span text:style-name="T68">预留</text:span><text:span text:style-name="T68">5</text:span></text:p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</table:table-row>
        <table:table-row table:style-name="Tabela13.1">
          <table:table-cell table:style-name="Tabela13.A1" office:value-type="string">
            <text:p text:style-name="P195">10069<text:span text:style-name="T66"/></text:p>
          </table:table-cell>
          <table:covered-table-cell table:style-name="Tabela13.A1"/>
          <table:table-cell table:style-name="Tabela13.C1" office:value-type="string">
            <text:p text:style-name="P15"><text:span text:style-name="T68">预留</text:span><text:span text:style-name="T68">6</text:span></text:p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  <table:table-cell table:style-name="Tabela13.C1" office:value-type="string">
            <text:p text:style-name="P198"/>
          </table:table-cell>
        </table:table-row>
        <table:table-row table:style-name="Tabela13.1">
          <table:table-cell table:style-name="Tabela13.A31" table:number-columns-spanned="7" office:value-type="string">
            <text:p text:style-name="P15"><text:span text:style-name="T69">以此类推</text:span><text:span text:style-name="T69">8个寄存器的SN+22和数据寄存器=30个寄存器为第二个电池包信息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">
          <table:table-cell table:style-name="Tabela13.A32" table:number-columns-spanned="7" office:value-type="string">
            <text:p text:style-name="P15"><text:span text:style-name="T69">以此类推</text:span><text:span text:style-name="T69">8个寄存器的SN+22和数据寄存器=30个寄存器为第三个电池包信息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186"/>
      <text:p text:style-name="P201">德业语言包协议</text:p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row table:style-name="Tabela14.1">
          <table:table-cell table:style-name="Tabela14.A1" office:value-type="string">
            <text:p text:style-name="P15"><text:span text:style-name="T62">A</text:span><text:span text:style-name="T62">ddr.</text:span></text:p>
            <text:p text:style-name="P185"/>
          </table:table-cell>
          <table:table-cell table:style-name="Tabela14.A1" table:number-columns-spanned="2" office:value-type="string">
            <text:p text:style-name="P185">寄存器含义<text:span text:style-name="T16"/></text:p>
          </table:table-cell>
          <table:covered-table-cell/>
          <table:table-cell table:style-name="Tabela14.A1" office:value-type="string">
            <text:p text:style-name="P185">R/W<text:span text:style-name="T16"/></text:p>
          </table:table-cell>
          <table:table-cell table:style-name="Tabela14.A1" office:value-type="string">
            <text:p text:style-name="P185">Range<text:span text:style-name="T16"/></text:p>
          </table:table-cell>
          <table:table-cell table:style-name="Tabela14.A1" office:value-type="string">
            <text:p text:style-name="P186">Unit<text:span text:style-name="T16"/></text:p>
          </table:table-cell>
          <table:table-cell table:style-name="Tabela14.A1" office:value-type="string">
            <text:p text:style-name="P186">note<text:span text:style-name="T16"/></text:p>
          </table:table-cell>
        </table:table-row>
        <table:table-row table:style-name="Tabela14.2">
          <table:table-cell table:style-name="Tabela14.A2" table:number-columns-spanned="7" office:value-type="string">
            <text:p text:style-name="P187">德业语言包<text:span text:style-name="T6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2">
          <table:table-cell table:style-name="Tabela14.A3" table:number-columns-spanned="2" office:value-type="string">
            <text:p text:style-name="P15"><text:span text:style-name="T62">2</text:span><text:span text:style-name="T62">0000</text:span></text:p>
          </table:table-cell>
          <table:covered-table-cell/>
          <table:table-cell table:style-name="Tabela14.A3" office:value-type="string">
            <text:p text:style-name="P188">语言协议版本号<text:span text:style-name="T63"/></text:p>
            <text:p text:style-name="P15"><text:span text:style-name="T63">Language Type </text:span><text:span text:style-name="T63">version</text:span></text:p>
          </table:table-cell>
          <table:table-cell table:style-name="Tabela14.A3" office:value-type="string">
            <text:p text:style-name="P185">R</text:p>
          </table:table-cell>
          <table:table-cell table:style-name="Tabela14.A3" office:value-type="string">
            <text:p text:style-name="P189"/>
          </table:table-cell>
          <table:table-cell table:style-name="Tabela14.A3" office:value-type="string">
            <text:p text:style-name="P190"/>
          </table:table-cell>
          <table:table-cell table:style-name="Tabela14.A3" office:value-type="string">
            <text:p text:style-name="P190"/>
          </table:table-cell>
        </table:table-row>
        <table:table-row table:style-name="Tabela14.2">
          <table:table-cell table:style-name="Tabela14.A3" table:number-columns-spanned="2" office:value-type="string">
            <text:p text:style-name="P15"><text:span text:style-name="T62">2</text:span><text:span text:style-name="T62">000</text:span><text:span text:style-name="T62">1</text:span></text:p>
          </table:table-cell>
          <table:covered-table-cell/>
          <table:table-cell table:style-name="Tabela14.A3" office:value-type="string">
            <text:p text:style-name="P188">语言类型数量<text:span text:style-name="T63"/></text:p>
            <text:p text:style-name="P15"><text:span text:style-name="T63">Language Type </text:span><text:span text:style-name="T63">number</text:span></text:p>
          </table:table-cell>
          <table:table-cell table:style-name="Tabela14.A3" office:value-type="string">
            <text:p text:style-name="P185">R</text:p>
          </table:table-cell>
          <table:table-cell table:style-name="Tabela14.A3" office:value-type="string">
            <text:p text:style-name="P15"><text:span text:style-name="T62">[</text:span><text:span text:style-name="T62">0-200]</text:span></text:p>
          </table:table-cell>
          <table:table-cell table:style-name="Tabela14.A3" office:value-type="string">
            <text:p text:style-name="P190"/>
          </table:table-cell>
          <table:table-cell table:style-name="Tabela14.A3" office:value-type="string">
            <text:p text:style-name="P190"/>
          </table:table-cell>
        </table:table-row>
        <table:table-row table:style-name="Tabela14.2">
          <table:table-cell table:style-name="Tabela14.A3" table:number-columns-spanned="2" office:value-type="string">
            <text:p text:style-name="P15"><text:span text:style-name="T62">2</text:span><text:span text:style-name="T62">000</text:span><text:span text:style-name="T62">2</text:span></text:p>
          </table:table-cell>
          <table:covered-table-cell/>
          <table:table-cell table:style-name="Tabela14.A3" office:value-type="string">
            <text:p text:style-name="P188">语言类型<text:span text:style-name="T63"/></text:p>
            <text:p text:style-name="P188">Language Type<text:span text:style-name="T63"/></text:p>
          </table:table-cell>
          <table:table-cell table:style-name="Tabela14.A3" office:value-type="string">
            <text:p text:style-name="P185">R</text:p>
          </table:table-cell>
          <table:table-cell table:style-name="Tabela14.A3" office:value-type="string">
            <text:p text:style-name="P189"/>
          </table:table-cell>
          <table:table-cell table:style-name="Tabela14.A3" office:value-type="string">
            <text:p text:style-name="P190"/>
          </table:table-cell>
          <table:table-cell table:style-name="Tabela14.A3" office:value-type="string">
            <text:p text:style-name="P202">1：德语</text:p>
            <text:p text:style-name="P202">2：西班牙语<text:span text:style-name="T70"/></text:p>
            <text:p text:style-name="P202">3：匈牙利语<text:span text:style-name="T70"/></text:p>
            <text:p text:style-name="P202">4：意大利语<text:span text:style-name="T70"/></text:p>
            <text:p text:style-name="P203">（语言序号需要和液晶中的对齐）<text:span text:style-name="T62"/></text:p>
          </table:table-cell>
        </table:table-row>
        <table:table-row table:style-name="Tabela14.2">
          <table:table-cell table:style-name="Tabela14.A3" table:number-columns-spanned="2" office:value-type="string">
            <text:p text:style-name="P15"><text:span text:style-name="T62">2</text:span><text:span text:style-name="T62">000</text:span><text:span text:style-name="T62">3</text:span></text:p>
          </table:table-cell>
          <table:covered-table-cell/>
          <table:table-cell table:style-name="Tabela14.A3" office:value-type="string">
            <text:p text:style-name="P15"><text:span text:style-name="T70">语言版本</text:span><text:span text:style-name="T70">号</text:span></text:p>
            <text:p text:style-name="P15"><text:span text:style-name="T63">Language</text:span><text:span text:style-name="T63"> Version</text:span></text:p>
          </table:table-cell>
          <table:table-cell table:style-name="Tabela14.A3" office:value-type="string">
            <text:p text:style-name="P191">R</text:p>
          </table:table-cell>
          <table:table-cell table:style-name="Tabela14.A3" office:value-type="string">
            <text:p text:style-name="P189"/>
          </table:table-cell>
          <table:table-cell table:style-name="Tabela14.A3" office:value-type="string">
            <text:p text:style-name="P190"/>
          </table:table-cell>
          <table:table-cell table:style-name="Tabela14.A3" office:value-type="string">
            <text:p text:style-name="P190"/>
          </table:table-cell>
        </table:table-row>
        <table:table-row table:style-name="Tabela14.2">
          <table:table-cell table:style-name="Tabela14.A3" table:number-columns-spanned="2" office:value-type="string">
            <text:p text:style-name="P15"><text:span text:style-name="T62">2</text:span><text:span text:style-name="T62">000</text:span><text:span text:style-name="T62">4</text:span></text:p>
          </table:table-cell>
          <table:covered-table-cell/>
          <table:table-cell table:style-name="Tabela14.A3" office:value-type="string">
            <text:p text:style-name="P188">语言类型<text:span text:style-name="T63"/></text:p>
            <text:p text:style-name="P188">Language Type<text:span text:style-name="T63"/></text:p>
          </table:table-cell>
          <table:table-cell table:style-name="Tabela14.A3" office:value-type="string">
            <text:p text:style-name="P191">R</text:p>
          </table:table-cell>
          <table:table-cell table:style-name="Tabela14.A3" office:value-type="string">
            <text:p text:style-name="P189"/>
          </table:table-cell>
          <table:table-cell table:style-name="Tabela14.A3" office:value-type="string">
            <text:p text:style-name="P188">1<text:span text:style-name="T63"/></text:p>
          </table:table-cell>
          <table:table-cell table:style-name="Tabela14.A3" office:value-type="string">
            <text:p text:style-name="P202">1：德语</text:p>
            <text:p text:style-name="P202">2：西班牙语<text:span text:style-name="T70"/></text:p>
            <text:p text:style-name="P202">3：匈牙利语<text:span text:style-name="T70"/></text:p>
            <text:p text:style-name="P202">4：意大利语<text:span text:style-name="T70"/></text:p>
            <text:p text:style-name="P203">（语言序号需要和液晶中的对齐）<text:span text:style-name="T62"/></text:p>
          </table:table-cell>
        </table:table-row>
        <table:table-row table:style-name="Tabela14.2">
          <table:table-cell table:style-name="Tabela14.A3" table:number-columns-spanned="2" office:value-type="string">
            <text:p text:style-name="P15"><text:span text:style-name="T62">2</text:span><text:span text:style-name="T62">000</text:span><text:span text:style-name="T62">5</text:span></text:p>
          </table:table-cell>
          <table:covered-table-cell/>
          <table:table-cell table:style-name="Tabela14.A3" office:value-type="string">
            <text:p text:style-name="P15"><text:span text:style-name="T70">语言版本</text:span><text:span text:style-name="T70">号</text:span></text:p>
            <text:p text:style-name="P15"><text:span text:style-name="T63">Language</text:span><text:span text:style-name="T63"> Version</text:span></text:p>
          </table:table-cell>
          <table:table-cell table:style-name="Tabela14.A3" office:value-type="string">
            <text:p text:style-name="P191">R</text:p>
          </table:table-cell>
          <table:table-cell table:style-name="Tabela14.A3" office:value-type="string">
            <text:p text:style-name="P189"/>
          </table:table-cell>
          <table:table-cell table:style-name="Tabela14.A3" office:value-type="string">
            <text:p text:style-name="P15"><text:span text:style-name="T63">0</text:span><text:span text:style-name="T63">.1V</text:span></text:p>
          </table:table-cell>
          <table:table-cell table:style-name="Tabela14.A3" office:value-type="string">
            <text:p text:style-name="P190"/>
          </table:table-cell>
        </table:table-row>
        <table:table-row table:style-name="Tabela14.2">
          <table:table-cell table:style-name="Tabela14.A3" table:number-columns-spanned="2" office:value-type="string">
            <text:p text:style-name="P15"><text:span text:style-name="T62">2</text:span><text:span text:style-name="T62">000</text:span><text:span text:style-name="T62">6</text:span></text:p>
          </table:table-cell>
          <table:covered-table-cell/>
          <table:table-cell table:style-name="Tabela14.A3" office:value-type="string">
            <text:p text:style-name="P188">语言类型<text:span text:style-name="T63"/></text:p>
            <text:p text:style-name="P188">Language Type<text:span text:style-name="T63"/></text:p>
          </table:table-cell>
          <table:table-cell table:style-name="Tabela14.A3" office:value-type="string">
            <text:p text:style-name="P191">R</text:p>
          </table:table-cell>
          <table:table-cell table:style-name="Tabela14.A3" office:value-type="string">
            <text:p text:style-name="P189"/>
          </table:table-cell>
          <table:table-cell table:style-name="Tabela14.A3" office:value-type="string">
            <text:p text:style-name="P15"><text:span text:style-name="T63">0</text:span><text:span text:style-name="T63">.1A</text:span></text:p>
          </table:table-cell>
          <table:table-cell table:style-name="Tabela14.A3" office:value-type="string">
            <text:p text:style-name="P202">1：德语</text:p>
            <text:p text:style-name="P202">2：西班牙语<text:span text:style-name="T70"/></text:p>
            <text:p text:style-name="P202">3：匈牙利语<text:span text:style-name="T70"/></text:p>
            <text:p text:style-name="P202">4：意大利语<text:span text:style-name="T70"/></text:p>
            <text:p text:style-name="P203">（语言序号需要和液晶中的对齐）<text:span text:style-name="T62"/></text:p>
          </table:table-cell>
        </table:table-row>
        <text:soft-page-break/>
        <table:table-row table:style-name="Tabela14.2">
          <table:table-cell table:style-name="Tabela14.A3" table:number-columns-spanned="2" office:value-type="string">
            <text:p text:style-name="P15"><text:span text:style-name="T62">2</text:span><text:span text:style-name="T62">000</text:span><text:span text:style-name="T62">7</text:span></text:p>
          </table:table-cell>
          <table:covered-table-cell/>
          <table:table-cell table:style-name="Tabela14.A3" office:value-type="string">
            <text:p text:style-name="P15"><text:span text:style-name="T70">语言版本</text:span><text:span text:style-name="T70">号</text:span></text:p>
            <text:p text:style-name="P15"><text:span text:style-name="T63">Language</text:span><text:span text:style-name="T63"> Version</text:span></text:p>
          </table:table-cell>
          <table:table-cell table:style-name="Tabela14.A3" office:value-type="string">
            <text:p text:style-name="P191">R</text:p>
          </table:table-cell>
          <table:table-cell table:style-name="Tabela14.A3" office:value-type="string">
            <text:p text:style-name="P189"/>
          </table:table-cell>
          <table:table-cell table:style-name="Tabela14.A3" office:value-type="string">
            <text:p text:style-name="P15"><text:span text:style-name="T63">1</text:span><text:span text:style-name="T63">%</text:span></text:p>
          </table:table-cell>
          <table:table-cell table:style-name="Tabela14.A3" office:value-type="string">
            <text:p text:style-name="P190"/>
          </table:table-cell>
        </table:table-row>
        <table:table-row table:style-name="Tabela14.2">
          <table:table-cell table:style-name="Tabela14.A3" table:number-columns-spanned="2" office:value-type="string">
            <text:p text:style-name="P15"><text:span text:style-name="T62">2</text:span><text:span text:style-name="T62">000</text:span><text:span text:style-name="T62">8</text:span></text:p>
          </table:table-cell>
          <table:covered-table-cell/>
          <table:table-cell table:style-name="Tabela14.A3" office:value-type="string">
            <text:p text:style-name="P188">语言类型<text:span text:style-name="T63"/></text:p>
            <text:p text:style-name="P188">Language Type<text:span text:style-name="T63"/></text:p>
          </table:table-cell>
          <table:table-cell table:style-name="Tabela14.A3" office:value-type="string">
            <text:p text:style-name="P191">R</text:p>
          </table:table-cell>
          <table:table-cell table:style-name="Tabela14.A3" office:value-type="string">
            <text:p text:style-name="P189"/>
          </table:table-cell>
          <table:table-cell table:style-name="Tabela14.A3" office:value-type="string">
            <text:p text:style-name="P15"><text:span text:style-name="T63">1</text:span><text:span text:style-name="T63">%</text:span></text:p>
          </table:table-cell>
          <table:table-cell table:style-name="Tabela14.A3" office:value-type="string">
            <text:p text:style-name="P202">1：德语</text:p>
            <text:p text:style-name="P202">2：西班牙语<text:span text:style-name="T70"/></text:p>
            <text:p text:style-name="P202">3：匈牙利语<text:span text:style-name="T70"/></text:p>
            <text:p text:style-name="P202">4：意大利语<text:span text:style-name="T70"/></text:p>
            <text:p text:style-name="P203">（语言序号需要和液晶中的对齐）<text:span text:style-name="T62"/></text:p>
          </table:table-cell>
        </table:table-row>
        <table:table-row table:style-name="Tabela14.2">
          <table:table-cell table:style-name="Tabela14.A3" table:number-columns-spanned="2" office:value-type="string">
            <text:p text:style-name="P15"><text:span text:style-name="T62">2</text:span><text:span text:style-name="T62">000</text:span><text:span text:style-name="T62">9</text:span></text:p>
          </table:table-cell>
          <table:covered-table-cell/>
          <table:table-cell table:style-name="Tabela14.A3" office:value-type="string">
            <text:p text:style-name="P15"><text:span text:style-name="T70">语言版本</text:span><text:span text:style-name="T70">号</text:span></text:p>
            <text:p text:style-name="P15"><text:span text:style-name="T63">Language</text:span><text:span text:style-name="T63"> Version</text:span></text:p>
          </table:table-cell>
          <table:table-cell table:style-name="Tabela14.A3" office:value-type="string">
            <text:p text:style-name="P191">R</text:p>
          </table:table-cell>
          <table:table-cell table:style-name="Tabela14.A3" office:value-type="string">
            <text:p text:style-name="P189"/>
          </table:table-cell>
          <table:table-cell table:style-name="Tabela14.A3" office:value-type="string">
            <text:p text:style-name="P15"><text:span text:style-name="T63">1</text:span><text:span text:style-name="T63">AH</text:span></text:p>
          </table:table-cell>
          <table:table-cell table:style-name="Tabela14.A3" office:value-type="string">
            <text:p text:style-name="P190"/>
          </table:table-cell>
        </table:table-row>
        <table:table-row table:style-name="Tabela14.2">
          <table:table-cell table:style-name="Tabela14.A3" table:number-columns-spanned="2" office:value-type="string">
            <text:p text:style-name="P15"><text:span text:style-name="T62">2</text:span><text:span text:style-name="T62">00</text:span><text:span text:style-name="T62">10</text:span></text:p>
          </table:table-cell>
          <table:covered-table-cell/>
          <table:table-cell table:style-name="Tabela14.A3" office:value-type="string">
            <text:p text:style-name="P188">语言类型<text:span text:style-name="T63"/></text:p>
            <text:p text:style-name="P188">Language Type<text:span text:style-name="T63"/></text:p>
          </table:table-cell>
          <table:table-cell table:style-name="Tabela14.A3" office:value-type="string">
            <text:p text:style-name="P191">R</text:p>
          </table:table-cell>
          <table:table-cell table:style-name="Tabela14.A3" office:value-type="string">
            <text:p text:style-name="P189"/>
          </table:table-cell>
          <table:table-cell table:style-name="Tabela14.A3" office:value-type="string">
            <text:p text:style-name="P15"><text:span text:style-name="T63">1</text:span><text:span text:style-name="T63">%</text:span></text:p>
          </table:table-cell>
          <table:table-cell table:style-name="Tabela14.A3" office:value-type="string">
            <text:p text:style-name="P202">1：德语</text:p>
            <text:p text:style-name="P202">2：西班牙语<text:span text:style-name="T70"/></text:p>
            <text:p text:style-name="P202">3：匈牙利语<text:span text:style-name="T70"/></text:p>
            <text:p text:style-name="P202">4：意大利语<text:span text:style-name="T70"/></text:p>
            <text:p text:style-name="P203">（语言序号需要和液晶中的对齐）<text:span text:style-name="T62"/></text:p>
          </table:table-cell>
        </table:table-row>
        <table:table-row table:style-name="Tabela14.2">
          <table:table-cell table:style-name="Tabela14.A3" table:number-columns-spanned="2" office:value-type="string">
            <text:p text:style-name="P189"/>
          </table:table-cell>
          <table:covered-table-cell/>
          <table:table-cell table:style-name="Tabela14.A3" office:value-type="string">
            <text:p text:style-name="P190"/>
          </table:table-cell>
          <table:table-cell table:style-name="Tabela14.A3" office:value-type="string">
            <text:p text:style-name="P204"/>
          </table:table-cell>
          <table:table-cell table:style-name="Tabela14.A3" office:value-type="string">
            <text:p text:style-name="P189"/>
          </table:table-cell>
          <table:table-cell table:style-name="Tabela14.A3" office:value-type="string">
            <text:p text:style-name="P190"/>
          </table:table-cell>
          <table:table-cell table:style-name="Tabela14.A3" office:value-type="string">
            <text:p text:style-name="P205"/>
          </table:table-cell>
        </table:table-row>
        <table:table-row table:style-name="Tabela14.2">
          <table:table-cell table:style-name="Tabela14.A3" table:number-columns-spanned="2" office:value-type="string">
            <text:p text:style-name="P206"/>
          </table:table-cell>
          <table:covered-table-cell/>
          <table:table-cell table:style-name="Tabela14.A3" office:value-type="string">
            <text:p text:style-name="P190"/>
          </table:table-cell>
          <table:table-cell table:style-name="Tabela14.A3" office:value-type="string">
            <text:p text:style-name="P204"/>
          </table:table-cell>
          <table:table-cell table:style-name="Tabela14.A3" office:value-type="string">
            <text:p text:style-name="P189"/>
          </table:table-cell>
          <table:table-cell table:style-name="Tabela14.A3" office:value-type="string">
            <text:p text:style-name="P190"/>
          </table:table-cell>
          <table:table-cell table:style-name="Tabela14.A3" office:value-type="string">
            <text:p text:style-name="P205"/>
          </table:table-cell>
        </table:table-row>
        <table:table-row table:style-name="Tabela14.2">
          <table:table-cell table:style-name="Tabela14.A3" table:number-columns-spanned="2" office:value-type="string">
            <text:p text:style-name="P206"/>
          </table:table-cell>
          <table:covered-table-cell/>
          <table:table-cell table:style-name="Tabela14.A3" office:value-type="string">
            <text:p text:style-name="P190"/>
          </table:table-cell>
          <table:table-cell table:style-name="Tabela14.A3" office:value-type="string">
            <text:p text:style-name="P204"/>
          </table:table-cell>
          <table:table-cell table:style-name="Tabela14.A3" office:value-type="string">
            <text:p text:style-name="P189"/>
          </table:table-cell>
          <table:table-cell table:style-name="Tabela14.A3" office:value-type="string">
            <text:p text:style-name="P190"/>
          </table:table-cell>
          <table:table-cell table:style-name="Tabela14.A3" office:value-type="string">
            <text:p text:style-name="P205"/>
          </table:table-cell>
        </table:table-row>
      </table:table>
      <text:p text:style-name="Standard"/>
      <text:p text:style-name="Standard"/>
      <text:list text:continue-numbering="true" text:style-name="WW8Num1">
        <text:list-item>
          <text:list>
            <text:list-item>
              <text:h text:style-name="P9" text:outline-level="2">内存记录表</text:h>
            </text:list-item>
          </text:list>
        </text:list-item>
      </text:list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row table:style-name="Tabela15.1">
          <table:table-cell table:style-name="Tabela15.A1" table:number-columns-spanned="6" office:value-type="string">
            <text:p text:style-name="P207">内存记录表<text:span text:style-name="T16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5.1">
          <table:table-cell table:style-name="Tabela15.A1" office:value-type="string">
            <text:p text:style-name="P34"><text:span text:style-name="T62">A</text:span><text:span text:style-name="T62">ddr.</text:span></text:p>
          </table:table-cell>
          <table:table-cell table:style-name="Tabela15.A1" office:value-type="string">
            <text:p text:style-name="P187">寄存器含义<text:span text:style-name="T16"/></text:p>
          </table:table-cell>
          <table:table-cell table:style-name="Tabela15.A1" office:value-type="string">
            <text:p text:style-name="P187">R/W<text:span text:style-name="T16"/></text:p>
          </table:table-cell>
          <table:table-cell table:style-name="Tabela15.A1" office:value-type="string">
            <text:p text:style-name="P187">Range<text:span text:style-name="T16"/></text:p>
          </table:table-cell>
          <table:table-cell table:style-name="Tabela15.A1" office:value-type="string">
            <text:p text:style-name="P207">Unit<text:span text:style-name="T16"/></text:p>
          </table:table-cell>
          <table:table-cell table:style-name="Tabela15.A1" office:value-type="string">
            <text:p text:style-name="P207">note<text:span text:style-name="T16"/></text:p>
          </table:table-cell>
        </table:table-row>
        <table:table-row table:style-name="Tabela15.1">
          <table:table-cell table:style-name="Tabela15.A1" office:value-type="string">
            <text:p text:style-name="P207">1000<text:span text:style-name="T16"/></text:p>
          </table:table-cell>
          <table:table-cell table:style-name="Tabela15.A1" office:value-type="string">
            <text:p text:style-name="P207">逆变器故障信息<text:span text:style-name="T16"/></text:p>
          </table:table-cell>
          <table:table-cell table:style-name="Tabela15.A1" office:value-type="string">
            <text:p text:style-name="P187">R<text:span text:style-name="T62"/></text:p>
          </table:table-cell>
          <table:table-cell table:style-name="Tabela15.A1" office:value-type="string">
            <text:p text:style-name="P208"/>
          </table:table-cell>
          <table:table-cell table:style-name="Tabela15.A1" office:value-type="string">
            <text:p text:style-name="P208"/>
          </table:table-cell>
          <table:table-cell table:style-name="Tabela15.A1" office:value-type="string">
            <text:p text:style-name="P207">长度范围是500<text:span text:style-name="T16"/></text:p>
          </table:table-cell>
        </table:table-row>
        <table:table-row table:style-name="Tabela15.1">
          <table:table-cell table:style-name="Tabela15.A1" office:value-type="string">
            <text:p text:style-name="P209">……<text:span text:style-name="T16"/></text:p>
          </table:table-cell>
          <table:table-cell table:style-name="Tabela15.A1" office:value-type="string">
            <text:p text:style-name="P210"/>
          </table:table-cell>
          <table:table-cell table:style-name="Tabela15.A1" office:value-type="string">
            <text:p text:style-name="P187">R<text:span text:style-name="T62"/></text:p>
          </table:table-cell>
          <table:table-cell table:style-name="Tabela15.A1" office:value-type="string">
            <text:p text:style-name="P208"/>
          </table:table-cell>
          <table:table-cell table:style-name="Tabela15.A1" office:value-type="string">
            <text:p text:style-name="P208"/>
          </table:table-cell>
          <table:table-cell table:style-name="Tabela15.A1" office:value-type="string">
            <text:p text:style-name="P210"/>
          </table:table-cell>
        </table:table-row>
        <table:table-row table:style-name="Tabela15.1">
          <table:table-cell table:style-name="Tabela15.A1" office:value-type="string">
            <text:p text:style-name="P209">……<text:span text:style-name="T16"/></text:p>
          </table:table-cell>
          <table:table-cell table:style-name="Tabela15.A1" office:value-type="string">
            <text:p text:style-name="P210"/>
          </table:table-cell>
          <table:table-cell table:style-name="Tabela15.A1" office:value-type="string">
            <text:p text:style-name="P187">R<text:span text:style-name="T62"/></text:p>
          </table:table-cell>
          <table:table-cell table:style-name="Tabela15.A1" office:value-type="string">
            <text:p text:style-name="P208"/>
          </table:table-cell>
          <table:table-cell table:style-name="Tabela15.A1" office:value-type="string">
            <text:p text:style-name="P208"/>
          </table:table-cell>
          <table:table-cell table:style-name="Tabela15.A1" office:value-type="string">
            <text:p text:style-name="P210"/>
          </table:table-cell>
        </table:table-row>
        <table:table-row table:style-name="Tabela15.1">
          <table:table-cell table:style-name="Tabela15.A1" office:value-type="string">
            <text:p text:style-name="P207">1499<text:span text:style-name="T16"/></text:p>
          </table:table-cell>
          <table:table-cell table:style-name="Tabela15.A1" office:value-type="string">
            <text:p text:style-name="P210"/>
          </table:table-cell>
          <table:table-cell table:style-name="Tabela15.A1" office:value-type="string">
            <text:p text:style-name="P187">R<text:span text:style-name="T62"/></text:p>
          </table:table-cell>
          <table:table-cell table:style-name="Tabela15.A1" office:value-type="string">
            <text:p text:style-name="P208"/>
          </table:table-cell>
          <table:table-cell table:style-name="Tabela15.A1" office:value-type="string">
            <text:p text:style-name="P208"/>
          </table:table-cell>
          <table:table-cell table:style-name="Tabela15.A1" office:value-type="string">
            <text:p text:style-name="P210"/>
          </table:table-cell>
        </table:table-row>
        <table:table-row table:style-name="Tabela15.1">
          <table:table-cell table:style-name="Tabela15.A1" office:value-type="string">
            <text:p text:style-name="P210"/>
          </table:table-cell>
          <table:table-cell table:style-name="Tabela15.A1" office:value-type="string">
            <text:p text:style-name="P210"/>
          </table:table-cell>
          <table:table-cell table:style-name="Tabela15.A1" office:value-type="string">
            <text:p text:style-name="P208"/>
          </table:table-cell>
          <table:table-cell table:style-name="Tabela15.A1" office:value-type="string">
            <text:p text:style-name="P208"/>
          </table:table-cell>
          <table:table-cell table:style-name="Tabela15.A1" office:value-type="string">
            <text:p text:style-name="P208"/>
          </table:table-cell>
          <table:table-cell table:style-name="Tabela15.A1" office:value-type="string">
            <text:p text:style-name="P210"/>
          </table:table-cell>
        </table:table-row>
      </table:table>
      <text:p text:style-name="P186"/>
      <text:p text:style-name="P186"/>
      <text:p text:style-name="P186"/>
      <text:list xml:id="list134846577280278" text:continue-numbering="true" text:style-name="WW8Num1">
        <text:list-item>
          <text:list>
            <text:list-item>
              <text:h text:style-name="P9" text:outline-level="2">故障代码</text:h>
            </text:list-item>
          </text:list>
        </text:list-item>
      </text:list>
      <text:p text:style-name="P211">告警代码</text:p>
      <table:table table:name="Tabela16" table:style-name="Tabela16">
        <table:table-column table:style-name="Tabela16.A"/>
        <table:table-column table:style-name="Tabela16.B" table:number-columns-repeated="2"/>
        <table:table-row table:style-name="Tabela16.1">
          <table:table-cell table:style-name="Tabela16.A1" office:value-type="string">
            <text:p text:style-name="P212">Error code <text:span text:style-name="T71"/></text:p>
          </table:table-cell>
          <table:table-cell table:style-name="Tabela16.A1" office:value-type="string">
            <text:p text:style-name="Standard"><text:span text:style-name="T71">Description </text:span><text:span text:style-name="T71">/描述</text:span></text:p>
          </table:table-cell>
          <table:table-cell table:style-name="Tabela16.A1" office:value-type="string">
            <text:p text:style-name="Standard"><text:span text:style-name="T71">Solutions</text:span><text:span text:style-name="T71">/解决方案</text:span></text:p>
          </table:table-cell>
        </table:table-row>
        <table:table-row table:style-name="Tabela16.2">
          <table:table-cell table:style-name="Tabela16.A2" office:value-type="string">
            <text:p text:style-name="P213"/>
          </table:table-cell>
          <table:table-cell table:style-name="Tabela16.A2" office:value-type="string">
            <text:p text:style-name="P11"/>
          </table:table-cell>
          <table:table-cell table:style-name="Tabela16.A2" office:value-type="string">
            <text:p text:style-name="P11"/>
          </table:table-cell>
        </table:table-row>
        <table:table-row table:style-name="Tabela16.1">
          <table:table-cell table:style-name="Tabela16.A2" office:value-type="string">
            <text:p text:style-name="P11"/>
          </table:table-cell>
          <table:table-cell table:style-name="Tabela16.A2" office:value-type="string">
            <text:p text:style-name="P11"/>
          </table:table-cell>
          <table:table-cell table:style-name="Tabela16.A2" office:value-type="string">
            <text:p text:style-name="P11"/>
          </table:table-cell>
        </table:table-row>
        <table:table-row table:style-name="Tabela16.1">
          <table:table-cell table:style-name="Tabela16.A2" office:value-type="string">
            <text:p text:style-name="Standard">W01</text:p>
          </table:table-cell>
          <table:table-cell table:style-name="Tabela16.A2" office:value-type="string">
            <text:p text:style-name="Standard">reserve</text:p>
          </table:table-cell>
          <table:table-cell table:style-name="Tabela16.A2" office:value-type="string">
            <text:p text:style-name="P11"/>
          </table:table-cell>
        </table:table-row>
        <table:table-row table:style-name="Tabela16.1">
          <table:table-cell table:style-name="Tabela16.A2" office:value-type="string">
            <text:p text:style-name="Standard">W02</text:p>
          </table:table-cell>
          <table:table-cell table:style-name="Tabela16.A2" office:value-type="string">
            <text:p text:style-name="Standard">FAN_WARN</text:p>
          </table:table-cell>
          <table:table-cell table:style-name="Tabela16.A2" office:value-type="string">
            <text:p text:style-name="P11"/>
          </table:table-cell>
        </table:table-row>
        <table:table-row table:style-name="Tabela16.1">
          <table:table-cell table:style-name="Tabela16.A2" office:value-type="string">
            <text:p text:style-name="Standard">W03</text:p>
          </table:table-cell>
          <table:table-cell table:style-name="Tabela16.A2" office:value-type="string">
            <text:p text:style-name="Standard">Grid phase wrong</text:p>
          </table:table-cell>
          <table:table-cell table:style-name="Tabela16.A2" office:value-type="string">
            <text:p text:style-name="P11"/>
          </table:table-cell>
        </table:table-row>
        <table:table-row table:style-name="Tabela16.1">
          <table:table-cell table:style-name="Tabela16.A2" office:value-type="string">
            <text:p text:style-name="Standard">W04</text:p>
          </table:table-cell>
          <table:table-cell table:style-name="Tabela16.A2" office:value-type="string">
            <text:p text:style-name="Standard">meter_Comm_Fail</text:p>
          </table:table-cell>
          <table:table-cell table:style-name="Tabela16.A2" office:value-type="string">
            <text:p text:style-name="P11"/>
          </table:table-cell>
        </table:table-row>
      </table:table>
      <text:p text:style-name="P186"/>
      <text:p text:style-name="P214"><text:soft-page-break/>故障代码：Fault Code</text:p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ela17.1">
          <table:table-cell table:style-name="Tabela17.A1" office:value-type="string">
            <text:p text:style-name="P212">Error code <text:span text:style-name="T71"/></text:p>
          </table:table-cell>
          <table:table-cell table:style-name="Tabela17.B1" office:value-type="string">
            <text:p text:style-name="Standard"><text:span text:style-name="T71">Description </text:span><text:span text:style-name="T71">/描述</text:span></text:p>
          </table:table-cell>
          <table:table-cell table:style-name="Tabela17.B1" office:value-type="string">
            <text:p text:style-name="Standard"><text:span text:style-name="T71">Solutions</text:span><text:span text:style-name="T71">/解决方案</text:span></text:p>
          </table:table-cell>
        </table:table-row>
        <table:table-row table:style-name="Tabela17.2">
          <table:table-cell table:style-name="Tabela17.A2" office:value-type="string">
            <text:p text:style-name="P212">F07<text:span text:style-name="T71"/></text:p>
          </table:table-cell>
          <table:table-cell table:style-name="Tabela17.B2" office:value-type="string">
            <text:p text:style-name="P212">DC/DC_Softsart_Fault<text:span text:style-name="T71"/></text:p>
            <text:p text:style-name="P212">DC/DC软起故障<text:span text:style-name="T71"/></text:p>
          </table:table-cell>
          <table:table-cell table:style-name="Tabela17.B2" office:value-type="string">
            <text:p text:style-name="Standard"><text:span text:style-name="T71">DC/DC softstart fault<text:line-break/>1. Check the battery fuse;<text:line-break/>2. Restart and check whether it is in normal;<text:line-break/>3. Seek help from us, if can’t go back to noarmal state</text:span></text:p>
          </table:table-cell>
        </table:table-row>
        <table:table-row table:style-name="Tabela17.2">
          <table:table-cell table:style-name="Tabela17.A2" office:value-type="string">
            <text:p text:style-name="P212">F10<text:span text:style-name="T71"/></text:p>
          </table:table-cell>
          <table:table-cell table:style-name="Tabela17.B2" office:value-type="string">
            <text:p text:style-name="P212">AuxPowerBoard_Failure<text:span text:style-name="T71"/></text:p>
            <text:p text:style-name="P212">辅助电源故障<text:span text:style-name="T71"/></text:p>
          </table:table-cell>
          <table:table-cell table:style-name="Tabela17.B2" office:value-type="string">
            <text:p text:style-name="Standard"><text:span text:style-name="T71">Auxiliary power supply failure<text:line-break/>1. Wait for minutes then check;<text:line-break/>2. Remove wifi plug or other communicator;<text:line-break/>3. Seek help from us, if can’t go back to noarmal state</text:span></text:p>
          </table:table-cell>
        </table:table-row>
        <table:table-row table:style-name="Tabela17.4">
          <table:table-cell table:style-name="Tabela17.A2" office:value-type="string">
            <text:p text:style-name="P212">F13 <text:span text:style-name="T71"/></text:p>
          </table:table-cell>
          <table:table-cell table:style-name="Tabela17.B2" office:value-type="string">
            <text:p text:style-name="P212">Working mode change<text:span text:style-name="T71"/></text:p>
            <text:p text:style-name="P212">模式切换<text:span text:style-name="T71"/></text:p>
          </table:table-cell>
          <table:table-cell table:style-name="Tabela17.B2" office:value-type="string">
            <text:p text:style-name="Standard"><text:span text:style-name="T71">Inverter work mode changed<text:line-break/>1. wait for a minute and check;<text:line-break/>2. Seek help from us, if can't go back to normal state.</text:span></text:p>
          </table:table-cell>
        </table:table-row>
        <table:table-row table:style-name="Tabela17.5">
          <table:table-cell table:style-name="Tabela17.A2" office:value-type="string">
            <text:p text:style-name="P212">F18 <text:span text:style-name="T71"/></text:p>
          </table:table-cell>
          <table:table-cell table:style-name="Tabela17.B2" office:value-type="string">
            <text:p text:style-name="Standard"><text:span text:style-name="T71">AC over current fault<text:line-break/>of hardware</text:span></text:p>
            <text:p text:style-name="P212">硬件交流过流<text:span text:style-name="T71"/></text:p>
          </table:table-cell>
          <table:table-cell table:style-name="Tabela17.B2" office:value-type="string">
            <text:p text:style-name="Standard"><text:span text:style-name="T71">AC side over current fault<text:line-break/>1. Please check whether the backup load power and common<text:line-break/>load power are within the range;<text:line-break/>2. Restart and check whether it is in normal;<text:line-break/>3. Seek help from us, if can not go back to normal state.</text:span></text:p>
          </table:table-cell>
        </table:table-row>
        <table:table-row table:style-name="Tabela17.2">
          <table:table-cell table:style-name="Tabela17.A2" office:value-type="string">
            <text:p text:style-name="P212">F20 <text:span text:style-name="T71"/></text:p>
          </table:table-cell>
          <table:table-cell table:style-name="Tabela17.B2" office:value-type="string">
            <text:p text:style-name="Standard"><text:span text:style-name="T71">DC over current fault of<text:line-break/>the hardware</text:span></text:p>
            <text:p text:style-name="P212">硬件直流过流<text:span text:style-name="T71"/></text:p>
          </table:table-cell>
          <table:table-cell table:style-name="Tabela17.B2" office:value-type="string">
            <text:p text:style-name="Standard"><text:span text:style-name="T71">DC side over current fault<text:line-break/>1. Check PV module connect and battery connect;<text:line-break/>2. Turn off the DC switch and AC switch and then wait one<text:line-break/>minute,then turn on the DC/AC switch again;<text:line-break/>3. Seek help from us, if can not go back to normal state.</text:span></text:p>
          </table:table-cell>
        </table:table-row>
        <table:table-row table:style-name="Tabela17.7">
          <table:table-cell table:style-name="Tabela17.A2" office:value-type="string">
            <text:p text:style-name="P212">F22<text:span text:style-name="T71"/></text:p>
          </table:table-cell>
          <table:table-cell table:style-name="Tabela17.B2" office:value-type="string">
            <text:p text:style-name="P212">Tz_EmergSStop_Fault<text:span text:style-name="T71"/></text:p>
            <text:p text:style-name="P212">急停故障（逆变器被锁定）<text:span text:style-name="T71"/></text:p>
          </table:table-cell>
          <table:table-cell table:style-name="Tabela17.B2" office:value-type="string">
            <text:p text:style-name="P212">Tz_EmergSStop_Fault <text:s text:c="69"/>Seek help from us,This failure hardly happens.<text:span text:style-name="T71"/></text:p>
            <text:p text:style-name="P212"/>
          </table:table-cell>
        </table:table-row>
        <table:table-row table:style-name="Tabela17.8">
          <table:table-cell table:style-name="Tabela17.A2" office:value-type="string">
            <text:p text:style-name="P212">F23 <text:span text:style-name="T71"/></text:p>
          </table:table-cell>
          <table:table-cell table:style-name="Tabela17.B2" office:value-type="string">
            <text:p text:style-name="Standard"><text:span text:style-name="T71">AC leakage current is<text:line-break/>transient over current</text:span></text:p>
            <text:p text:style-name="P212">瞬时漏电流故障<text:span text:style-name="T71"/></text:p>
          </table:table-cell>
          <table:table-cell table:style-name="Tabela17.B2" office:value-type="string">
            <text:p text:style-name="Standard"><text:span text:style-name="T71">Leakage current fault<text:line-break/>1. Check the cable of PV module and inverter;<text:line-break/>2. Restart inverter;<text:line-break/>3. Seek help from us, if can not go back to normal state.</text:span></text:p>
          </table:table-cell>
        </table:table-row>
        <table:table-row table:style-name="Tabela17.9">
          <table:table-cell table:style-name="Tabela17.A2" office:value-type="string">
            <text:p text:style-name="P212">F24 <text:span text:style-name="T71"/></text:p>
          </table:table-cell>
          <table:table-cell table:style-name="Tabela17.B2" office:value-type="string">
            <text:p text:style-name="Standard"><text:span text:style-name="T71">DC insulation impedance<text:line-break/>failure</text:span></text:p>
            <text:p text:style-name="P212">方阵绝缘阻抗故障<text:span text:style-name="T71"/></text:p>
          </table:table-cell>
          <table:table-cell table:style-name="Tabela17.B2" office:value-type="string">
            <text:p text:style-name="Standard"><text:span text:style-name="T71">PV isolation resistance is too low<text:line-break/>1. Check the connection of PV panels and inverter is firmly and<text:line-break/>correctly;<text:line-break/>2. Check whether the PE cable of inverter is connected to ground;<text:line-break/>3. Seek help from us, if can not go back to normal state.</text:span></text:p>
          </table:table-cell>
        </table:table-row>
        <table:table-row table:style-name="Tabela17.2">
          <table:table-cell table:style-name="Tabela17.A2" office:value-type="string">
            <text:p text:style-name="P212">F26 <text:span text:style-name="T71"/></text:p>
          </table:table-cell>
          <table:table-cell table:style-name="Tabela17.B2" office:value-type="string">
            <text:p text:style-name="Standard"><text:span text:style-name="T71">The DC busbar is<text:line-break/>unbalanced</text:span></text:p>
            <text:p text:style-name="P212">直流母线不平衡<text:span text:style-name="T71"/></text:p>
          </table:table-cell>
          <table:table-cell table:style-name="Tabela17.B2" office:value-type="string">
            <text:p text:style-name="Standard"><text:span text:style-name="T71">1. Please wait for a while and check whether it is normal;<text:line-break/>2. If still same, and turn off the DC switch and AC switch and<text:line-break/>wait for one minute and then turn on the DC/AC switch;<text:line-break/>3. Seek help from us, if can not go back to normal state.</text:span></text:p>
          </table:table-cell>
        </table:table-row>
        <table:table-row table:style-name="Tabela17.2">
          <table:table-cell table:style-name="Tabela17.A2" office:value-type="string">
            <text:p text:style-name="P212">F29<text:span text:style-name="T71"/></text:p>
          </table:table-cell>
          <table:table-cell table:style-name="Tabela17.B2" office:value-type="string">
            <text:p text:style-name="P212">Parallel_CANBus_Fault<text:span text:style-name="T71"/></text:p>
            <text:p text:style-name="P212">并联通讯故障<text:span text:style-name="T71"/></text:p>
          </table:table-cell>
          <table:table-cell table:style-name="Tabela17.B2" office:value-type="string">
            <text:p text:style-name="Standard"><text:span text:style-name="T71">This fualt only for inverters working in parallel mode<text:line-break/>1. Check the parallel setting according to the instructions;<text:line-break/></text:span><text:soft-page-break/><text:span text:style-name="T71">2. Check <text:s/>the connection of the CANBus;<text:line-break/>3. Seek help from us</text:span></text:p>
          </table:table-cell>
        </table:table-row>
        <table:table-row table:style-name="Tabela17.2">
          <table:table-cell table:style-name="Tabela17.A2" office:value-type="string">
            <text:p text:style-name="P212">F35 <text:span text:style-name="T71"/></text:p>
          </table:table-cell>
          <table:table-cell table:style-name="Tabela17.B2" office:value-type="string">
            <text:p text:style-name="P212">No AC grid<text:span text:style-name="T71"/></text:p>
            <text:p text:style-name="P212">无市电<text:span text:style-name="T71"/></text:p>
          </table:table-cell>
          <table:table-cell table:style-name="Tabela17.B2" office:value-type="string">
            <text:p text:style-name="Standard"><text:span text:style-name="T71">No Utility<text:line-break/>1. Please confirm grid is lost or not;<text:line-break/>2. Check the grid connection is good or not;<text:line-break/>3. Check the switch between inverter and grid is on or not;<text:line-break/>4. Seek help from us, if can not go back to normal state.</text:span></text:p>
          </table:table-cell>
        </table:table-row>
        <table:table-row table:style-name="Tabela17.13">
          <table:table-cell table:style-name="Tabela17.A2" office:value-type="string">
            <text:p text:style-name="P212">F41<text:span text:style-name="T71"/></text:p>
          </table:table-cell>
          <table:table-cell table:style-name="Tabela17.B2" office:value-type="string">
            <text:p text:style-name="P212">Parallel_system_Stop<text:span text:style-name="T71"/></text:p>
            <text:p text:style-name="P212">并联系统停机故障<text:span text:style-name="T71"/></text:p>
          </table:table-cell>
          <table:table-cell table:style-name="Tabela17.B2" office:value-type="string">
            <text:p text:style-name="Standard"><text:span text:style-name="T71">In parallel system,due to other inverter faults.<text:line-break/>1. Wait for minutes then check all inverters in this parallel system;<text:line-break/>2. If inverter can’t go back to normal state, record fault codes of all inverters, then seek help from us.</text:span></text:p>
          </table:table-cell>
        </table:table-row>
        <table:table-row table:style-name="Tabela17.9">
          <table:table-cell table:style-name="Tabela17.A2" office:value-type="string">
            <text:p text:style-name="P212">F42 <text:span text:style-name="T71"/></text:p>
          </table:table-cell>
          <table:table-cell table:style-name="Tabela17.B2" office:value-type="string">
            <text:p text:style-name="P212">AC line low voltage<text:span text:style-name="T71"/></text:p>
            <text:p text:style-name="P212">线电压过低故障<text:span text:style-name="T71"/></text:p>
          </table:table-cell>
          <table:table-cell table:style-name="Tabela17.B2" office:value-type="string">
            <text:p text:style-name="Standard"><text:span text:style-name="T71">Grid voltage fault<text:line-break/>1. Check the AC voltage is in the range of standard voltage in<text:line-break/>specification;<text:line-break/>2. Check whether grid AC cables are firmly and correctly<text:line-break/>connected;<text:line-break/>3. Seek help from us, if can not go back to normal state.</text:span></text:p>
          </table:table-cell>
        </table:table-row>
        <table:table-row table:style-name="Tabela17.13">
          <table:table-cell table:style-name="Tabela17.A2" office:value-type="string">
            <text:p text:style-name="P212">F46/F49<text:span text:style-name="T71"/></text:p>
          </table:table-cell>
          <table:table-cell table:style-name="Tabela17.B2" office:value-type="string">
            <text:p text:style-name="P212">Bcakup_Battery_Fault<text:span text:style-name="T71"/></text:p>
            <text:p text:style-name="P212">备份电池故障<text:span text:style-name="T71"/></text:p>
          </table:table-cell>
          <table:table-cell table:style-name="Tabela17.B2" office:value-type="string">
            <text:p text:style-name="Standard"><text:span text:style-name="T71">Backup battery fault. <text:s/><text:line-break/>1. Check the battery capacity;<text:line-break/>2. Check the connection between batteries and inverters;<text:line-break/>3. If inverter can’t go back to normal after load reduction, seek help from us</text:span></text:p>
          </table:table-cell>
        </table:table-row>
        <table:table-row table:style-name="Tabela17.13">
          <table:table-cell table:style-name="Tabela17.A2" office:value-type="string">
            <text:p text:style-name="P212">F47 <text:span text:style-name="T71"/></text:p>
          </table:table-cell>
          <table:table-cell table:style-name="Tabela17.B2" office:value-type="string">
            <text:p text:style-name="P212">AC over frequency<text:span text:style-name="T71"/></text:p>
            <text:p text:style-name="P212">交流过频<text:span text:style-name="T71"/></text:p>
          </table:table-cell>
          <table:table-cell table:style-name="Tabela17.B2" office:value-type="string">
            <text:p text:style-name="Standard"><text:span text:style-name="T71">Grid frequency out of range<text:line-break/>1. Check the frequency is in the range of specification or not;<text:line-break/>2. Check whether AC cables are firmly and correctly connected;<text:line-break/>3. Seek help from us, if can not go back to normal state.</text:span></text:p>
          </table:table-cell>
        </table:table-row>
        <table:table-row table:style-name="Tabela17.13">
          <table:table-cell table:style-name="Tabela17.A2" office:value-type="string">
            <text:p text:style-name="P212">F48 <text:span text:style-name="T71"/></text:p>
          </table:table-cell>
          <table:table-cell table:style-name="Tabela17.B2" office:value-type="string">
            <text:p text:style-name="P212">AC lower frequency<text:span text:style-name="T71"/></text:p>
            <text:p text:style-name="P212">交流欠频<text:span text:style-name="T71"/></text:p>
          </table:table-cell>
          <table:table-cell table:style-name="Tabela17.B2" office:value-type="string">
            <text:p text:style-name="Standard"><text:span text:style-name="T71">Grid frequency out of range<text:line-break/>1. Check the frequency is in the range of specification or not;<text:line-break/>2. Check whether AC cables are firmly and correctly connected;<text:line-break/>3. Seek help from us, if can not go back to normal state.</text:span></text:p>
          </table:table-cell>
        </table:table-row>
        <table:table-row table:style-name="Tabela17.13">
          <table:table-cell table:style-name="Tabela17.A2" office:value-type="string">
            <text:p text:style-name="P212">F56 <text:span text:style-name="T71"/></text:p>
          </table:table-cell>
          <table:table-cell table:style-name="Tabela17.B2" office:value-type="string">
            <text:p text:style-name="Standard"><text:span text:style-name="T71">DC busbar voltage is<text:line-break/>too low</text:span></text:p>
            <text:p text:style-name="P212">母线电压过低<text:span text:style-name="T71"/></text:p>
          </table:table-cell>
          <table:table-cell table:style-name="Tabela17.B2" office:value-type="string">
            <text:p text:style-name="Standard"><text:span text:style-name="T71">Battery voltage low<text:line-break/>1. Check whether battery voltage is too low;<text:line-break/>2. If the battery voltage is too low, using PV or grid to charge the<text:line-break/>battery;<text:line-break/>3. Seek help from us, if can not go back to normal state.</text:span></text:p>
          </table:table-cell>
        </table:table-row>
        <table:table-row table:style-name="Tabela17.4">
          <table:table-cell table:style-name="Tabela17.A2" office:value-type="string">
            <text:p text:style-name="P212">F58<text:span text:style-name="T71"/></text:p>
          </table:table-cell>
          <table:table-cell table:style-name="Tabela17.B2" office:value-type="string">
            <text:p text:style-name="P212">BMS communication fault<text:span text:style-name="T71"/></text:p>
            <text:p text:style-name="P212">BMS通讯故障<text:span text:style-name="T71"/></text:p>
          </table:table-cell>
          <table:table-cell table:style-name="Tabela17.B2" office:value-type="string">
            <text:p text:style-name="P213"/>
          </table:table-cell>
        </table:table-row>
        <table:table-row table:style-name="Tabela17.4">
          <table:table-cell table:style-name="Tabela17.A2" office:value-type="string">
            <text:p text:style-name="P212">F62<text:span text:style-name="T71"/></text:p>
          </table:table-cell>
          <table:table-cell table:style-name="Tabela17.B2" office:value-type="string">
            <text:p text:style-name="P212">DRM检测<text:span text:style-name="T71"/></text:p>
          </table:table-cell>
          <table:table-cell table:style-name="Tabela17.B2" office:value-type="string">
            <text:list text:style-name="WW8Num2">
              <text:list-item>
                <text:p text:style-name="P215" loext:marker-style-name="T71">Check whether the DRM function is enabled by mistake.</text:p>
              </text:list-item>
              <text:list-item>
                <text:p text:style-name="P215" loext:marker-style-name="T71">Check whether the DRM cable is damaged<text:span text:style-name="T71"/></text:p>
              </text:list-item>
            </text:list>
          </table:table-cell>
        </table:table-row>
        <table:table-row table:style-name="Tabela17.4">
          <table:table-cell table:style-name="Tabela17.A2" office:value-type="string">
            <text:p text:style-name="P212">F63 <text:span text:style-name="T71"/></text:p>
          </table:table-cell>
          <table:table-cell table:style-name="Tabela17.B2" office:value-type="string">
            <text:p text:style-name="P212">ARC fault<text:span text:style-name="T71"/></text:p>
            <text:p text:style-name="P212"><text:soft-page-break/>拉弧故障<text:span text:style-name="T71"/></text:p>
          </table:table-cell>
          <table:table-cell table:style-name="Tabela17.B2" office:value-type="string">
            <text:p text:style-name="Standard"><text:span text:style-name="T71">1. ARC fault detection is only for US market;<text:line-break/></text:span><text:soft-page-break/><text:span text:style-name="T71">2. Check PV module cable connection and clear the fault;<text:line-break/>3. Seek help from us, if can not go back to normal state.</text:span></text:p>
          </table:table-cell>
        </table:table-row>
        <table:table-row table:style-name="Tabela17.2">
          <table:table-cell table:style-name="Tabela17.A2" office:value-type="string">
            <text:p text:style-name="P212">F64 <text:span text:style-name="T71"/></text:p>
          </table:table-cell>
          <table:table-cell table:style-name="Tabela17.B2" office:value-type="string">
            <text:p text:style-name="Standard"><text:span text:style-name="T71">Heat sink high temperature<text:line-break/>failure</text:span></text:p>
            <text:p text:style-name="P212">散热器温度过高<text:span text:style-name="T71"/></text:p>
          </table:table-cell>
          <table:table-cell table:style-name="Tabela17.B2" office:value-type="string">
            <text:p text:style-name="Standard"><text:span text:style-name="T71">Heat sink temperature is too high<text:line-break/>1. Check whether the work environment temperature is too high;<text:line-break/>2. Turn off the inverter for 10mins and restart;<text:line-break/>3. Seek help from us, if can not go back to normal state.</text:span></text:p>
          </table:table-cell>
        </table:table-row>
      </table:table>
      <text:p text:style-name="P186"/>
      <text:p text:style-name="P2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list="list134846577280278" text:style-name="WW8Num1">
        <text:list-item>
          <text:h text:style-name="P8" text:outline-level="1">附录</text:h>
          <text:list>
            <text:list-item>
              <text:h text:style-name="P9" text:outline-level="2"><text:bookmark text:name="_附录一：额定功率机型选择表"/><text:bookmark text:name="_附录一：机型选择表"/>附录一：额定功率机型选择表<text:bookmark text:name="OLE_LINK4"/></text:h>
            </text:list-item>
          </text:list>
        </text:list-item>
      </text:list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 table:number-columns-repeated="2"/>
        <table:table-column table:style-name="Tabela18.G"/>
        <table:table-row table:style-name="Tabela18.1">
          <table:table-cell table:style-name="Tabela18.A1" office:value-type="string">
            <text:p text:style-name="P217"/>
          </table:table-cell>
          <table:table-cell table:style-name="Tabela18.A1" office:value-type="string">
            <text:p text:style-name="P13">三相低压<text:span text:style-name="T6"/></text:p>
          </table:table-cell>
          <table:table-cell table:style-name="Tabela18.A1" office:value-type="string">
            <text:p text:style-name="P13">高压A系列15kw（1200V）<text:span text:style-name="T6"/></text:p>
          </table:table-cell>
          <table:table-cell table:style-name="Tabela18.A1" office:value-type="string">
            <text:p text:style-name="P13">高压A系列15kw（650V）<text:span text:style-name="T6"/></text:p>
          </table:table-cell>
          <table:table-cell table:style-name="Tabela18.A1" office:value-type="string">
            <text:p text:style-name="P13">高压D系列5-10kw<text:span text:style-name="T6"/></text:p>
          </table:table-cell>
          <table:table-cell table:style-name="Tabela18.A1" office:value-type="string">
            <text:p text:style-name="P13">高压B系列50kw（1200V）<text:span text:style-name="T6"/></text:p>
          </table:table-cell>
          <table:table-cell table:style-name="Tabela18.A1" office:value-type="string">
            <text:p text:style-name="P13">高压B系列50kw<text:span text:style-name="T6"/></text:p>
            <text:p text:style-name="P13">（650V）<text:span text:style-name="T6"/></text:p>
          </table:table-cell>
        </table:table-row>
        <table:table-row table:style-name="Tabela18.1">
          <table:table-cell table:style-name="Tabela18.A1" office:value-type="string">
            <text:p text:style-name="P12">0</text:p>
          </table:table-cell>
          <table:table-cell table:style-name="Tabela18.A1" office:value-type="string">
            <text:p text:style-name="Standard">默认12kw</text:p>
          </table:table-cell>
          <table:table-cell table:style-name="Tabela18.A1" office:value-type="string">
            <text:p text:style-name="Standard">默认15kw</text:p>
          </table:table-cell>
          <table:table-cell table:style-name="Tabela18.A1" office:value-type="string">
            <text:p text:style-name="Standard">默认15kw</text:p>
          </table:table-cell>
          <table:table-cell table:style-name="Tabela18.A1" office:value-type="string">
            <text:p text:style-name="Standard">默认10kw</text:p>
          </table:table-cell>
          <table:table-cell table:style-name="Tabela18.A1" office:value-type="string">
            <text:p text:style-name="Standard">默认50kw</text:p>
          </table:table-cell>
          <table:table-cell table:style-name="Tabela18.A1" office:value-type="string">
            <text:p text:style-name="Standard">默认30KW</text:p>
          </table:table-cell>
        </table:table-row>
        <table:table-row table:style-name="Tabela18.1">
          <table:table-cell table:style-name="Tabela18.A1" office:value-type="string">
            <text:p text:style-name="P12">1</text:p>
          </table:table-cell>
          <table:table-cell table:style-name="Tabela18.A1" office:value-type="string">
            <text:p text:style-name="Standard">10kw</text:p>
          </table:table-cell>
          <table:table-cell table:style-name="Tabela18.A1" office:value-type="string">
            <text:p text:style-name="Standard">12kw</text:p>
          </table:table-cell>
          <table:table-cell table:style-name="Tabela18.A1" office:value-type="string">
            <text:p text:style-name="Standard">10kw</text:p>
          </table:table-cell>
          <table:table-cell table:style-name="Tabela18.A1" office:value-type="string">
            <text:p text:style-name="P11"/>
          </table:table-cell>
          <table:table-cell table:style-name="Tabela18.A1" office:value-type="string">
            <text:p text:style-name="Standard">40kw</text:p>
          </table:table-cell>
          <table:table-cell table:style-name="Tabela18.A1" office:value-type="string">
            <text:p text:style-name="Standard">25kw</text:p>
          </table:table-cell>
        </table:table-row>
        <table:table-row table:style-name="Tabela18.1">
          <table:table-cell table:style-name="Tabela18.A1" office:value-type="string">
            <text:p text:style-name="P12">2</text:p>
          </table:table-cell>
          <table:table-cell table:style-name="Tabela18.A1" office:value-type="string">
            <text:p text:style-name="Standard">8kw</text:p>
          </table:table-cell>
          <table:table-cell table:style-name="Tabela18.A1" office:value-type="string">
            <text:p text:style-name="Standard">10kw</text:p>
          </table:table-cell>
          <table:table-cell table:style-name="Tabela18.A1" office:value-type="string">
            <text:p text:style-name="Standard">8kw</text:p>
          </table:table-cell>
          <table:table-cell table:style-name="Tabela18.A1" office:value-type="string">
            <text:p text:style-name="P11"/>
          </table:table-cell>
          <table:table-cell table:style-name="Tabela18.A1" office:value-type="string">
            <text:p text:style-name="Standard">30kw</text:p>
          </table:table-cell>
          <table:table-cell table:style-name="Tabela18.A1" office:value-type="string">
            <text:p text:style-name="Standard">20kw</text:p>
          </table:table-cell>
        </table:table-row>
        <table:table-row table:style-name="Tabela18.1">
          <table:table-cell table:style-name="Tabela18.A1" office:value-type="string">
            <text:p text:style-name="P12">3</text:p>
          </table:table-cell>
          <table:table-cell table:style-name="Tabela18.A1" office:value-type="string">
            <text:p text:style-name="Standard">6kw</text:p>
          </table:table-cell>
          <table:table-cell table:style-name="Tabela18.A1" office:value-type="string">
            <text:p text:style-name="Standard">8kw</text:p>
          </table:table-cell>
          <table:table-cell table:style-name="Tabela18.A1" office:value-type="string">
            <text:p text:style-name="P11"/>
          </table:table-cell>
          <table:table-cell table:style-name="Tabela18.A1" office:value-type="string">
            <text:p text:style-name="P11"/>
          </table:table-cell>
          <table:table-cell table:style-name="Tabela18.A1" office:value-type="string">
            <text:p text:style-name="Standard">35kw</text:p>
          </table:table-cell>
          <table:table-cell table:style-name="Tabela18.A1" office:value-type="string">
            <text:p text:style-name="P11"/>
          </table:table-cell>
        </table:table-row>
        <table:table-row table:style-name="Tabela18.1">
          <table:table-cell table:style-name="Tabela18.A1" office:value-type="string">
            <text:p text:style-name="P12">4</text:p>
          </table:table-cell>
          <table:table-cell table:style-name="Tabela18.A1" office:value-type="string">
            <text:p text:style-name="Standard">5kw</text:p>
          </table:table-cell>
          <table:table-cell table:style-name="Tabela18.A1" office:value-type="string">
            <text:p text:style-name="Standard">20kw</text:p>
          </table:table-cell>
          <table:table-cell table:style-name="Tabela18.A1" office:value-type="string">
            <text:p text:style-name="P11"/>
          </table:table-cell>
          <table:table-cell table:style-name="Tabela18.A1" office:value-type="string">
            <text:p text:style-name="P11"/>
          </table:table-cell>
          <table:table-cell table:style-name="Tabela18.A1" office:value-type="string">
            <text:p text:style-name="Standard">60KW(US)</text:p>
          </table:table-cell>
          <table:table-cell table:style-name="Tabela18.A1" office:value-type="string">
            <text:p text:style-name="P11"/>
          </table:table-cell>
        </table:table-row>
        <table:table-row table:style-name="Tabela18.1">
          <table:table-cell table:style-name="Tabela18.A1" office:value-type="string">
            <text:p text:style-name="P12">5</text:p>
          </table:table-cell>
          <table:table-cell table:style-name="Tabela18.A1" office:value-type="string">
            <text:p text:style-name="Standard">14kw</text:p>
          </table:table-cell>
          <table:table-cell table:style-name="Tabela18.A1" office:value-type="string">
            <text:p text:style-name="Standard">25kw</text:p>
          </table:table-cell>
          <table:table-cell table:style-name="Tabela18.A1" office:value-type="string">
            <text:p text:style-name="P11"/>
          </table:table-cell>
          <table:table-cell table:style-name="Tabela18.A1" office:value-type="string">
            <text:p text:style-name="P11"/>
          </table:table-cell>
          <table:table-cell table:style-name="Tabela18.A1" office:value-type="string">
            <text:p text:style-name="Standard">80KW</text:p>
          </table:table-cell>
          <table:table-cell table:style-name="Tabela18.A1" office:value-type="string">
            <text:p text:style-name="P11"/>
          </table:table-cell>
        </table:table-row>
        <table:table-row table:style-name="Tabela18.1">
          <table:table-cell table:style-name="Tabela18.A1" office:value-type="string">
            <text:p text:style-name="P12">6</text:p>
          </table:table-cell>
          <table:table-cell table:style-name="Tabela18.A1" office:value-type="string">
            <text:p text:style-name="Standard">15kw</text:p>
          </table:table-cell>
          <table:table-cell table:style-name="Tabela18.A1" office:value-type="string">
            <text:p text:style-name="P11"/>
          </table:table-cell>
          <table:table-cell table:style-name="Tabela18.A1" office:value-type="string">
            <text:p text:style-name="P11"/>
          </table:table-cell>
          <table:table-cell table:style-name="Tabela18.A1" office:value-type="string">
            <text:p text:style-name="P11"/>
          </table:table-cell>
          <table:table-cell table:style-name="Tabela18.A1" office:value-type="string">
            <text:p text:style-name="Standard">29.9KW</text:p>
          </table:table-cell>
          <table:table-cell table:style-name="Tabela18.A1" office:value-type="string">
            <text:p text:style-name="P11"/>
          </table:table-cell>
        </table:table-row>
        <table:table-row table:style-name="Tabela18.1">
          <table:table-cell table:style-name="Tabela18.A1" office:value-type="string">
            <text:p text:style-name="P12">7</text:p>
          </table:table-cell>
          <table:table-cell table:style-name="Tabela18.A1" office:value-type="string">
            <text:p text:style-name="Standard">16kw</text:p>
          </table:table-cell>
          <table:table-cell table:style-name="Tabela18.A1" office:value-type="string">
            <text:p text:style-name="P11"/>
          </table:table-cell>
          <table:table-cell table:style-name="Tabela18.A1" office:value-type="string">
            <text:p text:style-name="P11"/>
          </table:table-cell>
          <table:table-cell table:style-name="Tabela18.A1" office:value-type="string">
            <text:p text:style-name="P11"/>
          </table:table-cell>
          <table:table-cell table:style-name="Tabela18.A1" office:value-type="string">
            <text:p text:style-name="P11"/>
          </table:table-cell>
          <table:table-cell table:style-name="Tabela18.A1" office:value-type="string">
            <text:p text:style-name="P11"/>
          </table:table-cell>
        </table:table-row>
        <table:table-row table:style-name="Tabela18.1">
          <table:table-cell table:style-name="Tabela18.A1" office:value-type="string">
            <text:p text:style-name="P12">8</text:p>
          </table:table-cell>
          <table:table-cell table:style-name="Tabela18.A1" office:value-type="string">
            <text:p text:style-name="Standard">18kw</text:p>
          </table:table-cell>
          <table:table-cell table:style-name="Tabela18.A1" office:value-type="string">
            <text:p text:style-name="P11"/>
          </table:table-cell>
          <table:table-cell table:style-name="Tabela18.A1" office:value-type="string">
            <text:p text:style-name="P11"/>
          </table:table-cell>
          <table:table-cell table:style-name="Tabela18.A1" office:value-type="string">
            <text:p text:style-name="P11"/>
          </table:table-cell>
          <table:table-cell table:style-name="Tabela18.A1" office:value-type="string">
            <text:p text:style-name="P11"/>
          </table:table-cell>
          <table:table-cell table:style-name="Tabela18.A1" office:value-type="string">
            <text:p text:style-name="P11"/>
          </table:table-cell>
        </table:table-row>
        <table:table-row table:style-name="Tabela18.1">
          <table:table-cell table:style-name="Tabela18.A1" office:value-type="string">
            <text:p text:style-name="P12">9</text:p>
          </table:table-cell>
          <table:table-cell table:style-name="Tabela18.A1" office:value-type="string">
            <text:p text:style-name="Standard">20kw</text:p>
          </table:table-cell>
          <table:table-cell table:style-name="Tabela18.A1" office:value-type="string">
            <text:p text:style-name="P11"/>
          </table:table-cell>
          <table:table-cell table:style-name="Tabela18.A1" office:value-type="string">
            <text:p text:style-name="P11"/>
          </table:table-cell>
          <table:table-cell table:style-name="Tabela18.A1" office:value-type="string">
            <text:p text:style-name="P11"/>
          </table:table-cell>
          <table:table-cell table:style-name="Tabela18.A1" office:value-type="string">
            <text:p text:style-name="P11"/>
          </table:table-cell>
          <table:table-cell table:style-name="Tabela18.A1" office:value-type="string">
            <text:p text:style-name="P11"/>
          </table:table-cell>
        </table:table-row>
        <table:table-row table:style-name="Tabela18.1">
          <table:table-cell table:style-name="Tabela18.A1" office:value-type="string">
            <text:p text:style-name="P218"/>
          </table:table-cell>
          <table:table-cell table:style-name="Tabela18.A1" office:value-type="string">
            <text:p text:style-name="P11"/>
          </table:table-cell>
          <table:table-cell table:style-name="Tabela18.A1" office:value-type="string">
            <text:p text:style-name="P11"/>
          </table:table-cell>
          <table:table-cell table:style-name="Tabela18.A1" office:value-type="string">
            <text:p text:style-name="P11"/>
          </table:table-cell>
          <table:table-cell table:style-name="Tabela18.A1" office:value-type="string">
            <text:p text:style-name="P11"/>
          </table:table-cell>
          <table:table-cell table:style-name="Tabela18.A1" office:value-type="string">
            <text:p text:style-name="P11"/>
          </table:table-cell>
          <table:table-cell table:style-name="Tabela18.A1" office:value-type="string">
            <text:p text:style-name="P11"/>
          </table:table-cell>
        </table:table-row>
        <table:table-row table:style-name="Tabela18.1">
          <table:table-cell table:style-name="Tabela18.A1" office:value-type="string">
            <text:p text:style-name="P218"/>
          </table:table-cell>
          <table:table-cell table:style-name="Tabela18.A1" office:value-type="string">
            <text:p text:style-name="P11"/>
          </table:table-cell>
          <table:table-cell table:style-name="Tabela18.A1" office:value-type="string">
            <text:p text:style-name="P11"/>
          </table:table-cell>
          <table:table-cell table:style-name="Tabela18.A1" office:value-type="string">
            <text:p text:style-name="P11"/>
          </table:table-cell>
          <table:table-cell table:style-name="Tabela18.A1" office:value-type="string">
            <text:p text:style-name="P11"/>
          </table:table-cell>
          <table:table-cell table:style-name="Tabela18.A1" office:value-type="string">
            <text:p text:style-name="P11"/>
          </table:table-cell>
          <table:table-cell table:style-name="Tabela18.A1" office:value-type="string">
            <text:p text:style-name="P11"/>
          </table:table-cell>
        </table:table-row>
      </table:table>
      <text:p text:style-name="Standard"/>
      <text:list text:continue-numbering="true" text:style-name="WW8Num1">
        <text:list-item>
          <text:list>
            <text:list-item>
              <text:h text:style-name="P9" text:outline-level="2"><text:bookmark text:name="_附录二：机器系列区分表"/>附录二：机器系列区分表</text:h>
            </text:list-item>
          </text:list>
        </text:list-item>
      </text:list>
      <text:p text:style-name="Standard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office:value-type="string">
            <text:p text:style-name="P217"/>
          </table:table-cell>
          <table:table-cell table:style-name="Tabela19.A1" office:value-type="string">
            <text:p text:style-name="P13">三相低压<text:span text:style-name="T6"/></text:p>
          </table:table-cell>
          <table:table-cell table:style-name="Tabela19.A1" office:value-type="string">
            <text:p text:style-name="P13">三相高压<text:span text:style-name="T6"/></text:p>
          </table:table-cell>
        </table:table-row>
        <table:table-row table:style-name="Tabela19.1">
          <table:table-cell table:style-name="Tabela19.A1" office:value-type="string">
            <text:p text:style-name="P12">A</text:p>
          </table:table-cell>
          <table:table-cell table:style-name="Tabela19.A1" office:value-type="string">
            <text:p text:style-name="Standard">NULL</text:p>
          </table:table-cell>
          <table:table-cell table:style-name="Tabela19.A1" office:value-type="string">
            <text:p text:style-name="Standard">6-25kw系列外壳</text:p>
          </table:table-cell>
        </table:table-row>
        <table:table-row table:style-name="Tabela19.1">
          <table:table-cell table:style-name="Tabela19.A1" office:value-type="string">
            <text:p text:style-name="P12">B</text:p>
          </table:table-cell>
          <table:table-cell table:style-name="Tabela19.A1" office:value-type="string">
            <text:p text:style-name="Standard">NULL</text:p>
          </table:table-cell>
          <table:table-cell table:style-name="Tabela19.A1" office:value-type="string">
            <text:p text:style-name="Standard">30-50kw系列外壳</text:p>
          </table:table-cell>
        </table:table-row>
        <text:soft-page-break/>
        <table:table-row table:style-name="Tabela19.1">
          <table:table-cell table:style-name="Tabela19.A1" office:value-type="string">
            <text:p text:style-name="P12">C</text:p>
          </table:table-cell>
          <table:table-cell table:style-name="Tabela19.A1" office:value-type="string">
            <text:p text:style-name="P11"/>
          </table:table-cell>
          <table:table-cell table:style-name="Tabela19.A1" office:value-type="string">
            <text:p text:style-name="Standard">A系列的一体机</text:p>
          </table:table-cell>
        </table:table-row>
        <table:table-row table:style-name="Tabela19.1">
          <table:table-cell table:style-name="Tabela19.A1" office:value-type="string">
            <text:p text:style-name="P12">D</text:p>
          </table:table-cell>
          <table:table-cell table:style-name="Tabela19.A1" office:value-type="string">
            <text:p text:style-name="P11"/>
          </table:table-cell>
          <table:table-cell table:style-name="Tabela19.A1" office:value-type="string">
            <text:p text:style-name="Standard">5-10kw系列</text:p>
          </table:table-cell>
        </table:table-row>
        <table:table-row table:style-name="Tabela19.1">
          <table:table-cell table:style-name="Tabela19.A1" office:value-type="string">
            <text:p text:style-name="P218"/>
          </table:table-cell>
          <table:table-cell table:style-name="Tabela19.A1" office:value-type="string">
            <text:p text:style-name="P11"/>
          </table:table-cell>
          <table:table-cell table:style-name="Tabela19.A1" office:value-type="string">
            <text:p text:style-name="P11"/>
          </table:table-cell>
        </table:table-row>
      </table:table>
      <text:p text:style-name="Standard"/>
      <text:list text:continue-numbering="true" text:style-name="WW8Num1">
        <text:list-item>
          <text:list>
            <text:list-item>
              <text:h text:style-name="P9" text:outline-level="2"><text:bookmark text:name="_附录三：输出电压选择表"/>附录三：输出电压选择表</text:h>
            </text:list-item>
          </text:list>
        </text:list-item>
      </text:list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row table:style-name="Tabela20.1">
          <table:table-cell table:style-name="Tabela20.A1" office:value-type="string">
            <text:p text:style-name="P217"/>
          </table:table-cell>
          <table:table-cell table:style-name="Tabela20.A1" office:value-type="string">
            <text:p text:style-name="P13">三相低压<text:span text:style-name="T6"/></text:p>
          </table:table-cell>
          <table:table-cell table:style-name="Tabela20.A1" office:value-type="string">
            <text:p text:style-name="P13">三相高压650V<text:span text:style-name="T6"/></text:p>
          </table:table-cell>
          <table:table-cell table:style-name="Tabela20.A1" office:value-type="string">
            <text:p text:style-name="P13">三相高压1200V<text:span text:style-name="T6"/></text:p>
          </table:table-cell>
        </table:table-row>
        <table:table-row table:style-name="Tabela20.1">
          <table:table-cell table:style-name="Tabela20.A1" office:value-type="string">
            <text:p text:style-name="P12">0</text:p>
          </table:table-cell>
          <table:table-cell table:style-name="Tabela20.A1" office:value-type="string">
            <text:p text:style-name="P219">LN:220VAC LL:380VAC</text:p>
          </table:table-cell>
          <table:table-cell table:style-name="Tabela20.A1" office:value-type="string">
            <text:p text:style-name="P219">LN:120VAC LL:208VAC</text:p>
          </table:table-cell>
          <table:table-cell table:style-name="Tabela20.A1" office:value-type="string">
            <text:p text:style-name="P219">LN:220VAC LL:380VAC</text:p>
          </table:table-cell>
        </table:table-row>
        <table:table-row table:style-name="Tabela20.1">
          <table:table-cell table:style-name="Tabela20.A1" office:value-type="string">
            <text:p text:style-name="P12">1</text:p>
          </table:table-cell>
          <table:table-cell table:style-name="Tabela20.A1" office:value-type="string">
            <text:p text:style-name="P219">LN:230VAC LL:398VAC</text:p>
          </table:table-cell>
          <table:table-cell table:style-name="Tabela20.A1" office:value-type="string">
            <text:p text:style-name="P219">LN:115VAC LL:200VAC</text:p>
          </table:table-cell>
          <table:table-cell table:style-name="Tabela20.A1" office:value-type="string">
            <text:p text:style-name="P219">LN:230VAC LL:400VAC</text:p>
          </table:table-cell>
        </table:table-row>
        <table:table-row table:style-name="Tabela20.1">
          <table:table-cell table:style-name="Tabela20.A1" office:value-type="string">
            <text:p text:style-name="P12">2</text:p>
          </table:table-cell>
          <table:table-cell table:style-name="Tabela20.A1" office:value-type="string">
            <text:p text:style-name="P219">LN:240VAC LL:415VAC</text:p>
          </table:table-cell>
          <table:table-cell table:style-name="Tabela20.A1" office:value-type="string">
            <text:p text:style-name="P219">LN:133VAC LL:230VAC</text:p>
          </table:table-cell>
          <table:table-cell table:style-name="Tabela20.A1" office:value-type="string">
            <text:p text:style-name="P219">LN:277VAC LL:480VAC</text:p>
          </table:table-cell>
        </table:table-row>
        <table:table-row table:style-name="Tabela20.1">
          <table:table-cell table:style-name="Tabela20.A1" office:value-type="string">
            <text:p text:style-name="P12">3</text:p>
          </table:table-cell>
          <table:table-cell table:style-name="Tabela20.A1" office:value-type="string">
            <text:p text:style-name="P219">LN:120VAC LL:208VAC</text:p>
          </table:table-cell>
          <table:table-cell table:style-name="Tabela20.A1" office:value-type="string">
            <text:p text:style-name="Standard">LN:127VAC LL:220VAC</text:p>
          </table:table-cell>
          <table:table-cell table:style-name="Tabela20.A1" office:value-type="string">
            <text:p text:style-name="Standard">LN:127VAC LL:220VAC</text:p>
          </table:table-cell>
        </table:table-row>
        <table:table-row table:style-name="Tabela20.1">
          <table:table-cell table:style-name="Tabela20.A1" office:value-type="string">
            <text:p text:style-name="P12">4</text:p>
          </table:table-cell>
          <table:table-cell table:style-name="Tabela20.A1" office:value-type="string">
            <text:p text:style-name="P219">LN:133VAC LL:220VAC</text:p>
          </table:table-cell>
          <table:table-cell table:style-name="Tabela20.A1" office:value-type="string">
            <text:p text:style-name="P11"/>
          </table:table-cell>
          <table:table-cell table:style-name="Tabela20.A1" office:value-type="string">
            <text:p text:style-name="P11"/>
          </table:table-cell>
        </table:table-row>
        <table:table-row table:style-name="Tabela20.1">
          <table:table-cell table:style-name="Tabela20.A1" office:value-type="string">
            <text:p text:style-name="P12">5</text:p>
          </table:table-cell>
          <table:table-cell table:style-name="Tabela20.A1" office:value-type="string">
            <text:p text:style-name="P219">LN:115VAC LL:200VAC<text:span text:style-name="T18"/></text:p>
          </table:table-cell>
          <table:table-cell table:style-name="Tabela20.A1" office:value-type="string">
            <text:p text:style-name="P220"/>
          </table:table-cell>
          <table:table-cell table:style-name="Tabela20.A1" office:value-type="string">
            <text:p text:style-name="P11"/>
          </table:table-cell>
        </table:table-row>
      </table:table>
      <text:p text:style-name="Standard"/>
      <text:list text:continue-numbering="true" text:style-name="WW8Num1">
        <text:list-item>
          <text:list>
            <text:list-item>
              <text:h text:style-name="P9" text:outline-level="2"><text:bookmark text:name="_附录四:电网安规选择表"/>附录四:电网安规选择表</text:h>
            </text:list-item>
          </text:list>
        </text:list-item>
      </text:list>
      <table:table table:name="Tabela21" table:style-name="Tabela21">
        <table:table-column table:style-name="Tabela21.A"/>
        <table:table-column table:style-name="Tabela21.B"/>
        <table:table-column table:style-name="Tabela21.C"/>
        <table:table-row table:style-name="Tabela21.1">
          <table:table-cell table:style-name="Tabela21.A1" office:value-type="string">
            <text:p text:style-name="P218"/>
          </table:table-cell>
          <table:table-cell table:style-name="Tabela21.B1" office:value-type="string">
            <text:p text:style-name="Standard">电网安规名</text:p>
          </table:table-cell>
          <table:table-cell table:style-name="Tabela21.B1" office:value-type="string">
            <text:p text:style-name="P11"/>
          </table:table-cell>
        </table:table-row>
        <table:table-row table:style-name="Tabela21.1">
          <table:table-cell table:style-name="Tabela21.A1" office:value-type="string">
            <text:p text:style-name="P12">0</text:p>
          </table:table-cell>
          <table:table-cell table:style-name="Tabela21.B1" office:value-type="string">
            <text:p text:style-name="Standard">NOMAL</text:p>
          </table:table-cell>
          <table:table-cell table:style-name="Tabela21.B1" office:value-type="string">
            <text:p text:style-name="P11"/>
          </table:table-cell>
        </table:table-row>
        <table:table-row table:style-name="Tabela21.1">
          <table:table-cell table:style-name="Tabela21.A1" office:value-type="string">
            <text:p text:style-name="P12">1</text:p>
          </table:table-cell>
          <table:table-cell table:style-name="Tabela21.B1" office:value-type="string">
            <text:p text:style-name="Standard">IEEE1547</text:p>
          </table:table-cell>
          <table:table-cell table:style-name="Tabela21.B1" office:value-type="string">
            <text:p text:style-name="P11"/>
          </table:table-cell>
        </table:table-row>
        <table:table-row table:style-name="Tabela21.1">
          <table:table-cell table:style-name="Tabela21.A1" office:value-type="string">
            <text:p text:style-name="P12">2</text:p>
          </table:table-cell>
          <table:table-cell table:style-name="Tabela21.B1" office:value-type="string">
            <text:p text:style-name="Standard">RULE21,                 </text:p>
          </table:table-cell>
          <table:table-cell table:style-name="Tabela21.B1" office:value-type="string">
            <text:p text:style-name="P11"/>
          </table:table-cell>
        </table:table-row>
        <table:table-row table:style-name="Tabela21.1">
          <table:table-cell table:style-name="Tabela21.A1" office:value-type="string">
            <text:p text:style-name="P12">3</text:p>
          </table:table-cell>
          <table:table-cell table:style-name="Tabela21.B1" office:value-type="string">
            <text:p text:style-name="Standard">SRD_UL1741,             </text:p>
          </table:table-cell>
          <table:table-cell table:style-name="Tabela21.B1" office:value-type="string">
            <text:p text:style-name="P11"/>
          </table:table-cell>
        </table:table-row>
        <table:table-row table:style-name="Tabela21.1">
          <table:table-cell table:style-name="Tabela21.A1" office:value-type="string">
            <text:p text:style-name="P12">4</text:p>
          </table:table-cell>
          <table:table-cell table:style-name="Tabela21.B1" office:value-type="string">
            <text:p text:style-name="Standard">CEI_0_21_Internal,      </text:p>
          </table:table-cell>
          <table:table-cell table:style-name="Tabela21.B1" office:value-type="string">
            <text:p text:style-name="Standard">Italy &lt;11.9kw</text:p>
          </table:table-cell>
        </table:table-row>
        <table:table-row table:style-name="Tabela21.1">
          <table:table-cell table:style-name="Tabela21.A1" office:value-type="string">
            <text:p text:style-name="P12">5</text:p>
          </table:table-cell>
          <table:table-cell table:style-name="Tabela21.B1" office:value-type="string">
            <text:p text:style-name="Standard">EN50549_CZ,             </text:p>
          </table:table-cell>
          <table:table-cell table:style-name="Tabela21.B1" office:value-type="string">
            <text:p text:style-name="Standard">Czech &gt;16A</text:p>
          </table:table-cell>
        </table:table-row>
        <table:table-row table:style-name="Tabela21.1">
          <table:table-cell table:style-name="Tabela21.A1" office:value-type="string">
            <text:p text:style-name="P12">6</text:p>
          </table:table-cell>
          <table:table-cell table:style-name="Tabela21.B1" office:value-type="string">
            <text:p text:style-name="Standard">AS4777_A,               </text:p>
          </table:table-cell>
          <table:table-cell table:style-name="Tabela21.B1" office:value-type="string">
            <text:p text:style-name="P11"/>
          </table:table-cell>
        </table:table-row>
        <table:table-row table:style-name="Tabela21.1">
          <table:table-cell table:style-name="Tabela21.A1" office:value-type="string">
            <text:p text:style-name="P12">7</text:p>
          </table:table-cell>
          <table:table-cell table:style-name="Tabela21.B1" office:value-type="string">
            <text:p text:style-name="Standard">AS4777_B,               </text:p>
          </table:table-cell>
          <table:table-cell table:style-name="Tabela21.B1" office:value-type="string">
            <text:p text:style-name="P11"/>
          </table:table-cell>
        </table:table-row>
        <table:table-row table:style-name="Tabela21.1">
          <table:table-cell table:style-name="Tabela21.A1" office:value-type="string">
            <text:p text:style-name="P12">8</text:p>
          </table:table-cell>
          <table:table-cell table:style-name="Tabela21.B1" office:value-type="string">
            <text:p text:style-name="Standard">AS4777_C,               </text:p>
          </table:table-cell>
          <table:table-cell table:style-name="Tabela21.B1" office:value-type="string">
            <text:p text:style-name="P11"/>
          </table:table-cell>
        </table:table-row>
        <table:table-row table:style-name="Tabela21.1">
          <table:table-cell table:style-name="Tabela21.A1" office:value-type="string">
            <text:p text:style-name="P12">9</text:p>
          </table:table-cell>
          <table:table-cell table:style-name="Tabela21.B1" office:value-type="string">
            <text:p text:style-name="Standard">AS4777_NewZealand,     </text:p>
          </table:table-cell>
          <table:table-cell table:style-name="Tabela21.B1" office:value-type="string">
            <text:p text:style-name="P11"/>
          </table:table-cell>
        </table:table-row>
        <table:table-row table:style-name="Tabela21.1">
          <table:table-cell table:style-name="Tabela21.A1" office:value-type="string">
            <text:p text:style-name="P12">10</text:p>
          </table:table-cell>
          <table:table-cell table:style-name="Tabela21.B1" office:value-type="string">
            <text:p text:style-name="Standard">VDE4105,                </text:p>
          </table:table-cell>
          <table:table-cell table:style-name="Tabela21.B1" office:value-type="string">
            <text:p text:style-name="Standard">Germany  </text:p>
          </table:table-cell>
        </table:table-row>
        <table:table-row table:style-name="Tabela21.13">
          <table:table-cell table:style-name="Tabela21.A1" office:value-type="string">
            <text:p text:style-name="P12">11</text:p>
          </table:table-cell>
          <table:table-cell table:style-name="Tabela21.B1" office:value-type="string">
            <text:p text:style-name="Standard">OVE_Directive_R25,     </text:p>
          </table:table-cell>
          <table:table-cell table:style-name="Tabela21.B1" office:value-type="string">
            <text:p text:style-name="Standard">Austria奥地利</text:p>
          </table:table-cell>
        </table:table-row>
        <table:table-row table:style-name="Tabela21.1">
          <table:table-cell table:style-name="Tabela21.A1" office:value-type="string">
            <text:p text:style-name="P12">12</text:p>
          </table:table-cell>
          <table:table-cell table:style-name="Tabela21.B1" office:value-type="string">
            <text:p text:style-name="Standard">EN50549_CZ_PPDS_L16A,  </text:p>
          </table:table-cell>
          <table:table-cell table:style-name="Tabela21.B1" office:value-type="string">
            <text:p text:style-name="Standard">Czech &lt;16A</text:p>
          </table:table-cell>
        </table:table-row>
        <table:table-row table:style-name="Tabela21.1">
          <table:table-cell table:style-name="Tabela21.A1" office:value-type="string">
            <text:p text:style-name="P12">13</text:p>
          </table:table-cell>
          <table:table-cell table:style-name="Tabela21.B1" office:value-type="string">
            <text:p text:style-name="Standard">NRS097,                 </text:p>
          </table:table-cell>
          <table:table-cell table:style-name="Tabela21.B1" office:value-type="string">
            <text:p text:style-name="Standard">South Africa</text:p>
          </table:table-cell>
        </table:table-row>
        <table:table-row table:style-name="Tabela21.1">
          <table:table-cell table:style-name="Tabela21.A1" office:value-type="string">
            <text:p text:style-name="P12">14</text:p>
          </table:table-cell>
          <table:table-cell table:style-name="Tabela21.B1" office:value-type="string">
            <text:p text:style-name="Standard">G98,                    </text:p>
          </table:table-cell>
          <table:table-cell table:style-name="Tabela21.B1" office:value-type="string">
            <text:p text:style-name="P11"/>
          </table:table-cell>
        </table:table-row>
        <table:table-row table:style-name="Tabela21.1">
          <table:table-cell table:style-name="Tabela21.A1" office:value-type="string">
            <text:p text:style-name="P12">15</text:p>
          </table:table-cell>
          <table:table-cell table:style-name="Tabela21.B1" office:value-type="string">
            <text:p text:style-name="Standard">G99,                    </text:p>
          </table:table-cell>
          <table:table-cell table:style-name="Tabela21.B1" office:value-type="string">
            <text:p text:style-name="P11"/>
          </table:table-cell>
        </table:table-row>
        <table:table-row table:style-name="Tabela21.1">
          <table:table-cell table:style-name="Tabela21.A1" office:value-type="string">
            <text:p text:style-name="P12">16</text:p>
          </table:table-cell>
          <table:table-cell table:style-name="Tabela21.B1" office:value-type="string">
            <text:p text:style-name="Standard">EN50549_1_Norway_133V,  </text:p>
          </table:table-cell>
          <table:table-cell table:style-name="Tabela21.B1" office:value-type="string">
            <text:p text:style-name="Standard">Norway-133</text:p>
          </table:table-cell>
        </table:table-row>
        <table:table-row table:style-name="Tabela21.1">
          <table:table-cell table:style-name="Tabela21.A1" office:value-type="string">
            <text:p text:style-name="P12">17</text:p>
          </table:table-cell>
          <table:table-cell table:style-name="Tabela21.B1" office:value-type="string">
            <text:p text:style-name="Standard">EN50549_1_Norway_230V,  </text:p>
          </table:table-cell>
          <table:table-cell table:style-name="Tabela21.B1" office:value-type="string">
            <text:p text:style-name="Standard">Norway-230</text:p>
          </table:table-cell>
        </table:table-row>
        <table:table-row table:style-name="Tabela21.1">
          <table:table-cell table:style-name="Tabela21.A1" office:value-type="string">
            <text:p text:style-name="P12">18</text:p>
          </table:table-cell>
          <table:table-cell table:style-name="Tabela21.B1" office:value-type="string">
            <text:p text:style-name="Standard">JAPAN_200VAC,       </text:p>
          </table:table-cell>
          <table:table-cell table:style-name="Tabela21.B1" office:value-type="string">
            <text:p text:style-name="Standard">Japan-200VAC</text:p>
          </table:table-cell>
        </table:table-row>
        <table:table-row table:style-name="Tabela21.1">
          <table:table-cell table:style-name="Tabela21.A1" office:value-type="string">
            <text:p text:style-name="P12">19</text:p>
          </table:table-cell>
          <table:table-cell table:style-name="Tabela21.B1" office:value-type="string">
            <text:p text:style-name="Standard">CEI_0_21_External,       </text:p>
          </table:table-cell>
          <table:table-cell table:style-name="Tabela21.B1" office:value-type="string">
            <text:p text:style-name="Standard">Italy &gt;11.9kw</text:p>
          </table:table-cell>
        </table:table-row>
        <table:table-row table:style-name="Tabela21.1">
          <table:table-cell table:style-name="Tabela21.A1" office:value-type="string">
            <text:p text:style-name="P12">20</text:p>
          </table:table-cell>
          <table:table-cell table:style-name="Tabela21.B1" office:value-type="string">
            <text:p text:style-name="Standard">CEI_0_21_Areti,        </text:p>
          </table:table-cell>
          <table:table-cell table:style-name="Tabela21.B1" office:value-type="string">
            <text:p text:style-name="Standard">Italy Rome</text:p>
          </table:table-cell>
        </table:table-row>
        <table:table-row table:style-name="Tabela21.1">
          <table:table-cell table:style-name="Tabela21.A1" office:value-type="string">
            <text:p text:style-name="P12">21</text:p>
          </table:table-cell>
          <table:table-cell table:style-name="Tabela21.B1" office:value-type="string">
            <text:p text:style-name="Standard">JAPAN_400VAC_3P3W,      </text:p>
          </table:table-cell>
          <table:table-cell table:style-name="Tabela21.B1" office:value-type="string">
            <text:p text:style-name="Standard">Japan-400VAC</text:p>
          </table:table-cell>
        </table:table-row>
        <table:table-row table:style-name="Tabela21.1">
          <table:table-cell table:style-name="Tabela21.A1" office:value-type="string">
            <text:p text:style-name="P12">22</text:p>
          </table:table-cell>
          <table:table-cell table:style-name="Tabela21.B1" office:value-type="string">
            <text:p text:style-name="Standard">JAPAN_415VAC_3P4W       </text:p>
          </table:table-cell>
          <table:table-cell table:style-name="Tabela21.B1" office:value-type="string">
            <text:p text:style-name="Standard">Japan-415VAC</text:p>
          </table:table-cell>
        </table:table-row>
        <table:table-row table:style-name="Tabela21.1">
          <table:table-cell table:style-name="Tabela21.A1" office:value-type="string">
            <text:p text:style-name="P12">23</text:p>
          </table:table-cell>
          <table:table-cell table:style-name="Tabela21.B1" office:value-type="string">
            <text:p text:style-name="Standard">EN 50549-1-Switzerland</text:p>
          </table:table-cell>
          <table:table-cell table:style-name="Tabela21.B1" office:value-type="string">
            <text:p text:style-name="Standard">Switzerland</text:p>
          </table:table-cell>
        </table:table-row>
        <table:table-row table:style-name="Tabela21.1">
          <table:table-cell table:style-name="Tabela21.A1" office:value-type="string">
            <text:p text:style-name="P218"/>
          </table:table-cell>
          <table:table-cell table:style-name="Tabela21.B1" office:value-type="string">
            <text:p text:style-name="P11"/>
          </table:table-cell>
          <table:table-cell table:style-name="Tabela21.B1" office:value-type="string">
            <text:p text:style-name="P11"/>
          </table:table-cell>
        </table:table-row>
      </table:table>
      <text:p text:style-name="Standard"/>
      <text:list text:continue-numbering="true" text:style-name="WW8Num1">
        <text:list-item>
          <text:list>
            <text:list-item>
              <text:h text:style-name="P9" text:outline-level="2">附录五：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mbria" svg:font-family="Cambria" style:font-family-generic="roman"/>
    <style:font-face style:name="Consolas" svg:font-family="Consolas" style:font-family-generic="modern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ymbol" svg:font-family="Symbol" style:font-family-generic="roman" style:font-charset="x-symbol"/>
    <style:font-face style:name="Tahoma" svg:font-family="Tahoma" style:font-family-generic="swiss"/>
    <style:font-face style:name="Times New Roman" svg:font-family="'Times New Roman'" style:font-family-generic="roman"/>
    <style:font-face style:name="Wingdings" svg:font-family="Wingdings" style:font-charset="x-symbol"/>
    <style:font-face style:name="宋体" svg:font-family="宋体"/>
    <style:font-face style:name="微软雅黑" svg:font-family="微软雅黑" style:font-family-generic="swiss"/>
    <style:font-face style:name="等线" svg:font-family="等线"/>
    <style:font-face style:name="黑体" svg:font-family="黑体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l" fo:country="PL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loext:opacity="0%" style:font-name="Times New Roman" fo:font-family="'Times New Roman'" style:font-family-generic="roman" fo:font-size="10.5pt" fo:language="en" fo:country="US" style:letter-kerning="true" style:font-name-asian="宋体" style:font-family-asian="宋体" style:font-size-asian="10.5pt" style:language-asian="zh" style:country-asian="CN" style:font-name-complex="Times New Roman" style:font-family-complex="'Times New Roman'" style:font-family-generic-complex="roman" style:font-size-complex="12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fo:font-size="16pt" fo:font-weight="bold" style:font-size-asian="16pt" style:font-weight-asian="bold" style:font-name-complex="Cambria" style:font-family-complex="Cambria" style:font-family-generic-complex="roman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0.635cm" fo:margin-right="0cm" fo:margin-top="0cm" fo:margin-bottom="0.282cm" style:contextual-spacing="false" fo:text-indent="0cm" style:auto-text-indent="false"/>
      <style:text-properties fo:font-size="12pt" style:font-size-asian="12pt" style:font-size-complex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529cm"/>
          <style:tab-stop style:position="14.633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Contents_20_1" style:next-style-name="Standard" style:default-outline-level="1" style:list-style-name="WW8Num1" style:class="chapter">
      <style:paragraph-properties fo:line-height="300%" fo:keep-together="always" fo:keep-with-next="always">
        <style:tab-stops>
          <style:tab-stop style:position="0.529cm"/>
          <style:tab-stop style:position="0.75cm"/>
          <style:tab-stop style:position="14.633cm" style:type="right" style:leader-style="dotted" style:leader-text="."/>
        </style:tab-stops>
      </style:paragraph-properties>
      <style:text-properties fo:font-size="14pt" fo:font-weight="bold" style:letter-kerning="true" style:font-size-asian="14pt" style:font-weight-asian="bold" style:font-size-complex="22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chapter">
      <style:paragraph-properties fo:line-height="150%" fo:keep-together="always" fo:keep-with-next="always">
        <style:tab-stops>
          <style:tab-stop style:position="1.251cm"/>
        </style:tab-stops>
      </style:paragraph-properties>
      <style:text-properties style:font-name="Arial" fo:font-family="Arial" style:font-family-generic="swiss" fo:font-size="12pt" fo:font-weight="bold" style:font-size-asian="12pt" style:font-weight-asian="bold" style:font-name-complex="Arial" style:font-family-complex="Arial" style:font-family-generic-complex="swiss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chapter">
      <style:paragraph-properties fo:keep-together="always" fo:keep-with-next="always">
        <style:tab-stops>
          <style:tab-stop style:position="1.251cm"/>
        </style:tab-stops>
      </style:paragraph-properties>
      <style:text-properties fo:font-weight="bold" style:font-weight-asian="bold" style:font-size-complex="16pt" style:font-weight-complex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keep-together="always" fo:keep-with-next="always">
        <style:tab-stops>
          <style:tab-stop style:position="1.524cm"/>
        </style:tab-stops>
      </style:paragraph-properties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494cm" fo:margin-bottom="0.512cm" style:contextual-spacing="false" fo:line-height="156%" fo:keep-together="always" fo:keep-with-next="always">
        <style:tab-stops>
          <style:tab-stop style:position="1.778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top="0.423cm" fo:margin-bottom="0.113cm" style:contextual-spacing="false" fo:line-height="133%" fo:keep-together="always" fo:keep-with-next="always">
        <style:tab-stops>
          <style:tab-stop style:position="2.032cm"/>
        </style:tab-stops>
      </style:paragraph-properties>
      <style:text-properties style:font-name="Arial" fo:font-family="Arial" style:font-family-generic="swiss" fo:font-size="12pt" fo:font-weight="bold" style:font-name-asian="黑体" style:font-family-asian="黑体" style:font-size-asian="12pt" style:font-weight-asian="bold" style:font-name-complex="Arial" style:font-family-complex="Arial" style:font-family-generic-complex="swiss" style:font-weight-complex="bold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top="0.423cm" fo:margin-bottom="0.113cm" style:contextual-spacing="false" fo:line-height="133%" fo:keep-together="always" fo:keep-with-next="always">
        <style:tab-stops>
          <style:tab-stop style:position="2.286cm"/>
        </style:tab-stops>
      </style:paragraph-properties>
      <style:text-properties fo:font-size="12pt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top="0.423cm" fo:margin-bottom="0.113cm" style:contextual-spacing="false" fo:line-height="133%" fo:keep-together="always" fo:keep-with-next="always">
        <style:tab-stops>
          <style:tab-stop style:position="2.54cm"/>
        </style:tab-stops>
      </style:paragraph-properties>
      <style:text-properties style:font-name="Arial" fo:font-family="Arial" style:font-family-generic="swiss" fo:font-size="12pt" style:font-name-asian="黑体" style:font-family-asian="黑体" style:font-size-asian="12pt" style:font-name-complex="Arial" style:font-family-complex="Arial" style:font-family-generic-complex="swiss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top="0.423cm" fo:margin-bottom="0.113cm" style:contextual-spacing="false" fo:line-height="133%" fo:keep-together="always" fo:keep-with-next="always">
        <style:tab-stops>
          <style:tab-stop style:position="2.794cm"/>
        </style:tab-stops>
      </style:paragraph-properties>
      <style:text-properties style:font-name="Arial" fo:font-family="Arial" style:font-family-generic="swiss" style:font-name-asian="黑体" style:font-family-asian="黑体" style:font-name-complex="Arial" style:font-family-complex="Arial" style:font-family-generic-complex="swiss" style:font-size-complex="10.5pt"/>
    </style:style>
    <style:style style:name="文档结构图" style:family="paragraph" style:parent-style-name="Standard">
      <style:text-properties style:font-name="宋体" fo:font-family="宋体" fo:font-size="9pt" style:font-size-asian="9pt" style:font-size-complex="9pt"/>
    </style:style>
    <style:style style:name="Contents_20_3" style:display-name="Contents 3" style:family="paragraph" style:parent-style-name="Standard" style:next-style-name="Standard" style:class="index">
      <style:paragraph-properties fo:margin-left="0cm" fo:margin-right="0cm" fo:text-indent="0.556cm" style:auto-text-indent="false">
        <style:tab-stops>
          <style:tab-stop style:position="1.482cm"/>
          <style:tab-stop style:position="14.633cm" style:type="right" style:leader-style="dotted" style:leader-text="."/>
        </style:tab-stops>
      </style:paragraph-properties>
    </style:style>
    <style:style style:name="纯文本" style:family="paragraph" style:parent-style-name="Standard">
      <style:text-properties style:font-name="宋体" fo:font-family="宋体" style:font-name-complex="Courier New" style:font-family-complex="'Courier New'" style:font-family-generic-complex="modern" style:font-size-complex="10pt"/>
    </style:style>
    <style:style style:name="批注框文本" style:family="paragraph" style:parent-style-name="Standard">
      <style:paragraph-properties fo:text-align="start" style:justify-single-word="false" fo:orphans="2" fo:widows="2"/>
      <style:text-properties fo:font-size="9pt" style:letter-kerning="false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hadow="no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Contents_20_2" style:display-name="Contents 2" style:family="paragraph" style:parent-style-name="Standard" style:next-style-name="Standard" style:class="index"/>
    <style:style style:name="tgt" style:family="paragraph" style:parent-style-name="Standard">
      <style:paragraph-properties fo:margin-top="0.176cm" fo:margin-bottom="0.176cm" style:contextual-spacing="false" fo:text-align="start" style:justify-single-word="false" fo:orphans="2" fo:widows="2"/>
      <style:text-properties style:font-name="宋体" fo:font-family="宋体" fo:font-size="12pt" style:letter-kerning="false" style:font-size-asian="12pt" style:font-name-complex="宋体" style:font-family-complex="宋体"/>
    </style:style>
    <style:style style:name="列出段落" style:family="paragraph" style:parent-style-name="Standard">
      <style:paragraph-properties fo:margin-left="0cm" fo:margin-right="0cm" fo:margin-top="0cm" fo:margin-bottom="0.353cm" style:contextual-spacing="false" fo:text-align="start" style:justify-single-word="false" fo:orphans="2" fo:widows="2" fo:text-indent="0.741cm" style:auto-text-indent="false" style:snap-to-layout-grid="false"/>
      <style:text-properties style:font-name="Tahoma" fo:font-family="Tahoma" style:font-family-generic="swiss" fo:font-size="11pt" style:letter-kerning="false" style:font-name-asian="微软雅黑" style:font-family-asian="微软雅黑" style:font-family-generic-asian="swiss" style:font-size-asian="11pt" style:font-name-complex="Times New Roman" style:font-family-complex="'Times New Roman'" style:font-family-generic-complex="roman" style:font-size-complex="11pt"/>
    </style:style>
    <style:style style:name="列出段落1" style:family="paragraph" style:parent-style-name="Standard">
      <style:paragraph-properties fo:margin-left="0cm" fo:margin-right="0cm" fo:margin-top="0cm" fo:margin-bottom="0.353cm" style:contextual-spacing="false" fo:text-align="start" style:justify-single-word="false" fo:orphans="2" fo:widows="2" fo:text-indent="0.741cm" style:auto-text-indent="false" style:snap-to-layout-grid="false"/>
      <style:text-properties style:font-name="Tahoma" fo:font-family="Tahoma" style:font-family-generic="swiss" fo:font-size="11pt" style:letter-kerning="false" style:font-name-asian="微软雅黑" style:font-family-asian="微软雅黑" style:font-family-generic-asian="swiss" style:font-size-asian="11pt" style:font-name-complex="Times New Roman" style:font-family-complex="'Times New Roman'" style:font-family-generic-complex="roman" style:font-size-complex="11pt"/>
    </style:style>
    <style:style style:name="Table_20_Paragraph" style:display-name="Table Paragraph" style:family="paragraph" style:parent-style-name="Standard">
      <style:paragraph-properties fo:margin-left="0.189cm" fo:margin-right="0cm" fo:text-align="start" style:justify-single-word="false" fo:text-indent="0cm" style:auto-text-indent="false" style:text-autospace="none"/>
      <style:text-properties fo:font-size="11pt" style:letter-kerning="false" style:font-name-asian="Times New Roman" style:font-family-asian="'Times New Roman'" style:font-family-generic-asian="roman" style:font-size-asian="11pt" style:language-asian="en" style:country-asian="US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3z0" style:family="text"/>
    <style:style style:name="WW8Num4z0" style:family="text"/>
    <style:style style:name="WW8Num5z0" style:family="text"/>
    <style:style style:name="WW8Num6z0" style:family="text"/>
    <style:style style:name="WW8Num7z0" style:family="text">
      <style:text-properties style:font-name="Symbol" fo:font-family="Symbol" style:font-family-generic="roman" style:font-charset="x-symbol" fo:font-size="10pt" style:font-size-asian="10pt" style:font-name-complex="Symbol" style:font-family-complex="Symbol" style:font-family-generic-complex="roman" style:font-charset-complex="x-symbol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charset="x-symbol" fo:font-size="10pt" style:font-size-asian="10pt" style:font-name-complex="Wingdings" style:font-family-complex="Wingdings" style:font-charset-complex="x-symbol"/>
    </style:style>
    <style:style style:name="默认段落字体" style:family="text"/>
    <style:style style:name="标题_20_1_20_Char" style:display-name="标题 1 Char" style:family="text">
      <style:text-properties fo:font-size="14pt" fo:font-weight="bold" style:letter-kerning="true" style:font-size-asian="14pt" style:font-weight-asian="bold" style:font-size-complex="22pt" style:font-weight-complex="bold"/>
    </style:style>
    <style:style style:name="标题_20_2_20_Char" style:display-name="标题 2 Char" style:family="text">
      <style:text-properties style:font-name="Arial" fo:font-family="Arial" style:font-family-generic="swiss" fo:font-size="12pt" fo:font-weight="bold" style:letter-kerning="true" style:font-size-asian="12pt" style:font-weight-asian="bold" style:font-name-complex="Arial" style:font-family-complex="Arial" style:font-family-generic-complex="swiss" style:font-size-complex="16pt" style:font-weight-complex="bold"/>
    </style:style>
    <style:style style:name="标题_20_3_20_Char" style:display-name="标题 3 Char" style:family="text">
      <style:text-properties fo:font-size="10.5pt" fo:font-weight="bold" style:letter-kerning="true" style:font-size-asian="10.5pt" style:font-weight-asian="bold" style:font-size-complex="16pt" style:font-weight-complex="bold"/>
    </style:style>
    <style:style style:name="标题_20_4_20_Char" style:display-name="标题 4 Char" style:family="text">
      <style:text-properties style:font-name="Arial" fo:font-family="Arial" style:font-family-generic="swiss" fo:font-size="10.5pt" fo:font-weight="bold" style:letter-kerning="true" style:font-size-asian="10.5pt" style:font-weight-asian="bold" style:font-name-complex="Arial" style:font-family-complex="Arial" style:font-family-generic-complex="swiss" style:font-size-complex="14pt" style:font-weight-complex="bold"/>
    </style:style>
    <style:style style:name="标题_20_5_20_Char" style:display-name="标题 5 Char" style:family="text">
      <style:text-properties fo:font-size="14pt" fo:font-weight="bold" style:letter-kerning="true" style:font-size-asian="14pt" style:font-weight-asian="bold" style:font-size-complex="14pt" style:font-weight-complex="bold"/>
    </style:style>
    <style:style style:name="标题_20_6_20_Char" style:display-name="标题 6 Char" style:family="text">
      <style:text-properties style:font-name="Arial" fo:font-family="Arial" style:font-family-generic="swiss" fo:font-size="12pt" fo:font-weight="bold" style:letter-kerning="true" style:font-name-asian="黑体" style:font-family-asian="黑体" style:font-size-asian="12pt" style:font-weight-asian="bold" style:font-name-complex="Arial" style:font-family-complex="Arial" style:font-family-generic-complex="swiss" style:font-size-complex="12pt" style:font-weight-complex="bold"/>
    </style:style>
    <style:style style:name="标题_20_7_20_Char" style:display-name="标题 7 Char" style:family="text">
      <style:text-properties fo:font-size="12pt" fo:font-weight="bold" style:letter-kerning="true" style:font-size-asian="12pt" style:font-weight-asian="bold" style:font-size-complex="12pt" style:font-weight-complex="bold"/>
    </style:style>
    <style:style style:name="标题_20_8_20_Char" style:display-name="标题 8 Char" style:family="text">
      <style:text-properties style:font-name="Arial" fo:font-family="Arial" style:font-family-generic="swiss" fo:font-size="12pt" style:letter-kerning="true" style:font-name-asian="黑体" style:font-family-asian="黑体" style:font-size-asian="12pt" style:font-name-complex="Arial" style:font-family-complex="Arial" style:font-family-generic-complex="swiss" style:font-size-complex="12pt"/>
    </style:style>
    <style:style style:name="标题_20_9_20_Char" style:display-name="标题 9 Char" style:family="text">
      <style:text-properties style:font-name="Arial" fo:font-family="Arial" style:font-family-generic="swiss" fo:font-size="10.5pt" style:letter-kerning="true" style:font-name-asian="黑体" style:font-family-asian="黑体" style:font-size-asian="10.5pt" style:font-name-complex="Arial" style:font-family-complex="Arial" style:font-family-generic-complex="swiss" style:font-size-complex="10.5pt"/>
    </style:style>
    <style:style style:name="文档结构图_20_Char" style:display-name="文档结构图 Char" style:family="text">
      <style:text-properties style:font-name="宋体" fo:font-family="宋体" fo:font-size="9pt" style:letter-kerning="true" style:font-size-asian="9pt" style:font-size-complex="9pt"/>
    </style:style>
    <style:style style:name="正文文本_20_Char" style:display-name="正文文本 Char" style:family="text">
      <style:text-properties fo:font-size="12pt" style:letter-kerning="true" style:font-size-asian="12pt"/>
    </style:style>
    <style:style style:name="纯文本_20_Char" style:display-name="纯文本 Char" style:family="text">
      <style:text-properties style:font-name="宋体" fo:font-family="宋体" fo:font-size="10.5pt" fo:language="en" fo:country="US" style:letter-kerning="true" style:font-name-asian="宋体" style:font-family-asian="宋体" style:font-size-asian="10.5pt" style:language-asian="zh" style:country-asian="CN" style:font-name-complex="Courier New" style:font-family-complex="'Courier New'" style:font-family-generic-complex="modern" style:language-complex="ar" style:country-complex="SA"/>
    </style:style>
    <style:style style:name="批注框文本_20_Char" style:display-name="批注框文本 Char" style:family="text">
      <style:text-properties fo:font-size="9pt" style:font-size-asian="9pt" style:font-size-complex="9pt"/>
    </style:style>
    <style:style style:name="页脚_20_Char" style:display-name="页脚 Char" style:family="text">
      <style:text-properties fo:font-size="9pt" style:letter-kerning="true" style:font-size-asian="9pt" style:font-size-complex="9pt"/>
    </style:style>
    <style:style style:name="页眉_20_Char" style:display-name="页眉 Char" style:family="text">
      <style:text-properties fo:font-size="9pt" style:letter-kerning="true" style:font-size-asian="9pt" style:font-size-complex="9pt"/>
    </style:style>
    <style:style style:name="标题_20_Char" style:display-name="标题 Char" style:family="text">
      <style:text-properties style:font-name="Cambria" fo:font-family="Cambria" style:font-family-generic="roman" fo:font-size="16pt" fo:font-weight="bold" style:letter-kerning="true" style:font-size-asian="16pt" style:font-weight-asian="bold" style:font-name-complex="Times New Roman" style:font-family-complex="'Times New Roman'" style:font-family-generic-complex="roman" style:font-size-complex="16pt" style:font-weight-complex="bold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asic-word" style:family="text"/>
    <style:style style:name="tgt1" style:family="text"/>
    <style:style style:name="apple-converted-space" style:family="text"/>
    <text:outline-style style:name="Outline">
      <text:outline-level-style text:level="1" text:style-name="WW8Num4z0" loext:num-list-format="%1%" style:num-format="一, 二, 三, ...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4z0" loext:num-list-format="1.%2%" style:num-prefix="1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4z0" loext:num-list-format="1.%2%.%3%" style:num-prefix="1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4z0" loext:num-list-format="1.%2%.%3%.%4%" style:num-prefix="1.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4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4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4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4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4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.251cm"/>
        </style:list-level-properties>
      </text:list-level-style-number>
      <text:list-level-style-number text:level="3" text:style-name="WW8Num1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51cm" fo:margin-left="1.251cm"/>
        </style:list-level-properties>
      </text:list-level-style-number>
      <text:list-level-style-number text:level="4" text:style-name="WW8Num1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5" text:style-name="WW8Num1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75cm" fo:margin-left="1.75cm"/>
        </style:list-level-properties>
      </text:list-level-style-number>
      <text:list-level-style-number text:level="6" text:style-name="WW8Num1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cm" fo:margin-left="2cm"/>
        </style:list-level-properties>
      </text:list-level-style-number>
      <text:list-level-style-number text:level="7" text:style-name="WW8Num1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51cm" fo:margin-left="2.251cm"/>
        </style:list-level-properties>
      </text:list-level-style-number>
      <text:list-level-style-number text:level="8" text:style-name="WW8Num1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01cm" fo:margin-left="2.501cm"/>
        </style:list-level-properties>
      </text:list-level-style-number>
      <text:list-level-style-number text:level="9" text:style-name="WW8Num1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5cm" fo:margin-left="2.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" style:num-format="1" text:start-value="0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 text:display-levels="3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 text:display-levels="3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" style:num-format="一, 二, 三, ...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4z0" loext:num-list-format="1.%2%" style:num-prefix="1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4z0" loext:num-list-format="1.%2%.%3%" style:num-prefix="1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4z0" loext:num-list-format="1.%2%.%3%.%4%" style:num-prefix="1.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4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4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4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4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4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loext:num-list-format="%1%" style:num-format="1" text:start-value="0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 text:display-levels="3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 text:display-levels="3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" style:num-format="1" text:start-value="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 text:display-levels="3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 text:display-levels="3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2" loext:num-list-format="%4%.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7z2" loext:num-list-format="%5%.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2" loext:num-list-format="%7%.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7z2" loext:num-list-format="%8%.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cm" fo:border="none" style:shadow="non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MP2" style:family="paragraph" style:parent-style-name="Footer">
      <style:paragraph-properties fo:margin-right="0cm" fo:text-align="justify" style:justify-single-word="false" fo:text-indent="0.953cm" style:auto-text-indent="false">
        <style:tab-stops>
          <style:tab-stop style:position="6.403cm"/>
          <style:tab-stop style:position="7.325cm" style:type="center"/>
          <style:tab-stop style:position="14.651cm" style:type="right"/>
        </style:tab-stops>
      </style:paragraph-properties>
    </style:style>
    <style:style style:name="MT1" style:family="text">
      <style:text-properties style:font-name-asian="Times New Roman"/>
    </style:style>
    <style:page-layout style:name="Mpm1">
      <style:page-layout-properties fo:page-width="21.001cm" fo:page-height="29.7cm" style:num-format="1" style:print-orientation="portrait" fo:margin-top="1.501cm" fo:margin-bottom="1.75cm" fo:margin-left="3.175cm" fo:margin-right="3.175cm" style:writing-mode="lr-tb" style:layout-grid-color="#c0c0c0" style:layout-grid-lines="48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39cm" fo:margin-bottom="0.94cm" style:dynamic-spacing="true"/>
      </style:header-style>
      <style:footer-style>
        <style:header-footer-properties fo:min-height="0.79cm" fo:margin-top="0.69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<text:s text:c="70"/></text:span>第<text:span text:style-name="MT1"> </text:span><text:page-number text:select-page="current">1</text:page-number><text:span text:style-name="MT1"><text:s/></text:span>页<text:span text:style-name="MT1"> <text:s/></text:span>共<text:span text:style-name="MT1"> </text:span><text:page-count style:num-format="1">52</text:page-count><text:span text:style-name="MT1"><text:s/></text:span>页</text:p>
      </style:footer>
    </style:master-page>
    <style:master-page style:name="Konwertuj_20_1" style:display-name="Konwertuj 1" style:page-layout-name="Mpm1">
      <style:header>
        <text:p text:style-name="MP1"/>
      </style:header>
      <style:footer>
        <text:p text:style-name="MP2"><text:span text:style-name="MT1"><text:s text:c="70"/></text:span>第<text:span text:style-name="MT1"> </text:span><text:page-number text:select-page="current">2</text:page-number><text:span text:style-name="MT1"><text:s/></text:span>页<text:span text:style-name="MT1"> <text:s/></text:span>共<text:span text:style-name="MT1"> </text:span><text:page-count style:num-format="1">52</text:page-count><text:span text:style-name="MT1"><text:s/></text:span>页</text:p>
      </style:footer>
    </style:master-page>
    <style:master-page style:name="Konwertuj_20_2" style:display-name="Konwertuj 2" style:page-layout-name="Mpm1">
      <style:header>
        <text:p text:style-name="MP1"/>
      </style:header>
      <style:footer>
        <text:p text:style-name="MP2"><text:span text:style-name="MT1"><text:s text:c="70"/></text:span>第<text:span text:style-name="MT1"> </text:span><text:page-number text:select-page="current">52</text:page-number><text:span text:style-name="MT1"><text:s/></text:span>页<text:span text:style-name="MT1"> <text:s/></text:span>共<text:span text:style-name="MT1"> </text:span><text:page-count style:num-format="1">52</text:page-count><text:span text:style-name="MT1"><text:s/></text:span>页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ser</meta:initial-creator>
    <meta:creation-date>2021-01-30T04:35:00</meta:creation-date>
    <dc:creator>范</dc:creator>
    <dc:date>2023-12-20T02:52:14</dc:date>
    <meta:print-date>2023-07-06T16:26:00</meta:print-date>
    <meta:editing-cycles>28</meta:editing-cycles>
    <meta:document-statistic meta:table-count="21" meta:image-count="0" meta:object-count="0" meta:page-count="52" meta:paragraph-count="4469" meta:word-count="14012" meta:character-count="45290" meta:non-whitespace-character-count="40981"/>
    <meta:generator>LibreOffice/25.2.0.3$Windows_X86_64 LibreOffice_project/e1cf4a87eb02d755bce1a01209907ea5ddc8f069</meta:generator>
    <meta:user-defined meta:name="ICV">6B311EAD142B4B79907B9C426193C7AB_13</meta:user-defined>
    <meta:user-defined meta:name="KSOProductBuildVer">2052-12.1.0.16120</meta:user-defined>
  </office:meta>
</office:document-meta>
</file>